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100.14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2.7mm"/>
    </style:style>
    <style:style style:name="co5" style:family="table-column">
      <style:table-column-properties fo:break-before="auto" style:column-width="10.83mm"/>
    </style:style>
    <style:style style:name="co6" style:family="table-column">
      <style:table-column-properties fo:break-before="auto" style:column-width="5.33mm"/>
    </style:style>
    <style:style style:name="co7" style:family="table-column">
      <style:table-column-properties fo:break-before="auto" style:column-width="159.51mm"/>
    </style:style>
    <style:style style:name="co8" style:family="table-column">
      <style:table-column-properties fo:break-before="auto" style:column-width="98.1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2.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Zen Hei" style:font-name-complex="FreeSans"/>
    </style:style>
    <style:style style:name="ce72" style:family="table-cell" style:parent-style-name="Default"/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0" style:family="table-cell" style:parent-style-name="Default">
      <style:table-cell-properties style:rotation-angle="90"/>
    </style:style>
    <style:style style:name="ce3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2" style:family="table-cell" style:parent-style-name="Default">
      <style:table-cell-properties style:rotation-angle="90"/>
    </style:style>
    <style:style style:name="ce3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60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20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1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1" style:family="table-cell" style:parent-style-name="Default">
      <style:table-cell-properties style:rotation-angle="90"/>
    </style:style>
    <style:style style:name="ce5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9" style:family="table-cell" style:parent-style-name="Default">
      <style:table-cell-properties style:rotation-angle="90"/>
    </style:style>
    <style:style style:name="ce61" style:family="table-cell" style:parent-style-name="Default">
      <style:table-cell-properties fo:background-color="transparent" style:rotation-angle="90"/>
    </style:style>
    <style:style style:name="ce127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63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6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8" table:default-cell-style-name="Default"/>
        <table:table-column table:style-name="co6" table:default-cell-style-name="ce60"/>
        <table:table-column table:style-name="co6" table:number-columns-repeated="8" table:default-cell-style-name="Default"/>
        <table:table-column table:style-name="co6" table:default-cell-style-name="ce60"/>
        <table:table-column table:style-name="co6" table:number-columns-repeated="11" table:default-cell-style-name="Default"/>
        <table:table-column table:style-name="co6" table:default-cell-style-name="ce60"/>
        <table:table-column table:style-name="co6" table:number-columns-repeated="6" table:default-cell-style-name="Default"/>
        <table:table-column table:style-name="co6" table:default-cell-style-name="ce60"/>
        <table:table-column table:style-name="co6" table:number-columns-repeated="9" table:default-cell-style-name="Default"/>
        <table:table-column table:style-name="co6" table:number-columns-repeated="2" table:default-cell-style-name="ce60"/>
        <table:table-column table:style-name="co6" table:number-columns-repeated="13" table:default-cell-style-name="Default"/>
        <table:table-column table:style-name="co6" table:number-columns-repeated="51" table:default-cell-style-name="ce60"/>
        <table:table-column table:style-name="co6" table:number-columns-repeated="885" table:default-cell-style-name="Default"/>
        <table:table-row table:style-name="ro1">
          <table:table-cell table:style-name="ce1" table:formula="of:=COM.MICROSOFT.TEXTJOIN(CHAR(10); 1; [List.A$1:.A$1048576]) &amp; CHAR(10) &amp; CHAR(10) &amp; CHAR(10) &amp; [.D1] &amp; CHAR(10) &amp; [.E1]" office:value-type="string" office:string-value="[b]1. [url=https://www.doomworld.com/idgames/levels/doom2/Ports/megawads/scythe2]Scythe 2[/url][/b] [[b]330[/b]: [sup]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[/sup]]&#10;[b]2. [url=https://www.doomworld.com/idgames/levels/doom2/Ports/megawads/aaliens]Ancient Aliens[/url][/b] [[b]313[/b]: [sup]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[/sup]]&#10;[b]3. [url=https://www.doomworld.com/idgames/levels/doom2/megawads/av]Alien Vendetta[/url][/b] [[b]312[/b]: [sup]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[/sup]]&#10;[b]4. [url=https://www.doomworld.com/idgames/levels/doom2/megawads/scythe]Scythe[/url][/b] [[b]304[/b]: [sup]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[/sup]]&#10;[b]5. [url=https://www.doomworld.com/idgames/levels/doom2/Ports/megawads/valiant]Valiant[/url][/b] [[b]298[/b]: [sup]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[/sup]]&#10;[b]6. [url=https://www.doomworld.com/idgames/levels/doom2/megawads/btsx_e1]Back to Saturn X E1: Get Out of My Stations[/url][/b] [[b]237[/b]: [sup]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[/sup]]&#10;[b]7. [url=https://www.doomworld.com/idgames/levels/doom2/Ports/megawads/sunlust]Sunlust[/url][/b] [[b]224[/b]: [sup]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[/sup]]&#10;[b]8. [url=https://www.doomworld.com/idgames/levels/doom2/megawads/pl2]Plutonia 2[/url][/b] [[b]169[/b]: [sup]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[/sup]]&#10;[b]9. [url=https://www.doomworld.com/forum/topic/103425-final-release-eviternity/]Eviternity[/url][/b] [[b]143[/b]: [sup]JudgeDeadd: 4, Woolie Wool: 9, ReaperAA: 10, pcorf: 6, Gaia74: 7, Polri: 5, Tartlman: 8, Worm318: 8, Makedounia: 7, I_Punch_Demons: 8, Deadwing: 8, Hansen79: 5, Endless: 8, &lt;&lt;Rewind: 6, Deflektor: 5, DooM Bear: 10, ASaltShaker: 5, JuanchoES: 9, E.M.: 5, Horus: 10[/sup]]&#10;[b]10. [url=https://www.doomworld.com/idgames/themes/hr/hr]Hell Revealed[/url][/b] [[b]128[/b]: [sup]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[/sup]]&#10;[b]11. [url=https://www.doomworld.com/idgames/levels/doom2/Ports/megawads/gd]Going Down[/url][/b] [[b]124[/b]: [sup]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[/sup]]&#10;[b]12. [url=https://www.doomworld.com/forum/topic/46002-sunder-updated-with-new-maps-huzzah/]Sunder[/url][/b] [[b]114[/b]: [sup]Nine Inch Heels: 9, HyperLuke: 3, Ed: 5, Forli: 2, WH-Wilou84: 3, Nate River: 6, Talvi: 4, Outrageous Videos: 10, GarrettChan: 8, Soundblock: 10, Lazorinc: 4, SGS Man: 1, bemused: 10, Nirvana: 8, Archie550: 10, Gaia74: 6, Nazgul9: 9, &lt;&lt;Rewind: 6[/sup]]&#10;[b]13. [url=https://www.doomworld.com/idgames/themes/mm/mm_allup]Memento Mori[/url][/b] [[b]111[/b]: [sup]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[/sup]]&#10;[b]14. [url=https://www.doomworld.com/idgames/themes/hr/hr2final]Hell Revealed II[/url][/b] [[b]106[/b]: [sup]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[/sup]]&#10;[b]15. [url=https://www.doomworld.com/idgames/levels/doom2/Ports/megawads/resurge]Resurgence[/url][/b] [[b]88[/b]: [sup]42PercentHealth: 9, Not Jabba: 6, Cynical: 4, Archvile Hunter: 5, Spectre01: 1, fveitsi: 5, JudgeDeadd: 2, darkreaver: 2, Talvi: 2, StoneMason: 5, GarrettChan: 3, Bryan T: 4, NoisyVelvet: 10, tmorrow: 2, Budoka: 8, Nazgul9: 8, SilverMiner: 5, DoomDork: 7[/sup]]&#10;[b]16. [url=https://www.doomworld.com/idgames/levels/doom2/Ports/megawads/sodfinal]Speed of Doom[/url][/b] [[b]87[/b]: [sup]Not Jabba: 2, Archvile Hunter: 5, WH-Wilou84: 5, darkreaver: 8, Outrageous Videos: 6, StoneMason: 5, Grain of Salt: 4, bemused: 5, Squadallah: 6, tmorrow: 3, Budoka: 6, Ziad EL Zein: 5, Polri: 4, Nazgul9: 8, Makedounia: 1, DOEL: 5, Pierrot: 9[/sup]]&#10;[b]17. [url=https://www.doomworld.com/idgames/levels/doom2/megawads/ksutra]Kama Sutra[/url][/b] [[b]83[/b]: [sup]Grazza: 7, fveitsi: 5, T-Rex: 5, Roofi: 4, StoneMason: 5, Philnemba: 7, Grain of Salt: 6, tmorrow: 3, purist: 5, Scorpius: 7, eharper256: 4, SilverMiner: 2, Pierrot: 10, smeghammer: 5, P41R47: 8[/sup]]&#10;[b]18. [url=https://www.doomworld.com/forum/topic/69960-back-to-saturn-x-episode-2-public-beta-2-critical-map15-fixes-included/]Back to Saturn X E2: Tower in the Fountain of Sparks[/url][/b] [[b]78[/b]: [sup]Malrionn: 6, JudgeDeadd: 3, Talvi: 4, StoneMason: 10, Woolie Wool: 10, dylux: 10, m8f: 10, Polri: 5, Ivory Duke: 2, rdwpa: 4, Hansen79: 5, &lt;&lt;Rewind: 4, Marn: 5[/sup]]&#10;[b]18. [url=https://www.doomworld.com/idgames/themes/mm/mm2]Memento Mori 2[/url][/b] [[b]78[/b]: [sup]ella guro: 3, Dime: 2, justsomemusicguy: 4, T-Rex: 2, bLOCKbOYgAMES: 6, valkiriforce: 10, Altima: 1, Squadallah: 5, Budoka: 3, pcorf: 5, Octillion: 1, STILES: 10, Polri: 1, joepallai: 2, DJVCardMaster: 4, Scorpius: 9, SilverMiner: 10[/sup]]&#10;[b]20. [url=https://www.doomworld.com/idgames/levels/doom2/Ports/d-f/dvii-1i]Deus Vult II[/url][/b] [[b]74[/b]: [sup]Cynical: 10, NuMetalManiak: 10, justsomemusicguy: 7, JudgeDeadd: 2, Talvi: 4, Greyenko: 8, Philnemba: 9, bemused: 1, NoisyVelvet: 3, Archie550: 7, Polri: 3, &lt;&lt;Rewind: 5, Marn: 5[/sup]]&#10;[b]20. [url=https://www.doomworld.com/idgames/levels/doom2/Ports/megawads/hellbnd]Hellbound[/url][/b] [[b]74[/b]: [sup]Not Jabba: 2, Spectre01: 8, Malrionn: 7, bLOCKbOYgAMES: 9, HUNdebLeonidasX: 7, Bryan T: 9, Odal: 6, Archie550: 2, Octillion: 10, Polri: 1, OniriA: 8, E.M.: 5[/sup]]&#10;[b]22. [url=https://www.doomworld.com/idgames/levels/doom2/megawads/requiem]Requiem[/url][/b] [[b]66[/b]: [sup]ella guro: 1, roadworx: 2, WH-Wilou84: 4, justsomemusicguy: 8, T-Rex: 9, valkiriforce: 6, NaZa: 6, tmorrow: 2, pcorf: 5, DJVCardMaster: 3, Scorpius: 6, I_Punch_Demons: 7, ASaltShaker: 7[/sup]]&#10;[b]23. [url=https://www.doomworld.com/idgames/levels/doom2/megawads/d2twid]Doom II the Way id Did[/url][/b] [[b]61[/b]: [sup]Dime: 8, NoisyVelvet: 5, ReaperAA: 2, pcorf: 5, purist: 10, Polri: 3, CinnamonKilljoy: 8, Makedounia: 5, Endless: 3, Marn: 5, Warrex: 2, E.M.: 5[/sup]]&#10;[b]24. [url=https://www.doomworld.com/idgames/levels/doom/megawads/dtwid]Doom the Way id Did[/url][/b] [[b]59[/b]: [sup]Mr. Freeze: 4, Malrionn: 2, MFG38: 4, WH-Wilou84: 1, Greyenko: 9, Altima: 6, ReaperAA: 1, Ziad EL Zein: 5, purist: 5, Polri: 4, CinnamonKilljoy: 7, eharper256: 4, Endless: 2, Warrex: 5[/sup]]&#10;[b]24. [url=https://www.doomworld.com/idgames/levels/doom2/Ports/p-r/pirates]Pirate Doom[/url][/b] [[b]59[/b]: [sup]Jaws In Space: 10, Dime: 5, Phobus: 6, Dragonfly: 7, Soundblock: 2, Archie550: 6, Rince-wind: 5, CinnamonKilljoy: 7, Payload4367: 6, SilverMiner: 5[/sup]]&#10;[b]26. [url=https://doomwiki.org/wiki/No_Rest_for_the_Living]No Rest for the Living[/url][/b] [[b]55[/b]: [sup]Vorpal: 5, Nancsi: 9, ReaperAA: 6, Diabolución: 10, 4everDoomed: 7, STILES: 7, CinnamonKilljoy: 3, Endless: 6, waciej: 2[/sup]]&#10;[b]27. [url=https://www.doomworld.com/idgames/levels/doom/Ports/megawads/neis]No End in Sight[/url][/b] [[b]52[/b]: [sup]Not Jabba: 5, Vorpal: 5, ella guro: 6, yakfak: 9, NoisyVelvet: 1, STILES: 6, Polri: 5, Tartlman: 6, Worm318: 9[/sup]]&#10;[b]28. [url=https://www.doomworld.com/idgames/levels/doom2/Ports/megawads/cchest4]Community Chest 4[/url][/b] [[b]51[/b]: [sup]Malrionn: 10, Phobus: 3, HUNdebLeonidasX: 4, Ziad EL Zein: 5, Simomarchi: 5, STILES: 9, Polri: 2, eharper256: 5, Pierrot: 3, Endless: 3, Horus: 2[/sup]]&#10;[b]28. [url=https://www.doomworld.com/idgames/levels/doom2/megawads/epic2]Epic 2[/url][/b] [[b]51[/b]: [sup]ShoDemo: 6, NuMetalManiak: 9, Spectre01: 7, yakfak: 2, Talvi: 2, HUNdebLeonidasX: 9, TheMightyHeracross: 5, Archie550: 5, OniriA: 2, DOEL: 4[/sup]]&#10;[b]30. [url=https://www.doomworld.com/idgames/levels/doom2/Ports/v-z/vanguard]Vanguard[/url][/b] [[b]50[/b]: [sup]Cynical: 5, Spectre01: 3, 7hm: 4, GarrettChan: 5, Poncho: 9, Nirvana: 4, Budoka: 2, Lorenz0: 1, guitardz: 5, Makedounia: 10, Ivory Duke: 1, DOEL: 1[/sup]]&#10;[b]31. [url=https://www.doomworld.com/idgames/levels/doom2/Ports/megawads/jpcp]Japanese Community Project[/url][/b] [[b]49[/b]: [sup]Not Jabba: 6, Archvile Hunter: 5, antares031: 5, ella guro: 7, JudgeDeadd: 2, Soundblock: 1, Payload4367: 1, Tartlman: 6, I_Punch_Demons: 4, DOEL: 7, Endless: 5[/sup]]&#10;[b]31. [url=http://adventuresofsquare.com/downloads.php]The Adventures of Square[/url][/b] [[b]49[/b]: [sup]Sky: 9, ShoDemo: 5, Ed: 5, JudgeDeadd: 5, Woolie Wool: 8, Squadallah: 7, termrork: 5, Marn: 5[/sup]]&#10;[b]33. [url=https://www.romerogames.ie/si6il/]SIGIL[/url][/b] [[b]48[/b]: [sup]Diabolución: 10, 4everDoomed: 4, Jaromir Bergmann: 10, STILES: 2, termrork: 5, Worm318: 2, Deadwing: 6, &lt;&lt;Rewind: 2, DooM Bear: 7[/sup]]&#10;[b]34. [url=https://www.doomworld.com/idgames/levels/doom2/Ports/megawads/alt]A.L.T.[/url][/b] [[b]46[/b]: [sup]Not Jabba: 7, Spectre01: 2, ella guro: 10, yakfak: 10, Rince-wind: 5, Hansen79: 5, P41R47: 7[/sup]]&#10;[b]35. [url=https://www.doomworld.com/idgames/levels/doom2/Ports/megawads/1024]Congestion 1024[/url][/b] [[b]45[/b]: [sup]Mr. Freeze: 5, HyperLuke: 7, Voltcom9: 5, bonnie: 4, Dragonfly: 6, Philnemba: 5, Hansen79: 3, waciej: 10[/sup]]&#10;[b]35. [url=https://www.doomworld.com/idgames/levels/doom2/s-u/sid]Suspended in Dusk[/url][/b] [[b]45[/b]: [sup]Sky: 2, WH-Wilou84: 3, bLOCKbOYgAMES: 8, soner du: 9, m8f: 5, termrork: 5, joepallai: 3, Deflektor: 10[/sup]]&#10;[b]37. [url=https://www.doomworld.com/idgames/themes/TeamTNT/eternal/eternal]Eternal Doom[/url][/b] [[b]44[/b]: [sup]Vorpal: 5, 7hm: 5, T-Rex: 5, Woolie Wool: 7, Greyenko: 1, valkiriforce: 6, Octillion: 6, Polri: 3, CinnamonKilljoy: 3, joepallai: 3[/sup]]&#10;[b]38. [url=https://www.doomworld.com/idgames/levels/doom2/Ports/megawads/jenesis]Jenesis[/url][/b] [[b]41[/b]: [sup]Not Jabba: 2, Altima: 7, NaZa: 2, Poncho: 1, dylux: 5, Ziad EL Zein: 5, Scorpius: 2, Makedounia: 8, Deadwing: 6, DoomDork: 1, ASaltShaker: 2[/sup]]&#10;[b]38. [url=https://www.doomworld.com/idgames/levels/doom2/Ports/j-l/lunatic]Lunatic[/url][/b] [[b]41[/b]: [sup]Cynical: 6, Dime: 9, Nate River: 4, Poncho: 5, Budoka: 1, Gaia74: 3, Deflektor: 8, Marn: 5[/sup]]&#10;[b]40. [url=https://www.doomworld.com/forum/topic/62496-winters-fury/]Winter's Fury[/url][/b] [[b]37[/b]: [sup]Dragonfly: 5, TechnoDoomed1: 10, Octillion: 7, OniriA: 3, Ivory Duke: 3, ASaltShaker: 9[/sup]]&#10;[b]41. [url=https://www.doomworld.com/forum/topic/85791-tnt-revilution-final-beta-ready-for-testing/]TNT: Revilution[/url][/b] [[b]36[/b]: [sup]Spectra: 9, bLOCKbOYgAMES: 2, GarrettChan: 1, dylux: 6, tmorrow: 2, Polri: 3, SilverMiner: 3, P41R47: 10[/sup]]&#10;[b]42. [url=https://www.doomworld.com/idgames/levels/doom2/Ports/megawads/prcp]Plutonia: Revisited Community Project[/url][/b] [[b]35[/b]: [sup]Nine Inch Heels: 3, Paul977: 10, bLOCKbOYgAMES: 3, Altima: 5, NoisyVelvet: 3, Odal: 7, Polri: 3, Scorpius: 1[/sup]]&#10;[b]43. [url=https://www.doomworld.com/idgames/levels/doom2/Ports/g-i/hg]Hell Ground[/url][/b] [[b]34[/b]: [sup]Cynical: 8, Chamelenoel: 7, antares031: 5, WH-Wilou84: 2, darkreaver: 1, Budoka: 5, Polri: 2, Pierrot: 4[/sup]]&#10;[b]43. [url=https://www.doomworld.com/idgames/levels/doom2/Ports/s-u/stardate]Stardate 20X6[/url][/b] [[b]34[/b]: [sup]MFG38: 6, WH-Wilou84: 3, Talvi: 1, GarrettChan: 7, bemused: 3, Nirvana: 6, Nazgul9: 1, DOEL: 2, Hansen79: 5[/sup]]&#10;[b]43. [url=https://doomwiki.org/wiki/The_Plutonia_Experiment]The Plutonia Experiment[/url][/b] [[b]34[/b]: [sup]guitardz: 5, purist: 5, termrork: 5, Tartlman: 1, Worm318: 2, DOEL: 6, Deadwing: 10[/sup]]&#10;[b]43. [url=https://www.doomworld.com/idgames/levels/doom2/Ports/s-u/tutnt]The Ultimate Torment &amp; Torture[/url][/b] [[b]34[/b]: [sup]HyperLuke: 8, Talvi: 4, Greyenko: 4, TechnoDoomed1: 2, TheMightyHeracross: 3, ReaperAA: 4, Ziad EL Zein: 5, Ivory Duke: 4[/sup]]&#10;[b]47. [url=https://www.doomworld.com/idgames/levels/doom2/megawads/cydreams]Cyberdreams[/url][/b] [[b]33[/b]: [sup]42PercentHealth: 3, ShoDemo: 1, 7hm: 7, justsomemusicguy: 3, bonnie: 7, NoisyVelvet: 4, TheNerdTurtle2: 3, termrork: 5[/sup]]&#10;[b]47. [url=https://www.doomworld.com/idgames/themes/TeamTNT/icarus/icarus]Icarus: Alien Vanguard[/url][/b] [[b]33[/b]: [sup]Ralphis: 6, Grazza: 8, roadworx: 3, T-Rex: 3, StoneMason: 5, valkiriforce: 8[/sup]]&#10;[b]47. [url=https://www.doomworld.com/idgames/levels/doom2/Ports/s-u/swtw]Swim With the Whales[/url][/b] [[b]33[/b]: [sup]WH-Wilou84: 2, Nate River: 9, Soundblock: 3, Lazorinc: 6, Nirvana: 10, NoisyVelvet: 3[/sup]]&#10;[b]50. [url=https://www.doomworld.com/idgames/levels/doom2/megawads/strain10]STRAIN[/url][/b] [[b]32[/b]: [sup]Grazza: 6, ella guro: 4, roadworx: 6, JudgeDeadd: 1, T-Rex: 1, Squadallah: 9, smeghammer: 5[/sup]]&#10;[b]51. [url=http://www.theultimatedoom.com/download/chillax-v9.7.3_fixes_by_HiM_v1.1.zip]Chillax[/url][/b] [[b]31[/b]: [sup]Nine Inch Heels: 4, AnonimVio: 5, fveitsi: 5, Outrageous Videos: 3, Simomarchi: 2, Gaia74: 5, maxmanium: 1, waciej: 6[/sup]]&#10;[b]52. [url=http://www.moddb.com/mods/brutal-doom/downloads/brutal-doom-hell-on-earth-starter-pack]Brutal Doom: Hell on Earth Starter Pack (Extermination Day)[/url][/b] [[b]30[/b]: [sup]TechnoDoomed1: 9, Squadallah: 8, ReaperAA: 7, DoomDork: 2, Deflektor: 4[/sup]]&#10;[b]52. [url=https://www.doomworld.com/idgames/levels/doom/Ports/megawads/kdizd_12]Knee-Deep in ZDoom[/url][/b] [[b]30[/b]: [sup]Graf Zahl: 6, Voltcom9: 7, tchkb: 2, Apaul27: 7, 4everDoomed: 5, Rince-wind: 1, Jaromir Bergmann: 2[/sup]]&#10;[b]52. [url=https://www.doomworld.com/idgames/levels/doom/Ports/d-f/e1m8b]Tech Gone Bad[/url][/b] [[b]30[/b]: [sup]Jaws In Space: 5, guitardz: 5, Nancsi: 8, Diabolución: 5, Jaromir Bergmann: 1, Marn: 5, DooM Bear: 1[/sup]]&#10;[b]55. [url=https://www.doomworld.com/idgames/levels/doom2/Ports/d-f/distrbia]Disturbia[/url][/b] [[b]29[/b]: [sup]Sky: 7, darkreaver: 10, Roofi: 6, Paul977: 6[/sup]]&#10;[b]56. [url=https://www.doomworld.com/idgames/levels/doom/Ports/megawads/2002ado]2002: A Doom Odyssey[/url][/b] [[b]28[/b]: [sup]soner du: 4, Philnemba: 8, tmorrow: 2, Red-XIII: 3, joepallai: 1, SilverMiner: 6, smeghammer: 3, Endless: 1[/sup]]&#10;[b]56. [url=https://www.doomworld.com/idgames/levels/doom2/megawads/zone300]Zone 300[/url][/b] [[b]28[/b]: [sup]Voltcom9: 8, Soundblock: 3, Bryan T: 2, purist: 3, maxmanium: 8, ASaltShaker: 4[/sup]]&#10;[b]58. [url=https://www.doomworld.com/idgames/levels/doom2/Ports/a-c/breach]Breach[/url][/b] [[b]27[/b]: [sup]Jaws In Space: 7, Dime: 10, guitardz: 2, Nancsi: 1, Jaromir Bergmann: 4, smeghammer: 3[/sup]]&#10;[b]59. [url=https://www.doomworld.com/forum/topic/103075-deathless-an-ultimate-doom-megawad-rc4/]Deathless[/url][/b] [[b]26[/b]: [sup]TheMightyHeracross: 2, ReaperAA: 5, Worm318: 3, Makedounia: 9, Deadwing: 2, Warrex: 5[/sup]]&#10;[b]60. [url=http://www.doom2.net/doom2/wads/DWANGO5.ZIP]DWANGO 5[/url][/b] [[b]25[/b]: [sup]Doomkid: 10, Ralphis: 7, antares031: 8[/sup]]&#10;[b]60. [url=https://www.doomworld.com/forum/topic/100842-rc-lost-civilization-episode-1-feedback-appreciated/]Lost civilization[/url][/b] [[b]25[/b]: [sup]OniriA: 9, rdwpa: 8, Endless: 8[/sup]]&#10;[b]60. [url=https://www.doomworld.com/idgames/levels/doom2/Ports/v-z/violence]Violence[/url][/b] [[b]25[/b]: [sup]Chamelenoel: 10, everennui: 4, Nate River: 2, Lorenz0: 9[/sup]]&#10;[b]60. [url=https://www.doomworld.com/idgames/levels/doom2/Ports/megawads/zdcmp2]ZDoom Community Map Project II[/url][/b] [[b]25[/b]: [sup]Graf Zahl: 10, Phobus: 9, TechnoDoomed1: 6[/sup]]&#10;[b]64. [url=https://www.doomworld.com/idgames/levels/doom2/Ports/megawads/ngmvmt2]Newgothic Movement 2[/url][/b] [[b]24[/b]: [sup]Nine Inch Heels: 8, ShoDemo: 2, Outrageous Videos: 9, Nazgul9: 5[/sup]]&#10;[b]64. [url=https://www.doomworld.com/idgames/levels/doom2/Ports/m-o/nuts]Nuts[/url][/b] [[b]24[/b]: [sup]Chamelenoel: 6, AnonimVio: 9, roadworx: 4, E.M.: 5[/sup]]&#10;[b]64. [url=http://www.mustaine.com/about/video-game-work/perditions-gate/]Perdition's Gate[/url][/b] [[b]24[/b]: [sup]Vorpal: 5, Nate River: 1, bonnie: 10, P41R47: 3, E.M.: 5[/sup]]&#10;[b]64. [url=https://www.doomworld.com/idgames/levels/doom2/Ports/s-u/unloved]Unloved[/url][/b] [[b]24[/b]: [sup]MFG38: 1, everennui: 8, bonnie: 10, TechnoDoomed1: 3, Payload4367: 2[/sup]]&#10;[b]68. [url=https://www.doomworld.com/idgames/levels/doom2/megawads/dmonfear]Demonfear[/url][/b] [[b]23[/b]: [sup]roadworx: 8, soner du: 3, Philnemba: 3, NaZa: 1, P41R47: 3, Marn: 5[/sup]]&#10;[b]68. [url=http://www.moddb.com/games/doom-ii/addons/eternal-slumber-party-v2]Eternal Slumber Party[/url][/b] [[b]23[/b]: [sup]Roofi: 10, Outrageous Videos: 8, Grain of Salt: 4, Simomarchi: 1[/sup]]&#10;[b]70. [url=https://www.doomworld.com/idgames/themes/batman/batman]Batman Doom[/url][/b] [[b]22[/b]: [sup]yakfak: 8, JudgeDeadd: 4, soner du: 10[/sup]]&#10;[b]70. [url=https://www.doomworld.com/forum/topic/109216-doom-zero-launch-and-celebrating-25-years-of-doom-ii/]Doom Zero[/url][/b] [[b]22[/b]: [sup]maxmanium: 2, CinnamonKilljoy: 8, Warrex: 10, Horus: 2[/sup]]&#10;[b]70. [url=https://www.doomworld.com/idgames/levels/doom/Ports/p-r/par-lutz]Phobos: Anomaly Reborn[/url][/b] [[b]22[/b]: [sup]Ed: 5, Graf Zahl: 1, SilverMiner: 10, smeghammer: 6[/sup]]&#10;[b]70. [url=https://www.doomworld.com/idgames/levels/doom2/Ports/megawads/sf2012]Slaughterfest 2012[/url][/b] [[b]22[/b]: [sup]HyperLuke: 1, Outrageous Videos: 1, bemused: 2, Apaul27: 8, tmorrow: 3, Simomarchi: 6, maxmanium: 1[/sup]]&#10;[b]70. [url=https://www.doomworld.com/idgames/levels/doom2/Ports/s-u/sd20x7]Stardate 20X7[/url][/b] [[b]22[/b]: [sup]yakfak: 6, Grain of Salt: 8, bemused: 4, rdwpa: 4[/sup]]&#10;[b]70. [url=https://www.doomworld.com/idgames/levels/doom2/Ports/megawads/zpack]ZPack[/url][/b] [[b]22[/b]: [sup]MFG38: 5, Voltcom9: 3, TechnoDoomed1: 4, Ziad EL Zein: 5, Octillion: 5[/sup]]&#10;[b]76. [url=https://www.doomworld.com/forum/topic/105598-hurt-singleplayer-map-in-hell/]Hurt[/url][/b] [[b]21[/b]: [sup]Jaromir Bergmann: 9, OniriA: 7, I_Punch_Demons: 5[/sup]]&#10;[b]76. [url=https://www.doomworld.com/idgames/levels/doom2/megawads/tvr]Revolution![/url][/b] [[b]21[/b]: [sup]Not Jabba: 1, Grazza: 3, Altima: 4, termrork: 5, SilverMiner: 5, P41R47: 3[/sup]]&#10;[b]78. [url=https://www.doomworld.com/forum/topic/91854-v15-doom-64-retribution/]Doom 64: Retribution[/url][/b] [[b]20[/b]: [sup]guitardz: 5, 4everDoomed: 8, Warrex: 7[/sup]]&#10;[b]78. [url=https://www.doomworld.com/idgames/levels/doom2/Ports/s-u/scl_top]Threshold of Pain[/url][/b] [[b]20[/b]: [sup]Malrionn: 7, MFG38: 7, 4everDoomed: 6[/sup]]&#10;[b]80. [url=https://www.doomworld.com/idgames/levels/doom2/Ports/a-c/arcadia]Arcadia Demade[/url][/b] [[b]19[/b]: [sup]Jaws In Space: 9, Vorpal: 5, guitardz: 1, Nancsi: 4[/sup]]&#10;[b]80. [url=https://www.doomworld.com/idgames/levels/doom2/Ports/d-f/equinox]Equinox[/url][/b] [[b]19[/b]: [sup]Sky: 5, Grazza: 9, ella guro: 5[/sup]]&#10;[b]82. [url=https://www.doomworld.com/idgames/levels/doom2/Ports/a-c/bauhaus]Bauhaus[/url][/b] [[b]18[/b]: [sup]ella guro: 9, 7hm: 5, Grain of Salt: 3, NoisyVelvet: 1[/sup]]&#10;[b]82. [url=https://www.doomworld.com/idgames/levels/doom2/Ports/d-f/dv]Deus Vult[/url][/b] [[b]18[/b]: [sup]Mr. Freeze: 7, WH-Wilou84: 5, joepallai: 1, DJVCardMaster: 1, waciej: 4[/sup]]&#10;[b]82. [url=https://www.doomworld.com/idgames/levels/doom/Ports/d-f/e1m4b]Phobos Mission Control[/url][/b] [[b]18[/b]: [sup]Nancsi: 6, Diabolución: 5, Marn: 5, DooM Bear: 2[/sup]]&#10;[b]82. [url=https://www.doomworld.com/idgames/levels/doom2/Ports/megawads/sf2011]Slaughterfest 2011[/url][/b] [[b]18[/b]: [sup]Outrageous Videos: 5, tmorrow: 3, Simomarchi: 10[/sup]]&#10;[b]86. [url=https://www.doomworld.com/idgames/levels/doom2/Ports/megawads/drkenctr]Dark Encounters[/url][/b] [[b]17[/b]: [sup]Bryan T: 6, dylux: 8, Octillion: 3[/sup]]&#10;[b]86. [url=https://www.doomworld.com/idgames/levels/doom2/Ports/megawads/sihr2fix]Survive in Hell[/url][/b] [[b]17[/b]: [sup]Spectra: 8, Makedounia: 3, Pierrot: 6[/sup]]&#10;[b]86. [url=https://www.doomworld.com/idgames/levels/doom2/Ports/megawads/sp_usimp]Ultimate Simplicity[/url][/b] [[b]17[/b]: [sup]Dragonfly: 8, Simomarchi: 9[/sup]]&#10;[b]89. [url=https://www.doomworld.com/idgames/levels/doom/a-c/castevil]Castle of Evil[/url][/b] [[b]16[/b]: [sup]bzzrak: 10, joepallai: 6[/sup]]&#10;[b]89. [url=https://www.doomworld.com/idgames/levels/doom2/Ports/j-l/legher]Legacy of Heroes[/url][/b] [[b]16[/b]: [sup]Woolie Wool: 5, dylux: 7, eharper256: 4[/sup]]&#10;[b]89. [url=https://www.doomworld.com/idgames/levels/doom2/Ports/megawads/mutiny]Mutiny[/url][/b] [[b]16[/b]: [sup]Jaws In Space: 6, Doomkid: 3, everennui: 2, NoisyVelvet: 1, m8f: 4[/sup]]&#10;[b]89. [url=https://forum.zdoom.org/viewtopic.php?t=56668#p1000996]Rise of the Wool Ball[/url][/b] [[b]16[/b]: [sup]JudgeDeadd: 3, Squadallah: 1, Apaul27: 9, TheMightyHeracross: 3[/sup]]&#10;[b]89. [url=https://www.doomworld.com/idgames/levels/doom2/Ports/megawads/tj]The Journey[/url][/b] [[b]16[/b]: [sup]Spectra: 6, Makedounia: 4, P41R47: 6[/sup]]&#10;[b]89. [url=https://www.doomworld.com/idgames/levels/doom2/megawads/ur]Unholy Realms[/url][/b] [[b]16[/b]: [sup]Dime: 6, Bryan T: 1, dylux: 2, tmorrow: 2, Makedounia: 2, DOEL: 3[/sup]]&#10;[b]95. [url=https://www.doomworld.com/idgames/levels/doom2/megawads/avj]Arch-Vile Jump[/url][/b] [[b]15[/b]: [sup]termrork: 5, Red-XIII: 10[/sup]]&#10;[b]95. [url=https://www.doomworld.com/idgames/levels/doom2/Ports/d-f/foursite]Foursite[/url][/b] [[b]15[/b]: [sup]Budoka: 2, Nancsi: 7, 4everDoomed: 5, Gaia74: 1[/sup]]&#10;[b]95. [url=http://rabotik.nl/harmony.htm]Harmony[/url][/b] [[b]15[/b]: [sup]Not Jabba: 5, Sky: 6, ax34: 4[/sup]]&#10;[b]95. [url=https://www.doomworld.com/idgames/levels/doom2/Ports/megawads/strg]Struggle - Antaresian Legacy[/url][/b] [[b]15[/b]: [sup]Jaromir Bergmann: 6, Payload4367: 3, Deadwing: 6[/sup]]&#10;[b]95. [url=https://www.doomworld.com/idgames/levels/doom2/Ports/a-c/action2]Urban Brawl: Action Doom 2[/url][/b] [[b]15[/b]: [sup]Chamelenoel: 1, JudgeDeadd: 4, Phobus: 10[/sup]]&#10;[b]100. [url=https://www.doomworld.com/idgames/levels/doom2/Ports/megawads/bstain]Bloodstain[/url][/b] [[b]14[/b]: [sup]NuMetalManiak: 5, everennui: 5, Forli: 4[/sup]]&#10;[b]100. [url=https://www.doomworld.com/forum/topic/64353-doom-64-for-doom-ii/]Doom 64 for Doom II[/url][/b] [[b]14[/b]: [sup]Roofi: 1, Woolie Wool: 1, I_Punch_Demons: 2, Warrex: 10[/sup]]&#10;[b]100. [url=https://www.doomworld.com/idgames/levels/doom2/Ports/s-u/uacultra]UAC Ultra[/url][/b] [[b]14[/b]: [sup]Malrionn: 10, Budoka: 4[/sup]]&#10;[b]103. [url=https://www.doomworld.com/idgames/levels/doom2/Ports/megawads/50shades]50 Shades of Graytall[/url][/b] [[b]13[/b]: [sup]Nine Inch Heels: 2, Voltcom9: 2, JudgeDeadd: 1, NoisyVelvet: 3, Pierrot: 5[/sup]]&#10;[b]103. [url=https://www.doomworld.com/idgames/levels/doom2/Ports/d-f/elysion]Elysion[/url][/b] [[b]13[/b]: [sup]Sky: 8, darkreaver: 5[/sup]]&#10;[b]103. [url=https://doomwiki.org/wiki/Hell_To_Pay]Hell to Pay[/url][/b] [[b]13[/b]: [sup]bonnie: 10, P41R47: 3[/sup]]&#10;[b]103. [url=https://www.doomworld.com/idgames/levels/doom2/Ports/m-o/miasma]Miasma[/url][/b] [[b]13[/b]: [sup]WH-Wilou84: 1, Soundblock: 2, Nirvana: 9, NoisyVelvet: 1[/sup]]&#10;[b]103. [url=http://manbitesshark.com/]REKKR[/url][/b] [[b]13[/b]: [sup][/sup]]&#10;[b]103. [url=https://www.doomworld.com/idgames/levels/doom2/Ports/s-u/sacrment]Sacrament[/url][/b] [[b]13[/b]: [sup]ella guro: 8, yakfak: 5[/sup]]&#10;[b]103. [url=https://www.doomworld.com/idgames/levels/doom2/Ports/megawads/vile]Vile Flesh[/url][/b] [[b]13[/b]: [sup]Grazza: 4, P41R47: 9[/sup]]&#10;[b]103. [url=https://www.doomworld.com/idgames/levels/doom2/Ports/v-z/zdmcmp1]ZDoom Community Map Project: Take 1[/url][/b] [[b]13[/b]: [sup]Phobus: 8, Ziad EL Zein: 5[/sup]]&#10;[b]111. [url=https://www.doomworld.com/idgames/levels/doom2/Ports/m-o/mek-catk]Counterattack[/url][/b] [[b]12[/b]: [sup]rdwpa: 9, Hansen79: 3[/sup]]&#10;[b]111. [url=https://www.doomworld.com/idgames/levels/doom2/Ports/d-f/exterror]Extreme Terror[/url][/b] [[b]12[/b]: [sup]Nine Inch Heels: 5, everennui: 5, Nancsi: 2[/sup]]&#10;[b]111. [url=https://www.doomworld.com/idgames/levels/doom2/Ports/m-o/ngmvmt1]Newgothic Movement 1[/url][/b] [[b]12[/b]: [sup]everennui: 2, Outrageous Videos: 4, Nazgul9: 6[/sup]]&#10;[b]111. [url=https://www.doomworld.com/idgames/levels/doom2/Ports/megawads/swideath]Swift Death[/url][/b] [[b]12[/b]: [sup]Nine Inch Heels: 1, fveitsi: 5, StoneMason: 5, NoisyVelvet: 1[/sup]]&#10;[b]115. [url=https://www.doomworld.com/idgames/levels/doom/a-c/b2b]Back to Basics[/url][/b] [[b]11[/b]: [sup]WH-Wilou84: 2, joepallai: 5, rdwpa: 4[/sup]]&#10;[b]115. [url=https://www.doomworld.com/idgames/levels/doom2/Ports/megawads/1024clau]Claustrophobia 1024[/url][/b] [[b]11[/b]: [sup]m8f: 5, DJVCardMaster: 6[/sup]]&#10;[b]115. [url=https://www.doomworld.com/idgames/levels/doom2/Ports/a-c/comatose]Comatose[/url][/b] [[b]11[/b]: [sup]yakfak: 7, m8f: 4[/sup]]&#10;[b]115. [url=https://www.doomworld.com/idgames/levels/doom2/Ports/megawads/cchest2]Community Chest 2[/url][/b] [[b]11[/b]: [sup]Sky: 10, tchkb: 1[/sup]]&#10;[b]115. [url=https://www.doomworld.com/idgames/levels/doom2/Ports/a-c/crumpets]Crumpets[/url][/b] [[b]11[/b]: [sup]everennui: 2, Nate River: 8, Nirvana: 1[/sup]]&#10;[b]115. [url=https://www.doomworld.com/forum/topic/92574-dimension-of-the-boomed/]Dimension of the Boomed[/url][/b] [[b]11[/b]: [sup]Ivory Duke: 7, Hansen79: 4[/sup]]&#10;[b]115. [url=https://www.doomworld.com/idgames/levels/doom2/Ports/a-c/ad2dow]Urban Brawl: Dead of Winter[/url][/b] [[b]11[/b]: [sup]Ralphis: 6, Phobus: 5[/sup]]&#10;[b]115. [url=https://www.doomworld.com/forum/topic/50158-wip-vela-pax-beta-21-out-now-with-1-more-stuff/]Vela Pax[/url][/b] [[b]11[/b]: [sup]WH-Wilou84: 2, TheNerdTurtle2: 9[/sup]]&#10;[b]115. [url=https://www.doomworld.com/idgames/levels/doom/v-z/wow]Wow[/url][/b] [[b]11[/b]: [sup]AnonimVio: 10, Apaul27: 1[/sup]]&#10;[b]124. [url=https://www.doomworld.com/forum/topic/101647-avactor-last-update-is-out/]Avactor[/url][/b] [[b]10[/b]: [sup]JudgeDeadd: 2, OniriA: 8[/sup]]&#10;[b]124. [url=https://www.doomworld.com/idgames/levels/doom2/Ports/a-c/chnworm]Chainworm Kommando[/url][/b] [[b]10[/b]: [sup]Rince-wind: 5, eharper256: 5[/sup]]&#10;[b]124. [url=https://www.doomworld.com/idgames/levels/doom2/Ports/s-u/tcotd21me]City of the Damned: Apocalypse[/url][/b] [[b]10[/b]: [sup]TechnoDoomed1: 5, Rince-wind: 5[/sup]]&#10;[b]124. [url=https://www.doomworld.com/idgames/levels/doom/s-u/uac_dead]Dooms Day of UAC[/url][/b] [[b]10[/b]: [sup]Jaws In Space: 2, Ed: 5, joepallai: 3[/sup]]&#10;[b]124. [url=https://www.doomworld.com/idgames/levels/doom2/g-i/grime]Grime[/url][/b] [[b]10[/b]: [sup]WH-Wilou84: 2, darkreaver: 4, Paul977: 4[/sup]]&#10;[b]124. [url=https://forum.zdoom.org/viewtopic.php?f=42&amp;t=55443#p981947]Redemption Of The Slain[/url][/b] [[b]10[/b]: [sup]Nancsi: 10[/sup]]&#10;[b]124. [url=https://www.doomworld.com/idgames/levels/doom2/megawads/reverie]Reverie[/url][/b] [[b]10[/b]: [sup]Octillion: 9, joepallai: 1[/sup]]&#10;[b]124. [url=https://www.doomworld.com/idgames/levels/doom2/Ports/s-u/tn]Tangerine Nightmare[/url][/b] [[b]10[/b]: [sup]guitardz: 10[/sup]]&#10;[b]132. [url=http://www.doomwadstation.net/main/aliens.html]Aliens TC[/url][/b] [[b]9[/b]: [sup]yakfak: 4, Payload4367: 5[/sup]]&#10;[b]132. [url=https://www.doomworld.com/idgames/levels/doom/megawads/bgcomp]Base Ganymede[/url][/b] [[b]9[/b]: [sup]maxmanium: 9[/sup]]&#10;[b]132. [url=https://www.doomworld.com/idgames/levels/doom2/Ports/a-c/brfinal]Beyond Reality[/url][/b] [[b]9[/b]: [sup]Talvi: 3, HUNdebLeonidasX: 6[/sup]]&#10;[b]132. [url=https://www.doomworld.com/idgames/levels/doom2/Ports/a-c/bor_lost]Brotherhood of Ruin: The Lost Temple[/url][/b] [[b]9[/b]: [sup]Vorpal: 5, joepallai: 4[/sup]]&#10;[b]132. [url=https://www.doomworld.com/forum/topic/92135-deadair-v2/]Dead Air[/url][/b] [[b]9[/b]: [sup]HyperLuke: 2, Lorenz0: 7[/sup]]&#10;[b]132. [url=https://www.doomworld.com/idgames/levels/doom2/megawads/d2ino]Doom 2 In Name Only[/url][/b] [[b]9[/b]: [sup]Odal: 4, CinnamonKilljoy: 5[/sup]]&#10;[b]132. [url=https://www.doomworld.com/idgames/levels/doom/Ports/megawads/ddamn0.9]Doom: Damnation[/url][/b] [[b]9[/b]: [sup]bzzrak: 9[/sup]]&#10;[b]132. [url=https://www.doomworld.com/idgames/levels/doom2/Ports/megawads/dump-1]Dump Episode 1: Fuck Time Limits[/url][/b] [[b]9[/b]: [sup]Voltcom9: 9[/sup]]&#10;[b]132. [url=https://www.doomworld.com/forum/topic/88507-dump-episode-3-bfg-edition-maps-released/]Dump Episode 3: BFG Edition[/url][/b] [[b]9[/b]: [sup]HyperLuke: 9[/sup]]&#10;[b]132. [url=https://www.doomworld.com/forum/topic/100391-esp2/]Eternal Slumber Party﻿ 2[/url][/b] [[b]9[/b]: [sup]Roofi: 9[/sup]]&#10;[b]132. [url=https://www.doomworld.com/idgames/levels/doom2/g-i/hellrun2]Hellrun[/url][/b] [[b]9[/b]: [sup]Doomkid: 3, joepallai: 6[/sup]]&#10;[b]132. [url=https://www.doomworld.com/idgames/levels/doom2/Ports/g-i/hth2]Hi-Tech Hell 2: Alien Tech[/url][/b] [[b]9[/b]: [sup]Graf Zahl: 9[/sup]]&#10;[b]132. [url=https://www.doomworld.com/forum/topic/85591-nihility-infinite-teeth-shareware-episode-v121/]Nihility: Infinite ﻿Teeth﻿[/url][/b] [[b]9[/b]: [sup][/sup]]&#10;[b]132. [url=https://forum.zdoom.org/viewtopic.php?t=52301#p913612]Shadow Of The Wool Ball[/url][/b] [[b]9[/b]: [sup]Apaul27: 9[/sup]]&#10;[b]132. [url=http://stronghold.drdteam.org/download.html]Stronghold: On the Edge of Chaos[/url][/b] [[b]9[/b]: [sup]MFG38: 2, Dragonfly: 2, termrork: 5[/sup]]&#10;[b]132. [url=https://www.doomworld.com/idgames/levels/doom2/Ports/s-u/tnte1]Torment and Torture[/url][/b] [[b]9[/b]: [sup]MFG38: 9[/sup]]&#10;[b]132. [url=https://www.doomworld.com/idgames/levels/doom2/Ports/s-u/tribute]Tribute[/url][/b] [[b]9[/b]: [sup]Lorenz0: 4, ax34: 5[/sup]]&#10;[b]132. [url=https://www.doomworld.com/idgames/levels/doom2/Ports/megawads/wos]Whispers of Satan[/url][/b] [[b]9[/b]: [sup]tmorrow: 2, eharper256: 5, Warrex: 2[/sup]]&#10;[b]150. [url=https://www.doomworld.com/idgames/levels/doom2/megawads/50monstr]50 Monsters[/url][/b] [[b]8[/b]: [sup]tmorrow: 2, Worm318: 6[/sup]]&#10;[b]150. [url=https://www.doomworld.com/idgames/levels/doom2/Ports/a-c/action]Action Doom[/url][/b] [[b]8[/b]: [sup]Dragonfly: 1, Gaia74: 2, Worm318: 1, ax34: 4[/sup]]&#10;[b]150. [url=https://www.doomworld.com/idgames/levels/doom2/Ports/megawads/amdosia]Armadosia The Mad Corridor[/url][/b] [[b]8[/b]: [sup][/sup]]&#10;[b]150. [url=https://www.doomworld.com/forum/topic/107249-come-eat-the-mapwich-a-collaborative-community-project-rc1-available/]Come eat The Mapwich[/url][/b] [[b]8[/b]: [sup]Jaromir Bergmann: 8[/sup]]&#10;[b]150. [url=https://www.doomworld.com/idgames/levels/doom2/Ports/d-f/disjunct]Disjunction[/url][/b] [[b]8[/b]: [sup]Lorenz0: 8[/sup]]&#10;[b]150. [url=https://www.doomworld.com/forum/topic/69813-doom-the-golden-souls-mario-64-doom-definitive-edition-released/]Doom: The Golden Souls[/url][/b] [[b]8[/b]: [sup]everennui: 1, TheNerdTurtle2: 7[/sup]]&#10;[b]150. [url=https://www.doomworld.com/idgames/levels/doom2/Ports/a-c/cybie]Doomguy's Pimp Ventures[/url][/b] [[b]8[/b]: [sup]AnonimVio: 8[/sup]]&#10;[b]150. [url=https://www.doomworld.com/idgames/levels/doom2/d-f/dyst3]Dystopia 3: Re-Birth of Anarchy[/url][/b] [[b]8[/b]: [sup]Soundblock: 3, valkiriforce: 1, joepallai: 4[/sup]]&#10;[b]150. [url=https://www.doomworld.com/idgames/levels/doom2/Ports/g-i/holyhell]Holy Hell[/url][/b] [[b]8[/b]: [sup]Outrageous Videos: 2, bemused: 6[/sup]]&#10;[b]150. [url=https://www.doomworld.com/idgames/levels/doom2/Ports/megawads/italo]Italo-Doom[/url][/b] [[b]8[/b]: [sup]bemused: 8[/sup]]&#10;[b]150. [url=https://www.doomworld.com/idgames/levels/doom2/m-o/mangle]Mangle[/url][/b] [[b]8[/b]: [sup]bzzrak: 8[/sup]]&#10;[b]150. [url=https://www.doomworld.com/idgames/levels/doom2/megawads/manolaik]Mano Laikas: A road to Gamzatti[/url][/b] [[b]8[/b]: [sup][/sup]]&#10;[b]150. [url=https://www.doomworld.com/idgames/levels/doom2/Ports/m-o/mohu1]Monster Hunter Ltd Part I[/url][/b] [[b]8[/b]: [sup]Jaws In Space: 4, m8f: 4[/sup]]&#10;[b]150. [url=https://www.doomworld.com/idgames/levels/doom2/Ports/m-o/mohu2]Monster Hunter Ltd Part II[/url][/b] [[b]8[/b]: [sup]Jaws In Space: 4, m8f: 4[/sup]]&#10;[b]150. [url=https://www.doomworld.com/idgames/levels/doom2/Ports/m-o/nimrod]Nimrod: Ixnay on the Hombre[/url][/b] [[b]8[/b]: [sup]Graf Zahl: 8[/sup]]&#10;[b]150. [url=https://www.doomworld.com/idgames/levels/doom2/Ports/s-u/scythex]Scythe X[/url][/b] [[b]8[/b]: [sup]42PercentHealth: 2, Graf Zahl: 2, Talvi: 3, bLOCKbOYgAMES: 1[/sup]]&#10;[b]150. [url=https://www.doomworld.com/idgames/levels/doom2/Ports/megawads/skuldash]Skulldash[/url][/b] [[b]8[/b]: [sup]everennui: 2, Lorenz0: 6[/sup]]&#10;[b]150. [url=https://www.doomworld.com/forum/topic/43453-new-map-ready-to-go-the-bee-map/]The Beesong[/url][/b] [[b]8[/b]: [sup]Roofi: 8[/sup]]&#10;[b]168. [url=https://www.doomworld.com/forum/topic/108865-rc2-release-alienated-10-levels-for-gzdoom/]Alienated[/url][/b] [[b]7[/b]: [sup]Jaromir Bergmann: 7[/sup]]&#10;[b]168. [url=https://www.doomworld.com/forum/topic/92776-brigandine-rc2-updated-2017-05-13/]Brigandine[/url][/b] [[b]7[/b]: [sup]guitardz: 2, Jaromir Bergmann: 5[/sup]]&#10;[b]168. [url=http://www.moddb.com/games/doom/addons/castle-heng]Castle Heng[/url][/b] [[b]7[/b]: [sup]7hm: 7[/sup]]&#10;[b]168. [url=https://doomwiki.org/wiki/Chex_Quest#Chex_Quest_2]Chex Quest 2[/url][/b] [[b]7[/b]: [sup]bzzrak: 7[/sup]]&#10;[b]168. [url=https://www.doomworld.com/idgames/levels/doom2/Ports/a-c/cah_se]Cold as Hell[/url][/b] [[b]7[/b]: [sup]Graf Zahl: 7[/sup]]&#10;[b]168. [url=https://www.doomworld.com/idgames/levels/doom2/Ports/megawads/cif3]Community is Falling 3[/url][/b] [[b]7[/b]: [sup]NuMetalManiak: 3, Voltcom9: 4[/sup]]&#10;[b]168. [url=https://www.doomworld.com/idgames/levels/doom2/d-f/doomcity]Doom City[/url][/b] [[b]7[/b]: [sup]Jaws In Space: 4, Doomkid: 3[/sup]]&#10;[b]168. [url=http://www.moddb.com/mods/doomone/downloads/doomone-v04]Doom: One[/url][/b] [[b]7[/b]: [sup]HyperLuke: 4, Greyenko: 3[/sup]]&#10;[b]168. [url=https://www.doomworld.com/forum/topic/90173-eden/]Eden[/url][/b] [[b]7[/b]: [sup]Nirvana: 7[/sup]]&#10;[b]168. [url=https://www.doomworld.com/idgames/levels/doom2/Ports/d-f/fth666]Flashback to Hell[/url][/b] [[b]7[/b]: [sup]GarrettChan: 2, eharper256: 5[/sup]]&#10;[b]168. [url=https://www.doomworld.com/idgames/levels/doom2/Ports/g-i/iedge]Insanity's Edge[/url][/b] [[b]7[/b]: [sup]TechnoDoomed1: 7[/sup]]&#10;[b]168. [url=https://www.doomworld.com/idgames/levels/doom2/megawads/marsw301]Mars War[/url][/b] [[b]7[/b]: [sup]Roofi: 5, Rince-wind: 2[/sup]]&#10;[b]168. [url=https://www.doomworld.com/idgames/levels/doom2/Ports/megawads/mock2]Mock 2: The Speed of Stupid[/url][/b] [[b]7[/b]: [sup]AnonimVio: 7[/sup]]&#10;[b]168. [url=https://www.doomworld.com/idgames/levels/doom2/m-o/nochance]No Chance[/url][/b] [[b]7[/b]: [sup]Roofi: 7[/sup]]&#10;[b]168. [url=https://www.doomworld.com/idgames/levels/doom2/m-o/odessa_1]Odessa 1[/url][/b] [[b]7[/b]: [sup]7hm: 7[/sup]]&#10;[b]168. [url=https://www.doomworld.com/forum/topic/106058-paradise-v2-multiplayer-beta-on-page-3-4122020/]Paradise[/url][/b] [[b]7[/b]: [sup]&lt;&lt;Rewind: 6, JuanchoES: 1[/sup]]&#10;[b]168. [url=https://www.doomworld.com/idgames/levels/doom2/Ports/p-r/pwfinal]Plutonium Winds[/url][/b] [[b]7[/b]: [sup]Spectra: 7[/sup]]&#10;[b]168. [url=https://www.doomworld.com/idgames/levels/hexen/j-l/kaiser_28]Shadows of Chronos[/url][/b] [[b]7[/b]: [sup]Grain of Salt: 7[/sup]]&#10;[b]168. [url=https://www.doomworld.com/idgames/levels/doom2/Ports/megawads/intime]Somewhere in Time[/url][/b] [[b]7[/b]: [sup]STILES: 3, smeghammer: 4[/sup]]&#10;[b]168. [url=https://www.doomworld.com/idgames/levels/doom/a-c/class_ep]The Classic Episode[/url][/b] [[b]7[/b]: [sup]pcorf: 5, purist: 2[/sup]]&#10;[b]168. [url=https://forum.zdoom.org/viewtopic.php?f=42&amp;t=55741]Waterlab GZD[/url][/b] [[b]7[/b]: [sup]Phobus: 7[/sup]]&#10;[b]189. [url=https://www.doomworld.com/idgames/levels/doom2/Ports/d-f/frozent] Frozen Time[/url][/b] [[b]6[/b]: [sup]Budoka: 6[/sup]]&#10;[b]189. [url=https://www.doomworld.com/forum/topic/92542-20-monsters-community-project-released/]20 Monsters Community Project[/url][/b] [[b]6[/b]: [sup]Voltcom9: 6[/sup]]&#10;[b]189. [url=https://www.doomworld.com/idgames/levels/doom2/Ports/s-u/teitenga]Assault on Tei Tenga[/url][/b] [[b]6[/b]: [sup]Ralphis: 6[/sup]]&#10;[b]189. [url=https://www.doomworld.com/idgames/levels/doom2/a-c/castleof]Castle of the Damned[/url][/b] [[b]6[/b]: [sup]bzzrak: 6[/sup]]&#10;[b]189. [url=https://www.doomworld.com/forum/topic/98296-dark-universe-wad-released/]Dark Universe[/url][/b] [[b]6[/b]: [sup]&lt;&lt;Rewind: 6[/sup]]&#10;[b]189. [url=https://www.doomworld.com/idgames/levels/doom2/Ports/d-f/de-pkg]Demon Eclipse[/url][/b] [[b]6[/b]: [sup]Soundblock: 1, Lazorinc: 1, tchkb: 4[/sup]]&#10;[b]189. [url=https://www.doomworld.com/idgames/levels/doom/Ports/d-f/dbimpact]Double Impact[/url][/b] [[b]6[/b]: [sup]Ralphis: 6[/sup]]&#10;[b]189. [url=https://www.doomworld.com/idgames/levels/doom2/Ports/megawads/echelon]Echelon[/url][/b] [[b]6[/b]: [sup]Sky: 1, bzzrak: 5[/sup]]&#10;[b]189. [url=https://www.doomworld.com/idgames/levels/heretic/Ports/elfgp]Elf Gets Pissed[/url][/b] [[b]6[/b]: [sup]Ralphis: 6[/sup]]&#10;[b]189. [url=https://www.doomworld.com/idgames/levels/doom2/d-f/endgame]End Game[/url][/b] [[b]6[/b]: [sup]pcorf: 6[/sup]]&#10;[b]189. [url=https://www.doomworld.com/idgames/levels/doom/0-9/01fava]Fava Beans[/url][/b] [[b]6[/b]: [sup]Philnemba: 2, NaZa: 4[/sup]]&#10;[b]189. [url=https://www.doomworld.com/idgames/levels/doom2/Ports/megawads/5room]Five Rooms of Doom[/url][/b] [[b]6[/b]: [sup]HyperLuke: 6[/sup]]&#10;[b]189. [url=https://www.doomworld.com/idgames/levels/doom2/deathmatch/j-l/judas23]Judas[/url][/b] [[b]6[/b]: [sup]antares031: 6[/sup]]&#10;[b]189. [url=https://www.doomworld.com/idgames/levels/doom2/Ports/m-o/neodoom]NeoDoom[/url][/b] [[b]6[/b]: [sup]OniriA: 6[/sup]]&#10;[b]189. [url=https://www.doomworld.com/idgames/levels/doom/m-o/nukemine]Nuke Mine (Come Get Some)[/url][/b] [[b]6[/b]: [sup]Soundblock: 6[/sup]]&#10;[b]189. [url=https://www.doomworld.com/forum/topic/49008-phmlspd-boom-maps-for-people-who-like-shooting-monsters/]Phmlspd[/url][/b] [[b]6[/b]: [sup]maxmanium: 6[/sup]]&#10;[b]189. [url=http://www.wad-archive.com/wad/e5d863c72e1f5de577a3ae57745c107e]SSL2[/url][/b] [[b]6[/b]: [sup]antares031: 6[/sup]]&#10;[b]189. [url=https://www.doomworld.com/idgames/levels/doom2/Ports/m-o/massm]The Adventures of MassMouth[/url][/b] [[b]6[/b]: [sup]Ralphis: 6[/sup]]&#10;[b]189. [url=https://www.doomworld.com/idgames/levels/doom2/megawads/darken2]The Darkening Episode 2[/url][/b] [[b]6[/b]: [sup]Graf Zahl: 4, joepallai: 2[/sup]]&#10;[b]189. [url=https://www.doomworld.com/idgames/levels/doom/Ports/d-f/draftex]Thy Flesh - Turned into a draft-excluder[/url][/b] [[b]6[/b]: [sup]4everDoomed: 6[/sup]]&#10;[b]189. [url=https://www.doomworld.com/idgames/themes/terrywads/uacmnnew]UAC Military Nightmare[/url][/b] [[b]6[/b]: [sup]AnonimVio: 6[/sup]]&#10;[b]189. [url=https://www.doomworld.com/idgames/levels/doom2/deathmatch/Ports/megawads/udmx]Unidoom Deathmatch X[/url][/b] [[b]6[/b]: [sup]Ralphis: 6[/sup]]&#10;[b]189. [url=https://www.doomworld.com/idgames/levels/doom2/megawads/urania]Urania[/url][/b] [[b]6[/b]: [sup]Spectre01: 6[/sup]]&#10;[b]212. [url=https://www.doomworld.com/forum/topic/115653-1000-line-2-cp-completed/]1000 Line 2 Community Project[/url][/b] [[b]5[/b]: [sup]Horus: 5[/sup]]&#10;[b]212. [url=https://www.doomworld.com/vb/thread/71473]2048 Unleashed[/url][/b] [[b]5[/b]: [sup]eharper256: 5[/sup]]&#10;[b]212. [url=https://www.doomworld.com/idgames/levels/doom/Ports/a-c/aa_e1]Alpha Accident: Terra Nova[/url][/b] [[b]5[/b]: [sup]Rince-wind: 5[/sup]]&#10;[b]212. [url=https://www.doomworld.com/forum/topic/105451-birthday-bash-megawad-offical-release/]Birthday Bash [/url][/b] [[b]5[/b]: [sup]eharper256: 5[/sup]]&#10;[b]212. [url=https://www.doomworld.com/idgames/levels/doom/p-r/retroeps]CH Retro Episode[/url][/b] [[b]5[/b]: [sup]Diabolución: 5[/sup]]&#10;[b]212. [url=https://www.doomworld.com/idgames/levels/doom/a-c/crusades]Crusades[/url][/b] [[b]5[/b]: [sup]joepallai: 5[/sup]]&#10;[b]212. [url=https://www.doomworld.com/idgames/levels/doom/d-f/dante666]Dante's Gate[/url][/b] [[b]5[/b]: [sup]Soundblock: 5[/sup]]&#10;[b]212. [url=https://www.doomworld.com/idgames/levels/doom2/Ports/d-f/dor]Dawn of Reality[/url][/b] [[b]5[/b]: [sup][/sup]]&#10;[b]212. [url=http://www.wad-archive.com/wad/DOOM-Barracks-Zone-1]Doom Barracks Zone[/url][/b] [[b]5[/b]: [sup]HUNdebLeonidasX: 3, TheMightyHeracross: 2[/sup]]&#10;[b]212. [url=https://www.doomworld.com/forum/topic/54022-doom-center-do-you-know-that/]Doom Center[/url][/b] [[b]5[/b]: [sup]HUNdebLeonidasX: 5[/sup]]&#10;[b]212. [url=https://www.doomworld.com/forum/topic/104925-doomish-den-of-design-a-map-that-teaches-you-map-design/]Doomish Den of Design[/url][/b] [[b]5[/b]: [sup]Rince-wind: 5[/sup]]&#10;[b]212. [url=https://www.doomworld.com/idgames/levels/doom2/Ports/d-f/dripfeed]Drip Feed[/url][/b] [[b]5[/b]: [sup]Vorpal: 5[/sup]]&#10;[b]212. [url=http://www.doom2.net/mykdoom/misc/113434_e1contest.zip]e1contest﻿.wad﻿[/url][/b] [[b]5[/b]: [sup]Diabolución: 5[/sup]]&#10;[b]212. [url=https://www.doomworld.com/idgames/themes/TeamTNT/ed4_rfo/ed4_rfo1]Eternal DOOM IV: Return from Oblivion[/url][/b] [[b]5[/b]: [sup]m8f: 5[/sup]]&#10;[b]212. [url=https://www.doomworld.com/idgames/levels/doom2/deathmatch/megawads/exec]Execution[/url][/b] [[b]5[/b]: [sup]Doomkid: 5[/sup]]&#10;[b]212. [url=https://www.doomworld.com/forum/topic/105670-faithless-a-heretic-hub-final/]Faithless[/url][/b] [[b]5[/b]: [sup]Rince-wind: 5[/sup]]&#10;[b]212. [url=https://www.doomworld.com/idgames/levels/doom2/Ports/d-f/ftmtn_v2]Firetop Mountain[/url][/b] [[b]5[/b]: [sup]smeghammer: 5[/sup]]&#10;[b]212. [url=http://freedoom.github.io/download.html]Freedoom: Phase 2[/url][/b] [[b]5[/b]: [sup]Spectra: 1, Voltcom9: 1, TheMightyHeracross: 3[/sup]]&#10;[b]212. [url=https://forum.zdoom.org/viewtopic.php?f=19&amp;t=46718]Gene-Tech: Before the Storm[/url][/b] [[b]5[/b]: [sup]Graf Zahl: 5[/sup]]&#10;[b]212. [url=https://www.doomworld.com/idgames/levels/doom2/Ports/megawads/gmp]Good Morning Phobos[/url][/b] [[b]5[/b]: [sup]Bryan T: 5[/sup]]&#10;[b]212. [url=https://www.doomworld.com/idgames/levels/doom2/deathmatch/Ports/megawads/gw2]Greenwar II[/url][/b] [[b]5[/b]: [sup]Ed: 5[/sup]]&#10;[b]212. [url=https://www.doomworld.com/idgames/themes/hacx/hx11pack]Hacx[/url][/b] [[b]5[/b]: [sup]Grazza: 5[/sup]]&#10;[b]212. [url=https://www.doomworld.com/idgames/levels/doom2/Ports/g-i/inncnx2]Innocence X2[/url][/b] [[b]5[/b]: [sup]Spectra: 5[/sup]]&#10;[b]212. [url=https://www.doomworld.com/idgames/levels/doom2/m-o/mordeth]Mordeth[/url][/b] [[b]5[/b]: [sup]Vorpal: 5[/sup]]&#10;[b]212. [url=http://www.mediafire.com/file/fuurx4c98tl198i/One_Doom_s_Day.wad]One Doom's Day[/url][/b] [[b]5[/b]: [sup]Apaul27: 5[/sup]]&#10;[b]212. [url=https://www.doomworld.com/idgames/levels/doom2/m-o/osiris]Osiris[/url][/b] [[b]5[/b]: [sup]Vorpal: 5[/sup]]&#10;[b]212. [url=https://www.doomworld.com/idgames/levels/doom2/Ports/p-r/paranoid]Paranoid[/url][/b] [[b]5[/b]: [sup]termrork: 5[/sup]]&#10;[b]212. [url=https://www.doomworld.com/idgames/levels/doom2/Ports/p-r/planisf2]Planisphere 2[/url][/b] [[b]5[/b]: [sup][/sup]]&#10;[b]212. [url=https://www.doomworld.com/vb/wads-mods/67271-project-uber-idgamesd/]Project Uber[/url][/b] [[b]5[/b]: [sup]Rince-wind: 5[/sup]]&#10;[b]212. [url=https://www.doomworld.com/idgames/levels/doom2/s-u/selfish5]SELFISH5[/url][/b] [[b]5[/b]: [sup]Diabolución: 5[/sup]]&#10;[b]212. [url=https://www.doomworld.com/idgames/levels/doom2/Ports/s-u/sotnr]Shadows of The Nightmare Realm[/url][/b] [[b]5[/b]: [sup]4everDoomed: 5[/sup]]&#10;[b]212. [url=https://www.doomworld.com/idgames/levels/doom/Ports/p-r/pe1_phob]Simply Phobos[/url][/b] [[b]5[/b]: [sup]Diabolución: 5[/sup]]&#10;[b]212. [url=https://www.doomworld.com/idgames/deathmatch/skulltag/spacedm9]SpaceDM9[/url][/b] [[b]5[/b]: [sup]Ed: 5[/sup]]&#10;[b]212. [url=https://www.doomworld.com/idgames/levels/doom2/s-u/slayer]The Slayer[/url][/b] [[b]5[/b]: [sup]Vorpal: 5[/sup]]&#10;[b]212. [url=https://www.doomworld.com/forum/topic/74280-the-ultimate-doom-ii-doom-ii-levels-remade/]The Ultimate Doom II [/url][/b] [[b]5[/b]: [sup][/sup]]&#10;[b]212. [url=https://www.doomworld.com/idgames/levels/doom2/Ports/v-z/vulkan]Vulkan Episode 1[/url][/b] [[b]5[/b]: [sup]HyperLuke: 5[/sup]]&#10;[b]212. [url=https://www.doomworld.com/vb/wads-mods/71259-way-too-many-dead-guys-map05-alpha-available/]Way 2 Many Dead Guys[/url][/b] [[b]5[/b]: [sup]Nancsi: 5[/sup]]&#10;[b]212. [url=https://www.moddb.com/mods/bloodpack]ZBloodpack[/url][/b] [[b]5[/b]: [sup]smeghammer: 5[/sup]]&#10;[b]212. [url=https://www.doomworld.com/idgames/levels/doom2/Ports/v-z/zendyn_x]Zen Dynamics[/url][/b] [[b]5[/b]: [sup]Phobus: 4, TechnoDoomed1: 1[/sup]]&#10;[b]251. [url=https://forum.zdoom.org/viewtopic.php?t=47680#p810207]Batman Doom: Reborn[/url][/b] [[b]4[/b]: [sup][/sup]]&#10;[b]251. [url=https://www.doomworld.com/idgames/levels/doom2/a-c/chord2]Chord 2[/url][/b] [[b]4[/b]: [sup]Paul977: 4[/sup]]&#10;[b]251. [url=https://www.doomworld.com/files/file/10874-city-of-doom-part-i-beta-1-11/]City of DooM (Part I)[/url][/b] [[b]4[/b]: [sup][/sup]]&#10;[b]251. [url=https://www.doomworld.com/idgames/levels/doom2/Ports/a-c/cafebrk1]Coffee Break Episode 1[/url][/b] [[b]4[/b]: [sup]eharper256: 4[/sup]]&#10;[b]251. [url=https://www.doomworld.com/idgames/levels/doom2/Ports/a-c/c-shock2]Combat Shock 2[/url][/b] [[b]4[/b]: [sup]Cynical: 1, Nate River: 3[/sup]]&#10;[b]251. [url=https://www.doomworld.com/idgames/levels/doom2/Ports/a-c/crimsonh]Crimson Horizon[/url][/b] [[b]4[/b]: [sup]Paul977: 4[/sup]]&#10;[b]251. [url=https://www.doomworld.com/idgames/levels/doom2/deathmatch/Ports/megawads/crudream]Crucified Dreams[/url][/b] [[b]4[/b]: [sup]Soundblock: 4[/sup]]&#10;[b]251. [url=https://www.doomworld.com/idgames/levels/doom2/Ports/d-f/dcity2_5]Damned City 2[/url][/b] [[b]4[/b]: [sup][/sup]]&#10;[b]251. [url=https://www.doomworld.com/idgames/levels/doom2/Ports/d-f/dark7]Dark 7 (with Mission Pack)[/url][/b] [[b]4[/b]: [sup]smeghammer: 4[/sup]]&#10;[b]251. [url=https://www.doomworld.com/idgames/levels/doom2/d-f/earth]Earth[/url][/b] [[b]4[/b]: [sup]ShoDemo: 3, TheNerdTurtle2: 1[/sup]]&#10;[b]251. [url=https://www.doomworld.com/forum/topic/94601-empyrion_v39-14-udmf-coop-maps-with-single-player-support/]Empyrion[/url][/b] [[b]4[/b]: [sup]Gaia74: 4[/sup]]&#10;[b]251. [url=https://www.doomworld.com/idgames/levels/doom2/Ports/g-i/impencse]Imp Encounter[/url][/b] [[b]4[/b]: [sup]AnonimVio: 4[/sup]]&#10;[b]251. [url=https://www.doomworld.com/forum/topic/74792-jiffy-bag-a-speedmap-megawad-rc2-released/]Jiffy Bag[/url][/b] [[b]4[/b]: [sup]TheNerdTurtle2: 4[/sup]]&#10;[b]251. [url=https://www.doomworld.com/idgames/levels/doom2/Ports/j-l/khorus]Khorus[/url][/b] [[b]4[/b]: [sup]NuMetalManiak: 4[/sup]]&#10;[b]251. [url=https://www.doomworld.com/files/file/15671-mapgame/]Mapgame[/url][/b] [[b]4[/b]: [sup]m8f: 4[/sup]]&#10;[b]251. [url=https://www.doomworld.com/idgames/levels/doom2/Ports/m-o/nfh2]Neighborhood From Hell[/url][/b] [[b]4[/b]: [sup][/sup]]&#10;[b]251. [url=https://www.doomworld.com/idgames/levels/doom2/Ports/megawads/nova2]Nova II: New Dawn[/url][/b] [[b]4[/b]: [sup]Not Jabba: 3, dylux: 1[/sup]]&#10;[b]251. [url=https://www.doomworld.com/idgames/levels/doom2/Ports/s-u/sinedie]Sine Die[/url][/b] [[b]4[/b]: [sup]bLOCKbOYgAMES: 4[/sup]]&#10;[b]251. [url=https://www.doomworld.com/idgames/levels/doom2/Ports/megawads/sf3]Slaughterfest 3[/url][/b] [[b]4[/b]: [sup]Nazgul9: 4[/sup]]&#10;[b]251. [url=https://www.doomworld.com/idgames/levels/doom2/Ports/v-z/zanspid]Spidersilk[/url][/b] [[b]4[/b]: [sup][/sup]]&#10;[b]251. [url=https://mikestoybox.net/2017/01/04/strange-aeons/]Strange Aeons[/url][/b] [[b]4[/b]: [sup][/sup]]&#10;[b]251. [url=https://www.doomworld.com/idgames/levels/doom2/d-f/enigma]The Enigma Episode[/url][/b] [[b]4[/b]: [sup]T-Rex: 3, valkiriforce: 1[/sup]]&#10;[b]251. [url=https://www.doomworld.com/idgames/levels/doom/megawads/nmdu]The Ultimate NMD [/url][/b] [[b]4[/b]: [sup]eharper256: 4[/sup]]&#10;[b]251. [url=http://odamex.net/boards/index.php?topic=2246.0]UAC Ultra 2[/url][/b] [[b]4[/b]: [sup]Sky: 4[/sup]]&#10;[b]251. [url=https://www.doomworld.com/idgames/levels/doom2/Ports/m-o/ma_val]Valhalla[/url][/b] [[b]4[/b]: [sup]4everDoomed: 4[/sup]]&#10;[b]251. [url=https://www.doomworld.com/idgames/levels/doom2/Ports/v-z/vrack]Vrack[/url][/b] [[b]4[/b]: [sup]bzzrak: 4[/sup]]&#10;[b]251. [url=https://www.doomworld.com/idgames/levels/doom2/Ports/v-z/vrack3]Vrack 3[/url][/b] [[b]4[/b]: [sup]Spectra: 4[/sup]]&#10;[b]278. [url=https://cloud.mail.ru/public/83f617a62867/1993.WAD]1993[/url][/b] [[b]3[/b]: [sup]Apaul27: 3[/sup]]&#10;[b]278. [url=https://www.doomworld.com/forum/topic/93734-doomworld-community-top-wads-of-all-time/?page=4]2castles[/url][/b] [[b]3[/b]: [sup]Soundblock: 3[/sup]]&#10;[b]278. [url=https://www.doomworld.com/forum/topic/90605-v04-a-boy-and-his-barrel-a-secret-is-revealed/]A Boy and His Barrel[/url][/b] [[b]3[/b]: [sup]Dragonfly: 3[/sup]]&#10;[b]278. [url=https://www.doomworld.com/files/file/18491-absolutely-killed/]Absolutely Killed[/url][/b] [[b]3[/b]: [sup]NoisyVelvet: 3[/sup]]&#10;[b]278. [url=https://www.doomworld.com/idgames/levels/doom/Ports/a-c/aaawake]Awakening[/url][/b] [[b]3[/b]: [sup]Graf Zahl: 3[/sup]]&#10;[b]278. [url=https://www.doomworld.com/idgames/levels/doom2/Ports/a-c/bbv11]Botanic Biosphere[/url][/b] [[b]3[/b]: [sup]Jaromir Bergmann: 3[/sup]]&#10;[b]278. [url=https://www.doomworld.com/idgames/levels/doom2/a-c/chord1]Chord 1[/url][/b] [[b]3[/b]: [sup]Paul977: 3[/sup]]&#10;[b]278. [url=https://www.doomworld.com/idgames/levels/doom2/Ports/a-c/chord3]Chord 3[/url][/b] [[b]3[/b]: [sup]Paul977: 3[/sup]]&#10;[b]278. [url=https://www.doomworld.com/idgames/levels/doom2/a-c/chordg]Chord G[/url][/b] [[b]3[/b]: [sup]Paul977: 3[/sup]]&#10;[b]278. [url=https://www.doomworld.com/idgames/levels/doom2/Ports/a-c/cityass]City Assault[/url][/b] [[b]3[/b]: [sup][/sup]]&#10;[b]278. [url=https://www.doomworld.com/idgames/levels/doom2/Ports/megawads/cchest3]Community Chest 3[/url][/b] [[b]3[/b]: [sup]Mr. Freeze: 3[/sup]]&#10;[b]278. [url=https://www.doomworld.com/idgames/levels/doom2/Ports/a-c/crapirc5]Crapi[/url][/b] [[b]3[/b]: [sup]Archie550: 3[/sup]]&#10;[b]278. [url=https://www.doomworld.com/idgames/levels/doom2/d-f/darkcvnt]Dark Covenant[/url][/b] [[b]3[/b]: [sup]NuMetalManiak: 2, bonnie: 1[/sup]]&#10;[b]278. [url=https://www.doomworld.com/idgames/levels/doom2/d-f/demondrv]DEMON DRIVER!!!![/url][/b] [[b]3[/b]: [sup]smeghammer: 3[/sup]]&#10;[b]278. [url=https://www.doomworld.com/idgames/levels/doom2/Ports/d-f/darknes2]Disciples of Darkness[/url][/b] [[b]3[/b]: [sup]Nirvana: 3[/sup]]&#10;[b]278. [url=https://www.doomworld.com/idgames/levels/doom2/d-f/europe]Europe[/url][/b] [[b]3[/b]: [sup][/sup]]&#10;[b]278. [url=https://www.doomworld.com/idgames/levels/doom2/megawads/fragport]Fragport[/url][/b] [[b]3[/b]: [sup]P41R47: 3[/sup]]&#10;[b]278. [url=http://freedoom.github.io/download.html]Freedoom: Phase 1[/url][/b] [[b]3[/b]: [sup]Chamelenoel: 3[/sup]]&#10;[b]278. [url=https://forum.zdoom.org/viewtopic.php?f=19&amp;t=13397#p273718]Hell-Forged[/url][/b] [[b]3[/b]: [sup][/sup]]&#10;[b]278. [url=http://xsnake.free.fr/invasion/shots.htm]Invasion UAC[/url][/b] [[b]3[/b]: [sup]Red-XIII: 3[/sup]]&#10;[b]278. [url=https://www.doomworld.com/idgames/levels/doom2/Ports/j-l/los]Legacy of Suffering[/url][/b] [[b]3[/b]: [sup]MFG38: 3[/sup]]&#10;[b]278. [url=https://www.moddb.com/mods/brutal-doom/addons/brutalized-doom-and-doom-ii]Maps of Chaos[/url][/b] [[b]3[/b]: [sup][/sup]]&#10;[b]278. [url=https://www.doomworld.com/idgames/levels/doom2/p-r/phobos2]Phobos[/url][/b] [[b]3[/b]: [sup]Jaws In Space: 3[/sup]]&#10;[b]278. [url=https://www.doomworld.com/idgames/levels/doom2/megawads/pizzas]Pizza Steve[/url][/b] [[b]3[/b]: [sup]Bryan T: 3[/sup]]&#10;[b]278. [url=https://www.doomworld.com/idgames/levels/doom2/Ports/p-r/pleiades]Pleiades[/url][/b] [[b]3[/b]: [sup][/sup]]&#10;[b]278. [url=https://www.doomworld.com/idgames/music/plutmidi]Plutonia MIDI Pack[/url][/b] [[b]3[/b]: [sup]Diabolución: 1, DJVCardMaster: 2[/sup]]&#10;[b]278. [url=https://www.doomworld.com/idgames/?id=19249]Preacher[/url][/b] [[b]3[/b]: [sup]DoomDork: 3[/sup]]&#10;[b]278. [url=https://www.elzee.co.nz/rotttc/index.html]Return of the Triad[/url][/b] [[b]3[/b]: [sup][/sup]]&#10;[b]278. [url=https://www.doomworld.com/idgames/levels/doom2/Ports/p-r/rush]Rush[/url][/b] [[b]3[/b]: [sup]Nirvana: 2, I_Punch_Demons: 1[/sup]]&#10;[b]278. [url=https://www.doomworld.com/idgames/levels/hexen/s-u/serpent]Serpent: Resurrection[/url][/b] [[b]3[/b]: [sup]TheMightyHeracross: 3[/sup]]&#10;[b]278. [url=https://www.doomworld.com/idgames/levels/doom2/Ports/s-u/t3st]T3ST[/url][/b] [[b]3[/b]: [sup]bzzrak: 3[/sup]]&#10;[b]278. [url=https://doomwiki.org/wiki/The_Lost_Episodes_of_Doom]The Lost Episodes of Doom[/url][/b] [[b]3[/b]: [sup]Diabolución: 3[/sup]]&#10;[b]278. [url=https://www.doomworld.com/idgames/levels/doom/s-u/smb_v102]The Sky May Be[/url][/b] [[b]3[/b]: [sup]AnonimVio: 3[/sup]]&#10;[b]278. [url=https://www.doomworld.com/idgames/levels/doom2/deathmatch/s-u/udm3]Unidoom DM 3[/url][/b] [[b]3[/b]: [sup]Doomkid: 3[/sup]]&#10;[b]278. [url=https://www.doomworld.com/idgames/levels/doom2/Ports/v-z/vrack2b]Vrack 2[/url][/b] [[b]3[/b]: [sup]smeghammer: 3[/sup]]&#10;[b]313. [url=https://www.doomworld.com/idgames/levels/doom2/megawads/1monster]1 Monster Megawad[/url][/b] [[b]2[/b]: [sup]TheNerdTurtle2: 2[/sup]]&#10;[b]313. [url=https://www.doomworld.com/idgames/levels/doom2/megawads/3ha3]3 Heures d'agonie 3[/url][/b] [[b]2[/b]: [sup]Roofi: 2[/sup]]&#10;[b]313. [url=https://www.doomworld.com/idgames/levels/doom2/Ports/0-9/30kmaps]30,000 Levels[/url][/b] [[b]2[/b]: [sup]AnonimVio: 2[/sup]]&#10;[b]313. [url=https://www.doomworld.com/idgames/levels/doom2/Ports/a-c/aeternum]Aeternum[/url][/b] [[b]2[/b]: [sup]42PercentHealth: 1, Budoka: 1[/sup]]&#10;[b]313. [url=https://www.doomworld.com/idgames/levels/doom2/a-c/area51]Area 51[/url][/b] [[b]2[/b]: [sup]Doomkid: 2[/sup]]&#10;[b]313. [url=https://www.doomworld.com/idgames/levels/doom2/Ports/a-c/bldstlp]Bloody Steel[/url][/b] [[b]2[/b]: [sup]ella guro: 2[/sup]]&#10;[b]313. [url=https://www.doomworld.com/idgames/levels/doom2/Ports/s-u/tcotd]City of the Damned[/url][/b] [[b]2[/b]: [sup]HUNdebLeonidasX: 2[/sup]]&#10;[b]313. [url=https://www.doomworld.com/idgames/levels/doom2/megawads/cleim20p]Cleimos 2[/url][/b] [[b]2[/b]: [sup]valkiriforce: 2[/sup]]&#10;[b]313. [url=https://www.doomworld.com/forum/topic/116046-dbp26-the-city-of-damned-children/]DBP26: The City of Damned Children[/url][/b] [[b]2[/b]: [sup]Rince-wind: 2[/sup]]&#10;[b]313. [url=https://www.doomworld.com/idgames/levels/doom2/megawads/d2reload]Doom 2 Reloaded[/url][/b] [[b]2[/b]: [sup]Odal: 2[/sup]]&#10;[b]313. [url=https://www.doomworld.com/idgames/levels/doom/megawads/et]Endless Torture[/url][/b] [[b]2[/b]: [sup]soner du: 2[/sup]]&#10;[b]313. [url=https://www.doomworld.com/idgames/levels/heretic/Ports/curse]Heretic - Curse of D'sparil[/url][/b] [[b]2[/b]: [sup]JudgeDeadd: 2[/sup]]&#10;[b]313. [url=http://www.mediafire.com/file/lgqjfqjy381ybic/Ice_Rage.zip]Ice Rage[/url][/b] [[b]2[/b]: [sup]Chamelenoel: 2[/sup]]&#10;[b]313. [url=https://www.doomworld.com/idgames/levels/doom2/Ports/d-f/dmdjm01]Jagermorder: Chemical Lab[/url][/b] [[b]2[/b]: [sup]Soundblock: 2[/sup]]&#10;[b]313. [url=https://www.doomworld.com/idgames/levels/doom2/megawads/kssht]Khorus' Speedy Shit[/url][/b] [[b]2[/b]: [sup]Phobus: 2[/sup]]&#10;[b]313. [url=https://www.doomworld.com/idgames/levels/doom2/a-c/bldnight]One Bloody Night[/url][/b] [[b]2[/b]: [sup]WH-Wilou84: 1, T-Rex: 1[/sup]]&#10;[b]313. [url=https://www.doomworld.com/forum/topic/85755-rf1024-i-dont-know-whats-going-on-with-this-title-anymore/]Rf 1024[/url][/b] [[b]2[/b]: [sup]JudgeDeadd: 2[/sup]]&#10;[b]313. [url=https://www.wad-archive.com/wad/be21919b261d404e694dd19e88bfaea2]Rocket Space Jumping[/url][/b] [[b]2[/b]: [sup]Red-XIII: 2[/sup]]&#10;[b]313. [url=https://www.doomworld.com/idgames/levels/doom2/0-9/666]Sector 666[/url][/b] [[b]2[/b]: [sup]bzzrak: 2[/sup]]&#10;[b]313. [url=https://www.doomworld.com/idgames/levels/doom2/Ports/megawads/mayhem17]Super MAYhem 17[/url][/b] [[b]2[/b]: [sup]Octillion: 2[/sup]]&#10;[b]313. [url=https://www.doomworld.com/idgames/levels/doom2/a-c/aboosysv]System Vices[/url][/b] [[b]2[/b]: [sup]Grazza: 2[/sup]]&#10;[b]313. [url=https://www.doomworld.com/idgames/themes/university/trinity2]The Unholy Trinity[/url][/b] [[b]2[/b]: [sup]Soundblock: 2[/sup]]&#10;[b]313. [url=https://www.doomworld.com/idgames/levels/doom2/Ports/megawads/thtthren]THT: Threnody[/url][/b] [[b]2[/b]: [sup]Doomkid: 2[/sup]]&#10;[b]336. [url=https://www.doomworld.com/idgames/levels/doom2/Ports/a-c/bermuda]Bermuda Triangle[/url][/b] [[b]1[/b]: [sup]Doomkid: 1[/sup]]&#10;[b]336. [url=https://www.doomworld.com/idgames/levels/doom2/Ports/a-c/chungus]Big Chungus' Symphony[/url][/b] [[b]1[/b]: [sup]Archie550: 1[/sup]]&#10;[b]336. [url=https://www.doomworld.com/idgames/levels/doom2/Ports/a-c/coecits]Castle of Eternal Carrot in the Sky[/url][/b] [[b]1[/b]: [sup]Jaws In Space: 1[/sup]]&#10;[b]336. [url=https://www.doomworld.com/idgames/levels/doom/a-c/cleim10]Cleimos[/url][/b] [[b]1[/b]: [sup]Soundblock: 1[/sup]]&#10;[b]336. [url=https://www.doomworld.com/idgames/levels/doom2/Ports/a-c/c-shock]Combat Shock[/url][/b] [[b]1[/b]: [sup]WH-Wilou84: 1[/sup]]&#10;[b]336. [url=https://www.doomworld.com/idgames/levels/doom/a-c/acheron]Crossing Acheron[/url][/b] [[b]1[/b]: [sup]joepallai: 1[/sup]]&#10;[b]336. [url=https://www.doomworld.com/idgames/levels/doom2/a-c/cygnus20]Cygnus IV[/url][/b] [[b]1[/b]: [sup]Philnemba: 1[/sup]]&#10;[b]336. [url=https://s3-eu-west-1.amazonaws.com/dtwid/dtwidmus.zip]dtwidmus.wad﻿[/url][/b] [[b]1[/b]: [sup]Diabolución: 1[/sup]]&#10;[b]336. [url=https://www.doomworld.com/idgames/levels/doom/d-f/eternity]Eternity[/url][/b] [[b]1[/b]: [sup]bonnie: 1[/sup]]&#10;[b]336. [url=https://www.doomworld.com/idgames/levels/doom/d-f/extremal]Extremal Doom[/url][/b] [[b]1[/b]: [sup]Grazza: 1[/sup]]&#10;[b]336. [url=https://www.doomworld.com/idgames/levels/doom2/deathmatch/megawads/gothicdm]Gothic DM[/url][/b] [[b]1[/b]: [sup]Soundblock: 1[/sup]]&#10;[b]336. [url=https://www.doomworld.com/idgames/levels/doom2/deathmatch/Ports/g-i/greenwar]Green War[/url][/b] [[b]1[/b]: [sup]joepallai: 1[/sup]]&#10;[b]336. [url=https://doomwiki.org/wiki/Grezzo_2]Grezzo 2[/url][/b] [[b]1[/b]: [sup]AnonimVio: 1[/sup]]&#10;[b]336. [url=https://www.doomworld.com/idgames/levels/doom/j-l/lithe2m1]LithE2M1[/url][/b] [[b]1[/b]: [sup]bzzrak: 1[/sup]]&#10;[b]336. [url=https://www.doomworld.com/idgames/levels/doom2/megawads/mlm12]Mini-Level Megawad[/url][/b] [[b]1[/b]: [sup]Phobus: 1[/sup]]&#10;[b]336. [url=https://www.doomworld.com/forum/topic/85907-nefertitiwad-6-maps/#comment-1554820]Nefertiti[/url][/b] [[b]1[/b]: [sup]NoisyVelvet: 1[/sup]]&#10;[b]336. [url=https://www.doomworld.com/idgames/levels/doom2/m-o/nostromo]Nostromo's Run[/url][/b] [[b]1[/b]: [sup][/sup]]&#10;[b]336. [url=https://www.doomworld.com/idgames/levels/doom2/m-o/obtic11]Obituary[/url][/b] [[b]1[/b]: [sup]T-Rex: 1[/sup]]&#10;[b]336. [url=http://thekinsie.com/reelism/]Reelism[/url][/b] [[b]1[/b]: [sup]HUNdebLeonidasX: 1[/sup]]&#10;[b]336. [url=https://www.doomworld.com/idgames/levels/doom2/Ports/s-u/spagheti]Spicy Evil Spaghetti[/url][/b] [[b]1[/b]: [sup]everennui: 1[/sup]]&#10;[b]336. [url=https://doomwiki.org/wiki/SQUARES]SQUARES[/url][/b] [[b]1[/b]: [sup]STILES: 1[/sup]]&#10;[b]336. [url=https://www.doomworld.com/idgames/levels/doom2/megawads/darken]The Darkening Episode 1[/url][/b] [[b]1[/b]: [sup]ASaltShaker: 1[/sup]]&#10;[b]336. [url=https://www.doomworld.com/idgames/levels/doom2/s-u/tdevil2]The Devilz Work[/url][/b] [[b]1[/b]: [sup]everennui: 1[/sup]]&#10;[b]336. [url=https://www.doomworld.com/idgames/levels/doom2/megawads/rebirth]The Rebirth[/url][/b] [[b]1[/b]: [sup]Malrionn: 1[/sup]]&#10;[b]336. [url=https://www.doomworld.com/idgames/levels/doom2/s-u/ttp-rp]The Troopers' Playground[/url][/b] [[b]1[/b]: [sup]T-Rex: 1[/sup]]&#10;[b]336. [url=https://www.doomworld.com/idgames/levels/doom2/megawads/twzone]The Twilight Zone[/url][/b] [[b]1[/b]: [sup]T-Rex: 1[/sup]]&#10;[b]336. [url=https://www.doomworld.com/forum/topic/65009-zdoom-the-ultimate-icon-of-sin/]The Ultimate Icon of Sin[/url][/b] [[b]1[/b]: [sup]Soundblock: 1[/sup]]&#10;[b]336. [url=https://www.doomworld.com/idgames/levels/doom/megawads/unalign]UnAligned[/url][/b] [[b]1[/b]: [sup]yakfak: 1[/sup]]&#10;[b]336. [url=https://www.doomworld.com/files/file/18387-vispire/]Vispire[/url][/b] [[b]1[/b]: [sup]NoisyVelvet: 1[/sup]]&#10;[b]336. [url=https://www.doomworld.com/idgames/levels/doom2/Ports/v-z/whitemar]Whitemare[/url][/b] [[b]1[/b]: [sup]Pierrot: 1[/sup]]&#10;&#10;&#10;WADs: 365&#10;Voters: 132" calcext:value-type="string" table:number-columns-spanned="3" table:number-rows-spanned="1">
            <text:p>[b]1. [url=https://www.doomworld.com/idgames/levels/doom2/Ports/megawads/scythe2]Scythe 2[/url][/b] [[b]330[/b]: [sup]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[/sup]]</text:p>
            <text:p>[b]2. [url=https://www.doomworld.com/idgames/levels/doom2/Ports/megawads/aaliens]Ancient Aliens[/url][/b] [[b]313[/b]: [sup]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[/sup]]</text:p>
            <text:p>[b]3. [url=https://www.doomworld.com/idgames/levels/doom2/megawads/av]Alien Vendetta[/url][/b] [[b]312[/b]: [sup]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[/sup]]</text:p>
            <text:p>[b]4. [url=https://www.doomworld.com/idgames/levels/doom2/megawads/scythe]Scythe[/url][/b] [[b]304[/b]: [sup]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[/sup]]</text:p>
            <text:p>[b]5. [url=https://www.doomworld.com/idgames/levels/doom2/Ports/megawads/valiant]Valiant[/url][/b] [[b]298[/b]: [sup]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[/sup]]</text:p>
            <text:p>[b]6. [url=https://www.doomworld.com/idgames/levels/doom2/megawads/btsx_e1]Back to Saturn X E1: Get Out of My Stations[/url][/b] [[b]237[/b]: [sup]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[/sup]]</text:p>
            <text:p>[b]7. [url=https://www.doomworld.com/idgames/levels/doom2/Ports/megawads/sunlust]Sunlust[/url][/b] [[b]224[/b]: [sup]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[/sup]]</text:p>
            <text:p>[b]8. [url=https://www.doomworld.com/idgames/levels/doom2/megawads/pl2]Plutonia 2[/url][/b] [[b]169[/b]: [sup]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[/sup]]</text:p>
            <text:p>[b]9. [url=https://www.doomworld.com/forum/topic/103425-final-release-eviternity/]Eviternity[/url][/b] [[b]143[/b]: [sup]JudgeDeadd: 4, Woolie Wool: 9, ReaperAA: 10, pcorf: 6, Gaia74: 7, Polri: 5, Tartlman: 8, Worm318: 8, Makedounia: 7, I_Punch_Demons: 8, Deadwing: 8, Hansen79: 5, Endless: 8, &lt;&lt;Rewind: 6, Deflektor: 5, DooM Bear: 10, ASaltShaker: 5, JuanchoES: 9, E.M.: 5, Horus: 10[/sup]]</text:p>
            <text:p>[b]10. [url=https://www.doomworld.com/idgames/themes/hr/hr]Hell Revealed[/url][/b] [[b]128[/b]: [sup]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[/sup]]</text:p>
            <text:p>[b]11. [url=https://www.doomworld.com/idgames/levels/doom2/Ports/megawads/gd]Going Down[/url][/b] [[b]124[/b]: [sup]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[/sup]]</text:p>
            <text:p>[b]12. [url=https://www.doomworld.com/forum/topic/46002-sunder-updated-with-new-maps-huzzah/]Sunder[/url][/b] [[b]114[/b]: [sup]Nine Inch Heels: 9, HyperLuke: 3, Ed: 5, Forli: 2, WH-Wilou84: 3, Nate River: 6, Talvi: 4, Outrageous Videos: 10, GarrettChan: 8, Soundblock: 10, Lazorinc: 4, SGS Man: 1, bemused: 10, Nirvana: 8, Archie550: 10, Gaia74: 6, Nazgul9: 9, &lt;&lt;Rewind: 6[/sup]]</text:p>
            <text:p>[b]13. [url=https://www.doomworld.com/idgames/themes/mm/mm_allup]Memento Mori[/url][/b] [[b]111[/b]: [sup]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[/sup]]</text:p>
            <text:p>[b]14. [url=https://www.doomworld.com/idgames/themes/hr/hr2final]Hell Revealed II[/url][/b] [[b]106[/b]: [sup]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[/sup]]</text:p>
            <text:p>[b]15. [url=https://www.doomworld.com/idgames/levels/doom2/Ports/megawads/resurge]Resurgence[/url][/b] [[b]88[/b]: [sup]42PercentHealth: 9, Not Jabba: 6, Cynical: 4, Archvile Hunter: 5, Spectre01: 1, fveitsi: 5, JudgeDeadd: 2, darkreaver: 2, Talvi: 2, StoneMason: 5, GarrettChan: 3, Bryan T: 4, NoisyVelvet: 10, tmorrow: 2, Budoka: 8, Nazgul9: 8, SilverMiner: 5, DoomDork: 7[/sup]]</text:p>
            <text:p>[b]16. [url=https://www.doomworld.com/idgames/levels/doom2/Ports/megawads/sodfinal]Speed of Doom[/url][/b] [[b]87[/b]: [sup]Not Jabba: 2, Archvile Hunter: 5, WH-Wilou84: 5, darkreaver: 8, Outrageous Videos: 6, StoneMason: 5, Grain of Salt: 4, bemused: 5, Squadallah: 6, tmorrow: 3, Budoka: 6, Ziad EL Zein: 5, Polri: 4, Nazgul9: 8, Makedounia: 1, DOEL: 5, Pierrot: 9[/sup]]</text:p>
            <text:p>[b]17. [url=https://www.doomworld.com/idgames/levels/doom2/megawads/ksutra]Kama Sutra[/url][/b] [[b]83[/b]: [sup]Grazza: 7, fveitsi: 5, T-Rex: 5, Roofi: 4, StoneMason: 5, Philnemba: 7, Grain of Salt: 6, tmorrow: 3, purist: 5, Scorpius: 7, eharper256: 4, SilverMiner: 2, Pierrot: 10, smeghammer: 5, P41R47: 8[/sup]]</text:p>
            <text:p>[b]18. [url=https://www.doomworld.com/forum/topic/69960-back-to-saturn-x-episode-2-public-beta-2-critical-map15-fixes-included/]Back to Saturn X E2: Tower in the Fountain of Sparks[/url][/b] [[b]78[/b]: [sup]Malrionn: 6, JudgeDeadd: 3, Talvi: 4, StoneMason: 10, Woolie Wool: 10, dylux: 10, m8f: 10, Polri: 5, Ivory Duke: 2, rdwpa: 4, Hansen79: 5, &lt;&lt;Rewind: 4, Marn: 5[/sup]]</text:p>
            <text:p>[b]18. [url=https://www.doomworld.com/idgames/themes/mm/mm2]Memento Mori 2[/url][/b] [[b]78[/b]: [sup]ella guro: 3, Dime: 2, justsomemusicguy: 4, T-Rex: 2, bLOCKbOYgAMES: 6, valkiriforce: 10, Altima: 1, Squadallah: 5, Budoka: 3, pcorf: 5, Octillion: 1, STILES: 10, Polri: 1, joepallai: 2, DJVCardMaster: 4, Scorpius: 9, SilverMiner: 10[/sup]]</text:p>
            <text:p>[b]20. [url=https://www.doomworld.com/idgames/levels/doom2/Ports/d-f/dvii-1i]Deus Vult II[/url][/b] [[b]74[/b]: [sup]Cynical: 10, NuMetalManiak: 10, justsomemusicguy: 7, JudgeDeadd: 2, Talvi: 4, Greyenko: 8, Philnemba: 9, bemused: 1, NoisyVelvet: 3, Archie550: 7, Polri: 3, &lt;&lt;Rewind: 5, Marn: 5[/sup]]</text:p>
            <text:p>[b]20. [url=https://www.doomworld.com/idgames/levels/doom2/Ports/megawads/hellbnd]Hellbound[/url][/b] [[b]74[/b]: [sup]Not Jabba: 2, Spectre01: 8, Malrionn: 7, bLOCKbOYgAMES: 9, HUNdebLeonidasX: 7, Bryan T: 9, Odal: 6, Archie550: 2, Octillion: 10, Polri: 1, OniriA: 8, E.M.: 5[/sup]]</text:p>
            <text:p>[b]22. [url=https://www.doomworld.com/idgames/levels/doom2/megawads/requiem]Requiem[/url][/b] [[b]66[/b]: [sup]ella guro: 1, roadworx: 2, WH-Wilou84: 4, justsomemusicguy: 8, T-Rex: 9, valkiriforce: 6, NaZa: 6, tmorrow: 2, pcorf: 5, DJVCardMaster: 3, Scorpius: 6, I_Punch_Demons: 7, ASaltShaker: 7[/sup]]</text:p>
            <text:p>[b]23. [url=https://www.doomworld.com/idgames/levels/doom2/megawads/d2twid]Doom II the Way id Did[/url][/b] [[b]61[/b]: [sup]Dime: 8, NoisyVelvet: 5, ReaperAA: 2, pcorf: 5, purist: 10, Polri: 3, CinnamonKilljoy: 8, Makedounia: 5, Endless: 3, Marn: 5, Warrex: 2, E.M.: 5[/sup]]</text:p>
            <text:p>[b]24. [url=https://www.doomworld.com/idgames/levels/doom/megawads/dtwid]Doom the Way id Did[/url][/b] [[b]59[/b]: [sup]Mr. Freeze: 4, Malrionn: 2, MFG38: 4, WH-Wilou84: 1, Greyenko: 9, Altima: 6, ReaperAA: 1, Ziad EL Zein: 5, purist: 5, Polri: 4, CinnamonKilljoy: 7, eharper256: 4, Endless: 2, Warrex: 5[/sup]]</text:p>
            <text:p>[b]24. [url=https://www.doomworld.com/idgames/levels/doom2/Ports/p-r/pirates]Pirate Doom[/url][/b] [[b]59[/b]: [sup]Jaws In Space: 10, Dime: 5, Phobus: 6, Dragonfly: 7, Soundblock: 2, Archie550: 6, Rince-wind: 5, CinnamonKilljoy: 7, Payload4367: 6, SilverMiner: 5[/sup]]</text:p>
            <text:p>[b]26. [url=https://doomwiki.org/wiki/No_Rest_for_the_Living]No Rest for the Living[/url][/b] [[b]55[/b]: [sup]Vorpal: 5, Nancsi: 9, ReaperAA: 6, Diabolución: 10, 4everDoomed: 7, STILES: 7, CinnamonKilljoy: 3, Endless: 6, waciej: 2[/sup]]</text:p>
            <text:p>[b]27. [url=https://www.doomworld.com/idgames/levels/doom/Ports/megawads/neis]No End in Sight[/url][/b] [[b]52[/b]: [sup]Not Jabba: 5, Vorpal: 5, ella guro: 6, yakfak: 9, NoisyVelvet: 1, STILES: 6, Polri: 5, Tartlman: 6, Worm318: 9[/sup]]</text:p>
            <text:p>[b]28. [url=https://www.doomworld.com/idgames/levels/doom2/Ports/megawads/cchest4]Community Chest 4[/url][/b] [[b]51[/b]: [sup]Malrionn: 10, Phobus: 3, HUNdebLeonidasX: 4, Ziad EL Zein: 5, Simomarchi: 5, STILES: 9, Polri: 2, eharper256: 5, Pierrot: 3, Endless: 3, Horus: 2[/sup]]</text:p>
            <text:p>[b]28. [url=https://www.doomworld.com/idgames/levels/doom2/megawads/epic2]Epic 2[/url][/b] [[b]51[/b]: [sup]ShoDemo: 6, NuMetalManiak: 9, Spectre01: 7, yakfak: 2, Talvi: 2, HUNdebLeonidasX: 9, TheMightyHeracross: 5, Archie550: 5, OniriA: 2, DOEL: 4[/sup]]</text:p>
            <text:p>[b]30. [url=https://www.doomworld.com/idgames/levels/doom2/Ports/v-z/vanguard]Vanguard[/url][/b] [[b]50[/b]: [sup]Cynical: 5, Spectre01: 3, 7hm: 4, GarrettChan: 5, Poncho: 9, Nirvana: 4, Budoka: 2, Lorenz0: 1, guitardz: 5, Makedounia: 10, Ivory Duke: 1, DOEL: 1[/sup]]</text:p>
            <text:p>[b]31. [url=https://www.doomworld.com/idgames/levels/doom2/Ports/megawads/jpcp]Japanese Community Project[/url][/b] [[b]49[/b]: [sup]Not Jabba: 6, Archvile Hunter: 5, antares031: 5, ella guro: 7, JudgeDeadd: 2, Soundblock: 1, Payload4367: 1, Tartlman: 6, I_Punch_Demons: 4, DOEL: 7, Endless: 5[/sup]]</text:p>
            <text:p>[b]31. [url=http://adventuresofsquare.com/downloads.php]The Adventures of Square[/url][/b] [[b]49[/b]: [sup]Sky: 9, ShoDemo: 5, Ed: 5, JudgeDeadd: 5, Woolie Wool: 8, Squadallah: 7, termrork: 5, Marn: 5[/sup]]</text:p>
            <text:p>[b]33. [url=https://www.romerogames.ie/si6il/]SIGIL[/url][/b] [[b]48[/b]: [sup]Diabolución: 10, 4everDoomed: 4, Jaromir Bergmann: 10, STILES: 2, termrork: 5, Worm318: 2, Deadwing: 6, &lt;&lt;Rewind: 2, DooM Bear: 7[/sup]]</text:p>
            <text:p>[b]34. [url=https://www.doomworld.com/idgames/levels/doom2/Ports/megawads/alt]A.L.T.[/url][/b] [[b]46[/b]: [sup]Not Jabba: 7, Spectre01: 2, ella guro: 10, yakfak: 10, Rince-wind: 5, Hansen79: 5, P41R47: 7[/sup]]</text:p>
            <text:p>[b]35. [url=https://www.doomworld.com/idgames/levels/doom2/Ports/megawads/1024]Congestion 1024[/url][/b] [[b]45[/b]: [sup]Mr. Freeze: 5, HyperLuke: 7, Voltcom9: 5, bonnie: 4, Dragonfly: 6, Philnemba: 5, Hansen79: 3, waciej: 10[/sup]]</text:p>
            <text:p>[b]35. [url=https://www.doomworld.com/idgames/levels/doom2/s-u/sid]Suspended in Dusk[/url][/b] [[b]45[/b]: [sup]Sky: 2, WH-Wilou84: 3, bLOCKbOYgAMES: 8, soner du: 9, m8f: 5, termrork: 5, joepallai: 3, Deflektor: 10[/sup]]</text:p>
            <text:p>[b]37. [url=https://www.doomworld.com/idgames/themes/TeamTNT/eternal/eternal]Eternal Doom[/url][/b] [[b]44[/b]: [sup]Vorpal: 5, 7hm: 5, T-Rex: 5, Woolie Wool: 7, Greyenko: 1, valkiriforce: 6, Octillion: 6, Polri: 3, CinnamonKilljoy: 3, joepallai: 3[/sup]]</text:p>
            <text:p>[b]38. [url=https://www.doomworld.com/idgames/levels/doom2/Ports/megawads/jenesis]Jenesis[/url][/b] [[b]41[/b]: [sup]Not Jabba: 2, Altima: 7, NaZa: 2, Poncho: 1, dylux: 5, Ziad EL Zein: 5, Scorpius: 2, Makedounia: 8, Deadwing: 6, DoomDork: 1, ASaltShaker: 2[/sup]]</text:p>
            <text:p>[b]38. [url=https://www.doomworld.com/idgames/levels/doom2/Ports/j-l/lunatic]Lunatic[/url][/b] [[b]41[/b]: [sup]Cynical: 6, Dime: 9, Nate River: 4, Poncho: 5, Budoka: 1, Gaia74: 3, Deflektor: 8, Marn: 5[/sup]]</text:p>
            <text:p>[b]40. [url=https://www.doomworld.com/forum/topic/62496-winters-fury/]Winter's Fury[/url][/b] [[b]37[/b]: [sup]Dragonfly: 5, TechnoDoomed1: 10, Octillion: 7, OniriA: 3, Ivory Duke: 3, ASaltShaker: 9[/sup]]</text:p>
            <text:p>[b]41. [url=https://www.doomworld.com/forum/topic/85791-tnt-revilution-final-beta-ready-for-testing/]TNT: Revilution[/url][/b] [[b]36[/b]: [sup]Spectra: 9, bLOCKbOYgAMES: 2, GarrettChan: 1, dylux: 6, tmorrow: 2, Polri: 3, SilverMiner: 3, P41R47: 10[/sup]]</text:p>
            <text:p>[b]42. [url=https://www.doomworld.com/idgames/levels/doom2/Ports/megawads/prcp]Plutonia: Revisited Community Project[/url][/b] [[b]35[/b]: [sup]Nine Inch Heels: 3, Paul977: 10, bLOCKbOYgAMES: 3, Altima: 5, NoisyVelvet: 3, Odal: 7, Polri: 3, Scorpius: 1[/sup]]</text:p>
            <text:p>[b]43. [url=https://www.doomworld.com/idgames/levels/doom2/Ports/g-i/hg]Hell Ground[/url][/b] [[b]34[/b]: [sup]Cynical: 8, Chamelenoel: 7, antares031: 5, WH-Wilou84: 2, darkreaver: 1, Budoka: 5, Polri: 2, Pierrot: 4[/sup]]</text:p>
            <text:p>[b]43. [url=https://www.doomworld.com/idgames/levels/doom2/Ports/s-u/stardate]Stardate 20X6[/url][/b] [[b]34[/b]: [sup]MFG38: 6, WH-Wilou84: 3, Talvi: 1, GarrettChan: 7, bemused: 3, Nirvana: 6, Nazgul9: 1, DOEL: 2, Hansen79: 5[/sup]]</text:p>
            <text:p>[b]43. [url=https://doomwiki.org/wiki/The_Plutonia_Experiment]The Plutonia Experiment[/url][/b] [[b]34[/b]: [sup]guitardz: 5, purist: 5, termrork: 5, Tartlman: 1, Worm318: 2, DOEL: 6, Deadwing: 10[/sup]]</text:p>
            <text:p>[b]43. [url=https://www.doomworld.com/idgames/levels/doom2/Ports/s-u/tutnt]The Ultimate Torment &amp; Torture[/url][/b] [[b]34[/b]: [sup]HyperLuke: 8, Talvi: 4, Greyenko: 4, TechnoDoomed1: 2, TheMightyHeracross: 3, ReaperAA: 4, Ziad EL Zein: 5, Ivory Duke: 4[/sup]]</text:p>
            <text:p>[b]47. [url=https://www.doomworld.com/idgames/levels/doom2/megawads/cydreams]Cyberdreams[/url][/b] [[b]33[/b]: [sup]42PercentHealth: 3, ShoDemo: 1, 7hm: 7, justsomemusicguy: 3, bonnie: 7, NoisyVelvet: 4, TheNerdTurtle2: 3, termrork: 5[/sup]]</text:p>
            <text:p>[b]47. [url=https://www.doomworld.com/idgames/themes/TeamTNT/icarus/icarus]Icarus: Alien Vanguard[/url][/b] [[b]33[/b]: [sup]Ralphis: 6, Grazza: 8, roadworx: 3, T-Rex: 3, StoneMason: 5, valkiriforce: 8[/sup]]</text:p>
            <text:p>[b]47. [url=https://www.doomworld.com/idgames/levels/doom2/Ports/s-u/swtw]Swim With the Whales[/url][/b] [[b]33[/b]: [sup]WH-Wilou84: 2, Nate River: 9, Soundblock: 3, Lazorinc: 6, Nirvana: 10, NoisyVelvet: 3[/sup]]</text:p>
            <text:p>[b]50. [url=https://www.doomworld.com/idgames/levels/doom2/megawads/strain10]STRAIN[/url][/b] [[b]32[/b]: [sup]Grazza: 6, ella guro: 4, roadworx: 6, JudgeDeadd: 1, T-Rex: 1, Squadallah: 9, smeghammer: 5[/sup]]</text:p>
            <text:p>[b]51. [url=http://www.theultimatedoom.com/download/chillax-v9.7.3_fixes_by_HiM_v1.1.zip]Chillax[/url][/b] [[b]31[/b]: [sup]Nine Inch Heels: 4, AnonimVio: 5, fveitsi: 5, Outrageous Videos: 3, Simomarchi: 2, Gaia74: 5, maxmanium: 1, waciej: 6[/sup]]</text:p>
            <text:p>[b]52. [url=http://www.moddb.com/mods/brutal-doom/downloads/brutal-doom-hell-on-earth-starter-pack]Brutal Doom: Hell on Earth Starter Pack (Extermination Day)[/url][/b] [[b]30[/b]: [sup]TechnoDoomed1: 9, Squadallah: 8, ReaperAA: 7, DoomDork: 2, Deflektor: 4[/sup]]</text:p>
            <text:p>[b]52. [url=https://www.doomworld.com/idgames/levels/doom/Ports/megawads/kdizd_12]Knee-Deep in ZDoom[/url][/b] [[b]30[/b]: [sup]Graf Zahl: 6, Voltcom9: 7, tchkb: 2, Apaul27: 7, 4everDoomed: 5, Rince-wind: 1, Jaromir Bergmann: 2[/sup]]</text:p>
            <text:p>[b]52. [url=https://www.doomworld.com/idgames/levels/doom/Ports/d-f/e1m8b]Tech Gone Bad[/url][/b] [[b]30[/b]: [sup]Jaws In Space: 5, guitardz: 5, Nancsi: 8, Diabolución: 5, Jaromir Bergmann: 1, Marn: 5, DooM Bear: 1[/sup]]</text:p>
            <text:p>[b]55. [url=https://www.doomworld.com/idgames/levels/doom2/Ports/d-f/distrbia]Disturbia[/url][/b] [[b]29[/b]: [sup]Sky: 7, darkreaver: 10, Roofi: 6, Paul977: 6[/sup]]</text:p>
            <text:p>[b]56. [url=https://www.doomworld.com/idgames/levels/doom/Ports/megawads/2002ado]2002: A Doom Odyssey[/url][/b] [[b]28[/b]: [sup]soner du: 4, Philnemba: 8, tmorrow: 2, Red-XIII: 3, joepallai: 1, SilverMiner: 6, smeghammer: 3, Endless: 1[/sup]]</text:p>
            <text:p>[b]56. [url=https://www.doomworld.com/idgames/levels/doom2/megawads/zone300]Zone 300[/url][/b] [[b]28[/b]: [sup]Voltcom9: 8, Soundblock: 3, Bryan T: 2, purist: 3, maxmanium: 8, ASaltShaker: 4[/sup]]</text:p>
            <text:p>[b]58. [url=https://www.doomworld.com/idgames/levels/doom2/Ports/a-c/breach]Breach[/url][/b] [[b]27[/b]: [sup]Jaws In Space: 7, Dime: 10, guitardz: 2, Nancsi: 1, Jaromir Bergmann: 4, smeghammer: 3[/sup]]</text:p>
            <text:p>[b]59. [url=https://www.doomworld.com/forum/topic/103075-deathless-an-ultimate-doom-megawad-rc4/]Deathless[/url][/b] [[b]26[/b]: [sup]TheMightyHeracross: 2, ReaperAA: 5, Worm318: 3, Makedounia: 9, Deadwing: 2, Warrex: 5[/sup]]</text:p>
            <text:p>[b]60. [url=http://www.doom2.net/doom2/wads/DWANGO5.ZIP]DWANGO 5[/url][/b] [[b]25[/b]: [sup]Doomkid: 10, Ralphis: 7, antares031: 8[/sup]]</text:p>
            <text:p>[b]60. [url=https://www.doomworld.com/forum/topic/100842-rc-lost-civilization-episode-1-feedback-appreciated/]Lost civilization[/url][/b] [[b]25[/b]: [sup]OniriA: 9, rdwpa: 8, Endless: 8[/sup]]</text:p>
            <text:p>[b]60. [url=https://www.doomworld.com/idgames/levels/doom2/Ports/v-z/violence]Violence[/url][/b] [[b]25[/b]: [sup]Chamelenoel: 10, everennui: 4, Nate River: 2, Lorenz0: 9[/sup]]</text:p>
            <text:p>[b]60. [url=https://www.doomworld.com/idgames/levels/doom2/Ports/megawads/zdcmp2]ZDoom Community Map Project II[/url][/b] [[b]25[/b]: [sup]Graf Zahl: 10, Phobus: 9, TechnoDoomed1: 6[/sup]]</text:p>
            <text:p>[b]64. [url=https://www.doomworld.com/idgames/levels/doom2/Ports/megawads/ngmvmt2]Newgothic Movement 2[/url][/b] [[b]24[/b]: [sup]Nine Inch Heels: 8, ShoDemo: 2, Outrageous Videos: 9, Nazgul9: 5[/sup]]</text:p>
            <text:p>[b]64. [url=https://www.doomworld.com/idgames/levels/doom2/Ports/m-o/nuts]Nuts[/url][/b] [[b]24[/b]: [sup]Chamelenoel: 6, AnonimVio: 9, roadworx: 4, E.M.: 5[/sup]]</text:p>
            <text:p>[b]64. [url=http://www.mustaine.com/about/video-game-work/perditions-gate/]Perdition's Gate[/url][/b] [[b]24[/b]: [sup]Vorpal: 5, Nate River: 1, bonnie: 10, P41R47: 3, E.M.: 5[/sup]]</text:p>
            <text:p>[b]64. [url=https://www.doomworld.com/idgames/levels/doom2/Ports/s-u/unloved]Unloved[/url][/b] [[b]24[/b]: [sup]MFG38: 1, everennui: 8, bonnie: 10, TechnoDoomed1: 3, Payload4367: 2[/sup]]</text:p>
            <text:p>[b]68. [url=https://www.doomworld.com/idgames/levels/doom2/megawads/dmonfear]Demonfear[/url][/b] [[b]23[/b]: [sup]roadworx: 8, soner du: 3, Philnemba: 3, NaZa: 1, P41R47: 3, Marn: 5[/sup]]</text:p>
            <text:p>[b]68. [url=http://www.moddb.com/games/doom-ii/addons/eternal-slumber-party-v2]Eternal Slumber Party[/url][/b] [[b]23[/b]: [sup]Roofi: 10, Outrageous Videos: 8, Grain of Salt: 4, Simomarchi: 1[/sup]]</text:p>
            <text:p>[b]70. [url=https://www.doomworld.com/idgames/themes/batman/batman]Batman Doom[/url][/b] [[b]22[/b]: [sup]yakfak: 8, JudgeDeadd: 4, soner du: 10[/sup]]</text:p>
            <text:p>[b]70. [url=https://www.doomworld.com/forum/topic/109216-doom-zero-launch-and-celebrating-25-years-of-doom-ii/]Doom Zero[/url][/b] [[b]22[/b]: [sup]maxmanium: 2, CinnamonKilljoy: 8, Warrex: 10, Horus: 2[/sup]]</text:p>
            <text:p>[b]70. [url=https://www.doomworld.com/idgames/levels/doom/Ports/p-r/par-lutz]Phobos: Anomaly Reborn[/url][/b] [[b]22[/b]: [sup]Ed: 5, Graf Zahl: 1, SilverMiner: 10, smeghammer: 6[/sup]]</text:p>
            <text:p>[b]70. [url=https://www.doomworld.com/idgames/levels/doom2/Ports/megawads/sf2012]Slaughterfest 2012[/url][/b] [[b]22[/b]: [sup]HyperLuke: 1, Outrageous Videos: 1, bemused: 2, Apaul27: 8, tmorrow: 3, Simomarchi: 6, maxmanium: 1[/sup]]</text:p>
            <text:p>[b]70. [url=https://www.doomworld.com/idgames/levels/doom2/Ports/s-u/sd20x7]Stardate 20X7[/url][/b] [[b]22[/b]: [sup]yakfak: 6, Grain of Salt: 8, bemused: 4, rdwpa: 4[/sup]]</text:p>
            <text:p>[b]70. [url=https://www.doomworld.com/idgames/levels/doom2/Ports/megawads/zpack]ZPack[/url][/b] [[b]22[/b]: [sup]MFG38: 5, Voltcom9: 3, TechnoDoomed1: 4, Ziad EL Zein: 5, Octillion: 5[/sup]]</text:p>
            <text:p>[b]76. [url=https://www.doomworld.com/forum/topic/105598-hurt-singleplayer-map-in-hell/]Hurt[/url][/b] [[b]21[/b]: [sup]Jaromir Bergmann: 9, OniriA: 7, I_Punch_Demons: 5[/sup]]</text:p>
            <text:p>[b]76. [url=https://www.doomworld.com/idgames/levels/doom2/megawads/tvr]Revolution![/url][/b] [[b]21[/b]: [sup]Not Jabba: 1, Grazza: 3, Altima: 4, termrork: 5, SilverMiner: 5, P41R47: 3[/sup]]</text:p>
            <text:p>[b]78. [url=https://www.doomworld.com/forum/topic/91854-v15-doom-64-retribution/]Doom 64: Retribution[/url][/b] [[b]20[/b]: [sup]guitardz: 5, 4everDoomed: 8, Warrex: 7[/sup]]</text:p>
            <text:p>[b]78. [url=https://www.doomworld.com/idgames/levels/doom2/Ports/s-u/scl_top]Threshold of Pain[/url][/b] [[b]20[/b]: [sup]Malrionn: 7, MFG38: 7, 4everDoomed: 6[/sup]]</text:p>
            <text:p>[b]80. [url=https://www.doomworld.com/idgames/levels/doom2/Ports/a-c/arcadia]Arcadia Demade[/url][/b] [[b]19[/b]: [sup]Jaws In Space: 9, Vorpal: 5, guitardz: 1, Nancsi: 4[/sup]]</text:p>
            <text:p>[b]80. [url=https://www.doomworld.com/idgames/levels/doom2/Ports/d-f/equinox]Equinox[/url][/b] [[b]19[/b]: [sup]Sky: 5, Grazza: 9, ella guro: 5[/sup]]</text:p>
            <text:p>[b]82. [url=https://www.doomworld.com/idgames/levels/doom2/Ports/a-c/bauhaus]Bauhaus[/url][/b] [[b]18[/b]: [sup]ella guro: 9, 7hm: 5, Grain of Salt: 3, NoisyVelvet: 1[/sup]]</text:p>
            <text:p>[b]82. [url=https://www.doomworld.com/idgames/levels/doom2/Ports/d-f/dv]Deus Vult[/url][/b] [[b]18[/b]: [sup]Mr. Freeze: 7, WH-Wilou84: 5, joepallai: 1, DJVCardMaster: 1, waciej: 4[/sup]]</text:p>
            <text:p>[b]82. [url=https://www.doomworld.com/idgames/levels/doom/Ports/d-f/e1m4b]Phobos Mission Control[/url][/b] [[b]18[/b]: [sup]Nancsi: 6, Diabolución: 5, Marn: 5, DooM Bear: 2[/sup]]</text:p>
            <text:p>[b]82. [url=https://www.doomworld.com/idgames/levels/doom2/Ports/megawads/sf2011]Slaughterfest 2011[/url][/b] [[b]18[/b]: [sup]Outrageous Videos: 5, tmorrow: 3, Simomarchi: 10[/sup]]</text:p>
            <text:p>[b]86. [url=https://www.doomworld.com/idgames/levels/doom2/Ports/megawads/drkenctr]Dark Encounters[/url][/b] [[b]17[/b]: [sup]Bryan T: 6, dylux: 8, Octillion: 3[/sup]]</text:p>
            <text:p>[b]86. [url=https://www.doomworld.com/idgames/levels/doom2/Ports/megawads/sihr2fix]Survive in Hell[/url][/b] [[b]17[/b]: [sup]Spectra: 8, Makedounia: 3, Pierrot: 6[/sup]]</text:p>
            <text:p>[b]86. [url=https://www.doomworld.com/idgames/levels/doom2/Ports/megawads/sp_usimp]Ultimate Simplicity[/url][/b] [[b]17[/b]: [sup]Dragonfly: 8, Simomarchi: 9[/sup]]</text:p>
            <text:p>[b]89. [url=https://www.doomworld.com/idgames/levels/doom/a-c/castevil]Castle of Evil[/url][/b] [[b]16[/b]: [sup]bzzrak: 10, joepallai: 6[/sup]]</text:p>
            <text:p>[b]89. [url=https://www.doomworld.com/idgames/levels/doom2/Ports/j-l/legher]Legacy of Heroes[/url][/b] [[b]16[/b]: [sup]Woolie Wool: 5, dylux: 7, eharper256: 4[/sup]]</text:p>
            <text:p>[b]89. [url=https://www.doomworld.com/idgames/levels/doom2/Ports/megawads/mutiny]Mutiny[/url][/b] [[b]16[/b]: [sup]Jaws In Space: 6, Doomkid: 3, everennui: 2, NoisyVelvet: 1, m8f: 4[/sup]]</text:p>
            <text:p>[b]89. [url=https://forum.zdoom.org/viewtopic.php?t=56668#p1000996]Rise of the Wool Ball[/url][/b] [[b]16[/b]: [sup]JudgeDeadd: 3, Squadallah: 1, Apaul27: 9, TheMightyHeracross: 3[/sup]]</text:p>
            <text:p>[b]89. [url=https://www.doomworld.com/idgames/levels/doom2/Ports/megawads/tj]The Journey[/url][/b] [[b]16[/b]: [sup]Spectra: 6, Makedounia: 4, P41R47: 6[/sup]]</text:p>
            <text:p>[b]89. [url=https://www.doomworld.com/idgames/levels/doom2/megawads/ur]Unholy Realms[/url][/b] [[b]16[/b]: [sup]Dime: 6, Bryan T: 1, dylux: 2, tmorrow: 2, Makedounia: 2, DOEL: 3[/sup]]</text:p>
            <text:p>[b]95. [url=https://www.doomworld.com/idgames/levels/doom2/megawads/avj]Arch-Vile Jump[/url][/b] [[b]15[/b]: [sup]termrork: 5, Red-XIII: 10[/sup]]</text:p>
            <text:p>[b]95. [url=https://www.doomworld.com/idgames/levels/doom2/Ports/d-f/foursite]Foursite[/url][/b] [[b]15[/b]: [sup]Budoka: 2, Nancsi: 7, 4everDoomed: 5, Gaia74: 1[/sup]]</text:p>
            <text:p>[b]95. [url=http://rabotik.nl/harmony.htm]Harmony[/url][/b] [[b]15[/b]: [sup]Not Jabba: 5, Sky: 6, ax34: 4[/sup]]</text:p>
            <text:p>[b]95. [url=https://www.doomworld.com/idgames/levels/doom2/Ports/megawads/strg]Struggle - Antaresian Legacy[/url][/b] [[b]15[/b]: [sup]Jaromir Bergmann: 6, Payload4367: 3, Deadwing: 6[/sup]]</text:p>
            <text:p>[b]95. [url=https://www.doomworld.com/idgames/levels/doom2/Ports/a-c/action2]Urban Brawl: Action Doom 2[/url][/b] [[b]15[/b]: [sup]Chamelenoel: 1, JudgeDeadd: 4, Phobus: 10[/sup]]</text:p>
            <text:p>[b]100. [url=https://www.doomworld.com/idgames/levels/doom2/Ports/megawads/bstain]Bloodstain[/url][/b] [[b]14[/b]: [sup]NuMetalManiak: 5, everennui: 5, Forli: 4[/sup]]</text:p>
            <text:p>[b]100. [url=https://www.doomworld.com/forum/topic/64353-doom-64-for-doom-ii/]Doom 64 for Doom II[/url][/b] [[b]14[/b]: [sup]Roofi: 1, Woolie Wool: 1, I_Punch_Demons: 2, Warrex: 10[/sup]]</text:p>
            <text:p>[b]100. [url=https://www.doomworld.com/idgames/levels/doom2/Ports/s-u/uacultra]UAC Ultra[/url][/b] [[b]14[/b]: [sup]Malrionn: 10, Budoka: 4[/sup]]</text:p>
            <text:p>[b]103. [url=https://www.doomworld.com/idgames/levels/doom2/Ports/megawads/50shades]50 Shades of Graytall[/url][/b] [[b]13[/b]: [sup]Nine Inch Heels: 2, Voltcom9: 2, JudgeDeadd: 1, NoisyVelvet: 3, Pierrot: 5[/sup]]</text:p>
            <text:p>[b]103. [url=https://www.doomworld.com/idgames/levels/doom2/Ports/d-f/elysion]Elysion[/url][/b] [[b]13[/b]: [sup]Sky: 8, darkreaver: 5[/sup]]</text:p>
            <text:p>[b]103. [url=https://doomwiki.org/wiki/Hell_To_Pay]Hell to Pay[/url][/b] [[b]13[/b]: [sup]bonnie: 10, P41R47: 3[/sup]]</text:p>
            <text:p>[b]103. [url=https://www.doomworld.com/idgames/levels/doom2/Ports/m-o/miasma]Miasma[/url][/b] [[b]13[/b]: [sup]WH-Wilou84: 1, Soundblock: 2, Nirvana: 9, NoisyVelvet: 1[/sup]]</text:p>
            <text:p>[b]103. [url=http://manbitesshark.com/]REKKR[/url][/b] [[b]13[/b]: [sup][/sup]]</text:p>
            <text:p>[b]103. [url=https://www.doomworld.com/idgames/levels/doom2/Ports/s-u/sacrment]Sacrament[/url][/b] [[b]13[/b]: [sup]ella guro: 8, yakfak: 5[/sup]]</text:p>
            <text:p>[b]103. [url=https://www.doomworld.com/idgames/levels/doom2/Ports/megawads/vile]Vile Flesh[/url][/b] [[b]13[/b]: [sup]Grazza: 4, P41R47: 9[/sup]]</text:p>
            <text:p>[b]103. [url=https://www.doomworld.com/idgames/levels/doom2/Ports/v-z/zdmcmp1]ZDoom Community Map Project: Take 1[/url][/b] [[b]13[/b]: [sup]Phobus: 8, Ziad EL Zein: 5[/sup]]</text:p>
            <text:p>[b]111. [url=https://www.doomworld.com/idgames/levels/doom2/Ports/m-o/mek-catk]Counterattack[/url][/b] [[b]12[/b]: [sup]rdwpa: 9, Hansen79: 3[/sup]]</text:p>
            <text:p>[b]111. [url=https://www.doomworld.com/idgames/levels/doom2/Ports/d-f/exterror]Extreme Terror[/url][/b] [[b]12[/b]: [sup]Nine Inch Heels: 5, everennui: 5, Nancsi: 2[/sup]]</text:p>
            <text:p>[b]111. [url=https://www.doomworld.com/idgames/levels/doom2/Ports/m-o/ngmvmt1]Newgothic Movement 1[/url][/b] [[b]12[/b]: [sup]everennui: 2, Outrageous Videos: 4, Nazgul9: 6[/sup]]</text:p>
            <text:p>[b]111. [url=https://www.doomworld.com/idgames/levels/doom2/Ports/megawads/swideath]Swift Death[/url][/b] [[b]12[/b]: [sup]Nine Inch Heels: 1, fveitsi: 5, StoneMason: 5, NoisyVelvet: 1[/sup]]</text:p>
            <text:p>[b]115. [url=https://www.doomworld.com/idgames/levels/doom/a-c/b2b]Back to Basics[/url][/b] [[b]11[/b]: [sup]WH-Wilou84: 2, joepallai: 5, rdwpa: 4[/sup]]</text:p>
            <text:p>[b]115. [url=https://www.doomworld.com/idgames/levels/doom2/Ports/megawads/1024clau]Claustrophobia 1024[/url][/b] [[b]11[/b]: [sup]m8f: 5, DJVCardMaster: 6[/sup]]</text:p>
            <text:p>[b]115. [url=https://www.doomworld.com/idgames/levels/doom2/Ports/a-c/comatose]Comatose[/url][/b] [[b]11[/b]: [sup]yakfak: 7, m8f: 4[/sup]]</text:p>
            <text:p>[b]115. [url=https://www.doomworld.com/idgames/levels/doom2/Ports/megawads/cchest2]Community Chest 2[/url][/b] [[b]11[/b]: [sup]Sky: 10, tchkb: 1[/sup]]</text:p>
            <text:p>[b]115. [url=https://www.doomworld.com/idgames/levels/doom2/Ports/a-c/crumpets]Crumpets[/url][/b] [[b]11[/b]: [sup]everennui: 2, Nate River: 8, Nirvana: 1[/sup]]</text:p>
            <text:p>[b]115. [url=https://www.doomworld.com/forum/topic/92574-dimension-of-the-boomed/]Dimension of the Boomed[/url][/b] [[b]11[/b]: [sup]Ivory Duke: 7, Hansen79: 4[/sup]]</text:p>
            <text:p>[b]115. [url=https://www.doomworld.com/idgames/levels/doom2/Ports/a-c/ad2dow]Urban Brawl: Dead of Winter[/url][/b] [[b]11[/b]: [sup]Ralphis: 6, Phobus: 5[/sup]]</text:p>
            <text:p>[b]115. [url=https://www.doomworld.com/forum/topic/50158-wip-vela-pax-beta-21-out-now-with-1-more-stuff/]Vela Pax[/url][/b] [[b]11[/b]: [sup]WH-Wilou84: 2, TheNerdTurtle2: 9[/sup]]</text:p>
            <text:p>[b]115. [url=https://www.doomworld.com/idgames/levels/doom/v-z/wow]Wow[/url][/b] [[b]11[/b]: [sup]AnonimVio: 10, Apaul27: 1[/sup]]</text:p>
            <text:p>[b]124. [url=https://www.doomworld.com/forum/topic/101647-avactor-last-update-is-out/]Avactor[/url][/b] [[b]10[/b]: [sup]JudgeDeadd: 2, OniriA: 8[/sup]]</text:p>
            <text:p>[b]124. [url=https://www.doomworld.com/idgames/levels/doom2/Ports/a-c/chnworm]Chainworm Kommando[/url][/b] [[b]10[/b]: [sup]Rince-wind: 5, eharper256: 5[/sup]]</text:p>
            <text:p>[b]124. [url=https://www.doomworld.com/idgames/levels/doom2/Ports/s-u/tcotd21me]City of the Damned: Apocalypse[/url][/b] [[b]10[/b]: [sup]TechnoDoomed1: 5, Rince-wind: 5[/sup]]</text:p>
            <text:p>[b]124. [url=https://www.doomworld.com/idgames/levels/doom/s-u/uac_dead]Dooms Day of UAC[/url][/b] [[b]10[/b]: [sup]Jaws In Space: 2, Ed: 5, joepallai: 3[/sup]]</text:p>
            <text:p>[b]124. [url=https://www.doomworld.com/idgames/levels/doom2/g-i/grime]Grime[/url][/b] [[b]10[/b]: [sup]WH-Wilou84: 2, darkreaver: 4, Paul977: 4[/sup]]</text:p>
            <text:p>[b]124. [url=https://forum.zdoom.org/viewtopic.php?f=42&amp;t=55443#p981947]Redemption Of The Slain[/url][/b] [[b]10[/b]: [sup]Nancsi: 10[/sup]]</text:p>
            <text:p>[b]124. [url=https://www.doomworld.com/idgames/levels/doom2/megawads/reverie]Reverie[/url][/b] [[b]10[/b]: [sup]Octillion: 9, joepallai: 1[/sup]]</text:p>
            <text:p>[b]124. [url=https://www.doomworld.com/idgames/levels/doom2/Ports/s-u/tn]Tangerine Nightmare[/url][/b] [[b]10[/b]: [sup]guitardz: 10[/sup]]</text:p>
            <text:p>[b]132. [url=http://www.doomwadstation.net/main/aliens.html]Aliens TC[/url][/b] [[b]9[/b]: [sup]yakfak: 4, Payload4367: 5[/sup]]</text:p>
            <text:p>[b]132. [url=https://www.doomworld.com/idgames/levels/doom/megawads/bgcomp]Base Ganymede[/url][/b] [[b]9[/b]: [sup]maxmanium: 9[/sup]]</text:p>
            <text:p>[b]132. [url=https://www.doomworld.com/idgames/levels/doom2/Ports/a-c/brfinal]Beyond Reality[/url][/b] [[b]9[/b]: [sup]Talvi: 3, HUNdebLeonidasX: 6[/sup]]</text:p>
            <text:p>[b]132. [url=https://www.doomworld.com/idgames/levels/doom2/Ports/a-c/bor_lost]Brotherhood of Ruin: The Lost Temple[/url][/b] [[b]9[/b]: [sup]Vorpal: 5, joepallai: 4[/sup]]</text:p>
            <text:p>[b]132. [url=https://www.doomworld.com/forum/topic/92135-deadair-v2/]Dead Air[/url][/b] [[b]9[/b]: [sup]HyperLuke: 2, Lorenz0: 7[/sup]]</text:p>
            <text:p>[b]132. [url=https://www.doomworld.com/idgames/levels/doom2/megawads/d2ino]Doom 2 In Name Only[/url][/b] [[b]9[/b]: [sup]Odal: 4, CinnamonKilljoy: 5[/sup]]</text:p>
            <text:p>[b]132. [url=https://www.doomworld.com/idgames/levels/doom/Ports/megawads/ddamn0.9]Doom: Damnation[/url][/b] [[b]9[/b]: [sup]bzzrak: 9[/sup]]</text:p>
            <text:p>[b]132. [url=https://www.doomworld.com/idgames/levels/doom2/Ports/megawads/dump-1]Dump Episode 1: Fuck Time Limits[/url][/b] [[b]9[/b]: [sup]Voltcom9: 9[/sup]]</text:p>
            <text:p>[b]132. [url=https://www.doomworld.com/forum/topic/88507-dump-episode-3-bfg-edition-maps-released/]Dump Episode 3: BFG Edition[/url][/b] [[b]9[/b]: [sup]HyperLuke: 9[/sup]]</text:p>
            <text:p>[b]132. [url=https://www.doomworld.com/forum/topic/100391-esp2/]Eternal Slumber Party﻿ 2[/url][/b] [[b]9[/b]: [sup]Roofi: 9[/sup]]</text:p>
            <text:p>[b]132. [url=https://www.doomworld.com/idgames/levels/doom2/g-i/hellrun2]Hellrun[/url][/b] [[b]9[/b]: [sup]Doomkid: 3, joepallai: 6[/sup]]</text:p>
            <text:p>[b]132. [url=https://www.doomworld.com/idgames/levels/doom2/Ports/g-i/hth2]Hi-Tech Hell 2: Alien Tech[/url][/b] [[b]9[/b]: [sup]Graf Zahl: 9[/sup]]</text:p>
            <text:p>[b]132. [url=https://www.doomworld.com/forum/topic/85591-nihility-infinite-teeth-shareware-episode-v121/]Nihility: Infinite ﻿Teeth﻿[/url][/b] [[b]9[/b]: [sup][/sup]]</text:p>
            <text:p>[b]132. [url=https://forum.zdoom.org/viewtopic.php?t=52301#p913612]Shadow Of The Wool Ball[/url][/b] [[b]9[/b]: [sup]Apaul27: 9[/sup]]</text:p>
            <text:p>[b]132. [url=http://stronghold.drdteam.org/download.html]Stronghold: On the Edge of Chaos[/url][/b] [[b]9[/b]: [sup]MFG38: 2, Dragonfly: 2, termrork: 5[/sup]]</text:p>
            <text:p>[b]132. [url=https://www.doomworld.com/idgames/levels/doom2/Ports/s-u/tnte1]Torment and Torture[/url][/b] [[b]9[/b]: [sup]MFG38: 9[/sup]]</text:p>
            <text:p>[b]132. [url=https://www.doomworld.com/idgames/levels/doom2/Ports/s-u/tribute]Tribute[/url][/b] [[b]9[/b]: [sup]Lorenz0: 4, ax34: 5[/sup]]</text:p>
            <text:p>[b]132. [url=https://www.doomworld.com/idgames/levels/doom2/Ports/megawads/wos]Whispers of Satan[/url][/b] [[b]9[/b]: [sup]tmorrow: 2, eharper256: 5, Warrex: 2[/sup]]</text:p>
            <text:p>[b]150. [url=https://www.doomworld.com/idgames/levels/doom2/megawads/50monstr]50 Monsters[/url][/b] [[b]8[/b]: [sup]tmorrow: 2, Worm318: 6[/sup]]</text:p>
            <text:p>[b]150. [url=https://www.doomworld.com/idgames/levels/doom2/Ports/a-c/action]Action Doom[/url][/b] [[b]8[/b]: [sup]Dragonfly: 1, Gaia74: 2, Worm318: 1, ax34: 4[/sup]]</text:p>
            <text:p>[b]150. [url=https://www.doomworld.com/idgames/levels/doom2/Ports/megawads/amdosia]Armadosia The Mad Corridor[/url][/b] [[b]8[/b]: [sup][/sup]]</text:p>
            <text:p>[b]150. [url=https://www.doomworld.com/forum/topic/107249-come-eat-the-mapwich-a-collaborative-community-project-rc1-available/]Come eat The Mapwich[/url][/b] [[b]8[/b]: [sup]Jaromir Bergmann: 8[/sup]]</text:p>
            <text:p>[b]150. [url=https://www.doomworld.com/idgames/levels/doom2/Ports/d-f/disjunct]Disjunction[/url][/b] [[b]8[/b]: [sup]Lorenz0: 8[/sup]]</text:p>
            <text:p>[b]150. [url=https://www.doomworld.com/forum/topic/69813-doom-the-golden-souls-mario-64-doom-definitive-edition-released/]Doom: The Golden Souls[/url][/b] [[b]8[/b]: [sup]everennui: 1, TheNerdTurtle2: 7[/sup]]</text:p>
            <text:p>[b]150. [url=https://www.doomworld.com/idgames/levels/doom2/Ports/a-c/cybie]Doomguy's Pimp Ventures[/url][/b] [[b]8[/b]: [sup]AnonimVio: 8[/sup]]</text:p>
            <text:p>[b]150. [url=https://www.doomworld.com/idgames/levels/doom2/d-f/dyst3]Dystopia 3: Re-Birth of Anarchy[/url][/b] [[b]8[/b]: [sup]Soundblock: 3, valkiriforce: 1, joepallai: 4[/sup]]</text:p>
            <text:p>[b]150. [url=https://www.doomworld.com/idgames/levels/doom2/Ports/g-i/holyhell]Holy Hell[/url][/b] [[b]8[/b]: [sup]Outrageous Videos: 2, bemused: 6[/sup]]</text:p>
            <text:p>[b]150. [url=https://www.doomworld.com/idgames/levels/doom2/Ports/megawads/italo]Italo-Doom[/url][/b] [[b]8[/b]: [sup]bemused: 8[/sup]]</text:p>
            <text:p>[b]150. [url=https://www.doomworld.com/idgames/levels/doom2/m-o/mangle]Mangle[/url][/b] [[b]8[/b]: [sup]bzzrak: 8[/sup]]</text:p>
            <text:p>[b]150. [url=https://www.doomworld.com/idgames/levels/doom2/megawads/manolaik]Mano Laikas: A road to Gamzatti[/url][/b] [[b]8[/b]: [sup][/sup]]</text:p>
            <text:p>[b]150. [url=https://www.doomworld.com/idgames/levels/doom2/Ports/m-o/mohu1]Monster Hunter Ltd Part I[/url][/b] [[b]8[/b]: [sup]Jaws In Space: 4, m8f: 4[/sup]]</text:p>
            <text:p>[b]150. [url=https://www.doomworld.com/idgames/levels/doom2/Ports/m-o/mohu2]Monster Hunter Ltd Part II[/url][/b] [[b]8[/b]: [sup]Jaws In Space: 4, m8f: 4[/sup]]</text:p>
            <text:p>[b]150. [url=https://www.doomworld.com/idgames/levels/doom2/Ports/m-o/nimrod]Nimrod: Ixnay on the Hombre[/url][/b] [[b]8[/b]: [sup]Graf Zahl: 8[/sup]]</text:p>
            <text:p>[b]150. [url=https://www.doomworld.com/idgames/levels/doom2/Ports/s-u/scythex]Scythe X[/url][/b] [[b]8[/b]: [sup]42PercentHealth: 2, Graf Zahl: 2, Talvi: 3, bLOCKbOYgAMES: 1[/sup]]</text:p>
            <text:p>[b]150. [url=https://www.doomworld.com/idgames/levels/doom2/Ports/megawads/skuldash]Skulldash[/url][/b] [[b]8[/b]: [sup]everennui: 2, Lorenz0: 6[/sup]]</text:p>
            <text:p>[b]150. [url=https://www.doomworld.com/forum/topic/43453-new-map-ready-to-go-the-bee-map/]The Beesong[/url][/b] [[b]8[/b]: [sup]Roofi: 8[/sup]]</text:p>
            <text:p>[b]168. [url=https://www.doomworld.com/forum/topic/108865-rc2-release-alienated-10-levels-for-gzdoom/]Alienated[/url][/b] [[b]7[/b]: [sup]Jaromir Bergmann: 7[/sup]]</text:p>
            <text:p>[b]168. [url=https://www.doomworld.com/forum/topic/92776-brigandine-rc2-updated-2017-05-13/]Brigandine[/url][/b] [[b]7[/b]: [sup]guitardz: 2, Jaromir Bergmann: 5[/sup]]</text:p>
            <text:p>[b]168. [url=http://www.moddb.com/games/doom/addons/castle-heng]Castle Heng[/url][/b] [[b]7[/b]: [sup]7hm: 7[/sup]]</text:p>
            <text:p>[b]168. [url=https://doomwiki.org/wiki/Chex_Quest#Chex_Quest_2]Chex Quest 2[/url][/b] [[b]7[/b]: [sup]bzzrak: 7[/sup]]</text:p>
            <text:p>[b]168. [url=https://www.doomworld.com/idgames/levels/doom2/Ports/a-c/cah_se]Cold as Hell[/url][/b] [[b]7[/b]: [sup]Graf Zahl: 7[/sup]]</text:p>
            <text:p>[b]168. [url=https://www.doomworld.com/idgames/levels/doom2/Ports/megawads/cif3]Community is Falling 3[/url][/b] [[b]7[/b]: [sup]NuMetalManiak: 3, Voltcom9: 4[/sup]]</text:p>
            <text:p>[b]168. [url=https://www.doomworld.com/idgames/levels/doom2/d-f/doomcity]Doom City[/url][/b] [[b]7[/b]: [sup]Jaws In Space: 4, Doomkid: 3[/sup]]</text:p>
            <text:p>[b]168. [url=http://www.moddb.com/mods/doomone/downloads/doomone-v04]Doom: One[/url][/b] [[b]7[/b]: [sup]HyperLuke: 4, Greyenko: 3[/sup]]</text:p>
            <text:p>[b]168. [url=https://www.doomworld.com/forum/topic/90173-eden/]Eden[/url][/b] [[b]7[/b]: [sup]Nirvana: 7[/sup]]</text:p>
            <text:p>[b]168. [url=https://www.doomworld.com/idgames/levels/doom2/Ports/d-f/fth666]Flashback to Hell[/url][/b] [[b]7[/b]: [sup]GarrettChan: 2, eharper256: 5[/sup]]</text:p>
            <text:p>[b]168. [url=https://www.doomworld.com/idgames/levels/doom2/Ports/g-i/iedge]Insanity's Edge[/url][/b] [[b]7[/b]: [sup]TechnoDoomed1: 7[/sup]]</text:p>
            <text:p>[b]168. [url=https://www.doomworld.com/idgames/levels/doom2/megawads/marsw301]Mars War[/url][/b] [[b]7[/b]: [sup]Roofi: 5, Rince-wind: 2[/sup]]</text:p>
            <text:p>[b]168. [url=https://www.doomworld.com/idgames/levels/doom2/Ports/megawads/mock2]Mock 2: The Speed of Stupid[/url][/b] [[b]7[/b]: [sup]AnonimVio: 7[/sup]]</text:p>
            <text:p>[b]168. [url=https://www.doomworld.com/idgames/levels/doom2/m-o/nochance]No Chance[/url][/b] [[b]7[/b]: [sup]Roofi: 7[/sup]]</text:p>
            <text:p>[b]168. [url=https://www.doomworld.com/idgames/levels/doom2/m-o/odessa_1]Odessa 1[/url][/b] [[b]7[/b]: [sup]7hm: 7[/sup]]</text:p>
            <text:p>[b]168. [url=https://www.doomworld.com/forum/topic/106058-paradise-v2-multiplayer-beta-on-page-3-4122020/]Paradise[/url][/b] [[b]7[/b]: [sup]&lt;&lt;Rewind: 6, JuanchoES: 1[/sup]]</text:p>
            <text:p>[b]168. [url=https://www.doomworld.com/idgames/levels/doom2/Ports/p-r/pwfinal]Plutonium Winds[/url][/b] [[b]7[/b]: [sup]Spectra: 7[/sup]]</text:p>
            <text:p>[b]168. [url=https://www.doomworld.com/idgames/levels/hexen/j-l/kaiser_28]Shadows of Chronos[/url][/b] [[b]7[/b]: [sup]Grain of Salt: 7[/sup]]</text:p>
            <text:p>[b]168. [url=https://www.doomworld.com/idgames/levels/doom2/Ports/megawads/intime]Somewhere in Time[/url][/b] [[b]7[/b]: [sup]STILES: 3, smeghammer: 4[/sup]]</text:p>
            <text:p>[b]168. [url=https://www.doomworld.com/idgames/levels/doom/a-c/class_ep]The Classic Episode[/url][/b] [[b]7[/b]: [sup]pcorf: 5, purist: 2[/sup]]</text:p>
            <text:p>[b]168. [url=https://forum.zdoom.org/viewtopic.php?f=42&amp;t=55741]Waterlab GZD[/url][/b] [[b]7[/b]: [sup]Phobus: 7[/sup]]</text:p>
            <text:p>[b]189. [url=https://www.doomworld.com/idgames/levels/doom2/Ports/d-f/frozent] Frozen Time[/url][/b] [[b]6[/b]: [sup]Budoka: 6[/sup]]</text:p>
            <text:p>[b]189. [url=https://www.doomworld.com/forum/topic/92542-20-monsters-community-project-released/]20 Monsters Community Project[/url][/b] [[b]6[/b]: [sup]Voltcom9: 6[/sup]]</text:p>
            <text:p>[b]189. [url=https://www.doomworld.com/idgames/levels/doom2/Ports/s-u/teitenga]Assault on Tei Tenga[/url][/b] [[b]6[/b]: [sup]Ralphis: 6[/sup]]</text:p>
            <text:p>[b]189. [url=https://www.doomworld.com/idgames/levels/doom2/a-c/castleof]Castle of the Damned[/url][/b] [[b]6[/b]: [sup]bzzrak: 6[/sup]]</text:p>
            <text:p>[b]189. [url=https://www.doomworld.com/forum/topic/98296-dark-universe-wad-released/]Dark Universe[/url][/b] [[b]6[/b]: [sup]&lt;&lt;Rewind: 6[/sup]]</text:p>
            <text:p>[b]189. [url=https://www.doomworld.com/idgames/levels/doom2/Ports/d-f/de-pkg]Demon Eclipse[/url][/b] [[b]6[/b]: [sup]Soundblock: 1, Lazorinc: 1, tchkb: 4[/sup]]</text:p>
            <text:p>[b]189. [url=https://www.doomworld.com/idgames/levels/doom/Ports/d-f/dbimpact]Double Impact[/url][/b] [[b]6[/b]: [sup]Ralphis: 6[/sup]]</text:p>
            <text:p>[b]189. [url=https://www.doomworld.com/idgames/levels/doom2/Ports/megawads/echelon]Echelon[/url][/b] [[b]6[/b]: [sup]Sky: 1, bzzrak: 5[/sup]]</text:p>
            <text:p>[b]189. [url=https://www.doomworld.com/idgames/levels/heretic/Ports/elfgp]Elf Gets Pissed[/url][/b] [[b]6[/b]: [sup]Ralphis: 6[/sup]]</text:p>
            <text:p>[b]189. [url=https://www.doomworld.com/idgames/levels/doom2/d-f/endgame]End Game[/url][/b] [[b]6[/b]: [sup]pcorf: 6[/sup]]</text:p>
            <text:p>[b]189. [url=https://www.doomworld.com/idgames/levels/doom/0-9/01fava]Fava Beans[/url][/b] [[b]6[/b]: [sup]Philnemba: 2, NaZa: 4[/sup]]</text:p>
            <text:p>[b]189. [url=https://www.doomworld.com/idgames/levels/doom2/Ports/megawads/5room]Five Rooms of Doom[/url][/b] [[b]6[/b]: [sup]HyperLuke: 6[/sup]]</text:p>
            <text:p>[b]189. [url=https://www.doomworld.com/idgames/levels/doom2/deathmatch/j-l/judas23]Judas[/url][/b] [[b]6[/b]: [sup]antares031: 6[/sup]]</text:p>
            <text:p>[b]189. [url=https://www.doomworld.com/idgames/levels/doom2/Ports/m-o/neodoom]NeoDoom[/url][/b] [[b]6[/b]: [sup]OniriA: 6[/sup]]</text:p>
            <text:p>[b]189. [url=https://www.doomworld.com/idgames/levels/doom/m-o/nukemine]Nuke Mine (Come Get Some)[/url][/b] [[b]6[/b]: [sup]Soundblock: 6[/sup]]</text:p>
            <text:p>[b]189. [url=https://www.doomworld.com/forum/topic/49008-phmlspd-boom-maps-for-people-who-like-shooting-monsters/]Phmlspd[/url][/b] [[b]6[/b]: [sup]maxmanium: 6[/sup]]</text:p>
            <text:p>[b]189. [url=http://www.wad-archive.com/wad/e5d863c72e1f5de577a3ae57745c107e]SSL2[/url][/b] [[b]6[/b]: [sup]antares031: 6[/sup]]</text:p>
            <text:p>[b]189. [url=https://www.doomworld.com/idgames/levels/doom2/Ports/m-o/massm]The Adventures of MassMouth[/url][/b] [[b]6[/b]: [sup]Ralphis: 6[/sup]]</text:p>
            <text:p>[b]189. [url=https://www.doomworld.com/idgames/levels/doom2/megawads/darken2]The Darkening Episode 2[/url][/b] [[b]6[/b]: [sup]Graf Zahl: 4, joepallai: 2[/sup]]</text:p>
            <text:p>[b]189. [url=https://www.doomworld.com/idgames/levels/doom/Ports/d-f/draftex]Thy Flesh - Turned into a draft-excluder[/url][/b] [[b]6[/b]: [sup]4everDoomed: 6[/sup]]</text:p>
            <text:p>[b]189. [url=https://www.doomworld.com/idgames/themes/terrywads/uacmnnew]UAC Military Nightmare[/url][/b] [[b]6[/b]: [sup]AnonimVio: 6[/sup]]</text:p>
            <text:p>[b]189. [url=https://www.doomworld.com/idgames/levels/doom2/deathmatch/Ports/megawads/udmx]Unidoom Deathmatch X[/url][/b] [[b]6[/b]: [sup]Ralphis: 6[/sup]]</text:p>
            <text:p>[b]189. [url=https://www.doomworld.com/idgames/levels/doom2/megawads/urania]Urania[/url][/b] [[b]6[/b]: [sup]Spectre01: 6[/sup]]</text:p>
            <text:p>[b]212. [url=https://www.doomworld.com/forum/topic/115653-1000-line-2-cp-completed/]1000 Line 2 Community Project[/url][/b] [[b]5[/b]: [sup]Horus: 5[/sup]]</text:p>
            <text:p>[b]212. [url=https://www.doomworld.com/vb/thread/71473]2048 Unleashed[/url][/b] [[b]5[/b]: [sup]eharper256: 5[/sup]]</text:p>
            <text:p>[b]212. [url=https://www.doomworld.com/idgames/levels/doom/Ports/a-c/aa_e1]Alpha Accident: Terra Nova[/url][/b] [[b]5[/b]: [sup]Rince-wind: 5[/sup]]</text:p>
            <text:p>[b]212. [url=https://www.doomworld.com/forum/topic/105451-birthday-bash-megawad-offical-release/]Birthday Bash [/url][/b] [[b]5[/b]: [sup]eharper256: 5[/sup]]</text:p>
            <text:p>[b]212. [url=https://www.doomworld.com/idgames/levels/doom/p-r/retroeps]CH Retro Episode[/url][/b] [[b]5[/b]: [sup]Diabolución: 5[/sup]]</text:p>
            <text:p>[b]212. [url=https://www.doomworld.com/idgames/levels/doom/a-c/crusades]Crusades[/url][/b] [[b]5[/b]: [sup]joepallai: 5[/sup]]</text:p>
            <text:p>[b]212. [url=https://www.doomworld.com/idgames/levels/doom/d-f/dante666]Dante's Gate[/url][/b] [[b]5[/b]: [sup]Soundblock: 5[/sup]]</text:p>
            <text:p>[b]212. [url=https://www.doomworld.com/idgames/levels/doom2/Ports/d-f/dor]Dawn of Reality[/url][/b] [[b]5[/b]: [sup][/sup]]</text:p>
            <text:p>[b]212. [url=http://www.wad-archive.com/wad/DOOM-Barracks-Zone-1]Doom Barracks Zone[/url][/b] [[b]5[/b]: [sup]HUNdebLeonidasX: 3, TheMightyHeracross: 2[/sup]]</text:p>
            <text:p>[b]212. [url=https://www.doomworld.com/forum/topic/54022-doom-center-do-you-know-that/]Doom Center[/url][/b] [[b]5[/b]: [sup]HUNdebLeonidasX: 5[/sup]]</text:p>
            <text:p>[b]212. [url=https://www.doomworld.com/forum/topic/104925-doomish-den-of-design-a-map-that-teaches-you-map-design/]Doomish Den of Design[/url][/b] [[b]5[/b]: [sup]Rince-wind: 5[/sup]]</text:p>
            <text:p>[b]212. [url=https://www.doomworld.com/idgames/levels/doom2/Ports/d-f/dripfeed]Drip Feed[/url][/b] [[b]5[/b]: [sup]Vorpal: 5[/sup]]</text:p>
            <text:p>[b]212. [url=http://www.doom2.net/mykdoom/misc/113434_e1contest.zip]e1contest﻿.wad﻿[/url][/b] [[b]5[/b]: [sup]Diabolución: 5[/sup]]</text:p>
            <text:p>[b]212. [url=https://www.doomworld.com/idgames/themes/TeamTNT/ed4_rfo/ed4_rfo1]Eternal DOOM IV: Return from Oblivion[/url][/b] [[b]5[/b]: [sup]m8f: 5[/sup]]</text:p>
            <text:p>[b]212. [url=https://www.doomworld.com/idgames/levels/doom2/deathmatch/megawads/exec]Execution[/url][/b] [[b]5[/b]: [sup]Doomkid: 5[/sup]]</text:p>
            <text:p>[b]212. [url=https://www.doomworld.com/forum/topic/105670-faithless-a-heretic-hub-final/]Faithless[/url][/b] [[b]5[/b]: [sup]Rince-wind: 5[/sup]]</text:p>
            <text:p>[b]212. [url=https://www.doomworld.com/idgames/levels/doom2/Ports/d-f/ftmtn_v2]Firetop Mountain[/url][/b] [[b]5[/b]: [sup]smeghammer: 5[/sup]]</text:p>
            <text:p>[b]212. [url=http://freedoom.github.io/download.html]Freedoom: Phase 2[/url][/b] [[b]5[/b]: [sup]Spectra: 1, Voltcom9: 1, TheMightyHeracross: 3[/sup]]</text:p>
            <text:p>[b]212. [url=https://forum.zdoom.org/viewtopic.php?f=19&amp;t=46718]Gene-Tech: Before the Storm[/url][/b] [[b]5[/b]: [sup]Graf Zahl: 5[/sup]]</text:p>
            <text:p>[b]212. [url=https://www.doomworld.com/idgames/levels/doom2/Ports/megawads/gmp]Good Morning Phobos[/url][/b] [[b]5[/b]: [sup]Bryan T: 5[/sup]]</text:p>
            <text:p>[b]212. [url=https://www.doomworld.com/idgames/levels/doom2/deathmatch/Ports/megawads/gw2]Greenwar II[/url][/b] [[b]5[/b]: [sup]Ed: 5[/sup]]</text:p>
            <text:p>[b]212. [url=https://www.doomworld.com/idgames/themes/hacx/hx11pack]Hacx[/url][/b] [[b]5[/b]: [sup]Grazza: 5[/sup]]</text:p>
            <text:p>[b]212. [url=https://www.doomworld.com/idgames/levels/doom2/Ports/g-i/inncnx2]Innocence X2[/url][/b] [[b]5[/b]: [sup]Spectra: 5[/sup]]</text:p>
            <text:p>[b]212. [url=https://www.doomworld.com/idgames/levels/doom2/m-o/mordeth]Mordeth[/url][/b] [[b]5[/b]: [sup]Vorpal: 5[/sup]]</text:p>
            <text:p>[b]212. [url=http://www.mediafire.com/file/fuurx4c98tl198i/One_Doom_s_Day.wad]One Doom's Day[/url][/b] [[b]5[/b]: [sup]Apaul27: 5[/sup]]</text:p>
            <text:p>[b]212. [url=https://www.doomworld.com/idgames/levels/doom2/m-o/osiris]Osiris[/url][/b] [[b]5[/b]: [sup]Vorpal: 5[/sup]]</text:p>
            <text:p>[b]212. [url=https://www.doomworld.com/idgames/levels/doom2/Ports/p-r/paranoid]Paranoid[/url][/b] [[b]5[/b]: [sup]termrork: 5[/sup]]</text:p>
            <text:p>[b]212. [url=https://www.doomworld.com/idgames/levels/doom2/Ports/p-r/planisf2]Planisphere 2[/url][/b] [[b]5[/b]: [sup][/sup]]</text:p>
            <text:p>[b]212. [url=https://www.doomworld.com/vb/wads-mods/67271-project-uber-idgamesd/]Project Uber[/url][/b] [[b]5[/b]: [sup]Rince-wind: 5[/sup]]</text:p>
            <text:p>[b]212. [url=https://www.doomworld.com/idgames/levels/doom2/s-u/selfish5]SELFISH5[/url][/b] [[b]5[/b]: [sup]Diabolución: 5[/sup]]</text:p>
            <text:p>[b]212. [url=https://www.doomworld.com/idgames/levels/doom2/Ports/s-u/sotnr]Shadows of The Nightmare Realm[/url][/b] [[b]5[/b]: [sup]4everDoomed: 5[/sup]]</text:p>
            <text:p>[b]212. [url=https://www.doomworld.com/idgames/levels/doom/Ports/p-r/pe1_phob]Simply Phobos[/url][/b] [[b]5[/b]: [sup]Diabolución: 5[/sup]]</text:p>
            <text:p>[b]212. [url=https://www.doomworld.com/idgames/deathmatch/skulltag/spacedm9]SpaceDM9[/url][/b] [[b]5[/b]: [sup]Ed: 5[/sup]]</text:p>
            <text:p>[b]212. [url=https://www.doomworld.com/idgames/levels/doom2/s-u/slayer]The Slayer[/url][/b] [[b]5[/b]: [sup]Vorpal: 5[/sup]]</text:p>
            <text:p>[b]212. [url=https://www.doomworld.com/forum/topic/74280-the-ultimate-doom-ii-doom-ii-levels-remade/]The Ultimate Doom II [/url][/b] [[b]5[/b]: [sup][/sup]]</text:p>
            <text:p>[b]212. [url=https://www.doomworld.com/idgames/levels/doom2/Ports/v-z/vulkan]Vulkan Episode 1[/url][/b] [[b]5[/b]: [sup]HyperLuke: 5[/sup]]</text:p>
            <text:p>[b]212. [url=https://www.doomworld.com/vb/wads-mods/71259-way-too-many-dead-guys-map05-alpha-available/]Way 2 Many Dead Guys[/url][/b] [[b]5[/b]: [sup]Nancsi: 5[/sup]]</text:p>
            <text:p>[b]212. [url=https://www.moddb.com/mods/bloodpack]ZBloodpack[/url][/b] [[b]5[/b]: [sup]smeghammer: 5[/sup]]</text:p>
            <text:p>[b]212. [url=https://www.doomworld.com/idgames/levels/doom2/Ports/v-z/zendyn_x]Zen Dynamics[/url][/b] [[b]5[/b]: [sup]Phobus: 4, TechnoDoomed1: 1[/sup]]</text:p>
            <text:p>[b]251. [url=https://forum.zdoom.org/viewtopic.php?t=47680#p810207]Batman Doom: Reborn[/url][/b] [[b]4[/b]: [sup][/sup]]</text:p>
            <text:p>[b]251. [url=https://www.doomworld.com/idgames/levels/doom2/a-c/chord2]Chord 2[/url][/b] [[b]4[/b]: [sup]Paul977: 4[/sup]]</text:p>
            <text:p>[b]251. [url=https://www.doomworld.com/files/file/10874-city-of-doom-part-i-beta-1-11/]City of DooM (Part I)[/url][/b] [[b]4[/b]: [sup][/sup]]</text:p>
            <text:p>[b]251. [url=https://www.doomworld.com/idgames/levels/doom2/Ports/a-c/cafebrk1]Coffee Break Episode 1[/url][/b] [[b]4[/b]: [sup]eharper256: 4[/sup]]</text:p>
            <text:p>[b]251. [url=https://www.doomworld.com/idgames/levels/doom2/Ports/a-c/c-shock2]Combat Shock 2[/url][/b] [[b]4[/b]: [sup]Cynical: 1, Nate River: 3[/sup]]</text:p>
            <text:p>[b]251. [url=https://www.doomworld.com/idgames/levels/doom2/Ports/a-c/crimsonh]Crimson Horizon[/url][/b] [[b]4[/b]: [sup]Paul977: 4[/sup]]</text:p>
            <text:p>[b]251. [url=https://www.doomworld.com/idgames/levels/doom2/deathmatch/Ports/megawads/crudream]Crucified Dreams[/url][/b] [[b]4[/b]: [sup]Soundblock: 4[/sup]]</text:p>
            <text:p>[b]251. [url=https://www.doomworld.com/idgames/levels/doom2/Ports/d-f/dcity2_5]Damned City 2[/url][/b] [[b]4[/b]: [sup][/sup]]</text:p>
            <text:p>[b]251. [url=https://www.doomworld.com/idgames/levels/doom2/Ports/d-f/dark7]Dark 7 (with Mission Pack)[/url][/b] [[b]4[/b]: [sup]smeghammer: 4[/sup]]</text:p>
            <text:p>[b]251. [url=https://www.doomworld.com/idgames/levels/doom2/d-f/earth]Earth[/url][/b] [[b]4[/b]: [sup]ShoDemo: 3, TheNerdTurtle2: 1[/sup]]</text:p>
            <text:p>[b]251. [url=https://www.doomworld.com/forum/topic/94601-empyrion_v39-14-udmf-coop-maps-with-single-player-support/]Empyrion[/url][/b] [[b]4[/b]: [sup]Gaia74: 4[/sup]]</text:p>
            <text:p>[b]251. [url=https://www.doomworld.com/idgames/levels/doom2/Ports/g-i/impencse]Imp Encounter[/url][/b] [[b]4[/b]: [sup]AnonimVio: 4[/sup]]</text:p>
            <text:p>[b]251. [url=https://www.doomworld.com/forum/topic/74792-jiffy-bag-a-speedmap-megawad-rc2-released/]Jiffy Bag[/url][/b] [[b]4[/b]: [sup]TheNerdTurtle2: 4[/sup]]</text:p>
            <text:p>[b]251. [url=https://www.doomworld.com/idgames/levels/doom2/Ports/j-l/khorus]Khorus[/url][/b] [[b]4[/b]: [sup]NuMetalManiak: 4[/sup]]</text:p>
            <text:p>[b]251. [url=https://www.doomworld.com/files/file/15671-mapgame/]Mapgame[/url][/b] [[b]4[/b]: [sup]m8f: 4[/sup]]</text:p>
            <text:p>[b]251. [url=https://www.doomworld.com/idgames/levels/doom2/Ports/m-o/nfh2]Neighborhood From Hell[/url][/b] [[b]4[/b]: [sup][/sup]]</text:p>
            <text:p>[b]251. [url=https://www.doomworld.com/idgames/levels/doom2/Ports/megawads/nova2]Nova II: New Dawn[/url][/b] [[b]4[/b]: [sup]Not Jabba: 3, dylux: 1[/sup]]</text:p>
            <text:p>[b]251. [url=https://www.doomworld.com/idgames/levels/doom2/Ports/s-u/sinedie]Sine Die[/url][/b] [[b]4[/b]: [sup]bLOCKbOYgAMES: 4[/sup]]</text:p>
            <text:p>[b]251. [url=https://www.doomworld.com/idgames/levels/doom2/Ports/megawads/sf3]Slaughterfest 3[/url][/b] [[b]4[/b]: [sup]Nazgul9: 4[/sup]]</text:p>
            <text:p>[b]251. [url=https://www.doomworld.com/idgames/levels/doom2/Ports/v-z/zanspid]Spidersilk[/url][/b] [[b]4[/b]: [sup][/sup]]</text:p>
            <text:p>[b]251. [url=https://mikestoybox.net/2017/01/04/strange-aeons/]Strange Aeons[/url][/b] [[b]4[/b]: [sup][/sup]]</text:p>
            <text:p>[b]251. [url=https://www.doomworld.com/idgames/levels/doom2/d-f/enigma]The Enigma Episode[/url][/b] [[b]4[/b]: [sup]T-Rex: 3, valkiriforce: 1[/sup]]</text:p>
            <text:p>[b]251. [url=https://www.doomworld.com/idgames/levels/doom/megawads/nmdu]The Ultimate NMD [/url][/b] [[b]4[/b]: [sup]eharper256: 4[/sup]]</text:p>
            <text:p>[b]251. [url=http://odamex.net/boards/index.php?topic=2246.0]UAC Ultra 2[/url][/b] [[b]4[/b]: [sup]Sky: 4[/sup]]</text:p>
            <text:p>[b]251. [url=https://www.doomworld.com/idgames/levels/doom2/Ports/m-o/ma_val]Valhalla[/url][/b] [[b]4[/b]: [sup]4everDoomed: 4[/sup]]</text:p>
            <text:p>[b]251. [url=https://www.doomworld.com/idgames/levels/doom2/Ports/v-z/vrack]Vrack[/url][/b] [[b]4[/b]: [sup]bzzrak: 4[/sup]]</text:p>
            <text:p>[b]251. [url=https://www.doomworld.com/idgames/levels/doom2/Ports/v-z/vrack3]Vrack 3[/url][/b] [[b]4[/b]: [sup]Spectra: 4[/sup]]</text:p>
            <text:p>[b]278. [url=https://cloud.mail.ru/public/83f617a62867/1993.WAD]1993[/url][/b] [[b]3[/b]: [sup]Apaul27: 3[/sup]]</text:p>
            <text:p>[b]278. [url=https://www.doomworld.com/forum/topic/93734-doomworld-community-top-wads-of-all-time/?page=4]2castles[/url][/b] [[b]3[/b]: [sup]Soundblock: 3[/sup]]</text:p>
            <text:p>[b]278. [url=https://www.doomworld.com/forum/topic/90605-v04-a-boy-and-his-barrel-a-secret-is-revealed/]A Boy and His Barrel[/url][/b] [[b]3[/b]: [sup]Dragonfly: 3[/sup]]</text:p>
            <text:p>[b]278. [url=https://www.doomworld.com/files/file/18491-absolutely-killed/]Absolutely Killed[/url][/b] [[b]3[/b]: [sup]NoisyVelvet: 3[/sup]]</text:p>
            <text:p>[b]278. [url=https://www.doomworld.com/idgames/levels/doom/Ports/a-c/aaawake]Awakening[/url][/b] [[b]3[/b]: [sup]Graf Zahl: 3[/sup]]</text:p>
            <text:p>[b]278. [url=https://www.doomworld.com/idgames/levels/doom2/Ports/a-c/bbv11]Botanic Biosphere[/url][/b] [[b]3[/b]: [sup]Jaromir Bergmann: 3[/sup]]</text:p>
            <text:p>[b]278. [url=https://www.doomworld.com/idgames/levels/doom2/a-c/chord1]Chord 1[/url][/b] [[b]3[/b]: [sup]Paul977: 3[/sup]]</text:p>
            <text:p>[b]278. [url=https://www.doomworld.com/idgames/levels/doom2/Ports/a-c/chord3]Chord 3[/url][/b] [[b]3[/b]: [sup]Paul977: 3[/sup]]</text:p>
            <text:p>[b]278. [url=https://www.doomworld.com/idgames/levels/doom2/a-c/chordg]Chord G[/url][/b] [[b]3[/b]: [sup]Paul977: 3[/sup]]</text:p>
            <text:p>[b]278. [url=https://www.doomworld.com/idgames/levels/doom2/Ports/a-c/cityass]City Assault[/url][/b] [[b]3[/b]: [sup][/sup]]</text:p>
            <text:p>[b]278. [url=https://www.doomworld.com/idgames/levels/doom2/Ports/megawads/cchest3]Community Chest 3[/url][/b] [[b]3[/b]: [sup]Mr. Freeze: 3[/sup]]</text:p>
            <text:p>[b]278. [url=https://www.doomworld.com/idgames/levels/doom2/Ports/a-c/crapirc5]Crapi[/url][/b] [[b]3[/b]: [sup]Archie550: 3[/sup]]</text:p>
            <text:p>[b]278. [url=https://www.doomworld.com/idgames/levels/doom2/d-f/darkcvnt]Dark Covenant[/url][/b] [[b]3[/b]: [sup]NuMetalManiak: 2, bonnie: 1[/sup]]</text:p>
            <text:p>[b]278. [url=https://www.doomworld.com/idgames/levels/doom2/d-f/demondrv]DEMON DRIVER!!!![/url][/b] [[b]3[/b]: [sup]smeghammer: 3[/sup]]</text:p>
            <text:p>[b]278. [url=https://www.doomworld.com/idgames/levels/doom2/Ports/d-f/darknes2]Disciples of Darkness[/url][/b] [[b]3[/b]: [sup]Nirvana: 3[/sup]]</text:p>
            <text:p>[b]278. [url=https://www.doomworld.com/idgames/levels/doom2/d-f/europe]Europe[/url][/b] [[b]3[/b]: [sup][/sup]]</text:p>
            <text:p>[b]278. [url=https://www.doomworld.com/idgames/levels/doom2/megawads/fragport]Fragport[/url][/b] [[b]3[/b]: [sup]P41R47: 3[/sup]]</text:p>
            <text:p>[b]278. [url=http://freedoom.github.io/download.html]Freedoom: Phase 1[/url][/b] [[b]3[/b]: [sup]Chamelenoel: 3[/sup]]</text:p>
            <text:p>[b]278. [url=https://forum.zdoom.org/viewtopic.php?f=19&amp;t=13397#p273718]Hell-Forged[/url][/b] [[b]3[/b]: [sup][/sup]]</text:p>
            <text:p>[b]278. [url=http://xsnake.free.fr/invasion/shots.htm]Invasion UAC[/url][/b] [[b]3[/b]: [sup]Red-XIII: 3[/sup]]</text:p>
            <text:p>[b]278. [url=https://www.doomworld.com/idgames/levels/doom2/Ports/j-l/los]Legacy of Suffering[/url][/b] [[b]3[/b]: [sup]MFG38: 3[/sup]]</text:p>
            <text:p>[b]278. [url=https://www.moddb.com/mods/brutal-doom/addons/brutalized-doom-and-doom-ii]Maps of Chaos[/url][/b] [[b]3[/b]: [sup][/sup]]</text:p>
            <text:p>[b]278. [url=https://www.doomworld.com/idgames/levels/doom2/p-r/phobos2]Phobos[/url][/b] [[b]3[/b]: [sup]Jaws In Space: 3[/sup]]</text:p>
            <text:p>[b]278. [url=https://www.doomworld.com/idgames/levels/doom2/megawads/pizzas]Pizza Steve[/url][/b] [[b]3[/b]: [sup]Bryan T: 3[/sup]]</text:p>
            <text:p>[b]278. [url=https://www.doomworld.com/idgames/levels/doom2/Ports/p-r/pleiades]Pleiades[/url][/b] [[b]3[/b]: [sup][/sup]]</text:p>
            <text:p>[b]278. [url=https://www.doomworld.com/idgames/music/plutmidi]Plutonia MIDI Pack[/url][/b] [[b]3[/b]: [sup]Diabolución: 1, DJVCardMaster: 2[/sup]]</text:p>
            <text:p>[b]278. [url=https://www.doomworld.com/idgames/?id=19249]Preacher[/url][/b] [[b]3[/b]: [sup]DoomDork: 3[/sup]]</text:p>
            <text:p>[b]278. [url=https://www.elzee.co.nz/rotttc/index.html]Return of the Triad[/url][/b] [[b]3[/b]: [sup][/sup]]</text:p>
            <text:p>[b]278. [url=https://www.doomworld.com/idgames/levels/doom2/Ports/p-r/rush]Rush[/url][/b] [[b]3[/b]: [sup]Nirvana: 2, I_Punch_Demons: 1[/sup]]</text:p>
            <text:p>[b]278. [url=https://www.doomworld.com/idgames/levels/hexen/s-u/serpent]Serpent: Resurrection[/url][/b] [[b]3[/b]: [sup]TheMightyHeracross: 3[/sup]]</text:p>
            <text:p>[b]278. [url=https://www.doomworld.com/idgames/levels/doom2/Ports/s-u/t3st]T3ST[/url][/b] [[b]3[/b]: [sup]bzzrak: 3[/sup]]</text:p>
            <text:p>[b]278. [url=https://doomwiki.org/wiki/The_Lost_Episodes_of_Doom]The Lost Episodes of Doom[/url][/b] [[b]3[/b]: [sup]Diabolución: 3[/sup]]</text:p>
            <text:p>[b]278. [url=https://www.doomworld.com/idgames/levels/doom/s-u/smb_v102]The Sky May Be[/url][/b] [[b]3[/b]: [sup]AnonimVio: 3[/sup]]</text:p>
            <text:p>[b]278. [url=https://www.doomworld.com/idgames/levels/doom2/deathmatch/s-u/udm3]Unidoom DM 3[/url][/b] [[b]3[/b]: [sup]Doomkid: 3[/sup]]</text:p>
            <text:p>[b]278. [url=https://www.doomworld.com/idgames/levels/doom2/Ports/v-z/vrack2b]Vrack 2[/url][/b] [[b]3[/b]: [sup]smeghammer: 3[/sup]]</text:p>
            <text:p>[b]313. [url=https://www.doomworld.com/idgames/levels/doom2/megawads/1monster]1 Monster Megawad[/url][/b] [[b]2[/b]: [sup]TheNerdTurtle2: 2[/sup]]</text:p>
            <text:p>[b]313. [url=https://www.doomworld.com/idgames/levels/doom2/megawads/3ha3]3 Heures d'agonie 3[/url][/b] [[b]2[/b]: [sup]Roofi: 2[/sup]]</text:p>
            <text:p>[b]313. [url=https://www.doomworld.com/idgames/levels/doom2/Ports/0-9/30kmaps]30,000 Levels[/url][/b] [[b]2[/b]: [sup]AnonimVio: 2[/sup]]</text:p>
            <text:p>[b]313. [url=https://www.doomworld.com/idgames/levels/doom2/Ports/a-c/aeternum]Aeternum[/url][/b] [[b]2[/b]: [sup]42PercentHealth: 1, Budoka: 1[/sup]]</text:p>
            <text:p>[b]313. [url=https://www.doomworld.com/idgames/levels/doom2/a-c/area51]Area 51[/url][/b] [[b]2[/b]: [sup]Doomkid: 2[/sup]]</text:p>
            <text:p>[b]313. [url=https://www.doomworld.com/idgames/levels/doom2/Ports/a-c/bldstlp]Bloody Steel[/url][/b] [[b]2[/b]: [sup]ella guro: 2[/sup]]</text:p>
            <text:p>[b]313. [url=https://www.doomworld.com/idgames/levels/doom2/Ports/s-u/tcotd]City of the Damned[/url][/b] [[b]2[/b]: [sup]HUNdebLeonidasX: 2[/sup]]</text:p>
            <text:p>[b]313. [url=https://www.doomworld.com/idgames/levels/doom2/megawads/cleim20p]Cleimos 2[/url][/b] [[b]2[/b]: [sup]valkiriforce: 2[/sup]]</text:p>
            <text:p>[b]313. [url=https://www.doomworld.com/forum/topic/116046-dbp26-the-city-of-damned-children/]DBP26: The City of Damned Children[/url][/b] [[b]2[/b]: [sup]Rince-wind: 2[/sup]]</text:p>
            <text:p>[b]313. [url=https://www.doomworld.com/idgames/levels/doom2/megawads/d2reload]Doom 2 Reloaded[/url][/b] [[b]2[/b]: [sup]Odal: 2[/sup]]</text:p>
            <text:p>[b]313. [url=https://www.doomworld.com/idgames/levels/doom/megawads/et]Endless Torture[/url][/b] [[b]2[/b]: [sup]soner du: 2[/sup]]</text:p>
            <text:p>[b]313. [url=https://www.doomworld.com/idgames/levels/heretic/Ports/curse]Heretic - Curse of D'sparil[/url][/b] [[b]2[/b]: [sup]JudgeDeadd: 2[/sup]]</text:p>
            <text:p>[b]313. [url=http://www.mediafire.com/file/lgqjfqjy381ybic/Ice_Rage.zip]Ice Rage[/url][/b] [[b]2[/b]: [sup]Chamelenoel: 2[/sup]]</text:p>
            <text:p>[b]313. [url=https://www.doomworld.com/idgames/levels/doom2/Ports/d-f/dmdjm01]Jagermorder: Chemical Lab[/url][/b] [[b]2[/b]: [sup]Soundblock: 2[/sup]]</text:p>
            <text:p>[b]313. [url=https://www.doomworld.com/idgames/levels/doom2/megawads/kssht]Khorus' Speedy Shit[/url][/b] [[b]2[/b]: [sup]Phobus: 2[/sup]]</text:p>
            <text:p>[b]313. [url=https://www.doomworld.com/idgames/levels/doom2/a-c/bldnight]One Bloody Night[/url][/b] [[b]2[/b]: [sup]WH-Wilou84: 1, T-Rex: 1[/sup]]</text:p>
            <text:p>[b]313. [url=https://www.doomworld.com/forum/topic/85755-rf1024-i-dont-know-whats-going-on-with-this-title-anymore/]Rf 1024[/url][/b] [[b]2[/b]: [sup]JudgeDeadd: 2[/sup]]</text:p>
            <text:p>[b]313. [url=https://www.wad-archive.com/wad/be21919b261d404e694dd19e88bfaea2]Rocket Space Jumping[/url][/b] [[b]2[/b]: [sup]Red-XIII: 2[/sup]]</text:p>
            <text:p>[b]313. [url=https://www.doomworld.com/idgames/levels/doom2/0-9/666]Sector 666[/url][/b] [[b]2[/b]: [sup]bzzrak: 2[/sup]]</text:p>
            <text:p>[b]313. [url=https://www.doomworld.com/idgames/levels/doom2/Ports/megawads/mayhem17]Super MAYhem 17[/url][/b] [[b]2[/b]: [sup]Octillion: 2[/sup]]</text:p>
            <text:p>[b]313. [url=https://www.doomworld.com/idgames/levels/doom2/a-c/aboosysv]System Vices[/url][/b] [[b]2[/b]: [sup]Grazza: 2[/sup]]</text:p>
            <text:p>[b]313. [url=https://www.doomworld.com/idgames/themes/university/trinity2]The Unholy Trinity[/url][/b] [[b]2[/b]: [sup]Soundblock: 2[/sup]]</text:p>
            <text:p>[b]313. [url=https://www.doomworld.com/idgames/levels/doom2/Ports/megawads/thtthren]THT: Threnody[/url][/b] [[b]2[/b]: [sup]Doomkid: 2[/sup]]</text:p>
            <text:p>[b]336. [url=https://www.doomworld.com/idgames/levels/doom2/Ports/a-c/bermuda]Bermuda Triangle[/url][/b] [[b]1[/b]: [sup]Doomkid: 1[/sup]]</text:p>
            <text:p>[b]336. [url=https://www.doomworld.com/idgames/levels/doom2/Ports/a-c/chungus]Big Chungus' Symphony[/url][/b] [[b]1[/b]: [sup]Archie550: 1[/sup]]</text:p>
            <text:p>[b]336. [url=https://www.doomworld.com/idgames/levels/doom2/Ports/a-c/coecits]Castle of Eternal Carrot in the Sky[/url][/b] [[b]1[/b]: [sup]Jaws In Space: 1[/sup]]</text:p>
            <text:p>[b]336. [url=https://www.doomworld.com/idgames/levels/doom/a-c/cleim10]Cleimos[/url][/b] [[b]1[/b]: [sup]Soundblock: 1[/sup]]</text:p>
            <text:p>[b]336. [url=https://www.doomworld.com/idgames/levels/doom2/Ports/a-c/c-shock]Combat Shock[/url][/b] [[b]1[/b]: [sup]WH-Wilou84: 1[/sup]]</text:p>
            <text:p>[b]336. [url=https://www.doomworld.com/idgames/levels/doom/a-c/acheron]Crossing Acheron[/url][/b] [[b]1[/b]: [sup]joepallai: 1[/sup]]</text:p>
            <text:p>[b]336. [url=https://www.doomworld.com/idgames/levels/doom2/a-c/cygnus20]Cygnus IV[/url][/b] [[b]1[/b]: [sup]Philnemba: 1[/sup]]</text:p>
            <text:p>[b]336. [url=https://s3-eu-west-1.amazonaws.com/dtwid/dtwidmus.zip]dtwidmus.wad﻿[/url][/b] [[b]1[/b]: [sup]Diabolución: 1[/sup]]</text:p>
            <text:p>[b]336. [url=https://www.doomworld.com/idgames/levels/doom/d-f/eternity]Eternity[/url][/b] [[b]1[/b]: [sup]bonnie: 1[/sup]]</text:p>
            <text:p>[b]336. [url=https://www.doomworld.com/idgames/levels/doom/d-f/extremal]Extremal Doom[/url][/b] [[b]1[/b]: [sup]Grazza: 1[/sup]]</text:p>
            <text:p>[b]336. [url=https://www.doomworld.com/idgames/levels/doom2/deathmatch/megawads/gothicdm]Gothic DM[/url][/b] [[b]1[/b]: [sup]Soundblock: 1[/sup]]</text:p>
            <text:p>[b]336. [url=https://www.doomworld.com/idgames/levels/doom2/deathmatch/Ports/g-i/greenwar]Green War[/url][/b] [[b]1[/b]: [sup]joepallai: 1[/sup]]</text:p>
            <text:p>[b]336. [url=https://doomwiki.org/wiki/Grezzo_2]Grezzo 2[/url][/b] [[b]1[/b]: [sup]AnonimVio: 1[/sup]]</text:p>
            <text:p>[b]336. [url=https://www.doomworld.com/idgames/levels/doom/j-l/lithe2m1]LithE2M1[/url][/b] [[b]1[/b]: [sup]bzzrak: 1[/sup]]</text:p>
            <text:p>[b]336. [url=https://www.doomworld.com/idgames/levels/doom2/megawads/mlm12]Mini-Level Megawad[/url][/b] [[b]1[/b]: [sup]Phobus: 1[/sup]]</text:p>
            <text:p>[b]336. [url=https://www.doomworld.com/forum/topic/85907-nefertitiwad-6-maps/#comment-1554820]Nefertiti[/url][/b] [[b]1[/b]: [sup]NoisyVelvet: 1[/sup]]</text:p>
            <text:p>[b]336. [url=https://www.doomworld.com/idgames/levels/doom2/m-o/nostromo]Nostromo's Run[/url][/b] [[b]1[/b]: [sup][/sup]]</text:p>
            <text:p>[b]336. [url=https://www.doomworld.com/idgames/levels/doom2/m-o/obtic11]Obituary[/url][/b] [[b]1[/b]: [sup]T-Rex: 1[/sup]]</text:p>
            <text:p>[b]336. [url=http://thekinsie.com/reelism/]Reelism[/url][/b] [[b]1[/b]: [sup]HUNdebLeonidasX: 1[/sup]]</text:p>
            <text:p>[b]336. [url=https://www.doomworld.com/idgames/levels/doom2/Ports/s-u/spagheti]Spicy Evil Spaghetti[/url][/b] [[b]1[/b]: [sup]everennui: 1[/sup]]</text:p>
            <text:p>[b]336. [url=https://doomwiki.org/wiki/SQUARES]SQUARES[/url][/b] [[b]1[/b]: [sup]STILES: 1[/sup]]</text:p>
            <text:p>[b]336. [url=https://www.doomworld.com/idgames/levels/doom2/megawads/darken]The Darkening Episode 1[/url][/b] [[b]1[/b]: [sup]ASaltShaker: 1[/sup]]</text:p>
            <text:p>[b]336. [url=https://www.doomworld.com/idgames/levels/doom2/s-u/tdevil2]The Devilz Work[/url][/b] [[b]1[/b]: [sup]everennui: 1[/sup]]</text:p>
            <text:p>[b]336. [url=https://www.doomworld.com/idgames/levels/doom2/megawads/rebirth]The Rebirth[/url][/b] [[b]1[/b]: [sup]Malrionn: 1[/sup]]</text:p>
            <text:p>[b]336. [url=https://www.doomworld.com/idgames/levels/doom2/s-u/ttp-rp]The Troopers' Playground[/url][/b] [[b]1[/b]: [sup]T-Rex: 1[/sup]]</text:p>
            <text:p>[b]336. [url=https://www.doomworld.com/idgames/levels/doom2/megawads/twzone]The Twilight Zone[/url][/b] [[b]1[/b]: [sup]T-Rex: 1[/sup]]</text:p>
            <text:p>[b]336. [url=https://www.doomworld.com/forum/topic/65009-zdoom-the-ultimate-icon-of-sin/]The Ultimate Icon of Sin[/url][/b] [[b]1[/b]: [sup]Soundblock: 1[/sup]]</text:p>
            <text:p>[b]336. [url=https://www.doomworld.com/idgames/levels/doom/megawads/unalign]UnAligned[/url][/b] [[b]1[/b]: [sup]yakfak: 1[/sup]]</text:p>
            <text:p>[b]336. [url=https://www.doomworld.com/files/file/18387-vispire/]Vispire[/url][/b] [[b]1[/b]: [sup]NoisyVelvet: 1[/sup]]</text:p>
            <text:p>[b]336. [url=https://www.doomworld.com/idgames/levels/doom2/Ports/v-z/whitemar]Whitemare[/url][/b] [[b]1[/b]: [sup]Pierrot: 1[/sup]]</text:p>
            <text:p/>
            <text:p/>
            <text:p>WADs: 365</text:p>
            <text:p>Voters: 132</text:p>
          </table:table-cell>
          <table:covered-table-cell table:style-name="ce3"/>
          <table:covered-table-cell table:style-name="ce5"/>
          <table:table-cell table:style-name="ce67" table:formula="of:=&quot;WADs: &quot; &amp; SUMPRODUCT(NOT(ISBLANK([.D4:.D1048576])))" office:value-type="string" office:string-value="WADs: 365" calcext:value-type="string">
            <text:p>WADs: 365</text:p>
          </table:table-cell>
          <table:table-cell table:style-name="ce6" table:formula="of:=&quot;Voters: &quot; &amp; SUMPRODUCT(NOT(ISBLANK([.H2:.AMJ2])))" office:value-type="string" office:string-value="Voters: 132" calcext:value-type="string">
            <text:p>Voters: 132</text:p>
          </table:table-cell>
          <table:table-cell table:style-name="ce6" office:value-type="string" calcext:value-type="string">
            <text:p>Sum:</text:p>
          </table:table-cell>
          <table:table-cell table:style-name="ce2" table:formula="of:=SUM([.H1:.AMJ1])" office:value-type="float" office:value="7257" calcext:value-type="float">
            <text:p>7257</text:p>
          </table:table-cell>
          <table:table-cell table:formula="of:=SUM([.H4:.H1048576])" office:value-type="float" office:value="55" calcext:value-type="float">
            <text:p>55</text:p>
          </table:table-cell>
          <table:table-cell table:formula="of:=SUM([.I4:.I1048576])" office:value-type="float" office:value="55" calcext:value-type="float">
            <text:p>55</text:p>
          </table:table-cell>
          <table:table-cell table:formula="of:=SUM([.J4:.J1048576])" office:value-type="float" office:value="55" calcext:value-type="float">
            <text:p>55</text:p>
          </table:table-cell>
          <table:table-cell table:formula="of:=SUM([.K4:.K1048576])" office:value-type="float" office:value="55" calcext:value-type="float">
            <text:p>55</text:p>
          </table:table-cell>
          <table:table-cell table:formula="of:=SUM([.L4:.L1048576])" office:value-type="float" office:value="55" calcext:value-type="float">
            <text:p>55</text:p>
          </table:table-cell>
          <table:table-cell table:formula="of:=SUM([.M4:.M1048576])" office:value-type="float" office:value="55" calcext:value-type="float">
            <text:p>55</text:p>
          </table:table-cell>
          <table:table-cell table:formula="of:=SUM([.N4:.N1048576])" office:value-type="float" office:value="55" calcext:value-type="float">
            <text:p>55</text:p>
          </table:table-cell>
          <table:table-cell table:formula="of:=SUM([.O4:.O1048576])" office:value-type="float" office:value="55" calcext:value-type="float">
            <text:p>55</text:p>
          </table:table-cell>
          <table:table-cell table:formula="of:=SUM([.P4:.P1048576])" office:value-type="float" office:value="55" calcext:value-type="float">
            <text:p>55</text:p>
          </table:table-cell>
          <table:table-cell table:formula="of:=SUM([.Q4:.Q1048576])" office:value-type="float" office:value="55" calcext:value-type="float">
            <text:p>55</text:p>
          </table:table-cell>
          <table:table-cell table:formula="of:=SUM([.R4:.R1048576])" office:value-type="float" office:value="55" calcext:value-type="float">
            <text:p>55</text:p>
          </table:table-cell>
          <table:table-cell table:formula="of:=SUM([.S4:.S1048576])" office:value-type="float" office:value="55" calcext:value-type="float">
            <text:p>55</text:p>
          </table:table-cell>
          <table:table-cell table:formula="of:=SUM([.T4:.T1048576])" office:value-type="float" office:value="55" calcext:value-type="float">
            <text:p>55</text:p>
          </table:table-cell>
          <table:table-cell table:formula="of:=SUM([.U4:.U1048576])" office:value-type="float" office:value="55" calcext:value-type="float">
            <text:p>55</text:p>
          </table:table-cell>
          <table:table-cell table:formula="of:=SUM([.V4:.V1048576])" office:value-type="float" office:value="55" calcext:value-type="float">
            <text:p>55</text:p>
          </table:table-cell>
          <table:table-cell table:formula="of:=SUM([.W4:.W1048576])" office:value-type="float" office:value="55" calcext:value-type="float">
            <text:p>55</text:p>
          </table:table-cell>
          <table:table-cell table:formula="of:=SUM([.X4:.X1048576])" office:value-type="float" office:value="55" calcext:value-type="float">
            <text:p>55</text:p>
          </table:table-cell>
          <table:table-cell table:formula="of:=SUM([.Y4:.Y1048576])" office:value-type="float" office:value="55" calcext:value-type="float">
            <text:p>55</text:p>
          </table:table-cell>
          <table:table-cell table:formula="of:=SUM([.Z4:.Z1048576])" office:value-type="float" office:value="55" calcext:value-type="float">
            <text:p>55</text:p>
          </table:table-cell>
          <table:table-cell table:formula="of:=SUM([.AA4:.AA1048576])" office:value-type="float" office:value="55" calcext:value-type="float">
            <text:p>55</text:p>
          </table:table-cell>
          <table:table-cell table:formula="of:=SUM([.AB4:.AB1048576])" office:value-type="float" office:value="55" calcext:value-type="float">
            <text:p>55</text:p>
          </table:table-cell>
          <table:table-cell table:formula="of:=SUM([.AC4:.AC1048576])" office:value-type="float" office:value="55" calcext:value-type="float">
            <text:p>55</text:p>
          </table:table-cell>
          <table:table-cell table:formula="of:=SUM([.AD4:.AD1048576])" office:value-type="float" office:value="55" calcext:value-type="float">
            <text:p>55</text:p>
          </table:table-cell>
          <table:table-cell table:formula="of:=SUM([.AE4:.AE1048576])" office:value-type="float" office:value="55" calcext:value-type="float">
            <text:p>55</text:p>
          </table:table-cell>
          <table:table-cell table:formula="of:=SUM([.AF4:.AF1048576])" office:value-type="float" office:value="55" calcext:value-type="float">
            <text:p>55</text:p>
          </table:table-cell>
          <table:table-cell table:formula="of:=SUM([.AG4:.AG1048576])" office:value-type="float" office:value="55" calcext:value-type="float">
            <text:p>55</text:p>
          </table:table-cell>
          <table:table-cell table:formula="of:=SUM([.AH4:.AH1048576])" office:value-type="float" office:value="55" calcext:value-type="float">
            <text:p>55</text:p>
          </table:table-cell>
          <table:table-cell table:formula="of:=SUM([.AI4:.AI1048576])" office:value-type="float" office:value="55" calcext:value-type="float">
            <text:p>55</text:p>
          </table:table-cell>
          <table:table-cell table:formula="of:=SUM([.AJ4:.AJ1048576])" office:value-type="float" office:value="55" calcext:value-type="float">
            <text:p>55</text:p>
          </table:table-cell>
          <table:table-cell table:formula="of:=SUM([.AK4:.AK1048576])" office:value-type="float" office:value="55" calcext:value-type="float">
            <text:p>55</text:p>
          </table:table-cell>
          <table:table-cell table:formula="of:=SUM([.AL4:.AL1048576])" office:value-type="float" office:value="55" calcext:value-type="float">
            <text:p>55</text:p>
          </table:table-cell>
          <table:table-cell table:formula="of:=SUM([.AM4:.AM1048576])" office:value-type="float" office:value="55" calcext:value-type="float">
            <text:p>55</text:p>
          </table:table-cell>
          <table:table-cell table:formula="of:=SUM([.AN4:.AN1048576])" office:value-type="float" office:value="55" calcext:value-type="float">
            <text:p>55</text:p>
          </table:table-cell>
          <table:table-cell table:formula="of:=SUM([.AO4:.AO1048576])" office:value-type="float" office:value="55" calcext:value-type="float">
            <text:p>55</text:p>
          </table:table-cell>
          <table:table-cell table:formula="of:=SUM([.AP4:.AP1048576])" office:value-type="float" office:value="55" calcext:value-type="float">
            <text:p>55</text:p>
          </table:table-cell>
          <table:table-cell table:formula="of:=SUM([.AQ4:.AQ1048576])" office:value-type="float" office:value="55" calcext:value-type="float">
            <text:p>55</text:p>
          </table:table-cell>
          <table:table-cell table:formula="of:=SUM([.AR4:.AR1048576])" office:value-type="float" office:value="55" calcext:value-type="float">
            <text:p>55</text:p>
          </table:table-cell>
          <table:table-cell table:formula="of:=SUM([.AS4:.AS1048576])" office:value-type="float" office:value="55" calcext:value-type="float">
            <text:p>55</text:p>
          </table:table-cell>
          <table:table-cell table:formula="of:=SUM([.AT4:.AT1048576])" office:value-type="float" office:value="55" calcext:value-type="float">
            <text:p>55</text:p>
          </table:table-cell>
          <table:table-cell table:formula="of:=SUM([.AU4:.AU1048576])" office:value-type="float" office:value="55" calcext:value-type="float">
            <text:p>55</text:p>
          </table:table-cell>
          <table:table-cell table:formula="of:=SUM([.AV4:.AV1048576])" office:value-type="float" office:value="55" calcext:value-type="float">
            <text:p>55</text:p>
          </table:table-cell>
          <table:table-cell table:formula="of:=SUM([.AW4:.AW1048576])" office:value-type="float" office:value="55" calcext:value-type="float">
            <text:p>55</text:p>
          </table:table-cell>
          <table:table-cell table:formula="of:=SUM([.AX4:.AX1048576])" office:value-type="float" office:value="55" calcext:value-type="float">
            <text:p>55</text:p>
          </table:table-cell>
          <table:table-cell table:formula="of:=SUM([.AY4:.AY1048576])" office:value-type="float" office:value="55" calcext:value-type="float">
            <text:p>55</text:p>
          </table:table-cell>
          <table:table-cell table:formula="of:=SUM([.AZ4:.AZ1048576])" office:value-type="float" office:value="55" calcext:value-type="float">
            <text:p>55</text:p>
          </table:table-cell>
          <table:table-cell table:formula="of:=SUM([.BA4:.BA1048576])" office:value-type="float" office:value="55" calcext:value-type="float">
            <text:p>55</text:p>
          </table:table-cell>
          <table:table-cell table:formula="of:=SUM([.BB4:.BB1048576])" office:value-type="float" office:value="55" calcext:value-type="float">
            <text:p>55</text:p>
          </table:table-cell>
          <table:table-cell table:formula="of:=SUM([.BC4:.BC1048576])" office:value-type="float" office:value="55" calcext:value-type="float">
            <text:p>55</text:p>
          </table:table-cell>
          <table:table-cell table:formula="of:=SUM([.BD4:.BD1048576])" office:value-type="float" office:value="55" calcext:value-type="float">
            <text:p>55</text:p>
          </table:table-cell>
          <table:table-cell table:formula="of:=SUM([.BE4:.BE1048576])" office:value-type="float" office:value="55" calcext:value-type="float">
            <text:p>55</text:p>
          </table:table-cell>
          <table:table-cell table:formula="of:=SUM([.BF4:.BF1048576])" office:value-type="float" office:value="55" calcext:value-type="float">
            <text:p>55</text:p>
          </table:table-cell>
          <table:table-cell table:formula="of:=SUM([.BG4:.BG1048576])" office:value-type="float" office:value="55" calcext:value-type="float">
            <text:p>55</text:p>
          </table:table-cell>
          <table:table-cell table:formula="of:=SUM([.BH4:.BH1048576])" office:value-type="float" office:value="55" calcext:value-type="float">
            <text:p>55</text:p>
          </table:table-cell>
          <table:table-cell table:formula="of:=SUM([.BI4:.BI1048576])" office:value-type="float" office:value="55" calcext:value-type="float">
            <text:p>55</text:p>
          </table:table-cell>
          <table:table-cell table:formula="of:=SUM([.BJ4:.BJ1048576])" office:value-type="float" office:value="55" calcext:value-type="float">
            <text:p>55</text:p>
          </table:table-cell>
          <table:table-cell table:formula="of:=SUM([.BK4:.BK1048576])" office:value-type="float" office:value="55" calcext:value-type="float">
            <text:p>55</text:p>
          </table:table-cell>
          <table:table-cell table:formula="of:=SUM([.BL4:.BL1048576])" office:value-type="float" office:value="55" calcext:value-type="float">
            <text:p>55</text:p>
          </table:table-cell>
          <table:table-cell table:formula="of:=SUM([.BM4:.BM1048576])" office:value-type="float" office:value="55" calcext:value-type="float">
            <text:p>55</text:p>
          </table:table-cell>
          <table:table-cell table:formula="of:=SUM([.BN4:.BN1048576])" office:value-type="float" office:value="55" calcext:value-type="float">
            <text:p>55</text:p>
          </table:table-cell>
          <table:table-cell table:formula="of:=SUM([.BO4:.BO1048576])" office:value-type="float" office:value="55" calcext:value-type="float">
            <text:p>55</text:p>
          </table:table-cell>
          <table:table-cell table:formula="of:=SUM([.BP4:.BP1048576])" office:value-type="float" office:value="55" calcext:value-type="float">
            <text:p>55</text:p>
          </table:table-cell>
          <table:table-cell table:formula="of:=SUM([.BQ4:.BQ1048576])" office:value-type="float" office:value="55" calcext:value-type="float">
            <text:p>55</text:p>
          </table:table-cell>
          <table:table-cell table:formula="of:=SUM([.BR4:.BR1048576])" office:value-type="float" office:value="55" calcext:value-type="float">
            <text:p>55</text:p>
          </table:table-cell>
          <table:table-cell table:formula="of:=SUM([.BS4:.BS1048576])" office:value-type="float" office:value="55" calcext:value-type="float">
            <text:p>55</text:p>
          </table:table-cell>
          <table:table-cell table:formula="of:=SUM([.BT4:.BT1048576])" office:value-type="float" office:value="55" calcext:value-type="float">
            <text:p>55</text:p>
          </table:table-cell>
          <table:table-cell table:formula="of:=SUM([.BU4:.BU1048576])" office:value-type="float" office:value="55" calcext:value-type="float">
            <text:p>55</text:p>
          </table:table-cell>
          <table:table-cell table:formula="of:=SUM([.BV4:.BV1048576])" office:value-type="float" office:value="55" calcext:value-type="float">
            <text:p>55</text:p>
          </table:table-cell>
          <table:table-cell table:formula="of:=SUM([.BW4:.BW1048576])" office:value-type="float" office:value="55" calcext:value-type="float">
            <text:p>55</text:p>
          </table:table-cell>
          <table:table-cell table:formula="of:=SUM([.BX4:.BX1048576])" office:value-type="float" office:value="55" calcext:value-type="float">
            <text:p>55</text:p>
          </table:table-cell>
          <table:table-cell table:formula="of:=SUM([.BY4:.BY1048576])" office:value-type="float" office:value="55" calcext:value-type="float">
            <text:p>55</text:p>
          </table:table-cell>
          <table:table-cell table:formula="of:=SUM([.BZ4:.BZ1048576])" office:value-type="float" office:value="55" calcext:value-type="float">
            <text:p>55</text:p>
          </table:table-cell>
          <table:table-cell table:formula="of:=SUM([.CA4:.CA1048576])" office:value-type="float" office:value="52" calcext:value-type="float">
            <text:p>52</text:p>
          </table:table-cell>
          <table:table-cell table:formula="of:=SUM([.CB4:.CB1048576])" office:value-type="float" office:value="55" calcext:value-type="float">
            <text:p>55</text:p>
          </table:table-cell>
          <table:table-cell table:formula="of:=SUM([.CC4:.CC1048576])" office:value-type="float" office:value="55" calcext:value-type="float">
            <text:p>55</text:p>
          </table:table-cell>
          <table:table-cell table:formula="of:=SUM([.CD4:.CD1048576])" office:value-type="float" office:value="55" calcext:value-type="float">
            <text:p>55</text:p>
          </table:table-cell>
          <table:table-cell table:formula="of:=SUM([.CE4:.CE1048576])" office:value-type="float" office:value="55" calcext:value-type="float">
            <text:p>55</text:p>
          </table:table-cell>
          <table:table-cell table:formula="of:=SUM([.CF4:.CF1048576])" office:value-type="float" office:value="55" calcext:value-type="float">
            <text:p>55</text:p>
          </table:table-cell>
          <table:table-cell table:formula="of:=SUM([.CG4:.CG1048576])" office:value-type="float" office:value="55" calcext:value-type="float">
            <text:p>55</text:p>
          </table:table-cell>
          <table:table-cell table:formula="of:=SUM([.CH4:.CH1048576])" office:value-type="float" office:value="55" calcext:value-type="float">
            <text:p>55</text:p>
          </table:table-cell>
          <table:table-cell table:formula="of:=SUM([.CI4:.CI1048576])" office:value-type="float" office:value="55" calcext:value-type="float">
            <text:p>55</text:p>
          </table:table-cell>
          <table:table-cell table:formula="of:=SUM([.CJ4:.CJ1048576])" office:value-type="float" office:value="55" calcext:value-type="float">
            <text:p>55</text:p>
          </table:table-cell>
          <table:table-cell table:formula="of:=SUM([.CK4:.CK1048576])" office:value-type="float" office:value="55" calcext:value-type="float">
            <text:p>55</text:p>
          </table:table-cell>
          <table:table-cell table:formula="of:=SUM([.CL4:.CL1048576])" office:value-type="float" office:value="55" calcext:value-type="float">
            <text:p>55</text:p>
          </table:table-cell>
          <table:table-cell table:formula="of:=SUM([.CM4:.CM1048576])" office:value-type="float" office:value="55" calcext:value-type="float">
            <text:p>55</text:p>
          </table:table-cell>
          <table:table-cell table:formula="of:=SUM([.CN4:.CN1048576])" office:value-type="float" office:value="55" calcext:value-type="float">
            <text:p>55</text:p>
          </table:table-cell>
          <table:table-cell table:formula="of:=SUM([.CO4:.CO1048576])" office:value-type="float" office:value="55" calcext:value-type="float">
            <text:p>55</text:p>
          </table:table-cell>
          <table:table-cell table:formula="of:=SUM([.CP4:.CP1048576])" office:value-type="float" office:value="55" calcext:value-type="float">
            <text:p>55</text:p>
          </table:table-cell>
          <table:table-cell table:formula="of:=SUM([.CQ4:.CQ1048576])" office:value-type="float" office:value="55" calcext:value-type="float">
            <text:p>55</text:p>
          </table:table-cell>
          <table:table-cell table:formula="of:=SUM([.CR4:.CR1048576])" office:value-type="float" office:value="55" calcext:value-type="float">
            <text:p>55</text:p>
          </table:table-cell>
          <table:table-cell table:formula="of:=SUM([.CS4:.CS1048576])" office:value-type="float" office:value="55" calcext:value-type="float">
            <text:p>55</text:p>
          </table:table-cell>
          <table:table-cell table:formula="of:=SUM([.CT4:.CT1048576])" office:value-type="float" office:value="55" calcext:value-type="float">
            <text:p>55</text:p>
          </table:table-cell>
          <table:table-cell table:formula="of:=SUM([.CU4:.CU1048576])" office:value-type="float" office:value="55" calcext:value-type="float">
            <text:p>55</text:p>
          </table:table-cell>
          <table:table-cell table:formula="of:=SUM([.CV4:.CV1048576])" office:value-type="float" office:value="55" calcext:value-type="float">
            <text:p>55</text:p>
          </table:table-cell>
          <table:table-cell table:formula="of:=SUM([.CW4:.CW1048576])" office:value-type="float" office:value="55" calcext:value-type="float">
            <text:p>55</text:p>
          </table:table-cell>
          <table:table-cell table:formula="of:=SUM([.CX4:.CX1048576])" office:value-type="float" office:value="55" calcext:value-type="float">
            <text:p>55</text:p>
          </table:table-cell>
          <table:table-cell table:formula="of:=SUM([.CY4:.CY1048576])" office:value-type="float" office:value="55" calcext:value-type="float">
            <text:p>55</text:p>
          </table:table-cell>
          <table:table-cell table:formula="of:=SUM([.CZ4:.CZ1048576])" office:value-type="float" office:value="55" calcext:value-type="float">
            <text:p>55</text:p>
          </table:table-cell>
          <table:table-cell table:formula="of:=SUM([.DA4:.DA1048576])" office:value-type="float" office:value="55" calcext:value-type="float">
            <text:p>55</text:p>
          </table:table-cell>
          <table:table-cell table:formula="of:=SUM([.DB4:.DB1048576])" office:value-type="float" office:value="55" calcext:value-type="float">
            <text:p>55</text:p>
          </table:table-cell>
          <table:table-cell table:formula="of:=SUM([.DC4:.DC1048576])" office:value-type="float" office:value="55" calcext:value-type="float">
            <text:p>55</text:p>
          </table:table-cell>
          <table:table-cell table:formula="of:=SUM([.DD4:.DD1048576])" office:value-type="float" office:value="55" calcext:value-type="float">
            <text:p>55</text:p>
          </table:table-cell>
          <table:table-cell table:formula="of:=SUM([.DE4:.DE1048576])" office:value-type="float" office:value="55" calcext:value-type="float">
            <text:p>55</text:p>
          </table:table-cell>
          <table:table-cell table:formula="of:=SUM([.DF4:.DF1048576])" office:value-type="float" office:value="55" calcext:value-type="float">
            <text:p>55</text:p>
          </table:table-cell>
          <table:table-cell table:formula="of:=SUM([.DG4:.DG1048576])" office:value-type="float" office:value="55" calcext:value-type="float">
            <text:p>55</text:p>
          </table:table-cell>
          <table:table-cell table:formula="of:=SUM([.DH4:.DH1048576])" office:value-type="float" office:value="55" calcext:value-type="float">
            <text:p>55</text:p>
          </table:table-cell>
          <table:table-cell table:formula="of:=SUM([.DI4:.DI1048576])" office:value-type="float" office:value="55" calcext:value-type="float">
            <text:p>55</text:p>
          </table:table-cell>
          <table:table-cell table:formula="of:=SUM([.DJ4:.DJ1048576])" office:value-type="float" office:value="55" calcext:value-type="float">
            <text:p>55</text:p>
          </table:table-cell>
          <table:table-cell table:formula="of:=SUM([.DK4:.DK1048576])" office:value-type="float" office:value="55" calcext:value-type="float">
            <text:p>55</text:p>
          </table:table-cell>
          <table:table-cell table:formula="of:=SUM([.DL4:.DL1048576])" office:value-type="float" office:value="55" calcext:value-type="float">
            <text:p>55</text:p>
          </table:table-cell>
          <table:table-cell table:formula="of:=SUM([.DM4:.DM1048576])" office:value-type="float" office:value="55" calcext:value-type="float">
            <text:p>55</text:p>
          </table:table-cell>
          <table:table-cell table:formula="of:=SUM([.DN4:.DN1048576])" office:value-type="float" office:value="55" calcext:value-type="float">
            <text:p>55</text:p>
          </table:table-cell>
          <table:table-cell table:formula="of:=SUM([.DO4:.DO1048576])" office:value-type="float" office:value="55" calcext:value-type="float">
            <text:p>55</text:p>
          </table:table-cell>
          <table:table-cell table:formula="of:=SUM([.DP4:.DP1048576])" office:value-type="float" office:value="55" calcext:value-type="float">
            <text:p>55</text:p>
          </table:table-cell>
          <table:table-cell table:formula="of:=SUM([.DQ4:.DQ1048576])" office:value-type="float" office:value="55" calcext:value-type="float">
            <text:p>55</text:p>
          </table:table-cell>
          <table:table-cell table:formula="of:=SUM([.DR4:.DR1048576])" office:value-type="float" office:value="55" calcext:value-type="float">
            <text:p>55</text:p>
          </table:table-cell>
          <table:table-cell table:formula="of:=SUM([.DS4:.DS1048576])" office:value-type="float" office:value="55" calcext:value-type="float">
            <text:p>55</text:p>
          </table:table-cell>
          <table:table-cell table:formula="of:=SUM([.DT4:.DT1048576])" office:value-type="float" office:value="55" calcext:value-type="float">
            <text:p>55</text:p>
          </table:table-cell>
          <table:table-cell table:formula="of:=SUM([.DU4:.DU1048576])" office:value-type="float" office:value="55" calcext:value-type="float">
            <text:p>55</text:p>
          </table:table-cell>
          <table:table-cell table:formula="of:=SUM([.DV4:.DV1048576])" office:value-type="float" office:value="55" calcext:value-type="float">
            <text:p>55</text:p>
          </table:table-cell>
          <table:table-cell table:formula="of:=SUM([.DW4:.DW1048576])" office:value-type="float" office:value="55" calcext:value-type="float">
            <text:p>55</text:p>
          </table:table-cell>
          <table:table-cell table:formula="of:=SUM([.DX4:.DX1048576])" office:value-type="float" office:value="55" calcext:value-type="float">
            <text:p>55</text:p>
          </table:table-cell>
          <table:table-cell table:formula="of:=SUM([.DY4:.DY1048576])" office:value-type="float" office:value="55" calcext:value-type="float">
            <text:p>55</text:p>
          </table:table-cell>
          <table:table-cell table:formula="of:=SUM([.DZ4:.DZ1048576])" office:value-type="float" office:value="55" calcext:value-type="float">
            <text:p>55</text:p>
          </table:table-cell>
          <table:table-cell table:formula="of:=SUM([.EA4:.EA1048576])" office:value-type="float" office:value="55" calcext:value-type="float">
            <text:p>55</text:p>
          </table:table-cell>
          <table:table-cell table:formula="of:=SUM([.EB4:.EB1048576])" office:value-type="float" office:value="55" calcext:value-type="float">
            <text:p>55</text:p>
          </table:table-cell>
          <table:table-cell table:formula="of:=SUM([.EC4:.EC1048576])" office:value-type="float" office:value="55" calcext:value-type="float">
            <text:p>55</text:p>
          </table:table-cell>
          <table:table-cell table:formula="of:=SUM([.ED4:.ED1048576])" office:value-type="float" office:value="55" calcext:value-type="float">
            <text:p>55</text:p>
          </table:table-cell>
          <table:table-cell table:formula="of:=SUM([.EE4:.EE1048576])" office:value-type="float" office:value="55" calcext:value-type="float">
            <text:p>55</text:p>
          </table:table-cell>
          <table:table-cell table:formula="of:=SUM([.EF4:.EF1048576])" office:value-type="float" office:value="55" calcext:value-type="float">
            <text:p>55</text:p>
          </table:table-cell>
          <table:table-cell table:formula="of:=SUM([.EG4:.EG1048576])" office:value-type="float" office:value="55" calcext:value-type="float">
            <text:p>55</text:p>
          </table:table-cell>
          <table:table-cell table:formula="of:=SUM([.EH4:.EH1048576])" office:value-type="float" office:value="55" calcext:value-type="float">
            <text:p>55</text:p>
          </table:table-cell>
          <table:table-cell table:formula="of:=SUM([.EI4:.EI1048576])" office:value-type="float" office:value="55" calcext:value-type="float">
            <text:p>55</text:p>
          </table:table-cell>
          <table:table-cell table:formula="of:=SUM([.EJ4:.EJ1048576])" office:value-type="float" office:value="0" calcext:value-type="float">
            <text:p>0</text:p>
          </table:table-cell>
          <table:table-cell table:formula="of:=SUM([.EK4:.EK1048576])" office:value-type="float" office:value="0" calcext:value-type="float">
            <text:p>0</text:p>
          </table:table-cell>
          <table:table-cell table:formula="of:=SUM([.EL4:.EL1048576])" office:value-type="float" office:value="0" calcext:value-type="float">
            <text:p>0</text:p>
          </table:table-cell>
          <table:table-cell table:formula="of:=SUM([.EM4:.EM1048576])" office:value-type="float" office:value="0" calcext:value-type="float">
            <text:p>0</text:p>
          </table:table-cell>
          <table:table-cell table:formula="of:=SUM([.EN4:.EN1048576])" office:value-type="float" office:value="0" calcext:value-type="float">
            <text:p>0</text:p>
          </table:table-cell>
          <table:table-cell table:formula="of:=SUM([.EO4:.EO1048576])" office:value-type="float" office:value="0" calcext:value-type="float">
            <text:p>0</text:p>
          </table:table-cell>
          <table:table-cell table:formula="of:=SUM([.EP4:.EP1048576])" office:value-type="float" office:value="0" calcext:value-type="float">
            <text:p>0</text:p>
          </table:table-cell>
          <table:table-cell table:formula="of:=SUM([.EQ4:.EQ1048576])" office:value-type="float" office:value="0" calcext:value-type="float">
            <text:p>0</text:p>
          </table:table-cell>
          <table:table-cell table:formula="of:=SUM([.ER4:.ER1048576])" office:value-type="float" office:value="0" calcext:value-type="float">
            <text:p>0</text:p>
          </table:table-cell>
          <table:table-cell table:formula="of:=SUM([.ES4:.ES1048576])" office:value-type="float" office:value="0" calcext:value-type="float">
            <text:p>0</text:p>
          </table:table-cell>
          <table:table-cell table:formula="of:=SUM([.ET4:.ET1048576])" office:value-type="float" office:value="0" calcext:value-type="float">
            <text:p>0</text:p>
          </table:table-cell>
          <table:table-cell table:formula="of:=SUM([.EU4:.EU1048576])" office:value-type="float" office:value="0" calcext:value-type="float">
            <text:p>0</text:p>
          </table:table-cell>
          <table:table-cell table:formula="of:=SUM([.EV4:.EV1048576])" office:value-type="float" office:value="0" calcext:value-type="float">
            <text:p>0</text:p>
          </table:table-cell>
          <table:table-cell table:formula="of:=SUM([.EW4:.EW1048576])" office:value-type="float" office:value="0" calcext:value-type="float">
            <text:p>0</text:p>
          </table:table-cell>
          <table:table-cell table:formula="of:=SUM([.EX4:.EX1048576])" office:value-type="float" office:value="0" calcext:value-type="float">
            <text:p>0</text:p>
          </table:table-cell>
          <table:table-cell table:formula="of:=SUM([.EY4:.EY1048576])" office:value-type="float" office:value="0" calcext:value-type="float">
            <text:p>0</text:p>
          </table:table-cell>
          <table:table-cell table:formula="of:=SUM([.EZ4:.EZ1048576])" office:value-type="float" office:value="0" calcext:value-type="float">
            <text:p>0</text:p>
          </table:table-cell>
          <table:table-cell table:formula="of:=SUM([.FA4:.FA1048576])" office:value-type="float" office:value="0" calcext:value-type="float">
            <text:p>0</text:p>
          </table:table-cell>
          <table:table-cell table:formula="of:=SUM([.FB4:.FB1048576])" office:value-type="float" office:value="0" calcext:value-type="float">
            <text:p>0</text:p>
          </table:table-cell>
          <table:table-cell table:formula="of:=SUM([.FC4:.FC1048576])" office:value-type="float" office:value="0" calcext:value-type="float">
            <text:p>0</text:p>
          </table:table-cell>
          <table:table-cell table:formula="of:=SUM([.FD4:.FD1048576])" office:value-type="float" office:value="0" calcext:value-type="float">
            <text:p>0</text:p>
          </table:table-cell>
          <table:table-cell table:formula="of:=SUM([.FE4:.FE1048576])" office:value-type="float" office:value="0" calcext:value-type="float">
            <text:p>0</text:p>
          </table:table-cell>
          <table:table-cell table:formula="of:=SUM([.FF4:.FF1048576])" office:value-type="float" office:value="0" calcext:value-type="float">
            <text:p>0</text:p>
          </table:table-cell>
          <table:table-cell table:formula="of:=SUM([.FG4:.FG1048576])" office:value-type="float" office:value="0" calcext:value-type="float">
            <text:p>0</text:p>
          </table:table-cell>
          <table:table-cell table:formula="of:=SUM([.FH4:.FH1048576])" office:value-type="float" office:value="0" calcext:value-type="float">
            <text:p>0</text:p>
          </table:table-cell>
          <table:table-cell table:formula="of:=SUM([.FI4:.FI1048576])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8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2" office:value-type="string" calcext:value-type="string">
            <text:p>42PercentHealth</text:p>
          </table:table-cell>
          <table:table-cell table:style-name="ce13" office:value-type="string" calcext:value-type="string">
            <text:p>Nine Inch Heels</text:p>
          </table:table-cell>
          <table:table-cell table:style-name="ce14" office:value-type="string" calcext:value-type="string">
            <text:p>Not Jabba</text:p>
          </table:table-cell>
          <table:table-cell table:style-name="ce15" office:value-type="string" calcext:value-type="string">
            <text:p>Cynical</text:p>
          </table:table-cell>
          <table:table-cell table:style-name="ce16" office:value-type="string" calcext:value-type="string">
            <text:p>Sky</text:p>
          </table:table-cell>
          <table:table-cell table:style-name="ce17" office:value-type="string" calcext:value-type="string">
            <text:p>Jaws In Space</text:p>
          </table:table-cell>
          <table:table-cell table:style-name="ce18" office:value-type="string" calcext:value-type="string">
            <text:p>bzzrak</text:p>
          </table:table-cell>
          <table:table-cell table:style-name="ce15" office:value-type="string" calcext:value-type="string">
            <text:p>Archvile Hunter</text:p>
          </table:table-cell>
          <table:table-cell table:style-name="ce15" office:value-type="string" calcext:value-type="string">
            <text:p>Doomkid</text:p>
          </table:table-cell>
          <table:table-cell table:style-name="ce19" office:value-type="string" calcext:value-type="string">
            <text:p>Mr. Freeze</text:p>
          </table:table-cell>
          <table:table-cell table:style-name="ce20" office:value-type="string" calcext:value-type="string">
            <text:p>ShoDemo</text:p>
          </table:table-cell>
          <table:table-cell table:style-name="ce21" office:value-type="string" calcext:value-type="string">
            <text:p>Chamelenoel</text:p>
          </table:table-cell>
          <table:table-cell table:style-name="ce22" office:value-type="string" calcext:value-type="string">
            <text:p>NuMetalManiak</text:p>
          </table:table-cell>
          <table:table-cell table:style-name="ce23" office:value-type="string" calcext:value-type="string">
            <text:p>Spectre01</text:p>
          </table:table-cell>
          <table:table-cell table:style-name="ce24" office:value-type="string" calcext:value-type="string">
            <text:p>Vorpal</text:p>
          </table:table-cell>
          <table:table-cell table:style-name="ce25" office:value-type="string" calcext:value-type="string">
            <text:p>Ralphis</text:p>
          </table:table-cell>
          <table:table-cell table:style-name="ce26" office:value-type="string" calcext:value-type="string">
            <text:p>HyperLuke</text:p>
          </table:table-cell>
          <table:table-cell table:style-name="ce27" office:value-type="string" calcext:value-type="string">
            <text:p>Spectra</text:p>
          </table:table-cell>
          <table:table-cell table:style-name="ce28" office:value-type="string" calcext:value-type="string">
            <text:p>Malrionn</text:p>
          </table:table-cell>
          <table:table-cell table:style-name="ce29" office:value-type="string" calcext:value-type="string">
            <text:p>MFG38</text:p>
          </table:table-cell>
          <table:table-cell table:style-name="ce15" office:value-type="string" calcext:value-type="string">
            <text:p>Ed</text:p>
          </table:table-cell>
          <table:table-cell table:style-name="ce15" office:value-type="string" calcext:value-type="string">
            <text:p>Graf Zahl</text:p>
          </table:table-cell>
          <table:table-cell table:style-name="ce30" office:value-type="string" calcext:value-type="string">
            <text:p>Voltcom9</text:p>
          </table:table-cell>
          <table:table-cell table:style-name="ce31" office:value-type="string" calcext:value-type="string">
            <text:p>antares031</text:p>
          </table:table-cell>
          <table:table-cell table:style-name="ce15" office:value-type="string" calcext:value-type="string">
            <text:p>AnonimVio</text:p>
          </table:table-cell>
          <table:table-cell table:style-name="ce32" office:value-type="string" calcext:value-type="string">
            <text:p>everennui</text:p>
          </table:table-cell>
          <table:table-cell table:style-name="ce15" office:value-type="string" calcext:value-type="string">
            <text:p>Grazza</text:p>
          </table:table-cell>
          <table:table-cell table:style-name="ce33" office:value-type="string" calcext:value-type="string">
            <text:p>ella guro</text:p>
          </table:table-cell>
          <table:table-cell table:style-name="ce98" office:value-type="string" calcext:value-type="string">
            <text:p>yakfak</text:p>
          </table:table-cell>
          <table:table-cell table:style-name="ce34" office:value-type="string" calcext:value-type="string">
            <text:p>Forli</text:p>
          </table:table-cell>
          <table:table-cell table:style-name="ce15" office:value-type="string" calcext:value-type="string">
            <text:p>roadworx</text:p>
          </table:table-cell>
          <table:table-cell table:style-name="ce35" office:value-type="string" calcext:value-type="string">
            <text:p>WH-Wilou84</text:p>
          </table:table-cell>
          <table:table-cell table:style-name="ce15" office:value-type="string" calcext:value-type="string">
            <text:p>7hm</text:p>
          </table:table-cell>
          <table:table-cell table:style-name="ce15" office:value-type="string" calcext:value-type="string">
            <text:p>Dime</text:p>
          </table:table-cell>
          <table:table-cell table:style-name="ce36" office:value-type="string" calcext:value-type="string">
            <text:p>Nate River</text:p>
          </table:table-cell>
          <table:table-cell table:style-name="ce37" office:value-type="string" calcext:value-type="string">
            <text:p>fveitsi</text:p>
          </table:table-cell>
          <table:table-cell table:style-name="ce38" office:value-type="string" calcext:value-type="string">
            <text:p>justsomemusicguy</text:p>
          </table:table-cell>
          <table:table-cell table:style-name="ce98" office:value-type="string" calcext:value-type="string">
            <text:p>JudgeDeadd</text:p>
          </table:table-cell>
          <table:table-cell table:style-name="ce39" office:value-type="string" calcext:value-type="string">
            <text:p>T-Rex</text:p>
          </table:table-cell>
          <table:table-cell table:style-name="ce15" office:value-type="string" calcext:value-type="string">
            <text:p>Phobus</text:p>
          </table:table-cell>
          <table:table-cell table:style-name="ce40" office:value-type="string" calcext:value-type="string">
            <text:p>darkreaver</text:p>
          </table:table-cell>
          <table:table-cell table:style-name="ce41" office:value-type="string" calcext:value-type="string">
            <text:p>Roofi</text:p>
          </table:table-cell>
          <table:table-cell table:style-name="ce42" office:value-type="string" calcext:value-type="string">
            <text:p>Talvi</text:p>
          </table:table-cell>
          <table:table-cell table:style-name="ce43" office:value-type="string" calcext:value-type="string">
            <text:p>bonnie</text:p>
          </table:table-cell>
          <table:table-cell table:style-name="ce15" office:value-type="string" calcext:value-type="string">
            <text:p>Outrageous Videos</text:p>
          </table:table-cell>
          <table:table-cell table:style-name="ce15" office:value-type="string" calcext:value-type="string">
            <text:p>Paul977</text:p>
          </table:table-cell>
          <table:table-cell table:style-name="ce15" office:value-type="string" calcext:value-type="string">
            <text:p>Dragonfly</text:p>
          </table:table-cell>
          <table:table-cell table:style-name="ce15" office:value-type="string" calcext:value-type="string">
            <text:p>StoneMason</text:p>
          </table:table-cell>
          <table:table-cell table:style-name="ce44" office:value-type="string" calcext:value-type="string">
            <text:p>bLOCKbOYgAMES</text:p>
          </table:table-cell>
          <table:table-cell table:style-name="ce118" office:value-type="string" calcext:value-type="string">
            <text:p>Woolie Wool</text:p>
          </table:table-cell>
          <table:table-cell table:style-name="ce15" office:value-type="string" calcext:value-type="string">
            <text:p>GarrettChan</text:p>
          </table:table-cell>
          <table:table-cell table:style-name="ce15" office:value-type="string" calcext:value-type="string">
            <text:p>Soundblock</text:p>
          </table:table-cell>
          <table:table-cell table:style-name="ce15" office:value-type="string" calcext:value-type="string">
            <text:p>HUNdebLeonidasX</text:p>
          </table:table-cell>
          <table:table-cell table:style-name="ce15" office:value-type="string" calcext:value-type="string">
            <text:p>Greyenko</text:p>
          </table:table-cell>
          <table:table-cell table:style-name="ce15" office:value-type="string" calcext:value-type="string">
            <text:p>TechnoDoomed1</text:p>
          </table:table-cell>
          <table:table-cell table:style-name="ce46" office:value-type="string" calcext:value-type="string">
            <text:p>valkiriforce</text:p>
          </table:table-cell>
          <table:table-cell table:style-name="ce120" office:value-type="string" calcext:value-type="string">
            <text:p>soner du</text:p>
          </table:table-cell>
          <table:table-cell table:style-name="ce15" office:value-type="string" calcext:value-type="string">
            <text:p>Philnemba</text:p>
          </table:table-cell>
          <table:table-cell table:style-name="ce15" office:value-type="string" calcext:value-type="string">
            <text:p>Altima</text:p>
          </table:table-cell>
          <table:table-cell table:style-name="ce15" office:value-type="string" calcext:value-type="string">
            <text:p>Lazorinc</text:p>
          </table:table-cell>
          <table:table-cell table:style-name="ce15" office:value-type="string" calcext:value-type="string">
            <text:p>SGS Man</text:p>
          </table:table-cell>
          <table:table-cell table:style-name="ce15" office:value-type="string" calcext:value-type="string">
            <text:p>Grain of Salt</text:p>
          </table:table-cell>
          <table:table-cell table:style-name="ce15" office:value-type="string" calcext:value-type="string">
            <text:p>Bryan T</text:p>
          </table:table-cell>
          <table:table-cell table:style-name="ce15" office:value-type="string" calcext:value-type="string">
            <text:p>NaZa</text:p>
          </table:table-cell>
          <table:table-cell table:style-name="ce15" office:value-type="string" calcext:value-type="string">
            <text:p>Poncho</text:p>
          </table:table-cell>
          <table:table-cell table:style-name="ce48" office:value-type="string" calcext:value-type="string">
            <text:p>bemused</text:p>
          </table:table-cell>
          <table:table-cell table:style-name="ce98" office:value-type="string" calcext:value-type="string">
            <text:p>Squadallah</text:p>
          </table:table-cell>
          <table:table-cell table:style-name="ce115" office:value-type="string" calcext:value-type="string">
            <text:p>dylux</text:p>
          </table:table-cell>
          <table:table-cell table:style-name="ce15" office:value-type="string" calcext:value-type="string">
            <text:p>Nirvana</text:p>
          </table:table-cell>
          <table:table-cell table:style-name="ce50" office:value-type="string" calcext:value-type="string">
            <text:p>tchkb</text:p>
          </table:table-cell>
          <table:table-cell table:style-name="ce51" office:value-type="string" calcext:value-type="string">
            <text:p>NoisyVelvet</text:p>
          </table:table-cell>
          <table:table-cell table:style-name="ce52" office:value-type="string" calcext:value-type="string">
            <text:p>Apaul27</text:p>
          </table:table-cell>
          <table:table-cell table:style-name="ce53" office:value-type="string" calcext:value-type="string">
            <text:p>tmorrow</text:p>
          </table:table-cell>
          <table:table-cell table:style-name="ce54" office:value-type="string" calcext:value-type="string">
            <text:p>Odal</text:p>
          </table:table-cell>
          <table:table-cell table:style-name="ce55" office:value-type="string" calcext:value-type="string">
            <text:p>m8f</text:p>
          </table:table-cell>
          <table:table-cell table:style-name="ce56" office:value-type="string" calcext:value-type="string">
            <text:p>Budoka</text:p>
          </table:table-cell>
          <table:table-cell table:style-name="ce57" office:value-type="string" calcext:value-type="string">
            <text:p>TheNerdTurtle2</text:p>
          </table:table-cell>
          <table:table-cell table:style-name="ce58" office:value-type="string" calcext:value-type="string">
            <text:p>TheMightyHeracross</text:p>
          </table:table-cell>
          <table:table-cell table:style-name="ce58" office:value-type="string" calcext:value-type="string">
            <text:p>Lorenz0</text:p>
          </table:table-cell>
          <table:table-cell table:style-name="ce59" office:value-type="string" calcext:value-type="string">
            <text:p>guitardz</text:p>
          </table:table-cell>
          <table:table-cell table:style-name="ce59" office:value-type="string" calcext:value-type="string">
            <text:p>Nancsi</text:p>
          </table:table-cell>
          <table:table-cell table:style-name="ce61" office:value-type="string" calcext:value-type="string">
            <text:p>Archie550</text:p>
          </table:table-cell>
          <table:table-cell table:style-name="ce61" office:value-type="string" calcext:value-type="string">
            <text:p>ReaperAA</text:p>
          </table:table-cell>
          <table:table-cell table:style-name="ce61" office:value-type="string" calcext:value-type="string">
            <text:p>Ziad EL Zein</text:p>
          </table:table-cell>
          <table:table-cell table:style-name="ce61" office:value-type="string" calcext:value-type="string">
            <text:p>Diabolución</text:p>
          </table:table-cell>
          <table:table-cell table:style-name="ce61" office:value-type="string" calcext:value-type="string">
            <text:p>pcorf</text:p>
          </table:table-cell>
          <table:table-cell table:style-name="ce61" office:value-type="string" calcext:value-type="string">
            <text:p>Octillion</text:p>
          </table:table-cell>
          <table:table-cell table:style-name="ce61" office:value-type="string" calcext:value-type="string">
            <text:p>purist</text:p>
          </table:table-cell>
          <table:table-cell table:style-name="ce61" office:value-type="string" calcext:value-type="string">
            <text:p>Simomarchi</text:p>
          </table:table-cell>
          <table:table-cell table:style-name="ce61" office:value-type="string" calcext:value-type="string">
            <text:p>4everDoomed</text:p>
          </table:table-cell>
          <table:table-cell table:style-name="ce61" office:value-type="string" calcext:value-type="string">
            <text:p>Gaia74</text:p>
          </table:table-cell>
          <table:table-cell table:style-name="ce61" office:value-type="string" calcext:value-type="string">
            <text:p>Rince-wind</text:p>
          </table:table-cell>
          <table:table-cell table:style-name="ce61" office:value-type="string" calcext:value-type="string">
            <text:p>Jaromir Bergmann</text:p>
          </table:table-cell>
          <table:table-cell table:style-name="ce61" office:value-type="string" calcext:value-type="string">
            <text:p>maxmanium</text:p>
          </table:table-cell>
          <table:table-cell table:style-name="ce61" office:value-type="string" calcext:value-type="string">
            <text:p>STILES</text:p>
          </table:table-cell>
          <table:table-cell table:style-name="ce61" office:value-type="string" calcext:value-type="string">
            <text:p>Polri</text:p>
          </table:table-cell>
          <table:table-cell table:style-name="ce127" office:value-type="string" calcext:value-type="string">
            <text:p>CinnamonKilljoy</text:p>
          </table:table-cell>
          <table:table-cell table:style-name="ce127" office:value-type="string" calcext:value-type="string">
            <text:p>termrork</text:p>
          </table:table-cell>
          <table:table-cell table:style-name="ce127" office:value-type="string" calcext:value-type="string">
            <text:p>Payload4367</text:p>
          </table:table-cell>
          <table:table-cell table:style-name="ce127" office:value-type="string" calcext:value-type="string">
            <text:p>Red-XIII</text:p>
          </table:table-cell>
          <table:table-cell table:style-name="ce127" office:value-type="string" calcext:value-type="string">
            <text:p>Tartlman</text:p>
          </table:table-cell>
          <table:table-cell table:style-name="ce127" office:value-type="string" calcext:value-type="string">
            <text:p>Nazgul9</text:p>
          </table:table-cell>
          <table:table-cell table:style-name="ce127" office:value-type="string" calcext:value-type="string">
            <text:p>joepallai</text:p>
          </table:table-cell>
          <table:table-cell table:style-name="ce127" office:value-type="string" calcext:value-type="string">
            <text:p>Worm318</text:p>
          </table:table-cell>
          <table:table-cell table:style-name="ce127" office:value-type="string" calcext:value-type="string">
            <text:p>OniriA</text:p>
          </table:table-cell>
          <table:table-cell table:style-name="ce127" office:value-type="string" calcext:value-type="string">
            <text:p>DJVCardMaster</text:p>
          </table:table-cell>
          <table:table-cell table:style-name="ce127" office:value-type="string" calcext:value-type="string">
            <text:p>Scorpius</text:p>
          </table:table-cell>
          <table:table-cell table:style-name="ce127" office:value-type="string" calcext:value-type="string">
            <text:p>eharper256</text:p>
          </table:table-cell>
          <table:table-cell table:style-name="ce127" office:value-type="string" calcext:value-type="string">
            <text:p>Makedounia</text:p>
          </table:table-cell>
          <table:table-cell table:style-name="ce127" office:value-type="string" calcext:value-type="string">
            <text:p>Ivory Duke</text:p>
          </table:table-cell>
          <table:table-cell table:style-name="ce127" office:value-type="string" calcext:value-type="string">
            <text:p>rdwpa</text:p>
          </table:table-cell>
          <table:table-cell table:style-name="ce127" office:value-type="string" calcext:value-type="string">
            <text:p>I_Punch_Demons</text:p>
          </table:table-cell>
          <table:table-cell table:style-name="ce127" office:value-type="string" calcext:value-type="string">
            <text:p>SilverMiner</text:p>
          </table:table-cell>
          <table:table-cell table:style-name="ce127" office:value-type="string" calcext:value-type="string">
            <text:p>ax34</text:p>
          </table:table-cell>
          <table:table-cell table:style-name="ce127" office:value-type="string" calcext:value-type="string">
            <text:p>DOEL</text:p>
          </table:table-cell>
          <table:table-cell table:style-name="ce127" office:value-type="string" calcext:value-type="string">
            <text:p>Deadwing</text:p>
          </table:table-cell>
          <table:table-cell table:style-name="ce127" office:value-type="string" calcext:value-type="string">
            <text:p>Pierrot</text:p>
          </table:table-cell>
          <table:table-cell table:style-name="ce127" office:value-type="string" calcext:value-type="string">
            <text:p>Hansen79</text:p>
          </table:table-cell>
          <table:table-cell table:style-name="ce127" office:value-type="string" calcext:value-type="string">
            <text:p>smeghammer</text:p>
          </table:table-cell>
          <table:table-cell table:style-name="ce127" office:value-type="string" calcext:value-type="string">
            <text:p>DoomDork</text:p>
          </table:table-cell>
          <table:table-cell table:style-name="ce127" office:value-type="string" calcext:value-type="string">
            <text:p>P41R47</text:p>
          </table:table-cell>
          <table:table-cell table:style-name="ce127" office:value-type="string" calcext:value-type="string">
            <text:p>Endless</text:p>
          </table:table-cell>
          <table:table-cell table:style-name="ce127" office:value-type="string" calcext:value-type="string">
            <text:p>&lt;&lt;Rewind</text:p>
          </table:table-cell>
          <table:table-cell table:style-name="ce127" office:value-type="string" calcext:value-type="string">
            <text:p>Deflektor</text:p>
          </table:table-cell>
          <table:table-cell table:style-name="ce127" office:value-type="string" calcext:value-type="string">
            <text:p>Marn</text:p>
          </table:table-cell>
          <table:table-cell table:style-name="ce127" office:value-type="string" calcext:value-type="string">
            <text:p>DooM Bear</text:p>
          </table:table-cell>
          <table:table-cell table:style-name="ce127" office:value-type="string" calcext:value-type="string">
            <text:p>ASaltShaker</text:p>
          </table:table-cell>
          <table:table-cell table:style-name="ce127" office:value-type="string" calcext:value-type="string">
            <text:p>Warrex</text:p>
          </table:table-cell>
          <table:table-cell table:style-name="ce127" office:value-type="string" calcext:value-type="string">
            <text:p>waciej</text:p>
          </table:table-cell>
          <table:table-cell table:style-name="ce127" office:value-type="string" calcext:value-type="string">
            <text:p>JuanchoES</text:p>
          </table:table-cell>
          <table:table-cell table:style-name="ce127" office:value-type="string" calcext:value-type="string">
            <text:p>E.M.</text:p>
          </table:table-cell>
          <table:table-cell table:style-name="ce127" office:value-type="string" calcext:value-type="string">
            <text:p>Horus</text:p>
          </table:table-cell>
          <table:table-cell table:style-name="ce62" table:number-columns-repeated="885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330" calcext:value-type="float">
            <text:p>330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" calcext:value-type="string">
            <text:p>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</text:p>
          </table:table-cell>
          <table:table-cell table:style-name="ce11" table:formula="of:=SUMPRODUCT(NOT(ISBLANK([.H4:.AMJ4])))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85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313" calcext:value-type="float">
            <text:p>313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" calcext:value-type="string">
            <text:p>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</text:p>
          </table:table-cell>
          <table:table-cell table:style-name="ce11" table:formula="of:=SUMPRODUCT(NOT(ISBLANK([.H5:.AMJ5])))"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8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312" calcext:value-type="float">
            <text:p>312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" calcext:value-type="string">
            <text:p>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</text:p>
          </table:table-cell>
          <table:table-cell table:style-name="ce11" table:formula="of:=SUMPRODUCT(NOT(ISBLANK([.H6:.AMJ6])))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8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304" calcext:value-type="float">
            <text:p>304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" calcext:value-type="string">
            <text:p>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</text:p>
          </table:table-cell>
          <table:table-cell table:style-name="ce11" table:formula="of:=SUMPRODUCT(NOT(ISBLANK([.H7:.AMJ7])))"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298" calcext:value-type="float">
            <text:p>298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" calcext:value-type="string">
            <text:p>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</text:p>
          </table:table-cell>
          <table:table-cell table:style-name="ce11" table:formula="of:=SUMPRODUCT(NOT(ISBLANK([.H8:.AMJ8])))" office:value-type="float" office:value="46" calcext:value-type="float">
            <text:p>4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85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237" calcext:value-type="float">
            <text:p>237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" calcext:value-type="string">
            <text:p>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</text:p>
          </table:table-cell>
          <table:table-cell table:style-name="ce11" table:formula="of:=SUMPRODUCT(NOT(ISBLANK([.H9:.AMJ9])))" office:value-type="float" office:value="44" calcext:value-type="float">
            <text:p>4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86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24" calcext:value-type="float">
            <text:p>224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" calcext:value-type="string">
            <text:p>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</text:p>
          </table:table-cell>
          <table:table-cell table:style-name="ce11" table:formula="of:=SUMPRODUCT(NOT(ISBLANK([.H10:.AMJ10])))" office:value-type="float" office:value="41" calcext:value-type="float">
            <text:p>4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887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169" calcext:value-type="float">
            <text:p>169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" calcext:value-type="string">
            <text:p>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</text:p>
          </table:table-cell>
          <table:table-cell table:style-name="ce11" table:formula="of:=SUMPRODUCT(NOT(ISBLANK([.H11:.AMJ11])))" office:value-type="float" office:value="34" calcext:value-type="float">
            <text:p>3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87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143" calcext:value-type="float">
            <text:p>143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JudgeDeadd: 4, Woolie Wool: 9, ReaperAA: 10, pcorf: 6, Gaia74: 7, Polri: 5, Tartlman: 8, Worm318: 8, Makedounia: 7, I_Punch_Demons: 8, Deadwing: 8, Hansen79: 5, Endless: 8, &lt;&lt;Rewind: 6, Deflektor: 5, DooM Bear: 10, ASaltShaker: 5, JuanchoES: 9, E.M.: 5, Horus: 10" calcext:value-type="string">
            <text:p>JudgeDeadd: 4, Woolie Wool: 9, ReaperAA: 10, pcorf: 6, Gaia74: 7, Polri: 5, Tartlman: 8, Worm318: 8, Makedounia: 7, I_Punch_Demons: 8, Deadwing: 8, Hansen79: 5, Endless: 8, &lt;&lt;Rewind: 6, Deflektor: 5, DooM Bear: 10, ASaltShaker: 5, JuanchoES: 9, E.M.: 5, Horus: 10</text:p>
          </table:table-cell>
          <table:table-cell table:style-name="ce11" table:formula="of:=SUMPRODUCT(NOT(ISBLANK([.H12:.AMJ12])))" office:value-type="float" office:value="20" calcext:value-type="float">
            <text:p>20</text:p>
          </table:table-cell>
          <table:table-cell table:number-columns-repeated="37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number-columns-repeated="3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88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128" calcext:value-type="float">
            <text:p>128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" calcext:value-type="string">
            <text:p>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</text:p>
          </table:table-cell>
          <table:table-cell table:style-name="ce11" table:formula="of:=SUMPRODUCT(NOT(ISBLANK([.H13:.AMJ13])))" office:value-type="float" office:value="24" calcext:value-type="float">
            <text:p>2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85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124" calcext:value-type="float">
            <text:p>124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" calcext:value-type="string">
            <text:p>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</text:p>
          </table:table-cell>
          <table:table-cell table:style-name="ce11" table:formula="of:=SUMPRODUCT(NOT(ISBLANK([.H14:.AMJ14])))" office:value-type="float" office:value="25" calcext:value-type="float">
            <text:p>2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114" calcext:value-type="float">
            <text:p>114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Nine Inch Heels: 9, HyperLuke: 3, Ed: 5, Forli: 2, WH-Wilou84: 3, Nate River: 6, Talvi: 4, Outrageous Videos: 10, GarrettChan: 8, Soundblock: 10, Lazorinc: 4, SGS Man: 1, bemused: 10, Nirvana: 8, Archie550: 10, Gaia74: 6, Nazgul9: 9, &lt;&lt;Rewind: 6" calcext:value-type="string">
            <text:p>Nine Inch Heels: 9, HyperLuke: 3, Ed: 5, Forli: 2, WH-Wilou84: 3, Nate River: 6, Talvi: 4, Outrageous Videos: 10, GarrettChan: 8, Soundblock: 10, Lazorinc: 4, SGS Man: 1, bemused: 10, Nirvana: 8, Archie550: 10, Gaia74: 6, Nazgul9: 9, &lt;&lt;Rewind: 6</text:p>
          </table:table-cell>
          <table:table-cell table:style-name="ce11" table:formula="of:=SUMPRODUCT(NOT(ISBLANK([.H15:.AMJ15])))" office:value-type="float" office:value="18" calcext:value-type="float">
            <text:p>1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894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111" calcext:value-type="float">
            <text:p>111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" calcext:value-type="string">
            <text:p>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</text:p>
          </table:table-cell>
          <table:table-cell table:style-name="ce11" table:formula="of:=SUMPRODUCT(NOT(ISBLANK([.H16:.AMJ16])))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86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106" calcext:value-type="float">
            <text:p>106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</text:p>
          </table:table-cell>
          <table:table-cell table:style-name="ce11" table:formula="of:=SUMPRODUCT(NOT(ISBLANK([.H17:.AMJ17]))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887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88" calcext:value-type="float">
            <text:p>88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42PercentHealth: 9, Not Jabba: 6, Cynical: 4, Archvile Hunter: 5, Spectre01: 1, fveitsi: 5, JudgeDeadd: 2, darkreaver: 2, Talvi: 2, StoneMason: 5, GarrettChan: 3, Bryan T: 4, NoisyVelvet: 10, tmorrow: 2, Budoka: 8, Nazgul9: 8, SilverMiner: 5, DoomDork: 7" calcext:value-type="string">
            <text:p>42PercentHealth: 9, Not Jabba: 6, Cynical: 4, Archvile Hunter: 5, Spectre01: 1, fveitsi: 5, JudgeDeadd: 2, darkreaver: 2, Talvi: 2, StoneMason: 5, GarrettChan: 3, Bryan T: 4, NoisyVelvet: 10, tmorrow: 2, Budoka: 8, Nazgul9: 8, SilverMiner: 5, DoomDork: 7</text:p>
          </table:table-cell>
          <table:table-cell table:style-name="ce11" table:formula="of:=SUMPRODUCT(NOT(ISBLANK([.H18:.AMJ18]))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897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87" calcext:value-type="float">
            <text:p>87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Not Jabba: 2, Archvile Hunter: 5, WH-Wilou84: 5, darkreaver: 8, Outrageous Videos: 6, StoneMason: 5, Grain of Salt: 4, bemused: 5, Squadallah: 6, tmorrow: 3, Budoka: 6, Ziad EL Zein: 5, Polri: 4, Nazgul9: 8, Makedounia: 1, DOEL: 5, Pierrot: 9" calcext:value-type="string">
            <text:p>Not Jabba: 2, Archvile Hunter: 5, WH-Wilou84: 5, darkreaver: 8, Outrageous Videos: 6, StoneMason: 5, Grain of Salt: 4, bemused: 5, Squadallah: 6, tmorrow: 3, Budoka: 6, Ziad EL Zein: 5, Polri: 4, Nazgul9: 8, Makedounia: 1, DOEL: 5, Pierrot: 9</text:p>
          </table:table-cell>
          <table:table-cell table:style-name="ce11" table:formula="of:=SUMPRODUCT(NOT(ISBLANK([.H19:.AMJ19])))" office:value-type="float" office:value="17" calcext:value-type="float">
            <text:p>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83" calcext:value-type="float">
            <text:p>83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Grazza: 7, fveitsi: 5, T-Rex: 5, Roofi: 4, StoneMason: 5, Philnemba: 7, Grain of Salt: 6, tmorrow: 3, purist: 5, Scorpius: 7, eharper256: 4, SilverMiner: 2, Pierrot: 10, smeghammer: 5, P41R47: 8" calcext:value-type="string">
            <text:p>Grazza: 7, fveitsi: 5, T-Rex: 5, Roofi: 4, StoneMason: 5, Philnemba: 7, Grain of Salt: 6, tmorrow: 3, purist: 5, Scorpius: 7, eharper256: 4, SilverMiner: 2, Pierrot: 10, smeghammer: 5, P41R47: 8</text:p>
          </table:table-cell>
          <table:table-cell table:style-name="ce11" table:formula="of:=SUMPRODUCT(NOT(ISBLANK([.H20:.AMJ20])))" office:value-type="float" office:value="15" calcext:value-type="float">
            <text:p>15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96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78" calcext:value-type="float">
            <text:p>78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Malrionn: 6, JudgeDeadd: 3, Talvi: 4, StoneMason: 10, Woolie Wool: 10, dylux: 10, m8f: 10, Polri: 5, Ivory Duke: 2, rdwpa: 4, Hansen79: 5, &lt;&lt;Rewind: 4, Marn: 5" calcext:value-type="string">
            <text:p>Malrionn: 6, JudgeDeadd: 3, Talvi: 4, StoneMason: 10, Woolie Wool: 10, dylux: 10, m8f: 10, Polri: 5, Ivory Duke: 2, rdwpa: 4, Hansen79: 5, &lt;&lt;Rewind: 4, Marn: 5</text:p>
          </table:table-cell>
          <table:table-cell table:style-name="ce11" table:formula="of:=SUMPRODUCT(NOT(ISBLANK([.H21:.AMJ21])))" office:value-type="float" office:value="13" calcext:value-type="float">
            <text:p>13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78" calcext:value-type="float">
            <text:p>78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ella guro: 3, Dime: 2, justsomemusicguy: 4, T-Rex: 2, bLOCKbOYgAMES: 6, valkiriforce: 10, Altima: 1, Squadallah: 5, Budoka: 3, pcorf: 5, Octillion: 1, STILES: 10, Polri: 1, joepallai: 2, DJVCardMaster: 4, Scorpius: 9, SilverMiner: 10" calcext:value-type="string">
            <text:p>ella guro: 3, Dime: 2, justsomemusicguy: 4, T-Rex: 2, bLOCKbOYgAMES: 6, valkiriforce: 10, Altima: 1, Squadallah: 5, Budoka: 3, pcorf: 5, Octillion: 1, STILES: 10, Polri: 1, joepallai: 2, DJVCardMaster: 4, Scorpius: 9, SilverMiner: 10</text:p>
          </table:table-cell>
          <table:table-cell table:style-name="ce11" table:formula="of:=SUMPRODUCT(NOT(ISBLANK([.H22:.AMJ22])))" office:value-type="float" office:value="17" calcext:value-type="float">
            <text:p>17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04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74" calcext:value-type="float">
            <text:p>74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Cynical: 10, NuMetalManiak: 10, justsomemusicguy: 7, JudgeDeadd: 2, Talvi: 4, Greyenko: 8, Philnemba: 9, bemused: 1, NoisyVelvet: 3, Archie550: 7, Polri: 3, &lt;&lt;Rewind: 5, Marn: 5" calcext:value-type="string">
            <text:p>Cynical: 10, NuMetalManiak: 10, justsomemusicguy: 7, JudgeDeadd: 2, Talvi: 4, Greyenko: 8, Philnemba: 9, bemused: 1, NoisyVelvet: 3, Archie550: 7, Polri: 3, &lt;&lt;Rewind: 5, Marn: 5</text:p>
          </table:table-cell>
          <table:table-cell table:style-name="ce11" table:formula="of:=SUMPRODUCT(NOT(ISBLANK([.H23:.AMJ23])))" office:value-type="float" office:value="13" calcext:value-type="float">
            <text:p>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74" calcext:value-type="float">
            <text:p>74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Not Jabba: 2, Spectre01: 8, Malrionn: 7, bLOCKbOYgAMES: 9, HUNdebLeonidasX: 7, Bryan T: 9, Odal: 6, Archie550: 2, Octillion: 10, Polri: 1, OniriA: 8, E.M.: 5" calcext:value-type="string">
            <text:p>Not Jabba: 2, Spectre01: 8, Malrionn: 7, bLOCKbOYgAMES: 9, HUNdebLeonidasX: 7, Bryan T: 9, Odal: 6, Archie550: 2, Octillion: 10, Polri: 1, OniriA: 8, E.M.: 5</text:p>
          </table:table-cell>
          <table:table-cell table:style-name="ce11" table:formula="of:=SUMPRODUCT(NOT(ISBLANK([.H24:.AMJ24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886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66" calcext:value-type="float">
            <text:p>66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ella guro: 1, roadworx: 2, WH-Wilou84: 4, justsomemusicguy: 8, T-Rex: 9, valkiriforce: 6, NaZa: 6, tmorrow: 2, pcorf: 5, DJVCardMaster: 3, Scorpius: 6, I_Punch_Demons: 7, ASaltShaker: 7" calcext:value-type="string">
            <text:p>ella guro: 1, roadworx: 2, WH-Wilou84: 4, justsomemusicguy: 8, T-Rex: 9, valkiriforce: 6, NaZa: 6, tmorrow: 2, pcorf: 5, DJVCardMaster: 3, Scorpius: 6, I_Punch_Demons: 7, ASaltShaker: 7</text:p>
          </table:table-cell>
          <table:table-cell table:style-name="ce11" table:formula="of:=SUMPRODUCT(NOT(ISBLANK([.H25:.AMJ25])))" office:value-type="float" office:value="13" calcext:value-type="float">
            <text:p>13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890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61" calcext:value-type="float">
            <text:p>61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Dime: 8, NoisyVelvet: 5, ReaperAA: 2, pcorf: 5, purist: 10, Polri: 3, CinnamonKilljoy: 8, Makedounia: 5, Endless: 3, Marn: 5, Warrex: 2, E.M.: 5" calcext:value-type="string">
            <text:p>Dime: 8, NoisyVelvet: 5, ReaperAA: 2, pcorf: 5, purist: 10, Polri: 3, CinnamonKilljoy: 8, Makedounia: 5, Endless: 3, Marn: 5, Warrex: 2, E.M.: 5</text:p>
          </table:table-cell>
          <table:table-cell table:style-name="ce11" table:formula="of:=SUMPRODUCT(NOT(ISBLANK([.H26:.AMJ26])))" office:value-type="float" office:value="12" calcext:value-type="float">
            <text:p>12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86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59" calcext:value-type="float">
            <text:p>59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Mr. Freeze: 4, Malrionn: 2, MFG38: 4, WH-Wilou84: 1, Greyenko: 9, Altima: 6, ReaperAA: 1, Ziad EL Zein: 5, purist: 5, Polri: 4, CinnamonKilljoy: 7, eharper256: 4, Endless: 2, Warrex: 5" calcext:value-type="string">
            <text:p>Mr. Freeze: 4, Malrionn: 2, MFG38: 4, WH-Wilou84: 1, Greyenko: 9, Altima: 6, ReaperAA: 1, Ziad EL Zein: 5, purist: 5, Polri: 4, CinnamonKilljoy: 7, eharper256: 4, Endless: 2, Warrex: 5</text:p>
          </table:table-cell>
          <table:table-cell table:style-name="ce11" table:formula="of:=SUMPRODUCT(NOT(ISBLANK([.H27:.AMJ27])))" office:value-type="float" office:value="14" calcext:value-type="float">
            <text:p>1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89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59" calcext:value-type="float">
            <text:p>5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Jaws In Space: 10, Dime: 5, Phobus: 6, Dragonfly: 7, Soundblock: 2, Archie550: 6, Rince-wind: 5, CinnamonKilljoy: 7, Payload4367: 6, SilverMiner: 5" calcext:value-type="string">
            <text:p>Jaws In Space: 10, Dime: 5, Phobus: 6, Dragonfly: 7, Soundblock: 2, Archie550: 6, Rince-wind: 5, CinnamonKilljoy: 7, Payload4367: 6, SilverMiner: 5</text:p>
          </table:table-cell>
          <table:table-cell table:style-name="ce11" table:formula="of:=SUMPRODUCT(NOT(ISBLANK([.H28:.AMJ28])))"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55" calcext:value-type="float">
            <text:p>55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Vorpal: 5, Nancsi: 9, ReaperAA: 6, Diabolución: 10, 4everDoomed: 7, STILES: 7, CinnamonKilljoy: 3, Endless: 6, waciej: 2" calcext:value-type="string">
            <text:p>Vorpal: 5, Nancsi: 9, ReaperAA: 6, Diabolución: 10, 4everDoomed: 7, STILES: 7, CinnamonKilljoy: 3, Endless: 6, waciej: 2</text:p>
          </table:table-cell>
          <table:table-cell table:style-name="ce11" table:formula="of:=SUMPRODUCT(NOT(ISBLANK([.H29:.AMJ29])))" office:value-type="float" office:value="9" calcext:value-type="float">
            <text:p>9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88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52" calcext:value-type="float">
            <text:p>52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Not Jabba: 5, Vorpal: 5, ella guro: 6, yakfak: 9, NoisyVelvet: 1, STILES: 6, Polri: 5, Tartlman: 6, Worm318: 9" calcext:value-type="string">
            <text:p>Not Jabba: 5, Vorpal: 5, ella guro: 6, yakfak: 9, NoisyVelvet: 1, STILES: 6, Polri: 5, Tartlman: 6, Worm318: 9</text:p>
          </table:table-cell>
          <table:table-cell table:style-name="ce11" table:formula="of:=SUMPRODUCT(NOT(ISBLANK([.H30:.AMJ30])))"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13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51" calcext:value-type="float">
            <text:p>51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Malrionn: 10, Phobus: 3, HUNdebLeonidasX: 4, Ziad EL Zein: 5, Simomarchi: 5, STILES: 9, Polri: 2, eharper256: 5, Pierrot: 3, Endless: 3, Horus: 2" calcext:value-type="string">
            <text:p>Malrionn: 10, Phobus: 3, HUNdebLeonidasX: 4, Ziad EL Zein: 5, Simomarchi: 5, STILES: 9, Polri: 2, eharper256: 5, Pierrot: 3, Endless: 3, Horus: 2</text:p>
          </table:table-cell>
          <table:table-cell table:style-name="ce11" table:formula="of:=SUMPRODUCT(NOT(ISBLANK([.H31:.AMJ31])))" office:value-type="float" office:value="11" calcext:value-type="float">
            <text:p>11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85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H32:.AMJ32])" office:value-type="float" office:value="51" calcext:value-type="float">
            <text:p>51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ShoDemo: 6, NuMetalManiak: 9, Spectre01: 7, yakfak: 2, Talvi: 2, HUNdebLeonidasX: 9, TheMightyHeracross: 5, Archie550: 5, OniriA: 2, DOEL: 4" calcext:value-type="string">
            <text:p>ShoDemo: 6, NuMetalManiak: 9, Spectre01: 7, yakfak: 2, Talvi: 2, HUNdebLeonidasX: 9, TheMightyHeracross: 5, Archie550: 5, OniriA: 2, DOEL: 4</text:p>
          </table:table-cell>
          <table:table-cell table:style-name="ce11" table:formula="of:=SUMPRODUCT(NOT(ISBLANK([.H32:.AMJ32])))" office:value-type="float" office:value="10" calcext:value-type="float">
            <text:p>10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50" calcext:value-type="float">
            <text:p>50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Cynical: 5, Spectre01: 3, 7hm: 4, GarrettChan: 5, Poncho: 9, Nirvana: 4, Budoka: 2, Lorenz0: 1, guitardz: 5, Makedounia: 10, Ivory Duke: 1, DOEL: 1" calcext:value-type="string">
            <text:p>Cynical: 5, Spectre01: 3, 7hm: 4, GarrettChan: 5, Poncho: 9, Nirvana: 4, Budoka: 2, Lorenz0: 1, guitardz: 5, Makedounia: 10, Ivory Duke: 1, DOEL: 1</text:p>
          </table:table-cell>
          <table:table-cell table:style-name="ce11" table:formula="of:=SUMPRODUCT(NOT(ISBLANK([.H33:.AMJ33])))" office:value-type="float" office:value="12" calcext:value-type="float">
            <text:p>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49" calcext:value-type="float">
            <text:p>49</text:p>
          </table:table-cell>
          <table:table-cell office:value-type="string" calcext:value-type="string">
            <text:p>Japanese Community Project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Not Jabba: 6, Archvile Hunter: 5, antares031: 5, ella guro: 7, JudgeDeadd: 2, Soundblock: 1, Payload4367: 1, Tartlman: 6, I_Punch_Demons: 4, DOEL: 7, Endless: 5" calcext:value-type="string">
            <text:p>Not Jabba: 6, Archvile Hunter: 5, antares031: 5, ella guro: 7, JudgeDeadd: 2, Soundblock: 1, Payload4367: 1, Tartlman: 6, I_Punch_Demons: 4, DOEL: 7, Endless: 5</text:p>
          </table:table-cell>
          <table:table-cell table:style-name="ce11" table:formula="of:=SUMPRODUCT(NOT(ISBLANK([.H34:.AMJ34])))"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95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49" calcext:value-type="float">
            <text:p>49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Sky: 9, ShoDemo: 5, Ed: 5, JudgeDeadd: 5, Woolie Wool: 8, Squadallah: 7, termrork: 5, Marn: 5" calcext:value-type="string">
            <text:p>Sky: 9, ShoDemo: 5, Ed: 5, JudgeDeadd: 5, Woolie Wool: 8, Squadallah: 7, termrork: 5, Marn: 5</text:p>
          </table:table-cell>
          <table:table-cell table:style-name="ce11" table:formula="of:=SUMPRODUCT(NOT(ISBLANK([.H35:.AMJ35])))" office:value-type="float" office:value="8" calcext:value-type="float">
            <text:p>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48" calcext:value-type="float">
            <text:p>48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Diabolución: 10, 4everDoomed: 4, Jaromir Bergmann: 10, STILES: 2, termrork: 5, Worm318: 2, Deadwing: 6, &lt;&lt;Rewind: 2, DooM Bear: 7" calcext:value-type="string">
            <text:p>Diabolución: 10, 4everDoomed: 4, Jaromir Bergmann: 10, STILES: 2, termrork: 5, Worm318: 2, Deadwing: 6, &lt;&lt;Rewind: 2, DooM Bear: 7</text:p>
          </table:table-cell>
          <table:table-cell table:style-name="ce11" table:formula="of:=SUMPRODUCT(NOT(ISBLANK([.H36:.AMJ36])))" office:value-type="float" office:value="9" calcext:value-type="float">
            <text:p>9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91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46" calcext:value-type="float">
            <text:p>46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Not Jabba: 7, Spectre01: 2, ella guro: 10, yakfak: 10, Rince-wind: 5, Hansen79: 5, P41R47: 7" calcext:value-type="string">
            <text:p>Not Jabba: 7, Spectre01: 2, ella guro: 10, yakfak: 10, Rince-wind: 5, Hansen79: 5, P41R47: 7</text:p>
          </table:table-cell>
          <table:table-cell table:style-name="ce11" table:formula="of:=SUMPRODUCT(NOT(ISBLANK([.H37:.AMJ37])))"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96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45" calcext:value-type="float">
            <text:p>45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Mr. Freeze: 5, HyperLuke: 7, Voltcom9: 5, bonnie: 4, Dragonfly: 6, Philnemba: 5, Hansen79: 3, waciej: 10" calcext:value-type="string">
            <text:p>Mr. Freeze: 5, HyperLuke: 7, Voltcom9: 5, bonnie: 4, Dragonfly: 6, Philnemba: 5, Hansen79: 3, waciej: 10</text:p>
          </table:table-cell>
          <table:table-cell table:style-name="ce11" table:formula="of:=SUMPRODUCT(NOT(ISBLANK([.H38:.AMJ38])))" office:value-type="float" office:value="8" calcext:value-type="float">
            <text:p>8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88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5" calcext:value-type="float">
            <text:p>35</text:p>
          </table:table-cell>
          <table:table-cell table:formula="of:=SUM([.H39:.AMJ39])" office:value-type="float" office:value="45" calcext:value-type="float">
            <text:p>45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Sky: 2, WH-Wilou84: 3, bLOCKbOYgAMES: 8, soner du: 9, m8f: 5, termrork: 5, joepallai: 3, Deflektor: 10" calcext:value-type="string">
            <text:p>Sky: 2, WH-Wilou84: 3, bLOCKbOYgAMES: 8, soner du: 9, m8f: 5, termrork: 5, joepallai: 3, Deflektor: 10</text:p>
          </table:table-cell>
          <table:table-cell table:style-name="ce11" table:formula="of:=SUMPRODUCT(NOT(ISBLANK([.H39:.AMJ39])))" office:value-type="float" office:value="8" calcext:value-type="float">
            <text:p>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893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44" calcext:value-type="float">
            <text:p>44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Vorpal: 5, 7hm: 5, T-Rex: 5, Woolie Wool: 7, Greyenko: 1, valkiriforce: 6, Octillion: 6, Polri: 3, CinnamonKilljoy: 3, joepallai: 3" calcext:value-type="string">
            <text:p>Vorpal: 5, 7hm: 5, T-Rex: 5, Woolie Wool: 7, Greyenko: 1, valkiriforce: 6, Octillion: 6, Polri: 3, CinnamonKilljoy: 3, joepallai: 3</text:p>
          </table:table-cell>
          <table:table-cell table:style-name="ce11" table:formula="of:=SUMPRODUCT(NOT(ISBLANK([.H40:.AMJ40])))" office:value-type="float" office:value="10" calcext:value-type="float">
            <text:p>1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H41:.AMJ41])" office:value-type="float" office:value="41" calcext:value-type="float">
            <text:p>41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Not Jabba: 2, Altima: 7, NaZa: 2, Poncho: 1, dylux: 5, Ziad EL Zein: 5, Scorpius: 2, Makedounia: 8, Deadwing: 6, DoomDork: 1, ASaltShaker: 2" calcext:value-type="string">
            <text:p>Not Jabba: 2, Altima: 7, NaZa: 2, Poncho: 1, dylux: 5, Ziad EL Zein: 5, Scorpius: 2, Makedounia: 8, Deadwing: 6, DoomDork: 1, ASaltShaker: 2</text:p>
          </table:table-cell>
          <table:table-cell table:style-name="ce11" table:formula="of:=SUMPRODUCT(NOT(ISBLANK([.H41:.AMJ41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90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8" calcext:value-type="float">
            <text:p>38</text:p>
          </table:table-cell>
          <table:table-cell table:formula="of:=SUM([.H42:.AMJ42])" office:value-type="float" office:value="41" calcext:value-type="float">
            <text:p>41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Cynical: 6, Dime: 9, Nate River: 4, Poncho: 5, Budoka: 1, Gaia74: 3, Deflektor: 8, Marn: 5" calcext:value-type="string">
            <text:p>Cynical: 6, Dime: 9, Nate River: 4, Poncho: 5, Budoka: 1, Gaia74: 3, Deflektor: 8, Marn: 5</text:p>
          </table:table-cell>
          <table:table-cell table:style-name="ce11" table:formula="of:=SUMPRODUCT(NOT(ISBLANK([.H42:.AMJ42])))"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H43:.AMJ43])" office:value-type="float" office:value="37" calcext:value-type="float">
            <text:p>37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Dragonfly: 5, TechnoDoomed1: 10, Octillion: 7, OniriA: 3, Ivory Duke: 3, ASaltShaker: 9" calcext:value-type="string">
            <text:p>Dragonfly: 5, TechnoDoomed1: 10, Octillion: 7, OniriA: 3, Ivory Duke: 3, ASaltShaker: 9</text:p>
          </table:table-cell>
          <table:table-cell table:style-name="ce11" table:formula="of:=SUMPRODUCT(NOT(ISBLANK([.H43:.AMJ43])))" office:value-type="float" office:value="6" calcext:value-type="float">
            <text:p>6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31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890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36" calcext:value-type="float">
            <text:p>36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Spectra: 9, bLOCKbOYgAMES: 2, GarrettChan: 1, dylux: 6, tmorrow: 2, Polri: 3, SilverMiner: 3, P41R47: 10" calcext:value-type="string">
            <text:p>Spectra: 9, bLOCKbOYgAMES: 2, GarrettChan: 1, dylux: 6, tmorrow: 2, Polri: 3, SilverMiner: 3, P41R47: 10</text:p>
          </table:table-cell>
          <table:table-cell table:style-name="ce11" table:formula="of:=SUMPRODUCT(NOT(ISBLANK([.H44:.AMJ44])))" office:value-type="float" office:value="8" calcext:value-type="float">
            <text:p>8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896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H45:.AMJ45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1" table:formula="of:=SUMPRODUCT(NOT(ISBLANK([.H45:.AMJ45]))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H46:.AMJ46])" office:value-type="float" office:value="34" calcext:value-type="float">
            <text:p>34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Cynical: 8, Chamelenoel: 7, antares031: 5, WH-Wilou84: 2, darkreaver: 1, Budoka: 5, Polri: 2, Pierrot: 4" calcext:value-type="string">
            <text:p>Cynical: 8, Chamelenoel: 7, antares031: 5, WH-Wilou84: 2, darkreaver: 1, Budoka: 5, Polri: 2, Pierrot: 4</text:p>
          </table:table-cell>
          <table:table-cell table:style-name="ce11" table:formula="of:=SUMPRODUCT(NOT(ISBLANK([.H46:.AMJ46])))"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H47:.AMJ47])" office:value-type="float" office:value="34" calcext:value-type="float">
            <text:p>34</text:p>
          </table:table-cell>
          <table:table-cell table:style-name="ce71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MFG38: 6, WH-Wilou84: 3, Talvi: 1, GarrettChan: 7, bemused: 3, Nirvana: 6, Nazgul9: 1, DOEL: 2, Hansen79: 5" calcext:value-type="string">
            <text:p>MFG38: 6, WH-Wilou84: 3, Talvi: 1, GarrettChan: 7, bemused: 3, Nirvana: 6, Nazgul9: 1, DOEL: 2, Hansen79: 5</text:p>
          </table:table-cell>
          <table:table-cell table:style-name="ce11" table:formula="of:=SUMPRODUCT(NOT(ISBLANK([.H47:.AMJ47])))" office:value-type="float" office:value="9" calcext:value-type="float">
            <text:p>9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3" calcext:value-type="float">
            <text:p>43</text:p>
          </table:table-cell>
          <table:table-cell table:formula="of:=SUM([.H48:.AMJ48])" office:value-type="float" office:value="34" calcext:value-type="float">
            <text:p>34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guitardz: 5, purist: 5, termrork: 5, Tartlman: 1, Worm318: 2, DOEL: 6, Deadwing: 10" calcext:value-type="string">
            <text:p>guitardz: 5, purist: 5, termrork: 5, Tartlman: 1, Worm318: 2, DOEL: 6, Deadwing: 10</text:p>
          </table:table-cell>
          <table:table-cell table:style-name="ce11" table:formula="of:=SUMPRODUCT(NOT(ISBLANK([.H48:.AMJ48])))" office:value-type="float" office:value="7" calcext:value-type="float">
            <text:p>7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01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3" calcext:value-type="float">
            <text:p>43</text:p>
          </table:table-cell>
          <table:table-cell table:formula="of:=SUM([.H49:.AMJ49])" office:value-type="float" office:value="34" calcext:value-type="float">
            <text:p>34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HyperLuke: 8, Talvi: 4, Greyenko: 4, TechnoDoomed1: 2, TheMightyHeracross: 3, ReaperAA: 4, Ziad EL Zein: 5, Ivory Duke: 4" calcext:value-type="string">
            <text:p>HyperLuke: 8, Talvi: 4, Greyenko: 4, TechnoDoomed1: 2, TheMightyHeracross: 3, ReaperAA: 4, Ziad EL Zein: 5, Ivory Duke: 4</text:p>
          </table:table-cell>
          <table:table-cell table:style-name="ce11" table:formula="of:=SUMPRODUCT(NOT(ISBLANK([.H49:.AMJ49])))" office:value-type="float" office:value="8" calcext:value-type="float">
            <text:p>8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7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H50:.AMJ50])" office:value-type="float" office:value="33" calcext:value-type="float">
            <text:p>33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42PercentHealth: 3, ShoDemo: 1, 7hm: 7, justsomemusicguy: 3, bonnie: 7, NoisyVelvet: 4, TheNerdTurtle2: 3, termrork: 5" calcext:value-type="string">
            <text:p>42PercentHealth: 3, ShoDemo: 1, 7hm: 7, justsomemusicguy: 3, bonnie: 7, NoisyVelvet: 4, TheNerdTurtle2: 3, termrork: 5</text:p>
          </table:table-cell>
          <table:table-cell table:style-name="ce11" table:formula="of:=SUMPRODUCT(NOT(ISBLANK([.H50:.AMJ50]))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H51:.AMJ51])" office:value-type="float" office:value="33" calcext:value-type="float">
            <text:p>33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Ralphis: 6, Grazza: 8, roadworx: 3, T-Rex: 3, StoneMason: 5, valkiriforce: 8" calcext:value-type="string">
            <text:p>Ralphis: 6, Grazza: 8, roadworx: 3, T-Rex: 3, StoneMason: 5, valkiriforce: 8</text:p>
          </table:table-cell>
          <table:table-cell table:style-name="ce11" table:formula="of:=SUMPRODUCT(NOT(ISBLANK([.H51:.AMJ51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61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7" calcext:value-type="float">
            <text:p>47</text:p>
          </table:table-cell>
          <table:table-cell table:formula="of:=SUM([.H52:.AMJ52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1" table:formula="of:=SUMPRODUCT(NOT(ISBLANK([.H52:.AMJ52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32" calcext:value-type="float">
            <text:p>32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Grazza: 6, ella guro: 4, roadworx: 6, JudgeDeadd: 1, T-Rex: 1, Squadallah: 9, smeghammer: 5" calcext:value-type="string">
            <text:p>Grazza: 6, ella guro: 4, roadworx: 6, JudgeDeadd: 1, T-Rex: 1, Squadallah: 9, smeghammer: 5</text:p>
          </table:table-cell>
          <table:table-cell table:style-name="ce11" table:formula="of:=SUMPRODUCT(NOT(ISBLANK([.H53:.AMJ53])))" office:value-type="float" office:value="7" calcext:value-type="float">
            <text:p>7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898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H54:.AMJ54])" office:value-type="float" office:value="31" calcext:value-type="float">
            <text:p>31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Nine Inch Heels: 4, AnonimVio: 5, fveitsi: 5, Outrageous Videos: 3, Simomarchi: 2, Gaia74: 5, maxmanium: 1, waciej: 6" calcext:value-type="string">
            <text:p>Nine Inch Heels: 4, AnonimVio: 5, fveitsi: 5, Outrageous Videos: 3, Simomarchi: 2, Gaia74: 5, maxmanium: 1, waciej: 6</text:p>
          </table:table-cell>
          <table:table-cell table:style-name="ce11" table:formula="of:=SUMPRODUCT(NOT(ISBLANK([.H54:.AMJ54])))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888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H55:.AMJ55])" office:value-type="float" office:value="30" calcext:value-type="float">
            <text:p>30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TechnoDoomed1: 9, Squadallah: 8, ReaperAA: 7, DoomDork: 2, Deflektor: 4" calcext:value-type="string">
            <text:p>TechnoDoomed1: 9, Squadallah: 8, ReaperAA: 7, DoomDork: 2, Deflektor: 4</text:p>
          </table:table-cell>
          <table:table-cell table:style-name="ce11" table:formula="of:=SUMPRODUCT(NOT(ISBLANK([.H55:.AMJ55])))" office:value-type="float" office:value="5" calcext:value-type="float">
            <text:p>5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H56:.AMJ56])" office:value-type="float" office:value="30" calcext:value-type="float">
            <text:p>30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Graf Zahl: 6, Voltcom9: 7, tchkb: 2, Apaul27: 7, 4everDoomed: 5, Rince-wind: 1, Jaromir Bergmann: 2" calcext:value-type="string">
            <text:p>Graf Zahl: 6, Voltcom9: 7, tchkb: 2, Apaul27: 7, 4everDoomed: 5, Rince-wind: 1, Jaromir Bergmann: 2</text:p>
          </table:table-cell>
          <table:table-cell table:style-name="ce11" table:formula="of:=SUMPRODUCT(NOT(ISBLANK([.H56:.AMJ56])))" office:value-type="float" office:value="7" calcext:value-type="float">
            <text:p>7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2" calcext:value-type="float">
            <text:p>52</text:p>
          </table:table-cell>
          <table:table-cell table:formula="of:=SUM([.H57:.AMJ57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Jaws In Space: 5, guitardz: 5, Nancsi: 8, Diabolución: 5, Jaromir Bergmann: 1, Marn: 5, DooM Bear: 1" calcext:value-type="string">
            <text:p>Jaws In Space: 5, guitardz: 5, Nancsi: 8, Diabolución: 5, Jaromir Bergmann: 1, Marn: 5, DooM Bear: 1</text:p>
          </table:table-cell>
          <table:table-cell table:style-name="ce11" table:formula="of:=SUMPRODUCT(NOT(ISBLANK([.H57:.AMJ57]))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H58:.AMJ58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1" table:formula="of:=SUMPRODUCT(NOT(ISBLANK([.H58:.AMJ58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1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H59:.AMJ59])" office:value-type="float" office:value="28" calcext:value-type="float">
            <text:p>28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soner du: 4, Philnemba: 8, tmorrow: 2, Red-XIII: 3, joepallai: 1, SilverMiner: 6, smeghammer: 3, Endless: 1" calcext:value-type="string">
            <text:p>soner du: 4, Philnemba: 8, tmorrow: 2, Red-XIII: 3, joepallai: 1, SilverMiner: 6, smeghammer: 3, Endless: 1</text:p>
          </table:table-cell>
          <table:table-cell table:style-name="ce11" table:formula="of:=SUMPRODUCT(NOT(ISBLANK([.H59:.AMJ59])))" office:value-type="float" office:value="8" calcext:value-type="float">
            <text:p>8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95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6" calcext:value-type="float">
            <text:p>56</text:p>
          </table:table-cell>
          <table:table-cell table:formula="of:=SUM([.H60:.AMJ60])" office:value-type="float" office:value="28" calcext:value-type="float">
            <text:p>28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Voltcom9: 8, Soundblock: 3, Bryan T: 2, purist: 3, maxmanium: 8, ASaltShaker: 4" calcext:value-type="string">
            <text:p>Voltcom9: 8, Soundblock: 3, Bryan T: 2, purist: 3, maxmanium: 8, ASaltShaker: 4</text:p>
          </table:table-cell>
          <table:table-cell table:style-name="ce11" table:formula="of:=SUMPRODUCT(NOT(ISBLANK([.H60:.AMJ60])))" office:value-type="float" office:value="6" calcext:value-type="float">
            <text:p>6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890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8" calcext:value-type="float">
            <text:p>58</text:p>
          </table:table-cell>
          <table:table-cell table:formula="of:=SUM([.H61:.AMJ61])" office:value-type="float" office:value="27" calcext:value-type="float">
            <text:p>27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Jaws In Space: 7, Dime: 10, guitardz: 2, Nancsi: 1, Jaromir Bergmann: 4, smeghammer: 3" calcext:value-type="string">
            <text:p>Jaws In Space: 7, Dime: 10, guitardz: 2, Nancsi: 1, Jaromir Bergmann: 4, smeghammer: 3</text:p>
          </table:table-cell>
          <table:table-cell table:style-name="ce11" table:formula="of:=SUMPRODUCT(NOT(ISBLANK([.H61:.AMJ61])))"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9" calcext:value-type="float">
            <text:p>59</text:p>
          </table:table-cell>
          <table:table-cell table:formula="of:=SUM([.H62:.AMJ62])" office:value-type="float" office:value="26" calcext:value-type="float">
            <text:p>26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TheMightyHeracross: 2, ReaperAA: 5, Worm318: 3, Makedounia: 9, Deadwing: 2, Warrex: 5" calcext:value-type="string">
            <text:p>TheMightyHeracross: 2, ReaperAA: 5, Worm318: 3, Makedounia: 9, Deadwing: 2, Warrex: 5</text:p>
          </table:table-cell>
          <table:table-cell table:style-name="ce11" table:formula="of:=SUMPRODUCT(NOT(ISBLANK([.H62:.AMJ62])))" office:value-type="float" office:value="6" calcext:value-type="float">
            <text:p>6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889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H63:.AMJ63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Doomkid: 10, Ralphis: 7, antares031: 8" calcext:value-type="string">
            <text:p>Doomkid: 10, Ralphis: 7, antares031: 8</text:p>
          </table:table-cell>
          <table:table-cell table:style-name="ce11" table:formula="of:=SUMPRODUCT(NOT(ISBLANK([.H63:.AMJ63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H64:.AMJ64])" office:value-type="float" office:value="25" calcext:value-type="float">
            <text:p>25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0842-rc-lost-civilization-episode-1-feedback-appreciated/" xlink:type="simple">https://www.doomworld.com/forum/topic/100842-rc-lost-civilization-episode-1-feedback-appreciated/</text:a>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OniriA: 9, rdwpa: 8, Endless: 8" calcext:value-type="string">
            <text:p>OniriA: 9, rdwpa: 8, Endless: 8</text:p>
          </table:table-cell>
          <table:table-cell table:style-name="ce11" table:formula="of:=SUMPRODUCT(NOT(ISBLANK([.H64:.AMJ64])))" office:value-type="float" office:value="3" calcext:value-type="float">
            <text:p>3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895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0" calcext:value-type="float">
            <text:p>60</text:p>
          </table:table-cell>
          <table:table-cell table:formula="of:=SUM([.H65:.AMJ65])" office:value-type="float" office:value="25" calcext:value-type="float">
            <text:p>25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Chamelenoel: 10, everennui: 4, Nate River: 2, Lorenz0: 9" calcext:value-type="string">
            <text:p>Chamelenoel: 10, everennui: 4, Nate River: 2, Lorenz0: 9</text:p>
          </table:table-cell>
          <table:table-cell table:style-name="ce11" table:formula="of:=SUMPRODUCT(NOT(ISBLANK([.H65:.AMJ65])))"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9" calcext:value-type="float">
            <text:p>9</text:p>
          </table:table-cell>
          <table:table-cell table:number-columns-repeated="938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0" calcext:value-type="float">
            <text:p>60</text:p>
          </table:table-cell>
          <table:table-cell table:formula="of:=SUM([.H66:.AMJ66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Graf Zahl: 10, Phobus: 9, TechnoDoomed1: 6" calcext:value-type="string">
            <text:p>Graf Zahl: 10, Phobus: 9, TechnoDoomed1: 6</text:p>
          </table:table-cell>
          <table:table-cell table:style-name="ce11" table:formula="of:=SUMPRODUCT(NOT(ISBLANK([.H66:.AMJ66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2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H67:.AMJ67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1" table:formula="of:=SUMPRODUCT(NOT(ISBLANK([.H67:.AMJ67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4" calcext:value-type="float">
            <text:p>64</text:p>
          </table:table-cell>
          <table:table-cell table:formula="of:=SUM([.H68:.AMJ68])" office:value-type="float" office:value="24" calcext:value-type="float">
            <text:p>24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Chamelenoel: 6, AnonimVio: 9, roadworx: 4, E.M.: 5" calcext:value-type="string">
            <text:p>Chamelenoel: 6, AnonimVio: 9, roadworx: 4, E.M.: 5</text:p>
          </table:table-cell>
          <table:table-cell table:style-name="ce11" table:formula="of:=SUMPRODUCT(NOT(ISBLANK([.H68:.AMJ68])))"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9"/>
          <table:table-cell office:value-type="float" office:value="5" calcext:value-type="float">
            <text:p>5</text:p>
          </table:table-cell>
          <table:table-cell table:number-columns-repeated="886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4" calcext:value-type="float">
            <text:p>64</text:p>
          </table:table-cell>
          <table:table-cell table:formula="of:=SUM([.H69:.AMJ69])" office:value-type="float" office:value="24" calcext:value-type="float">
            <text:p>24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Vorpal: 5, Nate River: 1, bonnie: 10, P41R47: 3, E.M.: 5" calcext:value-type="string">
            <text:p>Vorpal: 5, Nate River: 1, bonnie: 10, P41R47: 3, E.M.: 5</text:p>
          </table:table-cell>
          <table:table-cell table:style-name="ce11" table:formula="of:=SUMPRODUCT(NOT(ISBLANK([.H69:.AMJ69])))"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86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4" calcext:value-type="float">
            <text:p>64</text:p>
          </table:table-cell>
          <table:table-cell table:formula="of:=SUM([.H70:.AMJ70])" office:value-type="float" office:value="24" calcext:value-type="float">
            <text:p>24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MFG38: 1, everennui: 8, bonnie: 10, TechnoDoomed1: 3, Payload4367: 2" calcext:value-type="string">
            <text:p>MFG38: 1, everennui: 8, bonnie: 10, TechnoDoomed1: 3, Payload4367: 2</text:p>
          </table:table-cell>
          <table:table-cell table:style-name="ce11" table:formula="of:=SUMPRODUCT(NOT(ISBLANK([.H70:.AMJ70])))"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918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8" calcext:value-type="float">
            <text:p>68</text:p>
          </table:table-cell>
          <table:table-cell table:formula="of:=SUM([.H71:.AMJ71])" office:value-type="float" office:value="23" calcext:value-type="float">
            <text:p>23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roadworx: 8, soner du: 3, Philnemba: 3, NaZa: 1, P41R47: 3, Marn: 5" calcext:value-type="string">
            <text:p>roadworx: 8, soner du: 3, Philnemba: 3, NaZa: 1, P41R47: 3, Marn: 5</text:p>
          </table:table-cell>
          <table:table-cell table:style-name="ce11" table:formula="of:=SUMPRODUCT(NOT(ISBLANK([.H71:.AMJ71])))" office:value-type="float" office:value="6" calcext:value-type="float">
            <text:p>6</text:p>
          </table:table-cell>
          <table:table-cell table:number-columns-repeated="30"/>
          <table:table-cell office:value-type="float" office:value="8" calcext:value-type="float">
            <text:p>8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8" calcext:value-type="float">
            <text:p>68</text:p>
          </table:table-cell>
          <table:table-cell table:formula="of:=SUM([.H72:.AMJ72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1" table:formula="of:=SUMPRODUCT(NOT(ISBLANK([.H72:.AMJ72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70" calcext:value-type="float">
            <text:p>70</text:p>
          </table:table-cell>
          <table:table-cell table:formula="of:=SUM([.H73:.AMJ73])" office:value-type="float" office:value="22" calcext:value-type="float">
            <text:p>22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yakfak: 8, JudgeDeadd: 4, soner du: 10" calcext:value-type="string">
            <text:p>yakfak: 8, JudgeDeadd: 4, soner du: 10</text:p>
          </table:table-cell>
          <table:table-cell table:style-name="ce11" table:formula="of:=SUMPRODUCT(NOT(ISBLANK([.H73:.AMJ73])))" office:value-type="float" office:value="3" calcext:value-type="float">
            <text:p>3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60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0" calcext:value-type="float">
            <text:p>70</text:p>
          </table:table-cell>
          <table:table-cell table:formula="of:=SUM([.H74:.AMJ74])" office:value-type="float" office:value="22" calcext:value-type="float">
            <text:p>22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maxmanium: 2, CinnamonKilljoy: 8, Warrex: 10, Horus: 2" calcext:value-type="string">
            <text:p>maxmanium: 2, CinnamonKilljoy: 8, Warrex: 10, Horus: 2</text:p>
          </table:table-cell>
          <table:table-cell table:style-name="ce11" table:formula="of:=SUMPRODUCT(NOT(ISBLANK([.H74:.AMJ74])))" office:value-type="float" office:value="4" calcext:value-type="float">
            <text:p>4</text:p>
          </table:table-cell>
          <table:table-cell table:number-columns-repeated="9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85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0" calcext:value-type="float">
            <text:p>70</text:p>
          </table:table-cell>
          <table:table-cell table:formula="of:=SUM([.H75:.AMJ75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11" table:formula="of:=SUMPRODUCT(NOT(ISBLANK([.H75:.AMJ75])))" office:value-type="float" office:value="4" calcext:value-type="float">
            <text:p>4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8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0" calcext:value-type="float">
            <text:p>70</text:p>
          </table:table-cell>
          <table:table-cell table:formula="of:=SUM([.H76:.AMJ76])" office:value-type="float" office:value="22" calcext:value-type="float">
            <text:p>22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HyperLuke: 1, Outrageous Videos: 1, bemused: 2, Apaul27: 8, tmorrow: 3, Simomarchi: 6, maxmanium: 1" calcext:value-type="string">
            <text:p>HyperLuke: 1, Outrageous Videos: 1, bemused: 2, Apaul27: 8, tmorrow: 3, Simomarchi: 6, maxmanium: 1</text:p>
          </table:table-cell>
          <table:table-cell table:style-name="ce11" table:formula="of:=SUMPRODUCT(NOT(ISBLANK([.H76:.AMJ76])))" office:value-type="float" office:value="7" calcext:value-type="float">
            <text:p>7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0" calcext:value-type="float">
            <text:p>70</text:p>
          </table:table-cell>
          <table:table-cell table:formula="of:=SUM([.H77:.AMJ77])" office:value-type="float" office:value="22" calcext:value-type="float">
            <text:p>22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yakfak: 6, Grain of Salt: 8, bemused: 4, rdwpa: 4" calcext:value-type="string">
            <text:p>yakfak: 6, Grain of Salt: 8, bemused: 4, rdwpa: 4</text:p>
          </table:table-cell>
          <table:table-cell table:style-name="ce11" table:formula="of:=SUMPRODUCT(NOT(ISBLANK([.H77:.AMJ77])))" office:value-type="float" office:value="4" calcext:value-type="float">
            <text:p>4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0" calcext:value-type="float">
            <text:p>70</text:p>
          </table:table-cell>
          <table:table-cell table:formula="of:=SUM([.H78:.AMJ78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1" table:formula="of:=SUMPRODUCT(NOT(ISBLANK([.H78:.AMJ78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6" calcext:value-type="float">
            <text:p>76</text:p>
          </table:table-cell>
          <table:table-cell table:formula="of:=SUM([.H79:.AMJ79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1" table:formula="of:=SUMPRODUCT(NOT(ISBLANK([.H79:.AMJ79])))" office:value-type="float" office:value="3" calcext:value-type="float">
            <text:p>3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5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6" calcext:value-type="float">
            <text:p>76</text:p>
          </table:table-cell>
          <table:table-cell table:formula="of:=SUM([.H80:.AMJ80])" office:value-type="float" office:value="21" calcext:value-type="float">
            <text:p>21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Not Jabba: 1, Grazza: 3, Altima: 4, termrork: 5, SilverMiner: 5, P41R47: 3" calcext:value-type="string">
            <text:p>Not Jabba: 1, Grazza: 3, Altima: 4, termrork: 5, SilverMiner: 5, P41R47: 3</text:p>
          </table:table-cell>
          <table:table-cell table:style-name="ce11" table:formula="of:=SUMPRODUCT(NOT(ISBLANK([.H80:.AMJ80]))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8" calcext:value-type="float">
            <text:p>78</text:p>
          </table:table-cell>
          <table:table-cell table:formula="of:=SUM([.H81:.AMJ81])" office:value-type="float" office:value="20" calcext:value-type="float">
            <text:p>20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guitardz: 5, 4everDoomed: 8, Warrex: 7" calcext:value-type="string">
            <text:p>guitardz: 5, 4everDoomed: 8, Warrex: 7</text:p>
          </table:table-cell>
          <table:table-cell table:style-name="ce11" table:formula="of:=SUMPRODUCT(NOT(ISBLANK([.H81:.AMJ81])))" office:value-type="float" office:value="3" calcext:value-type="float">
            <text:p>3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  <table:table-cell office:value-type="float" office:value="7" calcext:value-type="float">
            <text:p>7</text:p>
          </table:table-cell>
          <table:table-cell table:number-columns-repeated="889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8" calcext:value-type="float">
            <text:p>78</text:p>
          </table:table-cell>
          <table:table-cell table:formula="of:=SUM([.H82:.AMJ82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Malrionn: 7, MFG38: 7, 4everDoomed: 6" calcext:value-type="string">
            <text:p>Malrionn: 7, MFG38: 7, 4everDoomed: 6</text:p>
          </table:table-cell>
          <table:table-cell table:style-name="ce11" table:formula="of:=SUMPRODUCT(NOT(ISBLANK([.H82:.AMJ82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80" calcext:value-type="float">
            <text:p>80</text:p>
          </table:table-cell>
          <table:table-cell table:formula="of:=SUM([.H83:.AMJ83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1" table:formula="of:=SUMPRODUCT(NOT(ISBLANK([.H83:.AMJ83])))"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6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80" calcext:value-type="float">
            <text:p>80</text:p>
          </table:table-cell>
          <table:table-cell table:formula="of:=SUM([.H84:.AMJ84])" office:value-type="float" office:value="19" calcext:value-type="float">
            <text:p>19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Sky: 5, Grazza: 9, ella guro: 5" calcext:value-type="string">
            <text:p>Sky: 5, Grazza: 9, ella guro: 5</text:p>
          </table:table-cell>
          <table:table-cell table:style-name="ce11" table:formula="of:=SUMPRODUCT(NOT(ISBLANK([.H84:.AMJ84])))"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2" calcext:value-type="float">
            <text:p>82</text:p>
          </table:table-cell>
          <table:table-cell table:formula="of:=SUM([.H85:.AMJ85])" office:value-type="float" office:value="18" calcext:value-type="float">
            <text:p>18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ella guro: 9, 7hm: 5, Grain of Salt: 3, NoisyVelvet: 1" calcext:value-type="string">
            <text:p>ella guro: 9, 7hm: 5, Grain of Salt: 3, NoisyVelvet: 1</text:p>
          </table:table-cell>
          <table:table-cell table:style-name="ce11" table:formula="of:=SUMPRODUCT(NOT(ISBLANK([.H85:.AMJ85])))"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2" calcext:value-type="float">
            <text:p>82</text:p>
          </table:table-cell>
          <table:table-cell table:formula="of:=SUM([.H86:.AMJ86])" office:value-type="float" office:value="18" calcext:value-type="float">
            <text:p>18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Mr. Freeze: 7, WH-Wilou84: 5, joepallai: 1, DJVCardMaster: 1, waciej: 4" calcext:value-type="string">
            <text:p>Mr. Freeze: 7, WH-Wilou84: 5, joepallai: 1, DJVCardMaster: 1, waciej: 4</text:p>
          </table:table-cell>
          <table:table-cell table:style-name="ce11" table:formula="of:=SUMPRODUCT(NOT(ISBLANK([.H86:.AMJ86])))"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2" calcext:value-type="float">
            <text:p>82</text:p>
          </table:table-cell>
          <table:table-cell table:formula="of:=SUM([.H87:.AMJ87])" office:value-type="float" office:value="18" calcext:value-type="float">
            <text:p>18</text:p>
          </table:table-cell>
          <table:table-cell table:style-name="ce72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Nancsi: 6, Diabolución: 5, Marn: 5, DooM Bear: 2" calcext:value-type="string">
            <text:p>Nancsi: 6, Diabolución: 5, Marn: 5, DooM Bear: 2</text:p>
          </table:table-cell>
          <table:table-cell table:style-name="ce11" table:formula="of:=SUMPRODUCT(NOT(ISBLANK([.H87:.AMJ87])))" office:value-type="float" office:value="4" calcext:value-type="float">
            <text:p>4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2" calcext:value-type="float">
            <text:p>82</text:p>
          </table:table-cell>
          <table:table-cell table:formula="of:=SUM([.H88:.AMJ88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1" table:formula="of:=SUMPRODUCT(NOT(ISBLANK([.H88:.AMJ88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8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6" calcext:value-type="float">
            <text:p>86</text:p>
          </table:table-cell>
          <table:table-cell table:formula="of:=SUM([.H89:.AMJ89])" office:value-type="float" office:value="17" calcext:value-type="float">
            <text:p>17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Bryan T: 6, dylux: 8, Octillion: 3" calcext:value-type="string">
            <text:p>Bryan T: 6, dylux: 8, Octillion: 3</text:p>
          </table:table-cell>
          <table:table-cell table:style-name="ce11" table:formula="of:=SUMPRODUCT(NOT(ISBLANK([.H89:.AMJ89])))" office:value-type="float" office:value="3" calcext:value-type="float">
            <text:p>3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6" calcext:value-type="float">
            <text:p>86</text:p>
          </table:table-cell>
          <table:table-cell table:formula="of:=SUM([.H90:.AMJ90])" office:value-type="float" office:value="17" calcext:value-type="float">
            <text:p>17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Spectra: 8, Makedounia: 3, Pierrot: 6" calcext:value-type="string">
            <text:p>Spectra: 8, Makedounia: 3, Pierrot: 6</text:p>
          </table:table-cell>
          <table:table-cell table:style-name="ce11" table:formula="of:=SUMPRODUCT(NOT(ISBLANK([.H90:.AMJ90])))" office:value-type="float" office:value="3" calcext:value-type="float">
            <text:p>3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0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6" calcext:value-type="float">
            <text:p>86</text:p>
          </table:table-cell>
          <table:table-cell table:formula="of:=SUM([.H91:.AMJ91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Dragonfly: 8, Simomarchi: 9" calcext:value-type="string">
            <text:p>Dragonfly: 8, Simomarchi: 9</text:p>
          </table:table-cell>
          <table:table-cell table:style-name="ce11" table:formula="of:=SUMPRODUCT(NOT(ISBLANK([.H91:.AMJ91])))" office:value-type="float" office:value="2" calcext:value-type="float">
            <text:p>2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8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9" calcext:value-type="float">
            <text:p>89</text:p>
          </table:table-cell>
          <table:table-cell table:formula="of:=SUM([.H92:.AMJ92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bzzrak: 10, joepallai: 6" calcext:value-type="string">
            <text:p>bzzrak: 10, joepallai: 6</text:p>
          </table:table-cell>
          <table:table-cell table:style-name="ce11" table:formula="of:=SUMPRODUCT(NOT(ISBLANK([.H92:.AMJ92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9" calcext:value-type="float">
            <text:p>89</text:p>
          </table:table-cell>
          <table:table-cell table:formula="of:=SUM([.H93:.AMJ93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Woolie Wool: 5, dylux: 7, eharper256: 4" calcext:value-type="string">
            <text:p>Woolie Wool: 5, dylux: 7, eharper256: 4</text:p>
          </table:table-cell>
          <table:table-cell table:style-name="ce11" table:formula="of:=SUMPRODUCT(NOT(ISBLANK([.H93:.AMJ93])))" office:value-type="float" office:value="3" calcext:value-type="float">
            <text:p>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9" calcext:value-type="float">
            <text:p>89</text:p>
          </table:table-cell>
          <table:table-cell table:formula="of:=SUM([.H94:.AMJ94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1" table:formula="of:=SUMPRODUCT(NOT(ISBLANK([.H94:.AMJ94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9" calcext:value-type="float">
            <text:p>89</text:p>
          </table:table-cell>
          <table:table-cell table:formula="of:=SUM([.H95:.AMJ95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1" table:formula="of:=SUMPRODUCT(NOT(ISBLANK([.H95:.AMJ95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9" calcext:value-type="float">
            <text:p>89</text:p>
          </table:table-cell>
          <table:table-cell table:formula="of:=SUM([.H96:.AMJ96])" office:value-type="float" office:value="16" calcext:value-type="float">
            <text:p>1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Spectra: 6, Makedounia: 4, P41R47: 6" calcext:value-type="string">
            <text:p>Spectra: 6, Makedounia: 4, P41R47: 6</text:p>
          </table:table-cell>
          <table:table-cell table:style-name="ce11" table:formula="of:=SUMPRODUCT(NOT(ISBLANK([.H96:.AMJ96])))" office:value-type="float" office:value="3" calcext:value-type="float">
            <text:p>3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896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9" calcext:value-type="float">
            <text:p>89</text:p>
          </table:table-cell>
          <table:table-cell table:formula="of:=SUM([.H97:.AMJ97])" office:value-type="float" office:value="16" calcext:value-type="float">
            <text:p>16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Dime: 6, Bryan T: 1, dylux: 2, tmorrow: 2, Makedounia: 2, DOEL: 3" calcext:value-type="string">
            <text:p>Dime: 6, Bryan T: 1, dylux: 2, tmorrow: 2, Makedounia: 2, DOEL: 3</text:p>
          </table:table-cell>
          <table:table-cell table:style-name="ce11" table:formula="of:=SUMPRODUCT(NOT(ISBLANK([.H97:.AMJ97])))" office:value-type="float" office:value="6" calcext:value-type="float">
            <text:p>6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5" calcext:value-type="float">
            <text:p>95</text:p>
          </table:table-cell>
          <table:table-cell table:formula="of:=SUM([.H98:.AMJ98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termrork: 5, Red-XIII: 10" calcext:value-type="string">
            <text:p>termrork: 5, Red-XIII: 10</text:p>
          </table:table-cell>
          <table:table-cell table:style-name="ce11" table:formula="of:=SUMPRODUCT(NOT(ISBLANK([.H98:.AMJ98])))" office:value-type="float" office:value="2" calcext:value-type="float">
            <text:p>2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7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5" calcext:value-type="float">
            <text:p>95</text:p>
          </table:table-cell>
          <table:table-cell table:formula="of:=SUM([.H99:.AMJ99])" office:value-type="float" office:value="15" calcext:value-type="float">
            <text:p>15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Budoka: 2, Nancsi: 7, 4everDoomed: 5, Gaia74: 1" calcext:value-type="string">
            <text:p>Budoka: 2, Nancsi: 7, 4everDoomed: 5, Gaia74: 1</text:p>
          </table:table-cell>
          <table:table-cell table:style-name="ce11" table:formula="of:=SUMPRODUCT(NOT(ISBLANK([.H99:.AMJ99])))" office:value-type="float" office:value="4" calcext:value-type="float">
            <text:p>4</text:p>
          </table:table-cell>
          <table:table-cell table:number-columns-repeated="75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6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5" calcext:value-type="float">
            <text:p>95</text:p>
          </table:table-cell>
          <table:table-cell table:formula="of:=SUM([.H100:.AMJ100])" office:value-type="float" office:value="15" calcext:value-type="float">
            <text:p>15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rabotik.nl/harmony.htm" xlink:type="simple">http://rabotik.nl/harmony.htm</text:a>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Not Jabba: 5, Sky: 6, ax34: 4" calcext:value-type="string">
            <text:p>Not Jabba: 5, Sky: 6, ax34: 4</text:p>
          </table:table-cell>
          <table:table-cell table:style-name="ce11" table:formula="of:=SUMPRODUCT(NOT(ISBLANK([.H100:.AMJ100])))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5" calcext:value-type="float">
            <text:p>95</text:p>
          </table:table-cell>
          <table:table-cell table:formula="of:=SUM([.H101:.AMJ101])" office:value-type="float" office:value="15" calcext:value-type="float">
            <text:p>15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Jaromir Bergmann: 6, Payload4367: 3, Deadwing: 6" calcext:value-type="string">
            <text:p>Jaromir Bergmann: 6, Payload4367: 3, Deadwing: 6</text:p>
          </table:table-cell>
          <table:table-cell table:style-name="ce11" table:formula="of:=SUMPRODUCT(NOT(ISBLANK([.H101:.AMJ101])))" office:value-type="float" office:value="3" calcext:value-type="float">
            <text:p>3</text:p>
          </table:table-cell>
          <table:table-cell table:number-columns-repeated="9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01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5" calcext:value-type="float">
            <text:p>95</text:p>
          </table:table-cell>
          <table:table-cell table:formula="of:=SUM([.H102:.AMJ102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Chamelenoel: 1, JudgeDeadd: 4, Phobus: 10" calcext:value-type="string">
            <text:p>Chamelenoel: 1, JudgeDeadd: 4, Phobus: 10</text:p>
          </table:table-cell>
          <table:table-cell table:style-name="ce11" table:formula="of:=SUMPRODUCT(NOT(ISBLANK([.H102:.AMJ102])))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77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100" calcext:value-type="float">
            <text:p>100</text:p>
          </table:table-cell>
          <table:table-cell table:formula="of:=SUM([.H103:.AMJ103])" office:value-type="float" office:value="14" calcext:value-type="float">
            <text:p>14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NuMetalManiak: 5, everennui: 5, Forli: 4" calcext:value-type="string">
            <text:p>NuMetalManiak: 5, everennui: 5, Forli: 4</text:p>
          </table:table-cell>
          <table:table-cell table:style-name="ce11" table:formula="of:=SUMPRODUCT(NOT(ISBLANK([.H103:.AMJ103])))" office:value-type="float" office:value="3" calcext:value-type="float">
            <text:p>3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87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100" calcext:value-type="float">
            <text:p>100</text:p>
          </table:table-cell>
          <table:table-cell table:formula="of:=SUM([.H104:.AMJ104])" office:value-type="float" office:value="14" calcext:value-type="float">
            <text:p>1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Roofi: 1, Woolie Wool: 1, I_Punch_Demons: 2, Warrex: 10" calcext:value-type="string">
            <text:p>Roofi: 1, Woolie Wool: 1, I_Punch_Demons: 2, Warrex: 10</text:p>
          </table:table-cell>
          <table:table-cell table:style-name="ce11" table:formula="of:=SUMPRODUCT(NOT(ISBLANK([.H104:.AMJ104])))" office:value-type="float" office:value="4" calcext:value-type="float">
            <text:p>4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889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0" calcext:value-type="float">
            <text:p>100</text:p>
          </table:table-cell>
          <table:table-cell table:formula="of:=SUM([.H105:.AMJ105])" office:value-type="float" office:value="14" calcext:value-type="float">
            <text:p>14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Malrionn: 10, Budoka: 4" calcext:value-type="string">
            <text:p>Malrionn: 10, Budoka: 4</text:p>
          </table:table-cell>
          <table:table-cell table:style-name="ce11" table:formula="of:=SUMPRODUCT(NOT(ISBLANK([.H105:.AMJ105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3" calcext:value-type="float">
            <text:p>103</text:p>
          </table:table-cell>
          <table:table-cell table:formula="of:=SUM([.H106:.AMJ106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1" table:formula="of:=SUMPRODUCT(NOT(ISBLANK([.H106:.AMJ106])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3" calcext:value-type="float">
            <text:p>103</text:p>
          </table:table-cell>
          <table:table-cell table:formula="of:=SUM([.H107:.AMJ107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Sky: 8, darkreaver: 5" calcext:value-type="string">
            <text:p>Sky: 8, darkreaver: 5</text:p>
          </table:table-cell>
          <table:table-cell table:style-name="ce11" table:formula="of:=SUMPRODUCT(NOT(ISBLANK([.H107:.AMJ107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3" calcext:value-type="float">
            <text:p>103</text:p>
          </table:table-cell>
          <table:table-cell table:formula="of:=SUM([.H108:.AMJ108])" office:value-type="float" office:value="13" calcext:value-type="float">
            <text:p>13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bonnie: 10, P41R47: 3" calcext:value-type="string">
            <text:p>bonnie: 10, P41R47: 3</text:p>
          </table:table-cell>
          <table:table-cell table:style-name="ce11" table:formula="of:=SUMPRODUCT(NOT(ISBLANK([.H108:.AMJ108])))" office:value-type="float" office:value="2" calcext:value-type="float">
            <text:p>2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3" calcext:value-type="float">
            <text:p>103</text:p>
          </table:table-cell>
          <table:table-cell table:formula="of:=SUM([.H109:.AMJ109])" office:value-type="float" office:value="13" calcext:value-type="float">
            <text:p>13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WH-Wilou84: 1, Soundblock: 2, Nirvana: 9, NoisyVelvet: 1" calcext:value-type="string">
            <text:p>WH-Wilou84: 1, Soundblock: 2, Nirvana: 9, NoisyVelvet: 1</text:p>
          </table:table-cell>
          <table:table-cell table:style-name="ce11" table:formula="of:=SUMPRODUCT(NOT(ISBLANK([.H109:.AMJ109])))" office:value-type="float" office:value="4" calcext:value-type="float">
            <text:p>4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3" calcext:value-type="float">
            <text:p>103</text:p>
          </table:table-cell>
          <table:table-cell table:formula="of:=SUM([.H110:.AMJ110])" office:value-type="float" office:value="13" calcext:value-type="float">
            <text:p>13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http://manbitesshark.com/</text:p>
          </table:table-cell>
          <table:table-cell/>
          <table:table-cell table:style-name="ce11" table:formula="of:=SUMPRODUCT(NOT(ISBLANK([.H110:.AMJ110])))" office:value-type="float" office:value="2" calcext:value-type="float">
            <text:p>2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3" calcext:value-type="float">
            <text:p>103</text:p>
          </table:table-cell>
          <table:table-cell table:formula="of:=SUM([.H111:.AMJ111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ella guro: 8, yakfak: 5" calcext:value-type="string">
            <text:p>ella guro: 8, yakfak: 5</text:p>
          </table:table-cell>
          <table:table-cell table:style-name="ce11" table:formula="of:=SUMPRODUCT(NOT(ISBLANK([.H111:.AMJ111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8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3" calcext:value-type="float">
            <text:p>103</text:p>
          </table:table-cell>
          <table:table-cell table:formula="of:=SUM([.H112:.AMJ112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Grazza: 4, P41R47: 9" calcext:value-type="string">
            <text:p>Grazza: 4, P41R47: 9</text:p>
          </table:table-cell>
          <table:table-cell table:style-name="ce11" table:formula="of:=SUMPRODUCT(NOT(ISBLANK([.H112:.AMJ112])))" office:value-type="float" office:value="2" calcext:value-type="float">
            <text:p>2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6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3" calcext:value-type="float">
            <text:p>103</text:p>
          </table:table-cell>
          <table:table-cell table:formula="of:=SUM([.H113:.AMJ113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Phobus: 8, Ziad EL Zein: 5" calcext:value-type="string">
            <text:p>Phobus: 8, Ziad EL Zein: 5</text:p>
          </table:table-cell>
          <table:table-cell table:style-name="ce11" table:formula="of:=SUMPRODUCT(NOT(ISBLANK([.H113:.AMJ113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11" calcext:value-type="float">
            <text:p>111</text:p>
          </table:table-cell>
          <table:table-cell table:formula="of:=SUM([.H114:.AMJ114])" office:value-type="float" office:value="12" calcext:value-type="float">
            <text:p>12</text:p>
          </table:table-cell>
          <table:table-cell table:style-name="ce72" office:value-type="string" calcext:value-type="string">
            <text:p>Counterattack</text:p>
          </table:table-cell>
          <table:table-cell office:value-type="string" calcext:value-type="string">
            <text:p>https://www.doomworld.com/idgames/levels/doom2/Ports/m-o/mek-catk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rdwpa: 9, Hansen79: 3" calcext:value-type="string">
            <text:p>rdwpa: 9, Hansen79: 3</text:p>
          </table:table-cell>
          <table:table-cell table:style-name="ce11" table:formula="of:=SUMPRODUCT(NOT(ISBLANK([.H114:.AMJ114])))" office:value-type="float" office:value="2" calcext:value-type="float">
            <text:p>2</text:p>
          </table:table-cell>
          <table:table-cell table:number-columns-repeated="110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11" calcext:value-type="float">
            <text:p>111</text:p>
          </table:table-cell>
          <table:table-cell table:formula="of:=SUM([.H115:.AMJ115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Nine Inch Heels: 5, everennui: 5, Nancsi: 2" calcext:value-type="string">
            <text:p>Nine Inch Heels: 5, everennui: 5, Nancsi: 2</text:p>
          </table:table-cell>
          <table:table-cell table:style-name="ce11" table:formula="of:=SUMPRODUCT(NOT(ISBLANK([.H115:.AMJ115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11" calcext:value-type="float">
            <text:p>111</text:p>
          </table:table-cell>
          <table:table-cell table:formula="of:=SUM([.H116:.AMJ116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1" table:formula="of:=SUMPRODUCT(NOT(ISBLANK([.H116:.AMJ116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5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1" calcext:value-type="float">
            <text:p>111</text:p>
          </table:table-cell>
          <table:table-cell table:formula="of:=SUM([.H117:.AMJ117])" office:value-type="float" office:value="12" calcext:value-type="float">
            <text:p>12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Nine Inch Heels: 1, fveitsi: 5, StoneMason: 5, NoisyVelvet: 1" calcext:value-type="string">
            <text:p>Nine Inch Heels: 1, fveitsi: 5, StoneMason: 5, NoisyVelvet: 1</text:p>
          </table:table-cell>
          <table:table-cell table:style-name="ce11" table:formula="of:=SUMPRODUCT(NOT(ISBLANK([.H117:.AMJ117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5" calcext:value-type="float">
            <text:p>115</text:p>
          </table:table-cell>
          <table:table-cell table:formula="of:=SUM([.H118:.AMJ118])" office:value-type="float" office:value="11" calcext:value-type="float">
            <text:p>11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WH-Wilou84: 2, joepallai: 5, rdwpa: 4" calcext:value-type="string">
            <text:p>WH-Wilou84: 2, joepallai: 5, rdwpa: 4</text:p>
          </table:table-cell>
          <table:table-cell table:style-name="ce11" table:formula="of:=SUMPRODUCT(NOT(ISBLANK([.H118:.AMJ118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5" calcext:value-type="float">
            <text:p>115</text:p>
          </table:table-cell>
          <table:table-cell table:formula="of:=SUM([.H119:.AMJ119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m8f: 5, DJVCardMaster: 6" calcext:value-type="string">
            <text:p>m8f: 5, DJVCardMaster: 6</text:p>
          </table:table-cell>
          <table:table-cell table:style-name="ce11" table:formula="of:=SUMPRODUCT(NOT(ISBLANK([.H119:.AMJ119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5" calcext:value-type="float">
            <text:p>115</text:p>
          </table:table-cell>
          <table:table-cell table:formula="of:=SUM([.H120:.AMJ120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yakfak: 7, m8f: 4" calcext:value-type="string">
            <text:p>yakfak: 7, m8f: 4</text:p>
          </table:table-cell>
          <table:table-cell table:style-name="ce11" table:formula="of:=SUMPRODUCT(NOT(ISBLANK([.H120:.AMJ120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5" calcext:value-type="float">
            <text:p>115</text:p>
          </table:table-cell>
          <table:table-cell table:formula="of:=SUM([.H121:.AMJ121])" office:value-type="float" office:value="11" calcext:value-type="float">
            <text:p>1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Sky: 10, tchkb: 1" calcext:value-type="string">
            <text:p>Sky: 10, tchkb: 1</text:p>
          </table:table-cell>
          <table:table-cell table:style-name="ce11" table:formula="of:=SUMPRODUCT(NOT(ISBLANK([.H121:.AMJ121])))"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5" calcext:value-type="float">
            <text:p>115</text:p>
          </table:table-cell>
          <table:table-cell table:formula="of:=SUM([.H122:.AMJ122])" office:value-type="float" office:value="11" calcext:value-type="float">
            <text:p>11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everennui: 2, Nate River: 8, Nirvana: 1" calcext:value-type="string">
            <text:p>everennui: 2, Nate River: 8, Nirvana: 1</text:p>
          </table:table-cell>
          <table:table-cell table:style-name="ce11" table:formula="of:=SUMPRODUCT(NOT(ISBLANK([.H122:.AMJ122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5" calcext:value-type="float">
            <text:p>115</text:p>
          </table:table-cell>
          <table:table-cell table:formula="of:=SUM([.H123:.AMJ123])" office:value-type="float" office:value="11" calcext:value-type="float">
            <text:p>11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https://www.doomworld.com/forum/topic/92574-dimension-of-the-boomed/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Ivory Duke: 7, Hansen79: 4" calcext:value-type="string">
            <text:p>Ivory Duke: 7, Hansen79: 4</text:p>
          </table:table-cell>
          <table:table-cell table:style-name="ce11" table:formula="of:=SUMPRODUCT(NOT(ISBLANK([.H123:.AMJ123])))" office:value-type="float" office:value="2" calcext:value-type="float">
            <text:p>2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5" calcext:value-type="float">
            <text:p>115</text:p>
          </table:table-cell>
          <table:table-cell table:formula="of:=SUM([.H124:.AMJ124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Ralphis: 6, Phobus: 5" calcext:value-type="string">
            <text:p>Ralphis: 6, Phobus: 5</text:p>
          </table:table-cell>
          <table:table-cell table:style-name="ce11" table:formula="of:=SUMPRODUCT(NOT(ISBLANK([.H124:.AMJ124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5" calcext:value-type="float">
            <text:p>115</text:p>
          </table:table-cell>
          <table:table-cell table:formula="of:=SUM([.H125:.AMJ125])" office:value-type="float" office:value="11" calcext:value-type="float">
            <text:p>11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WH-Wilou84: 2, TheNerdTurtle2: 9" calcext:value-type="string">
            <text:p>WH-Wilou84: 2, TheNerdTurtle2: 9</text:p>
          </table:table-cell>
          <table:table-cell table:style-name="ce11" table:formula="of:=SUMPRODUCT(NOT(ISBLANK([.H125:.AMJ125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940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5" calcext:value-type="float">
            <text:p>115</text:p>
          </table:table-cell>
          <table:table-cell table:formula="of:=SUM([.H126:.AMJ126])" office:value-type="float" office:value="11" calcext:value-type="float">
            <text:p>11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AnonimVio: 10, Apaul27: 1" calcext:value-type="string">
            <text:p>AnonimVio: 10, Apaul27: 1</text:p>
          </table:table-cell>
          <table:table-cell table:style-name="ce11" table:formula="of:=SUMPRODUCT(NOT(ISBLANK([.H126:.AMJ126])))" office:value-type="float" office:value="2" calcext:value-type="float">
            <text:p>2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4" calcext:value-type="float">
            <text:p>124</text:p>
          </table:table-cell>
          <table:table-cell table:formula="of:=SUM([.H127:.AMJ127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JudgeDeadd: 2, OniriA: 8" calcext:value-type="string">
            <text:p>JudgeDeadd: 2, OniriA: 8</text:p>
          </table:table-cell>
          <table:table-cell table:style-name="ce11" table:formula="of:=SUMPRODUCT(NOT(ISBLANK([.H127:.AMJ127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2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4" calcext:value-type="float">
            <text:p>124</text:p>
          </table:table-cell>
          <table:table-cell table:formula="of:=SUM([.H128:.AMJ128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Rince-wind: 5, eharper256: 5" calcext:value-type="string">
            <text:p>Rince-wind: 5, eharper256: 5</text:p>
          </table:table-cell>
          <table:table-cell table:style-name="ce11" table:formula="of:=SUMPRODUCT(NOT(ISBLANK([.H128:.AMJ128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4" calcext:value-type="float">
            <text:p>124</text:p>
          </table:table-cell>
          <table:table-cell table:formula="of:=SUM([.H129:.AMJ129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TechnoDoomed1: 5, Rince-wind: 5" calcext:value-type="string">
            <text:p>TechnoDoomed1: 5, Rince-wind: 5</text:p>
          </table:table-cell>
          <table:table-cell table:style-name="ce11" table:formula="of:=SUMPRODUCT(NOT(ISBLANK([.H129:.AMJ129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4" calcext:value-type="float">
            <text:p>124</text:p>
          </table:table-cell>
          <table:table-cell table:formula="of:=SUM([.H130:.AMJ130])" office:value-type="float" office:value="10" calcext:value-type="float">
            <text:p>10</text:p>
          </table:table-cell>
          <table:table-cell office:value-type="string" calcext:value-type="string">
            <text:p>Dooms 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Jaws In Space: 2, Ed: 5, joepallai: 3" calcext:value-type="string">
            <text:p>Jaws In Space: 2, Ed: 5, joepallai: 3</text:p>
          </table:table-cell>
          <table:table-cell table:style-name="ce11" table:formula="of:=SUMPRODUCT(NOT(ISBLANK([.H130:.AMJ130]))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4" calcext:value-type="float">
            <text:p>124</text:p>
          </table:table-cell>
          <table:table-cell table:formula="of:=SUM([.H131:.AMJ131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WH-Wilou84: 2, darkreaver: 4, Paul977: 4" calcext:value-type="string">
            <text:p>WH-Wilou84: 2, darkreaver: 4, Paul977: 4</text:p>
          </table:table-cell>
          <table:table-cell table:style-name="ce11" table:formula="of:=SUMPRODUCT(NOT(ISBLANK([.H131:.AMJ131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4" calcext:value-type="float">
            <text:p>124</text:p>
          </table:table-cell>
          <table:table-cell table:formula="of:=SUM([.H132:.AMJ132])" office:value-type="float" office:value="10" calcext:value-type="float">
            <text:p>10</text:p>
          </table:table-cell>
          <table:table-cell table:style-name="ce72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Nancsi: 10" calcext:value-type="string">
            <text:p>Nancsi: 10</text:p>
          </table:table-cell>
          <table:table-cell table:style-name="ce11" table:formula="of:=SUMPRODUCT(NOT(ISBLANK([.H132:.AMJ132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4" calcext:value-type="float">
            <text:p>124</text:p>
          </table:table-cell>
          <table:table-cell table:formula="of:=SUM([.H133:.AMJ133])" office:value-type="float" office:value="10" calcext:value-type="float">
            <text:p>10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Octillion: 9, joepallai: 1" calcext:value-type="string">
            <text:p>Octillion: 9, joepallai: 1</text:p>
          </table:table-cell>
          <table:table-cell table:style-name="ce11" table:formula="of:=SUMPRODUCT(NOT(ISBLANK([.H133:.AMJ133])))" office:value-type="float" office:value="2" calcext:value-type="float">
            <text:p>2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4" calcext:value-type="float">
            <text:p>124</text:p>
          </table:table-cell>
          <table:table-cell table:formula="of:=SUM([.H134:.AMJ134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guitardz: 10" calcext:value-type="string">
            <text:p>guitardz: 10</text:p>
          </table:table-cell>
          <table:table-cell table:style-name="ce11" table:formula="of:=SUMPRODUCT(NOT(ISBLANK([.H134:.AMJ134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7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32" calcext:value-type="float">
            <text:p>132</text:p>
          </table:table-cell>
          <table:table-cell table:formula="of:=SUM([.H135:.AMJ135])" office:value-type="float" office:value="9" calcext:value-type="float">
            <text:p>9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yakfak: 4, Payload4367: 5" calcext:value-type="string">
            <text:p>yakfak: 4, Payload4367: 5</text:p>
          </table:table-cell>
          <table:table-cell table:style-name="ce11" table:formula="of:=SUMPRODUCT(NOT(ISBLANK([.H135:.AMJ135])))" office:value-type="float" office:value="2" calcext:value-type="float">
            <text:p>2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32" calcext:value-type="float">
            <text:p>132</text:p>
          </table:table-cell>
          <table:table-cell table:formula="of:=SUM([.H136:.AMJ136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maxmanium: 9" calcext:value-type="string">
            <text:p>maxmanium: 9</text:p>
          </table:table-cell>
          <table:table-cell table:style-name="ce11" table:formula="of:=SUMPRODUCT(NOT(ISBLANK([.H136:.AMJ136])))" office:value-type="float" office:value="1" calcext:value-type="float">
            <text:p>1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3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2" calcext:value-type="float">
            <text:p>132</text:p>
          </table:table-cell>
          <table:table-cell table:formula="of:=SUM([.H137:.AMJ137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Talvi: 3, HUNdebLeonidasX: 6" calcext:value-type="string">
            <text:p>Talvi: 3, HUNdebLeonidasX: 6</text:p>
          </table:table-cell>
          <table:table-cell table:style-name="ce11" table:formula="of:=SUMPRODUCT(NOT(ISBLANK([.H137:.AMJ137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2" calcext:value-type="float">
            <text:p>132</text:p>
          </table:table-cell>
          <table:table-cell table:formula="of:=SUM([.H138:.AMJ138])" office:value-type="float" office:value="9" calcext:value-type="float">
            <text:p>9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Vorpal: 5, joepallai: 4" calcext:value-type="string">
            <text:p>Vorpal: 5, joepallai: 4</text:p>
          </table:table-cell>
          <table:table-cell table:style-name="ce11" table:formula="of:=SUMPRODUCT(NOT(ISBLANK([.H138:.AMJ138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2" calcext:value-type="float">
            <text:p>132</text:p>
          </table:table-cell>
          <table:table-cell table:formula="of:=SUM([.H139:.AMJ139])" office:value-type="float" office:value="9" calcext:value-type="float">
            <text:p>9</text:p>
          </table:table-cell>
          <table:table-cell office:value-type="string" calcext:value-type="string">
            <text:p>Dead 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HyperLuke: 2, Lorenz0: 7" calcext:value-type="string">
            <text:p>HyperLuke: 2, Lorenz0: 7</text:p>
          </table:table-cell>
          <table:table-cell table:style-name="ce11" table:formula="of:=SUMPRODUCT(NOT(ISBLANK([.H139:.AMJ139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38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2" calcext:value-type="float">
            <text:p>132</text:p>
          </table:table-cell>
          <table:table-cell table:formula="of:=SUM([.H140:.AMJ140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Odal: 4, CinnamonKilljoy: 5" calcext:value-type="string">
            <text:p>Odal: 4, CinnamonKilljoy: 5</text:p>
          </table:table-cell>
          <table:table-cell table:style-name="ce11" table:formula="of:=SUMPRODUCT(NOT(ISBLANK([.H140:.AMJ140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20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2" calcext:value-type="float">
            <text:p>132</text:p>
          </table:table-cell>
          <table:table-cell table:formula="of:=SUM([.H141:.AMJ141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bzzrak: 9" calcext:value-type="string">
            <text:p>bzzrak: 9</text:p>
          </table:table-cell>
          <table:table-cell table:style-name="ce11" table:formula="of:=SUMPRODUCT(NOT(ISBLANK([.H141:.AMJ141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2" calcext:value-type="float">
            <text:p>132</text:p>
          </table:table-cell>
          <table:table-cell table:formula="of:=SUM([.H142:.AMJ142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Voltcom9: 9" calcext:value-type="string">
            <text:p>Voltcom9: 9</text:p>
          </table:table-cell>
          <table:table-cell table:style-name="ce11" table:formula="of:=SUMPRODUCT(NOT(ISBLANK([.H142:.AMJ142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2" calcext:value-type="float">
            <text:p>132</text:p>
          </table:table-cell>
          <table:table-cell table:formula="of:=SUM([.H143:.AMJ143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HyperLuke: 9" calcext:value-type="string">
            <text:p>HyperLuke: 9</text:p>
          </table:table-cell>
          <table:table-cell table:style-name="ce11" table:formula="of:=SUMPRODUCT(NOT(ISBLANK([.H143:.AMJ143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2" calcext:value-type="float">
            <text:p>132</text:p>
          </table:table-cell>
          <table:table-cell table:formula="of:=SUM([.H144:.AMJ144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Roofi: 9" calcext:value-type="string">
            <text:p>Roofi: 9</text:p>
          </table:table-cell>
          <table:table-cell table:style-name="ce11" table:formula="of:=SUMPRODUCT(NOT(ISBLANK([.H144:.AMJ144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5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2" calcext:value-type="float">
            <text:p>132</text:p>
          </table:table-cell>
          <table:table-cell table:formula="of:=SUM([.H145:.AMJ145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Doomkid: 3, joepallai: 6" calcext:value-type="string">
            <text:p>Doomkid: 3, joepallai: 6</text:p>
          </table:table-cell>
          <table:table-cell table:style-name="ce11" table:formula="of:=SUMPRODUCT(NOT(ISBLANK([.H145:.AMJ145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2" calcext:value-type="float">
            <text:p>132</text:p>
          </table:table-cell>
          <table:table-cell table:formula="of:=SUM([.H146:.AMJ146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Graf Zahl: 9" calcext:value-type="string">
            <text:p>Graf Zahl: 9</text:p>
          </table:table-cell>
          <table:table-cell table:style-name="ce11" table:formula="of:=SUMPRODUCT(NOT(ISBLANK([.H146:.AMJ146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2" calcext:value-type="float">
            <text:p>132</text:p>
          </table:table-cell>
          <table:table-cell table:formula="of:=SUM([.H147:.AMJ147])" office:value-type="float" office:value="9" calcext:value-type="float">
            <text:p>9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https://www.doomworld.com/forum/topic/85591-nihility-infinite-teeth-shareware-episode-v121/</text:p>
          </table:table-cell>
          <table:table-cell/>
          <table:table-cell table:style-name="ce11" table:formula="of:=SUMPRODUCT(NOT(ISBLANK([.H147:.AMJ147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2" calcext:value-type="float">
            <text:p>132</text:p>
          </table:table-cell>
          <table:table-cell table:formula="of:=SUM([.H148:.AMJ148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Apaul27: 9" calcext:value-type="string">
            <text:p>Apaul27: 9</text:p>
          </table:table-cell>
          <table:table-cell table:style-name="ce11" table:formula="of:=SUMPRODUCT(NOT(ISBLANK([.H148:.AMJ148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5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2" calcext:value-type="float">
            <text:p>132</text:p>
          </table:table-cell>
          <table:table-cell table:formula="of:=SUM([.H149:.AMJ149])" office:value-type="float" office:value="9" calcext:value-type="float">
            <text:p>9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MFG38: 2, Dragonfly: 2, termrork: 5" calcext:value-type="string">
            <text:p>MFG38: 2, Dragonfly: 2, termrork: 5</text:p>
          </table:table-cell>
          <table:table-cell table:style-name="ce11" table:formula="of:=SUMPRODUCT(NOT(ISBLANK([.H149:.AMJ149])))"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2" calcext:value-type="float">
            <text:p>132</text:p>
          </table:table-cell>
          <table:table-cell table:formula="of:=SUM([.H150:.AMJ150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MFG38: 9" calcext:value-type="string">
            <text:p>MFG38: 9</text:p>
          </table:table-cell>
          <table:table-cell table:style-name="ce11" table:formula="of:=SUMPRODUCT(NOT(ISBLANK([.H150:.AMJ150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2" calcext:value-type="float">
            <text:p>132</text:p>
          </table:table-cell>
          <table:table-cell table:formula="of:=SUM([.H151:.AMJ151])" office:value-type="float" office:value="9" calcext:value-type="float">
            <text:p>9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<text:a xlink:href="https://www.doomworld.com/idgames/levels/doom2/Ports/s-u/tribute" xlink:type="simple">https://www.doomworld.com/idgames/levels/doom2/Ports/s-u/tribute</text:a>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Lorenz0: 4, ax34: 5" calcext:value-type="string">
            <text:p>Lorenz0: 4, ax34: 5</text:p>
          </table:table-cell>
          <table:table-cell table:style-name="ce11" table:formula="of:=SUMPRODUCT(NOT(ISBLANK([.H151:.AMJ151])))" office:value-type="float" office:value="2" calcext:value-type="float">
            <text:p>2</text:p>
          </table:table-cell>
          <table:table-cell table:number-columns-repeated="78"/>
          <table:table-cell office:value-type="float" office:value="4" calcext:value-type="float">
            <text:p>4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2" calcext:value-type="float">
            <text:p>132</text:p>
          </table:table-cell>
          <table:table-cell table:formula="of:=SUM([.H152:.AMJ152])" office:value-type="float" office:value="9" calcext:value-type="float">
            <text:p>9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tmorrow: 2, eharper256: 5, Warrex: 2" calcext:value-type="string">
            <text:p>tmorrow: 2, eharper256: 5, Warrex: 2</text:p>
          </table:table-cell>
          <table:table-cell table:style-name="ce11" table:formula="of:=SUMPRODUCT(NOT(ISBLANK([.H152:.AMJ152])))" office:value-type="float" office:value="3" calcext:value-type="float">
            <text:p>3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889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50" calcext:value-type="float">
            <text:p>150</text:p>
          </table:table-cell>
          <table:table-cell table:formula="of:=SUM([.H153:.AMJ153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tmorrow: 2, Worm318: 6" calcext:value-type="string">
            <text:p>tmorrow: 2, Worm318: 6</text:p>
          </table:table-cell>
          <table:table-cell table:style-name="ce11" table:formula="of:=SUMPRODUCT(NOT(ISBLANK([.H153:.AMJ153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50" calcext:value-type="float">
            <text:p>150</text:p>
          </table:table-cell>
          <table:table-cell table:formula="of:=SUM([.H154:.AMJ154])" office:value-type="float" office:value="8" calcext:value-type="float">
            <text:p>8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Dragonfly: 1, Gaia74: 2, Worm318: 1, ax34: 4" calcext:value-type="string">
            <text:p>Dragonfly: 1, Gaia74: 2, Worm318: 1, ax34: 4</text:p>
          </table:table-cell>
          <table:table-cell table:style-name="ce11" table:formula="of:=SUMPRODUCT(NOT(ISBLANK([.H154:.AMJ154])))" office:value-type="float" office:value="4" calcext:value-type="float">
            <text:p>4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50" calcext:value-type="float">
            <text:p>150</text:p>
          </table:table-cell>
          <table:table-cell table:formula="of:=SUM([.H155:.AMJ155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https://www.doomworld.com/idgames/levels/doom2/Ports/megawads/amdosia</text:p>
          </table:table-cell>
          <table:table-cell/>
          <table:table-cell table:style-name="ce11" table:formula="of:=SUMPRODUCT(NOT(ISBLANK([.H155:.AMJ155])))" office:value-type="float" office:value="2" calcext:value-type="float">
            <text:p>2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8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50" calcext:value-type="float">
            <text:p>150</text:p>
          </table:table-cell>
          <table:table-cell table:formula="of:=SUM([.H156:.AMJ156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Jaromir Bergmann: 8" calcext:value-type="string">
            <text:p>Jaromir Bergmann: 8</text:p>
          </table:table-cell>
          <table:table-cell table:style-name="ce11" table:formula="of:=SUMPRODUCT(NOT(ISBLANK([.H156:.AMJ156])))" office:value-type="float" office:value="1" calcext:value-type="float">
            <text:p>1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4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50" calcext:value-type="float">
            <text:p>150</text:p>
          </table:table-cell>
          <table:table-cell table:formula="of:=SUM([.H157:.AMJ157])" office:value-type="float" office:value="8" calcext:value-type="float">
            <text:p>8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Lorenz0: 8" calcext:value-type="string">
            <text:p>Lorenz0: 8</text:p>
          </table:table-cell>
          <table:table-cell table:style-name="ce11" table:formula="of:=SUMPRODUCT(NOT(ISBLANK([.H157:.AMJ157])))" office:value-type="float" office:value="1" calcext:value-type="float">
            <text:p>1</text:p>
          </table:table-cell>
          <table:table-cell table:number-columns-repeated="78"/>
          <table:table-cell office:value-type="float" office:value="8" calcext:value-type="float">
            <text:p>8</text:p>
          </table:table-cell>
          <table:table-cell table:number-columns-repeated="938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0" calcext:value-type="float">
            <text:p>150</text:p>
          </table:table-cell>
          <table:table-cell table:formula="of:=SUM([.H158:.AMJ158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everennui: 1, TheNerdTurtle2: 7" calcext:value-type="string">
            <text:p>everennui: 1, TheNerdTurtle2: 7</text:p>
          </table:table-cell>
          <table:table-cell table:style-name="ce11" table:formula="of:=SUMPRODUCT(NOT(ISBLANK([.H158:.AMJ158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40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0" calcext:value-type="float">
            <text:p>150</text:p>
          </table:table-cell>
          <table:table-cell table:formula="of:=SUM([.H159:.AMJ159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AnonimVio: 8" calcext:value-type="string">
            <text:p>AnonimVio: 8</text:p>
          </table:table-cell>
          <table:table-cell table:style-name="ce11" table:formula="of:=SUMPRODUCT(NOT(ISBLANK([.H159:.AMJ159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0" calcext:value-type="float">
            <text:p>150</text:p>
          </table:table-cell>
          <table:table-cell table:formula="of:=SUM([.H160:.AMJ160])" office:value-type="float" office:value="8" calcext:value-type="float">
            <text:p>8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Soundblock: 3, valkiriforce: 1, joepallai: 4" calcext:value-type="string">
            <text:p>Soundblock: 3, valkiriforce: 1, joepallai: 4</text:p>
          </table:table-cell>
          <table:table-cell table:style-name="ce11" table:formula="of:=SUMPRODUCT(NOT(ISBLANK([.H160:.AMJ160])))" office:value-type="float" office:value="3" calcext:value-type="float">
            <text:p>3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0" calcext:value-type="float">
            <text:p>150</text:p>
          </table:table-cell>
          <table:table-cell table:formula="of:=SUM([.H161:.AMJ161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Outrageous Videos: 2, bemused: 6" calcext:value-type="string">
            <text:p>Outrageous Videos: 2, bemused: 6</text:p>
          </table:table-cell>
          <table:table-cell table:style-name="ce11" table:formula="of:=SUMPRODUCT(NOT(ISBLANK([.H161:.AMJ161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1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0" calcext:value-type="float">
            <text:p>150</text:p>
          </table:table-cell>
          <table:table-cell table:formula="of:=SUM([.H162:.AMJ162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bemused: 8" calcext:value-type="string">
            <text:p>bemused: 8</text:p>
          </table:table-cell>
          <table:table-cell table:style-name="ce11" table:formula="of:=SUMPRODUCT(NOT(ISBLANK([.H162:.AMJ162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1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0" calcext:value-type="float">
            <text:p>150</text:p>
          </table:table-cell>
          <table:table-cell table:formula="of:=SUM([.H163:.AMJ163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bzzrak: 8" calcext:value-type="string">
            <text:p>bzzrak: 8</text:p>
          </table:table-cell>
          <table:table-cell table:style-name="ce11" table:formula="of:=SUMPRODUCT(NOT(ISBLANK([.H163:.AMJ163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0" calcext:value-type="float">
            <text:p>150</text:p>
          </table:table-cell>
          <table:table-cell table:formula="of:=SUM([.H164:.AMJ164])" office:value-type="float" office:value="8" calcext:value-type="float">
            <text:p>8</text:p>
          </table:table-cell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https://www.doomworld.com/idgames/levels/doom2/megawads/manolaik</text:p>
          </table:table-cell>
          <table:table-cell/>
          <table:table-cell table:style-name="ce11" table:formula="of:=SUMPRODUCT(NOT(ISBLANK([.H164:.AMJ164])))" office:value-type="float" office:value="1" calcext:value-type="float">
            <text:p>1</text:p>
          </table:table-cell>
          <table:table-cell table:number-columns-repeated="115"/>
          <table:table-cell office:value-type="float" office:value="8" calcext:value-type="float">
            <text:p>8</text:p>
          </table:table-cell>
          <table:table-cell table:number-columns-repeated="901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0" calcext:value-type="float">
            <text:p>150</text:p>
          </table:table-cell>
          <table:table-cell table:formula="of:=SUM([.H165:.AMJ165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65:.AMJ165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0" calcext:value-type="float">
            <text:p>150</text:p>
          </table:table-cell>
          <table:table-cell table:formula="of:=SUM([.H166:.AMJ166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66:.AMJ166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0" calcext:value-type="float">
            <text:p>150</text:p>
          </table:table-cell>
          <table:table-cell table:formula="of:=SUM([.H167:.AMJ167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Graf Zahl: 8" calcext:value-type="string">
            <text:p>Graf Zahl: 8</text:p>
          </table:table-cell>
          <table:table-cell table:style-name="ce11" table:formula="of:=SUMPRODUCT(NOT(ISBLANK([.H167:.AMJ167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0" calcext:value-type="float">
            <text:p>150</text:p>
          </table:table-cell>
          <table:table-cell table:formula="of:=SUM([.H168:.AMJ168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1" table:formula="of:=SUMPRODUCT(NOT(ISBLANK([.H168:.AMJ168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0" calcext:value-type="float">
            <text:p>150</text:p>
          </table:table-cell>
          <table:table-cell table:formula="of:=SUM([.H169:.AMJ169])" office:value-type="float" office:value="8" calcext:value-type="float">
            <text:p>8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www.doomworld.com/idgames/levels/doom2/Ports/megawads/skuldash" xlink:type="simple">https://www.doomworld.com/idgames/levels/doom2/Ports/megawads/skuldash</text:a>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everennui: 2, Lorenz0: 6" calcext:value-type="string">
            <text:p>everennui: 2, Lorenz0: 6</text:p>
          </table:table-cell>
          <table:table-cell table:style-name="ce11" table:formula="of:=SUMPRODUCT(NOT(ISBLANK([.H169:.AMJ169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6" calcext:value-type="float">
            <text:p>6</text:p>
          </table:table-cell>
          <table:table-cell table:number-columns-repeated="938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0" calcext:value-type="float">
            <text:p>150</text:p>
          </table:table-cell>
          <table:table-cell table:formula="of:=SUM([.H170:.AMJ170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Roofi: 8" calcext:value-type="string">
            <text:p>Roofi: 8</text:p>
          </table:table-cell>
          <table:table-cell table:style-name="ce11" table:formula="of:=SUMPRODUCT(NOT(ISBLANK([.H170:.AMJ170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5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8" calcext:value-type="float">
            <text:p>168</text:p>
          </table:table-cell>
          <table:table-cell table:formula="of:=SUM([.H171:.AMJ171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Jaromir Bergmann: 7" calcext:value-type="string">
            <text:p>Jaromir Bergmann: 7</text:p>
          </table:table-cell>
          <table:table-cell table:style-name="ce11" table:formula="of:=SUMPRODUCT(NOT(ISBLANK([.H171:.AMJ171])))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4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8" calcext:value-type="float">
            <text:p>168</text:p>
          </table:table-cell>
          <table:table-cell table:formula="of:=SUM([.H172:.AMJ172])" office:value-type="float" office:value="7" calcext:value-type="float">
            <text:p>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guitardz: 2, Jaromir Bergmann: 5" calcext:value-type="string">
            <text:p>guitardz: 2, Jaromir Bergmann: 5</text:p>
          </table:table-cell>
          <table:table-cell table:style-name="ce11" table:formula="of:=SUMPRODUCT(NOT(ISBLANK([.H172:.AMJ172])))" office:value-type="float" office:value="2" calcext:value-type="float">
            <text:p>2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8" calcext:value-type="float">
            <text:p>168</text:p>
          </table:table-cell>
          <table:table-cell table:formula="of:=SUM([.H173:.AMJ173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7hm: 7" calcext:value-type="string">
            <text:p>7hm: 7</text:p>
          </table:table-cell>
          <table:table-cell table:style-name="ce11" table:formula="of:=SUMPRODUCT(NOT(ISBLANK([.H173:.AMJ173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8" calcext:value-type="float">
            <text:p>168</text:p>
          </table:table-cell>
          <table:table-cell table:formula="of:=SUM([.H174:.AMJ174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bzzrak: 7" calcext:value-type="string">
            <text:p>bzzrak: 7</text:p>
          </table:table-cell>
          <table:table-cell table:style-name="ce11" table:formula="of:=SUMPRODUCT(NOT(ISBLANK([.H174:.AMJ174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8" calcext:value-type="float">
            <text:p>168</text:p>
          </table:table-cell>
          <table:table-cell table:formula="of:=SUM([.H175:.AMJ175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Graf Zahl: 7" calcext:value-type="string">
            <text:p>Graf Zahl: 7</text:p>
          </table:table-cell>
          <table:table-cell table:style-name="ce11" table:formula="of:=SUMPRODUCT(NOT(ISBLANK([.H175:.AMJ175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8" calcext:value-type="float">
            <text:p>168</text:p>
          </table:table-cell>
          <table:table-cell table:formula="of:=SUM([.H176:.AMJ176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NuMetalManiak: 3, Voltcom9: 4" calcext:value-type="string">
            <text:p>NuMetalManiak: 3, Voltcom9: 4</text:p>
          </table:table-cell>
          <table:table-cell table:style-name="ce11" table:formula="of:=SUMPRODUCT(NOT(ISBLANK([.H176:.AMJ176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8" calcext:value-type="float">
            <text:p>168</text:p>
          </table:table-cell>
          <table:table-cell table:formula="of:=SUM([.H177:.AMJ177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Jaws In Space: 4, Doomkid: 3" calcext:value-type="string">
            <text:p>Jaws In Space: 4, Doomkid: 3</text:p>
          </table:table-cell>
          <table:table-cell table:style-name="ce11" table:formula="of:=SUMPRODUCT(NOT(ISBLANK([.H177:.AMJ177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8" calcext:value-type="float">
            <text:p>168</text:p>
          </table:table-cell>
          <table:table-cell table:formula="of:=SUM([.H178:.AMJ178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HyperLuke: 4, Greyenko: 3" calcext:value-type="string">
            <text:p>HyperLuke: 4, Greyenko: 3</text:p>
          </table:table-cell>
          <table:table-cell table:style-name="ce11" table:formula="of:=SUMPRODUCT(NOT(ISBLANK([.H178:.AMJ178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8" calcext:value-type="float">
            <text:p>168</text:p>
          </table:table-cell>
          <table:table-cell table:formula="of:=SUM([.H179:.AMJ179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Nirvana: 7" calcext:value-type="string">
            <text:p>Nirvana: 7</text:p>
          </table:table-cell>
          <table:table-cell table:style-name="ce11" table:formula="of:=SUMPRODUCT(NOT(ISBLANK([.H179:.AMJ179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8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8" calcext:value-type="float">
            <text:p>168</text:p>
          </table:table-cell>
          <table:table-cell table:formula="of:=SUM([.H180:.AMJ180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GarrettChan: 2, eharper256: 5" calcext:value-type="string">
            <text:p>GarrettChan: 2, eharper256: 5</text:p>
          </table:table-cell>
          <table:table-cell table:style-name="ce11" table:formula="of:=SUMPRODUCT(NOT(ISBLANK([.H180:.AMJ180])))" office:value-type="float" office:value="2" calcext:value-type="float">
            <text:p>2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8" calcext:value-type="float">
            <text:p>168</text:p>
          </table:table-cell>
          <table:table-cell table:formula="of:=SUM([.H181:.AMJ181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TechnoDoomed1: 7" calcext:value-type="string">
            <text:p>TechnoDoomed1: 7</text:p>
          </table:table-cell>
          <table:table-cell table:style-name="ce11" table:formula="of:=SUMPRODUCT(NOT(ISBLANK([.H181:.AMJ181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2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8" calcext:value-type="float">
            <text:p>168</text:p>
          </table:table-cell>
          <table:table-cell table:formula="of:=SUM([.H182:.AMJ182])" office:value-type="float" office:value="7" calcext:value-type="float">
            <text:p>7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Roofi: 5, Rince-wind: 2" calcext:value-type="string">
            <text:p>Roofi: 5, Rince-wind: 2</text:p>
          </table:table-cell>
          <table:table-cell table:style-name="ce11" table:formula="of:=SUMPRODUCT(NOT(ISBLANK([.H182:.AMJ182])))" office:value-type="float" office:value="2" calcext:value-type="float">
            <text:p>2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925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8" calcext:value-type="float">
            <text:p>168</text:p>
          </table:table-cell>
          <table:table-cell table:formula="of:=SUM([.H183:.AMJ183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AnonimVio: 7" calcext:value-type="string">
            <text:p>AnonimVio: 7</text:p>
          </table:table-cell>
          <table:table-cell table:style-name="ce11" table:formula="of:=SUMPRODUCT(NOT(ISBLANK([.H183:.AMJ183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8" calcext:value-type="float">
            <text:p>168</text:p>
          </table:table-cell>
          <table:table-cell table:formula="of:=SUM([.H184:.AMJ184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Roofi: 7" calcext:value-type="string">
            <text:p>Roofi: 7</text:p>
          </table:table-cell>
          <table:table-cell table:style-name="ce11" table:formula="of:=SUMPRODUCT(NOT(ISBLANK([.H184:.AMJ184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5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8" calcext:value-type="float">
            <text:p>168</text:p>
          </table:table-cell>
          <table:table-cell table:formula="of:=SUM([.H185:.AMJ185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7hm: 7" calcext:value-type="string">
            <text:p>7hm: 7</text:p>
          </table:table-cell>
          <table:table-cell table:style-name="ce11" table:formula="of:=SUMPRODUCT(NOT(ISBLANK([.H185:.AMJ185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68" calcext:value-type="float">
            <text:p>168</text:p>
          </table:table-cell>
          <table:table-cell table:formula="of:=SUM([.H186:.AMJ186])" office:value-type="float" office:value="7" calcext:value-type="float">
            <text:p>7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https://www.doomworld.com/forum/topic/106058-paradise-v2-multiplayer-beta-on-page-3-4122020/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&lt;&lt;Rewind: 6, JuanchoES: 1" calcext:value-type="string">
            <text:p>&lt;&lt;Rewind: 6, JuanchoES: 1</text:p>
          </table:table-cell>
          <table:table-cell table:style-name="ce11" table:formula="of:=SUMPRODUCT(NOT(ISBLANK([.H186:.AMJ186])))" office:value-type="float" office:value="2" calcext:value-type="float">
            <text:p>2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87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68" calcext:value-type="float">
            <text:p>168</text:p>
          </table:table-cell>
          <table:table-cell table:formula="of:=SUM([.H187:.AMJ187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Spectra: 7" calcext:value-type="string">
            <text:p>Spectra: 7</text:p>
          </table:table-cell>
          <table:table-cell table:style-name="ce11" table:formula="of:=SUMPRODUCT(NOT(ISBLANK([.H187:.AMJ187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68" calcext:value-type="float">
            <text:p>168</text:p>
          </table:table-cell>
          <table:table-cell table:formula="of:=SUM([.H188:.AMJ188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Grain of Salt: 7" calcext:value-type="string">
            <text:p>Grain of Salt: 7</text:p>
          </table:table-cell>
          <table:table-cell table:style-name="ce11" table:formula="of:=SUMPRODUCT(NOT(ISBLANK([.H188:.AMJ188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5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68" calcext:value-type="float">
            <text:p>168</text:p>
          </table:table-cell>
          <table:table-cell table:formula="of:=SUM([.H189:.AMJ189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STILES: 3, smeghammer: 4" calcext:value-type="string">
            <text:p>STILES: 3, smeghammer: 4</text:p>
          </table:table-cell>
          <table:table-cell table:style-name="ce11" table:formula="of:=SUMPRODUCT(NOT(ISBLANK([.H189:.AMJ189])))" office:value-type="float" office:value="2" calcext:value-type="float">
            <text:p>2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8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68" calcext:value-type="float">
            <text:p>168</text:p>
          </table:table-cell>
          <table:table-cell table:formula="of:=SUM([.H190:.AMJ190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pcorf: 5, purist: 2" calcext:value-type="string">
            <text:p>pcorf: 5, purist: 2</text:p>
          </table:table-cell>
          <table:table-cell table:style-name="ce11" table:formula="of:=SUMPRODUCT(NOT(ISBLANK([.H190:.AMJ190])))" office:value-type="float" office:value="2" calcext:value-type="float">
            <text:p>2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9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68" calcext:value-type="float">
            <text:p>168</text:p>
          </table:table-cell>
          <table:table-cell table:formula="of:=SUM([.H191:.AMJ191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Phobus: 7" calcext:value-type="string">
            <text:p>Phobus: 7</text:p>
          </table:table-cell>
          <table:table-cell table:style-name="ce11" table:formula="of:=SUMPRODUCT(NOT(ISBLANK([.H191:.AMJ191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7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9" calcext:value-type="float">
            <text:p>189</text:p>
          </table:table-cell>
          <table:table-cell table:formula="of:=SUM([.H192:.AMJ192])" office:value-type="float" office:value="6" calcext:value-type="float">
            <text:p>6</text:p>
          </table:table-cell>
          <table:table-cell office:value-type="string" calcext:value-type="string">
            <text:p><text:s/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Budoka: 6" calcext:value-type="string">
            <text:p>Budoka: 6</text:p>
          </table:table-cell>
          <table:table-cell table:style-name="ce11" table:formula="of:=SUMPRODUCT(NOT(ISBLANK([.H192:.AMJ192])))" office:value-type="float" office:value="1" calcext:value-type="float">
            <text:p>1</text:p>
          </table:table-cell>
          <table:table-cell table:number-columns-repeated="75"/>
          <table:table-cell office:value-type="float" office:value="6" calcext:value-type="float">
            <text:p>6</text:p>
          </table:table-cell>
          <table:table-cell table:number-columns-repeated="941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9" calcext:value-type="float">
            <text:p>189</text:p>
          </table:table-cell>
          <table:table-cell table:formula="of:=SUM([.H193:.AMJ193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Voltcom9: 6" calcext:value-type="string">
            <text:p>Voltcom9: 6</text:p>
          </table:table-cell>
          <table:table-cell table:style-name="ce11" table:formula="of:=SUMPRODUCT(NOT(ISBLANK([.H193:.AMJ193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4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9" calcext:value-type="float">
            <text:p>189</text:p>
          </table:table-cell>
          <table:table-cell table:formula="of:=SUM([.H194:.AMJ194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Ralphis: 6" calcext:value-type="string">
            <text:p>Ralphis: 6</text:p>
          </table:table-cell>
          <table:table-cell table:style-name="ce11" table:formula="of:=SUMPRODUCT(NOT(ISBLANK([.H194:.AMJ194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9" calcext:value-type="float">
            <text:p>189</text:p>
          </table:table-cell>
          <table:table-cell table:formula="of:=SUM([.H195:.AMJ195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bzzrak: 6" calcext:value-type="string">
            <text:p>bzzrak: 6</text:p>
          </table:table-cell>
          <table:table-cell table:style-name="ce11" table:formula="of:=SUMPRODUCT(NOT(ISBLANK([.H195:.AMJ195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9" calcext:value-type="float">
            <text:p>189</text:p>
          </table:table-cell>
          <table:table-cell table:formula="of:=SUM([.H196:.AMJ196])" office:value-type="float" office:value="6" calcext:value-type="float">
            <text:p>6</text:p>
          </table:table-cell>
          <table:table-cell office:value-type="string" calcext:value-type="string">
            <text:p>Dark Universe</text:p>
          </table:table-cell>
          <table:table-cell office:value-type="string" calcext:value-type="string">
            <text:p>https://www.doomworld.com/forum/topic/98296-dark-universe-wad-released/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&lt;&lt;Rewind: 6" calcext:value-type="string">
            <text:p>&lt;&lt;Rewind: 6</text:p>
          </table:table-cell>
          <table:table-cell table:style-name="ce11" table:formula="of:=SUMPRODUCT(NOT(ISBLANK([.H196:.AMJ196])))" office:value-type="float" office:value="1" calcext:value-type="float">
            <text:p>1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894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9" calcext:value-type="float">
            <text:p>189</text:p>
          </table:table-cell>
          <table:table-cell table:formula="of:=SUM([.H197:.AMJ197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Soundblock: 1, Lazorinc: 1, tchkb: 4" calcext:value-type="string">
            <text:p>Soundblock: 1, Lazorinc: 1, tchkb: 4</text:p>
          </table:table-cell>
          <table:table-cell table:style-name="ce11" table:formula="of:=SUMPRODUCT(NOT(ISBLANK([.H197:.AMJ197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7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9" calcext:value-type="float">
            <text:p>189</text:p>
          </table:table-cell>
          <table:table-cell table:formula="of:=SUM([.H198:.AMJ198])" office:value-type="float" office:value="6" calcext:value-type="float">
            <text:p>6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Ralphis: 6" calcext:value-type="string">
            <text:p>Ralphis: 6</text:p>
          </table:table-cell>
          <table:table-cell table:style-name="ce11" table:formula="of:=SUMPRODUCT(NOT(ISBLANK([.H198:.AMJ198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9" calcext:value-type="float">
            <text:p>189</text:p>
          </table:table-cell>
          <table:table-cell table:formula="of:=SUM([.H199:.AMJ199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Sky: 1, bzzrak: 5" calcext:value-type="string">
            <text:p>Sky: 1, bzzrak: 5</text:p>
          </table:table-cell>
          <table:table-cell table:style-name="ce11" table:formula="of:=SUMPRODUCT(NOT(ISBLANK([.H199:.AMJ199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9" calcext:value-type="float">
            <text:p>189</text:p>
          </table:table-cell>
          <table:table-cell table:formula="of:=SUM([.H200:.AMJ200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Ralphis: 6" calcext:value-type="string">
            <text:p>Ralphis: 6</text:p>
          </table:table-cell>
          <table:table-cell table:style-name="ce11" table:formula="of:=SUMPRODUCT(NOT(ISBLANK([.H200:.AMJ200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9" calcext:value-type="float">
            <text:p>189</text:p>
          </table:table-cell>
          <table:table-cell table:formula="of:=SUM([.H201:.AMJ201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pcorf: 6" calcext:value-type="string">
            <text:p>pcorf: 6</text:p>
          </table:table-cell>
          <table:table-cell table:style-name="ce11" table:formula="of:=SUMPRODUCT(NOT(ISBLANK([.H201:.AMJ201])))" office:value-type="float" office:value="1" calcext:value-type="float">
            <text:p>1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31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9" calcext:value-type="float">
            <text:p>189</text:p>
          </table:table-cell>
          <table:table-cell table:formula="of:=SUM([.H202:.AMJ202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Philnemba: 2, NaZa: 4" calcext:value-type="string">
            <text:p>Philnemba: 2, NaZa: 4</text:p>
          </table:table-cell>
          <table:table-cell table:style-name="ce11" table:formula="of:=SUMPRODUCT(NOT(ISBLANK([.H202:.AMJ202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3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9" calcext:value-type="float">
            <text:p>189</text:p>
          </table:table-cell>
          <table:table-cell table:formula="of:=SUM([.H203:.AMJ203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HyperLuke: 6" calcext:value-type="string">
            <text:p>HyperLuke: 6</text:p>
          </table:table-cell>
          <table:table-cell table:style-name="ce11" table:formula="of:=SUMPRODUCT(NOT(ISBLANK([.H203:.AMJ203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9" calcext:value-type="float">
            <text:p>189</text:p>
          </table:table-cell>
          <table:table-cell table:formula="of:=SUM([.H204:.AMJ204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antares031: 6" calcext:value-type="string">
            <text:p>antares031: 6</text:p>
          </table:table-cell>
          <table:table-cell table:style-name="ce11" table:formula="of:=SUMPRODUCT(NOT(ISBLANK([.H204:.AMJ204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9" calcext:value-type="float">
            <text:p>189</text:p>
          </table:table-cell>
          <table:table-cell table:formula="of:=SUM([.H205:.AMJ205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OniriA: 6" calcext:value-type="string">
            <text:p>OniriA: 6</text:p>
          </table:table-cell>
          <table:table-cell table:style-name="ce11" table:formula="of:=SUMPRODUCT(NOT(ISBLANK([.H205:.AMJ205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9" calcext:value-type="float">
            <text:p>189</text:p>
          </table:table-cell>
          <table:table-cell table:formula="of:=SUM([.H206:.AMJ206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Soundblock: 6" calcext:value-type="string">
            <text:p>Soundblock: 6</text:p>
          </table:table-cell>
          <table:table-cell table:style-name="ce11" table:formula="of:=SUMPRODUCT(NOT(ISBLANK([.H206:.AMJ206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5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9" calcext:value-type="float">
            <text:p>189</text:p>
          </table:table-cell>
          <table:table-cell table:formula="of:=SUM([.H207:.AMJ207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maxmanium: 6" calcext:value-type="string">
            <text:p>maxmanium: 6</text:p>
          </table:table-cell>
          <table:table-cell table:style-name="ce11" table:formula="of:=SUMPRODUCT(NOT(ISBLANK([.H207:.AMJ207])))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3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89" calcext:value-type="float">
            <text:p>189</text:p>
          </table:table-cell>
          <table:table-cell table:formula="of:=SUM([.H208:.AMJ208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://www.wad-archive.com/wad/e5d863c72e1f5de577a3ae57745c107e" xlink:type="simple">http://www.wad-archive.com/wad/e5d863c72e1f5de577a3ae57745c107e</text:a>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antares031: 6" calcext:value-type="string">
            <text:p>antares031: 6</text:p>
          </table:table-cell>
          <table:table-cell table:style-name="ce11" table:formula="of:=SUMPRODUCT(NOT(ISBLANK([.H208:.AMJ208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89" calcext:value-type="float">
            <text:p>189</text:p>
          </table:table-cell>
          <table:table-cell table:formula="of:=SUM([.H209:.AMJ209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Ralphis: 6" calcext:value-type="string">
            <text:p>Ralphis: 6</text:p>
          </table:table-cell>
          <table:table-cell table:style-name="ce11" table:formula="of:=SUMPRODUCT(NOT(ISBLANK([.H209:.AMJ209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89" calcext:value-type="float">
            <text:p>189</text:p>
          </table:table-cell>
          <table:table-cell table:formula="of:=SUM([.H210:.AMJ210])" office:value-type="float" office:value="6" calcext:value-type="float">
            <text:p>6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Graf Zahl: 4, joepallai: 2" calcext:value-type="string">
            <text:p>Graf Zahl: 4, joepallai: 2</text:p>
          </table:table-cell>
          <table:table-cell table:style-name="ce11" table:formula="of:=SUMPRODUCT(NOT(ISBLANK([.H210:.AMJ210])))" office:value-type="float" office:value="2" calcext:value-type="float">
            <text:p>2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914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89" calcext:value-type="float">
            <text:p>189</text:p>
          </table:table-cell>
          <table:table-cell table:formula="of:=SUM([.H211:.AMJ211])" office:value-type="float" office:value="6" calcext:value-type="float">
            <text:p>6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4everDoomed: 6" calcext:value-type="string">
            <text:p>4everDoomed: 6</text:p>
          </table:table-cell>
          <table:table-cell table:style-name="ce11" table:formula="of:=SUMPRODUCT(NOT(ISBLANK([.H211:.AMJ211])))" office:value-type="float" office:value="1" calcext:value-type="float">
            <text:p>1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89" calcext:value-type="float">
            <text:p>189</text:p>
          </table:table-cell>
          <table:table-cell table:formula="of:=SUM([.H212:.AMJ212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AnonimVio: 6" calcext:value-type="string">
            <text:p>AnonimVio: 6</text:p>
          </table:table-cell>
          <table:table-cell table:style-name="ce11" table:formula="of:=SUMPRODUCT(NOT(ISBLANK([.H212:.AMJ212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89" calcext:value-type="float">
            <text:p>189</text:p>
          </table:table-cell>
          <table:table-cell table:formula="of:=SUM([.H213:.AMJ213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Ralphis: 6" calcext:value-type="string">
            <text:p>Ralphis: 6</text:p>
          </table:table-cell>
          <table:table-cell table:style-name="ce11" table:formula="of:=SUMPRODUCT(NOT(ISBLANK([.H213:.AMJ213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89" calcext:value-type="float">
            <text:p>189</text:p>
          </table:table-cell>
          <table:table-cell table:formula="of:=SUM([.H214:.AMJ214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Spectre01: 6" calcext:value-type="string">
            <text:p>Spectre01: 6</text:p>
          </table:table-cell>
          <table:table-cell table:style-name="ce11" table:formula="of:=SUMPRODUCT(NOT(ISBLANK([.H214:.AMJ214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12" calcext:value-type="float">
            <text:p>212</text:p>
          </table:table-cell>
          <table:table-cell table:formula="of:=SUM([.H215:.AMJ215])" office:value-type="float" office:value="5" calcext:value-type="float">
            <text:p>5</text:p>
          </table:table-cell>
          <table:table-cell office:value-type="string" calcext:value-type="string">
            <text:p>1000 Line 2 Community Project</text:p>
          </table:table-cell>
          <table:table-cell office:value-type="string" calcext:value-type="string">
            <text:p>https://www.doomworld.com/forum/topic/115653-1000-line-2-cp-completed/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Horus: 5" calcext:value-type="string">
            <text:p>Horus: 5</text:p>
          </table:table-cell>
          <table:table-cell table:style-name="ce11" table:formula="of:=SUMPRODUCT(NOT(ISBLANK([.H215:.AMJ215])))" office:value-type="float" office:value="1" calcext:value-type="float">
            <text:p>1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12" calcext:value-type="float">
            <text:p>212</text:p>
          </table:table-cell>
          <table:table-cell table:formula="of:=SUM([.H216:.AMJ216])" office:value-type="float" office:value="5" calcext:value-type="float">
            <text:p>5</text:p>
          </table:table-cell>
          <table:table-cell table:style-name="ce72" office:value-type="string" calcext:value-type="string">
            <text:p>2048 Unleashed</text:p>
          </table:table-cell>
          <table:table-cell office:value-type="string" calcext:value-type="string">
            <text:p>https://www.doomworld.com/vb/thread/71473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eharper256: 5" calcext:value-type="string">
            <text:p>eharper256: 5</text:p>
          </table:table-cell>
          <table:table-cell table:style-name="ce11" table:formula="of:=SUMPRODUCT(NOT(ISBLANK([.H216:.AMJ216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12" calcext:value-type="float">
            <text:p>212</text:p>
          </table:table-cell>
          <table:table-cell table:formula="of:=SUM([.H217:.AMJ217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Rince-wind: 5" calcext:value-type="string">
            <text:p>Rince-wind: 5</text:p>
          </table:table-cell>
          <table:table-cell table:style-name="ce11" table:formula="of:=SUMPRODUCT(NOT(ISBLANK([.H217:.AMJ217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12" calcext:value-type="float">
            <text:p>212</text:p>
          </table:table-cell>
          <table:table-cell table:formula="of:=SUM([.H218:.AMJ218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https://www.doomworld.com/forum/topic/105451-birthday-bash-megawad-offical-release/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eharper256: 5" calcext:value-type="string">
            <text:p>eharper256: 5</text:p>
          </table:table-cell>
          <table:table-cell table:style-name="ce11" table:formula="of:=SUMPRODUCT(NOT(ISBLANK([.H218:.AMJ218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12" calcext:value-type="float">
            <text:p>212</text:p>
          </table:table-cell>
          <table:table-cell table:formula="of:=SUM([.H219:.AMJ219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Diabolución: 5" calcext:value-type="string">
            <text:p>Diabolución: 5</text:p>
          </table:table-cell>
          <table:table-cell table:style-name="ce11" table:formula="of:=SUMPRODUCT(NOT(ISBLANK([.H219:.AMJ219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12" calcext:value-type="float">
            <text:p>212</text:p>
          </table:table-cell>
          <table:table-cell table:formula="of:=SUM([.H220:.AMJ220])" office:value-type="float" office:value="5" calcext:value-type="float">
            <text:p>5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joepallai: 5" calcext:value-type="string">
            <text:p>joepallai: 5</text:p>
          </table:table-cell>
          <table:table-cell table:style-name="ce11" table:formula="of:=SUMPRODUCT(NOT(ISBLANK([.H220:.AMJ220])))" office:value-type="float" office:value="1" calcext:value-type="float">
            <text:p>1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914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12" calcext:value-type="float">
            <text:p>212</text:p>
          </table:table-cell>
          <table:table-cell table:formula="of:=SUM([.H221:.AMJ221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Soundblock: 5" calcext:value-type="string">
            <text:p>Soundblock: 5</text:p>
          </table:table-cell>
          <table:table-cell table:style-name="ce11" table:formula="of:=SUMPRODUCT(NOT(ISBLANK([.H221:.AMJ221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5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2" calcext:value-type="float">
            <text:p>212</text:p>
          </table:table-cell>
          <table:table-cell table:formula="of:=SUM([.H222:.AMJ222])" office:value-type="float" office:value="5" calcext:value-type="float">
            <text:p>5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https://www.doomworld.com/idgames/levels/doom2/Ports/d-f/dor</text:p>
          </table:table-cell>
          <table:table-cell/>
          <table:table-cell table:style-name="ce11" table:formula="of:=SUMPRODUCT(NOT(ISBLANK([.H222:.AMJ222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2" calcext:value-type="float">
            <text:p>212</text:p>
          </table:table-cell>
          <table:table-cell table:formula="of:=SUM([.H223:.AMJ223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HUNdebLeonidasX: 3, TheMightyHeracross: 2" calcext:value-type="string">
            <text:p>HUNdebLeonidasX: 3, TheMightyHeracross: 2</text:p>
          </table:table-cell>
          <table:table-cell table:style-name="ce11" table:formula="of:=SUMPRODUCT(NOT(ISBLANK([.H223:.AMJ223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2" calcext:value-type="float">
            <text:p>212</text:p>
          </table:table-cell>
          <table:table-cell table:formula="of:=SUM([.H224:.AMJ224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HUNdebLeonidasX: 5" calcext:value-type="string">
            <text:p>HUNdebLeonidasX: 5</text:p>
          </table:table-cell>
          <table:table-cell table:style-name="ce11" table:formula="of:=SUMPRODUCT(NOT(ISBLANK([.H224:.AMJ224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2" calcext:value-type="float">
            <text:p>212</text:p>
          </table:table-cell>
          <table:table-cell table:formula="of:=SUM([.H225:.AMJ225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Rince-wind: 5" calcext:value-type="string">
            <text:p>Rince-wind: 5</text:p>
          </table:table-cell>
          <table:table-cell table:style-name="ce11" table:formula="of:=SUMPRODUCT(NOT(ISBLANK([.H225:.AMJ225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2" calcext:value-type="float">
            <text:p>212</text:p>
          </table:table-cell>
          <table:table-cell table:formula="of:=SUM([.H226:.AMJ226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Vorpal: 5" calcext:value-type="string">
            <text:p>Vorpal: 5</text:p>
          </table:table-cell>
          <table:table-cell table:style-name="ce11" table:formula="of:=SUMPRODUCT(NOT(ISBLANK([.H226:.AMJ226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2" calcext:value-type="float">
            <text:p>212</text:p>
          </table:table-cell>
          <table:table-cell table:formula="of:=SUM([.H227:.AMJ227])" office:value-type="float" office:value="5" calcext:value-type="float">
            <text:p>5</text:p>
          </table:table-cell>
          <table:table-cell office:value-type="string" calcext:value-type="string">
            <text:p>e1contest﻿.wad﻿</text:p>
          </table:table-cell>
          <table:table-cell office:value-type="string" calcext:value-type="string">
            <text:p><text:a xlink:href="http://www.doom2.net/mykdoom/misc/113434_e1contest.zip" xlink:type="simple">http://www.doom2.net/mykdoom/misc/113434_e1contest.zip</text:a>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Diabolución: 5" calcext:value-type="string">
            <text:p>Diabolución: 5</text:p>
          </table:table-cell>
          <table:table-cell table:style-name="ce11" table:formula="of:=SUMPRODUCT(NOT(ISBLANK([.H227:.AMJ227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2" calcext:value-type="float">
            <text:p>212</text:p>
          </table:table-cell>
          <table:table-cell table:formula="of:=SUM([.H228:.AMJ228])" office:value-type="float" office:value="5" calcext:value-type="float">
            <text:p>5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m8f: 5" calcext:value-type="string">
            <text:p>m8f: 5</text:p>
          </table:table-cell>
          <table:table-cell table:style-name="ce11" table:formula="of:=SUMPRODUCT(NOT(ISBLANK([.H228:.AMJ228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2" calcext:value-type="float">
            <text:p>212</text:p>
          </table:table-cell>
          <table:table-cell table:formula="of:=SUM([.H229:.AMJ229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Doomkid: 5" calcext:value-type="string">
            <text:p>Doomkid: 5</text:p>
          </table:table-cell>
          <table:table-cell table:style-name="ce11" table:formula="of:=SUMPRODUCT(NOT(ISBLANK([.H229:.AMJ229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2" calcext:value-type="float">
            <text:p>212</text:p>
          </table:table-cell>
          <table:table-cell table:formula="of:=SUM([.H230:.AMJ230])" office:value-type="float" office:value="5" calcext:value-type="float">
            <text:p>5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Rince-wind: 5" calcext:value-type="string">
            <text:p>Rince-wind: 5</text:p>
          </table:table-cell>
          <table:table-cell table:style-name="ce11" table:formula="of:=SUMPRODUCT(NOT(ISBLANK([.H230:.AMJ230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2" calcext:value-type="float">
            <text:p>212</text:p>
          </table:table-cell>
          <table:table-cell table:formula="of:=SUM([.H231:.AMJ231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https://www.doomworld.com/idgames/levels/doom2/Ports/d-f/ftmtn_v2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smeghammer: 5" calcext:value-type="string">
            <text:p>smeghammer: 5</text:p>
          </table:table-cell>
          <table:table-cell table:style-name="ce11" table:formula="of:=SUMPRODUCT(NOT(ISBLANK([.H231:.AMJ231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8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2" calcext:value-type="float">
            <text:p>212</text:p>
          </table:table-cell>
          <table:table-cell table:formula="of:=SUM([.H232:.AMJ232])" office:value-type="float" office:value="5" calcext:value-type="float">
            <text:p>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Spectra: 1, Voltcom9: 1, TheMightyHeracross: 3" calcext:value-type="string">
            <text:p>Spectra: 1, Voltcom9: 1, TheMightyHeracross: 3</text:p>
          </table:table-cell>
          <table:table-cell table:style-name="ce11" table:formula="of:=SUMPRODUCT(NOT(ISBLANK([.H232:.AMJ232])))"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12" calcext:value-type="float">
            <text:p>212</text:p>
          </table:table-cell>
          <table:table-cell table:formula="of:=SUM([.H233:.AMJ233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Graf Zahl: 5" calcext:value-type="string">
            <text:p>Graf Zahl: 5</text:p>
          </table:table-cell>
          <table:table-cell table:style-name="ce11" table:formula="of:=SUMPRODUCT(NOT(ISBLANK([.H233:.AMJ233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12" calcext:value-type="float">
            <text:p>212</text:p>
          </table:table-cell>
          <table:table-cell table:formula="of:=SUM([.H234:.AMJ234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Bryan T: 5" calcext:value-type="string">
            <text:p>Bryan T: 5</text:p>
          </table:table-cell>
          <table:table-cell table:style-name="ce11" table:formula="of:=SUMPRODUCT(NOT(ISBLANK([.H234:.AMJ234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4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12" calcext:value-type="float">
            <text:p>212</text:p>
          </table:table-cell>
          <table:table-cell table:formula="of:=SUM([.H235:.AMJ235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Ed: 5" calcext:value-type="string">
            <text:p>Ed: 5</text:p>
          </table:table-cell>
          <table:table-cell table:style-name="ce11" table:formula="of:=SUMPRODUCT(NOT(ISBLANK([.H235:.AMJ235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12" calcext:value-type="float">
            <text:p>212</text:p>
          </table:table-cell>
          <table:table-cell table:formula="of:=SUM([.H236:.AMJ236])" office:value-type="float" office:value="5" calcext:value-type="float">
            <text:p>5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Grazza: 5" calcext:value-type="string">
            <text:p>Grazza: 5</text:p>
          </table:table-cell>
          <table:table-cell table:style-name="ce11" table:formula="of:=SUMPRODUCT(NOT(ISBLANK([.H236:.AMJ236])))" office:value-type="float" office:value="1" calcext:value-type="float">
            <text:p>1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12" calcext:value-type="float">
            <text:p>212</text:p>
          </table:table-cell>
          <table:table-cell table:formula="of:=SUM([.H237:.AMJ237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Spectra: 5" calcext:value-type="string">
            <text:p>Spectra: 5</text:p>
          </table:table-cell>
          <table:table-cell table:style-name="ce11" table:formula="of:=SUMPRODUCT(NOT(ISBLANK([.H237:.AMJ237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12" calcext:value-type="float">
            <text:p>212</text:p>
          </table:table-cell>
          <table:table-cell table:formula="of:=SUM([.H238:.AMJ238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Vorpal: 5" calcext:value-type="string">
            <text:p>Vorpal: 5</text:p>
          </table:table-cell>
          <table:table-cell table:style-name="ce11" table:formula="of:=SUMPRODUCT(NOT(ISBLANK([.H238:.AMJ238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12" calcext:value-type="float">
            <text:p>212</text:p>
          </table:table-cell>
          <table:table-cell table:formula="of:=SUM([.H239:.AMJ239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Apaul27: 5" calcext:value-type="string">
            <text:p>Apaul27: 5</text:p>
          </table:table-cell>
          <table:table-cell table:style-name="ce11" table:formula="of:=SUMPRODUCT(NOT(ISBLANK([.H239:.AMJ239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5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12" calcext:value-type="float">
            <text:p>212</text:p>
          </table:table-cell>
          <table:table-cell table:formula="of:=SUM([.H240:.AMJ240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Vorpal: 5" calcext:value-type="string">
            <text:p>Vorpal: 5</text:p>
          </table:table-cell>
          <table:table-cell table:style-name="ce11" table:formula="of:=SUMPRODUCT(NOT(ISBLANK([.H240:.AMJ240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12" calcext:value-type="float">
            <text:p>212</text:p>
          </table:table-cell>
          <table:table-cell table:formula="of:=SUM([.H241:.AMJ241])" office:value-type="float" office:value="5" calcext:value-type="float">
            <text:p>5</text:p>
          </table:table-cell>
          <table:table-cell table:style-name="ce72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termrork: 5" calcext:value-type="string">
            <text:p>termrork: 5</text:p>
          </table:table-cell>
          <table:table-cell table:style-name="ce11" table:formula="of:=SUMPRODUCT(NOT(ISBLANK([.H241:.AMJ241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12" calcext:value-type="float">
            <text:p>212</text:p>
          </table:table-cell>
          <table:table-cell table:formula="of:=SUM([.H242:.AMJ242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https://www.doomworld.com/idgames/levels/doom2/Ports/p-r/planisf2</text:p>
          </table:table-cell>
          <table:table-cell/>
          <table:table-cell table:style-name="ce11" table:formula="of:=SUMPRODUCT(NOT(ISBLANK([.H242:.AMJ242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12" calcext:value-type="float">
            <text:p>212</text:p>
          </table:table-cell>
          <table:table-cell table:formula="of:=SUM([.H243:.AMJ243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Rince-wind: 5" calcext:value-type="string">
            <text:p>Rince-wind: 5</text:p>
          </table:table-cell>
          <table:table-cell table:style-name="ce11" table:formula="of:=SUMPRODUCT(NOT(ISBLANK([.H243:.AMJ243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12" calcext:value-type="float">
            <text:p>212</text:p>
          </table:table-cell>
          <table:table-cell table:formula="of:=SUM([.H244:.AMJ244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Diabolución: 5" calcext:value-type="string">
            <text:p>Diabolución: 5</text:p>
          </table:table-cell>
          <table:table-cell table:style-name="ce11" table:formula="of:=SUMPRODUCT(NOT(ISBLANK([.H244:.AMJ244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12" calcext:value-type="float">
            <text:p>212</text:p>
          </table:table-cell>
          <table:table-cell table:formula="of:=SUM([.H245:.AMJ245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4everDoomed: 5" calcext:value-type="string">
            <text:p>4everDoomed: 5</text:p>
          </table:table-cell>
          <table:table-cell table:style-name="ce11" table:formula="of:=SUMPRODUCT(NOT(ISBLANK([.H245:.AMJ245])))" office:value-type="float" office:value="1" calcext:value-type="float">
            <text:p>1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12" calcext:value-type="float">
            <text:p>212</text:p>
          </table:table-cell>
          <table:table-cell table:formula="of:=SUM([.H246:.AMJ246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Diabolución: 5" calcext:value-type="string">
            <text:p>Diabolución: 5</text:p>
          </table:table-cell>
          <table:table-cell table:style-name="ce11" table:formula="of:=SUMPRODUCT(NOT(ISBLANK([.H246:.AMJ246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12" calcext:value-type="float">
            <text:p>212</text:p>
          </table:table-cell>
          <table:table-cell table:formula="of:=SUM([.H247:.AMJ247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Ed: 5" calcext:value-type="string">
            <text:p>Ed: 5</text:p>
          </table:table-cell>
          <table:table-cell table:style-name="ce11" table:formula="of:=SUMPRODUCT(NOT(ISBLANK([.H247:.AMJ247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12" calcext:value-type="float">
            <text:p>212</text:p>
          </table:table-cell>
          <table:table-cell table:formula="of:=SUM([.H248:.AMJ248])" office:value-type="float" office:value="5" calcext:value-type="float">
            <text:p>5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Vorpal: 5" calcext:value-type="string">
            <text:p>Vorpal: 5</text:p>
          </table:table-cell>
          <table:table-cell table:style-name="ce11" table:formula="of:=SUMPRODUCT(NOT(ISBLANK([.H248:.AMJ248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12" calcext:value-type="float">
            <text:p>212</text:p>
          </table:table-cell>
          <table:table-cell table:formula="of:=SUM([.H249:.AMJ249])" office:value-type="float" office:value="5" calcext:value-type="float">
            <text:p>5</text:p>
          </table:table-cell>
          <table:table-cell table:style-name="ce72" office:value-type="string" calcext:value-type="string">
            <text:p>The Ultimate Doom II </text:p>
          </table:table-cell>
          <table:table-cell office:value-type="string" calcext:value-type="string">
            <text:p>https://www.doomworld.com/forum/topic/74280-the-ultimate-doom-ii-doom-ii-levels-remade/</text:p>
          </table:table-cell>
          <table:table-cell/>
          <table:table-cell table:style-name="ce11" table:formula="of:=SUMPRODUCT(NOT(ISBLANK([.H249:.AMJ249])))" office:value-type="float" office:value="1" calcext:value-type="float">
            <text:p>1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12" calcext:value-type="float">
            <text:p>212</text:p>
          </table:table-cell>
          <table:table-cell table:formula="of:=SUM([.H250:.AMJ250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HyperLuke: 5" calcext:value-type="string">
            <text:p>HyperLuke: 5</text:p>
          </table:table-cell>
          <table:table-cell table:style-name="ce11" table:formula="of:=SUMPRODUCT(NOT(ISBLANK([.H250:.AMJ250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12" calcext:value-type="float">
            <text:p>212</text:p>
          </table:table-cell>
          <table:table-cell table:formula="of:=SUM([.H251:.AMJ251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Nancsi: 5" calcext:value-type="string">
            <text:p>Nancsi: 5</text:p>
          </table:table-cell>
          <table:table-cell table:style-name="ce11" table:formula="of:=SUMPRODUCT(NOT(ISBLANK([.H251:.AMJ251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6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12" calcext:value-type="float">
            <text:p>212</text:p>
          </table:table-cell>
          <table:table-cell table:formula="of:=SUM([.H252:.AMJ252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https://www.moddb.com/mods/bloodpack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smeghammer: 5" calcext:value-type="string">
            <text:p>smeghammer: 5</text:p>
          </table:table-cell>
          <table:table-cell table:style-name="ce11" table:formula="of:=SUMPRODUCT(NOT(ISBLANK([.H252:.AMJ252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8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12" calcext:value-type="float">
            <text:p>212</text:p>
          </table:table-cell>
          <table:table-cell table:formula="of:=SUM([.H253:.AMJ253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Phobus: 4, TechnoDoomed1: 1" calcext:value-type="string">
            <text:p>Phobus: 4, TechnoDoomed1: 1</text:p>
          </table:table-cell>
          <table:table-cell table:style-name="ce11" table:formula="of:=SUMPRODUCT(NOT(ISBLANK([.H253:.AMJ253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51" calcext:value-type="float">
            <text:p>251</text:p>
          </table:table-cell>
          <table:table-cell table:formula="of:=SUM([.H254:.AMJ254])" office:value-type="float" office:value="4" calcext:value-type="float">
            <text:p>4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https://forum.zdoom.org/viewtopic.php?t=47680#p810207</text:p>
          </table:table-cell>
          <table:table-cell/>
          <table:table-cell table:style-name="ce11" table:formula="of:=SUMPRODUCT(NOT(ISBLANK([.H254:.AMJ254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51" calcext:value-type="float">
            <text:p>251</text:p>
          </table:table-cell>
          <table:table-cell table:formula="of:=SUM([.H255:.AMJ255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Paul977: 4" calcext:value-type="string">
            <text:p>Paul977: 4</text:p>
          </table:table-cell>
          <table:table-cell table:style-name="ce11" table:formula="of:=SUMPRODUCT(NOT(ISBLANK([.H255:.AMJ255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51" calcext:value-type="float">
            <text:p>251</text:p>
          </table:table-cell>
          <table:table-cell table:formula="of:=SUM([.H256:.AMJ256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https://www.doomworld.com/files/file/10874-city-of-doom-part-i-beta-1-11/</text:p>
          </table:table-cell>
          <table:table-cell/>
          <table:table-cell table:style-name="ce11" table:formula="of:=SUMPRODUCT(NOT(ISBLANK([.H256:.AMJ256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51" calcext:value-type="float">
            <text:p>251</text:p>
          </table:table-cell>
          <table:table-cell table:formula="of:=SUM([.H257:.AMJ257])" office:value-type="float" office:value="4" calcext:value-type="float">
            <text:p>4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https://www.doomworld.com/idgames/levels/doom2/Ports/a-c/cafebrk1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eharper256: 4" calcext:value-type="string">
            <text:p>eharper256: 4</text:p>
          </table:table-cell>
          <table:table-cell table:style-name="ce11" table:formula="of:=SUMPRODUCT(NOT(ISBLANK([.H257:.AMJ257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51" calcext:value-type="float">
            <text:p>251</text:p>
          </table:table-cell>
          <table:table-cell table:formula="of:=SUM([.H258:.AMJ258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Cynical: 1, Nate River: 3" calcext:value-type="string">
            <text:p>Cynical: 1, Nate River: 3</text:p>
          </table:table-cell>
          <table:table-cell table:style-name="ce11" table:formula="of:=SUMPRODUCT(NOT(ISBLANK([.H258:.AMJ258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51" calcext:value-type="float">
            <text:p>251</text:p>
          </table:table-cell>
          <table:table-cell table:formula="of:=SUM([.H259:.AMJ259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 office:value-type="string" office:string-value="Paul977: 4" calcext:value-type="string">
            <text:p>Paul977: 4</text:p>
          </table:table-cell>
          <table:table-cell table:style-name="ce11" table:formula="of:=SUMPRODUCT(NOT(ISBLANK([.H259:.AMJ259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51" calcext:value-type="float">
            <text:p>251</text:p>
          </table:table-cell>
          <table:table-cell table:formula="of:=SUM([.H260:.AMJ260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Soundblock: 4" calcext:value-type="string">
            <text:p>Soundblock: 4</text:p>
          </table:table-cell>
          <table:table-cell table:style-name="ce11" table:formula="of:=SUMPRODUCT(NOT(ISBLANK([.H260:.AMJ260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5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51" calcext:value-type="float">
            <text:p>251</text:p>
          </table:table-cell>
          <table:table-cell table:formula="of:=SUM([.H261:.AMJ261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https://www.doomworld.com/idgames/levels/doom2/Ports/d-f/dcity2_5</text:p>
          </table:table-cell>
          <table:table-cell/>
          <table:table-cell table:style-name="ce11" table:formula="of:=SUMPRODUCT(NOT(ISBLANK([.H261:.AMJ261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51" calcext:value-type="float">
            <text:p>251</text:p>
          </table:table-cell>
          <table:table-cell table:formula="of:=SUM([.H262:.AMJ262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smeghammer: 4" calcext:value-type="string">
            <text:p>smeghammer: 4</text:p>
          </table:table-cell>
          <table:table-cell table:style-name="ce11" table:formula="of:=SUMPRODUCT(NOT(ISBLANK([.H262:.AMJ262])))" office:value-type="float" office:value="1" calcext:value-type="float">
            <text:p>1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8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51" calcext:value-type="float">
            <text:p>251</text:p>
          </table:table-cell>
          <table:table-cell table:formula="of:=SUM([.H263:.AMJ263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ShoDemo: 3, TheNerdTurtle2: 1" calcext:value-type="string">
            <text:p>ShoDemo: 3, TheNerdTurtle2: 1</text:p>
          </table:table-cell>
          <table:table-cell table:style-name="ce11" table:formula="of:=SUMPRODUCT(NOT(ISBLANK([.H263:.AMJ263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0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51" calcext:value-type="float">
            <text:p>251</text:p>
          </table:table-cell>
          <table:table-cell table:formula="of:=SUM([.H264:.AMJ264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 office:value-type="string" office:string-value="Gaia74: 4" calcext:value-type="string">
            <text:p>Gaia74: 4</text:p>
          </table:table-cell>
          <table:table-cell table:style-name="ce11" table:formula="of:=SUMPRODUCT(NOT(ISBLANK([.H264:.AMJ264])))" office:value-type="float" office:value="1" calcext:value-type="float">
            <text:p>1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6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51" calcext:value-type="float">
            <text:p>251</text:p>
          </table:table-cell>
          <table:table-cell table:formula="of:=SUM([.H265:.AMJ265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 office:value-type="string" office:string-value="AnonimVio: 4" calcext:value-type="string">
            <text:p>AnonimVio: 4</text:p>
          </table:table-cell>
          <table:table-cell table:style-name="ce11" table:formula="of:=SUMPRODUCT(NOT(ISBLANK([.H265:.AMJ265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51" calcext:value-type="float">
            <text:p>251</text:p>
          </table:table-cell>
          <table:table-cell table:formula="of:=SUM([.H266:.AMJ266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 office:value-type="string" office:string-value="TheNerdTurtle2: 4" calcext:value-type="string">
            <text:p>TheNerdTurtle2: 4</text:p>
          </table:table-cell>
          <table:table-cell table:style-name="ce11" table:formula="of:=SUMPRODUCT(NOT(ISBLANK([.H266:.AMJ266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51" calcext:value-type="float">
            <text:p>251</text:p>
          </table:table-cell>
          <table:table-cell table:formula="of:=SUM([.H267:.AMJ267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 office:value-type="string" office:string-value="NuMetalManiak: 4" calcext:value-type="string">
            <text:p>NuMetalManiak: 4</text:p>
          </table:table-cell>
          <table:table-cell table:style-name="ce11" table:formula="of:=SUMPRODUCT(NOT(ISBLANK([.H267:.AMJ267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51" calcext:value-type="float">
            <text:p>251</text:p>
          </table:table-cell>
          <table:table-cell table:formula="of:=SUM([.H268:.AMJ268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 office:value-type="string" office:string-value="m8f: 4" calcext:value-type="string">
            <text:p>m8f: 4</text:p>
          </table:table-cell>
          <table:table-cell table:style-name="ce11" table:formula="of:=SUMPRODUCT(NOT(ISBLANK([.H268:.AMJ268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51" calcext:value-type="float">
            <text:p>251</text:p>
          </table:table-cell>
          <table:table-cell table:formula="of:=SUM([.H269:.AMJ269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https://www.doomworld.com/idgames/levels/doom2/Ports/m-o/nfh2</text:p>
          </table:table-cell>
          <table:table-cell/>
          <table:table-cell table:style-name="ce11" table:formula="of:=SUMPRODUCT(NOT(ISBLANK([.H269:.AMJ269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51" calcext:value-type="float">
            <text:p>251</text:p>
          </table:table-cell>
          <table:table-cell table:formula="of:=SUM([.H270:.AMJ270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 office:value-type="string" office:string-value="Not Jabba: 3, dylux: 1" calcext:value-type="string">
            <text:p>Not Jabba: 3, dylux: 1</text:p>
          </table:table-cell>
          <table:table-cell table:style-name="ce11" table:formula="of:=SUMPRODUCT(NOT(ISBLANK([.H270:.AMJ270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51" calcext:value-type="float">
            <text:p>251</text:p>
          </table:table-cell>
          <table:table-cell table:formula="of:=SUM([.H271:.AMJ271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 office:value-type="string" office:string-value="bLOCKbOYgAMES: 4" calcext:value-type="string">
            <text:p>bLOCKbOYgAMES: 4</text:p>
          </table:table-cell>
          <table:table-cell table:style-name="ce11" table:formula="of:=SUMPRODUCT(NOT(ISBLANK([.H271:.AMJ271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8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51" calcext:value-type="float">
            <text:p>251</text:p>
          </table:table-cell>
          <table:table-cell table:formula="of:=SUM([.H272:.AMJ272])" office:value-type="float" office:value="4" calcext:value-type="float">
            <text:p>4</text:p>
          </table:table-cell>
          <table:table-cell table:style-name="ce72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 office:value-type="string" office:string-value="Nazgul9: 4" calcext:value-type="string">
            <text:p>Nazgul9: 4</text:p>
          </table:table-cell>
          <table:table-cell table:style-name="ce11" table:formula="of:=SUMPRODUCT(NOT(ISBLANK([.H272:.AMJ272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5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51" calcext:value-type="float">
            <text:p>251</text:p>
          </table:table-cell>
          <table:table-cell table:formula="of:=SUM([.H273:.AMJ273])" office:value-type="float" office:value="4" calcext:value-type="float">
            <text:p>4</text:p>
          </table:table-cell>
          <table:table-cell office:value-type="string" calcext:value-type="string">
            <text:p>Spidersilk</text:p>
          </table:table-cell>
          <table:table-cell office:value-type="string" calcext:value-type="string">
            <text:p>https://www.doomworld.com/idgames/levels/doom2/Ports/v-z/zanspid</text:p>
          </table:table-cell>
          <table:table-cell/>
          <table:table-cell table:style-name="ce11" table:formula="of:=SUMPRODUCT(NOT(ISBLANK([.H273:.AMJ273])))" office:value-type="float" office:value="1" calcext:value-type="float">
            <text:p>1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51" calcext:value-type="float">
            <text:p>251</text:p>
          </table:table-cell>
          <table:table-cell table:formula="of:=SUM([.H274:.AMJ274])" office:value-type="float" office:value="4" calcext:value-type="float">
            <text:p>4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mikestoybox.net/2017/01/04/strange-aeons/</text:p>
          </table:table-cell>
          <table:table-cell/>
          <table:table-cell table:style-name="ce11" table:formula="of:=SUMPRODUCT(NOT(ISBLANK([.H274:.AMJ274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51" calcext:value-type="float">
            <text:p>251</text:p>
          </table:table-cell>
          <table:table-cell table:formula="of:=SUM([.H275:.AMJ275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 office:value-type="string" office:string-value="T-Rex: 3, valkiriforce: 1" calcext:value-type="string">
            <text:p>T-Rex: 3, valkiriforce: 1</text:p>
          </table:table-cell>
          <table:table-cell table:style-name="ce11" table:formula="of:=SUMPRODUCT(NOT(ISBLANK([.H275:.AMJ275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51" calcext:value-type="float">
            <text:p>251</text:p>
          </table:table-cell>
          <table:table-cell table:formula="of:=SUM([.H276:.AMJ276])" office:value-type="float" office:value="4" calcext:value-type="float">
            <text:p>4</text:p>
          </table:table-cell>
          <table:table-cell table:style-name="ce72" office:value-type="string" calcext:value-type="string">
            <text:p>The Ultimate NMD </text:p>
          </table:table-cell>
          <table:table-cell office:value-type="string" calcext:value-type="string">
            <text:p>https://www.doomworld.com/idgames/levels/doom/megawads/nmdu</text:p>
          </table:table-cell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 office:value-type="string" office:string-value="eharper256: 4" calcext:value-type="string">
            <text:p>eharper256: 4</text:p>
          </table:table-cell>
          <table:table-cell table:style-name="ce11" table:formula="of:=SUMPRODUCT(NOT(ISBLANK([.H276:.AMJ276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51" calcext:value-type="float">
            <text:p>251</text:p>
          </table:table-cell>
          <table:table-cell table:formula="of:=SUM([.H277:.AMJ277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 office:value-type="string" office:string-value="Sky: 4" calcext:value-type="string">
            <text:p>Sky: 4</text:p>
          </table:table-cell>
          <table:table-cell table:style-name="ce11" table:formula="of:=SUMPRODUCT(NOT(ISBLANK([.H277:.AMJ277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51" calcext:value-type="float">
            <text:p>251</text:p>
          </table:table-cell>
          <table:table-cell table:formula="of:=SUM([.H278:.AMJ278])" office:value-type="float" office:value="4" calcext:value-type="float">
            <text:p>4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 office:value-type="string" office:string-value="4everDoomed: 4" calcext:value-type="string">
            <text:p>4everDoomed: 4</text:p>
          </table:table-cell>
          <table:table-cell table:style-name="ce11" table:formula="of:=SUMPRODUCT(NOT(ISBLANK([.H278:.AMJ278])))" office:value-type="float" office:value="1" calcext:value-type="float">
            <text:p>1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927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51" calcext:value-type="float">
            <text:p>251</text:p>
          </table:table-cell>
          <table:table-cell table:formula="of:=SUM([.H279:.AMJ279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 office:value-type="string" office:string-value="bzzrak: 4" calcext:value-type="string">
            <text:p>bzzrak: 4</text:p>
          </table:table-cell>
          <table:table-cell table:style-name="ce11" table:formula="of:=SUMPRODUCT(NOT(ISBLANK([.H279:.AMJ279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51" calcext:value-type="float">
            <text:p>251</text:p>
          </table:table-cell>
          <table:table-cell table:formula="of:=SUM([.H280:.AMJ280])" office:value-type="float" office:value="4" calcext:value-type="float">
            <text:p>4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 office:value-type="string" office:string-value="Spectra: 4" calcext:value-type="string">
            <text:p>Spectra: 4</text:p>
          </table:table-cell>
          <table:table-cell table:style-name="ce11" table:formula="of:=SUMPRODUCT(NOT(ISBLANK([.H280:.AMJ280])))"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78" calcext:value-type="float">
            <text:p>278</text:p>
          </table:table-cell>
          <table:table-cell table:formula="of:=SUM([.H281:.AMJ281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 office:value-type="string" office:string-value="Apaul27: 3" calcext:value-type="string">
            <text:p>Apaul27: 3</text:p>
          </table:table-cell>
          <table:table-cell table:style-name="ce11" table:formula="of:=SUMPRODUCT(NOT(ISBLANK([.H281:.AMJ281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78" calcext:value-type="float">
            <text:p>278</text:p>
          </table:table-cell>
          <table:table-cell table:formula="of:=SUM([.H282:.AMJ282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 office:value-type="string" office:string-value="Soundblock: 3" calcext:value-type="string">
            <text:p>Soundblock: 3</text:p>
          </table:table-cell>
          <table:table-cell table:style-name="ce11" table:formula="of:=SUMPRODUCT(NOT(ISBLANK([.H282:.AMJ282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78" calcext:value-type="float">
            <text:p>278</text:p>
          </table:table-cell>
          <table:table-cell table:formula="of:=SUM([.H283:.AMJ283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 office:value-type="string" office:string-value="Dragonfly: 3" calcext:value-type="string">
            <text:p>Dragonfly: 3</text:p>
          </table:table-cell>
          <table:table-cell table:style-name="ce11" table:formula="of:=SUMPRODUCT(NOT(ISBLANK([.H283:.AMJ283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78" calcext:value-type="float">
            <text:p>278</text:p>
          </table:table-cell>
          <table:table-cell table:formula="of:=SUM([.H284:.AMJ284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 office:value-type="string" office:string-value="NoisyVelvet: 3" calcext:value-type="string">
            <text:p>NoisyVelvet: 3</text:p>
          </table:table-cell>
          <table:table-cell table:style-name="ce11" table:formula="of:=SUMPRODUCT(NOT(ISBLANK([.H284:.AMJ284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78" calcext:value-type="float">
            <text:p>278</text:p>
          </table:table-cell>
          <table:table-cell table:formula="of:=SUM([.H285:.AMJ285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 office:value-type="string" office:string-value="Graf Zahl: 3" calcext:value-type="string">
            <text:p>Graf Zahl: 3</text:p>
          </table:table-cell>
          <table:table-cell table:style-name="ce11" table:formula="of:=SUMPRODUCT(NOT(ISBLANK([.H285:.AMJ285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78" calcext:value-type="float">
            <text:p>278</text:p>
          </table:table-cell>
          <table:table-cell table:formula="of:=SUM([.H286:.AMJ286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 office:value-type="string" office:string-value="Jaromir Bergmann: 3" calcext:value-type="string">
            <text:p>Jaromir Bergmann: 3</text:p>
          </table:table-cell>
          <table:table-cell table:style-name="ce11" table:formula="of:=SUMPRODUCT(NOT(ISBLANK([.H286:.AMJ286])))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4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78" calcext:value-type="float">
            <text:p>278</text:p>
          </table:table-cell>
          <table:table-cell table:formula="of:=SUM([.H287:.AMJ287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 office:value-type="string" office:string-value="Paul977: 3" calcext:value-type="string">
            <text:p>Paul977: 3</text:p>
          </table:table-cell>
          <table:table-cell table:style-name="ce11" table:formula="of:=SUMPRODUCT(NOT(ISBLANK([.H287:.AMJ287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78" calcext:value-type="float">
            <text:p>278</text:p>
          </table:table-cell>
          <table:table-cell table:formula="of:=SUM([.H288:.AMJ288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 office:value-type="string" office:string-value="Paul977: 3" calcext:value-type="string">
            <text:p>Paul977: 3</text:p>
          </table:table-cell>
          <table:table-cell table:style-name="ce11" table:formula="of:=SUMPRODUCT(NOT(ISBLANK([.H288:.AMJ288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78" calcext:value-type="float">
            <text:p>278</text:p>
          </table:table-cell>
          <table:table-cell table:formula="of:=SUM([.H289:.AMJ289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table:style-name="ce10" table:number-matrix-columns-spanned="1" table:number-matrix-rows-spanned="1" table:formula="of:=COM.MICROSOFT.TEXTJOIN(&quot;, &quot;; 1; IF(ISBLANK([.H289:.AMJ289]); &quot;&quot;; [.H$2:.AMJ$2] &amp; &quot;: &quot; &amp; [.H289:.AMJ289]))" office:value-type="string" office:string-value="Paul977: 3" calcext:value-type="string">
            <text:p>Paul977: 3</text:p>
          </table:table-cell>
          <table:table-cell table:style-name="ce11" table:formula="of:=SUMPRODUCT(NOT(ISBLANK([.H289:.AMJ289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78" calcext:value-type="float">
            <text:p>278</text:p>
          </table:table-cell>
          <table:table-cell table:formula="of:=SUM([.H290:.AMJ290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https://www.doomworld.com/idgames/levels/doom2/Ports/a-c/cityass</text:p>
          </table:table-cell>
          <table:table-cell/>
          <table:table-cell table:style-name="ce11" table:formula="of:=SUMPRODUCT(NOT(ISBLANK([.H290:.AMJ290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78" calcext:value-type="float">
            <text:p>278</text:p>
          </table:table-cell>
          <table:table-cell table:formula="of:=SUM([.H291:.AMJ291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 office:value-type="string" office:string-value="Mr. Freeze: 3" calcext:value-type="string">
            <text:p>Mr. Freeze: 3</text:p>
          </table:table-cell>
          <table:table-cell table:style-name="ce11" table:formula="of:=SUMPRODUCT(NOT(ISBLANK([.H291:.AMJ291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78" calcext:value-type="float">
            <text:p>278</text:p>
          </table:table-cell>
          <table:table-cell table:formula="of:=SUM([.H292:.AMJ292])" office:value-type="float" office:value="3" calcext:value-type="float">
            <text:p>3</text:p>
          </table:table-cell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 office:value-type="string" office:string-value="Archie550: 3" calcext:value-type="string">
            <text:p>Archie550: 3</text:p>
          </table:table-cell>
          <table:table-cell table:style-name="ce11" table:formula="of:=SUMPRODUCT(NOT(ISBLANK([.H292:.AMJ292])))" office:value-type="float" office:value="1" calcext:value-type="float">
            <text:p>1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35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78" calcext:value-type="float">
            <text:p>278</text:p>
          </table:table-cell>
          <table:table-cell table:formula="of:=SUM([.H293:.AMJ293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 office:value-type="string" office:string-value="NuMetalManiak: 2, bonnie: 1" calcext:value-type="string">
            <text:p>NuMetalManiak: 2, bonnie: 1</text:p>
          </table:table-cell>
          <table:table-cell table:style-name="ce11" table:formula="of:=SUMPRODUCT(NOT(ISBLANK([.H293:.AMJ293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78" calcext:value-type="float">
            <text:p>278</text:p>
          </table:table-cell>
          <table:table-cell table:formula="of:=SUM([.H294:.AMJ294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https://www.doomworld.com/idgames/levels/doom2/d-f/demondrv</text:p>
          </table:table-cell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 office:value-type="string" office:string-value="smeghammer: 3" calcext:value-type="string">
            <text:p>smeghammer: 3</text:p>
          </table:table-cell>
          <table:table-cell table:style-name="ce11" table:formula="of:=SUMPRODUCT(NOT(ISBLANK([.H294:.AMJ294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78" calcext:value-type="float">
            <text:p>278</text:p>
          </table:table-cell>
          <table:table-cell table:formula="of:=SUM([.H295:.AMJ295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table:style-name="ce10" table:number-matrix-columns-spanned="1" table:number-matrix-rows-spanned="1" table:formula="of:=COM.MICROSOFT.TEXTJOIN(&quot;, &quot;; 1; IF(ISBLANK([.H295:.AMJ295]); &quot;&quot;; [.H$2:.AMJ$2] &amp; &quot;: &quot; &amp; [.H295:.AMJ295]))" office:value-type="string" office:string-value="Nirvana: 3" calcext:value-type="string">
            <text:p>Nirvana: 3</text:p>
          </table:table-cell>
          <table:table-cell table:style-name="ce11" table:formula="of:=SUMPRODUCT(NOT(ISBLANK([.H295:.AMJ295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78" calcext:value-type="float">
            <text:p>278</text:p>
          </table:table-cell>
          <table:table-cell table:formula="of:=SUM([.H296:.AMJ296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https://www.doomworld.com/idgames/levels/doom2/d-f/europe</text:p>
          </table:table-cell>
          <table:table-cell/>
          <table:table-cell table:style-name="ce11" table:formula="of:=SUMPRODUCT(NOT(ISBLANK([.H296:.AMJ296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78" calcext:value-type="float">
            <text:p>278</text:p>
          </table:table-cell>
          <table:table-cell table:formula="of:=SUM([.H297:.AMJ297])" office:value-type="float" office:value="3" calcext:value-type="float">
            <text:p>3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https://www.doomworld.com/idgames/levels/doom2/megawads/fragport</text:p>
          </table:table-cell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 office:value-type="string" office:string-value="P41R47: 3" calcext:value-type="string">
            <text:p>P41R47: 3</text:p>
          </table:table-cell>
          <table:table-cell table:style-name="ce11" table:formula="of:=SUMPRODUCT(NOT(ISBLANK([.H297:.AMJ297])))" office:value-type="float" office:value="1" calcext:value-type="float">
            <text:p>1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78" calcext:value-type="float">
            <text:p>278</text:p>
          </table:table-cell>
          <table:table-cell table:formula="of:=SUM([.H298:.AMJ298])" office:value-type="float" office:value="3" calcext:value-type="float">
            <text:p>3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298:.AMJ298]); &quot;&quot;; [.H$2:.AMJ$2] &amp; &quot;: &quot; &amp; [.H298:.AMJ298]))" office:value-type="string" office:string-value="Chamelenoel: 3" calcext:value-type="string">
            <text:p>Chamelenoel: 3</text:p>
          </table:table-cell>
          <table:table-cell table:style-name="ce11" table:formula="of:=SUMPRODUCT(NOT(ISBLANK([.H298:.AMJ298])))"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78" calcext:value-type="float">
            <text:p>278</text:p>
          </table:table-cell>
          <table:table-cell table:formula="of:=SUM([.H299:.AMJ299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/>
          <table:table-cell table:style-name="ce11" table:formula="of:=SUMPRODUCT(NOT(ISBLANK([.H299:.AMJ299])))" office:value-type="float" office:value="1" calcext:value-type="float">
            <text:p>1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78" calcext:value-type="float">
            <text:p>278</text:p>
          </table:table-cell>
          <table:table-cell table:formula="of:=SUM([.H300:.AMJ300])" office:value-type="float" office:value="3" calcext:value-type="float">
            <text:p>3</text:p>
          </table:table-cell>
          <table:table-cell table:style-name="ce72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 office:value-type="string" office:string-value="Red-XIII: 3" calcext:value-type="string">
            <text:p>Red-XIII: 3</text:p>
          </table:table-cell>
          <table:table-cell table:style-name="ce11" table:formula="of:=SUMPRODUCT(NOT(ISBLANK([.H300:.AMJ300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7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78" calcext:value-type="float">
            <text:p>278</text:p>
          </table:table-cell>
          <table:table-cell table:formula="of:=SUM([.H301:.AMJ301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table:style-name="ce10" table:number-matrix-columns-spanned="1" table:number-matrix-rows-spanned="1" table:formula="of:=COM.MICROSOFT.TEXTJOIN(&quot;, &quot;; 1; IF(ISBLANK([.H301:.AMJ301]); &quot;&quot;; [.H$2:.AMJ$2] &amp; &quot;: &quot; &amp; [.H301:.AMJ301]))" office:value-type="string" office:string-value="MFG38: 3" calcext:value-type="string">
            <text:p>MFG38: 3</text:p>
          </table:table-cell>
          <table:table-cell table:style-name="ce11" table:formula="of:=SUMPRODUCT(NOT(ISBLANK([.H301:.AMJ301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78" calcext:value-type="float">
            <text:p>278</text:p>
          </table:table-cell>
          <table:table-cell table:formula="of:=SUM([.H302:.AMJ302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https://www.moddb.com/mods/brutal-doom/addons/brutalized-doom-and-doom-ii</text:p>
          </table:table-cell>
          <table:table-cell/>
          <table:table-cell table:style-name="ce11" table:formula="of:=SUMPRODUCT(NOT(ISBLANK([.H302:.AMJ302])))" office:value-type="float" office:value="1" calcext:value-type="float">
            <text:p>1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5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78" calcext:value-type="float">
            <text:p>278</text:p>
          </table:table-cell>
          <table:table-cell table:formula="of:=SUM([.H303:.AMJ303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 office:value-type="string" office:string-value="Jaws In Space: 3" calcext:value-type="string">
            <text:p>Jaws In Space: 3</text:p>
          </table:table-cell>
          <table:table-cell table:style-name="ce11" table:formula="of:=SUMPRODUCT(NOT(ISBLANK([.H303:.AMJ303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78" calcext:value-type="float">
            <text:p>278</text:p>
          </table:table-cell>
          <table:table-cell table:formula="of:=SUM([.H304:.AMJ304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table:style-name="ce10" table:number-matrix-columns-spanned="1" table:number-matrix-rows-spanned="1" table:formula="of:=COM.MICROSOFT.TEXTJOIN(&quot;, &quot;; 1; IF(ISBLANK([.H304:.AMJ304]); &quot;&quot;; [.H$2:.AMJ$2] &amp; &quot;: &quot; &amp; [.H304:.AMJ304]))" office:value-type="string" office:string-value="Bryan T: 3" calcext:value-type="string">
            <text:p>Bryan T: 3</text:p>
          </table:table-cell>
          <table:table-cell table:style-name="ce11" table:formula="of:=SUMPRODUCT(NOT(ISBLANK([.H304:.AMJ304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78" calcext:value-type="float">
            <text:p>278</text:p>
          </table:table-cell>
          <table:table-cell table:formula="of:=SUM([.H305:.AMJ305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https://www.doomworld.com/idgames/levels/doom2/Ports/p-r/pleiades</text:p>
          </table:table-cell>
          <table:table-cell/>
          <table:table-cell table:style-name="ce11" table:formula="of:=SUMPRODUCT(NOT(ISBLANK([.H305:.AMJ305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78" calcext:value-type="float">
            <text:p>278</text:p>
          </table:table-cell>
          <table:table-cell table:formula="of:=SUM([.H306:.AMJ306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table:style-name="ce10" table:number-matrix-columns-spanned="1" table:number-matrix-rows-spanned="1" table:formula="of:=COM.MICROSOFT.TEXTJOIN(&quot;, &quot;; 1; IF(ISBLANK([.H306:.AMJ306]); &quot;&quot;; [.H$2:.AMJ$2] &amp; &quot;: &quot; &amp; [.H306:.AMJ306]))" office:value-type="string" office:string-value="Diabolución: 1, DJVCardMaster: 2" calcext:value-type="string">
            <text:p>Diabolución: 1, DJVCardMaster: 2</text:p>
          </table:table-cell>
          <table:table-cell table:style-name="ce11" table:formula="of:=SUMPRODUCT(NOT(ISBLANK([.H306:.AMJ306])))" office:value-type="float" office:value="2" calcext:value-type="float">
            <text:p>2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11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78" calcext:value-type="float">
            <text:p>278</text:p>
          </table:table-cell>
          <table:table-cell table:formula="of:=SUM([.H307:.AMJ307])" office:value-type="float" office:value="3" calcext:value-type="float">
            <text:p>3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https://www.doomworld.com/idgames/?id=19249</text:p>
          </table:table-cell>
          <table:table-cell table:style-name="ce10" table:number-matrix-columns-spanned="1" table:number-matrix-rows-spanned="1" table:formula="of:=COM.MICROSOFT.TEXTJOIN(&quot;, &quot;; 1; IF(ISBLANK([.H307:.AMJ307]); &quot;&quot;; [.H$2:.AMJ$2] &amp; &quot;: &quot; &amp; [.H307:.AMJ307]))" office:value-type="string" office:string-value="DoomDork: 3" calcext:value-type="string">
            <text:p>DoomDork: 3</text:p>
          </table:table-cell>
          <table:table-cell table:style-name="ce11" table:formula="of:=SUMPRODUCT(NOT(ISBLANK([.H307:.AMJ307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78" calcext:value-type="float">
            <text:p>278</text:p>
          </table:table-cell>
          <table:table-cell table:formula="of:=SUM([.H308:.AMJ308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https://www.elzee.co.nz/rotttc/index.html</text:p>
          </table:table-cell>
          <table:table-cell/>
          <table:table-cell table:style-name="ce11" table:formula="of:=SUMPRODUCT(NOT(ISBLANK([.H308:.AMJ308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78" calcext:value-type="float">
            <text:p>278</text:p>
          </table:table-cell>
          <table:table-cell table:formula="of:=SUM([.H309:.AMJ309])" office:value-type="float" office:value="3" calcext:value-type="float">
            <text:p>3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table:style-name="ce10" table:number-matrix-columns-spanned="1" table:number-matrix-rows-spanned="1" table:formula="of:=COM.MICROSOFT.TEXTJOIN(&quot;, &quot;; 1; IF(ISBLANK([.H309:.AMJ309]); &quot;&quot;; [.H$2:.AMJ$2] &amp; &quot;: &quot; &amp; [.H309:.AMJ309]))" office:value-type="string" office:string-value="Nirvana: 2, I_Punch_Demons: 1" calcext:value-type="string">
            <text:p>Nirvana: 2, I_Punch_Demons: 1</text:p>
          </table:table-cell>
          <table:table-cell table:style-name="ce11" table:formula="of:=SUMPRODUCT(NOT(ISBLANK([.H309:.AMJ309])))" office:value-type="float" office:value="2" calcext:value-type="float">
            <text:p>2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78" calcext:value-type="float">
            <text:p>278</text:p>
          </table:table-cell>
          <table:table-cell table:formula="of:=SUM([.H310:.AMJ310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table:style-name="ce10" table:number-matrix-columns-spanned="1" table:number-matrix-rows-spanned="1" table:formula="of:=COM.MICROSOFT.TEXTJOIN(&quot;, &quot;; 1; IF(ISBLANK([.H310:.AMJ310]); &quot;&quot;; [.H$2:.AMJ$2] &amp; &quot;: &quot; &amp; [.H310:.AMJ310]))" office:value-type="string" office:string-value="TheMightyHeracross: 3" calcext:value-type="string">
            <text:p>TheMightyHeracross: 3</text:p>
          </table:table-cell>
          <table:table-cell table:style-name="ce11" table:formula="of:=SUMPRODUCT(NOT(ISBLANK([.H310:.AMJ310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78" calcext:value-type="float">
            <text:p>278</text:p>
          </table:table-cell>
          <table:table-cell table:formula="of:=SUM([.H311:.AMJ311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table:style-name="ce10" table:number-matrix-columns-spanned="1" table:number-matrix-rows-spanned="1" table:formula="of:=COM.MICROSOFT.TEXTJOIN(&quot;, &quot;; 1; IF(ISBLANK([.H311:.AMJ311]); &quot;&quot;; [.H$2:.AMJ$2] &amp; &quot;: &quot; &amp; [.H311:.AMJ311]))" office:value-type="string" office:string-value="bzzrak: 3" calcext:value-type="string">
            <text:p>bzzrak: 3</text:p>
          </table:table-cell>
          <table:table-cell table:style-name="ce11" table:formula="of:=SUMPRODUCT(NOT(ISBLANK([.H311:.AMJ311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78" calcext:value-type="float">
            <text:p>278</text:p>
          </table:table-cell>
          <table:table-cell table:formula="of:=SUM([.H312:.AMJ312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table:style-name="ce10" table:number-matrix-columns-spanned="1" table:number-matrix-rows-spanned="1" table:formula="of:=COM.MICROSOFT.TEXTJOIN(&quot;, &quot;; 1; IF(ISBLANK([.H312:.AMJ312]); &quot;&quot;; [.H$2:.AMJ$2] &amp; &quot;: &quot; &amp; [.H312:.AMJ312]))" office:value-type="string" office:string-value="Diabolución: 3" calcext:value-type="string">
            <text:p>Diabolución: 3</text:p>
          </table:table-cell>
          <table:table-cell table:style-name="ce11" table:formula="of:=SUMPRODUCT(NOT(ISBLANK([.H312:.AMJ312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78" calcext:value-type="float">
            <text:p>278</text:p>
          </table:table-cell>
          <table:table-cell table:formula="of:=SUM([.H313:.AMJ313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table:style-name="ce10" table:number-matrix-columns-spanned="1" table:number-matrix-rows-spanned="1" table:formula="of:=COM.MICROSOFT.TEXTJOIN(&quot;, &quot;; 1; IF(ISBLANK([.H313:.AMJ313]); &quot;&quot;; [.H$2:.AMJ$2] &amp; &quot;: &quot; &amp; [.H313:.AMJ313]))" office:value-type="string" office:string-value="AnonimVio: 3" calcext:value-type="string">
            <text:p>AnonimVio: 3</text:p>
          </table:table-cell>
          <table:table-cell table:style-name="ce11" table:formula="of:=SUMPRODUCT(NOT(ISBLANK([.H313:.AMJ313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78" calcext:value-type="float">
            <text:p>278</text:p>
          </table:table-cell>
          <table:table-cell table:formula="of:=SUM([.H314:.AMJ314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table:style-name="ce10" table:number-matrix-columns-spanned="1" table:number-matrix-rows-spanned="1" table:formula="of:=COM.MICROSOFT.TEXTJOIN(&quot;, &quot;; 1; IF(ISBLANK([.H314:.AMJ314]); &quot;&quot;; [.H$2:.AMJ$2] &amp; &quot;: &quot; &amp; [.H314:.AMJ314]))" office:value-type="string" office:string-value="Doomkid: 3" calcext:value-type="string">
            <text:p>Doomkid: 3</text:p>
          </table:table-cell>
          <table:table-cell table:style-name="ce11" table:formula="of:=SUMPRODUCT(NOT(ISBLANK([.H314:.AMJ314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278" calcext:value-type="float">
            <text:p>278</text:p>
          </table:table-cell>
          <table:table-cell table:formula="of:=SUM([.H315:.AMJ315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https://www.doomworld.com/idgames/levels/doom2/Ports/v-z/vrack2b</text:p>
          </table:table-cell>
          <table:table-cell table:style-name="ce10" table:number-matrix-columns-spanned="1" table:number-matrix-rows-spanned="1" table:formula="of:=COM.MICROSOFT.TEXTJOIN(&quot;, &quot;; 1; IF(ISBLANK([.H315:.AMJ315]); &quot;&quot;; [.H$2:.AMJ$2] &amp; &quot;: &quot; &amp; [.H315:.AMJ315]))" office:value-type="string" office:string-value="smeghammer: 3" calcext:value-type="string">
            <text:p>smeghammer: 3</text:p>
          </table:table-cell>
          <table:table-cell table:style-name="ce11" table:formula="of:=SUMPRODUCT(NOT(ISBLANK([.H315:.AMJ315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313" calcext:value-type="float">
            <text:p>313</text:p>
          </table:table-cell>
          <table:table-cell table:formula="of:=SUM([.H316:.AMJ316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table:style-name="ce10" table:number-matrix-columns-spanned="1" table:number-matrix-rows-spanned="1" table:formula="of:=COM.MICROSOFT.TEXTJOIN(&quot;, &quot;; 1; IF(ISBLANK([.H316:.AMJ316]); &quot;&quot;; [.H$2:.AMJ$2] &amp; &quot;: &quot; &amp; [.H316:.AMJ316]))" office:value-type="string" office:string-value="TheNerdTurtle2: 2" calcext:value-type="string">
            <text:p>TheNerdTurtle2: 2</text:p>
          </table:table-cell>
          <table:table-cell table:style-name="ce11" table:formula="of:=SUMPRODUCT(NOT(ISBLANK([.H316:.AMJ316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313" calcext:value-type="float">
            <text:p>313</text:p>
          </table:table-cell>
          <table:table-cell table:formula="of:=SUM([.H317:.AMJ317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table:style-name="ce10" table:number-matrix-columns-spanned="1" table:number-matrix-rows-spanned="1" table:formula="of:=COM.MICROSOFT.TEXTJOIN(&quot;, &quot;; 1; IF(ISBLANK([.H317:.AMJ317]); &quot;&quot;; [.H$2:.AMJ$2] &amp; &quot;: &quot; &amp; [.H317:.AMJ317]))" office:value-type="string" office:string-value="Roofi: 2" calcext:value-type="string">
            <text:p>Roofi: 2</text:p>
          </table:table-cell>
          <table:table-cell table:style-name="ce11" table:formula="of:=SUMPRODUCT(NOT(ISBLANK([.H317:.AMJ317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5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313" calcext:value-type="float">
            <text:p>313</text:p>
          </table:table-cell>
          <table:table-cell table:formula="of:=SUM([.H318:.AMJ318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table:style-name="ce10" table:number-matrix-columns-spanned="1" table:number-matrix-rows-spanned="1" table:formula="of:=COM.MICROSOFT.TEXTJOIN(&quot;, &quot;; 1; IF(ISBLANK([.H318:.AMJ318]); &quot;&quot;; [.H$2:.AMJ$2] &amp; &quot;: &quot; &amp; [.H318:.AMJ318]))" office:value-type="string" office:string-value="AnonimVio: 2" calcext:value-type="string">
            <text:p>AnonimVio: 2</text:p>
          </table:table-cell>
          <table:table-cell table:style-name="ce11" table:formula="of:=SUMPRODUCT(NOT(ISBLANK([.H318:.AMJ318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313" calcext:value-type="float">
            <text:p>313</text:p>
          </table:table-cell>
          <table:table-cell table:formula="of:=SUM([.H319:.AMJ319])" office:value-type="float" office:value="2" calcext:value-type="float">
            <text:p>2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table:style-name="ce10" table:number-matrix-columns-spanned="1" table:number-matrix-rows-spanned="1" table:formula="of:=COM.MICROSOFT.TEXTJOIN(&quot;, &quot;; 1; IF(ISBLANK([.H319:.AMJ319]); &quot;&quot;; [.H$2:.AMJ$2] &amp; &quot;: &quot; &amp; [.H319:.AMJ319]))" office:value-type="string" office:string-value="42PercentHealth: 1, Budoka: 1" calcext:value-type="string">
            <text:p>42PercentHealth: 1, Budoka: 1</text:p>
          </table:table-cell>
          <table:table-cell table:style-name="ce11" table:formula="of:=SUMPRODUCT(NOT(ISBLANK([.H319:.AMJ31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1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313" calcext:value-type="float">
            <text:p>313</text:p>
          </table:table-cell>
          <table:table-cell table:formula="of:=SUM([.H320:.AMJ320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table:style-name="ce10" table:number-matrix-columns-spanned="1" table:number-matrix-rows-spanned="1" table:formula="of:=COM.MICROSOFT.TEXTJOIN(&quot;, &quot;; 1; IF(ISBLANK([.H320:.AMJ320]); &quot;&quot;; [.H$2:.AMJ$2] &amp; &quot;: &quot; &amp; [.H320:.AMJ320]))" office:value-type="string" office:string-value="Doomkid: 2" calcext:value-type="string">
            <text:p>Doomkid: 2</text:p>
          </table:table-cell>
          <table:table-cell table:style-name="ce11" table:formula="of:=SUMPRODUCT(NOT(ISBLANK([.H320:.AMJ320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313" calcext:value-type="float">
            <text:p>313</text:p>
          </table:table-cell>
          <table:table-cell table:formula="of:=SUM([.H321:.AMJ321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table:style-name="ce10" table:number-matrix-columns-spanned="1" table:number-matrix-rows-spanned="1" table:formula="of:=COM.MICROSOFT.TEXTJOIN(&quot;, &quot;; 1; IF(ISBLANK([.H321:.AMJ321]); &quot;&quot;; [.H$2:.AMJ$2] &amp; &quot;: &quot; &amp; [.H321:.AMJ321]))" office:value-type="string" office:string-value="ella guro: 2" calcext:value-type="string">
            <text:p>ella guro: 2</text:p>
          </table:table-cell>
          <table:table-cell table:style-name="ce11" table:formula="of:=SUMPRODUCT(NOT(ISBLANK([.H321:.AMJ321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313" calcext:value-type="float">
            <text:p>313</text:p>
          </table:table-cell>
          <table:table-cell table:formula="of:=SUM([.H322:.AMJ322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table:style-name="ce10" table:number-matrix-columns-spanned="1" table:number-matrix-rows-spanned="1" table:formula="of:=COM.MICROSOFT.TEXTJOIN(&quot;, &quot;; 1; IF(ISBLANK([.H322:.AMJ322]); &quot;&quot;; [.H$2:.AMJ$2] &amp; &quot;: &quot; &amp; [.H322:.AMJ322]))" office:value-type="string" office:string-value="HUNdebLeonidasX: 2" calcext:value-type="string">
            <text:p>HUNdebLeonidasX: 2</text:p>
          </table:table-cell>
          <table:table-cell table:style-name="ce11" table:formula="of:=SUMPRODUCT(NOT(ISBLANK([.H322:.AMJ322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313" calcext:value-type="float">
            <text:p>313</text:p>
          </table:table-cell>
          <table:table-cell table:formula="of:=SUM([.H323:.AMJ323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table:style-name="ce10" table:number-matrix-columns-spanned="1" table:number-matrix-rows-spanned="1" table:formula="of:=COM.MICROSOFT.TEXTJOIN(&quot;, &quot;; 1; IF(ISBLANK([.H323:.AMJ323]); &quot;&quot;; [.H$2:.AMJ$2] &amp; &quot;: &quot; &amp; [.H323:.AMJ323]))" office:value-type="string" office:string-value="valkiriforce: 2" calcext:value-type="string">
            <text:p>valkiriforce: 2</text:p>
          </table:table-cell>
          <table:table-cell table:style-name="ce11" table:formula="of:=SUMPRODUCT(NOT(ISBLANK([.H323:.AMJ323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1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313" calcext:value-type="float">
            <text:p>313</text:p>
          </table:table-cell>
          <table:table-cell table:formula="of:=SUM([.H324:.AMJ324])" office:value-type="float" office:value="2" calcext:value-type="float">
            <text:p>2</text:p>
          </table:table-cell>
          <table:table-cell office:value-type="string" calcext:value-type="string">
            <text:p>DBP26: The City of Damned Children</text:p>
          </table:table-cell>
          <table:table-cell office:value-type="string" calcext:value-type="string">
            <text:p>https://www.doomworld.com/forum/topic/116046-dbp26-the-city-of-damned-children/</text:p>
          </table:table-cell>
          <table:table-cell table:style-name="ce10" table:number-matrix-columns-spanned="1" table:number-matrix-rows-spanned="1" table:formula="of:=COM.MICROSOFT.TEXTJOIN(&quot;, &quot;; 1; IF(ISBLANK([.H324:.AMJ324]); &quot;&quot;; [.H$2:.AMJ$2] &amp; &quot;: &quot; &amp; [.H324:.AMJ324]))" office:value-type="string" office:string-value="Rince-wind: 2" calcext:value-type="string">
            <text:p>Rince-wind: 2</text:p>
          </table:table-cell>
          <table:table-cell table:style-name="ce11" table:formula="of:=SUMPRODUCT(NOT(ISBLANK([.H324:.AMJ324])))" office:value-type="float" office:value="1" calcext:value-type="float">
            <text:p>1</text:p>
          </table:table-cell>
          <table:table-cell table:number-columns-repeated="91"/>
          <table:table-cell office:value-type="float" office:value="2" calcext:value-type="float">
            <text:p>2</text:p>
          </table:table-cell>
          <table:table-cell table:number-columns-repeated="925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313" calcext:value-type="float">
            <text:p>313</text:p>
          </table:table-cell>
          <table:table-cell table:formula="of:=SUM([.H325:.AMJ325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table:style-name="ce10" table:number-matrix-columns-spanned="1" table:number-matrix-rows-spanned="1" table:formula="of:=COM.MICROSOFT.TEXTJOIN(&quot;, &quot;; 1; IF(ISBLANK([.H325:.AMJ325]); &quot;&quot;; [.H$2:.AMJ$2] &amp; &quot;: &quot; &amp; [.H325:.AMJ325]))" office:value-type="string" office:string-value="Odal: 2" calcext:value-type="string">
            <text:p>Odal: 2</text:p>
          </table:table-cell>
          <table:table-cell table:style-name="ce11" table:formula="of:=SUMPRODUCT(NOT(ISBLANK([.H325:.AMJ325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313" calcext:value-type="float">
            <text:p>313</text:p>
          </table:table-cell>
          <table:table-cell table:formula="of:=SUM([.H326:.AMJ326])" office:value-type="float" office:value="2" calcext:value-type="float">
            <text:p>2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table:style-name="ce10" table:number-matrix-columns-spanned="1" table:number-matrix-rows-spanned="1" table:formula="of:=COM.MICROSOFT.TEXTJOIN(&quot;, &quot;; 1; IF(ISBLANK([.H326:.AMJ326]); &quot;&quot;; [.H$2:.AMJ$2] &amp; &quot;: &quot; &amp; [.H326:.AMJ326]))" office:value-type="string" office:string-value="soner du: 2" calcext:value-type="string">
            <text:p>soner du: 2</text:p>
          </table:table-cell>
          <table:table-cell table:style-name="ce11" table:formula="of:=SUMPRODUCT(NOT(ISBLANK([.H326:.AMJ326])))" office:value-type="float" office:value="1" calcext:value-type="float">
            <text:p>1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313" calcext:value-type="float">
            <text:p>313</text:p>
          </table:table-cell>
          <table:table-cell table:formula="of:=SUM([.H327:.AMJ327])" office:value-type="float" office:value="2" calcext:value-type="float">
            <text:p>2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table:style-name="ce10" table:number-matrix-columns-spanned="1" table:number-matrix-rows-spanned="1" table:formula="of:=COM.MICROSOFT.TEXTJOIN(&quot;, &quot;; 1; IF(ISBLANK([.H327:.AMJ327]); &quot;&quot;; [.H$2:.AMJ$2] &amp; &quot;: &quot; &amp; [.H327:.AMJ327]))" office:value-type="string" office:string-value="JudgeDeadd: 2" calcext:value-type="string">
            <text:p>JudgeDeadd: 2</text:p>
          </table:table-cell>
          <table:table-cell table:style-name="ce11" table:formula="of:=SUMPRODUCT(NOT(ISBLANK([.H327:.AMJ327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313" calcext:value-type="float">
            <text:p>313</text:p>
          </table:table-cell>
          <table:table-cell table:formula="of:=SUM([.H328:.AMJ328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://www.mediafire.com/file/lgqjfqjy381ybic/Ice_Rage.zip" xlink:type="simple">http://www.mediafire.com/file/lgqjfqjy381ybic/Ice_Rage.zip</text:a></text:p>
          </table:table-cell>
          <table:table-cell table:style-name="ce10" table:number-matrix-columns-spanned="1" table:number-matrix-rows-spanned="1" table:formula="of:=COM.MICROSOFT.TEXTJOIN(&quot;, &quot;; 1; IF(ISBLANK([.H328:.AMJ328]); &quot;&quot;; [.H$2:.AMJ$2] &amp; &quot;: &quot; &amp; [.H328:.AMJ328]))" office:value-type="string" office:string-value="Chamelenoel: 2" calcext:value-type="string">
            <text:p>Chamelenoel: 2</text:p>
          </table:table-cell>
          <table:table-cell table:style-name="ce11" table:formula="of:=SUMPRODUCT(NOT(ISBLANK([.H328:.AMJ328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313" calcext:value-type="float">
            <text:p>313</text:p>
          </table:table-cell>
          <table:table-cell table:formula="of:=SUM([.H329:.AMJ329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table:style-name="ce10" table:number-matrix-columns-spanned="1" table:number-matrix-rows-spanned="1" table:formula="of:=COM.MICROSOFT.TEXTJOIN(&quot;, &quot;; 1; IF(ISBLANK([.H329:.AMJ329]); &quot;&quot;; [.H$2:.AMJ$2] &amp; &quot;: &quot; &amp; [.H329:.AMJ329]))" office:value-type="string" office:string-value="Soundblock: 2" calcext:value-type="string">
            <text:p>Soundblock: 2</text:p>
          </table:table-cell>
          <table:table-cell table:style-name="ce11" table:formula="of:=SUMPRODUCT(NOT(ISBLANK([.H329:.AMJ329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313" calcext:value-type="float">
            <text:p>313</text:p>
          </table:table-cell>
          <table:table-cell table:formula="of:=SUM([.H330:.AMJ330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table:style-name="ce10" table:number-matrix-columns-spanned="1" table:number-matrix-rows-spanned="1" table:formula="of:=COM.MICROSOFT.TEXTJOIN(&quot;, &quot;; 1; IF(ISBLANK([.H330:.AMJ330]); &quot;&quot;; [.H$2:.AMJ$2] &amp; &quot;: &quot; &amp; [.H330:.AMJ330]))" office:value-type="string" office:string-value="Phobus: 2" calcext:value-type="string">
            <text:p>Phobus: 2</text:p>
          </table:table-cell>
          <table:table-cell table:style-name="ce11" table:formula="of:=SUMPRODUCT(NOT(ISBLANK([.H330:.AMJ330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13" calcext:value-type="float">
            <text:p>313</text:p>
          </table:table-cell>
          <table:table-cell table:formula="of:=SUM([.H331:.AMJ331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table:style-name="ce10" table:number-matrix-columns-spanned="1" table:number-matrix-rows-spanned="1" table:formula="of:=COM.MICROSOFT.TEXTJOIN(&quot;, &quot;; 1; IF(ISBLANK([.H331:.AMJ331]); &quot;&quot;; [.H$2:.AMJ$2] &amp; &quot;: &quot; &amp; [.H331:.AMJ331]))" office:value-type="string" office:string-value="WH-Wilou84: 1, T-Rex: 1" calcext:value-type="string">
            <text:p>WH-Wilou84: 1, T-Rex: 1</text:p>
          </table:table-cell>
          <table:table-cell table:style-name="ce11" table:formula="of:=SUMPRODUCT(NOT(ISBLANK([.H331:.AMJ331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13" calcext:value-type="float">
            <text:p>313</text:p>
          </table:table-cell>
          <table:table-cell table:formula="of:=SUM([.H332:.AMJ332])" office:value-type="float" office:value="2" calcext:value-type="float">
            <text:p>2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table:style-name="ce10" table:number-matrix-columns-spanned="1" table:number-matrix-rows-spanned="1" table:formula="of:=COM.MICROSOFT.TEXTJOIN(&quot;, &quot;; 1; IF(ISBLANK([.H332:.AMJ332]); &quot;&quot;; [.H$2:.AMJ$2] &amp; &quot;: &quot; &amp; [.H332:.AMJ332]))" office:value-type="string" office:string-value="JudgeDeadd: 2" calcext:value-type="string">
            <text:p>JudgeDeadd: 2</text:p>
          </table:table-cell>
          <table:table-cell table:style-name="ce11" table:formula="of:=SUMPRODUCT(NOT(ISBLANK([.H332:.AMJ332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13" calcext:value-type="float">
            <text:p>313</text:p>
          </table:table-cell>
          <table:table-cell table:formula="of:=SUM([.H333:.AMJ333])" office:value-type="float" office:value="2" calcext:value-type="float">
            <text:p>2</text:p>
          </table:table-cell>
          <table:table-cell table:style-name="ce72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table:style-name="ce10" table:number-matrix-columns-spanned="1" table:number-matrix-rows-spanned="1" table:formula="of:=COM.MICROSOFT.TEXTJOIN(&quot;, &quot;; 1; IF(ISBLANK([.H333:.AMJ333]); &quot;&quot;; [.H$2:.AMJ$2] &amp; &quot;: &quot; &amp; [.H333:.AMJ333]))" office:value-type="string" office:string-value="Red-XIII: 2" calcext:value-type="string">
            <text:p>Red-XIII: 2</text:p>
          </table:table-cell>
          <table:table-cell table:style-name="ce11" table:formula="of:=SUMPRODUCT(NOT(ISBLANK([.H333:.AMJ333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13" calcext:value-type="float">
            <text:p>313</text:p>
          </table:table-cell>
          <table:table-cell table:formula="of:=SUM([.H334:.AMJ334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table:style-name="ce10" table:number-matrix-columns-spanned="1" table:number-matrix-rows-spanned="1" table:formula="of:=COM.MICROSOFT.TEXTJOIN(&quot;, &quot;; 1; IF(ISBLANK([.H334:.AMJ334]); &quot;&quot;; [.H$2:.AMJ$2] &amp; &quot;: &quot; &amp; [.H334:.AMJ334]))" office:value-type="string" office:string-value="bzzrak: 2" calcext:value-type="string">
            <text:p>bzzrak: 2</text:p>
          </table:table-cell>
          <table:table-cell table:style-name="ce11" table:formula="of:=SUMPRODUCT(NOT(ISBLANK([.H334:.AMJ334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13" calcext:value-type="float">
            <text:p>313</text:p>
          </table:table-cell>
          <table:table-cell table:formula="of:=SUM([.H335:.AMJ335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table:style-name="ce10" table:number-matrix-columns-spanned="1" table:number-matrix-rows-spanned="1" table:formula="of:=COM.MICROSOFT.TEXTJOIN(&quot;, &quot;; 1; IF(ISBLANK([.H335:.AMJ335]); &quot;&quot;; [.H$2:.AMJ$2] &amp; &quot;: &quot; &amp; [.H335:.AMJ335]))" office:value-type="string" office:string-value="Octillion: 2" calcext:value-type="string">
            <text:p>Octillion: 2</text:p>
          </table:table-cell>
          <table:table-cell table:style-name="ce11" table:formula="of:=SUMPRODUCT(NOT(ISBLANK([.H335:.AMJ335])))"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30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13" calcext:value-type="float">
            <text:p>313</text:p>
          </table:table-cell>
          <table:table-cell table:formula="of:=SUM([.H336:.AMJ336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table:style-name="ce10" table:number-matrix-columns-spanned="1" table:number-matrix-rows-spanned="1" table:formula="of:=COM.MICROSOFT.TEXTJOIN(&quot;, &quot;; 1; IF(ISBLANK([.H336:.AMJ336]); &quot;&quot;; [.H$2:.AMJ$2] &amp; &quot;: &quot; &amp; [.H336:.AMJ336]))" office:value-type="string" office:string-value="Grazza: 2" calcext:value-type="string">
            <text:p>Grazza: 2</text:p>
          </table:table-cell>
          <table:table-cell table:style-name="ce11" table:formula="of:=SUMPRODUCT(NOT(ISBLANK([.H336:.AMJ336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13" calcext:value-type="float">
            <text:p>313</text:p>
          </table:table-cell>
          <table:table-cell table:formula="of:=SUM([.H337:.AMJ337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table:style-name="ce10" table:number-matrix-columns-spanned="1" table:number-matrix-rows-spanned="1" table:formula="of:=COM.MICROSOFT.TEXTJOIN(&quot;, &quot;; 1; IF(ISBLANK([.H337:.AMJ337]); &quot;&quot;; [.H$2:.AMJ$2] &amp; &quot;: &quot; &amp; [.H337:.AMJ337]))" office:value-type="string" office:string-value="Soundblock: 2" calcext:value-type="string">
            <text:p>Soundblock: 2</text:p>
          </table:table-cell>
          <table:table-cell table:style-name="ce11" table:formula="of:=SUMPRODUCT(NOT(ISBLANK([.H337:.AMJ337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13" calcext:value-type="float">
            <text:p>313</text:p>
          </table:table-cell>
          <table:table-cell table:formula="of:=SUM([.H338:.AMJ338])" office:value-type="float" office:value="2" calcext:value-type="float">
            <text:p>2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table:style-name="ce10" table:number-matrix-columns-spanned="1" table:number-matrix-rows-spanned="1" table:formula="of:=COM.MICROSOFT.TEXTJOIN(&quot;, &quot;; 1; IF(ISBLANK([.H338:.AMJ338]); &quot;&quot;; [.H$2:.AMJ$2] &amp; &quot;: &quot; &amp; [.H338:.AMJ338]))" office:value-type="string" office:string-value="Doomkid: 2" calcext:value-type="string">
            <text:p>Doomkid: 2</text:p>
          </table:table-cell>
          <table:table-cell table:style-name="ce11" table:formula="of:=SUMPRODUCT(NOT(ISBLANK([.H338:.AMJ338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36" calcext:value-type="float">
            <text:p>336</text:p>
          </table:table-cell>
          <table:table-cell table:formula="of:=SUM([.H339:.AMJ339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table:style-name="ce10" table:number-matrix-columns-spanned="1" table:number-matrix-rows-spanned="1" table:formula="of:=COM.MICROSOFT.TEXTJOIN(&quot;, &quot;; 1; IF(ISBLANK([.H339:.AMJ339]); &quot;&quot;; [.H$2:.AMJ$2] &amp; &quot;: &quot; &amp; [.H339:.AMJ339]))" office:value-type="string" office:string-value="Doomkid: 1" calcext:value-type="string">
            <text:p>Doomkid: 1</text:p>
          </table:table-cell>
          <table:table-cell table:style-name="ce11" table:formula="of:=SUMPRODUCT(NOT(ISBLANK([.H339:.AMJ339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36" calcext:value-type="float">
            <text:p>336</text:p>
          </table:table-cell>
          <table:table-cell table:formula="of:=SUM([.H340:.AMJ340])" office:value-type="float" office:value="1" calcext:value-type="float">
            <text:p>1</text:p>
          </table:table-cell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table:style-name="ce10" table:number-matrix-columns-spanned="1" table:number-matrix-rows-spanned="1" table:formula="of:=COM.MICROSOFT.TEXTJOIN(&quot;, &quot;; 1; IF(ISBLANK([.H340:.AMJ340]); &quot;&quot;; [.H$2:.AMJ$2] &amp; &quot;: &quot; &amp; [.H340:.AMJ340]))" office:value-type="string" office:string-value="Archie550: 1" calcext:value-type="string">
            <text:p>Archie550: 1</text:p>
          </table:table-cell>
          <table:table-cell table:style-name="ce11" table:formula="of:=SUMPRODUCT(NOT(ISBLANK([.H340:.AMJ340])))" office:value-type="float" office:value="1" calcext:value-type="float">
            <text:p>1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36" calcext:value-type="float">
            <text:p>336</text:p>
          </table:table-cell>
          <table:table-cell table:formula="of:=SUM([.H341:.AMJ341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table:style-name="ce10" table:number-matrix-columns-spanned="1" table:number-matrix-rows-spanned="1" table:formula="of:=COM.MICROSOFT.TEXTJOIN(&quot;, &quot;; 1; IF(ISBLANK([.H341:.AMJ341]); &quot;&quot;; [.H$2:.AMJ$2] &amp; &quot;: &quot; &amp; [.H341:.AMJ341]))" office:value-type="string" office:string-value="Jaws In Space: 1" calcext:value-type="string">
            <text:p>Jaws In Space: 1</text:p>
          </table:table-cell>
          <table:table-cell table:style-name="ce11" table:formula="of:=SUMPRODUCT(NOT(ISBLANK([.H341:.AMJ34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36" calcext:value-type="float">
            <text:p>336</text:p>
          </table:table-cell>
          <table:table-cell table:formula="of:=SUM([.H342:.AMJ342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table:style-name="ce10" table:number-matrix-columns-spanned="1" table:number-matrix-rows-spanned="1" table:formula="of:=COM.MICROSOFT.TEXTJOIN(&quot;, &quot;; 1; IF(ISBLANK([.H342:.AMJ342]); &quot;&quot;; [.H$2:.AMJ$2] &amp; &quot;: &quot; &amp; [.H342:.AMJ342]))" office:value-type="string" office:string-value="Soundblock: 1" calcext:value-type="string">
            <text:p>Soundblock: 1</text:p>
          </table:table-cell>
          <table:table-cell table:style-name="ce11" table:formula="of:=SUMPRODUCT(NOT(ISBLANK([.H342:.AMJ342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36" calcext:value-type="float">
            <text:p>336</text:p>
          </table:table-cell>
          <table:table-cell table:formula="of:=SUM([.H343:.AMJ343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table:style-name="ce10" table:number-matrix-columns-spanned="1" table:number-matrix-rows-spanned="1" table:formula="of:=COM.MICROSOFT.TEXTJOIN(&quot;, &quot;; 1; IF(ISBLANK([.H343:.AMJ343]); &quot;&quot;; [.H$2:.AMJ$2] &amp; &quot;: &quot; &amp; [.H343:.AMJ343]))" office:value-type="string" office:string-value="WH-Wilou84: 1" calcext:value-type="string">
            <text:p>WH-Wilou84: 1</text:p>
          </table:table-cell>
          <table:table-cell table:style-name="ce11" table:formula="of:=SUMPRODUCT(NOT(ISBLANK([.H343:.AMJ343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36" calcext:value-type="float">
            <text:p>336</text:p>
          </table:table-cell>
          <table:table-cell table:formula="of:=SUM([.H344:.AMJ344])" office:value-type="float" office:value="1" calcext:value-type="float">
            <text:p>1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table:style-name="ce10" table:number-matrix-columns-spanned="1" table:number-matrix-rows-spanned="1" table:formula="of:=COM.MICROSOFT.TEXTJOIN(&quot;, &quot;; 1; IF(ISBLANK([.H344:.AMJ344]); &quot;&quot;; [.H$2:.AMJ$2] &amp; &quot;: &quot; &amp; [.H344:.AMJ344]))" office:value-type="string" office:string-value="joepallai: 1" calcext:value-type="string">
            <text:p>joepallai: 1</text:p>
          </table:table-cell>
          <table:table-cell table:style-name="ce11" table:formula="of:=SUMPRODUCT(NOT(ISBLANK([.H344:.AMJ344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36" calcext:value-type="float">
            <text:p>336</text:p>
          </table:table-cell>
          <table:table-cell table:formula="of:=SUM([.H345:.AMJ345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table:style-name="ce10" table:number-matrix-columns-spanned="1" table:number-matrix-rows-spanned="1" table:formula="of:=COM.MICROSOFT.TEXTJOIN(&quot;, &quot;; 1; IF(ISBLANK([.H345:.AMJ345]); &quot;&quot;; [.H$2:.AMJ$2] &amp; &quot;: &quot; &amp; [.H345:.AMJ345]))" office:value-type="string" office:string-value="Philnemba: 1" calcext:value-type="string">
            <text:p>Philnemba: 1</text:p>
          </table:table-cell>
          <table:table-cell table:style-name="ce11" table:formula="of:=SUMPRODUCT(NOT(ISBLANK([.H345:.AMJ34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36" calcext:value-type="float">
            <text:p>336</text:p>
          </table:table-cell>
          <table:table-cell table:formula="of:=SUM([.H346:.AMJ346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s3-eu-west-1.amazonaws.com/dtwid/dtwidmus.zip" xlink:type="simple">https://s3-eu-west-1.amazonaws.com/dtwid/dtwidmus.zip</text:a></text:p>
          </table:table-cell>
          <table:table-cell table:style-name="ce10" table:number-matrix-columns-spanned="1" table:number-matrix-rows-spanned="1" table:formula="of:=COM.MICROSOFT.TEXTJOIN(&quot;, &quot;; 1; IF(ISBLANK([.H346:.AMJ346]); &quot;&quot;; [.H$2:.AMJ$2] &amp; &quot;: &quot; &amp; [.H346:.AMJ346]))" office:value-type="string" office:string-value="Diabolución: 1" calcext:value-type="string">
            <text:p>Diabolución: 1</text:p>
          </table:table-cell>
          <table:table-cell table:style-name="ce11" table:formula="of:=SUMPRODUCT(NOT(ISBLANK([.H346:.AMJ346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2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36" calcext:value-type="float">
            <text:p>336</text:p>
          </table:table-cell>
          <table:table-cell table:formula="of:=SUM([.H347:.AMJ347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table:style-name="ce10" table:number-matrix-columns-spanned="1" table:number-matrix-rows-spanned="1" table:formula="of:=COM.MICROSOFT.TEXTJOIN(&quot;, &quot;; 1; IF(ISBLANK([.H347:.AMJ347]); &quot;&quot;; [.H$2:.AMJ$2] &amp; &quot;: &quot; &amp; [.H347:.AMJ347]))" office:value-type="string" office:string-value="bonnie: 1" calcext:value-type="string">
            <text:p>bonnie: 1</text:p>
          </table:table-cell>
          <table:table-cell table:style-name="ce11" table:formula="of:=SUMPRODUCT(NOT(ISBLANK([.H347:.AMJ347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36" calcext:value-type="float">
            <text:p>336</text:p>
          </table:table-cell>
          <table:table-cell table:formula="of:=SUM([.H348:.AMJ348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table:style-name="ce10" table:number-matrix-columns-spanned="1" table:number-matrix-rows-spanned="1" table:formula="of:=COM.MICROSOFT.TEXTJOIN(&quot;, &quot;; 1; IF(ISBLANK([.H348:.AMJ348]); &quot;&quot;; [.H$2:.AMJ$2] &amp; &quot;: &quot; &amp; [.H348:.AMJ348]))" office:value-type="string" office:string-value="Grazza: 1" calcext:value-type="string">
            <text:p>Grazza: 1</text:p>
          </table:table-cell>
          <table:table-cell table:style-name="ce11" table:formula="of:=SUMPRODUCT(NOT(ISBLANK([.H348:.AMJ348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36" calcext:value-type="float">
            <text:p>336</text:p>
          </table:table-cell>
          <table:table-cell table:formula="of:=SUM([.H349:.AMJ349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table:style-name="ce10" table:number-matrix-columns-spanned="1" table:number-matrix-rows-spanned="1" table:formula="of:=COM.MICROSOFT.TEXTJOIN(&quot;, &quot;; 1; IF(ISBLANK([.H349:.AMJ349]); &quot;&quot;; [.H$2:.AMJ$2] &amp; &quot;: &quot; &amp; [.H349:.AMJ349]))" office:value-type="string" office:string-value="Soundblock: 1" calcext:value-type="string">
            <text:p>Soundblock: 1</text:p>
          </table:table-cell>
          <table:table-cell table:style-name="ce11" table:formula="of:=SUMPRODUCT(NOT(ISBLANK([.H349:.AMJ349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36" calcext:value-type="float">
            <text:p>336</text:p>
          </table:table-cell>
          <table:table-cell table:formula="of:=SUM([.H350:.AMJ350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table:style-name="ce10" table:number-matrix-columns-spanned="1" table:number-matrix-rows-spanned="1" table:formula="of:=COM.MICROSOFT.TEXTJOIN(&quot;, &quot;; 1; IF(ISBLANK([.H350:.AMJ350]); &quot;&quot;; [.H$2:.AMJ$2] &amp; &quot;: &quot; &amp; [.H350:.AMJ350]))" office:value-type="string" office:string-value="joepallai: 1" calcext:value-type="string">
            <text:p>joepallai: 1</text:p>
          </table:table-cell>
          <table:table-cell table:style-name="ce11" table:formula="of:=SUMPRODUCT(NOT(ISBLANK([.H350:.AMJ350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36" calcext:value-type="float">
            <text:p>336</text:p>
          </table:table-cell>
          <table:table-cell table:formula="of:=SUM([.H351:.AMJ351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table:style-name="ce10" table:number-matrix-columns-spanned="1" table:number-matrix-rows-spanned="1" table:formula="of:=COM.MICROSOFT.TEXTJOIN(&quot;, &quot;; 1; IF(ISBLANK([.H351:.AMJ351]); &quot;&quot;; [.H$2:.AMJ$2] &amp; &quot;: &quot; &amp; [.H351:.AMJ351]))" office:value-type="string" office:string-value="AnonimVio: 1" calcext:value-type="string">
            <text:p>AnonimVio: 1</text:p>
          </table:table-cell>
          <table:table-cell table:style-name="ce11" table:formula="of:=SUMPRODUCT(NOT(ISBLANK([.H351:.AMJ351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36" calcext:value-type="float">
            <text:p>336</text:p>
          </table:table-cell>
          <table:table-cell table:formula="of:=SUM([.H352:.AMJ352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table:style-name="ce10" table:number-matrix-columns-spanned="1" table:number-matrix-rows-spanned="1" table:formula="of:=COM.MICROSOFT.TEXTJOIN(&quot;, &quot;; 1; IF(ISBLANK([.H352:.AMJ352]); &quot;&quot;; [.H$2:.AMJ$2] &amp; &quot;: &quot; &amp; [.H352:.AMJ352]))" office:value-type="string" office:string-value="bzzrak: 1" calcext:value-type="string">
            <text:p>bzzrak: 1</text:p>
          </table:table-cell>
          <table:table-cell table:style-name="ce11" table:formula="of:=SUMPRODUCT(NOT(ISBLANK([.H352:.AMJ352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36" calcext:value-type="float">
            <text:p>336</text:p>
          </table:table-cell>
          <table:table-cell table:formula="of:=SUM([.H353:.AMJ353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table:style-name="ce10" table:number-matrix-columns-spanned="1" table:number-matrix-rows-spanned="1" table:formula="of:=COM.MICROSOFT.TEXTJOIN(&quot;, &quot;; 1; IF(ISBLANK([.H353:.AMJ353]); &quot;&quot;; [.H$2:.AMJ$2] &amp; &quot;: &quot; &amp; [.H353:.AMJ353]))" office:value-type="string" office:string-value="Phobus: 1" calcext:value-type="string">
            <text:p>Phobus: 1</text:p>
          </table:table-cell>
          <table:table-cell table:style-name="ce11" table:formula="of:=SUMPRODUCT(NOT(ISBLANK([.H353:.AMJ353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36" calcext:value-type="float">
            <text:p>336</text:p>
          </table:table-cell>
          <table:table-cell table:formula="of:=SUM([.H354:.AMJ354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table:style-name="ce10" table:number-matrix-columns-spanned="1" table:number-matrix-rows-spanned="1" table:formula="of:=COM.MICROSOFT.TEXTJOIN(&quot;, &quot;; 1; IF(ISBLANK([.H354:.AMJ354]); &quot;&quot;; [.H$2:.AMJ$2] &amp; &quot;: &quot; &amp; [.H354:.AMJ354]))" office:value-type="string" office:string-value="NoisyVelvet: 1" calcext:value-type="string">
            <text:p>NoisyVelvet: 1</text:p>
          </table:table-cell>
          <table:table-cell table:style-name="ce11" table:formula="of:=SUMPRODUCT(NOT(ISBLANK([.H354:.AMJ354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36" calcext:value-type="float">
            <text:p>336</text:p>
          </table:table-cell>
          <table:table-cell table:formula="of:=SUM([.H355:.AMJ355])" office:value-type="float" office:value="1" calcext:value-type="float">
            <text:p>1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https://www.doomworld.com/idgames/levels/doom2/m-o/nostromo</text:p>
          </table:table-cell>
          <table:table-cell/>
          <table:table-cell table:style-name="ce11" table:formula="of:=SUMPRODUCT(NOT(ISBLANK([.H355:.AMJ355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36" calcext:value-type="float">
            <text:p>336</text:p>
          </table:table-cell>
          <table:table-cell table:formula="of:=SUM([.H356:.AMJ356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table:style-name="ce10" table:number-matrix-columns-spanned="1" table:number-matrix-rows-spanned="1" table:formula="of:=COM.MICROSOFT.TEXTJOIN(&quot;, &quot;; 1; IF(ISBLANK([.H356:.AMJ356]); &quot;&quot;; [.H$2:.AMJ$2] &amp; &quot;: &quot; &amp; [.H356:.AMJ356]))" office:value-type="string" office:string-value="T-Rex: 1" calcext:value-type="string">
            <text:p>T-Rex: 1</text:p>
          </table:table-cell>
          <table:table-cell table:style-name="ce11" table:formula="of:=SUMPRODUCT(NOT(ISBLANK([.H356:.AMJ356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36" calcext:value-type="float">
            <text:p>336</text:p>
          </table:table-cell>
          <table:table-cell table:formula="of:=SUM([.H357:.AMJ357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table:style-name="ce10" table:number-matrix-columns-spanned="1" table:number-matrix-rows-spanned="1" table:formula="of:=COM.MICROSOFT.TEXTJOIN(&quot;, &quot;; 1; IF(ISBLANK([.H357:.AMJ357]); &quot;&quot;; [.H$2:.AMJ$2] &amp; &quot;: &quot; &amp; [.H357:.AMJ357]))" office:value-type="string" office:string-value="HUNdebLeonidasX: 1" calcext:value-type="string">
            <text:p>HUNdebLeonidasX: 1</text:p>
          </table:table-cell>
          <table:table-cell table:style-name="ce11" table:formula="of:=SUMPRODUCT(NOT(ISBLANK([.H357:.AMJ357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36" calcext:value-type="float">
            <text:p>336</text:p>
          </table:table-cell>
          <table:table-cell table:formula="of:=SUM([.H358:.AMJ358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table:style-name="ce10" table:number-matrix-columns-spanned="1" table:number-matrix-rows-spanned="1" table:formula="of:=COM.MICROSOFT.TEXTJOIN(&quot;, &quot;; 1; IF(ISBLANK([.H358:.AMJ358]); &quot;&quot;; [.H$2:.AMJ$2] &amp; &quot;: &quot; &amp; [.H358:.AMJ358]))" office:value-type="string" office:string-value="everennui: 1" calcext:value-type="string">
            <text:p>everennui: 1</text:p>
          </table:table-cell>
          <table:table-cell table:style-name="ce11" table:formula="of:=SUMPRODUCT(NOT(ISBLANK([.H358:.AMJ358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36" calcext:value-type="float">
            <text:p>336</text:p>
          </table:table-cell>
          <table:table-cell table:formula="of:=SUM([.H359:.AMJ359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table:style-name="ce10" table:number-matrix-columns-spanned="1" table:number-matrix-rows-spanned="1" table:formula="of:=COM.MICROSOFT.TEXTJOIN(&quot;, &quot;; 1; IF(ISBLANK([.H359:.AMJ359]); &quot;&quot;; [.H$2:.AMJ$2] &amp; &quot;: &quot; &amp; [.H359:.AMJ359]))" office:value-type="string" office:string-value="STILES: 1" calcext:value-type="string">
            <text:p>STILES: 1</text:p>
          </table:table-cell>
          <table:table-cell table:style-name="ce11" table:formula="of:=SUMPRODUCT(NOT(ISBLANK([.H359:.AMJ359])))" office:value-type="float" office:value="1" calcext:value-type="float">
            <text:p>1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36" calcext:value-type="float">
            <text:p>336</text:p>
          </table:table-cell>
          <table:table-cell table:formula="of:=SUM([.H360:.AMJ360])" office:value-type="float" office:value="1" calcext:value-type="float">
            <text:p>1</text:p>
          </table:table-cell>
          <table:table-cell office:value-type="string" calcext:value-type="string">
            <text:p>The Darkening Episode 1</text:p>
          </table:table-cell>
          <table:table-cell office:value-type="string" calcext:value-type="string">
            <text:p>https://www.doomworld.com/idgames/levels/doom2/megawads/darken</text:p>
          </table:table-cell>
          <table:table-cell table:style-name="ce10" table:number-matrix-columns-spanned="1" table:number-matrix-rows-spanned="1" table:formula="of:=COM.MICROSOFT.TEXTJOIN(&quot;, &quot;; 1; IF(ISBLANK([.H360:.AMJ360]); &quot;&quot;; [.H$2:.AMJ$2] &amp; &quot;: &quot; &amp; [.H360:.AMJ360]))" office:value-type="string" office:string-value="ASaltShaker: 1" calcext:value-type="string">
            <text:p>ASaltShaker: 1</text:p>
          </table:table-cell>
          <table:table-cell table:style-name="ce11" table:formula="of:=SUMPRODUCT(NOT(ISBLANK([.H360:.AMJ360])))" office:value-type="float" office:value="1" calcext:value-type="float">
            <text:p>1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36" calcext:value-type="float">
            <text:p>336</text:p>
          </table:table-cell>
          <table:table-cell table:formula="of:=SUM([.H361:.AMJ361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table:style-name="ce10" table:number-matrix-columns-spanned="1" table:number-matrix-rows-spanned="1" table:formula="of:=COM.MICROSOFT.TEXTJOIN(&quot;, &quot;; 1; IF(ISBLANK([.H361:.AMJ361]); &quot;&quot;; [.H$2:.AMJ$2] &amp; &quot;: &quot; &amp; [.H361:.AMJ361]))" office:value-type="string" office:string-value="everennui: 1" calcext:value-type="string">
            <text:p>everennui: 1</text:p>
          </table:table-cell>
          <table:table-cell table:style-name="ce11" table:formula="of:=SUMPRODUCT(NOT(ISBLANK([.H361:.AMJ361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36" calcext:value-type="float">
            <text:p>336</text:p>
          </table:table-cell>
          <table:table-cell table:formula="of:=SUM([.H362:.AMJ362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table:style-name="ce10" table:number-matrix-columns-spanned="1" table:number-matrix-rows-spanned="1" table:formula="of:=COM.MICROSOFT.TEXTJOIN(&quot;, &quot;; 1; IF(ISBLANK([.H362:.AMJ362]); &quot;&quot;; [.H$2:.AMJ$2] &amp; &quot;: &quot; &amp; [.H362:.AMJ362]))" office:value-type="string" office:string-value="Malrionn: 1" calcext:value-type="string">
            <text:p>Malrionn: 1</text:p>
          </table:table-cell>
          <table:table-cell table:style-name="ce11" table:formula="of:=SUMPRODUCT(NOT(ISBLANK([.H362:.AMJ362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36" calcext:value-type="float">
            <text:p>336</text:p>
          </table:table-cell>
          <table:table-cell table:formula="of:=SUM([.H363:.AMJ363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table:style-name="ce10" table:number-matrix-columns-spanned="1" table:number-matrix-rows-spanned="1" table:formula="of:=COM.MICROSOFT.TEXTJOIN(&quot;, &quot;; 1; IF(ISBLANK([.H363:.AMJ363]); &quot;&quot;; [.H$2:.AMJ$2] &amp; &quot;: &quot; &amp; [.H363:.AMJ363]))" office:value-type="string" office:string-value="T-Rex: 1" calcext:value-type="string">
            <text:p>T-Rex: 1</text:p>
          </table:table-cell>
          <table:table-cell table:style-name="ce11" table:formula="of:=SUMPRODUCT(NOT(ISBLANK([.H363:.AMJ363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36" calcext:value-type="float">
            <text:p>336</text:p>
          </table:table-cell>
          <table:table-cell table:formula="of:=SUM([.H364:.AMJ364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table:style-name="ce10" table:number-matrix-columns-spanned="1" table:number-matrix-rows-spanned="1" table:formula="of:=COM.MICROSOFT.TEXTJOIN(&quot;, &quot;; 1; IF(ISBLANK([.H364:.AMJ364]); &quot;&quot;; [.H$2:.AMJ$2] &amp; &quot;: &quot; &amp; [.H364:.AMJ364]))" office:value-type="string" office:string-value="T-Rex: 1" calcext:value-type="string">
            <text:p>T-Rex: 1</text:p>
          </table:table-cell>
          <table:table-cell table:style-name="ce11" table:formula="of:=SUMPRODUCT(NOT(ISBLANK([.H364:.AMJ364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36" calcext:value-type="float">
            <text:p>336</text:p>
          </table:table-cell>
          <table:table-cell table:formula="of:=SUM([.H365:.AMJ365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table:style-name="ce10" table:number-matrix-columns-spanned="1" table:number-matrix-rows-spanned="1" table:formula="of:=COM.MICROSOFT.TEXTJOIN(&quot;, &quot;; 1; IF(ISBLANK([.H365:.AMJ365]); &quot;&quot;; [.H$2:.AMJ$2] &amp; &quot;: &quot; &amp; [.H365:.AMJ365]))" office:value-type="string" office:string-value="Soundblock: 1" calcext:value-type="string">
            <text:p>Soundblock: 1</text:p>
          </table:table-cell>
          <table:table-cell table:style-name="ce11" table:formula="of:=SUMPRODUCT(NOT(ISBLANK([.H365:.AMJ365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36" calcext:value-type="float">
            <text:p>336</text:p>
          </table:table-cell>
          <table:table-cell table:formula="of:=SUM([.H366:.AMJ366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table:style-name="ce10" table:number-matrix-columns-spanned="1" table:number-matrix-rows-spanned="1" table:formula="of:=COM.MICROSOFT.TEXTJOIN(&quot;, &quot;; 1; IF(ISBLANK([.H366:.AMJ366]); &quot;&quot;; [.H$2:.AMJ$2] &amp; &quot;: &quot; &amp; [.H366:.AMJ366]))" office:value-type="string" office:string-value="yakfak: 1" calcext:value-type="string">
            <text:p>yakfak: 1</text:p>
          </table:table-cell>
          <table:table-cell table:style-name="ce11" table:formula="of:=SUMPRODUCT(NOT(ISBLANK([.H366:.AMJ366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36" calcext:value-type="float">
            <text:p>336</text:p>
          </table:table-cell>
          <table:table-cell table:formula="of:=SUM([.H367:.AMJ367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table:style-name="ce10" table:number-matrix-columns-spanned="1" table:number-matrix-rows-spanned="1" table:formula="of:=COM.MICROSOFT.TEXTJOIN(&quot;, &quot;; 1; IF(ISBLANK([.H367:.AMJ367]); &quot;&quot;; [.H$2:.AMJ$2] &amp; &quot;: &quot; &amp; [.H367:.AMJ367]))" office:value-type="string" office:string-value="NoisyVelvet: 1" calcext:value-type="string">
            <text:p>NoisyVelvet: 1</text:p>
          </table:table-cell>
          <table:table-cell table:style-name="ce11" table:formula="of:=SUMPRODUCT(NOT(ISBLANK([.H367:.AMJ367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36" calcext:value-type="float">
            <text:p>336</text:p>
          </table:table-cell>
          <table:table-cell table:formula="of:=SUM([.H368:.AMJ368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https://www.doomworld.com/idgames/levels/doom2/Ports/v-z/whitemar</text:p>
          </table:table-cell>
          <table:table-cell table:style-name="ce10" table:number-matrix-columns-spanned="1" table:number-matrix-rows-spanned="1" table:formula="of:=COM.MICROSOFT.TEXTJOIN(&quot;, &quot;; 1; IF(ISBLANK([.H368:.AMJ368]); &quot;&quot;; [.H$2:.AMJ$2] &amp; &quot;: &quot; &amp; [.H368:.AMJ368]))" office:value-type="string" office:string-value="Pierrot: 1" calcext:value-type="string">
            <text:p>Pierrot: 1</text:p>
          </table:table-cell>
          <table:table-cell table:style-name="ce11" table:formula="of:=SUMPRODUCT(NOT(ISBLANK([.H368:.AMJ368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66" calcext:value-type="float">
            <text:p>366</text:p>
          </table:table-cell>
          <table:table-cell table:formula="of:=SUM([.H369:.AMJ36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69:.AMJ369]); &quot;&quot;; [.H$2:.AMJ$2] &amp; &quot;: &quot; &amp; [.H369:.AMJ369]))">
            <text:p/>
          </table:table-cell>
          <table:table-cell table:style-name="ce11" table:formula="of:=SUMPRODUCT(NOT(ISBLANK([.H369:.AMJ3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66" calcext:value-type="float">
            <text:p>366</text:p>
          </table:table-cell>
          <table:table-cell table:formula="of:=SUM([.H370:.AMJ37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0:.AMJ370]); &quot;&quot;; [.H$2:.AMJ$2] &amp; &quot;: &quot; &amp; [.H370:.AMJ370]))">
            <text:p/>
          </table:table-cell>
          <table:table-cell table:style-name="ce11" table:formula="of:=SUMPRODUCT(NOT(ISBLANK([.H370:.AMJ3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66" calcext:value-type="float">
            <text:p>366</text:p>
          </table:table-cell>
          <table:table-cell table:formula="of:=SUM([.H371:.AMJ37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1:.AMJ371]); &quot;&quot;; [.H$2:.AMJ$2] &amp; &quot;: &quot; &amp; [.H371:.AMJ371]))">
            <text:p/>
          </table:table-cell>
          <table:table-cell table:style-name="ce11" table:formula="of:=SUMPRODUCT(NOT(ISBLANK([.H371:.AMJ3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66" calcext:value-type="float">
            <text:p>366</text:p>
          </table:table-cell>
          <table:table-cell table:formula="of:=SUM([.H372:.AMJ37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2:.AMJ372]); &quot;&quot;; [.H$2:.AMJ$2] &amp; &quot;: &quot; &amp; [.H372:.AMJ372]))">
            <text:p/>
          </table:table-cell>
          <table:table-cell table:style-name="ce11" table:formula="of:=SUMPRODUCT(NOT(ISBLANK([.H372:.AMJ3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66" calcext:value-type="float">
            <text:p>366</text:p>
          </table:table-cell>
          <table:table-cell table:formula="of:=SUM([.H373:.AMJ37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3:.AMJ373]); &quot;&quot;; [.H$2:.AMJ$2] &amp; &quot;: &quot; &amp; [.H373:.AMJ373]))">
            <text:p/>
          </table:table-cell>
          <table:table-cell table:style-name="ce11" table:formula="of:=SUMPRODUCT(NOT(ISBLANK([.H373:.AMJ3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66" calcext:value-type="float">
            <text:p>366</text:p>
          </table:table-cell>
          <table:table-cell table:formula="of:=SUM([.H374:.AMJ37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4:.AMJ374]); &quot;&quot;; [.H$2:.AMJ$2] &amp; &quot;: &quot; &amp; [.H374:.AMJ374]))">
            <text:p/>
          </table:table-cell>
          <table:table-cell table:style-name="ce11" table:formula="of:=SUMPRODUCT(NOT(ISBLANK([.H374:.AMJ3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66" calcext:value-type="float">
            <text:p>366</text:p>
          </table:table-cell>
          <table:table-cell table:formula="of:=SUM([.H375:.AMJ37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5:.AMJ375]); &quot;&quot;; [.H$2:.AMJ$2] &amp; &quot;: &quot; &amp; [.H375:.AMJ375]))">
            <text:p/>
          </table:table-cell>
          <table:table-cell table:style-name="ce11" table:formula="of:=SUMPRODUCT(NOT(ISBLANK([.H375:.AMJ3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66" calcext:value-type="float">
            <text:p>366</text:p>
          </table:table-cell>
          <table:table-cell table:formula="of:=SUM([.H376:.AMJ37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6:.AMJ376]); &quot;&quot;; [.H$2:.AMJ$2] &amp; &quot;: &quot; &amp; [.H376:.AMJ376]))">
            <text:p/>
          </table:table-cell>
          <table:table-cell table:style-name="ce11" table:formula="of:=SUMPRODUCT(NOT(ISBLANK([.H376:.AMJ3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66" calcext:value-type="float">
            <text:p>366</text:p>
          </table:table-cell>
          <table:table-cell table:formula="of:=SUM([.H377:.AMJ37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7:.AMJ377]); &quot;&quot;; [.H$2:.AMJ$2] &amp; &quot;: &quot; &amp; [.H377:.AMJ377]))">
            <text:p/>
          </table:table-cell>
          <table:table-cell table:style-name="ce11" table:formula="of:=SUMPRODUCT(NOT(ISBLANK([.H377:.AMJ3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66" calcext:value-type="float">
            <text:p>366</text:p>
          </table:table-cell>
          <table:table-cell table:formula="of:=SUM([.H378:.AMJ37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8:.AMJ378]); &quot;&quot;; [.H$2:.AMJ$2] &amp; &quot;: &quot; &amp; [.H378:.AMJ378]))">
            <text:p/>
          </table:table-cell>
          <table:table-cell table:style-name="ce11" table:formula="of:=SUMPRODUCT(NOT(ISBLANK([.H378:.AMJ3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66" calcext:value-type="float">
            <text:p>366</text:p>
          </table:table-cell>
          <table:table-cell table:formula="of:=SUM([.H379:.AMJ37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9:.AMJ379]); &quot;&quot;; [.H$2:.AMJ$2] &amp; &quot;: &quot; &amp; [.H379:.AMJ379]))">
            <text:p/>
          </table:table-cell>
          <table:table-cell table:style-name="ce11" table:formula="of:=SUMPRODUCT(NOT(ISBLANK([.H379:.AMJ3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66" calcext:value-type="float">
            <text:p>366</text:p>
          </table:table-cell>
          <table:table-cell table:formula="of:=SUM([.H380:.AMJ38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0:.AMJ380]); &quot;&quot;; [.H$2:.AMJ$2] &amp; &quot;: &quot; &amp; [.H380:.AMJ380]))">
            <text:p/>
          </table:table-cell>
          <table:table-cell table:style-name="ce11" table:formula="of:=SUMPRODUCT(NOT(ISBLANK([.H380:.AMJ3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66" calcext:value-type="float">
            <text:p>366</text:p>
          </table:table-cell>
          <table:table-cell table:formula="of:=SUM([.H381:.AMJ38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1:.AMJ381]); &quot;&quot;; [.H$2:.AMJ$2] &amp; &quot;: &quot; &amp; [.H381:.AMJ381]))">
            <text:p/>
          </table:table-cell>
          <table:table-cell table:style-name="ce11" table:formula="of:=SUMPRODUCT(NOT(ISBLANK([.H381:.AMJ3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66" calcext:value-type="float">
            <text:p>366</text:p>
          </table:table-cell>
          <table:table-cell table:formula="of:=SUM([.H382:.AMJ38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2:.AMJ382]); &quot;&quot;; [.H$2:.AMJ$2] &amp; &quot;: &quot; &amp; [.H382:.AMJ382]))">
            <text:p/>
          </table:table-cell>
          <table:table-cell table:style-name="ce11" table:formula="of:=SUMPRODUCT(NOT(ISBLANK([.H382:.AMJ3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66" calcext:value-type="float">
            <text:p>366</text:p>
          </table:table-cell>
          <table:table-cell table:formula="of:=SUM([.H383:.AMJ38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3:.AMJ383]); &quot;&quot;; [.H$2:.AMJ$2] &amp; &quot;: &quot; &amp; [.H383:.AMJ383]))">
            <text:p/>
          </table:table-cell>
          <table:table-cell table:style-name="ce11" table:formula="of:=SUMPRODUCT(NOT(ISBLANK([.H383:.AMJ3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66" calcext:value-type="float">
            <text:p>366</text:p>
          </table:table-cell>
          <table:table-cell table:formula="of:=SUM([.H384:.AMJ38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4:.AMJ384]); &quot;&quot;; [.H$2:.AMJ$2] &amp; &quot;: &quot; &amp; [.H384:.AMJ384]))">
            <text:p/>
          </table:table-cell>
          <table:table-cell table:style-name="ce11" table:formula="of:=SUMPRODUCT(NOT(ISBLANK([.H384:.AMJ3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66" calcext:value-type="float">
            <text:p>366</text:p>
          </table:table-cell>
          <table:table-cell table:formula="of:=SUM([.H385:.AMJ38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5:.AMJ385]); &quot;&quot;; [.H$2:.AMJ$2] &amp; &quot;: &quot; &amp; [.H385:.AMJ385]))">
            <text:p/>
          </table:table-cell>
          <table:table-cell table:style-name="ce11" table:formula="of:=SUMPRODUCT(NOT(ISBLANK([.H385:.AMJ3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66" calcext:value-type="float">
            <text:p>366</text:p>
          </table:table-cell>
          <table:table-cell table:formula="of:=SUM([.H386:.AMJ38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6:.AMJ386]); &quot;&quot;; [.H$2:.AMJ$2] &amp; &quot;: &quot; &amp; [.H386:.AMJ386]))">
            <text:p/>
          </table:table-cell>
          <table:table-cell table:style-name="ce11" table:formula="of:=SUMPRODUCT(NOT(ISBLANK([.H386:.AMJ3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66" calcext:value-type="float">
            <text:p>366</text:p>
          </table:table-cell>
          <table:table-cell table:formula="of:=SUM([.H387:.AMJ38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7:.AMJ387]); &quot;&quot;; [.H$2:.AMJ$2] &amp; &quot;: &quot; &amp; [.H387:.AMJ387]))">
            <text:p/>
          </table:table-cell>
          <table:table-cell table:style-name="ce11" table:formula="of:=SUMPRODUCT(NOT(ISBLANK([.H387:.AMJ3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66" calcext:value-type="float">
            <text:p>366</text:p>
          </table:table-cell>
          <table:table-cell table:formula="of:=SUM([.H388:.AMJ38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8:.AMJ388]); &quot;&quot;; [.H$2:.AMJ$2] &amp; &quot;: &quot; &amp; [.H388:.AMJ388]))">
            <text:p/>
          </table:table-cell>
          <table:table-cell table:style-name="ce11" table:formula="of:=SUMPRODUCT(NOT(ISBLANK([.H388:.AMJ3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66" calcext:value-type="float">
            <text:p>366</text:p>
          </table:table-cell>
          <table:table-cell table:formula="of:=SUM([.H389:.AMJ38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9:.AMJ389]); &quot;&quot;; [.H$2:.AMJ$2] &amp; &quot;: &quot; &amp; [.H389:.AMJ389]))">
            <text:p/>
          </table:table-cell>
          <table:table-cell table:style-name="ce11" table:formula="of:=SUMPRODUCT(NOT(ISBLANK([.H389:.AMJ3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66" calcext:value-type="float">
            <text:p>366</text:p>
          </table:table-cell>
          <table:table-cell table:formula="of:=SUM([.H390:.AMJ39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0:.AMJ390]); &quot;&quot;; [.H$2:.AMJ$2] &amp; &quot;: &quot; &amp; [.H390:.AMJ390]))">
            <text:p/>
          </table:table-cell>
          <table:table-cell table:style-name="ce11" table:formula="of:=SUMPRODUCT(NOT(ISBLANK([.H390:.AMJ3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66" calcext:value-type="float">
            <text:p>366</text:p>
          </table:table-cell>
          <table:table-cell table:formula="of:=SUM([.H391:.AMJ39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1:.AMJ391]); &quot;&quot;; [.H$2:.AMJ$2] &amp; &quot;: &quot; &amp; [.H391:.AMJ391]))">
            <text:p/>
          </table:table-cell>
          <table:table-cell table:style-name="ce11" table:formula="of:=SUMPRODUCT(NOT(ISBLANK([.H391:.AMJ3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66" calcext:value-type="float">
            <text:p>366</text:p>
          </table:table-cell>
          <table:table-cell table:formula="of:=SUM([.H392:.AMJ39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2:.AMJ392]); &quot;&quot;; [.H$2:.AMJ$2] &amp; &quot;: &quot; &amp; [.H392:.AMJ392]))">
            <text:p/>
          </table:table-cell>
          <table:table-cell table:style-name="ce11" table:formula="of:=SUMPRODUCT(NOT(ISBLANK([.H392:.AMJ3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66" calcext:value-type="float">
            <text:p>366</text:p>
          </table:table-cell>
          <table:table-cell table:formula="of:=SUM([.H393:.AMJ39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3:.AMJ393]); &quot;&quot;; [.H$2:.AMJ$2] &amp; &quot;: &quot; &amp; [.H393:.AMJ393]))">
            <text:p/>
          </table:table-cell>
          <table:table-cell table:style-name="ce11" table:formula="of:=SUMPRODUCT(NOT(ISBLANK([.H393:.AMJ3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66" calcext:value-type="float">
            <text:p>366</text:p>
          </table:table-cell>
          <table:table-cell table:formula="of:=SUM([.H394:.AMJ39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4:.AMJ394]); &quot;&quot;; [.H$2:.AMJ$2] &amp; &quot;: &quot; &amp; [.H394:.AMJ394]))">
            <text:p/>
          </table:table-cell>
          <table:table-cell table:style-name="ce11" table:formula="of:=SUMPRODUCT(NOT(ISBLANK([.H394:.AMJ3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66" calcext:value-type="float">
            <text:p>366</text:p>
          </table:table-cell>
          <table:table-cell table:formula="of:=SUM([.H395:.AMJ39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5:.AMJ395]); &quot;&quot;; [.H$2:.AMJ$2] &amp; &quot;: &quot; &amp; [.H395:.AMJ395]))">
            <text:p/>
          </table:table-cell>
          <table:table-cell table:style-name="ce11" table:formula="of:=SUMPRODUCT(NOT(ISBLANK([.H395:.AMJ3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66" calcext:value-type="float">
            <text:p>366</text:p>
          </table:table-cell>
          <table:table-cell table:formula="of:=SUM([.H396:.AMJ39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6:.AMJ396]); &quot;&quot;; [.H$2:.AMJ$2] &amp; &quot;: &quot; &amp; [.H396:.AMJ396]))">
            <text:p/>
          </table:table-cell>
          <table:table-cell table:style-name="ce11" table:formula="of:=SUMPRODUCT(NOT(ISBLANK([.H396:.AMJ3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66" calcext:value-type="float">
            <text:p>366</text:p>
          </table:table-cell>
          <table:table-cell table:formula="of:=SUM([.H397:.AMJ39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7:.AMJ397]); &quot;&quot;; [.H$2:.AMJ$2] &amp; &quot;: &quot; &amp; [.H397:.AMJ397]))">
            <text:p/>
          </table:table-cell>
          <table:table-cell table:style-name="ce11" table:formula="of:=SUMPRODUCT(NOT(ISBLANK([.H397:.AMJ3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66" calcext:value-type="float">
            <text:p>366</text:p>
          </table:table-cell>
          <table:table-cell table:formula="of:=SUM([.H398:.AMJ39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8:.AMJ398]); &quot;&quot;; [.H$2:.AMJ$2] &amp; &quot;: &quot; &amp; [.H398:.AMJ398]))">
            <text:p/>
          </table:table-cell>
          <table:table-cell table:style-name="ce11" table:formula="of:=SUMPRODUCT(NOT(ISBLANK([.H398:.AMJ3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66" calcext:value-type="float">
            <text:p>366</text:p>
          </table:table-cell>
          <table:table-cell table:formula="of:=SUM([.H399:.AMJ39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9:.AMJ399]); &quot;&quot;; [.H$2:.AMJ$2] &amp; &quot;: &quot; &amp; [.H399:.AMJ399]))">
            <text:p/>
          </table:table-cell>
          <table:table-cell table:style-name="ce11" table:formula="of:=SUMPRODUCT(NOT(ISBLANK([.H399:.AMJ3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66" calcext:value-type="float">
            <text:p>366</text:p>
          </table:table-cell>
          <table:table-cell table:formula="of:=SUM([.H400:.AMJ40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400:.AMJ400]); &quot;&quot;; [.H$2:.AMJ$2] &amp; &quot;: &quot; &amp; [.H400:.AMJ400]))">
            <text:p/>
          </table:table-cell>
          <table:table-cell table:style-name="ce11" table:formula="of:=SUMPRODUCT(NOT(ISBLANK([.H400:.AMJ4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66" calcext:value-type="float">
            <text:p>366</text:p>
          </table:table-cell>
          <table:table-cell table:formula="of:=SUM([.H401:.AMJ40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401:.AMJ401]); &quot;&quot;; [.H$2:.AMJ$2] &amp; &quot;: &quot; &amp; [.H401:.AMJ401]))">
            <text:p/>
          </table:table-cell>
          <table:table-cell table:style-name="ce11" table:formula="of:=SUMPRODUCT(NOT(ISBLANK([.H401:.AMJ4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66" calcext:value-type="float">
            <text:p>366</text:p>
          </table:table-cell>
          <table:table-cell table:formula="of:=SUM([.H402:.AMJ40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402:.AMJ402]); &quot;&quot;; [.H$2:.AMJ$2] &amp; &quot;: &quot; &amp; [.H402:.AMJ402]))">
            <text:p/>
          </table:table-cell>
          <table:table-cell table:style-name="ce11" table:formula="of:=SUMPRODUCT(NOT(ISBLANK([.H402:.AMJ4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66" calcext:value-type="float">
            <text:p>366</text:p>
          </table:table-cell>
          <table:table-cell table:formula="of:=SUM([.H403:.AMJ40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403:.AMJ403]); &quot;&quot;; [.H$2:.AMJ$2] &amp; &quot;: &quot; &amp; [.H403:.AMJ403]))">
            <text:p/>
          </table:table-cell>
          <table:table-cell table:style-name="ce11" table:formula="of:=SUMPRODUCT(NOT(ISBLANK([.H403:.AMJ4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1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G2 Numbers.CZ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L2:Numbers.L2">
            <calcext:condition calcext:apply-style-name="Result" calcext:value="duplicate" calcext:base-cell-address="Numbers.L2"/>
            <calcext:condition calcext:apply-style-name="Default" calcext:value="unique" calcext:base-cell-address="Numbers.L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Q2:Numbers.Q2">
            <calcext:condition calcext:apply-style-name="Result" calcext:value="duplicate" calcext:base-cell-address="Numbers.Q2"/>
            <calcext:condition calcext:apply-style-name="Default" calcext:value="unique" calcext:base-cell-address="Numbers.Q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D2:Numbers.AD2">
            <calcext:condition calcext:apply-style-name="Result" calcext:value="duplicate" calcext:base-cell-address="Numbers.AD2"/>
            <calcext:condition calcext:apply-style-name="Default" calcext:value="unique" calcext:base-cell-address="Numbers.AD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G2:Numbers.AG2">
            <calcext:condition calcext:apply-style-name="Result" calcext:value="duplicate" calcext:base-cell-address="Numbers.AG2"/>
            <calcext:condition calcext:apply-style-name="Default" calcext:value="unique" calcext:base-cell-address="Numbers.AG2"/>
          </calcext:conditional-format>
          <calcext:conditional-format calcext:target-range-address="Numbers.AP2:Numbers.AP2">
            <calcext:condition calcext:apply-style-name="Result" calcext:value="duplicate" calcext:base-cell-address="Numbers.AP2"/>
            <calcext:condition calcext:apply-style-name="Default" calcext:value="unique" calcext:base-cell-address="Numbers.AP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CG2:Numbers.CH2 Numbers.BZ2:Numbers.CA2 Numbers.CD2:Numbers.CE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G2:Numbers.CH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D1:Numbers.D1048576">
            <calcext:condition calcext:apply-style-name="Result2" calcext:value="duplicate" calcext:base-cell-address="Numbers.D1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up]&quot; &amp; [Numbers.F4] &amp; &quot;[/sup]]&quot;; &quot;&quot;)" office:value-type="string" office:string-value="[b]1. [url=https://www.doomworld.com/idgames/levels/doom2/Ports/megawads/scythe2]Scythe 2[/url][/b] [[b]330[/b]: [sup]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[/sup]]" calcext:value-type="string">
            <text:p>[b]1. [url=https://www.doomworld.com/idgames/levels/doom2/Ports/megawads/scythe2]Scythe 2[/url][/b] [[b]330[/b]: [sup]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[/sup]]</text:p>
          </table:table-cell>
          <table:table-cell table:number-columns-repeated="3"/>
          <table:table-cell table:style-name="ce63"/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up]&quot; &amp; [Numbers.F5] &amp; &quot;[/sup]]&quot;; &quot;&quot;)" office:value-type="string" office:string-value="[b]2. [url=https://www.doomworld.com/idgames/levels/doom2/Ports/megawads/aaliens]Ancient Aliens[/url][/b] [[b]313[/b]: [sup]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[/sup]]" calcext:value-type="string">
            <text:p>[b]2. [url=https://www.doomworld.com/idgames/levels/doom2/Ports/megawads/aaliens]Ancient Aliens[/url][/b] [[b]313[/b]: [sup]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[/sup]]</text:p>
          </table:table-cell>
          <table:table-cell table:number-columns-repeated="4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up]&quot; &amp; [Numbers.F6] &amp; &quot;[/sup]]&quot;; &quot;&quot;)" office:value-type="string" office:string-value="[b]3. [url=https://www.doomworld.com/idgames/levels/doom2/megawads/av]Alien Vendetta[/url][/b] [[b]312[/b]: [sup]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[/sup]]" calcext:value-type="string">
            <text:p>[b]3. [url=https://www.doomworld.com/idgames/levels/doom2/megawads/av]Alien Vendetta[/url][/b] [[b]312[/b]: [sup]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[/sup]]</text:p>
          </table:table-cell>
          <table:table-cell table:number-columns-repeated="4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up]&quot; &amp; [Numbers.F7] &amp; &quot;[/sup]]&quot;; &quot;&quot;)" office:value-type="string" office:string-value="[b]4. [url=https://www.doomworld.com/idgames/levels/doom2/megawads/scythe]Scythe[/url][/b] [[b]304[/b]: [sup]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[/sup]]" calcext:value-type="string">
            <text:p>[b]4. [url=https://www.doomworld.com/idgames/levels/doom2/megawads/scythe]Scythe[/url][/b] [[b]304[/b]: [sup]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[/sup]]</text:p>
          </table:table-cell>
          <table:table-cell table:number-columns-repeated="4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up]&quot; &amp; [Numbers.F8] &amp; &quot;[/sup]]&quot;; &quot;&quot;)" office:value-type="string" office:string-value="[b]5. [url=https://www.doomworld.com/idgames/levels/doom2/Ports/megawads/valiant]Valiant[/url][/b] [[b]298[/b]: [sup]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[/sup]]" calcext:value-type="string">
            <text:p>[b]5. [url=https://www.doomworld.com/idgames/levels/doom2/Ports/megawads/valiant]Valiant[/url][/b] [[b]298[/b]: [sup]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[/sup]]</text:p>
          </table:table-cell>
          <table:table-cell table:number-columns-repeated="4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up]&quot; &amp; [Numbers.F9] &amp; &quot;[/sup]]&quot;; &quot;&quot;)" office:value-type="string" office:string-value="[b]6. [url=https://www.doomworld.com/idgames/levels/doom2/megawads/btsx_e1]Back to Saturn X E1: Get Out of My Stations[/url][/b] [[b]237[/b]: [sup]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[/sup]]" calcext:value-type="string">
            <text:p>[b]6. [url=https://www.doomworld.com/idgames/levels/doom2/megawads/btsx_e1]Back to Saturn X E1: Get Out of My Stations[/url][/b] [[b]237[/b]: [sup]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[/sup]]</text:p>
          </table:table-cell>
          <table:table-cell table:number-columns-repeated="4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up]&quot; &amp; [Numbers.F10] &amp; &quot;[/sup]]&quot;; &quot;&quot;)" office:value-type="string" office:string-value="[b]7. [url=https://www.doomworld.com/idgames/levels/doom2/Ports/megawads/sunlust]Sunlust[/url][/b] [[b]224[/b]: [sup]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[/sup]]" calcext:value-type="string">
            <text:p>[b]7. [url=https://www.doomworld.com/idgames/levels/doom2/Ports/megawads/sunlust]Sunlust[/url][/b] [[b]224[/b]: [sup]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[/sup]]</text:p>
          </table:table-cell>
          <table:table-cell table:number-columns-repeated="4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up]&quot; &amp; [Numbers.F11] &amp; &quot;[/sup]]&quot;; &quot;&quot;)" office:value-type="string" office:string-value="[b]8. [url=https://www.doomworld.com/idgames/levels/doom2/megawads/pl2]Plutonia 2[/url][/b] [[b]169[/b]: [sup]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[/sup]]" calcext:value-type="string">
            <text:p>[b]8. [url=https://www.doomworld.com/idgames/levels/doom2/megawads/pl2]Plutonia 2[/url][/b] [[b]169[/b]: [sup]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[/sup]]</text:p>
          </table:table-cell>
          <table:table-cell table:number-columns-repeated="4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up]&quot; &amp; [Numbers.F12] &amp; &quot;[/sup]]&quot;; &quot;&quot;)" office:value-type="string" office:string-value="[b]9. [url=https://www.doomworld.com/forum/topic/103425-final-release-eviternity/]Eviternity[/url][/b] [[b]143[/b]: [sup]JudgeDeadd: 4, Woolie Wool: 9, ReaperAA: 10, pcorf: 6, Gaia74: 7, Polri: 5, Tartlman: 8, Worm318: 8, Makedounia: 7, I_Punch_Demons: 8, Deadwing: 8, Hansen79: 5, Endless: 8, &lt;&lt;Rewind: 6, Deflektor: 5, DooM Bear: 10, ASaltShaker: 5, JuanchoES: 9, E.M.: 5, Horus: 10[/sup]]" calcext:value-type="string">
            <text:p>[b]9. [url=https://www.doomworld.com/forum/topic/103425-final-release-eviternity/]Eviternity[/url][/b] [[b]143[/b]: [sup]JudgeDeadd: 4, Woolie Wool: 9, ReaperAA: 10, pcorf: 6, Gaia74: 7, Polri: 5, Tartlman: 8, Worm318: 8, Makedounia: 7, I_Punch_Demons: 8, Deadwing: 8, Hansen79: 5, Endless: 8, &lt;&lt;Rewind: 6, Deflektor: 5, DooM Bear: 10, ASaltShaker: 5, JuanchoES: 9, E.M.: 5, Horus: 10[/sup]]</text:p>
          </table:table-cell>
          <table:table-cell table:number-columns-repeated="4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up]&quot; &amp; [Numbers.F13] &amp; &quot;[/sup]]&quot;; &quot;&quot;)" office:value-type="string" office:string-value="[b]10. [url=https://www.doomworld.com/idgames/themes/hr/hr]Hell Revealed[/url][/b] [[b]128[/b]: [sup]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[/sup]]" calcext:value-type="string">
            <text:p>[b]10. [url=https://www.doomworld.com/idgames/themes/hr/hr]Hell Revealed[/url][/b] [[b]128[/b]: [sup]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[/sup]]</text:p>
          </table:table-cell>
          <table:table-cell table:number-columns-repeated="4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up]&quot; &amp; [Numbers.F14] &amp; &quot;[/sup]]&quot;; &quot;&quot;)" office:value-type="string" office:string-value="[b]11. [url=https://www.doomworld.com/idgames/levels/doom2/Ports/megawads/gd]Going Down[/url][/b] [[b]124[/b]: [sup]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[/sup]]" calcext:value-type="string">
            <text:p>[b]11. [url=https://www.doomworld.com/idgames/levels/doom2/Ports/megawads/gd]Going Down[/url][/b] [[b]124[/b]: [sup]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[/sup]]</text:p>
          </table:table-cell>
          <table:table-cell table:number-columns-repeated="4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up]&quot; &amp; [Numbers.F15] &amp; &quot;[/sup]]&quot;; &quot;&quot;)" office:value-type="string" office:string-value="[b]12. [url=https://www.doomworld.com/forum/topic/46002-sunder-updated-with-new-maps-huzzah/]Sunder[/url][/b] [[b]114[/b]: [sup]Nine Inch Heels: 9, HyperLuke: 3, Ed: 5, Forli: 2, WH-Wilou84: 3, Nate River: 6, Talvi: 4, Outrageous Videos: 10, GarrettChan: 8, Soundblock: 10, Lazorinc: 4, SGS Man: 1, bemused: 10, Nirvana: 8, Archie550: 10, Gaia74: 6, Nazgul9: 9, &lt;&lt;Rewind: 6[/sup]]" calcext:value-type="string">
            <text:p>[b]12. [url=https://www.doomworld.com/forum/topic/46002-sunder-updated-with-new-maps-huzzah/]Sunder[/url][/b] [[b]114[/b]: [sup]Nine Inch Heels: 9, HyperLuke: 3, Ed: 5, Forli: 2, WH-Wilou84: 3, Nate River: 6, Talvi: 4, Outrageous Videos: 10, GarrettChan: 8, Soundblock: 10, Lazorinc: 4, SGS Man: 1, bemused: 10, Nirvana: 8, Archie550: 10, Gaia74: 6, Nazgul9: 9, &lt;&lt;Rewind: 6[/sup]]</text:p>
          </table:table-cell>
          <table:table-cell table:number-columns-repeated="4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up]&quot; &amp; [Numbers.F16] &amp; &quot;[/sup]]&quot;; &quot;&quot;)" office:value-type="string" office:string-value="[b]13. [url=https://www.doomworld.com/idgames/themes/mm/mm_allup]Memento Mori[/url][/b] [[b]111[/b]: [sup]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[/sup]]" calcext:value-type="string">
            <text:p>[b]13. [url=https://www.doomworld.com/idgames/themes/mm/mm_allup]Memento Mori[/url][/b] [[b]111[/b]: [sup]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[/sup]]</text:p>
          </table:table-cell>
          <table:table-cell table:number-columns-repeated="4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up]&quot; &amp; [Numbers.F17] &amp; &quot;[/sup]]&quot;; &quot;&quot;)" office:value-type="string" office:string-value="[b]14. [url=https://www.doomworld.com/idgames/themes/hr/hr2final]Hell Revealed II[/url][/b] [[b]106[/b]: [sup]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[/sup]]" calcext:value-type="string">
            <text:p>[b]14. [url=https://www.doomworld.com/idgames/themes/hr/hr2final]Hell Revealed II[/url][/b] [[b]106[/b]: [sup]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[/sup]]</text:p>
          </table:table-cell>
          <table:table-cell table:number-columns-repeated="4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up]&quot; &amp; [Numbers.F18] &amp; &quot;[/sup]]&quot;; &quot;&quot;)" office:value-type="string" office:string-value="[b]15. [url=https://www.doomworld.com/idgames/levels/doom2/Ports/megawads/resurge]Resurgence[/url][/b] [[b]88[/b]: [sup]42PercentHealth: 9, Not Jabba: 6, Cynical: 4, Archvile Hunter: 5, Spectre01: 1, fveitsi: 5, JudgeDeadd: 2, darkreaver: 2, Talvi: 2, StoneMason: 5, GarrettChan: 3, Bryan T: 4, NoisyVelvet: 10, tmorrow: 2, Budoka: 8, Nazgul9: 8, SilverMiner: 5, DoomDork: 7[/sup]]" calcext:value-type="string">
            <text:p>[b]15. [url=https://www.doomworld.com/idgames/levels/doom2/Ports/megawads/resurge]Resurgence[/url][/b] [[b]88[/b]: [sup]42PercentHealth: 9, Not Jabba: 6, Cynical: 4, Archvile Hunter: 5, Spectre01: 1, fveitsi: 5, JudgeDeadd: 2, darkreaver: 2, Talvi: 2, StoneMason: 5, GarrettChan: 3, Bryan T: 4, NoisyVelvet: 10, tmorrow: 2, Budoka: 8, Nazgul9: 8, SilverMiner: 5, DoomDork: 7[/sup]]</text:p>
          </table:table-cell>
          <table:table-cell table:number-columns-repeated="4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up]&quot; &amp; [Numbers.F19] &amp; &quot;[/sup]]&quot;; &quot;&quot;)" office:value-type="string" office:string-value="[b]16. [url=https://www.doomworld.com/idgames/levels/doom2/Ports/megawads/sodfinal]Speed of Doom[/url][/b] [[b]87[/b]: [sup]Not Jabba: 2, Archvile Hunter: 5, WH-Wilou84: 5, darkreaver: 8, Outrageous Videos: 6, StoneMason: 5, Grain of Salt: 4, bemused: 5, Squadallah: 6, tmorrow: 3, Budoka: 6, Ziad EL Zein: 5, Polri: 4, Nazgul9: 8, Makedounia: 1, DOEL: 5, Pierrot: 9[/sup]]" calcext:value-type="string">
            <text:p>[b]16. [url=https://www.doomworld.com/idgames/levels/doom2/Ports/megawads/sodfinal]Speed of Doom[/url][/b] [[b]87[/b]: [sup]Not Jabba: 2, Archvile Hunter: 5, WH-Wilou84: 5, darkreaver: 8, Outrageous Videos: 6, StoneMason: 5, Grain of Salt: 4, bemused: 5, Squadallah: 6, tmorrow: 3, Budoka: 6, Ziad EL Zein: 5, Polri: 4, Nazgul9: 8, Makedounia: 1, DOEL: 5, Pierrot: 9[/sup]]</text:p>
          </table:table-cell>
          <table:table-cell table:number-columns-repeated="4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up]&quot; &amp; [Numbers.F20] &amp; &quot;[/sup]]&quot;; &quot;&quot;)" office:value-type="string" office:string-value="[b]17. [url=https://www.doomworld.com/idgames/levels/doom2/megawads/ksutra]Kama Sutra[/url][/b] [[b]83[/b]: [sup]Grazza: 7, fveitsi: 5, T-Rex: 5, Roofi: 4, StoneMason: 5, Philnemba: 7, Grain of Salt: 6, tmorrow: 3, purist: 5, Scorpius: 7, eharper256: 4, SilverMiner: 2, Pierrot: 10, smeghammer: 5, P41R47: 8[/sup]]" calcext:value-type="string">
            <text:p>[b]17. [url=https://www.doomworld.com/idgames/levels/doom2/megawads/ksutra]Kama Sutra[/url][/b] [[b]83[/b]: [sup]Grazza: 7, fveitsi: 5, T-Rex: 5, Roofi: 4, StoneMason: 5, Philnemba: 7, Grain of Salt: 6, tmorrow: 3, purist: 5, Scorpius: 7, eharper256: 4, SilverMiner: 2, Pierrot: 10, smeghammer: 5, P41R47: 8[/sup]]</text:p>
          </table:table-cell>
          <table:table-cell table:number-columns-repeated="4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up]&quot; &amp; [Numbers.F21] &amp; &quot;[/sup]]&quot;; &quot;&quot;)" office:value-type="string" office:string-value="[b]18. [url=https://www.doomworld.com/forum/topic/69960-back-to-saturn-x-episode-2-public-beta-2-critical-map15-fixes-included/]Back to Saturn X E2: Tower in the Fountain of Sparks[/url][/b] [[b]78[/b]: [sup]Malrionn: 6, JudgeDeadd: 3, Talvi: 4, StoneMason: 10, Woolie Wool: 10, dylux: 10, m8f: 10, Polri: 5, Ivory Duke: 2, rdwpa: 4, Hansen79: 5, &lt;&lt;Rewind: 4, Marn: 5[/sup]]" calcext:value-type="string">
            <text:p>[b]18. [url=https://www.doomworld.com/forum/topic/69960-back-to-saturn-x-episode-2-public-beta-2-critical-map15-fixes-included/]Back to Saturn X E2: Tower in the Fountain of Sparks[/url][/b] [[b]78[/b]: [sup]Malrionn: 6, JudgeDeadd: 3, Talvi: 4, StoneMason: 10, Woolie Wool: 10, dylux: 10, m8f: 10, Polri: 5, Ivory Duke: 2, rdwpa: 4, Hansen79: 5, &lt;&lt;Rewind: 4, Marn: 5[/sup]]</text:p>
          </table:table-cell>
          <table:table-cell table:number-columns-repeated="4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up]&quot; &amp; [Numbers.F22] &amp; &quot;[/sup]]&quot;; &quot;&quot;)" office:value-type="string" office:string-value="[b]18. [url=https://www.doomworld.com/idgames/themes/mm/mm2]Memento Mori 2[/url][/b] [[b]78[/b]: [sup]ella guro: 3, Dime: 2, justsomemusicguy: 4, T-Rex: 2, bLOCKbOYgAMES: 6, valkiriforce: 10, Altima: 1, Squadallah: 5, Budoka: 3, pcorf: 5, Octillion: 1, STILES: 10, Polri: 1, joepallai: 2, DJVCardMaster: 4, Scorpius: 9, SilverMiner: 10[/sup]]" calcext:value-type="string">
            <text:p>[b]18. [url=https://www.doomworld.com/idgames/themes/mm/mm2]Memento Mori 2[/url][/b] [[b]78[/b]: [sup]ella guro: 3, Dime: 2, justsomemusicguy: 4, T-Rex: 2, bLOCKbOYgAMES: 6, valkiriforce: 10, Altima: 1, Squadallah: 5, Budoka: 3, pcorf: 5, Octillion: 1, STILES: 10, Polri: 1, joepallai: 2, DJVCardMaster: 4, Scorpius: 9, SilverMiner: 10[/sup]]</text:p>
          </table:table-cell>
          <table:table-cell table:number-columns-repeated="4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up]&quot; &amp; [Numbers.F23] &amp; &quot;[/sup]]&quot;; &quot;&quot;)" office:value-type="string" office:string-value="[b]20. [url=https://www.doomworld.com/idgames/levels/doom2/Ports/d-f/dvii-1i]Deus Vult II[/url][/b] [[b]74[/b]: [sup]Cynical: 10, NuMetalManiak: 10, justsomemusicguy: 7, JudgeDeadd: 2, Talvi: 4, Greyenko: 8, Philnemba: 9, bemused: 1, NoisyVelvet: 3, Archie550: 7, Polri: 3, &lt;&lt;Rewind: 5, Marn: 5[/sup]]" calcext:value-type="string">
            <text:p>[b]20. [url=https://www.doomworld.com/idgames/levels/doom2/Ports/d-f/dvii-1i]Deus Vult II[/url][/b] [[b]74[/b]: [sup]Cynical: 10, NuMetalManiak: 10, justsomemusicguy: 7, JudgeDeadd: 2, Talvi: 4, Greyenko: 8, Philnemba: 9, bemused: 1, NoisyVelvet: 3, Archie550: 7, Polri: 3, &lt;&lt;Rewind: 5, Marn: 5[/sup]]</text:p>
          </table:table-cell>
          <table:table-cell table:number-columns-repeated="4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up]&quot; &amp; [Numbers.F24] &amp; &quot;[/sup]]&quot;; &quot;&quot;)" office:value-type="string" office:string-value="[b]20. [url=https://www.doomworld.com/idgames/levels/doom2/Ports/megawads/hellbnd]Hellbound[/url][/b] [[b]74[/b]: [sup]Not Jabba: 2, Spectre01: 8, Malrionn: 7, bLOCKbOYgAMES: 9, HUNdebLeonidasX: 7, Bryan T: 9, Odal: 6, Archie550: 2, Octillion: 10, Polri: 1, OniriA: 8, E.M.: 5[/sup]]" calcext:value-type="string">
            <text:p>[b]20. [url=https://www.doomworld.com/idgames/levels/doom2/Ports/megawads/hellbnd]Hellbound[/url][/b] [[b]74[/b]: [sup]Not Jabba: 2, Spectre01: 8, Malrionn: 7, bLOCKbOYgAMES: 9, HUNdebLeonidasX: 7, Bryan T: 9, Odal: 6, Archie550: 2, Octillion: 10, Polri: 1, OniriA: 8, E.M.: 5[/sup]]</text:p>
          </table:table-cell>
          <table:table-cell table:number-columns-repeated="4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up]&quot; &amp; [Numbers.F25] &amp; &quot;[/sup]]&quot;; &quot;&quot;)" office:value-type="string" office:string-value="[b]22. [url=https://www.doomworld.com/idgames/levels/doom2/megawads/requiem]Requiem[/url][/b] [[b]66[/b]: [sup]ella guro: 1, roadworx: 2, WH-Wilou84: 4, justsomemusicguy: 8, T-Rex: 9, valkiriforce: 6, NaZa: 6, tmorrow: 2, pcorf: 5, DJVCardMaster: 3, Scorpius: 6, I_Punch_Demons: 7, ASaltShaker: 7[/sup]]" calcext:value-type="string">
            <text:p>[b]22. [url=https://www.doomworld.com/idgames/levels/doom2/megawads/requiem]Requiem[/url][/b] [[b]66[/b]: [sup]ella guro: 1, roadworx: 2, WH-Wilou84: 4, justsomemusicguy: 8, T-Rex: 9, valkiriforce: 6, NaZa: 6, tmorrow: 2, pcorf: 5, DJVCardMaster: 3, Scorpius: 6, I_Punch_Demons: 7, ASaltShaker: 7[/sup]]</text:p>
          </table:table-cell>
          <table:table-cell table:number-columns-repeated="4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up]&quot; &amp; [Numbers.F26] &amp; &quot;[/sup]]&quot;; &quot;&quot;)" office:value-type="string" office:string-value="[b]23. [url=https://www.doomworld.com/idgames/levels/doom2/megawads/d2twid]Doom II the Way id Did[/url][/b] [[b]61[/b]: [sup]Dime: 8, NoisyVelvet: 5, ReaperAA: 2, pcorf: 5, purist: 10, Polri: 3, CinnamonKilljoy: 8, Makedounia: 5, Endless: 3, Marn: 5, Warrex: 2, E.M.: 5[/sup]]" calcext:value-type="string">
            <text:p>[b]23. [url=https://www.doomworld.com/idgames/levels/doom2/megawads/d2twid]Doom II the Way id Did[/url][/b] [[b]61[/b]: [sup]Dime: 8, NoisyVelvet: 5, ReaperAA: 2, pcorf: 5, purist: 10, Polri: 3, CinnamonKilljoy: 8, Makedounia: 5, Endless: 3, Marn: 5, Warrex: 2, E.M.: 5[/sup]]</text:p>
          </table:table-cell>
          <table:table-cell table:number-columns-repeated="4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up]&quot; &amp; [Numbers.F27] &amp; &quot;[/sup]]&quot;; &quot;&quot;)" office:value-type="string" office:string-value="[b]24. [url=https://www.doomworld.com/idgames/levels/doom/megawads/dtwid]Doom the Way id Did[/url][/b] [[b]59[/b]: [sup]Mr. Freeze: 4, Malrionn: 2, MFG38: 4, WH-Wilou84: 1, Greyenko: 9, Altima: 6, ReaperAA: 1, Ziad EL Zein: 5, purist: 5, Polri: 4, CinnamonKilljoy: 7, eharper256: 4, Endless: 2, Warrex: 5[/sup]]" calcext:value-type="string">
            <text:p>[b]24. [url=https://www.doomworld.com/idgames/levels/doom/megawads/dtwid]Doom the Way id Did[/url][/b] [[b]59[/b]: [sup]Mr. Freeze: 4, Malrionn: 2, MFG38: 4, WH-Wilou84: 1, Greyenko: 9, Altima: 6, ReaperAA: 1, Ziad EL Zein: 5, purist: 5, Polri: 4, CinnamonKilljoy: 7, eharper256: 4, Endless: 2, Warrex: 5[/sup]]</text:p>
          </table:table-cell>
          <table:table-cell table:number-columns-repeated="4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up]&quot; &amp; [Numbers.F28] &amp; &quot;[/sup]]&quot;; &quot;&quot;)" office:value-type="string" office:string-value="[b]24. [url=https://www.doomworld.com/idgames/levels/doom2/Ports/p-r/pirates]Pirate Doom[/url][/b] [[b]59[/b]: [sup]Jaws In Space: 10, Dime: 5, Phobus: 6, Dragonfly: 7, Soundblock: 2, Archie550: 6, Rince-wind: 5, CinnamonKilljoy: 7, Payload4367: 6, SilverMiner: 5[/sup]]" calcext:value-type="string">
            <text:p>[b]24. [url=https://www.doomworld.com/idgames/levels/doom2/Ports/p-r/pirates]Pirate Doom[/url][/b] [[b]59[/b]: [sup]Jaws In Space: 10, Dime: 5, Phobus: 6, Dragonfly: 7, Soundblock: 2, Archie550: 6, Rince-wind: 5, CinnamonKilljoy: 7, Payload4367: 6, SilverMiner: 5[/sup]]</text:p>
          </table:table-cell>
          <table:table-cell table:number-columns-repeated="4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up]&quot; &amp; [Numbers.F29] &amp; &quot;[/sup]]&quot;; &quot;&quot;)" office:value-type="string" office:string-value="[b]26. [url=https://doomwiki.org/wiki/No_Rest_for_the_Living]No Rest for the Living[/url][/b] [[b]55[/b]: [sup]Vorpal: 5, Nancsi: 9, ReaperAA: 6, Diabolución: 10, 4everDoomed: 7, STILES: 7, CinnamonKilljoy: 3, Endless: 6, waciej: 2[/sup]]" calcext:value-type="string">
            <text:p>[b]26. [url=https://doomwiki.org/wiki/No_Rest_for_the_Living]No Rest for the Living[/url][/b] [[b]55[/b]: [sup]Vorpal: 5, Nancsi: 9, ReaperAA: 6, Diabolución: 10, 4everDoomed: 7, STILES: 7, CinnamonKilljoy: 3, Endless: 6, waciej: 2[/sup]]</text:p>
          </table:table-cell>
          <table:table-cell table:number-columns-repeated="4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up]&quot; &amp; [Numbers.F30] &amp; &quot;[/sup]]&quot;; &quot;&quot;)" office:value-type="string" office:string-value="[b]27. [url=https://www.doomworld.com/idgames/levels/doom/Ports/megawads/neis]No End in Sight[/url][/b] [[b]52[/b]: [sup]Not Jabba: 5, Vorpal: 5, ella guro: 6, yakfak: 9, NoisyVelvet: 1, STILES: 6, Polri: 5, Tartlman: 6, Worm318: 9[/sup]]" calcext:value-type="string">
            <text:p>[b]27. [url=https://www.doomworld.com/idgames/levels/doom/Ports/megawads/neis]No End in Sight[/url][/b] [[b]52[/b]: [sup]Not Jabba: 5, Vorpal: 5, ella guro: 6, yakfak: 9, NoisyVelvet: 1, STILES: 6, Polri: 5, Tartlman: 6, Worm318: 9[/sup]]</text:p>
          </table:table-cell>
          <table:table-cell table:number-columns-repeated="4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up]&quot; &amp; [Numbers.F31] &amp; &quot;[/sup]]&quot;; &quot;&quot;)" office:value-type="string" office:string-value="[b]28. [url=https://www.doomworld.com/idgames/levels/doom2/Ports/megawads/cchest4]Community Chest 4[/url][/b] [[b]51[/b]: [sup]Malrionn: 10, Phobus: 3, HUNdebLeonidasX: 4, Ziad EL Zein: 5, Simomarchi: 5, STILES: 9, Polri: 2, eharper256: 5, Pierrot: 3, Endless: 3, Horus: 2[/sup]]" calcext:value-type="string">
            <text:p>[b]28. [url=https://www.doomworld.com/idgames/levels/doom2/Ports/megawads/cchest4]Community Chest 4[/url][/b] [[b]51[/b]: [sup]Malrionn: 10, Phobus: 3, HUNdebLeonidasX: 4, Ziad EL Zein: 5, Simomarchi: 5, STILES: 9, Polri: 2, eharper256: 5, Pierrot: 3, Endless: 3, Horus: 2[/sup]]</text:p>
          </table:table-cell>
          <table:table-cell table:number-columns-repeated="4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up]&quot; &amp; [Numbers.F32] &amp; &quot;[/sup]]&quot;; &quot;&quot;)" office:value-type="string" office:string-value="[b]28. [url=https://www.doomworld.com/idgames/levels/doom2/megawads/epic2]Epic 2[/url][/b] [[b]51[/b]: [sup]ShoDemo: 6, NuMetalManiak: 9, Spectre01: 7, yakfak: 2, Talvi: 2, HUNdebLeonidasX: 9, TheMightyHeracross: 5, Archie550: 5, OniriA: 2, DOEL: 4[/sup]]" calcext:value-type="string">
            <text:p>[b]28. [url=https://www.doomworld.com/idgames/levels/doom2/megawads/epic2]Epic 2[/url][/b] [[b]51[/b]: [sup]ShoDemo: 6, NuMetalManiak: 9, Spectre01: 7, yakfak: 2, Talvi: 2, HUNdebLeonidasX: 9, TheMightyHeracross: 5, Archie550: 5, OniriA: 2, DOEL: 4[/sup]]</text:p>
          </table:table-cell>
          <table:table-cell table:number-columns-repeated="4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up]&quot; &amp; [Numbers.F33] &amp; &quot;[/sup]]&quot;; &quot;&quot;)" office:value-type="string" office:string-value="[b]30. [url=https://www.doomworld.com/idgames/levels/doom2/Ports/v-z/vanguard]Vanguard[/url][/b] [[b]50[/b]: [sup]Cynical: 5, Spectre01: 3, 7hm: 4, GarrettChan: 5, Poncho: 9, Nirvana: 4, Budoka: 2, Lorenz0: 1, guitardz: 5, Makedounia: 10, Ivory Duke: 1, DOEL: 1[/sup]]" calcext:value-type="string">
            <text:p>[b]30. [url=https://www.doomworld.com/idgames/levels/doom2/Ports/v-z/vanguard]Vanguard[/url][/b] [[b]50[/b]: [sup]Cynical: 5, Spectre01: 3, 7hm: 4, GarrettChan: 5, Poncho: 9, Nirvana: 4, Budoka: 2, Lorenz0: 1, guitardz: 5, Makedounia: 10, Ivory Duke: 1, DOEL: 1[/sup]]</text:p>
          </table:table-cell>
          <table:table-cell table:number-columns-repeated="4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up]&quot; &amp; [Numbers.F34] &amp; &quot;[/sup]]&quot;; &quot;&quot;)" office:value-type="string" office:string-value="[b]31. [url=https://www.doomworld.com/idgames/levels/doom2/Ports/megawads/jpcp]Japanese Community Project[/url][/b] [[b]49[/b]: [sup]Not Jabba: 6, Archvile Hunter: 5, antares031: 5, ella guro: 7, JudgeDeadd: 2, Soundblock: 1, Payload4367: 1, Tartlman: 6, I_Punch_Demons: 4, DOEL: 7, Endless: 5[/sup]]" calcext:value-type="string">
            <text:p>[b]31. [url=https://www.doomworld.com/idgames/levels/doom2/Ports/megawads/jpcp]Japanese Community Project[/url][/b] [[b]49[/b]: [sup]Not Jabba: 6, Archvile Hunter: 5, antares031: 5, ella guro: 7, JudgeDeadd: 2, Soundblock: 1, Payload4367: 1, Tartlman: 6, I_Punch_Demons: 4, DOEL: 7, Endless: 5[/sup]]</text:p>
          </table:table-cell>
          <table:table-cell table:number-columns-repeated="4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up]&quot; &amp; [Numbers.F35] &amp; &quot;[/sup]]&quot;; &quot;&quot;)" office:value-type="string" office:string-value="[b]31. [url=http://adventuresofsquare.com/downloads.php]The Adventures of Square[/url][/b] [[b]49[/b]: [sup]Sky: 9, ShoDemo: 5, Ed: 5, JudgeDeadd: 5, Woolie Wool: 8, Squadallah: 7, termrork: 5, Marn: 5[/sup]]" calcext:value-type="string">
            <text:p>[b]31. [url=http://adventuresofsquare.com/downloads.php]The Adventures of Square[/url][/b] [[b]49[/b]: [sup]Sky: 9, ShoDemo: 5, Ed: 5, JudgeDeadd: 5, Woolie Wool: 8, Squadallah: 7, termrork: 5, Marn: 5[/sup]]</text:p>
          </table:table-cell>
          <table:table-cell table:number-columns-repeated="4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up]&quot; &amp; [Numbers.F36] &amp; &quot;[/sup]]&quot;; &quot;&quot;)" office:value-type="string" office:string-value="[b]33. [url=https://www.romerogames.ie/si6il/]SIGIL[/url][/b] [[b]48[/b]: [sup]Diabolución: 10, 4everDoomed: 4, Jaromir Bergmann: 10, STILES: 2, termrork: 5, Worm318: 2, Deadwing: 6, &lt;&lt;Rewind: 2, DooM Bear: 7[/sup]]" calcext:value-type="string">
            <text:p>[b]33. [url=https://www.romerogames.ie/si6il/]SIGIL[/url][/b] [[b]48[/b]: [sup]Diabolución: 10, 4everDoomed: 4, Jaromir Bergmann: 10, STILES: 2, termrork: 5, Worm318: 2, Deadwing: 6, &lt;&lt;Rewind: 2, DooM Bear: 7[/sup]]</text:p>
          </table:table-cell>
          <table:table-cell table:number-columns-repeated="4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up]&quot; &amp; [Numbers.F37] &amp; &quot;[/sup]]&quot;; &quot;&quot;)" office:value-type="string" office:string-value="[b]34. [url=https://www.doomworld.com/idgames/levels/doom2/Ports/megawads/alt]A.L.T.[/url][/b] [[b]46[/b]: [sup]Not Jabba: 7, Spectre01: 2, ella guro: 10, yakfak: 10, Rince-wind: 5, Hansen79: 5, P41R47: 7[/sup]]" calcext:value-type="string">
            <text:p>[b]34. [url=https://www.doomworld.com/idgames/levels/doom2/Ports/megawads/alt]A.L.T.[/url][/b] [[b]46[/b]: [sup]Not Jabba: 7, Spectre01: 2, ella guro: 10, yakfak: 10, Rince-wind: 5, Hansen79: 5, P41R47: 7[/sup]]</text:p>
          </table:table-cell>
          <table:table-cell table:number-columns-repeated="4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up]&quot; &amp; [Numbers.F38] &amp; &quot;[/sup]]&quot;; &quot;&quot;)" office:value-type="string" office:string-value="[b]35. [url=https://www.doomworld.com/idgames/levels/doom2/Ports/megawads/1024]Congestion 1024[/url][/b] [[b]45[/b]: [sup]Mr. Freeze: 5, HyperLuke: 7, Voltcom9: 5, bonnie: 4, Dragonfly: 6, Philnemba: 5, Hansen79: 3, waciej: 10[/sup]]" calcext:value-type="string">
            <text:p>[b]35. [url=https://www.doomworld.com/idgames/levels/doom2/Ports/megawads/1024]Congestion 1024[/url][/b] [[b]45[/b]: [sup]Mr. Freeze: 5, HyperLuke: 7, Voltcom9: 5, bonnie: 4, Dragonfly: 6, Philnemba: 5, Hansen79: 3, waciej: 10[/sup]]</text:p>
          </table:table-cell>
          <table:table-cell table:number-columns-repeated="4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up]&quot; &amp; [Numbers.F39] &amp; &quot;[/sup]]&quot;; &quot;&quot;)" office:value-type="string" office:string-value="[b]35. [url=https://www.doomworld.com/idgames/levels/doom2/s-u/sid]Suspended in Dusk[/url][/b] [[b]45[/b]: [sup]Sky: 2, WH-Wilou84: 3, bLOCKbOYgAMES: 8, soner du: 9, m8f: 5, termrork: 5, joepallai: 3, Deflektor: 10[/sup]]" calcext:value-type="string">
            <text:p>[b]35. [url=https://www.doomworld.com/idgames/levels/doom2/s-u/sid]Suspended in Dusk[/url][/b] [[b]45[/b]: [sup]Sky: 2, WH-Wilou84: 3, bLOCKbOYgAMES: 8, soner du: 9, m8f: 5, termrork: 5, joepallai: 3, Deflektor: 10[/sup]]</text:p>
          </table:table-cell>
          <table:table-cell table:number-columns-repeated="4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up]&quot; &amp; [Numbers.F40] &amp; &quot;[/sup]]&quot;; &quot;&quot;)" office:value-type="string" office:string-value="[b]37. [url=https://www.doomworld.com/idgames/themes/TeamTNT/eternal/eternal]Eternal Doom[/url][/b] [[b]44[/b]: [sup]Vorpal: 5, 7hm: 5, T-Rex: 5, Woolie Wool: 7, Greyenko: 1, valkiriforce: 6, Octillion: 6, Polri: 3, CinnamonKilljoy: 3, joepallai: 3[/sup]]" calcext:value-type="string">
            <text:p>[b]37. [url=https://www.doomworld.com/idgames/themes/TeamTNT/eternal/eternal]Eternal Doom[/url][/b] [[b]44[/b]: [sup]Vorpal: 5, 7hm: 5, T-Rex: 5, Woolie Wool: 7, Greyenko: 1, valkiriforce: 6, Octillion: 6, Polri: 3, CinnamonKilljoy: 3, joepallai: 3[/sup]]</text:p>
          </table:table-cell>
          <table:table-cell table:number-columns-repeated="4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up]&quot; &amp; [Numbers.F41] &amp; &quot;[/sup]]&quot;; &quot;&quot;)" office:value-type="string" office:string-value="[b]38. [url=https://www.doomworld.com/idgames/levels/doom2/Ports/megawads/jenesis]Jenesis[/url][/b] [[b]41[/b]: [sup]Not Jabba: 2, Altima: 7, NaZa: 2, Poncho: 1, dylux: 5, Ziad EL Zein: 5, Scorpius: 2, Makedounia: 8, Deadwing: 6, DoomDork: 1, ASaltShaker: 2[/sup]]" calcext:value-type="string">
            <text:p>[b]38. [url=https://www.doomworld.com/idgames/levels/doom2/Ports/megawads/jenesis]Jenesis[/url][/b] [[b]41[/b]: [sup]Not Jabba: 2, Altima: 7, NaZa: 2, Poncho: 1, dylux: 5, Ziad EL Zein: 5, Scorpius: 2, Makedounia: 8, Deadwing: 6, DoomDork: 1, ASaltShaker: 2[/sup]]</text:p>
          </table:table-cell>
          <table:table-cell table:number-columns-repeated="4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up]&quot; &amp; [Numbers.F42] &amp; &quot;[/sup]]&quot;; &quot;&quot;)" office:value-type="string" office:string-value="[b]38. [url=https://www.doomworld.com/idgames/levels/doom2/Ports/j-l/lunatic]Lunatic[/url][/b] [[b]41[/b]: [sup]Cynical: 6, Dime: 9, Nate River: 4, Poncho: 5, Budoka: 1, Gaia74: 3, Deflektor: 8, Marn: 5[/sup]]" calcext:value-type="string">
            <text:p>[b]38. [url=https://www.doomworld.com/idgames/levels/doom2/Ports/j-l/lunatic]Lunatic[/url][/b] [[b]41[/b]: [sup]Cynical: 6, Dime: 9, Nate River: 4, Poncho: 5, Budoka: 1, Gaia74: 3, Deflektor: 8, Marn: 5[/sup]]</text:p>
          </table:table-cell>
          <table:table-cell table:number-columns-repeated="4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up]&quot; &amp; [Numbers.F43] &amp; &quot;[/sup]]&quot;; &quot;&quot;)" office:value-type="string" office:string-value="[b]40. [url=https://www.doomworld.com/forum/topic/62496-winters-fury/]Winter's Fury[/url][/b] [[b]37[/b]: [sup]Dragonfly: 5, TechnoDoomed1: 10, Octillion: 7, OniriA: 3, Ivory Duke: 3, ASaltShaker: 9[/sup]]" calcext:value-type="string">
            <text:p>[b]40. [url=https://www.doomworld.com/forum/topic/62496-winters-fury/]Winter's Fury[/url][/b] [[b]37[/b]: [sup]Dragonfly: 5, TechnoDoomed1: 10, Octillion: 7, OniriA: 3, Ivory Duke: 3, ASaltShaker: 9[/sup]]</text:p>
          </table:table-cell>
          <table:table-cell table:number-columns-repeated="4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up]&quot; &amp; [Numbers.F44] &amp; &quot;[/sup]]&quot;; &quot;&quot;)" office:value-type="string" office:string-value="[b]41. [url=https://www.doomworld.com/forum/topic/85791-tnt-revilution-final-beta-ready-for-testing/]TNT: Revilution[/url][/b] [[b]36[/b]: [sup]Spectra: 9, bLOCKbOYgAMES: 2, GarrettChan: 1, dylux: 6, tmorrow: 2, Polri: 3, SilverMiner: 3, P41R47: 10[/sup]]" calcext:value-type="string">
            <text:p>[b]41. [url=https://www.doomworld.com/forum/topic/85791-tnt-revilution-final-beta-ready-for-testing/]TNT: Revilution[/url][/b] [[b]36[/b]: [sup]Spectra: 9, bLOCKbOYgAMES: 2, GarrettChan: 1, dylux: 6, tmorrow: 2, Polri: 3, SilverMiner: 3, P41R47: 10[/sup]]</text:p>
          </table:table-cell>
          <table:table-cell table:number-columns-repeated="4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up]&quot; &amp; [Numbers.F45] &amp; &quot;[/sup]]&quot;; &quot;&quot;)" office:value-type="string" office:string-value="[b]42. [url=https://www.doomworld.com/idgames/levels/doom2/Ports/megawads/prcp]Plutonia: Revisited Community Project[/url][/b] [[b]35[/b]: [sup]Nine Inch Heels: 3, Paul977: 10, bLOCKbOYgAMES: 3, Altima: 5, NoisyVelvet: 3, Odal: 7, Polri: 3, Scorpius: 1[/sup]]" calcext:value-type="string">
            <text:p>[b]42. [url=https://www.doomworld.com/idgames/levels/doom2/Ports/megawads/prcp]Plutonia: Revisited Community Project[/url][/b] [[b]35[/b]: [sup]Nine Inch Heels: 3, Paul977: 10, bLOCKbOYgAMES: 3, Altima: 5, NoisyVelvet: 3, Odal: 7, Polri: 3, Scorpius: 1[/sup]]</text:p>
          </table:table-cell>
          <table:table-cell table:number-columns-repeated="4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up]&quot; &amp; [Numbers.F46] &amp; &quot;[/sup]]&quot;; &quot;&quot;)" office:value-type="string" office:string-value="[b]43. [url=https://www.doomworld.com/idgames/levels/doom2/Ports/g-i/hg]Hell Ground[/url][/b] [[b]34[/b]: [sup]Cynical: 8, Chamelenoel: 7, antares031: 5, WH-Wilou84: 2, darkreaver: 1, Budoka: 5, Polri: 2, Pierrot: 4[/sup]]" calcext:value-type="string">
            <text:p>[b]43. [url=https://www.doomworld.com/idgames/levels/doom2/Ports/g-i/hg]Hell Ground[/url][/b] [[b]34[/b]: [sup]Cynical: 8, Chamelenoel: 7, antares031: 5, WH-Wilou84: 2, darkreaver: 1, Budoka: 5, Polri: 2, Pierrot: 4[/sup]]</text:p>
          </table:table-cell>
          <table:table-cell table:number-columns-repeated="4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up]&quot; &amp; [Numbers.F47] &amp; &quot;[/sup]]&quot;; &quot;&quot;)" office:value-type="string" office:string-value="[b]43. [url=https://www.doomworld.com/idgames/levels/doom2/Ports/s-u/stardate]Stardate 20X6[/url][/b] [[b]34[/b]: [sup]MFG38: 6, WH-Wilou84: 3, Talvi: 1, GarrettChan: 7, bemused: 3, Nirvana: 6, Nazgul9: 1, DOEL: 2, Hansen79: 5[/sup]]" calcext:value-type="string">
            <text:p>[b]43. [url=https://www.doomworld.com/idgames/levels/doom2/Ports/s-u/stardate]Stardate 20X6[/url][/b] [[b]34[/b]: [sup]MFG38: 6, WH-Wilou84: 3, Talvi: 1, GarrettChan: 7, bemused: 3, Nirvana: 6, Nazgul9: 1, DOEL: 2, Hansen79: 5[/sup]]</text:p>
          </table:table-cell>
          <table:table-cell table:number-columns-repeated="4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up]&quot; &amp; [Numbers.F48] &amp; &quot;[/sup]]&quot;; &quot;&quot;)" office:value-type="string" office:string-value="[b]43. [url=https://doomwiki.org/wiki/The_Plutonia_Experiment]The Plutonia Experiment[/url][/b] [[b]34[/b]: [sup]guitardz: 5, purist: 5, termrork: 5, Tartlman: 1, Worm318: 2, DOEL: 6, Deadwing: 10[/sup]]" calcext:value-type="string">
            <text:p>[b]43. [url=https://doomwiki.org/wiki/The_Plutonia_Experiment]The Plutonia Experiment[/url][/b] [[b]34[/b]: [sup]guitardz: 5, purist: 5, termrork: 5, Tartlman: 1, Worm318: 2, DOEL: 6, Deadwing: 10[/sup]]</text:p>
          </table:table-cell>
          <table:table-cell table:number-columns-repeated="4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up]&quot; &amp; [Numbers.F49] &amp; &quot;[/sup]]&quot;; &quot;&quot;)" office:value-type="string" office:string-value="[b]43. [url=https://www.doomworld.com/idgames/levels/doom2/Ports/s-u/tutnt]The Ultimate Torment &amp; Torture[/url][/b] [[b]34[/b]: [sup]HyperLuke: 8, Talvi: 4, Greyenko: 4, TechnoDoomed1: 2, TheMightyHeracross: 3, ReaperAA: 4, Ziad EL Zein: 5, Ivory Duke: 4[/sup]]" calcext:value-type="string">
            <text:p>[b]43. [url=https://www.doomworld.com/idgames/levels/doom2/Ports/s-u/tutnt]The Ultimate Torment &amp; Torture[/url][/b] [[b]34[/b]: [sup]HyperLuke: 8, Talvi: 4, Greyenko: 4, TechnoDoomed1: 2, TheMightyHeracross: 3, ReaperAA: 4, Ziad EL Zein: 5, Ivory Duke: 4[/sup]]</text:p>
          </table:table-cell>
          <table:table-cell table:number-columns-repeated="4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up]&quot; &amp; [Numbers.F50] &amp; &quot;[/sup]]&quot;; &quot;&quot;)" office:value-type="string" office:string-value="[b]47. [url=https://www.doomworld.com/idgames/levels/doom2/megawads/cydreams]Cyberdreams[/url][/b] [[b]33[/b]: [sup]42PercentHealth: 3, ShoDemo: 1, 7hm: 7, justsomemusicguy: 3, bonnie: 7, NoisyVelvet: 4, TheNerdTurtle2: 3, termrork: 5[/sup]]" calcext:value-type="string">
            <text:p>[b]47. [url=https://www.doomworld.com/idgames/levels/doom2/megawads/cydreams]Cyberdreams[/url][/b] [[b]33[/b]: [sup]42PercentHealth: 3, ShoDemo: 1, 7hm: 7, justsomemusicguy: 3, bonnie: 7, NoisyVelvet: 4, TheNerdTurtle2: 3, termrork: 5[/sup]]</text:p>
          </table:table-cell>
          <table:table-cell table:number-columns-repeated="4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up]&quot; &amp; [Numbers.F51] &amp; &quot;[/sup]]&quot;; &quot;&quot;)" office:value-type="string" office:string-value="[b]47. [url=https://www.doomworld.com/idgames/themes/TeamTNT/icarus/icarus]Icarus: Alien Vanguard[/url][/b] [[b]33[/b]: [sup]Ralphis: 6, Grazza: 8, roadworx: 3, T-Rex: 3, StoneMason: 5, valkiriforce: 8[/sup]]" calcext:value-type="string">
            <text:p>[b]47. [url=https://www.doomworld.com/idgames/themes/TeamTNT/icarus/icarus]Icarus: Alien Vanguard[/url][/b] [[b]33[/b]: [sup]Ralphis: 6, Grazza: 8, roadworx: 3, T-Rex: 3, StoneMason: 5, valkiriforce: 8[/sup]]</text:p>
          </table:table-cell>
          <table:table-cell table:number-columns-repeated="4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up]&quot; &amp; [Numbers.F52] &amp; &quot;[/sup]]&quot;; &quot;&quot;)" office:value-type="string" office:string-value="[b]47. [url=https://www.doomworld.com/idgames/levels/doom2/Ports/s-u/swtw]Swim With the Whales[/url][/b] [[b]33[/b]: [sup]WH-Wilou84: 2, Nate River: 9, Soundblock: 3, Lazorinc: 6, Nirvana: 10, NoisyVelvet: 3[/sup]]" calcext:value-type="string">
            <text:p>[b]47. [url=https://www.doomworld.com/idgames/levels/doom2/Ports/s-u/swtw]Swim With the Whales[/url][/b] [[b]33[/b]: [sup]WH-Wilou84: 2, Nate River: 9, Soundblock: 3, Lazorinc: 6, Nirvana: 10, NoisyVelvet: 3[/sup]]</text:p>
          </table:table-cell>
          <table:table-cell table:number-columns-repeated="4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up]&quot; &amp; [Numbers.F53] &amp; &quot;[/sup]]&quot;; &quot;&quot;)" office:value-type="string" office:string-value="[b]50. [url=https://www.doomworld.com/idgames/levels/doom2/megawads/strain10]STRAIN[/url][/b] [[b]32[/b]: [sup]Grazza: 6, ella guro: 4, roadworx: 6, JudgeDeadd: 1, T-Rex: 1, Squadallah: 9, smeghammer: 5[/sup]]" calcext:value-type="string">
            <text:p>[b]50. [url=https://www.doomworld.com/idgames/levels/doom2/megawads/strain10]STRAIN[/url][/b] [[b]32[/b]: [sup]Grazza: 6, ella guro: 4, roadworx: 6, JudgeDeadd: 1, T-Rex: 1, Squadallah: 9, smeghammer: 5[/sup]]</text:p>
          </table:table-cell>
          <table:table-cell table:number-columns-repeated="4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up]&quot; &amp; [Numbers.F54] &amp; &quot;[/sup]]&quot;; &quot;&quot;)" office:value-type="string" office:string-value="[b]51. [url=http://www.theultimatedoom.com/download/chillax-v9.7.3_fixes_by_HiM_v1.1.zip]Chillax[/url][/b] [[b]31[/b]: [sup]Nine Inch Heels: 4, AnonimVio: 5, fveitsi: 5, Outrageous Videos: 3, Simomarchi: 2, Gaia74: 5, maxmanium: 1, waciej: 6[/sup]]" calcext:value-type="string">
            <text:p>[b]51. [url=http://www.theultimatedoom.com/download/chillax-v9.7.3_fixes_by_HiM_v1.1.zip]Chillax[/url][/b] [[b]31[/b]: [sup]Nine Inch Heels: 4, AnonimVio: 5, fveitsi: 5, Outrageous Videos: 3, Simomarchi: 2, Gaia74: 5, maxmanium: 1, waciej: 6[/sup]]</text:p>
          </table:table-cell>
          <table:table-cell table:number-columns-repeated="4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up]&quot; &amp; [Numbers.F55] &amp; &quot;[/sup]]&quot;; &quot;&quot;)" office:value-type="string" office:string-value="[b]52. [url=http://www.moddb.com/mods/brutal-doom/downloads/brutal-doom-hell-on-earth-starter-pack]Brutal Doom: Hell on Earth Starter Pack (Extermination Day)[/url][/b] [[b]30[/b]: [sup]TechnoDoomed1: 9, Squadallah: 8, ReaperAA: 7, DoomDork: 2, Deflektor: 4[/sup]]" calcext:value-type="string">
            <text:p>[b]52. [url=http://www.moddb.com/mods/brutal-doom/downloads/brutal-doom-hell-on-earth-starter-pack]Brutal Doom: Hell on Earth Starter Pack (Extermination Day)[/url][/b] [[b]30[/b]: [sup]TechnoDoomed1: 9, Squadallah: 8, ReaperAA: 7, DoomDork: 2, Deflektor: 4[/sup]]</text:p>
          </table:table-cell>
          <table:table-cell table:number-columns-repeated="4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up]&quot; &amp; [Numbers.F56] &amp; &quot;[/sup]]&quot;; &quot;&quot;)" office:value-type="string" office:string-value="[b]52. [url=https://www.doomworld.com/idgames/levels/doom/Ports/megawads/kdizd_12]Knee-Deep in ZDoom[/url][/b] [[b]30[/b]: [sup]Graf Zahl: 6, Voltcom9: 7, tchkb: 2, Apaul27: 7, 4everDoomed: 5, Rince-wind: 1, Jaromir Bergmann: 2[/sup]]" calcext:value-type="string">
            <text:p>[b]52. [url=https://www.doomworld.com/idgames/levels/doom/Ports/megawads/kdizd_12]Knee-Deep in ZDoom[/url][/b] [[b]30[/b]: [sup]Graf Zahl: 6, Voltcom9: 7, tchkb: 2, Apaul27: 7, 4everDoomed: 5, Rince-wind: 1, Jaromir Bergmann: 2[/sup]]</text:p>
          </table:table-cell>
          <table:table-cell table:number-columns-repeated="4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up]&quot; &amp; [Numbers.F57] &amp; &quot;[/sup]]&quot;; &quot;&quot;)" office:value-type="string" office:string-value="[b]52. [url=https://www.doomworld.com/idgames/levels/doom/Ports/d-f/e1m8b]Tech Gone Bad[/url][/b] [[b]30[/b]: [sup]Jaws In Space: 5, guitardz: 5, Nancsi: 8, Diabolución: 5, Jaromir Bergmann: 1, Marn: 5, DooM Bear: 1[/sup]]" calcext:value-type="string">
            <text:p>[b]52. [url=https://www.doomworld.com/idgames/levels/doom/Ports/d-f/e1m8b]Tech Gone Bad[/url][/b] [[b]30[/b]: [sup]Jaws In Space: 5, guitardz: 5, Nancsi: 8, Diabolución: 5, Jaromir Bergmann: 1, Marn: 5, DooM Bear: 1[/sup]]</text:p>
          </table:table-cell>
          <table:table-cell table:number-columns-repeated="4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up]&quot; &amp; [Numbers.F58] &amp; &quot;[/sup]]&quot;; &quot;&quot;)" office:value-type="string" office:string-value="[b]55. [url=https://www.doomworld.com/idgames/levels/doom2/Ports/d-f/distrbia]Disturbia[/url][/b] [[b]29[/b]: [sup]Sky: 7, darkreaver: 10, Roofi: 6, Paul977: 6[/sup]]" calcext:value-type="string">
            <text:p>[b]55. [url=https://www.doomworld.com/idgames/levels/doom2/Ports/d-f/distrbia]Disturbia[/url][/b] [[b]29[/b]: [sup]Sky: 7, darkreaver: 10, Roofi: 6, Paul977: 6[/sup]]</text:p>
          </table:table-cell>
          <table:table-cell table:number-columns-repeated="4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up]&quot; &amp; [Numbers.F59] &amp; &quot;[/sup]]&quot;; &quot;&quot;)" office:value-type="string" office:string-value="[b]56. [url=https://www.doomworld.com/idgames/levels/doom/Ports/megawads/2002ado]2002: A Doom Odyssey[/url][/b] [[b]28[/b]: [sup]soner du: 4, Philnemba: 8, tmorrow: 2, Red-XIII: 3, joepallai: 1, SilverMiner: 6, smeghammer: 3, Endless: 1[/sup]]" calcext:value-type="string">
            <text:p>[b]56. [url=https://www.doomworld.com/idgames/levels/doom/Ports/megawads/2002ado]2002: A Doom Odyssey[/url][/b] [[b]28[/b]: [sup]soner du: 4, Philnemba: 8, tmorrow: 2, Red-XIII: 3, joepallai: 1, SilverMiner: 6, smeghammer: 3, Endless: 1[/sup]]</text:p>
          </table:table-cell>
          <table:table-cell table:number-columns-repeated="4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up]&quot; &amp; [Numbers.F60] &amp; &quot;[/sup]]&quot;; &quot;&quot;)" office:value-type="string" office:string-value="[b]56. [url=https://www.doomworld.com/idgames/levels/doom2/megawads/zone300]Zone 300[/url][/b] [[b]28[/b]: [sup]Voltcom9: 8, Soundblock: 3, Bryan T: 2, purist: 3, maxmanium: 8, ASaltShaker: 4[/sup]]" calcext:value-type="string">
            <text:p>[b]56. [url=https://www.doomworld.com/idgames/levels/doom2/megawads/zone300]Zone 300[/url][/b] [[b]28[/b]: [sup]Voltcom9: 8, Soundblock: 3, Bryan T: 2, purist: 3, maxmanium: 8, ASaltShaker: 4[/sup]]</text:p>
          </table:table-cell>
          <table:table-cell table:number-columns-repeated="4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up]&quot; &amp; [Numbers.F61] &amp; &quot;[/sup]]&quot;; &quot;&quot;)" office:value-type="string" office:string-value="[b]58. [url=https://www.doomworld.com/idgames/levels/doom2/Ports/a-c/breach]Breach[/url][/b] [[b]27[/b]: [sup]Jaws In Space: 7, Dime: 10, guitardz: 2, Nancsi: 1, Jaromir Bergmann: 4, smeghammer: 3[/sup]]" calcext:value-type="string">
            <text:p>[b]58. [url=https://www.doomworld.com/idgames/levels/doom2/Ports/a-c/breach]Breach[/url][/b] [[b]27[/b]: [sup]Jaws In Space: 7, Dime: 10, guitardz: 2, Nancsi: 1, Jaromir Bergmann: 4, smeghammer: 3[/sup]]</text:p>
          </table:table-cell>
          <table:table-cell table:number-columns-repeated="4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up]&quot; &amp; [Numbers.F62] &amp; &quot;[/sup]]&quot;; &quot;&quot;)" office:value-type="string" office:string-value="[b]59. [url=https://www.doomworld.com/forum/topic/103075-deathless-an-ultimate-doom-megawad-rc4/]Deathless[/url][/b] [[b]26[/b]: [sup]TheMightyHeracross: 2, ReaperAA: 5, Worm318: 3, Makedounia: 9, Deadwing: 2, Warrex: 5[/sup]]" calcext:value-type="string">
            <text:p>[b]59. [url=https://www.doomworld.com/forum/topic/103075-deathless-an-ultimate-doom-megawad-rc4/]Deathless[/url][/b] [[b]26[/b]: [sup]TheMightyHeracross: 2, ReaperAA: 5, Worm318: 3, Makedounia: 9, Deadwing: 2, Warrex: 5[/sup]]</text:p>
          </table:table-cell>
          <table:table-cell table:number-columns-repeated="4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up]&quot; &amp; [Numbers.F63] &amp; &quot;[/sup]]&quot;; &quot;&quot;)" office:value-type="string" office:string-value="[b]60. [url=http://www.doom2.net/doom2/wads/DWANGO5.ZIP]DWANGO 5[/url][/b] [[b]25[/b]: [sup]Doomkid: 10, Ralphis: 7, antares031: 8[/sup]]" calcext:value-type="string">
            <text:p>[b]60. [url=http://www.doom2.net/doom2/wads/DWANGO5.ZIP]DWANGO 5[/url][/b] [[b]25[/b]: [sup]Doomkid: 10, Ralphis: 7, antares031: 8[/sup]]</text:p>
          </table:table-cell>
          <table:table-cell table:number-columns-repeated="4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up]&quot; &amp; [Numbers.F64] &amp; &quot;[/sup]]&quot;; &quot;&quot;)" office:value-type="string" office:string-value="[b]60. [url=https://www.doomworld.com/forum/topic/100842-rc-lost-civilization-episode-1-feedback-appreciated/]Lost civilization[/url][/b] [[b]25[/b]: [sup]OniriA: 9, rdwpa: 8, Endless: 8[/sup]]" calcext:value-type="string">
            <text:p>[b]60. [url=https://www.doomworld.com/forum/topic/100842-rc-lost-civilization-episode-1-feedback-appreciated/]Lost civilization[/url][/b] [[b]25[/b]: [sup]OniriA: 9, rdwpa: 8, Endless: 8[/sup]]</text:p>
          </table:table-cell>
          <table:table-cell table:number-columns-repeated="4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up]&quot; &amp; [Numbers.F65] &amp; &quot;[/sup]]&quot;; &quot;&quot;)" office:value-type="string" office:string-value="[b]60. [url=https://www.doomworld.com/idgames/levels/doom2/Ports/v-z/violence]Violence[/url][/b] [[b]25[/b]: [sup]Chamelenoel: 10, everennui: 4, Nate River: 2, Lorenz0: 9[/sup]]" calcext:value-type="string">
            <text:p>[b]60. [url=https://www.doomworld.com/idgames/levels/doom2/Ports/v-z/violence]Violence[/url][/b] [[b]25[/b]: [sup]Chamelenoel: 10, everennui: 4, Nate River: 2, Lorenz0: 9[/sup]]</text:p>
          </table:table-cell>
          <table:table-cell table:number-columns-repeated="4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up]&quot; &amp; [Numbers.F66] &amp; &quot;[/sup]]&quot;; &quot;&quot;)" office:value-type="string" office:string-value="[b]60. [url=https://www.doomworld.com/idgames/levels/doom2/Ports/megawads/zdcmp2]ZDoom Community Map Project II[/url][/b] [[b]25[/b]: [sup]Graf Zahl: 10, Phobus: 9, TechnoDoomed1: 6[/sup]]" calcext:value-type="string">
            <text:p>[b]60. [url=https://www.doomworld.com/idgames/levels/doom2/Ports/megawads/zdcmp2]ZDoom Community Map Project II[/url][/b] [[b]25[/b]: [sup]Graf Zahl: 10, Phobus: 9, TechnoDoomed1: 6[/sup]]</text:p>
          </table:table-cell>
          <table:table-cell table:number-columns-repeated="4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up]&quot; &amp; [Numbers.F67] &amp; &quot;[/sup]]&quot;; &quot;&quot;)" office:value-type="string" office:string-value="[b]64. [url=https://www.doomworld.com/idgames/levels/doom2/Ports/megawads/ngmvmt2]Newgothic Movement 2[/url][/b] [[b]24[/b]: [sup]Nine Inch Heels: 8, ShoDemo: 2, Outrageous Videos: 9, Nazgul9: 5[/sup]]" calcext:value-type="string">
            <text:p>[b]64. [url=https://www.doomworld.com/idgames/levels/doom2/Ports/megawads/ngmvmt2]Newgothic Movement 2[/url][/b] [[b]24[/b]: [sup]Nine Inch Heels: 8, ShoDemo: 2, Outrageous Videos: 9, Nazgul9: 5[/sup]]</text:p>
          </table:table-cell>
          <table:table-cell table:number-columns-repeated="4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up]&quot; &amp; [Numbers.F68] &amp; &quot;[/sup]]&quot;; &quot;&quot;)" office:value-type="string" office:string-value="[b]64. [url=https://www.doomworld.com/idgames/levels/doom2/Ports/m-o/nuts]Nuts[/url][/b] [[b]24[/b]: [sup]Chamelenoel: 6, AnonimVio: 9, roadworx: 4, E.M.: 5[/sup]]" calcext:value-type="string">
            <text:p>[b]64. [url=https://www.doomworld.com/idgames/levels/doom2/Ports/m-o/nuts]Nuts[/url][/b] [[b]24[/b]: [sup]Chamelenoel: 6, AnonimVio: 9, roadworx: 4, E.M.: 5[/sup]]</text:p>
          </table:table-cell>
          <table:table-cell table:number-columns-repeated="4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up]&quot; &amp; [Numbers.F69] &amp; &quot;[/sup]]&quot;; &quot;&quot;)" office:value-type="string" office:string-value="[b]64. [url=http://www.mustaine.com/about/video-game-work/perditions-gate/]Perdition's Gate[/url][/b] [[b]24[/b]: [sup]Vorpal: 5, Nate River: 1, bonnie: 10, P41R47: 3, E.M.: 5[/sup]]" calcext:value-type="string">
            <text:p>[b]64. [url=http://www.mustaine.com/about/video-game-work/perditions-gate/]Perdition's Gate[/url][/b] [[b]24[/b]: [sup]Vorpal: 5, Nate River: 1, bonnie: 10, P41R47: 3, E.M.: 5[/sup]]</text:p>
          </table:table-cell>
          <table:table-cell table:number-columns-repeated="4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up]&quot; &amp; [Numbers.F70] &amp; &quot;[/sup]]&quot;; &quot;&quot;)" office:value-type="string" office:string-value="[b]64. [url=https://www.doomworld.com/idgames/levels/doom2/Ports/s-u/unloved]Unloved[/url][/b] [[b]24[/b]: [sup]MFG38: 1, everennui: 8, bonnie: 10, TechnoDoomed1: 3, Payload4367: 2[/sup]]" calcext:value-type="string">
            <text:p>[b]64. [url=https://www.doomworld.com/idgames/levels/doom2/Ports/s-u/unloved]Unloved[/url][/b] [[b]24[/b]: [sup]MFG38: 1, everennui: 8, bonnie: 10, TechnoDoomed1: 3, Payload4367: 2[/sup]]</text:p>
          </table:table-cell>
          <table:table-cell table:number-columns-repeated="4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up]&quot; &amp; [Numbers.F71] &amp; &quot;[/sup]]&quot;; &quot;&quot;)" office:value-type="string" office:string-value="[b]68. [url=https://www.doomworld.com/idgames/levels/doom2/megawads/dmonfear]Demonfear[/url][/b] [[b]23[/b]: [sup]roadworx: 8, soner du: 3, Philnemba: 3, NaZa: 1, P41R47: 3, Marn: 5[/sup]]" calcext:value-type="string">
            <text:p>[b]68. [url=https://www.doomworld.com/idgames/levels/doom2/megawads/dmonfear]Demonfear[/url][/b] [[b]23[/b]: [sup]roadworx: 8, soner du: 3, Philnemba: 3, NaZa: 1, P41R47: 3, Marn: 5[/sup]]</text:p>
          </table:table-cell>
          <table:table-cell table:number-columns-repeated="4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up]&quot; &amp; [Numbers.F72] &amp; &quot;[/sup]]&quot;; &quot;&quot;)" office:value-type="string" office:string-value="[b]68. [url=http://www.moddb.com/games/doom-ii/addons/eternal-slumber-party-v2]Eternal Slumber Party[/url][/b] [[b]23[/b]: [sup]Roofi: 10, Outrageous Videos: 8, Grain of Salt: 4, Simomarchi: 1[/sup]]" calcext:value-type="string">
            <text:p>[b]68. [url=http://www.moddb.com/games/doom-ii/addons/eternal-slumber-party-v2]Eternal Slumber Party[/url][/b] [[b]23[/b]: [sup]Roofi: 10, Outrageous Videos: 8, Grain of Salt: 4, Simomarchi: 1[/sup]]</text:p>
          </table:table-cell>
          <table:table-cell table:number-columns-repeated="4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up]&quot; &amp; [Numbers.F73] &amp; &quot;[/sup]]&quot;; &quot;&quot;)" office:value-type="string" office:string-value="[b]70. [url=https://www.doomworld.com/idgames/themes/batman/batman]Batman Doom[/url][/b] [[b]22[/b]: [sup]yakfak: 8, JudgeDeadd: 4, soner du: 10[/sup]]" calcext:value-type="string">
            <text:p>[b]70. [url=https://www.doomworld.com/idgames/themes/batman/batman]Batman Doom[/url][/b] [[b]22[/b]: [sup]yakfak: 8, JudgeDeadd: 4, soner du: 10[/sup]]</text:p>
          </table:table-cell>
          <table:table-cell table:number-columns-repeated="4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up]&quot; &amp; [Numbers.F74] &amp; &quot;[/sup]]&quot;; &quot;&quot;)" office:value-type="string" office:string-value="[b]70. [url=https://www.doomworld.com/forum/topic/109216-doom-zero-launch-and-celebrating-25-years-of-doom-ii/]Doom Zero[/url][/b] [[b]22[/b]: [sup]maxmanium: 2, CinnamonKilljoy: 8, Warrex: 10, Horus: 2[/sup]]" calcext:value-type="string">
            <text:p>[b]70. [url=https://www.doomworld.com/forum/topic/109216-doom-zero-launch-and-celebrating-25-years-of-doom-ii/]Doom Zero[/url][/b] [[b]22[/b]: [sup]maxmanium: 2, CinnamonKilljoy: 8, Warrex: 10, Horus: 2[/sup]]</text:p>
          </table:table-cell>
          <table:table-cell table:number-columns-repeated="4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up]&quot; &amp; [Numbers.F75] &amp; &quot;[/sup]]&quot;; &quot;&quot;)" office:value-type="string" office:string-value="[b]70. [url=https://www.doomworld.com/idgames/levels/doom/Ports/p-r/par-lutz]Phobos: Anomaly Reborn[/url][/b] [[b]22[/b]: [sup]Ed: 5, Graf Zahl: 1, SilverMiner: 10, smeghammer: 6[/sup]]" calcext:value-type="string">
            <text:p>[b]70. [url=https://www.doomworld.com/idgames/levels/doom/Ports/p-r/par-lutz]Phobos: Anomaly Reborn[/url][/b] [[b]22[/b]: [sup]Ed: 5, Graf Zahl: 1, SilverMiner: 10, smeghammer: 6[/sup]]</text:p>
          </table:table-cell>
          <table:table-cell table:number-columns-repeated="4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up]&quot; &amp; [Numbers.F76] &amp; &quot;[/sup]]&quot;; &quot;&quot;)" office:value-type="string" office:string-value="[b]70. [url=https://www.doomworld.com/idgames/levels/doom2/Ports/megawads/sf2012]Slaughterfest 2012[/url][/b] [[b]22[/b]: [sup]HyperLuke: 1, Outrageous Videos: 1, bemused: 2, Apaul27: 8, tmorrow: 3, Simomarchi: 6, maxmanium: 1[/sup]]" calcext:value-type="string">
            <text:p>[b]70. [url=https://www.doomworld.com/idgames/levels/doom2/Ports/megawads/sf2012]Slaughterfest 2012[/url][/b] [[b]22[/b]: [sup]HyperLuke: 1, Outrageous Videos: 1, bemused: 2, Apaul27: 8, tmorrow: 3, Simomarchi: 6, maxmanium: 1[/sup]]</text:p>
          </table:table-cell>
          <table:table-cell table:number-columns-repeated="4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up]&quot; &amp; [Numbers.F77] &amp; &quot;[/sup]]&quot;; &quot;&quot;)" office:value-type="string" office:string-value="[b]70. [url=https://www.doomworld.com/idgames/levels/doom2/Ports/s-u/sd20x7]Stardate 20X7[/url][/b] [[b]22[/b]: [sup]yakfak: 6, Grain of Salt: 8, bemused: 4, rdwpa: 4[/sup]]" calcext:value-type="string">
            <text:p>[b]70. [url=https://www.doomworld.com/idgames/levels/doom2/Ports/s-u/sd20x7]Stardate 20X7[/url][/b] [[b]22[/b]: [sup]yakfak: 6, Grain of Salt: 8, bemused: 4, rdwpa: 4[/sup]]</text:p>
          </table:table-cell>
          <table:table-cell table:number-columns-repeated="4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up]&quot; &amp; [Numbers.F78] &amp; &quot;[/sup]]&quot;; &quot;&quot;)" office:value-type="string" office:string-value="[b]70. [url=https://www.doomworld.com/idgames/levels/doom2/Ports/megawads/zpack]ZPack[/url][/b] [[b]22[/b]: [sup]MFG38: 5, Voltcom9: 3, TechnoDoomed1: 4, Ziad EL Zein: 5, Octillion: 5[/sup]]" calcext:value-type="string">
            <text:p>[b]70. [url=https://www.doomworld.com/idgames/levels/doom2/Ports/megawads/zpack]ZPack[/url][/b] [[b]22[/b]: [sup]MFG38: 5, Voltcom9: 3, TechnoDoomed1: 4, Ziad EL Zein: 5, Octillion: 5[/sup]]</text:p>
          </table:table-cell>
          <table:table-cell table:number-columns-repeated="4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up]&quot; &amp; [Numbers.F79] &amp; &quot;[/sup]]&quot;; &quot;&quot;)" office:value-type="string" office:string-value="[b]76. [url=https://www.doomworld.com/forum/topic/105598-hurt-singleplayer-map-in-hell/]Hurt[/url][/b] [[b]21[/b]: [sup]Jaromir Bergmann: 9, OniriA: 7, I_Punch_Demons: 5[/sup]]" calcext:value-type="string">
            <text:p>[b]76. [url=https://www.doomworld.com/forum/topic/105598-hurt-singleplayer-map-in-hell/]Hurt[/url][/b] [[b]21[/b]: [sup]Jaromir Bergmann: 9, OniriA: 7, I_Punch_Demons: 5[/sup]]</text:p>
          </table:table-cell>
          <table:table-cell table:number-columns-repeated="4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up]&quot; &amp; [Numbers.F80] &amp; &quot;[/sup]]&quot;; &quot;&quot;)" office:value-type="string" office:string-value="[b]76. [url=https://www.doomworld.com/idgames/levels/doom2/megawads/tvr]Revolution![/url][/b] [[b]21[/b]: [sup]Not Jabba: 1, Grazza: 3, Altima: 4, termrork: 5, SilverMiner: 5, P41R47: 3[/sup]]" calcext:value-type="string">
            <text:p>[b]76. [url=https://www.doomworld.com/idgames/levels/doom2/megawads/tvr]Revolution![/url][/b] [[b]21[/b]: [sup]Not Jabba: 1, Grazza: 3, Altima: 4, termrork: 5, SilverMiner: 5, P41R47: 3[/sup]]</text:p>
          </table:table-cell>
          <table:table-cell table:number-columns-repeated="4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up]&quot; &amp; [Numbers.F81] &amp; &quot;[/sup]]&quot;; &quot;&quot;)" office:value-type="string" office:string-value="[b]78. [url=https://www.doomworld.com/forum/topic/91854-v15-doom-64-retribution/]Doom 64: Retribution[/url][/b] [[b]20[/b]: [sup]guitardz: 5, 4everDoomed: 8, Warrex: 7[/sup]]" calcext:value-type="string">
            <text:p>[b]78. [url=https://www.doomworld.com/forum/topic/91854-v15-doom-64-retribution/]Doom 64: Retribution[/url][/b] [[b]20[/b]: [sup]guitardz: 5, 4everDoomed: 8, Warrex: 7[/sup]]</text:p>
          </table:table-cell>
          <table:table-cell table:number-columns-repeated="4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up]&quot; &amp; [Numbers.F82] &amp; &quot;[/sup]]&quot;; &quot;&quot;)" office:value-type="string" office:string-value="[b]78. [url=https://www.doomworld.com/idgames/levels/doom2/Ports/s-u/scl_top]Threshold of Pain[/url][/b] [[b]20[/b]: [sup]Malrionn: 7, MFG38: 7, 4everDoomed: 6[/sup]]" calcext:value-type="string">
            <text:p>[b]78. [url=https://www.doomworld.com/idgames/levels/doom2/Ports/s-u/scl_top]Threshold of Pain[/url][/b] [[b]20[/b]: [sup]Malrionn: 7, MFG38: 7, 4everDoomed: 6[/sup]]</text:p>
          </table:table-cell>
          <table:table-cell table:number-columns-repeated="4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up]&quot; &amp; [Numbers.F83] &amp; &quot;[/sup]]&quot;; &quot;&quot;)" office:value-type="string" office:string-value="[b]80. [url=https://www.doomworld.com/idgames/levels/doom2/Ports/a-c/arcadia]Arcadia Demade[/url][/b] [[b]19[/b]: [sup]Jaws In Space: 9, Vorpal: 5, guitardz: 1, Nancsi: 4[/sup]]" calcext:value-type="string">
            <text:p>[b]80. [url=https://www.doomworld.com/idgames/levels/doom2/Ports/a-c/arcadia]Arcadia Demade[/url][/b] [[b]19[/b]: [sup]Jaws In Space: 9, Vorpal: 5, guitardz: 1, Nancsi: 4[/sup]]</text:p>
          </table:table-cell>
          <table:table-cell table:number-columns-repeated="4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up]&quot; &amp; [Numbers.F84] &amp; &quot;[/sup]]&quot;; &quot;&quot;)" office:value-type="string" office:string-value="[b]80. [url=https://www.doomworld.com/idgames/levels/doom2/Ports/d-f/equinox]Equinox[/url][/b] [[b]19[/b]: [sup]Sky: 5, Grazza: 9, ella guro: 5[/sup]]" calcext:value-type="string">
            <text:p>[b]80. [url=https://www.doomworld.com/idgames/levels/doom2/Ports/d-f/equinox]Equinox[/url][/b] [[b]19[/b]: [sup]Sky: 5, Grazza: 9, ella guro: 5[/sup]]</text:p>
          </table:table-cell>
          <table:table-cell table:number-columns-repeated="4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up]&quot; &amp; [Numbers.F85] &amp; &quot;[/sup]]&quot;; &quot;&quot;)" office:value-type="string" office:string-value="[b]82. [url=https://www.doomworld.com/idgames/levels/doom2/Ports/a-c/bauhaus]Bauhaus[/url][/b] [[b]18[/b]: [sup]ella guro: 9, 7hm: 5, Grain of Salt: 3, NoisyVelvet: 1[/sup]]" calcext:value-type="string">
            <text:p>[b]82. [url=https://www.doomworld.com/idgames/levels/doom2/Ports/a-c/bauhaus]Bauhaus[/url][/b] [[b]18[/b]: [sup]ella guro: 9, 7hm: 5, Grain of Salt: 3, NoisyVelvet: 1[/sup]]</text:p>
          </table:table-cell>
          <table:table-cell table:number-columns-repeated="4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up]&quot; &amp; [Numbers.F86] &amp; &quot;[/sup]]&quot;; &quot;&quot;)" office:value-type="string" office:string-value="[b]82. [url=https://www.doomworld.com/idgames/levels/doom2/Ports/d-f/dv]Deus Vult[/url][/b] [[b]18[/b]: [sup]Mr. Freeze: 7, WH-Wilou84: 5, joepallai: 1, DJVCardMaster: 1, waciej: 4[/sup]]" calcext:value-type="string">
            <text:p>[b]82. [url=https://www.doomworld.com/idgames/levels/doom2/Ports/d-f/dv]Deus Vult[/url][/b] [[b]18[/b]: [sup]Mr. Freeze: 7, WH-Wilou84: 5, joepallai: 1, DJVCardMaster: 1, waciej: 4[/sup]]</text:p>
          </table:table-cell>
          <table:table-cell table:number-columns-repeated="4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up]&quot; &amp; [Numbers.F87] &amp; &quot;[/sup]]&quot;; &quot;&quot;)" office:value-type="string" office:string-value="[b]82. [url=https://www.doomworld.com/idgames/levels/doom/Ports/d-f/e1m4b]Phobos Mission Control[/url][/b] [[b]18[/b]: [sup]Nancsi: 6, Diabolución: 5, Marn: 5, DooM Bear: 2[/sup]]" calcext:value-type="string">
            <text:p>[b]82. [url=https://www.doomworld.com/idgames/levels/doom/Ports/d-f/e1m4b]Phobos Mission Control[/url][/b] [[b]18[/b]: [sup]Nancsi: 6, Diabolución: 5, Marn: 5, DooM Bear: 2[/sup]]</text:p>
          </table:table-cell>
          <table:table-cell table:number-columns-repeated="4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up]&quot; &amp; [Numbers.F88] &amp; &quot;[/sup]]&quot;; &quot;&quot;)" office:value-type="string" office:string-value="[b]82. [url=https://www.doomworld.com/idgames/levels/doom2/Ports/megawads/sf2011]Slaughterfest 2011[/url][/b] [[b]18[/b]: [sup]Outrageous Videos: 5, tmorrow: 3, Simomarchi: 10[/sup]]" calcext:value-type="string">
            <text:p>[b]82. [url=https://www.doomworld.com/idgames/levels/doom2/Ports/megawads/sf2011]Slaughterfest 2011[/url][/b] [[b]18[/b]: [sup]Outrageous Videos: 5, tmorrow: 3, Simomarchi: 10[/sup]]</text:p>
          </table:table-cell>
          <table:table-cell table:number-columns-repeated="4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up]&quot; &amp; [Numbers.F89] &amp; &quot;[/sup]]&quot;; &quot;&quot;)" office:value-type="string" office:string-value="[b]86. [url=https://www.doomworld.com/idgames/levels/doom2/Ports/megawads/drkenctr]Dark Encounters[/url][/b] [[b]17[/b]: [sup]Bryan T: 6, dylux: 8, Octillion: 3[/sup]]" calcext:value-type="string">
            <text:p>[b]86. [url=https://www.doomworld.com/idgames/levels/doom2/Ports/megawads/drkenctr]Dark Encounters[/url][/b] [[b]17[/b]: [sup]Bryan T: 6, dylux: 8, Octillion: 3[/sup]]</text:p>
          </table:table-cell>
          <table:table-cell table:number-columns-repeated="4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up]&quot; &amp; [Numbers.F90] &amp; &quot;[/sup]]&quot;; &quot;&quot;)" office:value-type="string" office:string-value="[b]86. [url=https://www.doomworld.com/idgames/levels/doom2/Ports/megawads/sihr2fix]Survive in Hell[/url][/b] [[b]17[/b]: [sup]Spectra: 8, Makedounia: 3, Pierrot: 6[/sup]]" calcext:value-type="string">
            <text:p>[b]86. [url=https://www.doomworld.com/idgames/levels/doom2/Ports/megawads/sihr2fix]Survive in Hell[/url][/b] [[b]17[/b]: [sup]Spectra: 8, Makedounia: 3, Pierrot: 6[/sup]]</text:p>
          </table:table-cell>
          <table:table-cell table:number-columns-repeated="4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up]&quot; &amp; [Numbers.F91] &amp; &quot;[/sup]]&quot;; &quot;&quot;)" office:value-type="string" office:string-value="[b]86. [url=https://www.doomworld.com/idgames/levels/doom2/Ports/megawads/sp_usimp]Ultimate Simplicity[/url][/b] [[b]17[/b]: [sup]Dragonfly: 8, Simomarchi: 9[/sup]]" calcext:value-type="string">
            <text:p>[b]86. [url=https://www.doomworld.com/idgames/levels/doom2/Ports/megawads/sp_usimp]Ultimate Simplicity[/url][/b] [[b]17[/b]: [sup]Dragonfly: 8, Simomarchi: 9[/sup]]</text:p>
          </table:table-cell>
          <table:table-cell table:number-columns-repeated="4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up]&quot; &amp; [Numbers.F92] &amp; &quot;[/sup]]&quot;; &quot;&quot;)" office:value-type="string" office:string-value="[b]89. [url=https://www.doomworld.com/idgames/levels/doom/a-c/castevil]Castle of Evil[/url][/b] [[b]16[/b]: [sup]bzzrak: 10, joepallai: 6[/sup]]" calcext:value-type="string">
            <text:p>[b]89. [url=https://www.doomworld.com/idgames/levels/doom/a-c/castevil]Castle of Evil[/url][/b] [[b]16[/b]: [sup]bzzrak: 10, joepallai: 6[/sup]]</text:p>
          </table:table-cell>
          <table:table-cell table:number-columns-repeated="4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up]&quot; &amp; [Numbers.F93] &amp; &quot;[/sup]]&quot;; &quot;&quot;)" office:value-type="string" office:string-value="[b]89. [url=https://www.doomworld.com/idgames/levels/doom2/Ports/j-l/legher]Legacy of Heroes[/url][/b] [[b]16[/b]: [sup]Woolie Wool: 5, dylux: 7, eharper256: 4[/sup]]" calcext:value-type="string">
            <text:p>[b]89. [url=https://www.doomworld.com/idgames/levels/doom2/Ports/j-l/legher]Legacy of Heroes[/url][/b] [[b]16[/b]: [sup]Woolie Wool: 5, dylux: 7, eharper256: 4[/sup]]</text:p>
          </table:table-cell>
          <table:table-cell table:number-columns-repeated="4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up]&quot; &amp; [Numbers.F94] &amp; &quot;[/sup]]&quot;; &quot;&quot;)" office:value-type="string" office:string-value="[b]89. [url=https://www.doomworld.com/idgames/levels/doom2/Ports/megawads/mutiny]Mutiny[/url][/b] [[b]16[/b]: [sup]Jaws In Space: 6, Doomkid: 3, everennui: 2, NoisyVelvet: 1, m8f: 4[/sup]]" calcext:value-type="string">
            <text:p>[b]89. [url=https://www.doomworld.com/idgames/levels/doom2/Ports/megawads/mutiny]Mutiny[/url][/b] [[b]16[/b]: [sup]Jaws In Space: 6, Doomkid: 3, everennui: 2, NoisyVelvet: 1, m8f: 4[/sup]]</text:p>
          </table:table-cell>
          <table:table-cell table:number-columns-repeated="4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up]&quot; &amp; [Numbers.F95] &amp; &quot;[/sup]]&quot;; &quot;&quot;)" office:value-type="string" office:string-value="[b]89. [url=https://forum.zdoom.org/viewtopic.php?t=56668#p1000996]Rise of the Wool Ball[/url][/b] [[b]16[/b]: [sup]JudgeDeadd: 3, Squadallah: 1, Apaul27: 9, TheMightyHeracross: 3[/sup]]" calcext:value-type="string">
            <text:p>[b]89. [url=https://forum.zdoom.org/viewtopic.php?t=56668#p1000996]Rise of the Wool Ball[/url][/b] [[b]16[/b]: [sup]JudgeDeadd: 3, Squadallah: 1, Apaul27: 9, TheMightyHeracross: 3[/sup]]</text:p>
          </table:table-cell>
          <table:table-cell table:number-columns-repeated="4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up]&quot; &amp; [Numbers.F96] &amp; &quot;[/sup]]&quot;; &quot;&quot;)" office:value-type="string" office:string-value="[b]89. [url=https://www.doomworld.com/idgames/levels/doom2/Ports/megawads/tj]The Journey[/url][/b] [[b]16[/b]: [sup]Spectra: 6, Makedounia: 4, P41R47: 6[/sup]]" calcext:value-type="string">
            <text:p>[b]89. [url=https://www.doomworld.com/idgames/levels/doom2/Ports/megawads/tj]The Journey[/url][/b] [[b]16[/b]: [sup]Spectra: 6, Makedounia: 4, P41R47: 6[/sup]]</text:p>
          </table:table-cell>
          <table:table-cell table:number-columns-repeated="4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up]&quot; &amp; [Numbers.F97] &amp; &quot;[/sup]]&quot;; &quot;&quot;)" office:value-type="string" office:string-value="[b]89. [url=https://www.doomworld.com/idgames/levels/doom2/megawads/ur]Unholy Realms[/url][/b] [[b]16[/b]: [sup]Dime: 6, Bryan T: 1, dylux: 2, tmorrow: 2, Makedounia: 2, DOEL: 3[/sup]]" calcext:value-type="string">
            <text:p>[b]89. [url=https://www.doomworld.com/idgames/levels/doom2/megawads/ur]Unholy Realms[/url][/b] [[b]16[/b]: [sup]Dime: 6, Bryan T: 1, dylux: 2, tmorrow: 2, Makedounia: 2, DOEL: 3[/sup]]</text:p>
          </table:table-cell>
          <table:table-cell table:number-columns-repeated="4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up]&quot; &amp; [Numbers.F98] &amp; &quot;[/sup]]&quot;; &quot;&quot;)" office:value-type="string" office:string-value="[b]95. [url=https://www.doomworld.com/idgames/levels/doom2/megawads/avj]Arch-Vile Jump[/url][/b] [[b]15[/b]: [sup]termrork: 5, Red-XIII: 10[/sup]]" calcext:value-type="string">
            <text:p>[b]95. [url=https://www.doomworld.com/idgames/levels/doom2/megawads/avj]Arch-Vile Jump[/url][/b] [[b]15[/b]: [sup]termrork: 5, Red-XIII: 10[/sup]]</text:p>
          </table:table-cell>
          <table:table-cell table:number-columns-repeated="4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up]&quot; &amp; [Numbers.F99] &amp; &quot;[/sup]]&quot;; &quot;&quot;)" office:value-type="string" office:string-value="[b]95. [url=https://www.doomworld.com/idgames/levels/doom2/Ports/d-f/foursite]Foursite[/url][/b] [[b]15[/b]: [sup]Budoka: 2, Nancsi: 7, 4everDoomed: 5, Gaia74: 1[/sup]]" calcext:value-type="string">
            <text:p>[b]95. [url=https://www.doomworld.com/idgames/levels/doom2/Ports/d-f/foursite]Foursite[/url][/b] [[b]15[/b]: [sup]Budoka: 2, Nancsi: 7, 4everDoomed: 5, Gaia74: 1[/sup]]</text:p>
          </table:table-cell>
          <table:table-cell table:number-columns-repeated="4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up]&quot; &amp; [Numbers.F100] &amp; &quot;[/sup]]&quot;; &quot;&quot;)" office:value-type="string" office:string-value="[b]95. [url=http://rabotik.nl/harmony.htm]Harmony[/url][/b] [[b]15[/b]: [sup]Not Jabba: 5, Sky: 6, ax34: 4[/sup]]" calcext:value-type="string">
            <text:p>[b]95. [url=http://rabotik.nl/harmony.htm]Harmony[/url][/b] [[b]15[/b]: [sup]Not Jabba: 5, Sky: 6, ax34: 4[/sup]]</text:p>
          </table:table-cell>
          <table:table-cell table:number-columns-repeated="4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up]&quot; &amp; [Numbers.F101] &amp; &quot;[/sup]]&quot;; &quot;&quot;)" office:value-type="string" office:string-value="[b]95. [url=https://www.doomworld.com/idgames/levels/doom2/Ports/megawads/strg]Struggle - Antaresian Legacy[/url][/b] [[b]15[/b]: [sup]Jaromir Bergmann: 6, Payload4367: 3, Deadwing: 6[/sup]]" calcext:value-type="string">
            <text:p>[b]95. [url=https://www.doomworld.com/idgames/levels/doom2/Ports/megawads/strg]Struggle - Antaresian Legacy[/url][/b] [[b]15[/b]: [sup]Jaromir Bergmann: 6, Payload4367: 3, Deadwing: 6[/sup]]</text:p>
          </table:table-cell>
          <table:table-cell table:number-columns-repeated="4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up]&quot; &amp; [Numbers.F102] &amp; &quot;[/sup]]&quot;; &quot;&quot;)" office:value-type="string" office:string-value="[b]95. [url=https://www.doomworld.com/idgames/levels/doom2/Ports/a-c/action2]Urban Brawl: Action Doom 2[/url][/b] [[b]15[/b]: [sup]Chamelenoel: 1, JudgeDeadd: 4, Phobus: 10[/sup]]" calcext:value-type="string">
            <text:p>[b]95. [url=https://www.doomworld.com/idgames/levels/doom2/Ports/a-c/action2]Urban Brawl: Action Doom 2[/url][/b] [[b]15[/b]: [sup]Chamelenoel: 1, JudgeDeadd: 4, Phobus: 10[/sup]]</text:p>
          </table:table-cell>
          <table:table-cell table:number-columns-repeated="4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up]&quot; &amp; [Numbers.F103] &amp; &quot;[/sup]]&quot;; &quot;&quot;)" office:value-type="string" office:string-value="[b]100. [url=https://www.doomworld.com/idgames/levels/doom2/Ports/megawads/bstain]Bloodstain[/url][/b] [[b]14[/b]: [sup]NuMetalManiak: 5, everennui: 5, Forli: 4[/sup]]" calcext:value-type="string">
            <text:p>[b]100. [url=https://www.doomworld.com/idgames/levels/doom2/Ports/megawads/bstain]Bloodstain[/url][/b] [[b]14[/b]: [sup]NuMetalManiak: 5, everennui: 5, Forli: 4[/sup]]</text:p>
          </table:table-cell>
          <table:table-cell table:number-columns-repeated="4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up]&quot; &amp; [Numbers.F104] &amp; &quot;[/sup]]&quot;; &quot;&quot;)" office:value-type="string" office:string-value="[b]100. [url=https://www.doomworld.com/forum/topic/64353-doom-64-for-doom-ii/]Doom 64 for Doom II[/url][/b] [[b]14[/b]: [sup]Roofi: 1, Woolie Wool: 1, I_Punch_Demons: 2, Warrex: 10[/sup]]" calcext:value-type="string">
            <text:p>[b]100. [url=https://www.doomworld.com/forum/topic/64353-doom-64-for-doom-ii/]Doom 64 for Doom II[/url][/b] [[b]14[/b]: [sup]Roofi: 1, Woolie Wool: 1, I_Punch_Demons: 2, Warrex: 10[/sup]]</text:p>
          </table:table-cell>
          <table:table-cell table:number-columns-repeated="4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up]&quot; &amp; [Numbers.F105] &amp; &quot;[/sup]]&quot;; &quot;&quot;)" office:value-type="string" office:string-value="[b]100. [url=https://www.doomworld.com/idgames/levels/doom2/Ports/s-u/uacultra]UAC Ultra[/url][/b] [[b]14[/b]: [sup]Malrionn: 10, Budoka: 4[/sup]]" calcext:value-type="string">
            <text:p>[b]100. [url=https://www.doomworld.com/idgames/levels/doom2/Ports/s-u/uacultra]UAC Ultra[/url][/b] [[b]14[/b]: [sup]Malrionn: 10, Budoka: 4[/sup]]</text:p>
          </table:table-cell>
          <table:table-cell table:number-columns-repeated="4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up]&quot; &amp; [Numbers.F106] &amp; &quot;[/sup]]&quot;; &quot;&quot;)" office:value-type="string" office:string-value="[b]103. [url=https://www.doomworld.com/idgames/levels/doom2/Ports/megawads/50shades]50 Shades of Graytall[/url][/b] [[b]13[/b]: [sup]Nine Inch Heels: 2, Voltcom9: 2, JudgeDeadd: 1, NoisyVelvet: 3, Pierrot: 5[/sup]]" calcext:value-type="string">
            <text:p>[b]103. [url=https://www.doomworld.com/idgames/levels/doom2/Ports/megawads/50shades]50 Shades of Graytall[/url][/b] [[b]13[/b]: [sup]Nine Inch Heels: 2, Voltcom9: 2, JudgeDeadd: 1, NoisyVelvet: 3, Pierrot: 5[/sup]]</text:p>
          </table:table-cell>
          <table:table-cell table:number-columns-repeated="4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up]&quot; &amp; [Numbers.F107] &amp; &quot;[/sup]]&quot;; &quot;&quot;)" office:value-type="string" office:string-value="[b]103. [url=https://www.doomworld.com/idgames/levels/doom2/Ports/d-f/elysion]Elysion[/url][/b] [[b]13[/b]: [sup]Sky: 8, darkreaver: 5[/sup]]" calcext:value-type="string">
            <text:p>[b]103. [url=https://www.doomworld.com/idgames/levels/doom2/Ports/d-f/elysion]Elysion[/url][/b] [[b]13[/b]: [sup]Sky: 8, darkreaver: 5[/sup]]</text:p>
          </table:table-cell>
          <table:table-cell table:number-columns-repeated="4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up]&quot; &amp; [Numbers.F108] &amp; &quot;[/sup]]&quot;; &quot;&quot;)" office:value-type="string" office:string-value="[b]103. [url=https://doomwiki.org/wiki/Hell_To_Pay]Hell to Pay[/url][/b] [[b]13[/b]: [sup]bonnie: 10, P41R47: 3[/sup]]" calcext:value-type="string">
            <text:p>[b]103. [url=https://doomwiki.org/wiki/Hell_To_Pay]Hell to Pay[/url][/b] [[b]13[/b]: [sup]bonnie: 10, P41R47: 3[/sup]]</text:p>
          </table:table-cell>
          <table:table-cell table:number-columns-repeated="4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up]&quot; &amp; [Numbers.F109] &amp; &quot;[/sup]]&quot;; &quot;&quot;)" office:value-type="string" office:string-value="[b]103. [url=https://www.doomworld.com/idgames/levels/doom2/Ports/m-o/miasma]Miasma[/url][/b] [[b]13[/b]: [sup]WH-Wilou84: 1, Soundblock: 2, Nirvana: 9, NoisyVelvet: 1[/sup]]" calcext:value-type="string">
            <text:p>[b]103. [url=https://www.doomworld.com/idgames/levels/doom2/Ports/m-o/miasma]Miasma[/url][/b] [[b]13[/b]: [sup]WH-Wilou84: 1, Soundblock: 2, Nirvana: 9, NoisyVelvet: 1[/sup]]</text:p>
          </table:table-cell>
          <table:table-cell table:number-columns-repeated="4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up]&quot; &amp; [Numbers.F110] &amp; &quot;[/sup]]&quot;; &quot;&quot;)" office:value-type="string" office:string-value="[b]103. [url=http://manbitesshark.com/]REKKR[/url][/b] [[b]13[/b]: [sup][/sup]]" calcext:value-type="string">
            <text:p>[b]103. [url=http://manbitesshark.com/]REKKR[/url][/b] [[b]13[/b]: [sup][/sup]]</text:p>
          </table:table-cell>
          <table:table-cell table:number-columns-repeated="4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up]&quot; &amp; [Numbers.F111] &amp; &quot;[/sup]]&quot;; &quot;&quot;)" office:value-type="string" office:string-value="[b]103. [url=https://www.doomworld.com/idgames/levels/doom2/Ports/s-u/sacrment]Sacrament[/url][/b] [[b]13[/b]: [sup]ella guro: 8, yakfak: 5[/sup]]" calcext:value-type="string">
            <text:p>[b]103. [url=https://www.doomworld.com/idgames/levels/doom2/Ports/s-u/sacrment]Sacrament[/url][/b] [[b]13[/b]: [sup]ella guro: 8, yakfak: 5[/sup]]</text:p>
          </table:table-cell>
          <table:table-cell table:number-columns-repeated="4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up]&quot; &amp; [Numbers.F112] &amp; &quot;[/sup]]&quot;; &quot;&quot;)" office:value-type="string" office:string-value="[b]103. [url=https://www.doomworld.com/idgames/levels/doom2/Ports/megawads/vile]Vile Flesh[/url][/b] [[b]13[/b]: [sup]Grazza: 4, P41R47: 9[/sup]]" calcext:value-type="string">
            <text:p>[b]103. [url=https://www.doomworld.com/idgames/levels/doom2/Ports/megawads/vile]Vile Flesh[/url][/b] [[b]13[/b]: [sup]Grazza: 4, P41R47: 9[/sup]]</text:p>
          </table:table-cell>
          <table:table-cell table:number-columns-repeated="4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up]&quot; &amp; [Numbers.F113] &amp; &quot;[/sup]]&quot;; &quot;&quot;)" office:value-type="string" office:string-value="[b]103. [url=https://www.doomworld.com/idgames/levels/doom2/Ports/v-z/zdmcmp1]ZDoom Community Map Project: Take 1[/url][/b] [[b]13[/b]: [sup]Phobus: 8, Ziad EL Zein: 5[/sup]]" calcext:value-type="string">
            <text:p>[b]103. [url=https://www.doomworld.com/idgames/levels/doom2/Ports/v-z/zdmcmp1]ZDoom Community Map Project: Take 1[/url][/b] [[b]13[/b]: [sup]Phobus: 8, Ziad EL Zein: 5[/sup]]</text:p>
          </table:table-cell>
          <table:table-cell table:number-columns-repeated="4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up]&quot; &amp; [Numbers.F114] &amp; &quot;[/sup]]&quot;; &quot;&quot;)" office:value-type="string" office:string-value="[b]111. [url=https://www.doomworld.com/idgames/levels/doom2/Ports/m-o/mek-catk]Counterattack[/url][/b] [[b]12[/b]: [sup]rdwpa: 9, Hansen79: 3[/sup]]" calcext:value-type="string">
            <text:p>[b]111. [url=https://www.doomworld.com/idgames/levels/doom2/Ports/m-o/mek-catk]Counterattack[/url][/b] [[b]12[/b]: [sup]rdwpa: 9, Hansen79: 3[/sup]]</text:p>
          </table:table-cell>
          <table:table-cell table:number-columns-repeated="4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up]&quot; &amp; [Numbers.F115] &amp; &quot;[/sup]]&quot;; &quot;&quot;)" office:value-type="string" office:string-value="[b]111. [url=https://www.doomworld.com/idgames/levels/doom2/Ports/d-f/exterror]Extreme Terror[/url][/b] [[b]12[/b]: [sup]Nine Inch Heels: 5, everennui: 5, Nancsi: 2[/sup]]" calcext:value-type="string">
            <text:p>[b]111. [url=https://www.doomworld.com/idgames/levels/doom2/Ports/d-f/exterror]Extreme Terror[/url][/b] [[b]12[/b]: [sup]Nine Inch Heels: 5, everennui: 5, Nancsi: 2[/sup]]</text:p>
          </table:table-cell>
          <table:table-cell table:number-columns-repeated="4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up]&quot; &amp; [Numbers.F116] &amp; &quot;[/sup]]&quot;; &quot;&quot;)" office:value-type="string" office:string-value="[b]111. [url=https://www.doomworld.com/idgames/levels/doom2/Ports/m-o/ngmvmt1]Newgothic Movement 1[/url][/b] [[b]12[/b]: [sup]everennui: 2, Outrageous Videos: 4, Nazgul9: 6[/sup]]" calcext:value-type="string">
            <text:p>[b]111. [url=https://www.doomworld.com/idgames/levels/doom2/Ports/m-o/ngmvmt1]Newgothic Movement 1[/url][/b] [[b]12[/b]: [sup]everennui: 2, Outrageous Videos: 4, Nazgul9: 6[/sup]]</text:p>
          </table:table-cell>
          <table:table-cell table:number-columns-repeated="4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up]&quot; &amp; [Numbers.F117] &amp; &quot;[/sup]]&quot;; &quot;&quot;)" office:value-type="string" office:string-value="[b]111. [url=https://www.doomworld.com/idgames/levels/doom2/Ports/megawads/swideath]Swift Death[/url][/b] [[b]12[/b]: [sup]Nine Inch Heels: 1, fveitsi: 5, StoneMason: 5, NoisyVelvet: 1[/sup]]" calcext:value-type="string">
            <text:p>[b]111. [url=https://www.doomworld.com/idgames/levels/doom2/Ports/megawads/swideath]Swift Death[/url][/b] [[b]12[/b]: [sup]Nine Inch Heels: 1, fveitsi: 5, StoneMason: 5, NoisyVelvet: 1[/sup]]</text:p>
          </table:table-cell>
          <table:table-cell table:number-columns-repeated="4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up]&quot; &amp; [Numbers.F118] &amp; &quot;[/sup]]&quot;; &quot;&quot;)" office:value-type="string" office:string-value="[b]115. [url=https://www.doomworld.com/idgames/levels/doom/a-c/b2b]Back to Basics[/url][/b] [[b]11[/b]: [sup]WH-Wilou84: 2, joepallai: 5, rdwpa: 4[/sup]]" calcext:value-type="string">
            <text:p>[b]115. [url=https://www.doomworld.com/idgames/levels/doom/a-c/b2b]Back to Basics[/url][/b] [[b]11[/b]: [sup]WH-Wilou84: 2, joepallai: 5, rdwpa: 4[/sup]]</text:p>
          </table:table-cell>
          <table:table-cell table:number-columns-repeated="4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up]&quot; &amp; [Numbers.F119] &amp; &quot;[/sup]]&quot;; &quot;&quot;)" office:value-type="string" office:string-value="[b]115. [url=https://www.doomworld.com/idgames/levels/doom2/Ports/megawads/1024clau]Claustrophobia 1024[/url][/b] [[b]11[/b]: [sup]m8f: 5, DJVCardMaster: 6[/sup]]" calcext:value-type="string">
            <text:p>[b]115. [url=https://www.doomworld.com/idgames/levels/doom2/Ports/megawads/1024clau]Claustrophobia 1024[/url][/b] [[b]11[/b]: [sup]m8f: 5, DJVCardMaster: 6[/sup]]</text:p>
          </table:table-cell>
          <table:table-cell table:number-columns-repeated="4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up]&quot; &amp; [Numbers.F120] &amp; &quot;[/sup]]&quot;; &quot;&quot;)" office:value-type="string" office:string-value="[b]115. [url=https://www.doomworld.com/idgames/levels/doom2/Ports/a-c/comatose]Comatose[/url][/b] [[b]11[/b]: [sup]yakfak: 7, m8f: 4[/sup]]" calcext:value-type="string">
            <text:p>[b]115. [url=https://www.doomworld.com/idgames/levels/doom2/Ports/a-c/comatose]Comatose[/url][/b] [[b]11[/b]: [sup]yakfak: 7, m8f: 4[/sup]]</text:p>
          </table:table-cell>
          <table:table-cell table:number-columns-repeated="4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up]&quot; &amp; [Numbers.F121] &amp; &quot;[/sup]]&quot;; &quot;&quot;)" office:value-type="string" office:string-value="[b]115. [url=https://www.doomworld.com/idgames/levels/doom2/Ports/megawads/cchest2]Community Chest 2[/url][/b] [[b]11[/b]: [sup]Sky: 10, tchkb: 1[/sup]]" calcext:value-type="string">
            <text:p>[b]115. [url=https://www.doomworld.com/idgames/levels/doom2/Ports/megawads/cchest2]Community Chest 2[/url][/b] [[b]11[/b]: [sup]Sky: 10, tchkb: 1[/sup]]</text:p>
          </table:table-cell>
          <table:table-cell table:number-columns-repeated="4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up]&quot; &amp; [Numbers.F122] &amp; &quot;[/sup]]&quot;; &quot;&quot;)" office:value-type="string" office:string-value="[b]115. [url=https://www.doomworld.com/idgames/levels/doom2/Ports/a-c/crumpets]Crumpets[/url][/b] [[b]11[/b]: [sup]everennui: 2, Nate River: 8, Nirvana: 1[/sup]]" calcext:value-type="string">
            <text:p>[b]115. [url=https://www.doomworld.com/idgames/levels/doom2/Ports/a-c/crumpets]Crumpets[/url][/b] [[b]11[/b]: [sup]everennui: 2, Nate River: 8, Nirvana: 1[/sup]]</text:p>
          </table:table-cell>
          <table:table-cell table:number-columns-repeated="4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up]&quot; &amp; [Numbers.F123] &amp; &quot;[/sup]]&quot;; &quot;&quot;)" office:value-type="string" office:string-value="[b]115. [url=https://www.doomworld.com/forum/topic/92574-dimension-of-the-boomed/]Dimension of the Boomed[/url][/b] [[b]11[/b]: [sup]Ivory Duke: 7, Hansen79: 4[/sup]]" calcext:value-type="string">
            <text:p>[b]115. [url=https://www.doomworld.com/forum/topic/92574-dimension-of-the-boomed/]Dimension of the Boomed[/url][/b] [[b]11[/b]: [sup]Ivory Duke: 7, Hansen79: 4[/sup]]</text:p>
          </table:table-cell>
          <table:table-cell table:number-columns-repeated="4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up]&quot; &amp; [Numbers.F124] &amp; &quot;[/sup]]&quot;; &quot;&quot;)" office:value-type="string" office:string-value="[b]115. [url=https://www.doomworld.com/idgames/levels/doom2/Ports/a-c/ad2dow]Urban Brawl: Dead of Winter[/url][/b] [[b]11[/b]: [sup]Ralphis: 6, Phobus: 5[/sup]]" calcext:value-type="string">
            <text:p>[b]115. [url=https://www.doomworld.com/idgames/levels/doom2/Ports/a-c/ad2dow]Urban Brawl: Dead of Winter[/url][/b] [[b]11[/b]: [sup]Ralphis: 6, Phobus: 5[/sup]]</text:p>
          </table:table-cell>
          <table:table-cell table:number-columns-repeated="4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up]&quot; &amp; [Numbers.F125] &amp; &quot;[/sup]]&quot;; &quot;&quot;)" office:value-type="string" office:string-value="[b]115. [url=https://www.doomworld.com/forum/topic/50158-wip-vela-pax-beta-21-out-now-with-1-more-stuff/]Vela Pax[/url][/b] [[b]11[/b]: [sup]WH-Wilou84: 2, TheNerdTurtle2: 9[/sup]]" calcext:value-type="string">
            <text:p>[b]115. [url=https://www.doomworld.com/forum/topic/50158-wip-vela-pax-beta-21-out-now-with-1-more-stuff/]Vela Pax[/url][/b] [[b]11[/b]: [sup]WH-Wilou84: 2, TheNerdTurtle2: 9[/sup]]</text:p>
          </table:table-cell>
          <table:table-cell table:number-columns-repeated="4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up]&quot; &amp; [Numbers.F126] &amp; &quot;[/sup]]&quot;; &quot;&quot;)" office:value-type="string" office:string-value="[b]115. [url=https://www.doomworld.com/idgames/levels/doom/v-z/wow]Wow[/url][/b] [[b]11[/b]: [sup]AnonimVio: 10, Apaul27: 1[/sup]]" calcext:value-type="string">
            <text:p>[b]115. [url=https://www.doomworld.com/idgames/levels/doom/v-z/wow]Wow[/url][/b] [[b]11[/b]: [sup]AnonimVio: 10, Apaul27: 1[/sup]]</text:p>
          </table:table-cell>
          <table:table-cell table:number-columns-repeated="4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up]&quot; &amp; [Numbers.F127] &amp; &quot;[/sup]]&quot;; &quot;&quot;)" office:value-type="string" office:string-value="[b]124. [url=https://www.doomworld.com/forum/topic/101647-avactor-last-update-is-out/]Avactor[/url][/b] [[b]10[/b]: [sup]JudgeDeadd: 2, OniriA: 8[/sup]]" calcext:value-type="string">
            <text:p>[b]124. [url=https://www.doomworld.com/forum/topic/101647-avactor-last-update-is-out/]Avactor[/url][/b] [[b]10[/b]: [sup]JudgeDeadd: 2, OniriA: 8[/sup]]</text:p>
          </table:table-cell>
          <table:table-cell table:number-columns-repeated="4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up]&quot; &amp; [Numbers.F128] &amp; &quot;[/sup]]&quot;; &quot;&quot;)" office:value-type="string" office:string-value="[b]124. [url=https://www.doomworld.com/idgames/levels/doom2/Ports/a-c/chnworm]Chainworm Kommando[/url][/b] [[b]10[/b]: [sup]Rince-wind: 5, eharper256: 5[/sup]]" calcext:value-type="string">
            <text:p>[b]124. [url=https://www.doomworld.com/idgames/levels/doom2/Ports/a-c/chnworm]Chainworm Kommando[/url][/b] [[b]10[/b]: [sup]Rince-wind: 5, eharper256: 5[/sup]]</text:p>
          </table:table-cell>
          <table:table-cell table:number-columns-repeated="4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up]&quot; &amp; [Numbers.F129] &amp; &quot;[/sup]]&quot;; &quot;&quot;)" office:value-type="string" office:string-value="[b]124. [url=https://www.doomworld.com/idgames/levels/doom2/Ports/s-u/tcotd21me]City of the Damned: Apocalypse[/url][/b] [[b]10[/b]: [sup]TechnoDoomed1: 5, Rince-wind: 5[/sup]]" calcext:value-type="string">
            <text:p>[b]124. [url=https://www.doomworld.com/idgames/levels/doom2/Ports/s-u/tcotd21me]City of the Damned: Apocalypse[/url][/b] [[b]10[/b]: [sup]TechnoDoomed1: 5, Rince-wind: 5[/sup]]</text:p>
          </table:table-cell>
          <table:table-cell table:number-columns-repeated="4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up]&quot; &amp; [Numbers.F130] &amp; &quot;[/sup]]&quot;; &quot;&quot;)" office:value-type="string" office:string-value="[b]124. [url=https://www.doomworld.com/idgames/levels/doom/s-u/uac_dead]Dooms Day of UAC[/url][/b] [[b]10[/b]: [sup]Jaws In Space: 2, Ed: 5, joepallai: 3[/sup]]" calcext:value-type="string">
            <text:p>[b]124. [url=https://www.doomworld.com/idgames/levels/doom/s-u/uac_dead]Dooms Day of UAC[/url][/b] [[b]10[/b]: [sup]Jaws In Space: 2, Ed: 5, joepallai: 3[/sup]]</text:p>
          </table:table-cell>
          <table:table-cell table:number-columns-repeated="4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up]&quot; &amp; [Numbers.F131] &amp; &quot;[/sup]]&quot;; &quot;&quot;)" office:value-type="string" office:string-value="[b]124. [url=https://www.doomworld.com/idgames/levels/doom2/g-i/grime]Grime[/url][/b] [[b]10[/b]: [sup]WH-Wilou84: 2, darkreaver: 4, Paul977: 4[/sup]]" calcext:value-type="string">
            <text:p>[b]124. [url=https://www.doomworld.com/idgames/levels/doom2/g-i/grime]Grime[/url][/b] [[b]10[/b]: [sup]WH-Wilou84: 2, darkreaver: 4, Paul977: 4[/sup]]</text:p>
          </table:table-cell>
          <table:table-cell table:number-columns-repeated="4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up]&quot; &amp; [Numbers.F132] &amp; &quot;[/sup]]&quot;; &quot;&quot;)" office:value-type="string" office:string-value="[b]124. [url=https://forum.zdoom.org/viewtopic.php?f=42&amp;t=55443#p981947]Redemption Of The Slain[/url][/b] [[b]10[/b]: [sup]Nancsi: 10[/sup]]" calcext:value-type="string">
            <text:p>[b]124. [url=https://forum.zdoom.org/viewtopic.php?f=42&amp;t=55443#p981947]Redemption Of The Slain[/url][/b] [[b]10[/b]: [sup]Nancsi: 10[/sup]]</text:p>
          </table:table-cell>
          <table:table-cell table:number-columns-repeated="4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up]&quot; &amp; [Numbers.F133] &amp; &quot;[/sup]]&quot;; &quot;&quot;)" office:value-type="string" office:string-value="[b]124. [url=https://www.doomworld.com/idgames/levels/doom2/megawads/reverie]Reverie[/url][/b] [[b]10[/b]: [sup]Octillion: 9, joepallai: 1[/sup]]" calcext:value-type="string">
            <text:p>[b]124. [url=https://www.doomworld.com/idgames/levels/doom2/megawads/reverie]Reverie[/url][/b] [[b]10[/b]: [sup]Octillion: 9, joepallai: 1[/sup]]</text:p>
          </table:table-cell>
          <table:table-cell table:number-columns-repeated="4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up]&quot; &amp; [Numbers.F134] &amp; &quot;[/sup]]&quot;; &quot;&quot;)" office:value-type="string" office:string-value="[b]124. [url=https://www.doomworld.com/idgames/levels/doom2/Ports/s-u/tn]Tangerine Nightmare[/url][/b] [[b]10[/b]: [sup]guitardz: 10[/sup]]" calcext:value-type="string">
            <text:p>[b]124. [url=https://www.doomworld.com/idgames/levels/doom2/Ports/s-u/tn]Tangerine Nightmare[/url][/b] [[b]10[/b]: [sup]guitardz: 10[/sup]]</text:p>
          </table:table-cell>
          <table:table-cell table:number-columns-repeated="4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up]&quot; &amp; [Numbers.F135] &amp; &quot;[/sup]]&quot;; &quot;&quot;)" office:value-type="string" office:string-value="[b]132. [url=http://www.doomwadstation.net/main/aliens.html]Aliens TC[/url][/b] [[b]9[/b]: [sup]yakfak: 4, Payload4367: 5[/sup]]" calcext:value-type="string">
            <text:p>[b]132. [url=http://www.doomwadstation.net/main/aliens.html]Aliens TC[/url][/b] [[b]9[/b]: [sup]yakfak: 4, Payload4367: 5[/sup]]</text:p>
          </table:table-cell>
          <table:table-cell table:number-columns-repeated="4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up]&quot; &amp; [Numbers.F136] &amp; &quot;[/sup]]&quot;; &quot;&quot;)" office:value-type="string" office:string-value="[b]132. [url=https://www.doomworld.com/idgames/levels/doom/megawads/bgcomp]Base Ganymede[/url][/b] [[b]9[/b]: [sup]maxmanium: 9[/sup]]" calcext:value-type="string">
            <text:p>[b]132. [url=https://www.doomworld.com/idgames/levels/doom/megawads/bgcomp]Base Ganymede[/url][/b] [[b]9[/b]: [sup]maxmanium: 9[/sup]]</text:p>
          </table:table-cell>
          <table:table-cell table:number-columns-repeated="4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up]&quot; &amp; [Numbers.F137] &amp; &quot;[/sup]]&quot;; &quot;&quot;)" office:value-type="string" office:string-value="[b]132. [url=https://www.doomworld.com/idgames/levels/doom2/Ports/a-c/brfinal]Beyond Reality[/url][/b] [[b]9[/b]: [sup]Talvi: 3, HUNdebLeonidasX: 6[/sup]]" calcext:value-type="string">
            <text:p>[b]132. [url=https://www.doomworld.com/idgames/levels/doom2/Ports/a-c/brfinal]Beyond Reality[/url][/b] [[b]9[/b]: [sup]Talvi: 3, HUNdebLeonidasX: 6[/sup]]</text:p>
          </table:table-cell>
          <table:table-cell table:number-columns-repeated="4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up]&quot; &amp; [Numbers.F138] &amp; &quot;[/sup]]&quot;; &quot;&quot;)" office:value-type="string" office:string-value="[b]132. [url=https://www.doomworld.com/idgames/levels/doom2/Ports/a-c/bor_lost]Brotherhood of Ruin: The Lost Temple[/url][/b] [[b]9[/b]: [sup]Vorpal: 5, joepallai: 4[/sup]]" calcext:value-type="string">
            <text:p>[b]132. [url=https://www.doomworld.com/idgames/levels/doom2/Ports/a-c/bor_lost]Brotherhood of Ruin: The Lost Temple[/url][/b] [[b]9[/b]: [sup]Vorpal: 5, joepallai: 4[/sup]]</text:p>
          </table:table-cell>
          <table:table-cell table:number-columns-repeated="4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up]&quot; &amp; [Numbers.F139] &amp; &quot;[/sup]]&quot;; &quot;&quot;)" office:value-type="string" office:string-value="[b]132. [url=https://www.doomworld.com/forum/topic/92135-deadair-v2/]Dead Air[/url][/b] [[b]9[/b]: [sup]HyperLuke: 2, Lorenz0: 7[/sup]]" calcext:value-type="string">
            <text:p>[b]132. [url=https://www.doomworld.com/forum/topic/92135-deadair-v2/]Dead Air[/url][/b] [[b]9[/b]: [sup]HyperLuke: 2, Lorenz0: 7[/sup]]</text:p>
          </table:table-cell>
          <table:table-cell table:number-columns-repeated="4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up]&quot; &amp; [Numbers.F140] &amp; &quot;[/sup]]&quot;; &quot;&quot;)" office:value-type="string" office:string-value="[b]132. [url=https://www.doomworld.com/idgames/levels/doom2/megawads/d2ino]Doom 2 In Name Only[/url][/b] [[b]9[/b]: [sup]Odal: 4, CinnamonKilljoy: 5[/sup]]" calcext:value-type="string">
            <text:p>[b]132. [url=https://www.doomworld.com/idgames/levels/doom2/megawads/d2ino]Doom 2 In Name Only[/url][/b] [[b]9[/b]: [sup]Odal: 4, CinnamonKilljoy: 5[/sup]]</text:p>
          </table:table-cell>
          <table:table-cell table:number-columns-repeated="4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up]&quot; &amp; [Numbers.F141] &amp; &quot;[/sup]]&quot;; &quot;&quot;)" office:value-type="string" office:string-value="[b]132. [url=https://www.doomworld.com/idgames/levels/doom/Ports/megawads/ddamn0.9]Doom: Damnation[/url][/b] [[b]9[/b]: [sup]bzzrak: 9[/sup]]" calcext:value-type="string">
            <text:p>[b]132. [url=https://www.doomworld.com/idgames/levels/doom/Ports/megawads/ddamn0.9]Doom: Damnation[/url][/b] [[b]9[/b]: [sup]bzzrak: 9[/sup]]</text:p>
          </table:table-cell>
          <table:table-cell table:number-columns-repeated="4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up]&quot; &amp; [Numbers.F142] &amp; &quot;[/sup]]&quot;; &quot;&quot;)" office:value-type="string" office:string-value="[b]132. [url=https://www.doomworld.com/idgames/levels/doom2/Ports/megawads/dump-1]Dump Episode 1: Fuck Time Limits[/url][/b] [[b]9[/b]: [sup]Voltcom9: 9[/sup]]" calcext:value-type="string">
            <text:p>[b]132. [url=https://www.doomworld.com/idgames/levels/doom2/Ports/megawads/dump-1]Dump Episode 1: Fuck Time Limits[/url][/b] [[b]9[/b]: [sup]Voltcom9: 9[/sup]]</text:p>
          </table:table-cell>
          <table:table-cell table:number-columns-repeated="4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up]&quot; &amp; [Numbers.F143] &amp; &quot;[/sup]]&quot;; &quot;&quot;)" office:value-type="string" office:string-value="[b]132. [url=https://www.doomworld.com/forum/topic/88507-dump-episode-3-bfg-edition-maps-released/]Dump Episode 3: BFG Edition[/url][/b] [[b]9[/b]: [sup]HyperLuke: 9[/sup]]" calcext:value-type="string">
            <text:p>[b]132. [url=https://www.doomworld.com/forum/topic/88507-dump-episode-3-bfg-edition-maps-released/]Dump Episode 3: BFG Edition[/url][/b] [[b]9[/b]: [sup]HyperLuke: 9[/sup]]</text:p>
          </table:table-cell>
          <table:table-cell table:number-columns-repeated="4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up]&quot; &amp; [Numbers.F144] &amp; &quot;[/sup]]&quot;; &quot;&quot;)" office:value-type="string" office:string-value="[b]132. [url=https://www.doomworld.com/forum/topic/100391-esp2/]Eternal Slumber Party﻿ 2[/url][/b] [[b]9[/b]: [sup]Roofi: 9[/sup]]" calcext:value-type="string">
            <text:p>[b]132. [url=https://www.doomworld.com/forum/topic/100391-esp2/]Eternal Slumber Party﻿ 2[/url][/b] [[b]9[/b]: [sup]Roofi: 9[/sup]]</text:p>
          </table:table-cell>
          <table:table-cell table:number-columns-repeated="4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up]&quot; &amp; [Numbers.F145] &amp; &quot;[/sup]]&quot;; &quot;&quot;)" office:value-type="string" office:string-value="[b]132. [url=https://www.doomworld.com/idgames/levels/doom2/g-i/hellrun2]Hellrun[/url][/b] [[b]9[/b]: [sup]Doomkid: 3, joepallai: 6[/sup]]" calcext:value-type="string">
            <text:p>[b]132. [url=https://www.doomworld.com/idgames/levels/doom2/g-i/hellrun2]Hellrun[/url][/b] [[b]9[/b]: [sup]Doomkid: 3, joepallai: 6[/sup]]</text:p>
          </table:table-cell>
          <table:table-cell table:number-columns-repeated="4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up]&quot; &amp; [Numbers.F146] &amp; &quot;[/sup]]&quot;; &quot;&quot;)" office:value-type="string" office:string-value="[b]132. [url=https://www.doomworld.com/idgames/levels/doom2/Ports/g-i/hth2]Hi-Tech Hell 2: Alien Tech[/url][/b] [[b]9[/b]: [sup]Graf Zahl: 9[/sup]]" calcext:value-type="string">
            <text:p>[b]132. [url=https://www.doomworld.com/idgames/levels/doom2/Ports/g-i/hth2]Hi-Tech Hell 2: Alien Tech[/url][/b] [[b]9[/b]: [sup]Graf Zahl: 9[/sup]]</text:p>
          </table:table-cell>
          <table:table-cell table:number-columns-repeated="4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up]&quot; &amp; [Numbers.F147] &amp; &quot;[/sup]]&quot;; &quot;&quot;)" office:value-type="string" office:string-value="[b]132. [url=https://www.doomworld.com/forum/topic/85591-nihility-infinite-teeth-shareware-episode-v121/]Nihility: Infinite ﻿Teeth﻿[/url][/b] [[b]9[/b]: [sup][/sup]]" calcext:value-type="string">
            <text:p>[b]132. [url=https://www.doomworld.com/forum/topic/85591-nihility-infinite-teeth-shareware-episode-v121/]Nihility: Infinite ﻿Teeth﻿[/url][/b] [[b]9[/b]: [sup][/sup]]</text:p>
          </table:table-cell>
          <table:table-cell table:number-columns-repeated="4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up]&quot; &amp; [Numbers.F148] &amp; &quot;[/sup]]&quot;; &quot;&quot;)" office:value-type="string" office:string-value="[b]132. [url=https://forum.zdoom.org/viewtopic.php?t=52301#p913612]Shadow Of The Wool Ball[/url][/b] [[b]9[/b]: [sup]Apaul27: 9[/sup]]" calcext:value-type="string">
            <text:p>[b]132. [url=https://forum.zdoom.org/viewtopic.php?t=52301#p913612]Shadow Of The Wool Ball[/url][/b] [[b]9[/b]: [sup]Apaul27: 9[/sup]]</text:p>
          </table:table-cell>
          <table:table-cell table:number-columns-repeated="4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up]&quot; &amp; [Numbers.F149] &amp; &quot;[/sup]]&quot;; &quot;&quot;)" office:value-type="string" office:string-value="[b]132. [url=http://stronghold.drdteam.org/download.html]Stronghold: On the Edge of Chaos[/url][/b] [[b]9[/b]: [sup]MFG38: 2, Dragonfly: 2, termrork: 5[/sup]]" calcext:value-type="string">
            <text:p>[b]132. [url=http://stronghold.drdteam.org/download.html]Stronghold: On the Edge of Chaos[/url][/b] [[b]9[/b]: [sup]MFG38: 2, Dragonfly: 2, termrork: 5[/sup]]</text:p>
          </table:table-cell>
          <table:table-cell table:number-columns-repeated="4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up]&quot; &amp; [Numbers.F150] &amp; &quot;[/sup]]&quot;; &quot;&quot;)" office:value-type="string" office:string-value="[b]132. [url=https://www.doomworld.com/idgames/levels/doom2/Ports/s-u/tnte1]Torment and Torture[/url][/b] [[b]9[/b]: [sup]MFG38: 9[/sup]]" calcext:value-type="string">
            <text:p>[b]132. [url=https://www.doomworld.com/idgames/levels/doom2/Ports/s-u/tnte1]Torment and Torture[/url][/b] [[b]9[/b]: [sup]MFG38: 9[/sup]]</text:p>
          </table:table-cell>
          <table:table-cell table:number-columns-repeated="4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up]&quot; &amp; [Numbers.F151] &amp; &quot;[/sup]]&quot;; &quot;&quot;)" office:value-type="string" office:string-value="[b]132. [url=https://www.doomworld.com/idgames/levels/doom2/Ports/s-u/tribute]Tribute[/url][/b] [[b]9[/b]: [sup]Lorenz0: 4, ax34: 5[/sup]]" calcext:value-type="string">
            <text:p>[b]132. [url=https://www.doomworld.com/idgames/levels/doom2/Ports/s-u/tribute]Tribute[/url][/b] [[b]9[/b]: [sup]Lorenz0: 4, ax34: 5[/sup]]</text:p>
          </table:table-cell>
          <table:table-cell table:number-columns-repeated="4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up]&quot; &amp; [Numbers.F152] &amp; &quot;[/sup]]&quot;; &quot;&quot;)" office:value-type="string" office:string-value="[b]132. [url=https://www.doomworld.com/idgames/levels/doom2/Ports/megawads/wos]Whispers of Satan[/url][/b] [[b]9[/b]: [sup]tmorrow: 2, eharper256: 5, Warrex: 2[/sup]]" calcext:value-type="string">
            <text:p>[b]132. [url=https://www.doomworld.com/idgames/levels/doom2/Ports/megawads/wos]Whispers of Satan[/url][/b] [[b]9[/b]: [sup]tmorrow: 2, eharper256: 5, Warrex: 2[/sup]]</text:p>
          </table:table-cell>
          <table:table-cell table:number-columns-repeated="4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up]&quot; &amp; [Numbers.F153] &amp; &quot;[/sup]]&quot;; &quot;&quot;)" office:value-type="string" office:string-value="[b]150. [url=https://www.doomworld.com/idgames/levels/doom2/megawads/50monstr]50 Monsters[/url][/b] [[b]8[/b]: [sup]tmorrow: 2, Worm318: 6[/sup]]" calcext:value-type="string">
            <text:p>[b]150. [url=https://www.doomworld.com/idgames/levels/doom2/megawads/50monstr]50 Monsters[/url][/b] [[b]8[/b]: [sup]tmorrow: 2, Worm318: 6[/sup]]</text:p>
          </table:table-cell>
          <table:table-cell table:number-columns-repeated="4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up]&quot; &amp; [Numbers.F154] &amp; &quot;[/sup]]&quot;; &quot;&quot;)" office:value-type="string" office:string-value="[b]150. [url=https://www.doomworld.com/idgames/levels/doom2/Ports/a-c/action]Action Doom[/url][/b] [[b]8[/b]: [sup]Dragonfly: 1, Gaia74: 2, Worm318: 1, ax34: 4[/sup]]" calcext:value-type="string">
            <text:p>[b]150. [url=https://www.doomworld.com/idgames/levels/doom2/Ports/a-c/action]Action Doom[/url][/b] [[b]8[/b]: [sup]Dragonfly: 1, Gaia74: 2, Worm318: 1, ax34: 4[/sup]]</text:p>
          </table:table-cell>
          <table:table-cell table:number-columns-repeated="4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up]&quot; &amp; [Numbers.F155] &amp; &quot;[/sup]]&quot;; &quot;&quot;)" office:value-type="string" office:string-value="[b]150. [url=https://www.doomworld.com/idgames/levels/doom2/Ports/megawads/amdosia]Armadosia The Mad Corridor[/url][/b] [[b]8[/b]: [sup][/sup]]" calcext:value-type="string">
            <text:p>[b]150. [url=https://www.doomworld.com/idgames/levels/doom2/Ports/megawads/amdosia]Armadosia The Mad Corridor[/url][/b] [[b]8[/b]: [sup][/sup]]</text:p>
          </table:table-cell>
          <table:table-cell table:number-columns-repeated="4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up]&quot; &amp; [Numbers.F156] &amp; &quot;[/sup]]&quot;; &quot;&quot;)" office:value-type="string" office:string-value="[b]150. [url=https://www.doomworld.com/forum/topic/107249-come-eat-the-mapwich-a-collaborative-community-project-rc1-available/]Come eat The Mapwich[/url][/b] [[b]8[/b]: [sup]Jaromir Bergmann: 8[/sup]]" calcext:value-type="string">
            <text:p>[b]150. [url=https://www.doomworld.com/forum/topic/107249-come-eat-the-mapwich-a-collaborative-community-project-rc1-available/]Come eat The Mapwich[/url][/b] [[b]8[/b]: [sup]Jaromir Bergmann: 8[/sup]]</text:p>
          </table:table-cell>
          <table:table-cell table:number-columns-repeated="4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up]&quot; &amp; [Numbers.F157] &amp; &quot;[/sup]]&quot;; &quot;&quot;)" office:value-type="string" office:string-value="[b]150. [url=https://www.doomworld.com/idgames/levels/doom2/Ports/d-f/disjunct]Disjunction[/url][/b] [[b]8[/b]: [sup]Lorenz0: 8[/sup]]" calcext:value-type="string">
            <text:p>[b]150. [url=https://www.doomworld.com/idgames/levels/doom2/Ports/d-f/disjunct]Disjunction[/url][/b] [[b]8[/b]: [sup]Lorenz0: 8[/sup]]</text:p>
          </table:table-cell>
          <table:table-cell table:number-columns-repeated="4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up]&quot; &amp; [Numbers.F158] &amp; &quot;[/sup]]&quot;; &quot;&quot;)" office:value-type="string" office:string-value="[b]150. [url=https://www.doomworld.com/forum/topic/69813-doom-the-golden-souls-mario-64-doom-definitive-edition-released/]Doom: The Golden Souls[/url][/b] [[b]8[/b]: [sup]everennui: 1, TheNerdTurtle2: 7[/sup]]" calcext:value-type="string">
            <text:p>[b]150. [url=https://www.doomworld.com/forum/topic/69813-doom-the-golden-souls-mario-64-doom-definitive-edition-released/]Doom: The Golden Souls[/url][/b] [[b]8[/b]: [sup]everennui: 1, TheNerdTurtle2: 7[/sup]]</text:p>
          </table:table-cell>
          <table:table-cell table:number-columns-repeated="4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up]&quot; &amp; [Numbers.F159] &amp; &quot;[/sup]]&quot;; &quot;&quot;)" office:value-type="string" office:string-value="[b]150. [url=https://www.doomworld.com/idgames/levels/doom2/Ports/a-c/cybie]Doomguy's Pimp Ventures[/url][/b] [[b]8[/b]: [sup]AnonimVio: 8[/sup]]" calcext:value-type="string">
            <text:p>[b]150. [url=https://www.doomworld.com/idgames/levels/doom2/Ports/a-c/cybie]Doomguy's Pimp Ventures[/url][/b] [[b]8[/b]: [sup]AnonimVio: 8[/sup]]</text:p>
          </table:table-cell>
          <table:table-cell table:number-columns-repeated="4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up]&quot; &amp; [Numbers.F160] &amp; &quot;[/sup]]&quot;; &quot;&quot;)" office:value-type="string" office:string-value="[b]150. [url=https://www.doomworld.com/idgames/levels/doom2/d-f/dyst3]Dystopia 3: Re-Birth of Anarchy[/url][/b] [[b]8[/b]: [sup]Soundblock: 3, valkiriforce: 1, joepallai: 4[/sup]]" calcext:value-type="string">
            <text:p>[b]150. [url=https://www.doomworld.com/idgames/levels/doom2/d-f/dyst3]Dystopia 3: Re-Birth of Anarchy[/url][/b] [[b]8[/b]: [sup]Soundblock: 3, valkiriforce: 1, joepallai: 4[/sup]]</text:p>
          </table:table-cell>
          <table:table-cell table:number-columns-repeated="4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up]&quot; &amp; [Numbers.F161] &amp; &quot;[/sup]]&quot;; &quot;&quot;)" office:value-type="string" office:string-value="[b]150. [url=https://www.doomworld.com/idgames/levels/doom2/Ports/g-i/holyhell]Holy Hell[/url][/b] [[b]8[/b]: [sup]Outrageous Videos: 2, bemused: 6[/sup]]" calcext:value-type="string">
            <text:p>[b]150. [url=https://www.doomworld.com/idgames/levels/doom2/Ports/g-i/holyhell]Holy Hell[/url][/b] [[b]8[/b]: [sup]Outrageous Videos: 2, bemused: 6[/sup]]</text:p>
          </table:table-cell>
          <table:table-cell table:number-columns-repeated="4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up]&quot; &amp; [Numbers.F162] &amp; &quot;[/sup]]&quot;; &quot;&quot;)" office:value-type="string" office:string-value="[b]150. [url=https://www.doomworld.com/idgames/levels/doom2/Ports/megawads/italo]Italo-Doom[/url][/b] [[b]8[/b]: [sup]bemused: 8[/sup]]" calcext:value-type="string">
            <text:p>[b]150. [url=https://www.doomworld.com/idgames/levels/doom2/Ports/megawads/italo]Italo-Doom[/url][/b] [[b]8[/b]: [sup]bemused: 8[/sup]]</text:p>
          </table:table-cell>
          <table:table-cell table:number-columns-repeated="4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up]&quot; &amp; [Numbers.F163] &amp; &quot;[/sup]]&quot;; &quot;&quot;)" office:value-type="string" office:string-value="[b]150. [url=https://www.doomworld.com/idgames/levels/doom2/m-o/mangle]Mangle[/url][/b] [[b]8[/b]: [sup]bzzrak: 8[/sup]]" calcext:value-type="string">
            <text:p>[b]150. [url=https://www.doomworld.com/idgames/levels/doom2/m-o/mangle]Mangle[/url][/b] [[b]8[/b]: [sup]bzzrak: 8[/sup]]</text:p>
          </table:table-cell>
          <table:table-cell table:number-columns-repeated="4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up]&quot; &amp; [Numbers.F164] &amp; &quot;[/sup]]&quot;; &quot;&quot;)" office:value-type="string" office:string-value="[b]150. [url=https://www.doomworld.com/idgames/levels/doom2/megawads/manolaik]Mano Laikas: A road to Gamzatti[/url][/b] [[b]8[/b]: [sup][/sup]]" calcext:value-type="string">
            <text:p>[b]150. [url=https://www.doomworld.com/idgames/levels/doom2/megawads/manolaik]Mano Laikas: A road to Gamzatti[/url][/b] [[b]8[/b]: [sup][/sup]]</text:p>
          </table:table-cell>
          <table:table-cell table:number-columns-repeated="4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up]&quot; &amp; [Numbers.F165] &amp; &quot;[/sup]]&quot;; &quot;&quot;)" office:value-type="string" office:string-value="[b]150. [url=https://www.doomworld.com/idgames/levels/doom2/Ports/m-o/mohu1]Monster Hunter Ltd Part I[/url][/b] [[b]8[/b]: [sup]Jaws In Space: 4, m8f: 4[/sup]]" calcext:value-type="string">
            <text:p>[b]150. [url=https://www.doomworld.com/idgames/levels/doom2/Ports/m-o/mohu1]Monster Hunter Ltd Part I[/url][/b] [[b]8[/b]: [sup]Jaws In Space: 4, m8f: 4[/sup]]</text:p>
          </table:table-cell>
          <table:table-cell table:number-columns-repeated="4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up]&quot; &amp; [Numbers.F166] &amp; &quot;[/sup]]&quot;; &quot;&quot;)" office:value-type="string" office:string-value="[b]150. [url=https://www.doomworld.com/idgames/levels/doom2/Ports/m-o/mohu2]Monster Hunter Ltd Part II[/url][/b] [[b]8[/b]: [sup]Jaws In Space: 4, m8f: 4[/sup]]" calcext:value-type="string">
            <text:p>[b]150. [url=https://www.doomworld.com/idgames/levels/doom2/Ports/m-o/mohu2]Monster Hunter Ltd Part II[/url][/b] [[b]8[/b]: [sup]Jaws In Space: 4, m8f: 4[/sup]]</text:p>
          </table:table-cell>
          <table:table-cell table:number-columns-repeated="4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up]&quot; &amp; [Numbers.F167] &amp; &quot;[/sup]]&quot;; &quot;&quot;)" office:value-type="string" office:string-value="[b]150. [url=https://www.doomworld.com/idgames/levels/doom2/Ports/m-o/nimrod]Nimrod: Ixnay on the Hombre[/url][/b] [[b]8[/b]: [sup]Graf Zahl: 8[/sup]]" calcext:value-type="string">
            <text:p>[b]150. [url=https://www.doomworld.com/idgames/levels/doom2/Ports/m-o/nimrod]Nimrod: Ixnay on the Hombre[/url][/b] [[b]8[/b]: [sup]Graf Zahl: 8[/sup]]</text:p>
          </table:table-cell>
          <table:table-cell table:number-columns-repeated="4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up]&quot; &amp; [Numbers.F168] &amp; &quot;[/sup]]&quot;; &quot;&quot;)" office:value-type="string" office:string-value="[b]150. [url=https://www.doomworld.com/idgames/levels/doom2/Ports/s-u/scythex]Scythe X[/url][/b] [[b]8[/b]: [sup]42PercentHealth: 2, Graf Zahl: 2, Talvi: 3, bLOCKbOYgAMES: 1[/sup]]" calcext:value-type="string">
            <text:p>[b]150. [url=https://www.doomworld.com/idgames/levels/doom2/Ports/s-u/scythex]Scythe X[/url][/b] [[b]8[/b]: [sup]42PercentHealth: 2, Graf Zahl: 2, Talvi: 3, bLOCKbOYgAMES: 1[/sup]]</text:p>
          </table:table-cell>
          <table:table-cell table:number-columns-repeated="4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up]&quot; &amp; [Numbers.F169] &amp; &quot;[/sup]]&quot;; &quot;&quot;)" office:value-type="string" office:string-value="[b]150. [url=https://www.doomworld.com/idgames/levels/doom2/Ports/megawads/skuldash]Skulldash[/url][/b] [[b]8[/b]: [sup]everennui: 2, Lorenz0: 6[/sup]]" calcext:value-type="string">
            <text:p>[b]150. [url=https://www.doomworld.com/idgames/levels/doom2/Ports/megawads/skuldash]Skulldash[/url][/b] [[b]8[/b]: [sup]everennui: 2, Lorenz0: 6[/sup]]</text:p>
          </table:table-cell>
          <table:table-cell table:number-columns-repeated="4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up]&quot; &amp; [Numbers.F170] &amp; &quot;[/sup]]&quot;; &quot;&quot;)" office:value-type="string" office:string-value="[b]150. [url=https://www.doomworld.com/forum/topic/43453-new-map-ready-to-go-the-bee-map/]The Beesong[/url][/b] [[b]8[/b]: [sup]Roofi: 8[/sup]]" calcext:value-type="string">
            <text:p>[b]150. [url=https://www.doomworld.com/forum/topic/43453-new-map-ready-to-go-the-bee-map/]The Beesong[/url][/b] [[b]8[/b]: [sup]Roofi: 8[/sup]]</text:p>
          </table:table-cell>
          <table:table-cell table:number-columns-repeated="4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up]&quot; &amp; [Numbers.F171] &amp; &quot;[/sup]]&quot;; &quot;&quot;)" office:value-type="string" office:string-value="[b]168. [url=https://www.doomworld.com/forum/topic/108865-rc2-release-alienated-10-levels-for-gzdoom/]Alienated[/url][/b] [[b]7[/b]: [sup]Jaromir Bergmann: 7[/sup]]" calcext:value-type="string">
            <text:p>[b]168. [url=https://www.doomworld.com/forum/topic/108865-rc2-release-alienated-10-levels-for-gzdoom/]Alienated[/url][/b] [[b]7[/b]: [sup]Jaromir Bergmann: 7[/sup]]</text:p>
          </table:table-cell>
          <table:table-cell table:number-columns-repeated="4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up]&quot; &amp; [Numbers.F172] &amp; &quot;[/sup]]&quot;; &quot;&quot;)" office:value-type="string" office:string-value="[b]168. [url=https://www.doomworld.com/forum/topic/92776-brigandine-rc2-updated-2017-05-13/]Brigandine[/url][/b] [[b]7[/b]: [sup]guitardz: 2, Jaromir Bergmann: 5[/sup]]" calcext:value-type="string">
            <text:p>[b]168. [url=https://www.doomworld.com/forum/topic/92776-brigandine-rc2-updated-2017-05-13/]Brigandine[/url][/b] [[b]7[/b]: [sup]guitardz: 2, Jaromir Bergmann: 5[/sup]]</text:p>
          </table:table-cell>
          <table:table-cell table:number-columns-repeated="4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up]&quot; &amp; [Numbers.F173] &amp; &quot;[/sup]]&quot;; &quot;&quot;)" office:value-type="string" office:string-value="[b]168. [url=http://www.moddb.com/games/doom/addons/castle-heng]Castle Heng[/url][/b] [[b]7[/b]: [sup]7hm: 7[/sup]]" calcext:value-type="string">
            <text:p>[b]168. [url=http://www.moddb.com/games/doom/addons/castle-heng]Castle Heng[/url][/b] [[b]7[/b]: [sup]7hm: 7[/sup]]</text:p>
          </table:table-cell>
          <table:table-cell table:number-columns-repeated="4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up]&quot; &amp; [Numbers.F174] &amp; &quot;[/sup]]&quot;; &quot;&quot;)" office:value-type="string" office:string-value="[b]168. [url=https://doomwiki.org/wiki/Chex_Quest#Chex_Quest_2]Chex Quest 2[/url][/b] [[b]7[/b]: [sup]bzzrak: 7[/sup]]" calcext:value-type="string">
            <text:p>[b]168. [url=https://doomwiki.org/wiki/Chex_Quest#Chex_Quest_2]Chex Quest 2[/url][/b] [[b]7[/b]: [sup]bzzrak: 7[/sup]]</text:p>
          </table:table-cell>
          <table:table-cell table:number-columns-repeated="4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up]&quot; &amp; [Numbers.F175] &amp; &quot;[/sup]]&quot;; &quot;&quot;)" office:value-type="string" office:string-value="[b]168. [url=https://www.doomworld.com/idgames/levels/doom2/Ports/a-c/cah_se]Cold as Hell[/url][/b] [[b]7[/b]: [sup]Graf Zahl: 7[/sup]]" calcext:value-type="string">
            <text:p>[b]168. [url=https://www.doomworld.com/idgames/levels/doom2/Ports/a-c/cah_se]Cold as Hell[/url][/b] [[b]7[/b]: [sup]Graf Zahl: 7[/sup]]</text:p>
          </table:table-cell>
          <table:table-cell table:number-columns-repeated="4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up]&quot; &amp; [Numbers.F176] &amp; &quot;[/sup]]&quot;; &quot;&quot;)" office:value-type="string" office:string-value="[b]168. [url=https://www.doomworld.com/idgames/levels/doom2/Ports/megawads/cif3]Community is Falling 3[/url][/b] [[b]7[/b]: [sup]NuMetalManiak: 3, Voltcom9: 4[/sup]]" calcext:value-type="string">
            <text:p>[b]168. [url=https://www.doomworld.com/idgames/levels/doom2/Ports/megawads/cif3]Community is Falling 3[/url][/b] [[b]7[/b]: [sup]NuMetalManiak: 3, Voltcom9: 4[/sup]]</text:p>
          </table:table-cell>
          <table:table-cell table:number-columns-repeated="4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up]&quot; &amp; [Numbers.F177] &amp; &quot;[/sup]]&quot;; &quot;&quot;)" office:value-type="string" office:string-value="[b]168. [url=https://www.doomworld.com/idgames/levels/doom2/d-f/doomcity]Doom City[/url][/b] [[b]7[/b]: [sup]Jaws In Space: 4, Doomkid: 3[/sup]]" calcext:value-type="string">
            <text:p>[b]168. [url=https://www.doomworld.com/idgames/levels/doom2/d-f/doomcity]Doom City[/url][/b] [[b]7[/b]: [sup]Jaws In Space: 4, Doomkid: 3[/sup]]</text:p>
          </table:table-cell>
          <table:table-cell table:number-columns-repeated="4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up]&quot; &amp; [Numbers.F178] &amp; &quot;[/sup]]&quot;; &quot;&quot;)" office:value-type="string" office:string-value="[b]168. [url=http://www.moddb.com/mods/doomone/downloads/doomone-v04]Doom: One[/url][/b] [[b]7[/b]: [sup]HyperLuke: 4, Greyenko: 3[/sup]]" calcext:value-type="string">
            <text:p>[b]168. [url=http://www.moddb.com/mods/doomone/downloads/doomone-v04]Doom: One[/url][/b] [[b]7[/b]: [sup]HyperLuke: 4, Greyenko: 3[/sup]]</text:p>
          </table:table-cell>
          <table:table-cell table:number-columns-repeated="4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up]&quot; &amp; [Numbers.F179] &amp; &quot;[/sup]]&quot;; &quot;&quot;)" office:value-type="string" office:string-value="[b]168. [url=https://www.doomworld.com/forum/topic/90173-eden/]Eden[/url][/b] [[b]7[/b]: [sup]Nirvana: 7[/sup]]" calcext:value-type="string">
            <text:p>[b]168. [url=https://www.doomworld.com/forum/topic/90173-eden/]Eden[/url][/b] [[b]7[/b]: [sup]Nirvana: 7[/sup]]</text:p>
          </table:table-cell>
          <table:table-cell table:number-columns-repeated="4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up]&quot; &amp; [Numbers.F180] &amp; &quot;[/sup]]&quot;; &quot;&quot;)" office:value-type="string" office:string-value="[b]168. [url=https://www.doomworld.com/idgames/levels/doom2/Ports/d-f/fth666]Flashback to Hell[/url][/b] [[b]7[/b]: [sup]GarrettChan: 2, eharper256: 5[/sup]]" calcext:value-type="string">
            <text:p>[b]168. [url=https://www.doomworld.com/idgames/levels/doom2/Ports/d-f/fth666]Flashback to Hell[/url][/b] [[b]7[/b]: [sup]GarrettChan: 2, eharper256: 5[/sup]]</text:p>
          </table:table-cell>
          <table:table-cell table:number-columns-repeated="4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up]&quot; &amp; [Numbers.F181] &amp; &quot;[/sup]]&quot;; &quot;&quot;)" office:value-type="string" office:string-value="[b]168. [url=https://www.doomworld.com/idgames/levels/doom2/Ports/g-i/iedge]Insanity's Edge[/url][/b] [[b]7[/b]: [sup]TechnoDoomed1: 7[/sup]]" calcext:value-type="string">
            <text:p>[b]168. [url=https://www.doomworld.com/idgames/levels/doom2/Ports/g-i/iedge]Insanity's Edge[/url][/b] [[b]7[/b]: [sup]TechnoDoomed1: 7[/sup]]</text:p>
          </table:table-cell>
          <table:table-cell table:number-columns-repeated="4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up]&quot; &amp; [Numbers.F182] &amp; &quot;[/sup]]&quot;; &quot;&quot;)" office:value-type="string" office:string-value="[b]168. [url=https://www.doomworld.com/idgames/levels/doom2/megawads/marsw301]Mars War[/url][/b] [[b]7[/b]: [sup]Roofi: 5, Rince-wind: 2[/sup]]" calcext:value-type="string">
            <text:p>[b]168. [url=https://www.doomworld.com/idgames/levels/doom2/megawads/marsw301]Mars War[/url][/b] [[b]7[/b]: [sup]Roofi: 5, Rince-wind: 2[/sup]]</text:p>
          </table:table-cell>
          <table:table-cell table:number-columns-repeated="4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up]&quot; &amp; [Numbers.F183] &amp; &quot;[/sup]]&quot;; &quot;&quot;)" office:value-type="string" office:string-value="[b]168. [url=https://www.doomworld.com/idgames/levels/doom2/Ports/megawads/mock2]Mock 2: The Speed of Stupid[/url][/b] [[b]7[/b]: [sup]AnonimVio: 7[/sup]]" calcext:value-type="string">
            <text:p>[b]168. [url=https://www.doomworld.com/idgames/levels/doom2/Ports/megawads/mock2]Mock 2: The Speed of Stupid[/url][/b] [[b]7[/b]: [sup]AnonimVio: 7[/sup]]</text:p>
          </table:table-cell>
          <table:table-cell table:number-columns-repeated="4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up]&quot; &amp; [Numbers.F184] &amp; &quot;[/sup]]&quot;; &quot;&quot;)" office:value-type="string" office:string-value="[b]168. [url=https://www.doomworld.com/idgames/levels/doom2/m-o/nochance]No Chance[/url][/b] [[b]7[/b]: [sup]Roofi: 7[/sup]]" calcext:value-type="string">
            <text:p>[b]168. [url=https://www.doomworld.com/idgames/levels/doom2/m-o/nochance]No Chance[/url][/b] [[b]7[/b]: [sup]Roofi: 7[/sup]]</text:p>
          </table:table-cell>
          <table:table-cell table:number-columns-repeated="4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up]&quot; &amp; [Numbers.F185] &amp; &quot;[/sup]]&quot;; &quot;&quot;)" office:value-type="string" office:string-value="[b]168. [url=https://www.doomworld.com/idgames/levels/doom2/m-o/odessa_1]Odessa 1[/url][/b] [[b]7[/b]: [sup]7hm: 7[/sup]]" calcext:value-type="string">
            <text:p>[b]168. [url=https://www.doomworld.com/idgames/levels/doom2/m-o/odessa_1]Odessa 1[/url][/b] [[b]7[/b]: [sup]7hm: 7[/sup]]</text:p>
          </table:table-cell>
          <table:table-cell table:number-columns-repeated="4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up]&quot; &amp; [Numbers.F186] &amp; &quot;[/sup]]&quot;; &quot;&quot;)" office:value-type="string" office:string-value="[b]168. [url=https://www.doomworld.com/forum/topic/106058-paradise-v2-multiplayer-beta-on-page-3-4122020/]Paradise[/url][/b] [[b]7[/b]: [sup]&lt;&lt;Rewind: 6, JuanchoES: 1[/sup]]" calcext:value-type="string">
            <text:p>[b]168. [url=https://www.doomworld.com/forum/topic/106058-paradise-v2-multiplayer-beta-on-page-3-4122020/]Paradise[/url][/b] [[b]7[/b]: [sup]&lt;&lt;Rewind: 6, JuanchoES: 1[/sup]]</text:p>
          </table:table-cell>
          <table:table-cell table:number-columns-repeated="4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up]&quot; &amp; [Numbers.F187] &amp; &quot;[/sup]]&quot;; &quot;&quot;)" office:value-type="string" office:string-value="[b]168. [url=https://www.doomworld.com/idgames/levels/doom2/Ports/p-r/pwfinal]Plutonium Winds[/url][/b] [[b]7[/b]: [sup]Spectra: 7[/sup]]" calcext:value-type="string">
            <text:p>[b]168. [url=https://www.doomworld.com/idgames/levels/doom2/Ports/p-r/pwfinal]Plutonium Winds[/url][/b] [[b]7[/b]: [sup]Spectra: 7[/sup]]</text:p>
          </table:table-cell>
          <table:table-cell table:number-columns-repeated="4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up]&quot; &amp; [Numbers.F188] &amp; &quot;[/sup]]&quot;; &quot;&quot;)" office:value-type="string" office:string-value="[b]168. [url=https://www.doomworld.com/idgames/levels/hexen/j-l/kaiser_28]Shadows of Chronos[/url][/b] [[b]7[/b]: [sup]Grain of Salt: 7[/sup]]" calcext:value-type="string">
            <text:p>[b]168. [url=https://www.doomworld.com/idgames/levels/hexen/j-l/kaiser_28]Shadows of Chronos[/url][/b] [[b]7[/b]: [sup]Grain of Salt: 7[/sup]]</text:p>
          </table:table-cell>
          <table:table-cell table:number-columns-repeated="4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up]&quot; &amp; [Numbers.F189] &amp; &quot;[/sup]]&quot;; &quot;&quot;)" office:value-type="string" office:string-value="[b]168. [url=https://www.doomworld.com/idgames/levels/doom2/Ports/megawads/intime]Somewhere in Time[/url][/b] [[b]7[/b]: [sup]STILES: 3, smeghammer: 4[/sup]]" calcext:value-type="string">
            <text:p>[b]168. [url=https://www.doomworld.com/idgames/levels/doom2/Ports/megawads/intime]Somewhere in Time[/url][/b] [[b]7[/b]: [sup]STILES: 3, smeghammer: 4[/sup]]</text:p>
          </table:table-cell>
          <table:table-cell table:number-columns-repeated="4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up]&quot; &amp; [Numbers.F190] &amp; &quot;[/sup]]&quot;; &quot;&quot;)" office:value-type="string" office:string-value="[b]168. [url=https://www.doomworld.com/idgames/levels/doom/a-c/class_ep]The Classic Episode[/url][/b] [[b]7[/b]: [sup]pcorf: 5, purist: 2[/sup]]" calcext:value-type="string">
            <text:p>[b]168. [url=https://www.doomworld.com/idgames/levels/doom/a-c/class_ep]The Classic Episode[/url][/b] [[b]7[/b]: [sup]pcorf: 5, purist: 2[/sup]]</text:p>
          </table:table-cell>
          <table:table-cell table:number-columns-repeated="4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up]&quot; &amp; [Numbers.F191] &amp; &quot;[/sup]]&quot;; &quot;&quot;)" office:value-type="string" office:string-value="[b]168. [url=https://forum.zdoom.org/viewtopic.php?f=42&amp;t=55741]Waterlab GZD[/url][/b] [[b]7[/b]: [sup]Phobus: 7[/sup]]" calcext:value-type="string">
            <text:p>[b]168. [url=https://forum.zdoom.org/viewtopic.php?f=42&amp;t=55741]Waterlab GZD[/url][/b] [[b]7[/b]: [sup]Phobus: 7[/sup]]</text:p>
          </table:table-cell>
          <table:table-cell table:number-columns-repeated="4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up]&quot; &amp; [Numbers.F192] &amp; &quot;[/sup]]&quot;; &quot;&quot;)" office:value-type="string" office:string-value="[b]189. [url=https://www.doomworld.com/idgames/levels/doom2/Ports/d-f/frozent] Frozen Time[/url][/b] [[b]6[/b]: [sup]Budoka: 6[/sup]]" calcext:value-type="string">
            <text:p>[b]189. [url=https://www.doomworld.com/idgames/levels/doom2/Ports/d-f/frozent] Frozen Time[/url][/b] [[b]6[/b]: [sup]Budoka: 6[/sup]]</text:p>
          </table:table-cell>
          <table:table-cell table:number-columns-repeated="4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up]&quot; &amp; [Numbers.F193] &amp; &quot;[/sup]]&quot;; &quot;&quot;)" office:value-type="string" office:string-value="[b]189. [url=https://www.doomworld.com/forum/topic/92542-20-monsters-community-project-released/]20 Monsters Community Project[/url][/b] [[b]6[/b]: [sup]Voltcom9: 6[/sup]]" calcext:value-type="string">
            <text:p>[b]189. [url=https://www.doomworld.com/forum/topic/92542-20-monsters-community-project-released/]20 Monsters Community Project[/url][/b] [[b]6[/b]: [sup]Voltcom9: 6[/sup]]</text:p>
          </table:table-cell>
          <table:table-cell table:number-columns-repeated="4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up]&quot; &amp; [Numbers.F194] &amp; &quot;[/sup]]&quot;; &quot;&quot;)" office:value-type="string" office:string-value="[b]189. [url=https://www.doomworld.com/idgames/levels/doom2/Ports/s-u/teitenga]Assault on Tei Tenga[/url][/b] [[b]6[/b]: [sup]Ralphis: 6[/sup]]" calcext:value-type="string">
            <text:p>[b]189. [url=https://www.doomworld.com/idgames/levels/doom2/Ports/s-u/teitenga]Assault on Tei Tenga[/url][/b] [[b]6[/b]: [sup]Ralphis: 6[/sup]]</text:p>
          </table:table-cell>
          <table:table-cell table:number-columns-repeated="4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up]&quot; &amp; [Numbers.F195] &amp; &quot;[/sup]]&quot;; &quot;&quot;)" office:value-type="string" office:string-value="[b]189. [url=https://www.doomworld.com/idgames/levels/doom2/a-c/castleof]Castle of the Damned[/url][/b] [[b]6[/b]: [sup]bzzrak: 6[/sup]]" calcext:value-type="string">
            <text:p>[b]189. [url=https://www.doomworld.com/idgames/levels/doom2/a-c/castleof]Castle of the Damned[/url][/b] [[b]6[/b]: [sup]bzzrak: 6[/sup]]</text:p>
          </table:table-cell>
          <table:table-cell table:number-columns-repeated="4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up]&quot; &amp; [Numbers.F196] &amp; &quot;[/sup]]&quot;; &quot;&quot;)" office:value-type="string" office:string-value="[b]189. [url=https://www.doomworld.com/forum/topic/98296-dark-universe-wad-released/]Dark Universe[/url][/b] [[b]6[/b]: [sup]&lt;&lt;Rewind: 6[/sup]]" calcext:value-type="string">
            <text:p>[b]189. [url=https://www.doomworld.com/forum/topic/98296-dark-universe-wad-released/]Dark Universe[/url][/b] [[b]6[/b]: [sup]&lt;&lt;Rewind: 6[/sup]]</text:p>
          </table:table-cell>
          <table:table-cell table:number-columns-repeated="4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up]&quot; &amp; [Numbers.F197] &amp; &quot;[/sup]]&quot;; &quot;&quot;)" office:value-type="string" office:string-value="[b]189. [url=https://www.doomworld.com/idgames/levels/doom2/Ports/d-f/de-pkg]Demon Eclipse[/url][/b] [[b]6[/b]: [sup]Soundblock: 1, Lazorinc: 1, tchkb: 4[/sup]]" calcext:value-type="string">
            <text:p>[b]189. [url=https://www.doomworld.com/idgames/levels/doom2/Ports/d-f/de-pkg]Demon Eclipse[/url][/b] [[b]6[/b]: [sup]Soundblock: 1, Lazorinc: 1, tchkb: 4[/sup]]</text:p>
          </table:table-cell>
          <table:table-cell table:number-columns-repeated="4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up]&quot; &amp; [Numbers.F198] &amp; &quot;[/sup]]&quot;; &quot;&quot;)" office:value-type="string" office:string-value="[b]189. [url=https://www.doomworld.com/idgames/levels/doom/Ports/d-f/dbimpact]Double Impact[/url][/b] [[b]6[/b]: [sup]Ralphis: 6[/sup]]" calcext:value-type="string">
            <text:p>[b]189. [url=https://www.doomworld.com/idgames/levels/doom/Ports/d-f/dbimpact]Double Impact[/url][/b] [[b]6[/b]: [sup]Ralphis: 6[/sup]]</text:p>
          </table:table-cell>
          <table:table-cell table:number-columns-repeated="4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up]&quot; &amp; [Numbers.F199] &amp; &quot;[/sup]]&quot;; &quot;&quot;)" office:value-type="string" office:string-value="[b]189. [url=https://www.doomworld.com/idgames/levels/doom2/Ports/megawads/echelon]Echelon[/url][/b] [[b]6[/b]: [sup]Sky: 1, bzzrak: 5[/sup]]" calcext:value-type="string">
            <text:p>[b]189. [url=https://www.doomworld.com/idgames/levels/doom2/Ports/megawads/echelon]Echelon[/url][/b] [[b]6[/b]: [sup]Sky: 1, bzzrak: 5[/sup]]</text:p>
          </table:table-cell>
          <table:table-cell table:number-columns-repeated="4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up]&quot; &amp; [Numbers.F200] &amp; &quot;[/sup]]&quot;; &quot;&quot;)" office:value-type="string" office:string-value="[b]189. [url=https://www.doomworld.com/idgames/levels/heretic/Ports/elfgp]Elf Gets Pissed[/url][/b] [[b]6[/b]: [sup]Ralphis: 6[/sup]]" calcext:value-type="string">
            <text:p>[b]189. [url=https://www.doomworld.com/idgames/levels/heretic/Ports/elfgp]Elf Gets Pissed[/url][/b] [[b]6[/b]: [sup]Ralphis: 6[/sup]]</text:p>
          </table:table-cell>
          <table:table-cell table:number-columns-repeated="4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up]&quot; &amp; [Numbers.F201] &amp; &quot;[/sup]]&quot;; &quot;&quot;)" office:value-type="string" office:string-value="[b]189. [url=https://www.doomworld.com/idgames/levels/doom2/d-f/endgame]End Game[/url][/b] [[b]6[/b]: [sup]pcorf: 6[/sup]]" calcext:value-type="string">
            <text:p>[b]189. [url=https://www.doomworld.com/idgames/levels/doom2/d-f/endgame]End Game[/url][/b] [[b]6[/b]: [sup]pcorf: 6[/sup]]</text:p>
          </table:table-cell>
          <table:table-cell table:number-columns-repeated="4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up]&quot; &amp; [Numbers.F202] &amp; &quot;[/sup]]&quot;; &quot;&quot;)" office:value-type="string" office:string-value="[b]189. [url=https://www.doomworld.com/idgames/levels/doom/0-9/01fava]Fava Beans[/url][/b] [[b]6[/b]: [sup]Philnemba: 2, NaZa: 4[/sup]]" calcext:value-type="string">
            <text:p>[b]189. [url=https://www.doomworld.com/idgames/levels/doom/0-9/01fava]Fava Beans[/url][/b] [[b]6[/b]: [sup]Philnemba: 2, NaZa: 4[/sup]]</text:p>
          </table:table-cell>
          <table:table-cell table:number-columns-repeated="4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up]&quot; &amp; [Numbers.F203] &amp; &quot;[/sup]]&quot;; &quot;&quot;)" office:value-type="string" office:string-value="[b]189. [url=https://www.doomworld.com/idgames/levels/doom2/Ports/megawads/5room]Five Rooms of Doom[/url][/b] [[b]6[/b]: [sup]HyperLuke: 6[/sup]]" calcext:value-type="string">
            <text:p>[b]189. [url=https://www.doomworld.com/idgames/levels/doom2/Ports/megawads/5room]Five Rooms of Doom[/url][/b] [[b]6[/b]: [sup]HyperLuke: 6[/sup]]</text:p>
          </table:table-cell>
          <table:table-cell table:number-columns-repeated="4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up]&quot; &amp; [Numbers.F204] &amp; &quot;[/sup]]&quot;; &quot;&quot;)" office:value-type="string" office:string-value="[b]189. [url=https://www.doomworld.com/idgames/levels/doom2/deathmatch/j-l/judas23]Judas[/url][/b] [[b]6[/b]: [sup]antares031: 6[/sup]]" calcext:value-type="string">
            <text:p>[b]189. [url=https://www.doomworld.com/idgames/levels/doom2/deathmatch/j-l/judas23]Judas[/url][/b] [[b]6[/b]: [sup]antares031: 6[/sup]]</text:p>
          </table:table-cell>
          <table:table-cell table:number-columns-repeated="4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up]&quot; &amp; [Numbers.F205] &amp; &quot;[/sup]]&quot;; &quot;&quot;)" office:value-type="string" office:string-value="[b]189. [url=https://www.doomworld.com/idgames/levels/doom2/Ports/m-o/neodoom]NeoDoom[/url][/b] [[b]6[/b]: [sup]OniriA: 6[/sup]]" calcext:value-type="string">
            <text:p>[b]189. [url=https://www.doomworld.com/idgames/levels/doom2/Ports/m-o/neodoom]NeoDoom[/url][/b] [[b]6[/b]: [sup]OniriA: 6[/sup]]</text:p>
          </table:table-cell>
          <table:table-cell table:number-columns-repeated="4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up]&quot; &amp; [Numbers.F206] &amp; &quot;[/sup]]&quot;; &quot;&quot;)" office:value-type="string" office:string-value="[b]189. [url=https://www.doomworld.com/idgames/levels/doom/m-o/nukemine]Nuke Mine (Come Get Some)[/url][/b] [[b]6[/b]: [sup]Soundblock: 6[/sup]]" calcext:value-type="string">
            <text:p>[b]189. [url=https://www.doomworld.com/idgames/levels/doom/m-o/nukemine]Nuke Mine (Come Get Some)[/url][/b] [[b]6[/b]: [sup]Soundblock: 6[/sup]]</text:p>
          </table:table-cell>
          <table:table-cell table:number-columns-repeated="4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up]&quot; &amp; [Numbers.F207] &amp; &quot;[/sup]]&quot;; &quot;&quot;)" office:value-type="string" office:string-value="[b]189. [url=https://www.doomworld.com/forum/topic/49008-phmlspd-boom-maps-for-people-who-like-shooting-monsters/]Phmlspd[/url][/b] [[b]6[/b]: [sup]maxmanium: 6[/sup]]" calcext:value-type="string">
            <text:p>[b]189. [url=https://www.doomworld.com/forum/topic/49008-phmlspd-boom-maps-for-people-who-like-shooting-monsters/]Phmlspd[/url][/b] [[b]6[/b]: [sup]maxmanium: 6[/sup]]</text:p>
          </table:table-cell>
          <table:table-cell table:number-columns-repeated="4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up]&quot; &amp; [Numbers.F208] &amp; &quot;[/sup]]&quot;; &quot;&quot;)" office:value-type="string" office:string-value="[b]189. [url=http://www.wad-archive.com/wad/e5d863c72e1f5de577a3ae57745c107e]SSL2[/url][/b] [[b]6[/b]: [sup]antares031: 6[/sup]]" calcext:value-type="string">
            <text:p>[b]189. [url=http://www.wad-archive.com/wad/e5d863c72e1f5de577a3ae57745c107e]SSL2[/url][/b] [[b]6[/b]: [sup]antares031: 6[/sup]]</text:p>
          </table:table-cell>
          <table:table-cell table:number-columns-repeated="4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up]&quot; &amp; [Numbers.F209] &amp; &quot;[/sup]]&quot;; &quot;&quot;)" office:value-type="string" office:string-value="[b]189. [url=https://www.doomworld.com/idgames/levels/doom2/Ports/m-o/massm]The Adventures of MassMouth[/url][/b] [[b]6[/b]: [sup]Ralphis: 6[/sup]]" calcext:value-type="string">
            <text:p>[b]189. [url=https://www.doomworld.com/idgames/levels/doom2/Ports/m-o/massm]The Adventures of MassMouth[/url][/b] [[b]6[/b]: [sup]Ralphis: 6[/sup]]</text:p>
          </table:table-cell>
          <table:table-cell table:number-columns-repeated="4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up]&quot; &amp; [Numbers.F210] &amp; &quot;[/sup]]&quot;; &quot;&quot;)" office:value-type="string" office:string-value="[b]189. [url=https://www.doomworld.com/idgames/levels/doom2/megawads/darken2]The Darkening Episode 2[/url][/b] [[b]6[/b]: [sup]Graf Zahl: 4, joepallai: 2[/sup]]" calcext:value-type="string">
            <text:p>[b]189. [url=https://www.doomworld.com/idgames/levels/doom2/megawads/darken2]The Darkening Episode 2[/url][/b] [[b]6[/b]: [sup]Graf Zahl: 4, joepallai: 2[/sup]]</text:p>
          </table:table-cell>
          <table:table-cell table:number-columns-repeated="4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up]&quot; &amp; [Numbers.F211] &amp; &quot;[/sup]]&quot;; &quot;&quot;)" office:value-type="string" office:string-value="[b]189. [url=https://www.doomworld.com/idgames/levels/doom/Ports/d-f/draftex]Thy Flesh - Turned into a draft-excluder[/url][/b] [[b]6[/b]: [sup]4everDoomed: 6[/sup]]" calcext:value-type="string">
            <text:p>[b]189. [url=https://www.doomworld.com/idgames/levels/doom/Ports/d-f/draftex]Thy Flesh - Turned into a draft-excluder[/url][/b] [[b]6[/b]: [sup]4everDoomed: 6[/sup]]</text:p>
          </table:table-cell>
          <table:table-cell table:number-columns-repeated="4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up]&quot; &amp; [Numbers.F212] &amp; &quot;[/sup]]&quot;; &quot;&quot;)" office:value-type="string" office:string-value="[b]189. [url=https://www.doomworld.com/idgames/themes/terrywads/uacmnnew]UAC Military Nightmare[/url][/b] [[b]6[/b]: [sup]AnonimVio: 6[/sup]]" calcext:value-type="string">
            <text:p>[b]189. [url=https://www.doomworld.com/idgames/themes/terrywads/uacmnnew]UAC Military Nightmare[/url][/b] [[b]6[/b]: [sup]AnonimVio: 6[/sup]]</text:p>
          </table:table-cell>
          <table:table-cell table:number-columns-repeated="4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up]&quot; &amp; [Numbers.F213] &amp; &quot;[/sup]]&quot;; &quot;&quot;)" office:value-type="string" office:string-value="[b]189. [url=https://www.doomworld.com/idgames/levels/doom2/deathmatch/Ports/megawads/udmx]Unidoom Deathmatch X[/url][/b] [[b]6[/b]: [sup]Ralphis: 6[/sup]]" calcext:value-type="string">
            <text:p>[b]189. [url=https://www.doomworld.com/idgames/levels/doom2/deathmatch/Ports/megawads/udmx]Unidoom Deathmatch X[/url][/b] [[b]6[/b]: [sup]Ralphis: 6[/sup]]</text:p>
          </table:table-cell>
          <table:table-cell table:number-columns-repeated="4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up]&quot; &amp; [Numbers.F214] &amp; &quot;[/sup]]&quot;; &quot;&quot;)" office:value-type="string" office:string-value="[b]189. [url=https://www.doomworld.com/idgames/levels/doom2/megawads/urania]Urania[/url][/b] [[b]6[/b]: [sup]Spectre01: 6[/sup]]" calcext:value-type="string">
            <text:p>[b]189. [url=https://www.doomworld.com/idgames/levels/doom2/megawads/urania]Urania[/url][/b] [[b]6[/b]: [sup]Spectre01: 6[/sup]]</text:p>
          </table:table-cell>
          <table:table-cell table:number-columns-repeated="4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up]&quot; &amp; [Numbers.F215] &amp; &quot;[/sup]]&quot;; &quot;&quot;)" office:value-type="string" office:string-value="[b]212. [url=https://www.doomworld.com/forum/topic/115653-1000-line-2-cp-completed/]1000 Line 2 Community Project[/url][/b] [[b]5[/b]: [sup]Horus: 5[/sup]]" calcext:value-type="string">
            <text:p>[b]212. [url=https://www.doomworld.com/forum/topic/115653-1000-line-2-cp-completed/]1000 Line 2 Community Project[/url][/b] [[b]5[/b]: [sup]Horus: 5[/sup]]</text:p>
          </table:table-cell>
          <table:table-cell table:number-columns-repeated="4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up]&quot; &amp; [Numbers.F216] &amp; &quot;[/sup]]&quot;; &quot;&quot;)" office:value-type="string" office:string-value="[b]212. [url=https://www.doomworld.com/vb/thread/71473]2048 Unleashed[/url][/b] [[b]5[/b]: [sup]eharper256: 5[/sup]]" calcext:value-type="string">
            <text:p>[b]212. [url=https://www.doomworld.com/vb/thread/71473]2048 Unleashed[/url][/b] [[b]5[/b]: [sup]eharper256: 5[/sup]]</text:p>
          </table:table-cell>
          <table:table-cell table:number-columns-repeated="4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up]&quot; &amp; [Numbers.F217] &amp; &quot;[/sup]]&quot;; &quot;&quot;)" office:value-type="string" office:string-value="[b]212. [url=https://www.doomworld.com/idgames/levels/doom/Ports/a-c/aa_e1]Alpha Accident: Terra Nova[/url][/b] [[b]5[/b]: [sup]Rince-wind: 5[/sup]]" calcext:value-type="string">
            <text:p>[b]212. [url=https://www.doomworld.com/idgames/levels/doom/Ports/a-c/aa_e1]Alpha Accident: Terra Nova[/url][/b] [[b]5[/b]: [sup]Rince-wind: 5[/sup]]</text:p>
          </table:table-cell>
          <table:table-cell table:number-columns-repeated="4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up]&quot; &amp; [Numbers.F218] &amp; &quot;[/sup]]&quot;; &quot;&quot;)" office:value-type="string" office:string-value="[b]212. [url=https://www.doomworld.com/forum/topic/105451-birthday-bash-megawad-offical-release/]Birthday Bash [/url][/b] [[b]5[/b]: [sup]eharper256: 5[/sup]]" calcext:value-type="string">
            <text:p>[b]212. [url=https://www.doomworld.com/forum/topic/105451-birthday-bash-megawad-offical-release/]Birthday Bash [/url][/b] [[b]5[/b]: [sup]eharper256: 5[/sup]]</text:p>
          </table:table-cell>
          <table:table-cell table:number-columns-repeated="4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up]&quot; &amp; [Numbers.F219] &amp; &quot;[/sup]]&quot;; &quot;&quot;)" office:value-type="string" office:string-value="[b]212. [url=https://www.doomworld.com/idgames/levels/doom/p-r/retroeps]CH Retro Episode[/url][/b] [[b]5[/b]: [sup]Diabolución: 5[/sup]]" calcext:value-type="string">
            <text:p>[b]212. [url=https://www.doomworld.com/idgames/levels/doom/p-r/retroeps]CH Retro Episode[/url][/b] [[b]5[/b]: [sup]Diabolución: 5[/sup]]</text:p>
          </table:table-cell>
          <table:table-cell table:number-columns-repeated="4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up]&quot; &amp; [Numbers.F220] &amp; &quot;[/sup]]&quot;; &quot;&quot;)" office:value-type="string" office:string-value="[b]212. [url=https://www.doomworld.com/idgames/levels/doom/a-c/crusades]Crusades[/url][/b] [[b]5[/b]: [sup]joepallai: 5[/sup]]" calcext:value-type="string">
            <text:p>[b]212. [url=https://www.doomworld.com/idgames/levels/doom/a-c/crusades]Crusades[/url][/b] [[b]5[/b]: [sup]joepallai: 5[/sup]]</text:p>
          </table:table-cell>
          <table:table-cell table:number-columns-repeated="4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up]&quot; &amp; [Numbers.F221] &amp; &quot;[/sup]]&quot;; &quot;&quot;)" office:value-type="string" office:string-value="[b]212. [url=https://www.doomworld.com/idgames/levels/doom/d-f/dante666]Dante's Gate[/url][/b] [[b]5[/b]: [sup]Soundblock: 5[/sup]]" calcext:value-type="string">
            <text:p>[b]212. [url=https://www.doomworld.com/idgames/levels/doom/d-f/dante666]Dante's Gate[/url][/b] [[b]5[/b]: [sup]Soundblock: 5[/sup]]</text:p>
          </table:table-cell>
          <table:table-cell table:number-columns-repeated="4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up]&quot; &amp; [Numbers.F222] &amp; &quot;[/sup]]&quot;; &quot;&quot;)" office:value-type="string" office:string-value="[b]212. [url=https://www.doomworld.com/idgames/levels/doom2/Ports/d-f/dor]Dawn of Reality[/url][/b] [[b]5[/b]: [sup][/sup]]" calcext:value-type="string">
            <text:p>[b]212. [url=https://www.doomworld.com/idgames/levels/doom2/Ports/d-f/dor]Dawn of Reality[/url][/b] [[b]5[/b]: [sup][/sup]]</text:p>
          </table:table-cell>
          <table:table-cell table:number-columns-repeated="4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up]&quot; &amp; [Numbers.F223] &amp; &quot;[/sup]]&quot;; &quot;&quot;)" office:value-type="string" office:string-value="[b]212. [url=http://www.wad-archive.com/wad/DOOM-Barracks-Zone-1]Doom Barracks Zone[/url][/b] [[b]5[/b]: [sup]HUNdebLeonidasX: 3, TheMightyHeracross: 2[/sup]]" calcext:value-type="string">
            <text:p>[b]212. [url=http://www.wad-archive.com/wad/DOOM-Barracks-Zone-1]Doom Barracks Zone[/url][/b] [[b]5[/b]: [sup]HUNdebLeonidasX: 3, TheMightyHeracross: 2[/sup]]</text:p>
          </table:table-cell>
          <table:table-cell table:number-columns-repeated="4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up]&quot; &amp; [Numbers.F224] &amp; &quot;[/sup]]&quot;; &quot;&quot;)" office:value-type="string" office:string-value="[b]212. [url=https://www.doomworld.com/forum/topic/54022-doom-center-do-you-know-that/]Doom Center[/url][/b] [[b]5[/b]: [sup]HUNdebLeonidasX: 5[/sup]]" calcext:value-type="string">
            <text:p>[b]212. [url=https://www.doomworld.com/forum/topic/54022-doom-center-do-you-know-that/]Doom Center[/url][/b] [[b]5[/b]: [sup]HUNdebLeonidasX: 5[/sup]]</text:p>
          </table:table-cell>
          <table:table-cell table:number-columns-repeated="4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up]&quot; &amp; [Numbers.F225] &amp; &quot;[/sup]]&quot;; &quot;&quot;)" office:value-type="string" office:string-value="[b]212. [url=https://www.doomworld.com/forum/topic/104925-doomish-den-of-design-a-map-that-teaches-you-map-design/]Doomish Den of Design[/url][/b] [[b]5[/b]: [sup]Rince-wind: 5[/sup]]" calcext:value-type="string">
            <text:p>[b]212. [url=https://www.doomworld.com/forum/topic/104925-doomish-den-of-design-a-map-that-teaches-you-map-design/]Doomish Den of Design[/url][/b] [[b]5[/b]: [sup]Rince-wind: 5[/sup]]</text:p>
          </table:table-cell>
          <table:table-cell table:number-columns-repeated="4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up]&quot; &amp; [Numbers.F226] &amp; &quot;[/sup]]&quot;; &quot;&quot;)" office:value-type="string" office:string-value="[b]212. [url=https://www.doomworld.com/idgames/levels/doom2/Ports/d-f/dripfeed]Drip Feed[/url][/b] [[b]5[/b]: [sup]Vorpal: 5[/sup]]" calcext:value-type="string">
            <text:p>[b]212. [url=https://www.doomworld.com/idgames/levels/doom2/Ports/d-f/dripfeed]Drip Feed[/url][/b] [[b]5[/b]: [sup]Vorpal: 5[/sup]]</text:p>
          </table:table-cell>
          <table:table-cell table:number-columns-repeated="4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up]&quot; &amp; [Numbers.F227] &amp; &quot;[/sup]]&quot;; &quot;&quot;)" office:value-type="string" office:string-value="[b]212. [url=http://www.doom2.net/mykdoom/misc/113434_e1contest.zip]e1contest﻿.wad﻿[/url][/b] [[b]5[/b]: [sup]Diabolución: 5[/sup]]" calcext:value-type="string">
            <text:p>[b]212. [url=http://www.doom2.net/mykdoom/misc/113434_e1contest.zip]e1contest﻿.wad﻿[/url][/b] [[b]5[/b]: [sup]Diabolución: 5[/sup]]</text:p>
          </table:table-cell>
          <table:table-cell table:number-columns-repeated="4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up]&quot; &amp; [Numbers.F228] &amp; &quot;[/sup]]&quot;; &quot;&quot;)" office:value-type="string" office:string-value="[b]212. [url=https://www.doomworld.com/idgames/themes/TeamTNT/ed4_rfo/ed4_rfo1]Eternal DOOM IV: Return from Oblivion[/url][/b] [[b]5[/b]: [sup]m8f: 5[/sup]]" calcext:value-type="string">
            <text:p>[b]212. [url=https://www.doomworld.com/idgames/themes/TeamTNT/ed4_rfo/ed4_rfo1]Eternal DOOM IV: Return from Oblivion[/url][/b] [[b]5[/b]: [sup]m8f: 5[/sup]]</text:p>
          </table:table-cell>
          <table:table-cell table:number-columns-repeated="4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up]&quot; &amp; [Numbers.F229] &amp; &quot;[/sup]]&quot;; &quot;&quot;)" office:value-type="string" office:string-value="[b]212. [url=https://www.doomworld.com/idgames/levels/doom2/deathmatch/megawads/exec]Execution[/url][/b] [[b]5[/b]: [sup]Doomkid: 5[/sup]]" calcext:value-type="string">
            <text:p>[b]212. [url=https://www.doomworld.com/idgames/levels/doom2/deathmatch/megawads/exec]Execution[/url][/b] [[b]5[/b]: [sup]Doomkid: 5[/sup]]</text:p>
          </table:table-cell>
          <table:table-cell table:number-columns-repeated="4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up]&quot; &amp; [Numbers.F230] &amp; &quot;[/sup]]&quot;; &quot;&quot;)" office:value-type="string" office:string-value="[b]212. [url=https://www.doomworld.com/forum/topic/105670-faithless-a-heretic-hub-final/]Faithless[/url][/b] [[b]5[/b]: [sup]Rince-wind: 5[/sup]]" calcext:value-type="string">
            <text:p>[b]212. [url=https://www.doomworld.com/forum/topic/105670-faithless-a-heretic-hub-final/]Faithless[/url][/b] [[b]5[/b]: [sup]Rince-wind: 5[/sup]]</text:p>
          </table:table-cell>
          <table:table-cell table:number-columns-repeated="4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up]&quot; &amp; [Numbers.F231] &amp; &quot;[/sup]]&quot;; &quot;&quot;)" office:value-type="string" office:string-value="[b]212. [url=https://www.doomworld.com/idgames/levels/doom2/Ports/d-f/ftmtn_v2]Firetop Mountain[/url][/b] [[b]5[/b]: [sup]smeghammer: 5[/sup]]" calcext:value-type="string">
            <text:p>[b]212. [url=https://www.doomworld.com/idgames/levels/doom2/Ports/d-f/ftmtn_v2]Firetop Mountain[/url][/b] [[b]5[/b]: [sup]smeghammer: 5[/sup]]</text:p>
          </table:table-cell>
          <table:table-cell table:number-columns-repeated="4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up]&quot; &amp; [Numbers.F232] &amp; &quot;[/sup]]&quot;; &quot;&quot;)" office:value-type="string" office:string-value="[b]212. [url=http://freedoom.github.io/download.html]Freedoom: Phase 2[/url][/b] [[b]5[/b]: [sup]Spectra: 1, Voltcom9: 1, TheMightyHeracross: 3[/sup]]" calcext:value-type="string">
            <text:p>[b]212. [url=http://freedoom.github.io/download.html]Freedoom: Phase 2[/url][/b] [[b]5[/b]: [sup]Spectra: 1, Voltcom9: 1, TheMightyHeracross: 3[/sup]]</text:p>
          </table:table-cell>
          <table:table-cell table:number-columns-repeated="4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up]&quot; &amp; [Numbers.F233] &amp; &quot;[/sup]]&quot;; &quot;&quot;)" office:value-type="string" office:string-value="[b]212. [url=https://forum.zdoom.org/viewtopic.php?f=19&amp;t=46718]Gene-Tech: Before the Storm[/url][/b] [[b]5[/b]: [sup]Graf Zahl: 5[/sup]]" calcext:value-type="string">
            <text:p>[b]212. [url=https://forum.zdoom.org/viewtopic.php?f=19&amp;t=46718]Gene-Tech: Before the Storm[/url][/b] [[b]5[/b]: [sup]Graf Zahl: 5[/sup]]</text:p>
          </table:table-cell>
          <table:table-cell table:number-columns-repeated="4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up]&quot; &amp; [Numbers.F234] &amp; &quot;[/sup]]&quot;; &quot;&quot;)" office:value-type="string" office:string-value="[b]212. [url=https://www.doomworld.com/idgames/levels/doom2/Ports/megawads/gmp]Good Morning Phobos[/url][/b] [[b]5[/b]: [sup]Bryan T: 5[/sup]]" calcext:value-type="string">
            <text:p>[b]212. [url=https://www.doomworld.com/idgames/levels/doom2/Ports/megawads/gmp]Good Morning Phobos[/url][/b] [[b]5[/b]: [sup]Bryan T: 5[/sup]]</text:p>
          </table:table-cell>
          <table:table-cell table:number-columns-repeated="4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up]&quot; &amp; [Numbers.F235] &amp; &quot;[/sup]]&quot;; &quot;&quot;)" office:value-type="string" office:string-value="[b]212. [url=https://www.doomworld.com/idgames/levels/doom2/deathmatch/Ports/megawads/gw2]Greenwar II[/url][/b] [[b]5[/b]: [sup]Ed: 5[/sup]]" calcext:value-type="string">
            <text:p>[b]212. [url=https://www.doomworld.com/idgames/levels/doom2/deathmatch/Ports/megawads/gw2]Greenwar II[/url][/b] [[b]5[/b]: [sup]Ed: 5[/sup]]</text:p>
          </table:table-cell>
          <table:table-cell table:number-columns-repeated="4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up]&quot; &amp; [Numbers.F236] &amp; &quot;[/sup]]&quot;; &quot;&quot;)" office:value-type="string" office:string-value="[b]212. [url=https://www.doomworld.com/idgames/themes/hacx/hx11pack]Hacx[/url][/b] [[b]5[/b]: [sup]Grazza: 5[/sup]]" calcext:value-type="string">
            <text:p>[b]212. [url=https://www.doomworld.com/idgames/themes/hacx/hx11pack]Hacx[/url][/b] [[b]5[/b]: [sup]Grazza: 5[/sup]]</text:p>
          </table:table-cell>
          <table:table-cell table:number-columns-repeated="4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up]&quot; &amp; [Numbers.F237] &amp; &quot;[/sup]]&quot;; &quot;&quot;)" office:value-type="string" office:string-value="[b]212. [url=https://www.doomworld.com/idgames/levels/doom2/Ports/g-i/inncnx2]Innocence X2[/url][/b] [[b]5[/b]: [sup]Spectra: 5[/sup]]" calcext:value-type="string">
            <text:p>[b]212. [url=https://www.doomworld.com/idgames/levels/doom2/Ports/g-i/inncnx2]Innocence X2[/url][/b] [[b]5[/b]: [sup]Spectra: 5[/sup]]</text:p>
          </table:table-cell>
          <table:table-cell table:number-columns-repeated="4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up]&quot; &amp; [Numbers.F238] &amp; &quot;[/sup]]&quot;; &quot;&quot;)" office:value-type="string" office:string-value="[b]212. [url=https://www.doomworld.com/idgames/levels/doom2/m-o/mordeth]Mordeth[/url][/b] [[b]5[/b]: [sup]Vorpal: 5[/sup]]" calcext:value-type="string">
            <text:p>[b]212. [url=https://www.doomworld.com/idgames/levels/doom2/m-o/mordeth]Mordeth[/url][/b] [[b]5[/b]: [sup]Vorpal: 5[/sup]]</text:p>
          </table:table-cell>
          <table:table-cell table:number-columns-repeated="4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up]&quot; &amp; [Numbers.F239] &amp; &quot;[/sup]]&quot;; &quot;&quot;)" office:value-type="string" office:string-value="[b]212. [url=http://www.mediafire.com/file/fuurx4c98tl198i/One_Doom_s_Day.wad]One Doom's Day[/url][/b] [[b]5[/b]: [sup]Apaul27: 5[/sup]]" calcext:value-type="string">
            <text:p>[b]212. [url=http://www.mediafire.com/file/fuurx4c98tl198i/One_Doom_s_Day.wad]One Doom's Day[/url][/b] [[b]5[/b]: [sup]Apaul27: 5[/sup]]</text:p>
          </table:table-cell>
          <table:table-cell table:number-columns-repeated="4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up]&quot; &amp; [Numbers.F240] &amp; &quot;[/sup]]&quot;; &quot;&quot;)" office:value-type="string" office:string-value="[b]212. [url=https://www.doomworld.com/idgames/levels/doom2/m-o/osiris]Osiris[/url][/b] [[b]5[/b]: [sup]Vorpal: 5[/sup]]" calcext:value-type="string">
            <text:p>[b]212. [url=https://www.doomworld.com/idgames/levels/doom2/m-o/osiris]Osiris[/url][/b] [[b]5[/b]: [sup]Vorpal: 5[/sup]]</text:p>
          </table:table-cell>
          <table:table-cell table:number-columns-repeated="4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up]&quot; &amp; [Numbers.F241] &amp; &quot;[/sup]]&quot;; &quot;&quot;)" office:value-type="string" office:string-value="[b]212. [url=https://www.doomworld.com/idgames/levels/doom2/Ports/p-r/paranoid]Paranoid[/url][/b] [[b]5[/b]: [sup]termrork: 5[/sup]]" calcext:value-type="string">
            <text:p>[b]212. [url=https://www.doomworld.com/idgames/levels/doom2/Ports/p-r/paranoid]Paranoid[/url][/b] [[b]5[/b]: [sup]termrork: 5[/sup]]</text:p>
          </table:table-cell>
          <table:table-cell table:number-columns-repeated="4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up]&quot; &amp; [Numbers.F242] &amp; &quot;[/sup]]&quot;; &quot;&quot;)" office:value-type="string" office:string-value="[b]212. [url=https://www.doomworld.com/idgames/levels/doom2/Ports/p-r/planisf2]Planisphere 2[/url][/b] [[b]5[/b]: [sup][/sup]]" calcext:value-type="string">
            <text:p>[b]212. [url=https://www.doomworld.com/idgames/levels/doom2/Ports/p-r/planisf2]Planisphere 2[/url][/b] [[b]5[/b]: [sup][/sup]]</text:p>
          </table:table-cell>
          <table:table-cell table:number-columns-repeated="4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up]&quot; &amp; [Numbers.F243] &amp; &quot;[/sup]]&quot;; &quot;&quot;)" office:value-type="string" office:string-value="[b]212. [url=https://www.doomworld.com/vb/wads-mods/67271-project-uber-idgamesd/]Project Uber[/url][/b] [[b]5[/b]: [sup]Rince-wind: 5[/sup]]" calcext:value-type="string">
            <text:p>[b]212. [url=https://www.doomworld.com/vb/wads-mods/67271-project-uber-idgamesd/]Project Uber[/url][/b] [[b]5[/b]: [sup]Rince-wind: 5[/sup]]</text:p>
          </table:table-cell>
          <table:table-cell table:number-columns-repeated="4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up]&quot; &amp; [Numbers.F244] &amp; &quot;[/sup]]&quot;; &quot;&quot;)" office:value-type="string" office:string-value="[b]212. [url=https://www.doomworld.com/idgames/levels/doom2/s-u/selfish5]SELFISH5[/url][/b] [[b]5[/b]: [sup]Diabolución: 5[/sup]]" calcext:value-type="string">
            <text:p>[b]212. [url=https://www.doomworld.com/idgames/levels/doom2/s-u/selfish5]SELFISH5[/url][/b] [[b]5[/b]: [sup]Diabolución: 5[/sup]]</text:p>
          </table:table-cell>
          <table:table-cell table:number-columns-repeated="4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up]&quot; &amp; [Numbers.F245] &amp; &quot;[/sup]]&quot;; &quot;&quot;)" office:value-type="string" office:string-value="[b]212. [url=https://www.doomworld.com/idgames/levels/doom2/Ports/s-u/sotnr]Shadows of The Nightmare Realm[/url][/b] [[b]5[/b]: [sup]4everDoomed: 5[/sup]]" calcext:value-type="string">
            <text:p>[b]212. [url=https://www.doomworld.com/idgames/levels/doom2/Ports/s-u/sotnr]Shadows of The Nightmare Realm[/url][/b] [[b]5[/b]: [sup]4everDoomed: 5[/sup]]</text:p>
          </table:table-cell>
          <table:table-cell table:number-columns-repeated="4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up]&quot; &amp; [Numbers.F246] &amp; &quot;[/sup]]&quot;; &quot;&quot;)" office:value-type="string" office:string-value="[b]212. [url=https://www.doomworld.com/idgames/levels/doom/Ports/p-r/pe1_phob]Simply Phobos[/url][/b] [[b]5[/b]: [sup]Diabolución: 5[/sup]]" calcext:value-type="string">
            <text:p>[b]212. [url=https://www.doomworld.com/idgames/levels/doom/Ports/p-r/pe1_phob]Simply Phobos[/url][/b] [[b]5[/b]: [sup]Diabolución: 5[/sup]]</text:p>
          </table:table-cell>
          <table:table-cell table:number-columns-repeated="4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up]&quot; &amp; [Numbers.F247] &amp; &quot;[/sup]]&quot;; &quot;&quot;)" office:value-type="string" office:string-value="[b]212. [url=https://www.doomworld.com/idgames/deathmatch/skulltag/spacedm9]SpaceDM9[/url][/b] [[b]5[/b]: [sup]Ed: 5[/sup]]" calcext:value-type="string">
            <text:p>[b]212. [url=https://www.doomworld.com/idgames/deathmatch/skulltag/spacedm9]SpaceDM9[/url][/b] [[b]5[/b]: [sup]Ed: 5[/sup]]</text:p>
          </table:table-cell>
          <table:table-cell table:number-columns-repeated="4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up]&quot; &amp; [Numbers.F248] &amp; &quot;[/sup]]&quot;; &quot;&quot;)" office:value-type="string" office:string-value="[b]212. [url=https://www.doomworld.com/idgames/levels/doom2/s-u/slayer]The Slayer[/url][/b] [[b]5[/b]: [sup]Vorpal: 5[/sup]]" calcext:value-type="string">
            <text:p>[b]212. [url=https://www.doomworld.com/idgames/levels/doom2/s-u/slayer]The Slayer[/url][/b] [[b]5[/b]: [sup]Vorpal: 5[/sup]]</text:p>
          </table:table-cell>
          <table:table-cell table:number-columns-repeated="4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up]&quot; &amp; [Numbers.F249] &amp; &quot;[/sup]]&quot;; &quot;&quot;)" office:value-type="string" office:string-value="[b]212. [url=https://www.doomworld.com/forum/topic/74280-the-ultimate-doom-ii-doom-ii-levels-remade/]The Ultimate Doom II [/url][/b] [[b]5[/b]: [sup][/sup]]" calcext:value-type="string">
            <text:p>[b]212. [url=https://www.doomworld.com/forum/topic/74280-the-ultimate-doom-ii-doom-ii-levels-remade/]The Ultimate Doom II [/url][/b] [[b]5[/b]: [sup][/sup]]</text:p>
          </table:table-cell>
          <table:table-cell table:number-columns-repeated="4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up]&quot; &amp; [Numbers.F250] &amp; &quot;[/sup]]&quot;; &quot;&quot;)" office:value-type="string" office:string-value="[b]212. [url=https://www.doomworld.com/idgames/levels/doom2/Ports/v-z/vulkan]Vulkan Episode 1[/url][/b] [[b]5[/b]: [sup]HyperLuke: 5[/sup]]" calcext:value-type="string">
            <text:p>[b]212. [url=https://www.doomworld.com/idgames/levels/doom2/Ports/v-z/vulkan]Vulkan Episode 1[/url][/b] [[b]5[/b]: [sup]HyperLuke: 5[/sup]]</text:p>
          </table:table-cell>
          <table:table-cell table:number-columns-repeated="4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up]&quot; &amp; [Numbers.F251] &amp; &quot;[/sup]]&quot;; &quot;&quot;)" office:value-type="string" office:string-value="[b]212. [url=https://www.doomworld.com/vb/wads-mods/71259-way-too-many-dead-guys-map05-alpha-available/]Way 2 Many Dead Guys[/url][/b] [[b]5[/b]: [sup]Nancsi: 5[/sup]]" calcext:value-type="string">
            <text:p>[b]212. [url=https://www.doomworld.com/vb/wads-mods/71259-way-too-many-dead-guys-map05-alpha-available/]Way 2 Many Dead Guys[/url][/b] [[b]5[/b]: [sup]Nancsi: 5[/sup]]</text:p>
          </table:table-cell>
          <table:table-cell table:number-columns-repeated="4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up]&quot; &amp; [Numbers.F252] &amp; &quot;[/sup]]&quot;; &quot;&quot;)" office:value-type="string" office:string-value="[b]212. [url=https://www.moddb.com/mods/bloodpack]ZBloodpack[/url][/b] [[b]5[/b]: [sup]smeghammer: 5[/sup]]" calcext:value-type="string">
            <text:p>[b]212. [url=https://www.moddb.com/mods/bloodpack]ZBloodpack[/url][/b] [[b]5[/b]: [sup]smeghammer: 5[/sup]]</text:p>
          </table:table-cell>
          <table:table-cell table:number-columns-repeated="4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up]&quot; &amp; [Numbers.F253] &amp; &quot;[/sup]]&quot;; &quot;&quot;)" office:value-type="string" office:string-value="[b]212. [url=https://www.doomworld.com/idgames/levels/doom2/Ports/v-z/zendyn_x]Zen Dynamics[/url][/b] [[b]5[/b]: [sup]Phobus: 4, TechnoDoomed1: 1[/sup]]" calcext:value-type="string">
            <text:p>[b]212. [url=https://www.doomworld.com/idgames/levels/doom2/Ports/v-z/zendyn_x]Zen Dynamics[/url][/b] [[b]5[/b]: [sup]Phobus: 4, TechnoDoomed1: 1[/sup]]</text:p>
          </table:table-cell>
          <table:table-cell table:number-columns-repeated="4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up]&quot; &amp; [Numbers.F254] &amp; &quot;[/sup]]&quot;; &quot;&quot;)" office:value-type="string" office:string-value="[b]251. [url=https://forum.zdoom.org/viewtopic.php?t=47680#p810207]Batman Doom: Reborn[/url][/b] [[b]4[/b]: [sup][/sup]]" calcext:value-type="string">
            <text:p>[b]251. [url=https://forum.zdoom.org/viewtopic.php?t=47680#p810207]Batman Doom: Reborn[/url][/b] [[b]4[/b]: [sup][/sup]]</text:p>
          </table:table-cell>
          <table:table-cell table:number-columns-repeated="4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up]&quot; &amp; [Numbers.F255] &amp; &quot;[/sup]]&quot;; &quot;&quot;)" office:value-type="string" office:string-value="[b]251. [url=https://www.doomworld.com/idgames/levels/doom2/a-c/chord2]Chord 2[/url][/b] [[b]4[/b]: [sup]Paul977: 4[/sup]]" calcext:value-type="string">
            <text:p>[b]251. [url=https://www.doomworld.com/idgames/levels/doom2/a-c/chord2]Chord 2[/url][/b] [[b]4[/b]: [sup]Paul977: 4[/sup]]</text:p>
          </table:table-cell>
          <table:table-cell table:number-columns-repeated="4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up]&quot; &amp; [Numbers.F256] &amp; &quot;[/sup]]&quot;; &quot;&quot;)" office:value-type="string" office:string-value="[b]251. [url=https://www.doomworld.com/files/file/10874-city-of-doom-part-i-beta-1-11/]City of DooM (Part I)[/url][/b] [[b]4[/b]: [sup][/sup]]" calcext:value-type="string">
            <text:p>[b]251. [url=https://www.doomworld.com/files/file/10874-city-of-doom-part-i-beta-1-11/]City of DooM (Part I)[/url][/b] [[b]4[/b]: [sup][/sup]]</text:p>
          </table:table-cell>
          <table:table-cell table:number-columns-repeated="4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up]&quot; &amp; [Numbers.F257] &amp; &quot;[/sup]]&quot;; &quot;&quot;)" office:value-type="string" office:string-value="[b]251. [url=https://www.doomworld.com/idgames/levels/doom2/Ports/a-c/cafebrk1]Coffee Break Episode 1[/url][/b] [[b]4[/b]: [sup]eharper256: 4[/sup]]" calcext:value-type="string">
            <text:p>[b]251. [url=https://www.doomworld.com/idgames/levels/doom2/Ports/a-c/cafebrk1]Coffee Break Episode 1[/url][/b] [[b]4[/b]: [sup]eharper256: 4[/sup]]</text:p>
          </table:table-cell>
          <table:table-cell table:number-columns-repeated="4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up]&quot; &amp; [Numbers.F258] &amp; &quot;[/sup]]&quot;; &quot;&quot;)" office:value-type="string" office:string-value="[b]251. [url=https://www.doomworld.com/idgames/levels/doom2/Ports/a-c/c-shock2]Combat Shock 2[/url][/b] [[b]4[/b]: [sup]Cynical: 1, Nate River: 3[/sup]]" calcext:value-type="string">
            <text:p>[b]251. [url=https://www.doomworld.com/idgames/levels/doom2/Ports/a-c/c-shock2]Combat Shock 2[/url][/b] [[b]4[/b]: [sup]Cynical: 1, Nate River: 3[/sup]]</text:p>
          </table:table-cell>
          <table:table-cell table:number-columns-repeated="4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up]&quot; &amp; [Numbers.F259] &amp; &quot;[/sup]]&quot;; &quot;&quot;)" office:value-type="string" office:string-value="[b]251. [url=https://www.doomworld.com/idgames/levels/doom2/Ports/a-c/crimsonh]Crimson Horizon[/url][/b] [[b]4[/b]: [sup]Paul977: 4[/sup]]" calcext:value-type="string">
            <text:p>[b]251. [url=https://www.doomworld.com/idgames/levels/doom2/Ports/a-c/crimsonh]Crimson Horizon[/url][/b] [[b]4[/b]: [sup]Paul977: 4[/sup]]</text:p>
          </table:table-cell>
          <table:table-cell table:number-columns-repeated="4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up]&quot; &amp; [Numbers.F260] &amp; &quot;[/sup]]&quot;; &quot;&quot;)" office:value-type="string" office:string-value="[b]251. [url=https://www.doomworld.com/idgames/levels/doom2/deathmatch/Ports/megawads/crudream]Crucified Dreams[/url][/b] [[b]4[/b]: [sup]Soundblock: 4[/sup]]" calcext:value-type="string">
            <text:p>[b]251. [url=https://www.doomworld.com/idgames/levels/doom2/deathmatch/Ports/megawads/crudream]Crucified Dreams[/url][/b] [[b]4[/b]: [sup]Soundblock: 4[/sup]]</text:p>
          </table:table-cell>
          <table:table-cell table:number-columns-repeated="4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up]&quot; &amp; [Numbers.F261] &amp; &quot;[/sup]]&quot;; &quot;&quot;)" office:value-type="string" office:string-value="[b]251. [url=https://www.doomworld.com/idgames/levels/doom2/Ports/d-f/dcity2_5]Damned City 2[/url][/b] [[b]4[/b]: [sup][/sup]]" calcext:value-type="string">
            <text:p>[b]251. [url=https://www.doomworld.com/idgames/levels/doom2/Ports/d-f/dcity2_5]Damned City 2[/url][/b] [[b]4[/b]: [sup][/sup]]</text:p>
          </table:table-cell>
          <table:table-cell table:number-columns-repeated="4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up]&quot; &amp; [Numbers.F262] &amp; &quot;[/sup]]&quot;; &quot;&quot;)" office:value-type="string" office:string-value="[b]251. [url=https://www.doomworld.com/idgames/levels/doom2/Ports/d-f/dark7]Dark 7 (with Mission Pack)[/url][/b] [[b]4[/b]: [sup]smeghammer: 4[/sup]]" calcext:value-type="string">
            <text:p>[b]251. [url=https://www.doomworld.com/idgames/levels/doom2/Ports/d-f/dark7]Dark 7 (with Mission Pack)[/url][/b] [[b]4[/b]: [sup]smeghammer: 4[/sup]]</text:p>
          </table:table-cell>
          <table:table-cell table:number-columns-repeated="4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up]&quot; &amp; [Numbers.F263] &amp; &quot;[/sup]]&quot;; &quot;&quot;)" office:value-type="string" office:string-value="[b]251. [url=https://www.doomworld.com/idgames/levels/doom2/d-f/earth]Earth[/url][/b] [[b]4[/b]: [sup]ShoDemo: 3, TheNerdTurtle2: 1[/sup]]" calcext:value-type="string">
            <text:p>[b]251. [url=https://www.doomworld.com/idgames/levels/doom2/d-f/earth]Earth[/url][/b] [[b]4[/b]: [sup]ShoDemo: 3, TheNerdTurtle2: 1[/sup]]</text:p>
          </table:table-cell>
          <table:table-cell table:number-columns-repeated="4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up]&quot; &amp; [Numbers.F264] &amp; &quot;[/sup]]&quot;; &quot;&quot;)" office:value-type="string" office:string-value="[b]251. [url=https://www.doomworld.com/forum/topic/94601-empyrion_v39-14-udmf-coop-maps-with-single-player-support/]Empyrion[/url][/b] [[b]4[/b]: [sup]Gaia74: 4[/sup]]" calcext:value-type="string">
            <text:p>[b]251. [url=https://www.doomworld.com/forum/topic/94601-empyrion_v39-14-udmf-coop-maps-with-single-player-support/]Empyrion[/url][/b] [[b]4[/b]: [sup]Gaia74: 4[/sup]]</text:p>
          </table:table-cell>
          <table:table-cell table:number-columns-repeated="4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up]&quot; &amp; [Numbers.F265] &amp; &quot;[/sup]]&quot;; &quot;&quot;)" office:value-type="string" office:string-value="[b]251. [url=https://www.doomworld.com/idgames/levels/doom2/Ports/g-i/impencse]Imp Encounter[/url][/b] [[b]4[/b]: [sup]AnonimVio: 4[/sup]]" calcext:value-type="string">
            <text:p>[b]251. [url=https://www.doomworld.com/idgames/levels/doom2/Ports/g-i/impencse]Imp Encounter[/url][/b] [[b]4[/b]: [sup]AnonimVio: 4[/sup]]</text:p>
          </table:table-cell>
          <table:table-cell table:number-columns-repeated="4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up]&quot; &amp; [Numbers.F266] &amp; &quot;[/sup]]&quot;; &quot;&quot;)" office:value-type="string" office:string-value="[b]251. [url=https://www.doomworld.com/forum/topic/74792-jiffy-bag-a-speedmap-megawad-rc2-released/]Jiffy Bag[/url][/b] [[b]4[/b]: [sup]TheNerdTurtle2: 4[/sup]]" calcext:value-type="string">
            <text:p>[b]251. [url=https://www.doomworld.com/forum/topic/74792-jiffy-bag-a-speedmap-megawad-rc2-released/]Jiffy Bag[/url][/b] [[b]4[/b]: [sup]TheNerdTurtle2: 4[/sup]]</text:p>
          </table:table-cell>
          <table:table-cell table:number-columns-repeated="4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up]&quot; &amp; [Numbers.F267] &amp; &quot;[/sup]]&quot;; &quot;&quot;)" office:value-type="string" office:string-value="[b]251. [url=https://www.doomworld.com/idgames/levels/doom2/Ports/j-l/khorus]Khorus[/url][/b] [[b]4[/b]: [sup]NuMetalManiak: 4[/sup]]" calcext:value-type="string">
            <text:p>[b]251. [url=https://www.doomworld.com/idgames/levels/doom2/Ports/j-l/khorus]Khorus[/url][/b] [[b]4[/b]: [sup]NuMetalManiak: 4[/sup]]</text:p>
          </table:table-cell>
          <table:table-cell table:number-columns-repeated="4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up]&quot; &amp; [Numbers.F268] &amp; &quot;[/sup]]&quot;; &quot;&quot;)" office:value-type="string" office:string-value="[b]251. [url=https://www.doomworld.com/files/file/15671-mapgame/]Mapgame[/url][/b] [[b]4[/b]: [sup]m8f: 4[/sup]]" calcext:value-type="string">
            <text:p>[b]251. [url=https://www.doomworld.com/files/file/15671-mapgame/]Mapgame[/url][/b] [[b]4[/b]: [sup]m8f: 4[/sup]]</text:p>
          </table:table-cell>
          <table:table-cell table:number-columns-repeated="4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up]&quot; &amp; [Numbers.F269] &amp; &quot;[/sup]]&quot;; &quot;&quot;)" office:value-type="string" office:string-value="[b]251. [url=https://www.doomworld.com/idgames/levels/doom2/Ports/m-o/nfh2]Neighborhood From Hell[/url][/b] [[b]4[/b]: [sup][/sup]]" calcext:value-type="string">
            <text:p>[b]251. [url=https://www.doomworld.com/idgames/levels/doom2/Ports/m-o/nfh2]Neighborhood From Hell[/url][/b] [[b]4[/b]: [sup][/sup]]</text:p>
          </table:table-cell>
          <table:table-cell table:number-columns-repeated="4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up]&quot; &amp; [Numbers.F270] &amp; &quot;[/sup]]&quot;; &quot;&quot;)" office:value-type="string" office:string-value="[b]251. [url=https://www.doomworld.com/idgames/levels/doom2/Ports/megawads/nova2]Nova II: New Dawn[/url][/b] [[b]4[/b]: [sup]Not Jabba: 3, dylux: 1[/sup]]" calcext:value-type="string">
            <text:p>[b]251. [url=https://www.doomworld.com/idgames/levels/doom2/Ports/megawads/nova2]Nova II: New Dawn[/url][/b] [[b]4[/b]: [sup]Not Jabba: 3, dylux: 1[/sup]]</text:p>
          </table:table-cell>
          <table:table-cell table:number-columns-repeated="4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up]&quot; &amp; [Numbers.F271] &amp; &quot;[/sup]]&quot;; &quot;&quot;)" office:value-type="string" office:string-value="[b]251. [url=https://www.doomworld.com/idgames/levels/doom2/Ports/s-u/sinedie]Sine Die[/url][/b] [[b]4[/b]: [sup]bLOCKbOYgAMES: 4[/sup]]" calcext:value-type="string">
            <text:p>[b]251. [url=https://www.doomworld.com/idgames/levels/doom2/Ports/s-u/sinedie]Sine Die[/url][/b] [[b]4[/b]: [sup]bLOCKbOYgAMES: 4[/sup]]</text:p>
          </table:table-cell>
          <table:table-cell table:number-columns-repeated="4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up]&quot; &amp; [Numbers.F272] &amp; &quot;[/sup]]&quot;; &quot;&quot;)" office:value-type="string" office:string-value="[b]251. [url=https://www.doomworld.com/idgames/levels/doom2/Ports/megawads/sf3]Slaughterfest 3[/url][/b] [[b]4[/b]: [sup]Nazgul9: 4[/sup]]" calcext:value-type="string">
            <text:p>[b]251. [url=https://www.doomworld.com/idgames/levels/doom2/Ports/megawads/sf3]Slaughterfest 3[/url][/b] [[b]4[/b]: [sup]Nazgul9: 4[/sup]]</text:p>
          </table:table-cell>
          <table:table-cell table:number-columns-repeated="4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up]&quot; &amp; [Numbers.F273] &amp; &quot;[/sup]]&quot;; &quot;&quot;)" office:value-type="string" office:string-value="[b]251. [url=https://www.doomworld.com/idgames/levels/doom2/Ports/v-z/zanspid]Spidersilk[/url][/b] [[b]4[/b]: [sup][/sup]]" calcext:value-type="string">
            <text:p>[b]251. [url=https://www.doomworld.com/idgames/levels/doom2/Ports/v-z/zanspid]Spidersilk[/url][/b] [[b]4[/b]: [sup][/sup]]</text:p>
          </table:table-cell>
          <table:table-cell table:number-columns-repeated="4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up]&quot; &amp; [Numbers.F274] &amp; &quot;[/sup]]&quot;; &quot;&quot;)" office:value-type="string" office:string-value="[b]251. [url=https://mikestoybox.net/2017/01/04/strange-aeons/]Strange Aeons[/url][/b] [[b]4[/b]: [sup][/sup]]" calcext:value-type="string">
            <text:p>[b]251. [url=https://mikestoybox.net/2017/01/04/strange-aeons/]Strange Aeons[/url][/b] [[b]4[/b]: [sup][/sup]]</text:p>
          </table:table-cell>
          <table:table-cell table:number-columns-repeated="4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up]&quot; &amp; [Numbers.F275] &amp; &quot;[/sup]]&quot;; &quot;&quot;)" office:value-type="string" office:string-value="[b]251. [url=https://www.doomworld.com/idgames/levels/doom2/d-f/enigma]The Enigma Episode[/url][/b] [[b]4[/b]: [sup]T-Rex: 3, valkiriforce: 1[/sup]]" calcext:value-type="string">
            <text:p>[b]251. [url=https://www.doomworld.com/idgames/levels/doom2/d-f/enigma]The Enigma Episode[/url][/b] [[b]4[/b]: [sup]T-Rex: 3, valkiriforce: 1[/sup]]</text:p>
          </table:table-cell>
          <table:table-cell table:number-columns-repeated="4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up]&quot; &amp; [Numbers.F276] &amp; &quot;[/sup]]&quot;; &quot;&quot;)" office:value-type="string" office:string-value="[b]251. [url=https://www.doomworld.com/idgames/levels/doom/megawads/nmdu]The Ultimate NMD [/url][/b] [[b]4[/b]: [sup]eharper256: 4[/sup]]" calcext:value-type="string">
            <text:p>[b]251. [url=https://www.doomworld.com/idgames/levels/doom/megawads/nmdu]The Ultimate NMD [/url][/b] [[b]4[/b]: [sup]eharper256: 4[/sup]]</text:p>
          </table:table-cell>
          <table:table-cell table:number-columns-repeated="4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up]&quot; &amp; [Numbers.F277] &amp; &quot;[/sup]]&quot;; &quot;&quot;)" office:value-type="string" office:string-value="[b]251. [url=http://odamex.net/boards/index.php?topic=2246.0]UAC Ultra 2[/url][/b] [[b]4[/b]: [sup]Sky: 4[/sup]]" calcext:value-type="string">
            <text:p>[b]251. [url=http://odamex.net/boards/index.php?topic=2246.0]UAC Ultra 2[/url][/b] [[b]4[/b]: [sup]Sky: 4[/sup]]</text:p>
          </table:table-cell>
          <table:table-cell table:number-columns-repeated="4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up]&quot; &amp; [Numbers.F278] &amp; &quot;[/sup]]&quot;; &quot;&quot;)" office:value-type="string" office:string-value="[b]251. [url=https://www.doomworld.com/idgames/levels/doom2/Ports/m-o/ma_val]Valhalla[/url][/b] [[b]4[/b]: [sup]4everDoomed: 4[/sup]]" calcext:value-type="string">
            <text:p>[b]251. [url=https://www.doomworld.com/idgames/levels/doom2/Ports/m-o/ma_val]Valhalla[/url][/b] [[b]4[/b]: [sup]4everDoomed: 4[/sup]]</text:p>
          </table:table-cell>
          <table:table-cell table:number-columns-repeated="4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up]&quot; &amp; [Numbers.F279] &amp; &quot;[/sup]]&quot;; &quot;&quot;)" office:value-type="string" office:string-value="[b]251. [url=https://www.doomworld.com/idgames/levels/doom2/Ports/v-z/vrack]Vrack[/url][/b] [[b]4[/b]: [sup]bzzrak: 4[/sup]]" calcext:value-type="string">
            <text:p>[b]251. [url=https://www.doomworld.com/idgames/levels/doom2/Ports/v-z/vrack]Vrack[/url][/b] [[b]4[/b]: [sup]bzzrak: 4[/sup]]</text:p>
          </table:table-cell>
          <table:table-cell table:number-columns-repeated="4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up]&quot; &amp; [Numbers.F280] &amp; &quot;[/sup]]&quot;; &quot;&quot;)" office:value-type="string" office:string-value="[b]251. [url=https://www.doomworld.com/idgames/levels/doom2/Ports/v-z/vrack3]Vrack 3[/url][/b] [[b]4[/b]: [sup]Spectra: 4[/sup]]" calcext:value-type="string">
            <text:p>[b]251. [url=https://www.doomworld.com/idgames/levels/doom2/Ports/v-z/vrack3]Vrack 3[/url][/b] [[b]4[/b]: [sup]Spectra: 4[/sup]]</text:p>
          </table:table-cell>
          <table:table-cell table:number-columns-repeated="4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up]&quot; &amp; [Numbers.F281] &amp; &quot;[/sup]]&quot;; &quot;&quot;)" office:value-type="string" office:string-value="[b]278. [url=https://cloud.mail.ru/public/83f617a62867/1993.WAD]1993[/url][/b] [[b]3[/b]: [sup]Apaul27: 3[/sup]]" calcext:value-type="string">
            <text:p>[b]278. [url=https://cloud.mail.ru/public/83f617a62867/1993.WAD]1993[/url][/b] [[b]3[/b]: [sup]Apaul27: 3[/sup]]</text:p>
          </table:table-cell>
          <table:table-cell table:number-columns-repeated="4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up]&quot; &amp; [Numbers.F282] &amp; &quot;[/sup]]&quot;; &quot;&quot;)" office:value-type="string" office:string-value="[b]278. [url=https://www.doomworld.com/forum/topic/93734-doomworld-community-top-wads-of-all-time/?page=4]2castles[/url][/b] [[b]3[/b]: [sup]Soundblock: 3[/sup]]" calcext:value-type="string">
            <text:p>[b]278. [url=https://www.doomworld.com/forum/topic/93734-doomworld-community-top-wads-of-all-time/?page=4]2castles[/url][/b] [[b]3[/b]: [sup]Soundblock: 3[/sup]]</text:p>
          </table:table-cell>
          <table:table-cell table:number-columns-repeated="4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up]&quot; &amp; [Numbers.F283] &amp; &quot;[/sup]]&quot;; &quot;&quot;)" office:value-type="string" office:string-value="[b]278. [url=https://www.doomworld.com/forum/topic/90605-v04-a-boy-and-his-barrel-a-secret-is-revealed/]A Boy and His Barrel[/url][/b] [[b]3[/b]: [sup]Dragonfly: 3[/sup]]" calcext:value-type="string">
            <text:p>[b]278. [url=https://www.doomworld.com/forum/topic/90605-v04-a-boy-and-his-barrel-a-secret-is-revealed/]A Boy and His Barrel[/url][/b] [[b]3[/b]: [sup]Dragonfly: 3[/sup]]</text:p>
          </table:table-cell>
          <table:table-cell table:number-columns-repeated="4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up]&quot; &amp; [Numbers.F284] &amp; &quot;[/sup]]&quot;; &quot;&quot;)" office:value-type="string" office:string-value="[b]278. [url=https://www.doomworld.com/files/file/18491-absolutely-killed/]Absolutely Killed[/url][/b] [[b]3[/b]: [sup]NoisyVelvet: 3[/sup]]" calcext:value-type="string">
            <text:p>[b]278. [url=https://www.doomworld.com/files/file/18491-absolutely-killed/]Absolutely Killed[/url][/b] [[b]3[/b]: [sup]NoisyVelvet: 3[/sup]]</text:p>
          </table:table-cell>
          <table:table-cell table:number-columns-repeated="4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up]&quot; &amp; [Numbers.F285] &amp; &quot;[/sup]]&quot;; &quot;&quot;)" office:value-type="string" office:string-value="[b]278. [url=https://www.doomworld.com/idgames/levels/doom/Ports/a-c/aaawake]Awakening[/url][/b] [[b]3[/b]: [sup]Graf Zahl: 3[/sup]]" calcext:value-type="string">
            <text:p>[b]278. [url=https://www.doomworld.com/idgames/levels/doom/Ports/a-c/aaawake]Awakening[/url][/b] [[b]3[/b]: [sup]Graf Zahl: 3[/sup]]</text:p>
          </table:table-cell>
          <table:table-cell table:number-columns-repeated="4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up]&quot; &amp; [Numbers.F286] &amp; &quot;[/sup]]&quot;; &quot;&quot;)" office:value-type="string" office:string-value="[b]278. [url=https://www.doomworld.com/idgames/levels/doom2/Ports/a-c/bbv11]Botanic Biosphere[/url][/b] [[b]3[/b]: [sup]Jaromir Bergmann: 3[/sup]]" calcext:value-type="string">
            <text:p>[b]278. [url=https://www.doomworld.com/idgames/levels/doom2/Ports/a-c/bbv11]Botanic Biosphere[/url][/b] [[b]3[/b]: [sup]Jaromir Bergmann: 3[/sup]]</text:p>
          </table:table-cell>
          <table:table-cell table:number-columns-repeated="4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up]&quot; &amp; [Numbers.F287] &amp; &quot;[/sup]]&quot;; &quot;&quot;)" office:value-type="string" office:string-value="[b]278. [url=https://www.doomworld.com/idgames/levels/doom2/a-c/chord1]Chord 1[/url][/b] [[b]3[/b]: [sup]Paul977: 3[/sup]]" calcext:value-type="string">
            <text:p>[b]278. [url=https://www.doomworld.com/idgames/levels/doom2/a-c/chord1]Chord 1[/url][/b] [[b]3[/b]: [sup]Paul977: 3[/sup]]</text:p>
          </table:table-cell>
          <table:table-cell table:number-columns-repeated="4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up]&quot; &amp; [Numbers.F288] &amp; &quot;[/sup]]&quot;; &quot;&quot;)" office:value-type="string" office:string-value="[b]278. [url=https://www.doomworld.com/idgames/levels/doom2/Ports/a-c/chord3]Chord 3[/url][/b] [[b]3[/b]: [sup]Paul977: 3[/sup]]" calcext:value-type="string">
            <text:p>[b]278. [url=https://www.doomworld.com/idgames/levels/doom2/Ports/a-c/chord3]Chord 3[/url][/b] [[b]3[/b]: [sup]Paul977: 3[/sup]]</text:p>
          </table:table-cell>
          <table:table-cell table:number-columns-repeated="4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up]&quot; &amp; [Numbers.F289] &amp; &quot;[/sup]]&quot;; &quot;&quot;)" office:value-type="string" office:string-value="[b]278. [url=https://www.doomworld.com/idgames/levels/doom2/a-c/chordg]Chord G[/url][/b] [[b]3[/b]: [sup]Paul977: 3[/sup]]" calcext:value-type="string">
            <text:p>[b]278. [url=https://www.doomworld.com/idgames/levels/doom2/a-c/chordg]Chord G[/url][/b] [[b]3[/b]: [sup]Paul977: 3[/sup]]</text:p>
          </table:table-cell>
          <table:table-cell table:number-columns-repeated="4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up]&quot; &amp; [Numbers.F290] &amp; &quot;[/sup]]&quot;; &quot;&quot;)" office:value-type="string" office:string-value="[b]278. [url=https://www.doomworld.com/idgames/levels/doom2/Ports/a-c/cityass]City Assault[/url][/b] [[b]3[/b]: [sup][/sup]]" calcext:value-type="string">
            <text:p>[b]278. [url=https://www.doomworld.com/idgames/levels/doom2/Ports/a-c/cityass]City Assault[/url][/b] [[b]3[/b]: [sup][/sup]]</text:p>
          </table:table-cell>
          <table:table-cell table:number-columns-repeated="4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up]&quot; &amp; [Numbers.F291] &amp; &quot;[/sup]]&quot;; &quot;&quot;)" office:value-type="string" office:string-value="[b]278. [url=https://www.doomworld.com/idgames/levels/doom2/Ports/megawads/cchest3]Community Chest 3[/url][/b] [[b]3[/b]: [sup]Mr. Freeze: 3[/sup]]" calcext:value-type="string">
            <text:p>[b]278. [url=https://www.doomworld.com/idgames/levels/doom2/Ports/megawads/cchest3]Community Chest 3[/url][/b] [[b]3[/b]: [sup]Mr. Freeze: 3[/sup]]</text:p>
          </table:table-cell>
          <table:table-cell table:number-columns-repeated="4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up]&quot; &amp; [Numbers.F292] &amp; &quot;[/sup]]&quot;; &quot;&quot;)" office:value-type="string" office:string-value="[b]278. [url=https://www.doomworld.com/idgames/levels/doom2/Ports/a-c/crapirc5]Crapi[/url][/b] [[b]3[/b]: [sup]Archie550: 3[/sup]]" calcext:value-type="string">
            <text:p>[b]278. [url=https://www.doomworld.com/idgames/levels/doom2/Ports/a-c/crapirc5]Crapi[/url][/b] [[b]3[/b]: [sup]Archie550: 3[/sup]]</text:p>
          </table:table-cell>
          <table:table-cell table:number-columns-repeated="4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up]&quot; &amp; [Numbers.F293] &amp; &quot;[/sup]]&quot;; &quot;&quot;)" office:value-type="string" office:string-value="[b]278. [url=https://www.doomworld.com/idgames/levels/doom2/d-f/darkcvnt]Dark Covenant[/url][/b] [[b]3[/b]: [sup]NuMetalManiak: 2, bonnie: 1[/sup]]" calcext:value-type="string">
            <text:p>[b]278. [url=https://www.doomworld.com/idgames/levels/doom2/d-f/darkcvnt]Dark Covenant[/url][/b] [[b]3[/b]: [sup]NuMetalManiak: 2, bonnie: 1[/sup]]</text:p>
          </table:table-cell>
          <table:table-cell table:number-columns-repeated="4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up]&quot; &amp; [Numbers.F294] &amp; &quot;[/sup]]&quot;; &quot;&quot;)" office:value-type="string" office:string-value="[b]278. [url=https://www.doomworld.com/idgames/levels/doom2/d-f/demondrv]DEMON DRIVER!!!![/url][/b] [[b]3[/b]: [sup]smeghammer: 3[/sup]]" calcext:value-type="string">
            <text:p>[b]278. [url=https://www.doomworld.com/idgames/levels/doom2/d-f/demondrv]DEMON DRIVER!!!![/url][/b] [[b]3[/b]: [sup]smeghammer: 3[/sup]]</text:p>
          </table:table-cell>
          <table:table-cell table:number-columns-repeated="4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up]&quot; &amp; [Numbers.F295] &amp; &quot;[/sup]]&quot;; &quot;&quot;)" office:value-type="string" office:string-value="[b]278. [url=https://www.doomworld.com/idgames/levels/doom2/Ports/d-f/darknes2]Disciples of Darkness[/url][/b] [[b]3[/b]: [sup]Nirvana: 3[/sup]]" calcext:value-type="string">
            <text:p>[b]278. [url=https://www.doomworld.com/idgames/levels/doom2/Ports/d-f/darknes2]Disciples of Darkness[/url][/b] [[b]3[/b]: [sup]Nirvana: 3[/sup]]</text:p>
          </table:table-cell>
          <table:table-cell table:number-columns-repeated="4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up]&quot; &amp; [Numbers.F296] &amp; &quot;[/sup]]&quot;; &quot;&quot;)" office:value-type="string" office:string-value="[b]278. [url=https://www.doomworld.com/idgames/levels/doom2/d-f/europe]Europe[/url][/b] [[b]3[/b]: [sup][/sup]]" calcext:value-type="string">
            <text:p>[b]278. [url=https://www.doomworld.com/idgames/levels/doom2/d-f/europe]Europe[/url][/b] [[b]3[/b]: [sup][/sup]]</text:p>
          </table:table-cell>
          <table:table-cell table:number-columns-repeated="4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up]&quot; &amp; [Numbers.F297] &amp; &quot;[/sup]]&quot;; &quot;&quot;)" office:value-type="string" office:string-value="[b]278. [url=https://www.doomworld.com/idgames/levels/doom2/megawads/fragport]Fragport[/url][/b] [[b]3[/b]: [sup]P41R47: 3[/sup]]" calcext:value-type="string">
            <text:p>[b]278. [url=https://www.doomworld.com/idgames/levels/doom2/megawads/fragport]Fragport[/url][/b] [[b]3[/b]: [sup]P41R47: 3[/sup]]</text:p>
          </table:table-cell>
          <table:table-cell table:number-columns-repeated="4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up]&quot; &amp; [Numbers.F298] &amp; &quot;[/sup]]&quot;; &quot;&quot;)" office:value-type="string" office:string-value="[b]278. [url=http://freedoom.github.io/download.html]Freedoom: Phase 1[/url][/b] [[b]3[/b]: [sup]Chamelenoel: 3[/sup]]" calcext:value-type="string">
            <text:p>[b]278. [url=http://freedoom.github.io/download.html]Freedoom: Phase 1[/url][/b] [[b]3[/b]: [sup]Chamelenoel: 3[/sup]]</text:p>
          </table:table-cell>
          <table:table-cell table:number-columns-repeated="4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up]&quot; &amp; [Numbers.F299] &amp; &quot;[/sup]]&quot;; &quot;&quot;)" office:value-type="string" office:string-value="[b]278. [url=https://forum.zdoom.org/viewtopic.php?f=19&amp;t=13397#p273718]Hell-Forged[/url][/b] [[b]3[/b]: [sup][/sup]]" calcext:value-type="string">
            <text:p>[b]278. [url=https://forum.zdoom.org/viewtopic.php?f=19&amp;t=13397#p273718]Hell-Forged[/url][/b] [[b]3[/b]: [sup][/sup]]</text:p>
          </table:table-cell>
          <table:table-cell table:number-columns-repeated="4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up]&quot; &amp; [Numbers.F300] &amp; &quot;[/sup]]&quot;; &quot;&quot;)" office:value-type="string" office:string-value="[b]278. [url=http://xsnake.free.fr/invasion/shots.htm]Invasion UAC[/url][/b] [[b]3[/b]: [sup]Red-XIII: 3[/sup]]" calcext:value-type="string">
            <text:p>[b]278. [url=http://xsnake.free.fr/invasion/shots.htm]Invasion UAC[/url][/b] [[b]3[/b]: [sup]Red-XIII: 3[/sup]]</text:p>
          </table:table-cell>
          <table:table-cell table:number-columns-repeated="4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up]&quot; &amp; [Numbers.F301] &amp; &quot;[/sup]]&quot;; &quot;&quot;)" office:value-type="string" office:string-value="[b]278. [url=https://www.doomworld.com/idgames/levels/doom2/Ports/j-l/los]Legacy of Suffering[/url][/b] [[b]3[/b]: [sup]MFG38: 3[/sup]]" calcext:value-type="string">
            <text:p>[b]278. [url=https://www.doomworld.com/idgames/levels/doom2/Ports/j-l/los]Legacy of Suffering[/url][/b] [[b]3[/b]: [sup]MFG38: 3[/sup]]</text:p>
          </table:table-cell>
          <table:table-cell table:number-columns-repeated="4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up]&quot; &amp; [Numbers.F302] &amp; &quot;[/sup]]&quot;; &quot;&quot;)" office:value-type="string" office:string-value="[b]278. [url=https://www.moddb.com/mods/brutal-doom/addons/brutalized-doom-and-doom-ii]Maps of Chaos[/url][/b] [[b]3[/b]: [sup][/sup]]" calcext:value-type="string">
            <text:p>[b]278. [url=https://www.moddb.com/mods/brutal-doom/addons/brutalized-doom-and-doom-ii]Maps of Chaos[/url][/b] [[b]3[/b]: [sup][/sup]]</text:p>
          </table:table-cell>
          <table:table-cell table:number-columns-repeated="4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up]&quot; &amp; [Numbers.F303] &amp; &quot;[/sup]]&quot;; &quot;&quot;)" office:value-type="string" office:string-value="[b]278. [url=https://www.doomworld.com/idgames/levels/doom2/p-r/phobos2]Phobos[/url][/b] [[b]3[/b]: [sup]Jaws In Space: 3[/sup]]" calcext:value-type="string">
            <text:p>[b]278. [url=https://www.doomworld.com/idgames/levels/doom2/p-r/phobos2]Phobos[/url][/b] [[b]3[/b]: [sup]Jaws In Space: 3[/sup]]</text:p>
          </table:table-cell>
          <table:table-cell table:number-columns-repeated="4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up]&quot; &amp; [Numbers.F304] &amp; &quot;[/sup]]&quot;; &quot;&quot;)" office:value-type="string" office:string-value="[b]278. [url=https://www.doomworld.com/idgames/levels/doom2/megawads/pizzas]Pizza Steve[/url][/b] [[b]3[/b]: [sup]Bryan T: 3[/sup]]" calcext:value-type="string">
            <text:p>[b]278. [url=https://www.doomworld.com/idgames/levels/doom2/megawads/pizzas]Pizza Steve[/url][/b] [[b]3[/b]: [sup]Bryan T: 3[/sup]]</text:p>
          </table:table-cell>
          <table:table-cell table:number-columns-repeated="4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up]&quot; &amp; [Numbers.F305] &amp; &quot;[/sup]]&quot;; &quot;&quot;)" office:value-type="string" office:string-value="[b]278. [url=https://www.doomworld.com/idgames/levels/doom2/Ports/p-r/pleiades]Pleiades[/url][/b] [[b]3[/b]: [sup][/sup]]" calcext:value-type="string">
            <text:p>[b]278. [url=https://www.doomworld.com/idgames/levels/doom2/Ports/p-r/pleiades]Pleiades[/url][/b] [[b]3[/b]: [sup][/sup]]</text:p>
          </table:table-cell>
          <table:table-cell table:number-columns-repeated="4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up]&quot; &amp; [Numbers.F306] &amp; &quot;[/sup]]&quot;; &quot;&quot;)" office:value-type="string" office:string-value="[b]278. [url=https://www.doomworld.com/idgames/music/plutmidi]Plutonia MIDI Pack[/url][/b] [[b]3[/b]: [sup]Diabolución: 1, DJVCardMaster: 2[/sup]]" calcext:value-type="string">
            <text:p>[b]278. [url=https://www.doomworld.com/idgames/music/plutmidi]Plutonia MIDI Pack[/url][/b] [[b]3[/b]: [sup]Diabolución: 1, DJVCardMaster: 2[/sup]]</text:p>
          </table:table-cell>
          <table:table-cell table:number-columns-repeated="4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up]&quot; &amp; [Numbers.F307] &amp; &quot;[/sup]]&quot;; &quot;&quot;)" office:value-type="string" office:string-value="[b]278. [url=https://www.doomworld.com/idgames/?id=19249]Preacher[/url][/b] [[b]3[/b]: [sup]DoomDork: 3[/sup]]" calcext:value-type="string">
            <text:p>[b]278. [url=https://www.doomworld.com/idgames/?id=19249]Preacher[/url][/b] [[b]3[/b]: [sup]DoomDork: 3[/sup]]</text:p>
          </table:table-cell>
          <table:table-cell table:number-columns-repeated="4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up]&quot; &amp; [Numbers.F308] &amp; &quot;[/sup]]&quot;; &quot;&quot;)" office:value-type="string" office:string-value="[b]278. [url=https://www.elzee.co.nz/rotttc/index.html]Return of the Triad[/url][/b] [[b]3[/b]: [sup][/sup]]" calcext:value-type="string">
            <text:p>[b]278. [url=https://www.elzee.co.nz/rotttc/index.html]Return of the Triad[/url][/b] [[b]3[/b]: [sup][/sup]]</text:p>
          </table:table-cell>
          <table:table-cell table:number-columns-repeated="4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up]&quot; &amp; [Numbers.F309] &amp; &quot;[/sup]]&quot;; &quot;&quot;)" office:value-type="string" office:string-value="[b]278. [url=https://www.doomworld.com/idgames/levels/doom2/Ports/p-r/rush]Rush[/url][/b] [[b]3[/b]: [sup]Nirvana: 2, I_Punch_Demons: 1[/sup]]" calcext:value-type="string">
            <text:p>[b]278. [url=https://www.doomworld.com/idgames/levels/doom2/Ports/p-r/rush]Rush[/url][/b] [[b]3[/b]: [sup]Nirvana: 2, I_Punch_Demons: 1[/sup]]</text:p>
          </table:table-cell>
          <table:table-cell table:number-columns-repeated="4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up]&quot; &amp; [Numbers.F310] &amp; &quot;[/sup]]&quot;; &quot;&quot;)" office:value-type="string" office:string-value="[b]278. [url=https://www.doomworld.com/idgames/levels/hexen/s-u/serpent]Serpent: Resurrection[/url][/b] [[b]3[/b]: [sup]TheMightyHeracross: 3[/sup]]" calcext:value-type="string">
            <text:p>[b]278. [url=https://www.doomworld.com/idgames/levels/hexen/s-u/serpent]Serpent: Resurrection[/url][/b] [[b]3[/b]: [sup]TheMightyHeracross: 3[/sup]]</text:p>
          </table:table-cell>
          <table:table-cell table:number-columns-repeated="4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up]&quot; &amp; [Numbers.F311] &amp; &quot;[/sup]]&quot;; &quot;&quot;)" office:value-type="string" office:string-value="[b]278. [url=https://www.doomworld.com/idgames/levels/doom2/Ports/s-u/t3st]T3ST[/url][/b] [[b]3[/b]: [sup]bzzrak: 3[/sup]]" calcext:value-type="string">
            <text:p>[b]278. [url=https://www.doomworld.com/idgames/levels/doom2/Ports/s-u/t3st]T3ST[/url][/b] [[b]3[/b]: [sup]bzzrak: 3[/sup]]</text:p>
          </table:table-cell>
          <table:table-cell table:number-columns-repeated="4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up]&quot; &amp; [Numbers.F312] &amp; &quot;[/sup]]&quot;; &quot;&quot;)" office:value-type="string" office:string-value="[b]278. [url=https://doomwiki.org/wiki/The_Lost_Episodes_of_Doom]The Lost Episodes of Doom[/url][/b] [[b]3[/b]: [sup]Diabolución: 3[/sup]]" calcext:value-type="string">
            <text:p>[b]278. [url=https://doomwiki.org/wiki/The_Lost_Episodes_of_Doom]The Lost Episodes of Doom[/url][/b] [[b]3[/b]: [sup]Diabolución: 3[/sup]]</text:p>
          </table:table-cell>
          <table:table-cell table:number-columns-repeated="4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up]&quot; &amp; [Numbers.F313] &amp; &quot;[/sup]]&quot;; &quot;&quot;)" office:value-type="string" office:string-value="[b]278. [url=https://www.doomworld.com/idgames/levels/doom/s-u/smb_v102]The Sky May Be[/url][/b] [[b]3[/b]: [sup]AnonimVio: 3[/sup]]" calcext:value-type="string">
            <text:p>[b]278. [url=https://www.doomworld.com/idgames/levels/doom/s-u/smb_v102]The Sky May Be[/url][/b] [[b]3[/b]: [sup]AnonimVio: 3[/sup]]</text:p>
          </table:table-cell>
          <table:table-cell table:number-columns-repeated="4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up]&quot; &amp; [Numbers.F314] &amp; &quot;[/sup]]&quot;; &quot;&quot;)" office:value-type="string" office:string-value="[b]278. [url=https://www.doomworld.com/idgames/levels/doom2/deathmatch/s-u/udm3]Unidoom DM 3[/url][/b] [[b]3[/b]: [sup]Doomkid: 3[/sup]]" calcext:value-type="string">
            <text:p>[b]278. [url=https://www.doomworld.com/idgames/levels/doom2/deathmatch/s-u/udm3]Unidoom DM 3[/url][/b] [[b]3[/b]: [sup]Doomkid: 3[/sup]]</text:p>
          </table:table-cell>
          <table:table-cell table:number-columns-repeated="4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up]&quot; &amp; [Numbers.F315] &amp; &quot;[/sup]]&quot;; &quot;&quot;)" office:value-type="string" office:string-value="[b]278. [url=https://www.doomworld.com/idgames/levels/doom2/Ports/v-z/vrack2b]Vrack 2[/url][/b] [[b]3[/b]: [sup]smeghammer: 3[/sup]]" calcext:value-type="string">
            <text:p>[b]278. [url=https://www.doomworld.com/idgames/levels/doom2/Ports/v-z/vrack2b]Vrack 2[/url][/b] [[b]3[/b]: [sup]smeghammer: 3[/sup]]</text:p>
          </table:table-cell>
          <table:table-cell table:number-columns-repeated="4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up]&quot; &amp; [Numbers.F316] &amp; &quot;[/sup]]&quot;; &quot;&quot;)" office:value-type="string" office:string-value="[b]313. [url=https://www.doomworld.com/idgames/levels/doom2/megawads/1monster]1 Monster Megawad[/url][/b] [[b]2[/b]: [sup]TheNerdTurtle2: 2[/sup]]" calcext:value-type="string">
            <text:p>[b]313. [url=https://www.doomworld.com/idgames/levels/doom2/megawads/1monster]1 Monster Megawad[/url][/b] [[b]2[/b]: [sup]TheNerdTurtle2: 2[/sup]]</text:p>
          </table:table-cell>
          <table:table-cell table:number-columns-repeated="4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up]&quot; &amp; [Numbers.F317] &amp; &quot;[/sup]]&quot;; &quot;&quot;)" office:value-type="string" office:string-value="[b]313. [url=https://www.doomworld.com/idgames/levels/doom2/megawads/3ha3]3 Heures d'agonie 3[/url][/b] [[b]2[/b]: [sup]Roofi: 2[/sup]]" calcext:value-type="string">
            <text:p>[b]313. [url=https://www.doomworld.com/idgames/levels/doom2/megawads/3ha3]3 Heures d'agonie 3[/url][/b] [[b]2[/b]: [sup]Roofi: 2[/sup]]</text:p>
          </table:table-cell>
          <table:table-cell table:number-columns-repeated="4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up]&quot; &amp; [Numbers.F318] &amp; &quot;[/sup]]&quot;; &quot;&quot;)" office:value-type="string" office:string-value="[b]313. [url=https://www.doomworld.com/idgames/levels/doom2/Ports/0-9/30kmaps]30,000 Levels[/url][/b] [[b]2[/b]: [sup]AnonimVio: 2[/sup]]" calcext:value-type="string">
            <text:p>[b]313. [url=https://www.doomworld.com/idgames/levels/doom2/Ports/0-9/30kmaps]30,000 Levels[/url][/b] [[b]2[/b]: [sup]AnonimVio: 2[/sup]]</text:p>
          </table:table-cell>
          <table:table-cell table:number-columns-repeated="4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up]&quot; &amp; [Numbers.F319] &amp; &quot;[/sup]]&quot;; &quot;&quot;)" office:value-type="string" office:string-value="[b]313. [url=https://www.doomworld.com/idgames/levels/doom2/Ports/a-c/aeternum]Aeternum[/url][/b] [[b]2[/b]: [sup]42PercentHealth: 1, Budoka: 1[/sup]]" calcext:value-type="string">
            <text:p>[b]313. [url=https://www.doomworld.com/idgames/levels/doom2/Ports/a-c/aeternum]Aeternum[/url][/b] [[b]2[/b]: [sup]42PercentHealth: 1, Budoka: 1[/sup]]</text:p>
          </table:table-cell>
          <table:table-cell table:number-columns-repeated="4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up]&quot; &amp; [Numbers.F320] &amp; &quot;[/sup]]&quot;; &quot;&quot;)" office:value-type="string" office:string-value="[b]313. [url=https://www.doomworld.com/idgames/levels/doom2/a-c/area51]Area 51[/url][/b] [[b]2[/b]: [sup]Doomkid: 2[/sup]]" calcext:value-type="string">
            <text:p>[b]313. [url=https://www.doomworld.com/idgames/levels/doom2/a-c/area51]Area 51[/url][/b] [[b]2[/b]: [sup]Doomkid: 2[/sup]]</text:p>
          </table:table-cell>
          <table:table-cell table:number-columns-repeated="4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up]&quot; &amp; [Numbers.F321] &amp; &quot;[/sup]]&quot;; &quot;&quot;)" office:value-type="string" office:string-value="[b]313. [url=https://www.doomworld.com/idgames/levels/doom2/Ports/a-c/bldstlp]Bloody Steel[/url][/b] [[b]2[/b]: [sup]ella guro: 2[/sup]]" calcext:value-type="string">
            <text:p>[b]313. [url=https://www.doomworld.com/idgames/levels/doom2/Ports/a-c/bldstlp]Bloody Steel[/url][/b] [[b]2[/b]: [sup]ella guro: 2[/sup]]</text:p>
          </table:table-cell>
          <table:table-cell table:number-columns-repeated="4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up]&quot; &amp; [Numbers.F322] &amp; &quot;[/sup]]&quot;; &quot;&quot;)" office:value-type="string" office:string-value="[b]313. [url=https://www.doomworld.com/idgames/levels/doom2/Ports/s-u/tcotd]City of the Damned[/url][/b] [[b]2[/b]: [sup]HUNdebLeonidasX: 2[/sup]]" calcext:value-type="string">
            <text:p>[b]313. [url=https://www.doomworld.com/idgames/levels/doom2/Ports/s-u/tcotd]City of the Damned[/url][/b] [[b]2[/b]: [sup]HUNdebLeonidasX: 2[/sup]]</text:p>
          </table:table-cell>
          <table:table-cell table:number-columns-repeated="4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up]&quot; &amp; [Numbers.F323] &amp; &quot;[/sup]]&quot;; &quot;&quot;)" office:value-type="string" office:string-value="[b]313. [url=https://www.doomworld.com/idgames/levels/doom2/megawads/cleim20p]Cleimos 2[/url][/b] [[b]2[/b]: [sup]valkiriforce: 2[/sup]]" calcext:value-type="string">
            <text:p>[b]313. [url=https://www.doomworld.com/idgames/levels/doom2/megawads/cleim20p]Cleimos 2[/url][/b] [[b]2[/b]: [sup]valkiriforce: 2[/sup]]</text:p>
          </table:table-cell>
          <table:table-cell table:number-columns-repeated="4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up]&quot; &amp; [Numbers.F324] &amp; &quot;[/sup]]&quot;; &quot;&quot;)" office:value-type="string" office:string-value="[b]313. [url=https://www.doomworld.com/forum/topic/116046-dbp26-the-city-of-damned-children/]DBP26: The City of Damned Children[/url][/b] [[b]2[/b]: [sup]Rince-wind: 2[/sup]]" calcext:value-type="string">
            <text:p>[b]313. [url=https://www.doomworld.com/forum/topic/116046-dbp26-the-city-of-damned-children/]DBP26: The City of Damned Children[/url][/b] [[b]2[/b]: [sup]Rince-wind: 2[/sup]]</text:p>
          </table:table-cell>
          <table:table-cell table:number-columns-repeated="4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up]&quot; &amp; [Numbers.F325] &amp; &quot;[/sup]]&quot;; &quot;&quot;)" office:value-type="string" office:string-value="[b]313. [url=https://www.doomworld.com/idgames/levels/doom2/megawads/d2reload]Doom 2 Reloaded[/url][/b] [[b]2[/b]: [sup]Odal: 2[/sup]]" calcext:value-type="string">
            <text:p>[b]313. [url=https://www.doomworld.com/idgames/levels/doom2/megawads/d2reload]Doom 2 Reloaded[/url][/b] [[b]2[/b]: [sup]Odal: 2[/sup]]</text:p>
          </table:table-cell>
          <table:table-cell table:number-columns-repeated="4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up]&quot; &amp; [Numbers.F326] &amp; &quot;[/sup]]&quot;; &quot;&quot;)" office:value-type="string" office:string-value="[b]313. [url=https://www.doomworld.com/idgames/levels/doom/megawads/et]Endless Torture[/url][/b] [[b]2[/b]: [sup]soner du: 2[/sup]]" calcext:value-type="string">
            <text:p>[b]313. [url=https://www.doomworld.com/idgames/levels/doom/megawads/et]Endless Torture[/url][/b] [[b]2[/b]: [sup]soner du: 2[/sup]]</text:p>
          </table:table-cell>
          <table:table-cell table:number-columns-repeated="4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up]&quot; &amp; [Numbers.F327] &amp; &quot;[/sup]]&quot;; &quot;&quot;)" office:value-type="string" office:string-value="[b]313. [url=https://www.doomworld.com/idgames/levels/heretic/Ports/curse]Heretic - Curse of D'sparil[/url][/b] [[b]2[/b]: [sup]JudgeDeadd: 2[/sup]]" calcext:value-type="string">
            <text:p>[b]313. [url=https://www.doomworld.com/idgames/levels/heretic/Ports/curse]Heretic - Curse of D'sparil[/url][/b] [[b]2[/b]: [sup]JudgeDeadd: 2[/sup]]</text:p>
          </table:table-cell>
          <table:table-cell table:number-columns-repeated="4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up]&quot; &amp; [Numbers.F328] &amp; &quot;[/sup]]&quot;; &quot;&quot;)" office:value-type="string" office:string-value="[b]313. [url=http://www.mediafire.com/file/lgqjfqjy381ybic/Ice_Rage.zip]Ice Rage[/url][/b] [[b]2[/b]: [sup]Chamelenoel: 2[/sup]]" calcext:value-type="string">
            <text:p>[b]313. [url=http://www.mediafire.com/file/lgqjfqjy381ybic/Ice_Rage.zip]Ice Rage[/url][/b] [[b]2[/b]: [sup]Chamelenoel: 2[/sup]]</text:p>
          </table:table-cell>
          <table:table-cell table:number-columns-repeated="4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up]&quot; &amp; [Numbers.F329] &amp; &quot;[/sup]]&quot;; &quot;&quot;)" office:value-type="string" office:string-value="[b]313. [url=https://www.doomworld.com/idgames/levels/doom2/Ports/d-f/dmdjm01]Jagermorder: Chemical Lab[/url][/b] [[b]2[/b]: [sup]Soundblock: 2[/sup]]" calcext:value-type="string">
            <text:p>[b]313. [url=https://www.doomworld.com/idgames/levels/doom2/Ports/d-f/dmdjm01]Jagermorder: Chemical Lab[/url][/b] [[b]2[/b]: [sup]Soundblock: 2[/sup]]</text:p>
          </table:table-cell>
          <table:table-cell table:number-columns-repeated="4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up]&quot; &amp; [Numbers.F330] &amp; &quot;[/sup]]&quot;; &quot;&quot;)" office:value-type="string" office:string-value="[b]313. [url=https://www.doomworld.com/idgames/levels/doom2/megawads/kssht]Khorus' Speedy Shit[/url][/b] [[b]2[/b]: [sup]Phobus: 2[/sup]]" calcext:value-type="string">
            <text:p>[b]313. [url=https://www.doomworld.com/idgames/levels/doom2/megawads/kssht]Khorus' Speedy Shit[/url][/b] [[b]2[/b]: [sup]Phobus: 2[/sup]]</text:p>
          </table:table-cell>
          <table:table-cell table:number-columns-repeated="4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up]&quot; &amp; [Numbers.F331] &amp; &quot;[/sup]]&quot;; &quot;&quot;)" office:value-type="string" office:string-value="[b]313. [url=https://www.doomworld.com/idgames/levels/doom2/a-c/bldnight]One Bloody Night[/url][/b] [[b]2[/b]: [sup]WH-Wilou84: 1, T-Rex: 1[/sup]]" calcext:value-type="string">
            <text:p>[b]313. [url=https://www.doomworld.com/idgames/levels/doom2/a-c/bldnight]One Bloody Night[/url][/b] [[b]2[/b]: [sup]WH-Wilou84: 1, T-Rex: 1[/sup]]</text:p>
          </table:table-cell>
          <table:table-cell table:number-columns-repeated="4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up]&quot; &amp; [Numbers.F332] &amp; &quot;[/sup]]&quot;; &quot;&quot;)" office:value-type="string" office:string-value="[b]313. [url=https://www.doomworld.com/forum/topic/85755-rf1024-i-dont-know-whats-going-on-with-this-title-anymore/]Rf 1024[/url][/b] [[b]2[/b]: [sup]JudgeDeadd: 2[/sup]]" calcext:value-type="string">
            <text:p>[b]313. [url=https://www.doomworld.com/forum/topic/85755-rf1024-i-dont-know-whats-going-on-with-this-title-anymore/]Rf 1024[/url][/b] [[b]2[/b]: [sup]JudgeDeadd: 2[/sup]]</text:p>
          </table:table-cell>
          <table:table-cell table:number-columns-repeated="4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up]&quot; &amp; [Numbers.F333] &amp; &quot;[/sup]]&quot;; &quot;&quot;)" office:value-type="string" office:string-value="[b]313. [url=https://www.wad-archive.com/wad/be21919b261d404e694dd19e88bfaea2]Rocket Space Jumping[/url][/b] [[b]2[/b]: [sup]Red-XIII: 2[/sup]]" calcext:value-type="string">
            <text:p>[b]313. [url=https://www.wad-archive.com/wad/be21919b261d404e694dd19e88bfaea2]Rocket Space Jumping[/url][/b] [[b]2[/b]: [sup]Red-XIII: 2[/sup]]</text:p>
          </table:table-cell>
          <table:table-cell table:number-columns-repeated="4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up]&quot; &amp; [Numbers.F334] &amp; &quot;[/sup]]&quot;; &quot;&quot;)" office:value-type="string" office:string-value="[b]313. [url=https://www.doomworld.com/idgames/levels/doom2/0-9/666]Sector 666[/url][/b] [[b]2[/b]: [sup]bzzrak: 2[/sup]]" calcext:value-type="string">
            <text:p>[b]313. [url=https://www.doomworld.com/idgames/levels/doom2/0-9/666]Sector 666[/url][/b] [[b]2[/b]: [sup]bzzrak: 2[/sup]]</text:p>
          </table:table-cell>
          <table:table-cell table:number-columns-repeated="4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up]&quot; &amp; [Numbers.F335] &amp; &quot;[/sup]]&quot;; &quot;&quot;)" office:value-type="string" office:string-value="[b]313. [url=https://www.doomworld.com/idgames/levels/doom2/Ports/megawads/mayhem17]Super MAYhem 17[/url][/b] [[b]2[/b]: [sup]Octillion: 2[/sup]]" calcext:value-type="string">
            <text:p>[b]313. [url=https://www.doomworld.com/idgames/levels/doom2/Ports/megawads/mayhem17]Super MAYhem 17[/url][/b] [[b]2[/b]: [sup]Octillion: 2[/sup]]</text:p>
          </table:table-cell>
          <table:table-cell table:number-columns-repeated="4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up]&quot; &amp; [Numbers.F336] &amp; &quot;[/sup]]&quot;; &quot;&quot;)" office:value-type="string" office:string-value="[b]313. [url=https://www.doomworld.com/idgames/levels/doom2/a-c/aboosysv]System Vices[/url][/b] [[b]2[/b]: [sup]Grazza: 2[/sup]]" calcext:value-type="string">
            <text:p>[b]313. [url=https://www.doomworld.com/idgames/levels/doom2/a-c/aboosysv]System Vices[/url][/b] [[b]2[/b]: [sup]Grazza: 2[/sup]]</text:p>
          </table:table-cell>
          <table:table-cell table:number-columns-repeated="4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up]&quot; &amp; [Numbers.F337] &amp; &quot;[/sup]]&quot;; &quot;&quot;)" office:value-type="string" office:string-value="[b]313. [url=https://www.doomworld.com/idgames/themes/university/trinity2]The Unholy Trinity[/url][/b] [[b]2[/b]: [sup]Soundblock: 2[/sup]]" calcext:value-type="string">
            <text:p>[b]313. [url=https://www.doomworld.com/idgames/themes/university/trinity2]The Unholy Trinity[/url][/b] [[b]2[/b]: [sup]Soundblock: 2[/sup]]</text:p>
          </table:table-cell>
          <table:table-cell table:number-columns-repeated="4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up]&quot; &amp; [Numbers.F338] &amp; &quot;[/sup]]&quot;; &quot;&quot;)" office:value-type="string" office:string-value="[b]313. [url=https://www.doomworld.com/idgames/levels/doom2/Ports/megawads/thtthren]THT: Threnody[/url][/b] [[b]2[/b]: [sup]Doomkid: 2[/sup]]" calcext:value-type="string">
            <text:p>[b]313. [url=https://www.doomworld.com/idgames/levels/doom2/Ports/megawads/thtthren]THT: Threnody[/url][/b] [[b]2[/b]: [sup]Doomkid: 2[/sup]]</text:p>
          </table:table-cell>
          <table:table-cell table:number-columns-repeated="4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up]&quot; &amp; [Numbers.F339] &amp; &quot;[/sup]]&quot;; &quot;&quot;)" office:value-type="string" office:string-value="[b]336. [url=https://www.doomworld.com/idgames/levels/doom2/Ports/a-c/bermuda]Bermuda Triangle[/url][/b] [[b]1[/b]: [sup]Doomkid: 1[/sup]]" calcext:value-type="string">
            <text:p>[b]336. [url=https://www.doomworld.com/idgames/levels/doom2/Ports/a-c/bermuda]Bermuda Triangle[/url][/b] [[b]1[/b]: [sup]Doomkid: 1[/sup]]</text:p>
          </table:table-cell>
          <table:table-cell table:number-columns-repeated="4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up]&quot; &amp; [Numbers.F340] &amp; &quot;[/sup]]&quot;; &quot;&quot;)" office:value-type="string" office:string-value="[b]336. [url=https://www.doomworld.com/idgames/levels/doom2/Ports/a-c/chungus]Big Chungus' Symphony[/url][/b] [[b]1[/b]: [sup]Archie550: 1[/sup]]" calcext:value-type="string">
            <text:p>[b]336. [url=https://www.doomworld.com/idgames/levels/doom2/Ports/a-c/chungus]Big Chungus' Symphony[/url][/b] [[b]1[/b]: [sup]Archie550: 1[/sup]]</text:p>
          </table:table-cell>
          <table:table-cell table:number-columns-repeated="4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up]&quot; &amp; [Numbers.F341] &amp; &quot;[/sup]]&quot;; &quot;&quot;)" office:value-type="string" office:string-value="[b]336. [url=https://www.doomworld.com/idgames/levels/doom2/Ports/a-c/coecits]Castle of Eternal Carrot in the Sky[/url][/b] [[b]1[/b]: [sup]Jaws In Space: 1[/sup]]" calcext:value-type="string">
            <text:p>[b]336. [url=https://www.doomworld.com/idgames/levels/doom2/Ports/a-c/coecits]Castle of Eternal Carrot in the Sky[/url][/b] [[b]1[/b]: [sup]Jaws In Space: 1[/sup]]</text:p>
          </table:table-cell>
          <table:table-cell table:number-columns-repeated="4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up]&quot; &amp; [Numbers.F342] &amp; &quot;[/sup]]&quot;; &quot;&quot;)" office:value-type="string" office:string-value="[b]336. [url=https://www.doomworld.com/idgames/levels/doom/a-c/cleim10]Cleimos[/url][/b] [[b]1[/b]: [sup]Soundblock: 1[/sup]]" calcext:value-type="string">
            <text:p>[b]336. [url=https://www.doomworld.com/idgames/levels/doom/a-c/cleim10]Cleimos[/url][/b] [[b]1[/b]: [sup]Soundblock: 1[/sup]]</text:p>
          </table:table-cell>
          <table:table-cell table:number-columns-repeated="4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up]&quot; &amp; [Numbers.F343] &amp; &quot;[/sup]]&quot;; &quot;&quot;)" office:value-type="string" office:string-value="[b]336. [url=https://www.doomworld.com/idgames/levels/doom2/Ports/a-c/c-shock]Combat Shock[/url][/b] [[b]1[/b]: [sup]WH-Wilou84: 1[/sup]]" calcext:value-type="string">
            <text:p>[b]336. [url=https://www.doomworld.com/idgames/levels/doom2/Ports/a-c/c-shock]Combat Shock[/url][/b] [[b]1[/b]: [sup]WH-Wilou84: 1[/sup]]</text:p>
          </table:table-cell>
          <table:table-cell table:number-columns-repeated="4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up]&quot; &amp; [Numbers.F344] &amp; &quot;[/sup]]&quot;; &quot;&quot;)" office:value-type="string" office:string-value="[b]336. [url=https://www.doomworld.com/idgames/levels/doom/a-c/acheron]Crossing Acheron[/url][/b] [[b]1[/b]: [sup]joepallai: 1[/sup]]" calcext:value-type="string">
            <text:p>[b]336. [url=https://www.doomworld.com/idgames/levels/doom/a-c/acheron]Crossing Acheron[/url][/b] [[b]1[/b]: [sup]joepallai: 1[/sup]]</text:p>
          </table:table-cell>
          <table:table-cell table:number-columns-repeated="4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up]&quot; &amp; [Numbers.F345] &amp; &quot;[/sup]]&quot;; &quot;&quot;)" office:value-type="string" office:string-value="[b]336. [url=https://www.doomworld.com/idgames/levels/doom2/a-c/cygnus20]Cygnus IV[/url][/b] [[b]1[/b]: [sup]Philnemba: 1[/sup]]" calcext:value-type="string">
            <text:p>[b]336. [url=https://www.doomworld.com/idgames/levels/doom2/a-c/cygnus20]Cygnus IV[/url][/b] [[b]1[/b]: [sup]Philnemba: 1[/sup]]</text:p>
          </table:table-cell>
          <table:table-cell table:number-columns-repeated="4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up]&quot; &amp; [Numbers.F346] &amp; &quot;[/sup]]&quot;; &quot;&quot;)" office:value-type="string" office:string-value="[b]336. [url=https://s3-eu-west-1.amazonaws.com/dtwid/dtwidmus.zip]dtwidmus.wad﻿[/url][/b] [[b]1[/b]: [sup]Diabolución: 1[/sup]]" calcext:value-type="string">
            <text:p>[b]336. [url=https://s3-eu-west-1.amazonaws.com/dtwid/dtwidmus.zip]dtwidmus.wad﻿[/url][/b] [[b]1[/b]: [sup]Diabolución: 1[/sup]]</text:p>
          </table:table-cell>
          <table:table-cell table:number-columns-repeated="4"/>
        </table:table-row>
        <table:table-row table:style-name="ro3">
          <table:table-cell table:formula="of:=IF([Numbers.C347] &gt; 0; &quot;[b]&quot; &amp; [Numbers.B347] &amp; &quot;. &quot; &amp; &quot;[url=&quot; &amp; [Numbers.E347] &amp; &quot;]&quot; &amp; [Numbers.D347] &amp; &quot;[/url][/b]&quot; &amp;  &quot; [[b]&quot; &amp; [Numbers.C347] &amp; &quot;[/b]: [sup]&quot; &amp; [Numbers.F347] &amp; &quot;[/sup]]&quot;; &quot;&quot;)" office:value-type="string" office:string-value="[b]336. [url=https://www.doomworld.com/idgames/levels/doom/d-f/eternity]Eternity[/url][/b] [[b]1[/b]: [sup]bonnie: 1[/sup]]" calcext:value-type="string">
            <text:p>[b]336. [url=https://www.doomworld.com/idgames/levels/doom/d-f/eternity]Eternity[/url][/b] [[b]1[/b]: [sup]bonnie: 1[/sup]]</text:p>
          </table:table-cell>
          <table:table-cell table:number-columns-repeated="4"/>
        </table:table-row>
        <table:table-row table:style-name="ro3">
          <table:table-cell table:formula="of:=IF([Numbers.C348] &gt; 0; &quot;[b]&quot; &amp; [Numbers.B348] &amp; &quot;. &quot; &amp; &quot;[url=&quot; &amp; [Numbers.E348] &amp; &quot;]&quot; &amp; [Numbers.D348] &amp; &quot;[/url][/b]&quot; &amp;  &quot; [[b]&quot; &amp; [Numbers.C348] &amp; &quot;[/b]: [sup]&quot; &amp; [Numbers.F348] &amp; &quot;[/sup]]&quot;; &quot;&quot;)" office:value-type="string" office:string-value="[b]336. [url=https://www.doomworld.com/idgames/levels/doom/d-f/extremal]Extremal Doom[/url][/b] [[b]1[/b]: [sup]Grazza: 1[/sup]]" calcext:value-type="string">
            <text:p>[b]336. [url=https://www.doomworld.com/idgames/levels/doom/d-f/extremal]Extremal Doom[/url][/b] [[b]1[/b]: [sup]Grazza: 1[/sup]]</text:p>
          </table:table-cell>
          <table:table-cell table:number-columns-repeated="4"/>
        </table:table-row>
        <table:table-row table:style-name="ro3">
          <table:table-cell table:formula="of:=IF([Numbers.C349] &gt; 0; &quot;[b]&quot; &amp; [Numbers.B349] &amp; &quot;. &quot; &amp; &quot;[url=&quot; &amp; [Numbers.E349] &amp; &quot;]&quot; &amp; [Numbers.D349] &amp; &quot;[/url][/b]&quot; &amp;  &quot; [[b]&quot; &amp; [Numbers.C349] &amp; &quot;[/b]: [sup]&quot; &amp; [Numbers.F349] &amp; &quot;[/sup]]&quot;; &quot;&quot;)" office:value-type="string" office:string-value="[b]336. [url=https://www.doomworld.com/idgames/levels/doom2/deathmatch/megawads/gothicdm]Gothic DM[/url][/b] [[b]1[/b]: [sup]Soundblock: 1[/sup]]" calcext:value-type="string">
            <text:p>[b]336. [url=https://www.doomworld.com/idgames/levels/doom2/deathmatch/megawads/gothicdm]Gothic DM[/url][/b] [[b]1[/b]: [sup]Soundblock: 1[/sup]]</text:p>
          </table:table-cell>
          <table:table-cell table:number-columns-repeated="4"/>
        </table:table-row>
        <table:table-row table:style-name="ro3">
          <table:table-cell table:formula="of:=IF([Numbers.C350] &gt; 0; &quot;[b]&quot; &amp; [Numbers.B350] &amp; &quot;. &quot; &amp; &quot;[url=&quot; &amp; [Numbers.E350] &amp; &quot;]&quot; &amp; [Numbers.D350] &amp; &quot;[/url][/b]&quot; &amp;  &quot; [[b]&quot; &amp; [Numbers.C350] &amp; &quot;[/b]: [sup]&quot; &amp; [Numbers.F350] &amp; &quot;[/sup]]&quot;; &quot;&quot;)" office:value-type="string" office:string-value="[b]336. [url=https://www.doomworld.com/idgames/levels/doom2/deathmatch/Ports/g-i/greenwar]Green War[/url][/b] [[b]1[/b]: [sup]joepallai: 1[/sup]]" calcext:value-type="string">
            <text:p>[b]336. [url=https://www.doomworld.com/idgames/levels/doom2/deathmatch/Ports/g-i/greenwar]Green War[/url][/b] [[b]1[/b]: [sup]joepallai: 1[/sup]]</text:p>
          </table:table-cell>
          <table:table-cell table:number-columns-repeated="4"/>
        </table:table-row>
        <table:table-row table:style-name="ro3">
          <table:table-cell table:formula="of:=IF([Numbers.C351] &gt; 0; &quot;[b]&quot; &amp; [Numbers.B351] &amp; &quot;. &quot; &amp; &quot;[url=&quot; &amp; [Numbers.E351] &amp; &quot;]&quot; &amp; [Numbers.D351] &amp; &quot;[/url][/b]&quot; &amp;  &quot; [[b]&quot; &amp; [Numbers.C351] &amp; &quot;[/b]: [sup]&quot; &amp; [Numbers.F351] &amp; &quot;[/sup]]&quot;; &quot;&quot;)" office:value-type="string" office:string-value="[b]336. [url=https://doomwiki.org/wiki/Grezzo_2]Grezzo 2[/url][/b] [[b]1[/b]: [sup]AnonimVio: 1[/sup]]" calcext:value-type="string">
            <text:p>[b]336. [url=https://doomwiki.org/wiki/Grezzo_2]Grezzo 2[/url][/b] [[b]1[/b]: [sup]AnonimVio: 1[/sup]]</text:p>
          </table:table-cell>
          <table:table-cell table:number-columns-repeated="4"/>
        </table:table-row>
        <table:table-row table:style-name="ro3">
          <table:table-cell table:formula="of:=IF([Numbers.C352] &gt; 0; &quot;[b]&quot; &amp; [Numbers.B352] &amp; &quot;. &quot; &amp; &quot;[url=&quot; &amp; [Numbers.E352] &amp; &quot;]&quot; &amp; [Numbers.D352] &amp; &quot;[/url][/b]&quot; &amp;  &quot; [[b]&quot; &amp; [Numbers.C352] &amp; &quot;[/b]: [sup]&quot; &amp; [Numbers.F352] &amp; &quot;[/sup]]&quot;; &quot;&quot;)" office:value-type="string" office:string-value="[b]336. [url=https://www.doomworld.com/idgames/levels/doom/j-l/lithe2m1]LithE2M1[/url][/b] [[b]1[/b]: [sup]bzzrak: 1[/sup]]" calcext:value-type="string">
            <text:p>[b]336. [url=https://www.doomworld.com/idgames/levels/doom/j-l/lithe2m1]LithE2M1[/url][/b] [[b]1[/b]: [sup]bzzrak: 1[/sup]]</text:p>
          </table:table-cell>
          <table:table-cell table:number-columns-repeated="4"/>
        </table:table-row>
        <table:table-row table:style-name="ro3">
          <table:table-cell table:formula="of:=IF([Numbers.C353] &gt; 0; &quot;[b]&quot; &amp; [Numbers.B353] &amp; &quot;. &quot; &amp; &quot;[url=&quot; &amp; [Numbers.E353] &amp; &quot;]&quot; &amp; [Numbers.D353] &amp; &quot;[/url][/b]&quot; &amp;  &quot; [[b]&quot; &amp; [Numbers.C353] &amp; &quot;[/b]: [sup]&quot; &amp; [Numbers.F353] &amp; &quot;[/sup]]&quot;; &quot;&quot;)" office:value-type="string" office:string-value="[b]336. [url=https://www.doomworld.com/idgames/levels/doom2/megawads/mlm12]Mini-Level Megawad[/url][/b] [[b]1[/b]: [sup]Phobus: 1[/sup]]" calcext:value-type="string">
            <text:p>[b]336. [url=https://www.doomworld.com/idgames/levels/doom2/megawads/mlm12]Mini-Level Megawad[/url][/b] [[b]1[/b]: [sup]Phobus: 1[/sup]]</text:p>
          </table:table-cell>
          <table:table-cell table:number-columns-repeated="4"/>
        </table:table-row>
        <table:table-row table:style-name="ro3">
          <table:table-cell table:formula="of:=IF([Numbers.C354] &gt; 0; &quot;[b]&quot; &amp; [Numbers.B354] &amp; &quot;. &quot; &amp; &quot;[url=&quot; &amp; [Numbers.E354] &amp; &quot;]&quot; &amp; [Numbers.D354] &amp; &quot;[/url][/b]&quot; &amp;  &quot; [[b]&quot; &amp; [Numbers.C354] &amp; &quot;[/b]: [sup]&quot; &amp; [Numbers.F354] &amp; &quot;[/sup]]&quot;; &quot;&quot;)" office:value-type="string" office:string-value="[b]336. [url=https://www.doomworld.com/forum/topic/85907-nefertitiwad-6-maps/#comment-1554820]Nefertiti[/url][/b] [[b]1[/b]: [sup]NoisyVelvet: 1[/sup]]" calcext:value-type="string">
            <text:p>[b]336. [url=https://www.doomworld.com/forum/topic/85907-nefertitiwad-6-maps/#comment-1554820]Nefertiti[/url][/b] [[b]1[/b]: [sup]NoisyVelvet: 1[/sup]]</text:p>
          </table:table-cell>
          <table:table-cell table:number-columns-repeated="4"/>
        </table:table-row>
        <table:table-row table:style-name="ro3">
          <table:table-cell table:formula="of:=IF([Numbers.C355] &gt; 0; &quot;[b]&quot; &amp; [Numbers.B355] &amp; &quot;. &quot; &amp; &quot;[url=&quot; &amp; [Numbers.E355] &amp; &quot;]&quot; &amp; [Numbers.D355] &amp; &quot;[/url][/b]&quot; &amp;  &quot; [[b]&quot; &amp; [Numbers.C355] &amp; &quot;[/b]: [sup]&quot; &amp; [Numbers.F355] &amp; &quot;[/sup]]&quot;; &quot;&quot;)" office:value-type="string" office:string-value="[b]336. [url=https://www.doomworld.com/idgames/levels/doom2/m-o/nostromo]Nostromo's Run[/url][/b] [[b]1[/b]: [sup][/sup]]" calcext:value-type="string">
            <text:p>[b]336. [url=https://www.doomworld.com/idgames/levels/doom2/m-o/nostromo]Nostromo's Run[/url][/b] [[b]1[/b]: [sup][/sup]]</text:p>
          </table:table-cell>
          <table:table-cell table:number-columns-repeated="4"/>
        </table:table-row>
        <table:table-row table:style-name="ro3">
          <table:table-cell table:formula="of:=IF([Numbers.C356] &gt; 0; &quot;[b]&quot; &amp; [Numbers.B356] &amp; &quot;. &quot; &amp; &quot;[url=&quot; &amp; [Numbers.E356] &amp; &quot;]&quot; &amp; [Numbers.D356] &amp; &quot;[/url][/b]&quot; &amp;  &quot; [[b]&quot; &amp; [Numbers.C356] &amp; &quot;[/b]: [sup]&quot; &amp; [Numbers.F356] &amp; &quot;[/sup]]&quot;; &quot;&quot;)" office:value-type="string" office:string-value="[b]336. [url=https://www.doomworld.com/idgames/levels/doom2/m-o/obtic11]Obituary[/url][/b] [[b]1[/b]: [sup]T-Rex: 1[/sup]]" calcext:value-type="string">
            <text:p>[b]336. [url=https://www.doomworld.com/idgames/levels/doom2/m-o/obtic11]Obituary[/url][/b] [[b]1[/b]: [sup]T-Rex: 1[/sup]]</text:p>
          </table:table-cell>
          <table:table-cell table:number-columns-repeated="4"/>
        </table:table-row>
        <table:table-row table:style-name="ro3">
          <table:table-cell table:formula="of:=IF([Numbers.C357] &gt; 0; &quot;[b]&quot; &amp; [Numbers.B357] &amp; &quot;. &quot; &amp; &quot;[url=&quot; &amp; [Numbers.E357] &amp; &quot;]&quot; &amp; [Numbers.D357] &amp; &quot;[/url][/b]&quot; &amp;  &quot; [[b]&quot; &amp; [Numbers.C357] &amp; &quot;[/b]: [sup]&quot; &amp; [Numbers.F357] &amp; &quot;[/sup]]&quot;; &quot;&quot;)" office:value-type="string" office:string-value="[b]336. [url=http://thekinsie.com/reelism/]Reelism[/url][/b] [[b]1[/b]: [sup]HUNdebLeonidasX: 1[/sup]]" calcext:value-type="string">
            <text:p>[b]336. [url=http://thekinsie.com/reelism/]Reelism[/url][/b] [[b]1[/b]: [sup]HUNdebLeonidasX: 1[/sup]]</text:p>
          </table:table-cell>
          <table:table-cell table:number-columns-repeated="4"/>
        </table:table-row>
        <table:table-row table:style-name="ro3">
          <table:table-cell table:formula="of:=IF([Numbers.C358] &gt; 0; &quot;[b]&quot; &amp; [Numbers.B358] &amp; &quot;. &quot; &amp; &quot;[url=&quot; &amp; [Numbers.E358] &amp; &quot;]&quot; &amp; [Numbers.D358] &amp; &quot;[/url][/b]&quot; &amp;  &quot; [[b]&quot; &amp; [Numbers.C358] &amp; &quot;[/b]: [sup]&quot; &amp; [Numbers.F358] &amp; &quot;[/sup]]&quot;; &quot;&quot;)" office:value-type="string" office:string-value="[b]336. [url=https://www.doomworld.com/idgames/levels/doom2/Ports/s-u/spagheti]Spicy Evil Spaghetti[/url][/b] [[b]1[/b]: [sup]everennui: 1[/sup]]" calcext:value-type="string">
            <text:p>[b]336. [url=https://www.doomworld.com/idgames/levels/doom2/Ports/s-u/spagheti]Spicy Evil Spaghetti[/url][/b] [[b]1[/b]: [sup]everennui: 1[/sup]]</text:p>
          </table:table-cell>
          <table:table-cell table:number-columns-repeated="4"/>
        </table:table-row>
        <table:table-row table:style-name="ro3">
          <table:table-cell table:formula="of:=IF([Numbers.C359] &gt; 0; &quot;[b]&quot; &amp; [Numbers.B359] &amp; &quot;. &quot; &amp; &quot;[url=&quot; &amp; [Numbers.E359] &amp; &quot;]&quot; &amp; [Numbers.D359] &amp; &quot;[/url][/b]&quot; &amp;  &quot; [[b]&quot; &amp; [Numbers.C359] &amp; &quot;[/b]: [sup]&quot; &amp; [Numbers.F359] &amp; &quot;[/sup]]&quot;; &quot;&quot;)" office:value-type="string" office:string-value="[b]336. [url=https://doomwiki.org/wiki/SQUARES]SQUARES[/url][/b] [[b]1[/b]: [sup]STILES: 1[/sup]]" calcext:value-type="string">
            <text:p>[b]336. [url=https://doomwiki.org/wiki/SQUARES]SQUARES[/url][/b] [[b]1[/b]: [sup]STILES: 1[/sup]]</text:p>
          </table:table-cell>
          <table:table-cell table:number-columns-repeated="4"/>
        </table:table-row>
        <table:table-row table:style-name="ro3">
          <table:table-cell table:formula="of:=IF([Numbers.C360] &gt; 0; &quot;[b]&quot; &amp; [Numbers.B360] &amp; &quot;. &quot; &amp; &quot;[url=&quot; &amp; [Numbers.E360] &amp; &quot;]&quot; &amp; [Numbers.D360] &amp; &quot;[/url][/b]&quot; &amp;  &quot; [[b]&quot; &amp; [Numbers.C360] &amp; &quot;[/b]: [sup]&quot; &amp; [Numbers.F360] &amp; &quot;[/sup]]&quot;; &quot;&quot;)" office:value-type="string" office:string-value="[b]336. [url=https://www.doomworld.com/idgames/levels/doom2/megawads/darken]The Darkening Episode 1[/url][/b] [[b]1[/b]: [sup]ASaltShaker: 1[/sup]]" calcext:value-type="string">
            <text:p>[b]336. [url=https://www.doomworld.com/idgames/levels/doom2/megawads/darken]The Darkening Episode 1[/url][/b] [[b]1[/b]: [sup]ASaltShaker: 1[/sup]]</text:p>
          </table:table-cell>
          <table:table-cell table:number-columns-repeated="4"/>
        </table:table-row>
        <table:table-row table:style-name="ro3">
          <table:table-cell table:formula="of:=IF([Numbers.C361] &gt; 0; &quot;[b]&quot; &amp; [Numbers.B361] &amp; &quot;. &quot; &amp; &quot;[url=&quot; &amp; [Numbers.E361] &amp; &quot;]&quot; &amp; [Numbers.D361] &amp; &quot;[/url][/b]&quot; &amp;  &quot; [[b]&quot; &amp; [Numbers.C361] &amp; &quot;[/b]: [sup]&quot; &amp; [Numbers.F361] &amp; &quot;[/sup]]&quot;; &quot;&quot;)" office:value-type="string" office:string-value="[b]336. [url=https://www.doomworld.com/idgames/levels/doom2/s-u/tdevil2]The Devilz Work[/url][/b] [[b]1[/b]: [sup]everennui: 1[/sup]]" calcext:value-type="string">
            <text:p>[b]336. [url=https://www.doomworld.com/idgames/levels/doom2/s-u/tdevil2]The Devilz Work[/url][/b] [[b]1[/b]: [sup]everennui: 1[/sup]]</text:p>
          </table:table-cell>
          <table:table-cell table:number-columns-repeated="4"/>
        </table:table-row>
        <table:table-row table:style-name="ro3">
          <table:table-cell table:formula="of:=IF([Numbers.C362] &gt; 0; &quot;[b]&quot; &amp; [Numbers.B362] &amp; &quot;. &quot; &amp; &quot;[url=&quot; &amp; [Numbers.E362] &amp; &quot;]&quot; &amp; [Numbers.D362] &amp; &quot;[/url][/b]&quot; &amp;  &quot; [[b]&quot; &amp; [Numbers.C362] &amp; &quot;[/b]: [sup]&quot; &amp; [Numbers.F362] &amp; &quot;[/sup]]&quot;; &quot;&quot;)" office:value-type="string" office:string-value="[b]336. [url=https://www.doomworld.com/idgames/levels/doom2/megawads/rebirth]The Rebirth[/url][/b] [[b]1[/b]: [sup]Malrionn: 1[/sup]]" calcext:value-type="string">
            <text:p>[b]336. [url=https://www.doomworld.com/idgames/levels/doom2/megawads/rebirth]The Rebirth[/url][/b] [[b]1[/b]: [sup]Malrionn: 1[/sup]]</text:p>
          </table:table-cell>
          <table:table-cell table:number-columns-repeated="4"/>
        </table:table-row>
        <table:table-row table:style-name="ro3">
          <table:table-cell table:formula="of:=IF([Numbers.C363] &gt; 0; &quot;[b]&quot; &amp; [Numbers.B363] &amp; &quot;. &quot; &amp; &quot;[url=&quot; &amp; [Numbers.E363] &amp; &quot;]&quot; &amp; [Numbers.D363] &amp; &quot;[/url][/b]&quot; &amp;  &quot; [[b]&quot; &amp; [Numbers.C363] &amp; &quot;[/b]: [sup]&quot; &amp; [Numbers.F363] &amp; &quot;[/sup]]&quot;; &quot;&quot;)" office:value-type="string" office:string-value="[b]336. [url=https://www.doomworld.com/idgames/levels/doom2/s-u/ttp-rp]The Troopers' Playground[/url][/b] [[b]1[/b]: [sup]T-Rex: 1[/sup]]" calcext:value-type="string">
            <text:p>[b]336. [url=https://www.doomworld.com/idgames/levels/doom2/s-u/ttp-rp]The Troopers' Playground[/url][/b] [[b]1[/b]: [sup]T-Rex: 1[/sup]]</text:p>
          </table:table-cell>
          <table:table-cell table:number-columns-repeated="4"/>
        </table:table-row>
        <table:table-row table:style-name="ro3">
          <table:table-cell table:formula="of:=IF([Numbers.C364] &gt; 0; &quot;[b]&quot; &amp; [Numbers.B364] &amp; &quot;. &quot; &amp; &quot;[url=&quot; &amp; [Numbers.E364] &amp; &quot;]&quot; &amp; [Numbers.D364] &amp; &quot;[/url][/b]&quot; &amp;  &quot; [[b]&quot; &amp; [Numbers.C364] &amp; &quot;[/b]: [sup]&quot; &amp; [Numbers.F364] &amp; &quot;[/sup]]&quot;; &quot;&quot;)" office:value-type="string" office:string-value="[b]336. [url=https://www.doomworld.com/idgames/levels/doom2/megawads/twzone]The Twilight Zone[/url][/b] [[b]1[/b]: [sup]T-Rex: 1[/sup]]" calcext:value-type="string">
            <text:p>[b]336. [url=https://www.doomworld.com/idgames/levels/doom2/megawads/twzone]The Twilight Zone[/url][/b] [[b]1[/b]: [sup]T-Rex: 1[/sup]]</text:p>
          </table:table-cell>
          <table:table-cell table:number-columns-repeated="4"/>
        </table:table-row>
        <table:table-row table:style-name="ro3">
          <table:table-cell table:formula="of:=IF([Numbers.C365] &gt; 0; &quot;[b]&quot; &amp; [Numbers.B365] &amp; &quot;. &quot; &amp; &quot;[url=&quot; &amp; [Numbers.E365] &amp; &quot;]&quot; &amp; [Numbers.D365] &amp; &quot;[/url][/b]&quot; &amp;  &quot; [[b]&quot; &amp; [Numbers.C365] &amp; &quot;[/b]: [sup]&quot; &amp; [Numbers.F365] &amp; &quot;[/sup]]&quot;; &quot;&quot;)" office:value-type="string" office:string-value="[b]336. [url=https://www.doomworld.com/forum/topic/65009-zdoom-the-ultimate-icon-of-sin/]The Ultimate Icon of Sin[/url][/b] [[b]1[/b]: [sup]Soundblock: 1[/sup]]" calcext:value-type="string">
            <text:p>[b]336. [url=https://www.doomworld.com/forum/topic/65009-zdoom-the-ultimate-icon-of-sin/]The Ultimate Icon of Sin[/url][/b] [[b]1[/b]: [sup]Soundblock: 1[/sup]]</text:p>
          </table:table-cell>
          <table:table-cell table:number-columns-repeated="4"/>
        </table:table-row>
        <table:table-row table:style-name="ro3">
          <table:table-cell table:formula="of:=IF([Numbers.C366] &gt; 0; &quot;[b]&quot; &amp; [Numbers.B366] &amp; &quot;. &quot; &amp; &quot;[url=&quot; &amp; [Numbers.E366] &amp; &quot;]&quot; &amp; [Numbers.D366] &amp; &quot;[/url][/b]&quot; &amp;  &quot; [[b]&quot; &amp; [Numbers.C366] &amp; &quot;[/b]: [sup]&quot; &amp; [Numbers.F366] &amp; &quot;[/sup]]&quot;; &quot;&quot;)" office:value-type="string" office:string-value="[b]336. [url=https://www.doomworld.com/idgames/levels/doom/megawads/unalign]UnAligned[/url][/b] [[b]1[/b]: [sup]yakfak: 1[/sup]]" calcext:value-type="string">
            <text:p>[b]336. [url=https://www.doomworld.com/idgames/levels/doom/megawads/unalign]UnAligned[/url][/b] [[b]1[/b]: [sup]yakfak: 1[/sup]]</text:p>
          </table:table-cell>
          <table:table-cell table:number-columns-repeated="4"/>
        </table:table-row>
        <table:table-row table:style-name="ro3">
          <table:table-cell table:formula="of:=IF([Numbers.C367] &gt; 0; &quot;[b]&quot; &amp; [Numbers.B367] &amp; &quot;. &quot; &amp; &quot;[url=&quot; &amp; [Numbers.E367] &amp; &quot;]&quot; &amp; [Numbers.D367] &amp; &quot;[/url][/b]&quot; &amp;  &quot; [[b]&quot; &amp; [Numbers.C367] &amp; &quot;[/b]: [sup]&quot; &amp; [Numbers.F367] &amp; &quot;[/sup]]&quot;; &quot;&quot;)" office:value-type="string" office:string-value="[b]336. [url=https://www.doomworld.com/files/file/18387-vispire/]Vispire[/url][/b] [[b]1[/b]: [sup]NoisyVelvet: 1[/sup]]" calcext:value-type="string">
            <text:p>[b]336. [url=https://www.doomworld.com/files/file/18387-vispire/]Vispire[/url][/b] [[b]1[/b]: [sup]NoisyVelvet: 1[/sup]]</text:p>
          </table:table-cell>
          <table:table-cell table:number-columns-repeated="4"/>
        </table:table-row>
        <table:table-row table:style-name="ro3">
          <table:table-cell table:formula="of:=IF([Numbers.C368] &gt; 0; &quot;[b]&quot; &amp; [Numbers.B368] &amp; &quot;. &quot; &amp; &quot;[url=&quot; &amp; [Numbers.E368] &amp; &quot;]&quot; &amp; [Numbers.D368] &amp; &quot;[/url][/b]&quot; &amp;  &quot; [[b]&quot; &amp; [Numbers.C368] &amp; &quot;[/b]: [sup]&quot; &amp; [Numbers.F368] &amp; &quot;[/sup]]&quot;; &quot;&quot;)" office:value-type="string" office:string-value="[b]336. [url=https://www.doomworld.com/idgames/levels/doom2/Ports/v-z/whitemar]Whitemare[/url][/b] [[b]1[/b]: [sup]Pierrot: 1[/sup]]" calcext:value-type="string">
            <text:p>[b]336. [url=https://www.doomworld.com/idgames/levels/doom2/Ports/v-z/whitemar]Whitemare[/url][/b] [[b]1[/b]: [sup]Pierrot: 1[/sup]]</text:p>
          </table:table-cell>
          <table:table-cell table:number-columns-repeated="4"/>
        </table:table-row>
        <table:table-row table:style-name="ro3">
          <table:table-cell table:formula="of:=IF([Numbers.C369] &gt; 0; &quot;[b]&quot; &amp; [Numbers.B369] &amp; &quot;. &quot; &amp; &quot;[url=&quot; &amp; [Numbers.E369] &amp; &quot;]&quot; &amp; [Numbers.D369] &amp; &quot;[/url][/b]&quot; &amp;  &quot; [[b]&quot; &amp; [Numbers.C369] &amp; &quot;[/b]: [sup]&quot; &amp; [Numbers.F3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0] &gt; 0; &quot;[b]&quot; &amp; [Numbers.B370] &amp; &quot;. &quot; &amp; &quot;[url=&quot; &amp; [Numbers.E370] &amp; &quot;]&quot; &amp; [Numbers.D370] &amp; &quot;[/url][/b]&quot; &amp;  &quot; [[b]&quot; &amp; [Numbers.C370] &amp; &quot;[/b]: [sup]&quot; &amp; [Numbers.F3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1] &gt; 0; &quot;[b]&quot; &amp; [Numbers.B371] &amp; &quot;. &quot; &amp; &quot;[url=&quot; &amp; [Numbers.E371] &amp; &quot;]&quot; &amp; [Numbers.D371] &amp; &quot;[/url][/b]&quot; &amp;  &quot; [[b]&quot; &amp; [Numbers.C371] &amp; &quot;[/b]: [sup]&quot; &amp; [Numbers.F3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2] &gt; 0; &quot;[b]&quot; &amp; [Numbers.B372] &amp; &quot;. &quot; &amp; &quot;[url=&quot; &amp; [Numbers.E372] &amp; &quot;]&quot; &amp; [Numbers.D372] &amp; &quot;[/url][/b]&quot; &amp;  &quot; [[b]&quot; &amp; [Numbers.C372] &amp; &quot;[/b]: [sup]&quot; &amp; [Numbers.F3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3] &gt; 0; &quot;[b]&quot; &amp; [Numbers.B373] &amp; &quot;. &quot; &amp; &quot;[url=&quot; &amp; [Numbers.E373] &amp; &quot;]&quot; &amp; [Numbers.D373] &amp; &quot;[/url][/b]&quot; &amp;  &quot; [[b]&quot; &amp; [Numbers.C373] &amp; &quot;[/b]: [sup]&quot; &amp; [Numbers.F3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4] &gt; 0; &quot;[b]&quot; &amp; [Numbers.B374] &amp; &quot;. &quot; &amp; &quot;[url=&quot; &amp; [Numbers.E374] &amp; &quot;]&quot; &amp; [Numbers.D374] &amp; &quot;[/url][/b]&quot; &amp;  &quot; [[b]&quot; &amp; [Numbers.C374] &amp; &quot;[/b]: [sup]&quot; &amp; [Numbers.F3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5] &gt; 0; &quot;[b]&quot; &amp; [Numbers.B375] &amp; &quot;. &quot; &amp; &quot;[url=&quot; &amp; [Numbers.E375] &amp; &quot;]&quot; &amp; [Numbers.D375] &amp; &quot;[/url][/b]&quot; &amp;  &quot; [[b]&quot; &amp; [Numbers.C375] &amp; &quot;[/b]: [sup]&quot; &amp; [Numbers.F3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6] &gt; 0; &quot;[b]&quot; &amp; [Numbers.B376] &amp; &quot;. &quot; &amp; &quot;[url=&quot; &amp; [Numbers.E376] &amp; &quot;]&quot; &amp; [Numbers.D376] &amp; &quot;[/url][/b]&quot; &amp;  &quot; [[b]&quot; &amp; [Numbers.C376] &amp; &quot;[/b]: [sup]&quot; &amp; [Numbers.F3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7] &gt; 0; &quot;[b]&quot; &amp; [Numbers.B377] &amp; &quot;. &quot; &amp; &quot;[url=&quot; &amp; [Numbers.E377] &amp; &quot;]&quot; &amp; [Numbers.D377] &amp; &quot;[/url][/b]&quot; &amp;  &quot; [[b]&quot; &amp; [Numbers.C377] &amp; &quot;[/b]: [sup]&quot; &amp; [Numbers.F3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8] &gt; 0; &quot;[b]&quot; &amp; [Numbers.B378] &amp; &quot;. &quot; &amp; &quot;[url=&quot; &amp; [Numbers.E378] &amp; &quot;]&quot; &amp; [Numbers.D378] &amp; &quot;[/url][/b]&quot; &amp;  &quot; [[b]&quot; &amp; [Numbers.C378] &amp; &quot;[/b]: [sup]&quot; &amp; [Numbers.F3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&quot;[b]&quot; &amp; [Numbers.B379] &amp; &quot;. &quot; &amp; &quot;[url=&quot; &amp; [Numbers.E379] &amp; &quot;]&quot; &amp; [Numbers.D379] &amp; &quot;[/url][/b]&quot; &amp;  &quot; [[b]&quot; &amp; [Numbers.C379] &amp; &quot;[/b]: [sup]&quot; &amp; [Numbers.F3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&quot;[b]&quot; &amp; [Numbers.B380] &amp; &quot;. &quot; &amp; &quot;[url=&quot; &amp; [Numbers.E380] &amp; &quot;]&quot; &amp; [Numbers.D380] &amp; &quot;[/url][/b]&quot; &amp;  &quot; [[b]&quot; &amp; [Numbers.C380] &amp; &quot;[/b]: [sup]&quot; &amp; [Numbers.F3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&quot;[b]&quot; &amp; [Numbers.B381] &amp; &quot;. &quot; &amp; &quot;[url=&quot; &amp; [Numbers.E381] &amp; &quot;]&quot; &amp; [Numbers.D381] &amp; &quot;[/url][/b]&quot; &amp;  &quot; [[b]&quot; &amp; [Numbers.C381] &amp; &quot;[/b]: [sup]&quot; &amp; [Numbers.F3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&quot;[b]&quot; &amp; [Numbers.B382] &amp; &quot;. &quot; &amp; &quot;[url=&quot; &amp; [Numbers.E382] &amp; &quot;]&quot; &amp; [Numbers.D382] &amp; &quot;[/url][/b]&quot; &amp;  &quot; [[b]&quot; &amp; [Numbers.C382] &amp; &quot;[/b]: [sup]&quot; &amp; [Numbers.F3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&quot;[b]&quot; &amp; [Numbers.B383] &amp; &quot;. &quot; &amp; &quot;[url=&quot; &amp; [Numbers.E383] &amp; &quot;]&quot; &amp; [Numbers.D383] &amp; &quot;[/url][/b]&quot; &amp;  &quot; [[b]&quot; &amp; [Numbers.C383] &amp; &quot;[/b]: [sup]&quot; &amp; [Numbers.F3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&quot;[b]&quot; &amp; [Numbers.B384] &amp; &quot;. &quot; &amp; &quot;[url=&quot; &amp; [Numbers.E384] &amp; &quot;]&quot; &amp; [Numbers.D384] &amp; &quot;[/url][/b]&quot; &amp;  &quot; [[b]&quot; &amp; [Numbers.C384] &amp; &quot;[/b]: [sup]&quot; &amp; [Numbers.F3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&quot;[b]&quot; &amp; [Numbers.B385] &amp; &quot;. &quot; &amp; &quot;[url=&quot; &amp; [Numbers.E385] &amp; &quot;]&quot; &amp; [Numbers.D385] &amp; &quot;[/url][/b]&quot; &amp;  &quot; [[b]&quot; &amp; [Numbers.C385] &amp; &quot;[/b]: [sup]&quot; &amp; [Numbers.F3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&quot;[b]&quot; &amp; [Numbers.B386] &amp; &quot;. &quot; &amp; &quot;[url=&quot; &amp; [Numbers.E386] &amp; &quot;]&quot; &amp; [Numbers.D386] &amp; &quot;[/url][/b]&quot; &amp;  &quot; [[b]&quot; &amp; [Numbers.C386] &amp; &quot;[/b]: [sup]&quot; &amp; [Numbers.F3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&quot;[b]&quot; &amp; [Numbers.B387] &amp; &quot;. &quot; &amp; &quot;[url=&quot; &amp; [Numbers.E387] &amp; &quot;]&quot; &amp; [Numbers.D387] &amp; &quot;[/url][/b]&quot; &amp;  &quot; [[b]&quot; &amp; [Numbers.C387] &amp; &quot;[/b]: [sup]&quot; &amp; [Numbers.F3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&quot;[b]&quot; &amp; [Numbers.B388] &amp; &quot;. &quot; &amp; &quot;[url=&quot; &amp; [Numbers.E388] &amp; &quot;]&quot; &amp; [Numbers.D388] &amp; &quot;[/url][/b]&quot; &amp;  &quot; [[b]&quot; &amp; [Numbers.C388] &amp; &quot;[/b]: [sup]&quot; &amp; [Numbers.F3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&quot;[b]&quot; &amp; [Numbers.B389] &amp; &quot;. &quot; &amp; &quot;[url=&quot; &amp; [Numbers.E389] &amp; &quot;]&quot; &amp; [Numbers.D389] &amp; &quot;[/url][/b]&quot; &amp;  &quot; [[b]&quot; &amp; [Numbers.C389] &amp; &quot;[/b]: [sup]&quot; &amp; [Numbers.F3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&quot;[b]&quot; &amp; [Numbers.B390] &amp; &quot;. &quot; &amp; &quot;[url=&quot; &amp; [Numbers.E390] &amp; &quot;]&quot; &amp; [Numbers.D390] &amp; &quot;[/url][/b]&quot; &amp;  &quot; [[b]&quot; &amp; [Numbers.C390] &amp; &quot;[/b]: [sup]&quot; &amp; [Numbers.F3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&quot;[b]&quot; &amp; [Numbers.B391] &amp; &quot;. &quot; &amp; &quot;[url=&quot; &amp; [Numbers.E391] &amp; &quot;]&quot; &amp; [Numbers.D391] &amp; &quot;[/url][/b]&quot; &amp;  &quot; [[b]&quot; &amp; [Numbers.C391] &amp; &quot;[/b]: [sup]&quot; &amp; [Numbers.F3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&quot;[b]&quot; &amp; [Numbers.B392] &amp; &quot;. &quot; &amp; &quot;[url=&quot; &amp; [Numbers.E392] &amp; &quot;]&quot; &amp; [Numbers.D392] &amp; &quot;[/url][/b]&quot; &amp;  &quot; [[b]&quot; &amp; [Numbers.C392] &amp; &quot;[/b]: [sup]&quot; &amp; [Numbers.F3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&quot;[b]&quot; &amp; [Numbers.B393] &amp; &quot;. &quot; &amp; &quot;[url=&quot; &amp; [Numbers.E393] &amp; &quot;]&quot; &amp; [Numbers.D393] &amp; &quot;[/url][/b]&quot; &amp;  &quot; [[b]&quot; &amp; [Numbers.C393] &amp; &quot;[/b]: [sup]&quot; &amp; [Numbers.F3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&quot;[b]&quot; &amp; [Numbers.B394] &amp; &quot;. &quot; &amp; &quot;[url=&quot; &amp; [Numbers.E394] &amp; &quot;]&quot; &amp; [Numbers.D394] &amp; &quot;[/url][/b]&quot; &amp;  &quot; [[b]&quot; &amp; [Numbers.C394] &amp; &quot;[/b]: [sup]&quot; &amp; [Numbers.F3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&quot;[b]&quot; &amp; [Numbers.B395] &amp; &quot;. &quot; &amp; &quot;[url=&quot; &amp; [Numbers.E395] &amp; &quot;]&quot; &amp; [Numbers.D395] &amp; &quot;[/url][/b]&quot; &amp;  &quot; [[b]&quot; &amp; [Numbers.C395] &amp; &quot;[/b]: [sup]&quot; &amp; [Numbers.F3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&quot;[b]&quot; &amp; [Numbers.B396] &amp; &quot;. &quot; &amp; &quot;[url=&quot; &amp; [Numbers.E396] &amp; &quot;]&quot; &amp; [Numbers.D396] &amp; &quot;[/url][/b]&quot; &amp;  &quot; [[b]&quot; &amp; [Numbers.C396] &amp; &quot;[/b]: [sup]&quot; &amp; [Numbers.F3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&quot;[b]&quot; &amp; [Numbers.B397] &amp; &quot;. &quot; &amp; &quot;[url=&quot; &amp; [Numbers.E397] &amp; &quot;]&quot; &amp; [Numbers.D397] &amp; &quot;[/url][/b]&quot; &amp;  &quot; [[b]&quot; &amp; [Numbers.C397] &amp; &quot;[/b]: [sup]&quot; &amp; [Numbers.F3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&quot;[b]&quot; &amp; [Numbers.B398] &amp; &quot;. &quot; &amp; &quot;[url=&quot; &amp; [Numbers.E398] &amp; &quot;]&quot; &amp; [Numbers.D398] &amp; &quot;[/url][/b]&quot; &amp;  &quot; [[b]&quot; &amp; [Numbers.C398] &amp; &quot;[/b]: [sup]&quot; &amp; [Numbers.F3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&quot;[b]&quot; &amp; [Numbers.B399] &amp; &quot;. &quot; &amp; &quot;[url=&quot; &amp; [Numbers.E399] &amp; &quot;]&quot; &amp; [Numbers.D399] &amp; &quot;[/url][/b]&quot; &amp;  &quot; [[b]&quot; &amp; [Numbers.C399] &amp; &quot;[/b]: [sup]&quot; &amp; [Numbers.F3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&quot;[b]&quot; &amp; [Numbers.B400] &amp; &quot;. &quot; &amp; &quot;[url=&quot; &amp; [Numbers.E400] &amp; &quot;]&quot; &amp; [Numbers.D400] &amp; &quot;[/url][/b]&quot; &amp;  &quot; [[b]&quot; &amp; [Numbers.C400] &amp; &quot;[/b]: [sup]&quot; &amp; [Numbers.F4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&quot;[b]&quot; &amp; [Numbers.B401] &amp; &quot;. &quot; &amp; &quot;[url=&quot; &amp; [Numbers.E401] &amp; &quot;]&quot; &amp; [Numbers.D401] &amp; &quot;[/url][/b]&quot; &amp;  &quot; [[b]&quot; &amp; [Numbers.C401] &amp; &quot;[/b]: [sup]&quot; &amp; [Numbers.F4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&quot;[b]&quot; &amp; [Numbers.B402] &amp; &quot;. &quot; &amp; &quot;[url=&quot; &amp; [Numbers.E402] &amp; &quot;]&quot; &amp; [Numbers.D402] &amp; &quot;[/url][/b]&quot; &amp;  &quot; [[b]&quot; &amp; [Numbers.C402] &amp; &quot;[/b]: [sup]&quot; &amp; [Numbers.F4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&quot;[b]&quot; &amp; [Numbers.B403] &amp; &quot;. &quot; &amp; &quot;[url=&quot; &amp; [Numbers.E403] &amp; &quot;]&quot; &amp; [Numbers.D403] &amp; &quot;[/url][/b]&quot; &amp;  &quot; [[b]&quot; &amp; [Numbers.C403] &amp; &quot;[/b]: [sup]&quot; &amp; [Numbers.F40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&quot;[b]&quot; &amp; [Numbers.B404] &amp; &quot;. &quot; &amp; &quot;[url=&quot; &amp; [Numbers.E404] &amp; &quot;]&quot; &amp; [Numbers.D404] &amp; &quot;[/url][/b]&quot; &amp;  &quot; [[b]&quot; &amp; [Numbers.C404] &amp; &quot;[/b]: [sup]&quot; &amp; [Numbers.F40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&quot;[b]&quot; &amp; [Numbers.B405] &amp; &quot;. &quot; &amp; &quot;[url=&quot; &amp; [Numbers.E405] &amp; &quot;]&quot; &amp; [Numbers.D405] &amp; &quot;[/url][/b]&quot; &amp;  &quot; [[b]&quot; &amp; [Numbers.C405] &amp; &quot;[/b]: [sup]&quot; &amp; [Numbers.F40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&quot;[b]&quot; &amp; [Numbers.B406] &amp; &quot;. &quot; &amp; &quot;[url=&quot; &amp; [Numbers.E406] &amp; &quot;]&quot; &amp; [Numbers.D406] &amp; &quot;[/url][/b]&quot; &amp;  &quot; [[b]&quot; &amp; [Numbers.C406] &amp; &quot;[/b]: [sup]&quot; &amp; [Numbers.F40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&quot;[b]&quot; &amp; [Numbers.B407] &amp; &quot;. &quot; &amp; &quot;[url=&quot; &amp; [Numbers.E407] &amp; &quot;]&quot; &amp; [Numbers.D407] &amp; &quot;[/url][/b]&quot; &amp;  &quot; [[b]&quot; &amp; [Numbers.C407] &amp; &quot;[/b]: [sup]&quot; &amp; [Numbers.F40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&quot;[b]&quot; &amp; [Numbers.B408] &amp; &quot;. &quot; &amp; &quot;[url=&quot; &amp; [Numbers.E408] &amp; &quot;]&quot; &amp; [Numbers.D408] &amp; &quot;[/url][/b]&quot; &amp;  &quot; [[b]&quot; &amp; [Numbers.C408] &amp; &quot;[/b]: [sup]&quot; &amp; [Numbers.F40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&quot;[b]&quot; &amp; [Numbers.B409] &amp; &quot;. &quot; &amp; &quot;[url=&quot; &amp; [Numbers.E409] &amp; &quot;]&quot; &amp; [Numbers.D409] &amp; &quot;[/url][/b]&quot; &amp;  &quot; [[b]&quot; &amp; [Numbers.C409] &amp; &quot;[/b]: [sup]&quot; &amp; [Numbers.F40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&quot;[b]&quot; &amp; [Numbers.B410] &amp; &quot;. &quot; &amp; &quot;[url=&quot; &amp; [Numbers.E410] &amp; &quot;]&quot; &amp; [Numbers.D410] &amp; &quot;[/url][/b]&quot; &amp;  &quot; [[b]&quot; &amp; [Numbers.C410] &amp; &quot;[/b]: [sup]&quot; &amp; [Numbers.F41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&quot;[b]&quot; &amp; [Numbers.B411] &amp; &quot;. &quot; &amp; &quot;[url=&quot; &amp; [Numbers.E411] &amp; &quot;]&quot; &amp; [Numbers.D411] &amp; &quot;[/url][/b]&quot; &amp;  &quot; [[b]&quot; &amp; [Numbers.C411] &amp; &quot;[/b]: [sup]&quot; &amp; [Numbers.F41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&quot;[b]&quot; &amp; [Numbers.B412] &amp; &quot;. &quot; &amp; &quot;[url=&quot; &amp; [Numbers.E412] &amp; &quot;]&quot; &amp; [Numbers.D412] &amp; &quot;[/url][/b]&quot; &amp;  &quot; [[b]&quot; &amp; [Numbers.C412] &amp; &quot;[/b]: [sup]&quot; &amp; [Numbers.F41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&quot;[b]&quot; &amp; [Numbers.B413] &amp; &quot;. &quot; &amp; &quot;[url=&quot; &amp; [Numbers.E413] &amp; &quot;]&quot; &amp; [Numbers.D413] &amp; &quot;[/url][/b]&quot; &amp;  &quot; [[b]&quot; &amp; [Numbers.C413] &amp; &quot;[/b]: [sup]&quot; &amp; [Numbers.F41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&quot;[b]&quot; &amp; [Numbers.B414] &amp; &quot;. &quot; &amp; &quot;[url=&quot; &amp; [Numbers.E414] &amp; &quot;]&quot; &amp; [Numbers.D414] &amp; &quot;[/url][/b]&quot; &amp;  &quot; [[b]&quot; &amp; [Numbers.C414] &amp; &quot;[/b]: [sup]&quot; &amp; [Numbers.F41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&quot;[b]&quot; &amp; [Numbers.B415] &amp; &quot;. &quot; &amp; &quot;[url=&quot; &amp; [Numbers.E415] &amp; &quot;]&quot; &amp; [Numbers.D415] &amp; &quot;[/url][/b]&quot; &amp;  &quot; [[b]&quot; &amp; [Numbers.C415] &amp; &quot;[/b]: [sup]&quot; &amp; [Numbers.F41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&quot;[b]&quot; &amp; [Numbers.B416] &amp; &quot;. &quot; &amp; &quot;[url=&quot; &amp; [Numbers.E416] &amp; &quot;]&quot; &amp; [Numbers.D416] &amp; &quot;[/url][/b]&quot; &amp;  &quot; [[b]&quot; &amp; [Numbers.C416] &amp; &quot;[/b]: [sup]&quot; &amp; [Numbers.F41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&quot;[b]&quot; &amp; [Numbers.B417] &amp; &quot;. &quot; &amp; &quot;[url=&quot; &amp; [Numbers.E417] &amp; &quot;]&quot; &amp; [Numbers.D417] &amp; &quot;[/url][/b]&quot; &amp;  &quot; [[b]&quot; &amp; [Numbers.C417] &amp; &quot;[/b]: [sup]&quot; &amp; [Numbers.F41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&quot;[b]&quot; &amp; [Numbers.B418] &amp; &quot;. &quot; &amp; &quot;[url=&quot; &amp; [Numbers.E418] &amp; &quot;]&quot; &amp; [Numbers.D418] &amp; &quot;[/url][/b]&quot; &amp;  &quot; [[b]&quot; &amp; [Numbers.C418] &amp; &quot;[/b]: [sup]&quot; &amp; [Numbers.F41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&quot;[b]&quot; &amp; [Numbers.B419] &amp; &quot;. &quot; &amp; &quot;[url=&quot; &amp; [Numbers.E419] &amp; &quot;]&quot; &amp; [Numbers.D419] &amp; &quot;[/url][/b]&quot; &amp;  &quot; [[b]&quot; &amp; [Numbers.C419] &amp; &quot;[/b]: [sup]&quot; &amp; [Numbers.F41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&quot;[b]&quot; &amp; [Numbers.B420] &amp; &quot;. &quot; &amp; &quot;[url=&quot; &amp; [Numbers.E420] &amp; &quot;]&quot; &amp; [Numbers.D420] &amp; &quot;[/url][/b]&quot; &amp;  &quot; [[b]&quot; &amp; [Numbers.C420] &amp; &quot;[/b]: [sup]&quot; &amp; [Numbers.F42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&quot;[b]&quot; &amp; [Numbers.B421] &amp; &quot;. &quot; &amp; &quot;[url=&quot; &amp; [Numbers.E421] &amp; &quot;]&quot; &amp; [Numbers.D421] &amp; &quot;[/url][/b]&quot; &amp;  &quot; [[b]&quot; &amp; [Numbers.C421] &amp; &quot;[/b]: [sup]&quot; &amp; [Numbers.F42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&quot;[b]&quot; &amp; [Numbers.B422] &amp; &quot;. &quot; &amp; &quot;[url=&quot; &amp; [Numbers.E422] &amp; &quot;]&quot; &amp; [Numbers.D422] &amp; &quot;[/url][/b]&quot; &amp;  &quot; [[b]&quot; &amp; [Numbers.C422] &amp; &quot;[/b]: [sup]&quot; &amp; [Numbers.F42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&quot;[b]&quot; &amp; [Numbers.B423] &amp; &quot;. &quot; &amp; &quot;[url=&quot; &amp; [Numbers.E423] &amp; &quot;]&quot; &amp; [Numbers.D423] &amp; &quot;[/url][/b]&quot; &amp;  &quot; [[b]&quot; &amp; [Numbers.C423] &amp; &quot;[/b]: [sup]&quot; &amp; [Numbers.F42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&quot;[b]&quot; &amp; [Numbers.B424] &amp; &quot;. &quot; &amp; &quot;[url=&quot; &amp; [Numbers.E424] &amp; &quot;]&quot; &amp; [Numbers.D424] &amp; &quot;[/url][/b]&quot; &amp;  &quot; [[b]&quot; &amp; [Numbers.C424] &amp; &quot;[/b]: [sup]&quot; &amp; [Numbers.F42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&quot;[b]&quot; &amp; [Numbers.B425] &amp; &quot;. &quot; &amp; &quot;[url=&quot; &amp; [Numbers.E425] &amp; &quot;]&quot; &amp; [Numbers.D425] &amp; &quot;[/url][/b]&quot; &amp;  &quot; [[b]&quot; &amp; [Numbers.C425] &amp; &quot;[/b]: [sup]&quot; &amp; [Numbers.F42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&quot;[b]&quot; &amp; [Numbers.B426] &amp; &quot;. &quot; &amp; &quot;[url=&quot; &amp; [Numbers.E426] &amp; &quot;]&quot; &amp; [Numbers.D426] &amp; &quot;[/url][/b]&quot; &amp;  &quot; [[b]&quot; &amp; [Numbers.C426] &amp; &quot;[/b]: [sup]&quot; &amp; [Numbers.F42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&quot;[b]&quot; &amp; [Numbers.B427] &amp; &quot;. &quot; &amp; &quot;[url=&quot; &amp; [Numbers.E427] &amp; &quot;]&quot; &amp; [Numbers.D427] &amp; &quot;[/url][/b]&quot; &amp;  &quot; [[b]&quot; &amp; [Numbers.C427] &amp; &quot;[/b]: [sup]&quot; &amp; [Numbers.F42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&quot;[b]&quot; &amp; [Numbers.B428] &amp; &quot;. &quot; &amp; &quot;[url=&quot; &amp; [Numbers.E428] &amp; &quot;]&quot; &amp; [Numbers.D428] &amp; &quot;[/url][/b]&quot; &amp;  &quot; [[b]&quot; &amp; [Numbers.C428] &amp; &quot;[/b]: [sup]&quot; &amp; [Numbers.F42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&quot;[b]&quot; &amp; [Numbers.B429] &amp; &quot;. &quot; &amp; &quot;[url=&quot; &amp; [Numbers.E429] &amp; &quot;]&quot; &amp; [Numbers.D429] &amp; &quot;[/url][/b]&quot; &amp;  &quot; [[b]&quot; &amp; [Numbers.C429] &amp; &quot;[/b]: [sup]&quot; &amp; [Numbers.F42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&quot;[b]&quot; &amp; [Numbers.B430] &amp; &quot;. &quot; &amp; &quot;[url=&quot; &amp; [Numbers.E430] &amp; &quot;]&quot; &amp; [Numbers.D430] &amp; &quot;[/url][/b]&quot; &amp;  &quot; [[b]&quot; &amp; [Numbers.C430] &amp; &quot;[/b]: [sup]&quot; &amp; [Numbers.F43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&quot;[b]&quot; &amp; [Numbers.B431] &amp; &quot;. &quot; &amp; &quot;[url=&quot; &amp; [Numbers.E431] &amp; &quot;]&quot; &amp; [Numbers.D431] &amp; &quot;[/url][/b]&quot; &amp;  &quot; [[b]&quot; &amp; [Numbers.C431] &amp; &quot;[/b]: [sup]&quot; &amp; [Numbers.F43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&quot;[b]&quot; &amp; [Numbers.B432] &amp; &quot;. &quot; &amp; &quot;[url=&quot; &amp; [Numbers.E432] &amp; &quot;]&quot; &amp; [Numbers.D432] &amp; &quot;[/url][/b]&quot; &amp;  &quot; [[b]&quot; &amp; [Numbers.C432] &amp; &quot;[/b]: [sup]&quot; &amp; [Numbers.F43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&quot;[b]&quot; &amp; [Numbers.B433] &amp; &quot;. &quot; &amp; &quot;[url=&quot; &amp; [Numbers.E433] &amp; &quot;]&quot; &amp; [Numbers.D433] &amp; &quot;[/url][/b]&quot; &amp;  &quot; [[b]&quot; &amp; [Numbers.C433] &amp; &quot;[/b]: [sup]&quot; &amp; [Numbers.F43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&quot;[b]&quot; &amp; [Numbers.B434] &amp; &quot;. &quot; &amp; &quot;[url=&quot; &amp; [Numbers.E434] &amp; &quot;]&quot; &amp; [Numbers.D434] &amp; &quot;[/url][/b]&quot; &amp;  &quot; [[b]&quot; &amp; [Numbers.C434] &amp; &quot;[/b]: [sup]&quot; &amp; [Numbers.F43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&quot;[b]&quot; &amp; [Numbers.B435] &amp; &quot;. &quot; &amp; &quot;[url=&quot; &amp; [Numbers.E435] &amp; &quot;]&quot; &amp; [Numbers.D435] &amp; &quot;[/url][/b]&quot; &amp;  &quot; [[b]&quot; &amp; [Numbers.C435] &amp; &quot;[/b]: [sup]&quot; &amp; [Numbers.F43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&quot;[b]&quot; &amp; [Numbers.B436] &amp; &quot;. &quot; &amp; &quot;[url=&quot; &amp; [Numbers.E436] &amp; &quot;]&quot; &amp; [Numbers.D436] &amp; &quot;[/url][/b]&quot; &amp;  &quot; [[b]&quot; &amp; [Numbers.C436] &amp; &quot;[/b]: [sup]&quot; &amp; [Numbers.F43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&quot;[b]&quot; &amp; [Numbers.B437] &amp; &quot;. &quot; &amp; &quot;[url=&quot; &amp; [Numbers.E437] &amp; &quot;]&quot; &amp; [Numbers.D437] &amp; &quot;[/url][/b]&quot; &amp;  &quot; [[b]&quot; &amp; [Numbers.C437] &amp; &quot;[/b]: [sup]&quot; &amp; [Numbers.F43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&quot;[b]&quot; &amp; [Numbers.B438] &amp; &quot;. &quot; &amp; &quot;[url=&quot; &amp; [Numbers.E438] &amp; &quot;]&quot; &amp; [Numbers.D438] &amp; &quot;[/url][/b]&quot; &amp;  &quot; [[b]&quot; &amp; [Numbers.C438] &amp; &quot;[/b]: [sup]&quot; &amp; [Numbers.F43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&quot;[b]&quot; &amp; [Numbers.B439] &amp; &quot;. &quot; &amp; &quot;[url=&quot; &amp; [Numbers.E439] &amp; &quot;]&quot; &amp; [Numbers.D439] &amp; &quot;[/url][/b]&quot; &amp;  &quot; [[b]&quot; &amp; [Numbers.C439] &amp; &quot;[/b]: [sup]&quot; &amp; [Numbers.F43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&quot;[b]&quot; &amp; [Numbers.B440] &amp; &quot;. &quot; &amp; &quot;[url=&quot; &amp; [Numbers.E440] &amp; &quot;]&quot; &amp; [Numbers.D440] &amp; &quot;[/url][/b]&quot; &amp;  &quot; [[b]&quot; &amp; [Numbers.C440] &amp; &quot;[/b]: [sup]&quot; &amp; [Numbers.F44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&quot;[b]&quot; &amp; [Numbers.B441] &amp; &quot;. &quot; &amp; &quot;[url=&quot; &amp; [Numbers.E441] &amp; &quot;]&quot; &amp; [Numbers.D441] &amp; &quot;[/url][/b]&quot; &amp;  &quot; [[b]&quot; &amp; [Numbers.C441] &amp; &quot;[/b]: [sup]&quot; &amp; [Numbers.F44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&quot;[b]&quot; &amp; [Numbers.B442] &amp; &quot;. &quot; &amp; &quot;[url=&quot; &amp; [Numbers.E442] &amp; &quot;]&quot; &amp; [Numbers.D442] &amp; &quot;[/url][/b]&quot; &amp;  &quot; [[b]&quot; &amp; [Numbers.C442] &amp; &quot;[/b]: [sup]&quot; &amp; [Numbers.F44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&quot;[b]&quot; &amp; [Numbers.B443] &amp; &quot;. &quot; &amp; &quot;[url=&quot; &amp; [Numbers.E443] &amp; &quot;]&quot; &amp; [Numbers.D443] &amp; &quot;[/url][/b]&quot; &amp;  &quot; [[b]&quot; &amp; [Numbers.C443] &amp; &quot;[/b]: [sup]&quot; &amp; [Numbers.F44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&quot;[b]&quot; &amp; [Numbers.B444] &amp; &quot;. &quot; &amp; &quot;[url=&quot; &amp; [Numbers.E444] &amp; &quot;]&quot; &amp; [Numbers.D444] &amp; &quot;[/url][/b]&quot; &amp;  &quot; [[b]&quot; &amp; [Numbers.C444] &amp; &quot;[/b]: [sup]&quot; &amp; [Numbers.F44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&quot;[b]&quot; &amp; [Numbers.B445] &amp; &quot;. &quot; &amp; &quot;[url=&quot; &amp; [Numbers.E445] &amp; &quot;]&quot; &amp; [Numbers.D445] &amp; &quot;[/url][/b]&quot; &amp;  &quot; [[b]&quot; &amp; [Numbers.C445] &amp; &quot;[/b]: [sup]&quot; &amp; [Numbers.F44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&quot;[b]&quot; &amp; [Numbers.B446] &amp; &quot;. &quot; &amp; &quot;[url=&quot; &amp; [Numbers.E446] &amp; &quot;]&quot; &amp; [Numbers.D446] &amp; &quot;[/url][/b]&quot; &amp;  &quot; [[b]&quot; &amp; [Numbers.C446] &amp; &quot;[/b]: [sup]&quot; &amp; [Numbers.F44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&quot;[b]&quot; &amp; [Numbers.B447] &amp; &quot;. &quot; &amp; &quot;[url=&quot; &amp; [Numbers.E447] &amp; &quot;]&quot; &amp; [Numbers.D447] &amp; &quot;[/url][/b]&quot; &amp;  &quot; [[b]&quot; &amp; [Numbers.C447] &amp; &quot;[/b]: [sup]&quot; &amp; [Numbers.F44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&quot;[b]&quot; &amp; [Numbers.B448] &amp; &quot;. &quot; &amp; &quot;[url=&quot; &amp; [Numbers.E448] &amp; &quot;]&quot; &amp; [Numbers.D448] &amp; &quot;[/url][/b]&quot; &amp;  &quot; [[b]&quot; &amp; [Numbers.C448] &amp; &quot;[/b]: [sup]&quot; &amp; [Numbers.F44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&quot;[b]&quot; &amp; [Numbers.B449] &amp; &quot;. &quot; &amp; &quot;[url=&quot; &amp; [Numbers.E449] &amp; &quot;]&quot; &amp; [Numbers.D449] &amp; &quot;[/url][/b]&quot; &amp;  &quot; [[b]&quot; &amp; [Numbers.C449] &amp; &quot;[/b]: [sup]&quot; &amp; [Numbers.F44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&quot;[b]&quot; &amp; [Numbers.B450] &amp; &quot;. &quot; &amp; &quot;[url=&quot; &amp; [Numbers.E450] &amp; &quot;]&quot; &amp; [Numbers.D450] &amp; &quot;[/url][/b]&quot; &amp;  &quot; [[b]&quot; &amp; [Numbers.C450] &amp; &quot;[/b]: [sup]&quot; &amp; [Numbers.F45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&quot;[b]&quot; &amp; [Numbers.B451] &amp; &quot;. &quot; &amp; &quot;[url=&quot; &amp; [Numbers.E451] &amp; &quot;]&quot; &amp; [Numbers.D451] &amp; &quot;[/url][/b]&quot; &amp;  &quot; [[b]&quot; &amp; [Numbers.C451] &amp; &quot;[/b]: [sup]&quot; &amp; [Numbers.F45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&quot;[b]&quot; &amp; [Numbers.B452] &amp; &quot;. &quot; &amp; &quot;[url=&quot; &amp; [Numbers.E452] &amp; &quot;]&quot; &amp; [Numbers.D452] &amp; &quot;[/url][/b]&quot; &amp;  &quot; [[b]&quot; &amp; [Numbers.C452] &amp; &quot;[/b]: [sup]&quot; &amp; [Numbers.F45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&quot;[b]&quot; &amp; [Numbers.B453] &amp; &quot;. &quot; &amp; &quot;[url=&quot; &amp; [Numbers.E453] &amp; &quot;]&quot; &amp; [Numbers.D453] &amp; &quot;[/url][/b]&quot; &amp;  &quot; [[b]&quot; &amp; [Numbers.C453] &amp; &quot;[/b]: [sup]&quot; &amp; [Numbers.F45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&quot;[b]&quot; &amp; [Numbers.B454] &amp; &quot;. &quot; &amp; &quot;[url=&quot; &amp; [Numbers.E454] &amp; &quot;]&quot; &amp; [Numbers.D454] &amp; &quot;[/url][/b]&quot; &amp;  &quot; [[b]&quot; &amp; [Numbers.C454] &amp; &quot;[/b]: [sup]&quot; &amp; [Numbers.F45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&quot;[b]&quot; &amp; [Numbers.B455] &amp; &quot;. &quot; &amp; &quot;[url=&quot; &amp; [Numbers.E455] &amp; &quot;]&quot; &amp; [Numbers.D455] &amp; &quot;[/url][/b]&quot; &amp;  &quot; [[b]&quot; &amp; [Numbers.C455] &amp; &quot;[/b]: [sup]&quot; &amp; [Numbers.F45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&quot;[b]&quot; &amp; [Numbers.B456] &amp; &quot;. &quot; &amp; &quot;[url=&quot; &amp; [Numbers.E456] &amp; &quot;]&quot; &amp; [Numbers.D456] &amp; &quot;[/url][/b]&quot; &amp;  &quot; [[b]&quot; &amp; [Numbers.C456] &amp; &quot;[/b]: [sup]&quot; &amp; [Numbers.F45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&quot;[b]&quot; &amp; [Numbers.B457] &amp; &quot;. &quot; &amp; &quot;[url=&quot; &amp; [Numbers.E457] &amp; &quot;]&quot; &amp; [Numbers.D457] &amp; &quot;[/url][/b]&quot; &amp;  &quot; [[b]&quot; &amp; [Numbers.C457] &amp; &quot;[/b]: [sup]&quot; &amp; [Numbers.F45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&quot;[b]&quot; &amp; [Numbers.B458] &amp; &quot;. &quot; &amp; &quot;[url=&quot; &amp; [Numbers.E458] &amp; &quot;]&quot; &amp; [Numbers.D458] &amp; &quot;[/url][/b]&quot; &amp;  &quot; [[b]&quot; &amp; [Numbers.C458] &amp; &quot;[/b]: [sup]&quot; &amp; [Numbers.F45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&quot;[b]&quot; &amp; [Numbers.B459] &amp; &quot;. &quot; &amp; &quot;[url=&quot; &amp; [Numbers.E459] &amp; &quot;]&quot; &amp; [Numbers.D459] &amp; &quot;[/url][/b]&quot; &amp;  &quot; [[b]&quot; &amp; [Numbers.C459] &amp; &quot;[/b]: [sup]&quot; &amp; [Numbers.F45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&quot;[b]&quot; &amp; [Numbers.B460] &amp; &quot;. &quot; &amp; &quot;[url=&quot; &amp; [Numbers.E460] &amp; &quot;]&quot; &amp; [Numbers.D460] &amp; &quot;[/url][/b]&quot; &amp;  &quot; [[b]&quot; &amp; [Numbers.C460] &amp; &quot;[/b]: [sup]&quot; &amp; [Numbers.F46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&quot;[b]&quot; &amp; [Numbers.B461] &amp; &quot;. &quot; &amp; &quot;[url=&quot; &amp; [Numbers.E461] &amp; &quot;]&quot; &amp; [Numbers.D461] &amp; &quot;[/url][/b]&quot; &amp;  &quot; [[b]&quot; &amp; [Numbers.C461] &amp; &quot;[/b]: [sup]&quot; &amp; [Numbers.F46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&quot;[b]&quot; &amp; [Numbers.B462] &amp; &quot;. &quot; &amp; &quot;[url=&quot; &amp; [Numbers.E462] &amp; &quot;]&quot; &amp; [Numbers.D462] &amp; &quot;[/url][/b]&quot; &amp;  &quot; [[b]&quot; &amp; [Numbers.C462] &amp; &quot;[/b]: [sup]&quot; &amp; [Numbers.F46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&quot;[b]&quot; &amp; [Numbers.B463] &amp; &quot;. &quot; &amp; &quot;[url=&quot; &amp; [Numbers.E463] &amp; &quot;]&quot; &amp; [Numbers.D463] &amp; &quot;[/url][/b]&quot; &amp;  &quot; [[b]&quot; &amp; [Numbers.C463] &amp; &quot;[/b]: [sup]&quot; &amp; [Numbers.F46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&quot;[b]&quot; &amp; [Numbers.B464] &amp; &quot;. &quot; &amp; &quot;[url=&quot; &amp; [Numbers.E464] &amp; &quot;]&quot; &amp; [Numbers.D464] &amp; &quot;[/url][/b]&quot; &amp;  &quot; [[b]&quot; &amp; [Numbers.C464] &amp; &quot;[/b]: [sup]&quot; &amp; [Numbers.F46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&quot;[b]&quot; &amp; [Numbers.B465] &amp; &quot;. &quot; &amp; &quot;[url=&quot; &amp; [Numbers.E465] &amp; &quot;]&quot; &amp; [Numbers.D465] &amp; &quot;[/url][/b]&quot; &amp;  &quot; [[b]&quot; &amp; [Numbers.C465] &amp; &quot;[/b]: [sup]&quot; &amp; [Numbers.F46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&quot;[b]&quot; &amp; [Numbers.B466] &amp; &quot;. &quot; &amp; &quot;[url=&quot; &amp; [Numbers.E466] &amp; &quot;]&quot; &amp; [Numbers.D466] &amp; &quot;[/url][/b]&quot; &amp;  &quot; [[b]&quot; &amp; [Numbers.C466] &amp; &quot;[/b]: [sup]&quot; &amp; [Numbers.F46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&quot;[b]&quot; &amp; [Numbers.B467] &amp; &quot;. &quot; &amp; &quot;[url=&quot; &amp; [Numbers.E467] &amp; &quot;]&quot; &amp; [Numbers.D467] &amp; &quot;[/url][/b]&quot; &amp;  &quot; [[b]&quot; &amp; [Numbers.C467] &amp; &quot;[/b]: [sup]&quot; &amp; [Numbers.F46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&quot;[b]&quot; &amp; [Numbers.B468] &amp; &quot;. &quot; &amp; &quot;[url=&quot; &amp; [Numbers.E468] &amp; &quot;]&quot; &amp; [Numbers.D468] &amp; &quot;[/url][/b]&quot; &amp;  &quot; [[b]&quot; &amp; [Numbers.C468] &amp; &quot;[/b]: [sup]&quot; &amp; [Numbers.F4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&quot;[b]&quot; &amp; [Numbers.B469] &amp; &quot;. &quot; &amp; &quot;[url=&quot; &amp; [Numbers.E469] &amp; &quot;]&quot; &amp; [Numbers.D469] &amp; &quot;[/url][/b]&quot; &amp;  &quot; [[b]&quot; &amp; [Numbers.C469] &amp; &quot;[/b]: [sup]&quot; &amp; [Numbers.F4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&quot;[b]&quot; &amp; [Numbers.B470] &amp; &quot;. &quot; &amp; &quot;[url=&quot; &amp; [Numbers.E470] &amp; &quot;]&quot; &amp; [Numbers.D470] &amp; &quot;[/url][/b]&quot; &amp;  &quot; [[b]&quot; &amp; [Numbers.C470] &amp; &quot;[/b]: [sup]&quot; &amp; [Numbers.F4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&quot;[b]&quot; &amp; [Numbers.B471] &amp; &quot;. &quot; &amp; &quot;[url=&quot; &amp; [Numbers.E471] &amp; &quot;]&quot; &amp; [Numbers.D471] &amp; &quot;[/url][/b]&quot; &amp;  &quot; [[b]&quot; &amp; [Numbers.C471] &amp; &quot;[/b]: [sup]&quot; &amp; [Numbers.F4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&quot;[b]&quot; &amp; [Numbers.B472] &amp; &quot;. &quot; &amp; &quot;[url=&quot; &amp; [Numbers.E472] &amp; &quot;]&quot; &amp; [Numbers.D472] &amp; &quot;[/url][/b]&quot; &amp;  &quot; [[b]&quot; &amp; [Numbers.C472] &amp; &quot;[/b]: [sup]&quot; &amp; [Numbers.F4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&quot;[b]&quot; &amp; [Numbers.B473] &amp; &quot;. &quot; &amp; &quot;[url=&quot; &amp; [Numbers.E473] &amp; &quot;]&quot; &amp; [Numbers.D473] &amp; &quot;[/url][/b]&quot; &amp;  &quot; [[b]&quot; &amp; [Numbers.C473] &amp; &quot;[/b]: [sup]&quot; &amp; [Numbers.F4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&quot;[b]&quot; &amp; [Numbers.B474] &amp; &quot;. &quot; &amp; &quot;[url=&quot; &amp; [Numbers.E474] &amp; &quot;]&quot; &amp; [Numbers.D474] &amp; &quot;[/url][/b]&quot; &amp;  &quot; [[b]&quot; &amp; [Numbers.C474] &amp; &quot;[/b]: [sup]&quot; &amp; [Numbers.F4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&quot;[b]&quot; &amp; [Numbers.B475] &amp; &quot;. &quot; &amp; &quot;[url=&quot; &amp; [Numbers.E475] &amp; &quot;]&quot; &amp; [Numbers.D475] &amp; &quot;[/url][/b]&quot; &amp;  &quot; [[b]&quot; &amp; [Numbers.C475] &amp; &quot;[/b]: [sup]&quot; &amp; [Numbers.F4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&quot;[b]&quot; &amp; [Numbers.B476] &amp; &quot;. &quot; &amp; &quot;[url=&quot; &amp; [Numbers.E476] &amp; &quot;]&quot; &amp; [Numbers.D476] &amp; &quot;[/url][/b]&quot; &amp;  &quot; [[b]&quot; &amp; [Numbers.C476] &amp; &quot;[/b]: [sup]&quot; &amp; [Numbers.F4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&quot;[b]&quot; &amp; [Numbers.B477] &amp; &quot;. &quot; &amp; &quot;[url=&quot; &amp; [Numbers.E477] &amp; &quot;]&quot; &amp; [Numbers.D477] &amp; &quot;[/url][/b]&quot; &amp;  &quot; [[b]&quot; &amp; [Numbers.C477] &amp; &quot;[/b]: [sup]&quot; &amp; [Numbers.F4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&quot;[b]&quot; &amp; [Numbers.B478] &amp; &quot;. &quot; &amp; &quot;[url=&quot; &amp; [Numbers.E478] &amp; &quot;]&quot; &amp; [Numbers.D478] &amp; &quot;[/url][/b]&quot; &amp;  &quot; [[b]&quot; &amp; [Numbers.C478] &amp; &quot;[/b]: [sup]&quot; &amp; [Numbers.F4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&quot;[b]&quot; &amp; [Numbers.B479] &amp; &quot;. &quot; &amp; &quot;[url=&quot; &amp; [Numbers.E479] &amp; &quot;]&quot; &amp; [Numbers.D479] &amp; &quot;[/url][/b]&quot; &amp;  &quot; [[b]&quot; &amp; [Numbers.C479] &amp; &quot;[/b]: [sup]&quot; &amp; [Numbers.F4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&quot;[b]&quot; &amp; [Numbers.B480] &amp; &quot;. &quot; &amp; &quot;[url=&quot; &amp; [Numbers.E480] &amp; &quot;]&quot; &amp; [Numbers.D480] &amp; &quot;[/url][/b]&quot; &amp;  &quot; [[b]&quot; &amp; [Numbers.C480] &amp; &quot;[/b]: [sup]&quot; &amp; [Numbers.F4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&quot;[b]&quot; &amp; [Numbers.B481] &amp; &quot;. &quot; &amp; &quot;[url=&quot; &amp; [Numbers.E481] &amp; &quot;]&quot; &amp; [Numbers.D481] &amp; &quot;[/url][/b]&quot; &amp;  &quot; [[b]&quot; &amp; [Numbers.C481] &amp; &quot;[/b]: [sup]&quot; &amp; [Numbers.F4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&quot;[b]&quot; &amp; [Numbers.B482] &amp; &quot;. &quot; &amp; &quot;[url=&quot; &amp; [Numbers.E482] &amp; &quot;]&quot; &amp; [Numbers.D482] &amp; &quot;[/url][/b]&quot; &amp;  &quot; [[b]&quot; &amp; [Numbers.C482] &amp; &quot;[/b]: [sup]&quot; &amp; [Numbers.F4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&quot;[b]&quot; &amp; [Numbers.B483] &amp; &quot;. &quot; &amp; &quot;[url=&quot; &amp; [Numbers.E483] &amp; &quot;]&quot; &amp; [Numbers.D483] &amp; &quot;[/url][/b]&quot; &amp;  &quot; [[b]&quot; &amp; [Numbers.C483] &amp; &quot;[/b]: [sup]&quot; &amp; [Numbers.F4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&quot;[b]&quot; &amp; [Numbers.B484] &amp; &quot;. &quot; &amp; &quot;[url=&quot; &amp; [Numbers.E484] &amp; &quot;]&quot; &amp; [Numbers.D484] &amp; &quot;[/url][/b]&quot; &amp;  &quot; [[b]&quot; &amp; [Numbers.C484] &amp; &quot;[/b]: [sup]&quot; &amp; [Numbers.F4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&quot;[b]&quot; &amp; [Numbers.B485] &amp; &quot;. &quot; &amp; &quot;[url=&quot; &amp; [Numbers.E485] &amp; &quot;]&quot; &amp; [Numbers.D485] &amp; &quot;[/url][/b]&quot; &amp;  &quot; [[b]&quot; &amp; [Numbers.C485] &amp; &quot;[/b]: [sup]&quot; &amp; [Numbers.F4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&quot;[b]&quot; &amp; [Numbers.B486] &amp; &quot;. &quot; &amp; &quot;[url=&quot; &amp; [Numbers.E486] &amp; &quot;]&quot; &amp; [Numbers.D486] &amp; &quot;[/url][/b]&quot; &amp;  &quot; [[b]&quot; &amp; [Numbers.C486] &amp; &quot;[/b]: [sup]&quot; &amp; [Numbers.F4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&quot;[b]&quot; &amp; [Numbers.B487] &amp; &quot;. &quot; &amp; &quot;[url=&quot; &amp; [Numbers.E487] &amp; &quot;]&quot; &amp; [Numbers.D487] &amp; &quot;[/url][/b]&quot; &amp;  &quot; [[b]&quot; &amp; [Numbers.C487] &amp; &quot;[/b]: [sup]&quot; &amp; [Numbers.F4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&quot;[b]&quot; &amp; [Numbers.B488] &amp; &quot;. &quot; &amp; &quot;[url=&quot; &amp; [Numbers.E488] &amp; &quot;]&quot; &amp; [Numbers.D488] &amp; &quot;[/url][/b]&quot; &amp;  &quot; [[b]&quot; &amp; [Numbers.C488] &amp; &quot;[/b]: [sup]&quot; &amp; [Numbers.F4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&quot;[b]&quot; &amp; [Numbers.B489] &amp; &quot;. &quot; &amp; &quot;[url=&quot; &amp; [Numbers.E489] &amp; &quot;]&quot; &amp; [Numbers.D489] &amp; &quot;[/url][/b]&quot; &amp;  &quot; [[b]&quot; &amp; [Numbers.C489] &amp; &quot;[/b]: [sup]&quot; &amp; [Numbers.F4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&quot;[b]&quot; &amp; [Numbers.B490] &amp; &quot;. &quot; &amp; &quot;[url=&quot; &amp; [Numbers.E490] &amp; &quot;]&quot; &amp; [Numbers.D490] &amp; &quot;[/url][/b]&quot; &amp;  &quot; [[b]&quot; &amp; [Numbers.C490] &amp; &quot;[/b]: [sup]&quot; &amp; [Numbers.F4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&quot;[b]&quot; &amp; [Numbers.B491] &amp; &quot;. &quot; &amp; &quot;[url=&quot; &amp; [Numbers.E491] &amp; &quot;]&quot; &amp; [Numbers.D491] &amp; &quot;[/url][/b]&quot; &amp;  &quot; [[b]&quot; &amp; [Numbers.C491] &amp; &quot;[/b]: [sup]&quot; &amp; [Numbers.F4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&quot;[b]&quot; &amp; [Numbers.B492] &amp; &quot;. &quot; &amp; &quot;[url=&quot; &amp; [Numbers.E492] &amp; &quot;]&quot; &amp; [Numbers.D492] &amp; &quot;[/url][/b]&quot; &amp;  &quot; [[b]&quot; &amp; [Numbers.C492] &amp; &quot;[/b]: [sup]&quot; &amp; [Numbers.F4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&quot;[b]&quot; &amp; [Numbers.B493] &amp; &quot;. &quot; &amp; &quot;[url=&quot; &amp; [Numbers.E493] &amp; &quot;]&quot; &amp; [Numbers.D493] &amp; &quot;[/url][/b]&quot; &amp;  &quot; [[b]&quot; &amp; [Numbers.C493] &amp; &quot;[/b]: [sup]&quot; &amp; [Numbers.F4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&quot;[b]&quot; &amp; [Numbers.B494] &amp; &quot;. &quot; &amp; &quot;[url=&quot; &amp; [Numbers.E494] &amp; &quot;]&quot; &amp; [Numbers.D494] &amp; &quot;[/url][/b]&quot; &amp;  &quot; [[b]&quot; &amp; [Numbers.C494] &amp; &quot;[/b]: [sup]&quot; &amp; [Numbers.F4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&quot;[b]&quot; &amp; [Numbers.B495] &amp; &quot;. &quot; &amp; &quot;[url=&quot; &amp; [Numbers.E495] &amp; &quot;]&quot; &amp; [Numbers.D495] &amp; &quot;[/url][/b]&quot; &amp;  &quot; [[b]&quot; &amp; [Numbers.C495] &amp; &quot;[/b]: [sup]&quot; &amp; [Numbers.F4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&quot;[b]&quot; &amp; [Numbers.B496] &amp; &quot;. &quot; &amp; &quot;[url=&quot; &amp; [Numbers.E496] &amp; &quot;]&quot; &amp; [Numbers.D496] &amp; &quot;[/url][/b]&quot; &amp;  &quot; [[b]&quot; &amp; [Numbers.C496] &amp; &quot;[/b]: [sup]&quot; &amp; [Numbers.F4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&quot;[b]&quot; &amp; [Numbers.B497] &amp; &quot;. &quot; &amp; &quot;[url=&quot; &amp; [Numbers.E497] &amp; &quot;]&quot; &amp; [Numbers.D497] &amp; &quot;[/url][/b]&quot; &amp;  &quot; [[b]&quot; &amp; [Numbers.C497] &amp; &quot;[/b]: [sup]&quot; &amp; [Numbers.F4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&quot;[b]&quot; &amp; [Numbers.B498] &amp; &quot;. &quot; &amp; &quot;[url=&quot; &amp; [Numbers.E498] &amp; &quot;]&quot; &amp; [Numbers.D498] &amp; &quot;[/url][/b]&quot; &amp;  &quot; [[b]&quot; &amp; [Numbers.C498] &amp; &quot;[/b]: [sup]&quot; &amp; [Numbers.F4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&quot;[b]&quot; &amp; [Numbers.B499] &amp; &quot;. &quot; &amp; &quot;[url=&quot; &amp; [Numbers.E499] &amp; &quot;]&quot; &amp; [Numbers.D499] &amp; &quot;[/url][/b]&quot; &amp;  &quot; [[b]&quot; &amp; [Numbers.C499] &amp; &quot;[/b]: [sup]&quot; &amp; [Numbers.F4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&quot;[b]&quot; &amp; [Numbers.B500] &amp; &quot;. &quot; &amp; &quot;[url=&quot; &amp; [Numbers.E500] &amp; &quot;]&quot; &amp; [Numbers.D500] &amp; &quot;[/url][/b]&quot; &amp;  &quot; [[b]&quot; &amp; [Numbers.C500] &amp; &quot;[/b]: [sup]&quot; &amp; [Numbers.F5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&quot;[b]&quot; &amp; [Numbers.B501] &amp; &quot;. &quot; &amp; &quot;[url=&quot; &amp; [Numbers.E501] &amp; &quot;]&quot; &amp; [Numbers.D501] &amp; &quot;[/url][/b]&quot; &amp;  &quot; [[b]&quot; &amp; [Numbers.C501] &amp; &quot;[/b]: [sup]&quot; &amp; [Numbers.F5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&quot;[b]&quot; &amp; [Numbers.B502] &amp; &quot;. &quot; &amp; &quot;[url=&quot; &amp; [Numbers.E502] &amp; &quot;]&quot; &amp; [Numbers.D502] &amp; &quot;[/url][/b]&quot; &amp;  &quot; [[b]&quot; &amp; [Numbers.C502] &amp; &quot;[/b]: [sup]&quot; &amp; [Numbers.F5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&quot;[b]&quot; &amp; [Numbers.B503] &amp; &quot;. &quot; &amp; &quot;[url=&quot; &amp; [Numbers.E503] &amp; &quot;]&quot; &amp; [Numbers.D503] &amp; &quot;[/url][/b]&quot; &amp;  &quot; [[b]&quot; &amp; [Numbers.C503] &amp; &quot;[/b]: [sup]&quot; &amp; [Numbers.F50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&quot;[b]&quot; &amp; [Numbers.B504] &amp; &quot;. &quot; &amp; &quot;[url=&quot; &amp; [Numbers.E504] &amp; &quot;]&quot; &amp; [Numbers.D504] &amp; &quot;[/url][/b]&quot; &amp;  &quot; [[b]&quot; &amp; [Numbers.C504] &amp; &quot;[/b]: [sup]&quot; &amp; [Numbers.F50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&quot;[b]&quot; &amp; [Numbers.B505] &amp; &quot;. &quot; &amp; &quot;[url=&quot; &amp; [Numbers.E505] &amp; &quot;]&quot; &amp; [Numbers.D505] &amp; &quot;[/url][/b]&quot; &amp;  &quot; [[b]&quot; &amp; [Numbers.C505] &amp; &quot;[/b]: [sup]&quot; &amp; [Numbers.F50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&quot;[b]&quot; &amp; [Numbers.B506] &amp; &quot;. &quot; &amp; &quot;[url=&quot; &amp; [Numbers.E506] &amp; &quot;]&quot; &amp; [Numbers.D506] &amp; &quot;[/url][/b]&quot; &amp;  &quot; [[b]&quot; &amp; [Numbers.C506] &amp; &quot;[/b]: [sup]&quot; &amp; [Numbers.F50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&quot;[b]&quot; &amp; [Numbers.B507] &amp; &quot;. &quot; &amp; &quot;[url=&quot; &amp; [Numbers.E507] &amp; &quot;]&quot; &amp; [Numbers.D507] &amp; &quot;[/url][/b]&quot; &amp;  &quot; [[b]&quot; &amp; [Numbers.C507] &amp; &quot;[/b]: [sup]&quot; &amp; [Numbers.F50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&quot;[b]&quot; &amp; [Numbers.B508] &amp; &quot;. &quot; &amp; &quot;[url=&quot; &amp; [Numbers.E508] &amp; &quot;]&quot; &amp; [Numbers.D508] &amp; &quot;[/url][/b]&quot; &amp;  &quot; [[b]&quot; &amp; [Numbers.C508] &amp; &quot;[/b]: [sup]&quot; &amp; [Numbers.F50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&quot;[b]&quot; &amp; [Numbers.B509] &amp; &quot;. &quot; &amp; &quot;[url=&quot; &amp; [Numbers.E509] &amp; &quot;]&quot; &amp; [Numbers.D509] &amp; &quot;[/url][/b]&quot; &amp;  &quot; [[b]&quot; &amp; [Numbers.C509] &amp; &quot;[/b]: [sup]&quot; &amp; [Numbers.F50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&quot;[b]&quot; &amp; [Numbers.B510] &amp; &quot;. &quot; &amp; &quot;[url=&quot; &amp; [Numbers.E510] &amp; &quot;]&quot; &amp; [Numbers.D510] &amp; &quot;[/url][/b]&quot; &amp;  &quot; [[b]&quot; &amp; [Numbers.C510] &amp; &quot;[/b]: [sup]&quot; &amp; [Numbers.F51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&quot;[b]&quot; &amp; [Numbers.B511] &amp; &quot;. &quot; &amp; &quot;[url=&quot; &amp; [Numbers.E511] &amp; &quot;]&quot; &amp; [Numbers.D511] &amp; &quot;[/url][/b]&quot; &amp;  &quot; [[b]&quot; &amp; [Numbers.C511] &amp; &quot;[/b]: [sup]&quot; &amp; [Numbers.F51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&quot;[b]&quot; &amp; [Numbers.B512] &amp; &quot;. &quot; &amp; &quot;[url=&quot; &amp; [Numbers.E512] &amp; &quot;]&quot; &amp; [Numbers.D512] &amp; &quot;[/url][/b]&quot; &amp;  &quot; [[b]&quot; &amp; [Numbers.C512] &amp; &quot;[/b]: [sup]&quot; &amp; [Numbers.F51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&quot;[b]&quot; &amp; [Numbers.B513] &amp; &quot;. &quot; &amp; &quot;[url=&quot; &amp; [Numbers.E513] &amp; &quot;]&quot; &amp; [Numbers.D513] &amp; &quot;[/url][/b]&quot; &amp;  &quot; [[b]&quot; &amp; [Numbers.C513] &amp; &quot;[/b]: [sup]&quot; &amp; [Numbers.F51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&quot;[b]&quot; &amp; [Numbers.B514] &amp; &quot;. &quot; &amp; &quot;[url=&quot; &amp; [Numbers.E514] &amp; &quot;]&quot; &amp; [Numbers.D514] &amp; &quot;[/url][/b]&quot; &amp;  &quot; [[b]&quot; &amp; [Numbers.C514] &amp; &quot;[/b]: [sup]&quot; &amp; [Numbers.F51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&quot;[b]&quot; &amp; [Numbers.B515] &amp; &quot;. &quot; &amp; &quot;[url=&quot; &amp; [Numbers.E515] &amp; &quot;]&quot; &amp; [Numbers.D515] &amp; &quot;[/url][/b]&quot; &amp;  &quot; [[b]&quot; &amp; [Numbers.C515] &amp; &quot;[/b]: [sup]&quot; &amp; [Numbers.F51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&quot;[b]&quot; &amp; [Numbers.B516] &amp; &quot;. &quot; &amp; &quot;[url=&quot; &amp; [Numbers.E516] &amp; &quot;]&quot; &amp; [Numbers.D516] &amp; &quot;[/url][/b]&quot; &amp;  &quot; [[b]&quot; &amp; [Numbers.C516] &amp; &quot;[/b]: [sup]&quot; &amp; [Numbers.F51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&quot;[b]&quot; &amp; [Numbers.B517] &amp; &quot;. &quot; &amp; &quot;[url=&quot; &amp; [Numbers.E517] &amp; &quot;]&quot; &amp; [Numbers.D517] &amp; &quot;[/url][/b]&quot; &amp;  &quot; [[b]&quot; &amp; [Numbers.C517] &amp; &quot;[/b]: [sup]&quot; &amp; [Numbers.F51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&quot;[b]&quot; &amp; [Numbers.B518] &amp; &quot;. &quot; &amp; &quot;[url=&quot; &amp; [Numbers.E518] &amp; &quot;]&quot; &amp; [Numbers.D518] &amp; &quot;[/url][/b]&quot; &amp;  &quot; [[b]&quot; &amp; [Numbers.C518] &amp; &quot;[/b]: [sup]&quot; &amp; [Numbers.F51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&quot;[b]&quot; &amp; [Numbers.B519] &amp; &quot;. &quot; &amp; &quot;[url=&quot; &amp; [Numbers.E519] &amp; &quot;]&quot; &amp; [Numbers.D519] &amp; &quot;[/url][/b]&quot; &amp;  &quot; [[b]&quot; &amp; [Numbers.C519] &amp; &quot;[/b]: [sup]&quot; &amp; [Numbers.F51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&quot;[b]&quot; &amp; [Numbers.B520] &amp; &quot;. &quot; &amp; &quot;[url=&quot; &amp; [Numbers.E520] &amp; &quot;]&quot; &amp; [Numbers.D520] &amp; &quot;[/url][/b]&quot; &amp;  &quot; [[b]&quot; &amp; [Numbers.C520] &amp; &quot;[/b]: [sup]&quot; &amp; [Numbers.F52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&quot;[b]&quot; &amp; [Numbers.B521] &amp; &quot;. &quot; &amp; &quot;[url=&quot; &amp; [Numbers.E521] &amp; &quot;]&quot; &amp; [Numbers.D521] &amp; &quot;[/url][/b]&quot; &amp;  &quot; [[b]&quot; &amp; [Numbers.C521] &amp; &quot;[/b]: [sup]&quot; &amp; [Numbers.F52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&quot;[b]&quot; &amp; [Numbers.B522] &amp; &quot;. &quot; &amp; &quot;[url=&quot; &amp; [Numbers.E522] &amp; &quot;]&quot; &amp; [Numbers.D522] &amp; &quot;[/url][/b]&quot; &amp;  &quot; [[b]&quot; &amp; [Numbers.C522] &amp; &quot;[/b]: [sup]&quot; &amp; [Numbers.F52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&quot;[b]&quot; &amp; [Numbers.B523] &amp; &quot;. &quot; &amp; &quot;[url=&quot; &amp; [Numbers.E523] &amp; &quot;]&quot; &amp; [Numbers.D523] &amp; &quot;[/url][/b]&quot; &amp;  &quot; [[b]&quot; &amp; [Numbers.C523] &amp; &quot;[/b]: [sup]&quot; &amp; [Numbers.F52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&quot;[b]&quot; &amp; [Numbers.B524] &amp; &quot;. &quot; &amp; &quot;[url=&quot; &amp; [Numbers.E524] &amp; &quot;]&quot; &amp; [Numbers.D524] &amp; &quot;[/url][/b]&quot; &amp;  &quot; [[b]&quot; &amp; [Numbers.C524] &amp; &quot;[/b]: [sup]&quot; &amp; [Numbers.F52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&quot;[b]&quot; &amp; [Numbers.B525] &amp; &quot;. &quot; &amp; &quot;[url=&quot; &amp; [Numbers.E525] &amp; &quot;]&quot; &amp; [Numbers.D525] &amp; &quot;[/url][/b]&quot; &amp;  &quot; [[b]&quot; &amp; [Numbers.C525] &amp; &quot;[/b]: [sup]&quot; &amp; [Numbers.F52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&quot;[b]&quot; &amp; [Numbers.B526] &amp; &quot;. &quot; &amp; &quot;[url=&quot; &amp; [Numbers.E526] &amp; &quot;]&quot; &amp; [Numbers.D526] &amp; &quot;[/url][/b]&quot; &amp;  &quot; [[b]&quot; &amp; [Numbers.C526] &amp; &quot;[/b]: [sup]&quot; &amp; [Numbers.F52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&quot;[b]&quot; &amp; [Numbers.B527] &amp; &quot;. &quot; &amp; &quot;[url=&quot; &amp; [Numbers.E527] &amp; &quot;]&quot; &amp; [Numbers.D527] &amp; &quot;[/url][/b]&quot; &amp;  &quot; [[b]&quot; &amp; [Numbers.C527] &amp; &quot;[/b]: [sup]&quot; &amp; [Numbers.F52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&quot;[b]&quot; &amp; [Numbers.B528] &amp; &quot;. &quot; &amp; &quot;[url=&quot; &amp; [Numbers.E528] &amp; &quot;]&quot; &amp; [Numbers.D528] &amp; &quot;[/url][/b]&quot; &amp;  &quot; [[b]&quot; &amp; [Numbers.C528] &amp; &quot;[/b]: [sup]&quot; &amp; [Numbers.F52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&quot;[b]&quot; &amp; [Numbers.B529] &amp; &quot;. &quot; &amp; &quot;[url=&quot; &amp; [Numbers.E529] &amp; &quot;]&quot; &amp; [Numbers.D529] &amp; &quot;[/url][/b]&quot; &amp;  &quot; [[b]&quot; &amp; [Numbers.C529] &amp; &quot;[/b]: [sup]&quot; &amp; [Numbers.F52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&quot;[b]&quot; &amp; [Numbers.B530] &amp; &quot;. &quot; &amp; &quot;[url=&quot; &amp; [Numbers.E530] &amp; &quot;]&quot; &amp; [Numbers.D530] &amp; &quot;[/url][/b]&quot; &amp;  &quot; [[b]&quot; &amp; [Numbers.C530] &amp; &quot;[/b]: [sup]&quot; &amp; [Numbers.F53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&quot;[b]&quot; &amp; [Numbers.B531] &amp; &quot;. &quot; &amp; &quot;[url=&quot; &amp; [Numbers.E531] &amp; &quot;]&quot; &amp; [Numbers.D531] &amp; &quot;[/url][/b]&quot; &amp;  &quot; [[b]&quot; &amp; [Numbers.C531] &amp; &quot;[/b]: [sup]&quot; &amp; [Numbers.F53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&quot;[b]&quot; &amp; [Numbers.B532] &amp; &quot;. &quot; &amp; &quot;[url=&quot; &amp; [Numbers.E532] &amp; &quot;]&quot; &amp; [Numbers.D532] &amp; &quot;[/url][/b]&quot; &amp;  &quot; [[b]&quot; &amp; [Numbers.C532] &amp; &quot;[/b]: [sup]&quot; &amp; [Numbers.F53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&quot;[b]&quot; &amp; [Numbers.B533] &amp; &quot;. &quot; &amp; &quot;[url=&quot; &amp; [Numbers.E533] &amp; &quot;]&quot; &amp; [Numbers.D533] &amp; &quot;[/url][/b]&quot; &amp;  &quot; [[b]&quot; &amp; [Numbers.C533] &amp; &quot;[/b]: [sup]&quot; &amp; [Numbers.F53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&quot;[b]&quot; &amp; [Numbers.B534] &amp; &quot;. &quot; &amp; &quot;[url=&quot; &amp; [Numbers.E534] &amp; &quot;]&quot; &amp; [Numbers.D534] &amp; &quot;[/url][/b]&quot; &amp;  &quot; [[b]&quot; &amp; [Numbers.C534] &amp; &quot;[/b]: [sup]&quot; &amp; [Numbers.F53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&quot;[b]&quot; &amp; [Numbers.B535] &amp; &quot;. &quot; &amp; &quot;[url=&quot; &amp; [Numbers.E535] &amp; &quot;]&quot; &amp; [Numbers.D535] &amp; &quot;[/url][/b]&quot; &amp;  &quot; [[b]&quot; &amp; [Numbers.C535] &amp; &quot;[/b]: [sup]&quot; &amp; [Numbers.F53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&quot;[b]&quot; &amp; [Numbers.B536] &amp; &quot;. &quot; &amp; &quot;[url=&quot; &amp; [Numbers.E536] &amp; &quot;]&quot; &amp; [Numbers.D536] &amp; &quot;[/url][/b]&quot; &amp;  &quot; [[b]&quot; &amp; [Numbers.C536] &amp; &quot;[/b]: [sup]&quot; &amp; [Numbers.F53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&quot;[b]&quot; &amp; [Numbers.B537] &amp; &quot;. &quot; &amp; &quot;[url=&quot; &amp; [Numbers.E537] &amp; &quot;]&quot; &amp; [Numbers.D537] &amp; &quot;[/url][/b]&quot; &amp;  &quot; [[b]&quot; &amp; [Numbers.C537] &amp; &quot;[/b]: [sup]&quot; &amp; [Numbers.F53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&quot;[b]&quot; &amp; [Numbers.B538] &amp; &quot;. &quot; &amp; &quot;[url=&quot; &amp; [Numbers.E538] &amp; &quot;]&quot; &amp; [Numbers.D538] &amp; &quot;[/url][/b]&quot; &amp;  &quot; [[b]&quot; &amp; [Numbers.C538] &amp; &quot;[/b]: [sup]&quot; &amp; [Numbers.F53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&quot;[b]&quot; &amp; [Numbers.B539] &amp; &quot;. &quot; &amp; &quot;[url=&quot; &amp; [Numbers.E539] &amp; &quot;]&quot; &amp; [Numbers.D539] &amp; &quot;[/url][/b]&quot; &amp;  &quot; [[b]&quot; &amp; [Numbers.C539] &amp; &quot;[/b]: [sup]&quot; &amp; [Numbers.F53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&quot;[b]&quot; &amp; [Numbers.B540] &amp; &quot;. &quot; &amp; &quot;[url=&quot; &amp; [Numbers.E540] &amp; &quot;]&quot; &amp; [Numbers.D540] &amp; &quot;[/url][/b]&quot; &amp;  &quot; [[b]&quot; &amp; [Numbers.C540] &amp; &quot;[/b]: [sup]&quot; &amp; [Numbers.F54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&quot;[b]&quot; &amp; [Numbers.B541] &amp; &quot;. &quot; &amp; &quot;[url=&quot; &amp; [Numbers.E541] &amp; &quot;]&quot; &amp; [Numbers.D541] &amp; &quot;[/url][/b]&quot; &amp;  &quot; [[b]&quot; &amp; [Numbers.C541] &amp; &quot;[/b]: [sup]&quot; &amp; [Numbers.F54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&quot;[b]&quot; &amp; [Numbers.B542] &amp; &quot;. &quot; &amp; &quot;[url=&quot; &amp; [Numbers.E542] &amp; &quot;]&quot; &amp; [Numbers.D542] &amp; &quot;[/url][/b]&quot; &amp;  &quot; [[b]&quot; &amp; [Numbers.C542] &amp; &quot;[/b]: [sup]&quot; &amp; [Numbers.F54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&quot;[b]&quot; &amp; [Numbers.B543] &amp; &quot;. &quot; &amp; &quot;[url=&quot; &amp; [Numbers.E543] &amp; &quot;]&quot; &amp; [Numbers.D543] &amp; &quot;[/url][/b]&quot; &amp;  &quot; [[b]&quot; &amp; [Numbers.C543] &amp; &quot;[/b]: [sup]&quot; &amp; [Numbers.F54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&quot;[b]&quot; &amp; [Numbers.B544] &amp; &quot;. &quot; &amp; &quot;[url=&quot; &amp; [Numbers.E544] &amp; &quot;]&quot; &amp; [Numbers.D544] &amp; &quot;[/url][/b]&quot; &amp;  &quot; [[b]&quot; &amp; [Numbers.C544] &amp; &quot;[/b]: [sup]&quot; &amp; [Numbers.F54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&quot;[b]&quot; &amp; [Numbers.B545] &amp; &quot;. &quot; &amp; &quot;[url=&quot; &amp; [Numbers.E545] &amp; &quot;]&quot; &amp; [Numbers.D545] &amp; &quot;[/url][/b]&quot; &amp;  &quot; [[b]&quot; &amp; [Numbers.C545] &amp; &quot;[/b]: [sup]&quot; &amp; [Numbers.F54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&quot;[b]&quot; &amp; [Numbers.B546] &amp; &quot;. &quot; &amp; &quot;[url=&quot; &amp; [Numbers.E546] &amp; &quot;]&quot; &amp; [Numbers.D546] &amp; &quot;[/url][/b]&quot; &amp;  &quot; [[b]&quot; &amp; [Numbers.C546] &amp; &quot;[/b]: [sup]&quot; &amp; [Numbers.F54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&quot;[b]&quot; &amp; [Numbers.B547] &amp; &quot;. &quot; &amp; &quot;[url=&quot; &amp; [Numbers.E547] &amp; &quot;]&quot; &amp; [Numbers.D547] &amp; &quot;[/url][/b]&quot; &amp;  &quot; [[b]&quot; &amp; [Numbers.C547] &amp; &quot;[/b]: [sup]&quot; &amp; [Numbers.F54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&quot;[b]&quot; &amp; [Numbers.B548] &amp; &quot;. &quot; &amp; &quot;[url=&quot; &amp; [Numbers.E548] &amp; &quot;]&quot; &amp; [Numbers.D548] &amp; &quot;[/url][/b]&quot; &amp;  &quot; [[b]&quot; &amp; [Numbers.C548] &amp; &quot;[/b]: [sup]&quot; &amp; [Numbers.F54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&quot;[b]&quot; &amp; [Numbers.B549] &amp; &quot;. &quot; &amp; &quot;[url=&quot; &amp; [Numbers.E549] &amp; &quot;]&quot; &amp; [Numbers.D549] &amp; &quot;[/url][/b]&quot; &amp;  &quot; [[b]&quot; &amp; [Numbers.C549] &amp; &quot;[/b]: [sup]&quot; &amp; [Numbers.F54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&quot;[b]&quot; &amp; [Numbers.B550] &amp; &quot;. &quot; &amp; &quot;[url=&quot; &amp; [Numbers.E550] &amp; &quot;]&quot; &amp; [Numbers.D550] &amp; &quot;[/url][/b]&quot; &amp;  &quot; [[b]&quot; &amp; [Numbers.C550] &amp; &quot;[/b]: [sup]&quot; &amp; [Numbers.F55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&quot;[b]&quot; &amp; [Numbers.B551] &amp; &quot;. &quot; &amp; &quot;[url=&quot; &amp; [Numbers.E551] &amp; &quot;]&quot; &amp; [Numbers.D551] &amp; &quot;[/url][/b]&quot; &amp;  &quot; [[b]&quot; &amp; [Numbers.C551] &amp; &quot;[/b]: [sup]&quot; &amp; [Numbers.F55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&quot;[b]&quot; &amp; [Numbers.B552] &amp; &quot;. &quot; &amp; &quot;[url=&quot; &amp; [Numbers.E552] &amp; &quot;]&quot; &amp; [Numbers.D552] &amp; &quot;[/url][/b]&quot; &amp;  &quot; [[b]&quot; &amp; [Numbers.C552] &amp; &quot;[/b]: [sup]&quot; &amp; [Numbers.F55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&quot;[b]&quot; &amp; [Numbers.B553] &amp; &quot;. &quot; &amp; &quot;[url=&quot; &amp; [Numbers.E553] &amp; &quot;]&quot; &amp; [Numbers.D553] &amp; &quot;[/url][/b]&quot; &amp;  &quot; [[b]&quot; &amp; [Numbers.C553] &amp; &quot;[/b]: [sup]&quot; &amp; [Numbers.F55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&quot;[b]&quot; &amp; [Numbers.B554] &amp; &quot;. &quot; &amp; &quot;[url=&quot; &amp; [Numbers.E554] &amp; &quot;]&quot; &amp; [Numbers.D554] &amp; &quot;[/url][/b]&quot; &amp;  &quot; [[b]&quot; &amp; [Numbers.C554] &amp; &quot;[/b]: [sup]&quot; &amp; [Numbers.F55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&quot;[b]&quot; &amp; [Numbers.B555] &amp; &quot;. &quot; &amp; &quot;[url=&quot; &amp; [Numbers.E555] &amp; &quot;]&quot; &amp; [Numbers.D555] &amp; &quot;[/url][/b]&quot; &amp;  &quot; [[b]&quot; &amp; [Numbers.C555] &amp; &quot;[/b]: [sup]&quot; &amp; [Numbers.F55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&quot;[b]&quot; &amp; [Numbers.B556] &amp; &quot;. &quot; &amp; &quot;[url=&quot; &amp; [Numbers.E556] &amp; &quot;]&quot; &amp; [Numbers.D556] &amp; &quot;[/url][/b]&quot; &amp;  &quot; [[b]&quot; &amp; [Numbers.C556] &amp; &quot;[/b]: [sup]&quot; &amp; [Numbers.F55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&quot;[b]&quot; &amp; [Numbers.B557] &amp; &quot;. &quot; &amp; &quot;[url=&quot; &amp; [Numbers.E557] &amp; &quot;]&quot; &amp; [Numbers.D557] &amp; &quot;[/url][/b]&quot; &amp;  &quot; [[b]&quot; &amp; [Numbers.C557] &amp; &quot;[/b]: [sup]&quot; &amp; [Numbers.F55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&quot;[b]&quot; &amp; [Numbers.B558] &amp; &quot;. &quot; &amp; &quot;[url=&quot; &amp; [Numbers.E558] &amp; &quot;]&quot; &amp; [Numbers.D558] &amp; &quot;[/url][/b]&quot; &amp;  &quot; [[b]&quot; &amp; [Numbers.C558] &amp; &quot;[/b]: [sup]&quot; &amp; [Numbers.F55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&quot;[b]&quot; &amp; [Numbers.B559] &amp; &quot;. &quot; &amp; &quot;[url=&quot; &amp; [Numbers.E559] &amp; &quot;]&quot; &amp; [Numbers.D559] &amp; &quot;[/url][/b]&quot; &amp;  &quot; [[b]&quot; &amp; [Numbers.C559] &amp; &quot;[/b]: [sup]&quot; &amp; [Numbers.F55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&quot;[b]&quot; &amp; [Numbers.B560] &amp; &quot;. &quot; &amp; &quot;[url=&quot; &amp; [Numbers.E560] &amp; &quot;]&quot; &amp; [Numbers.D560] &amp; &quot;[/url][/b]&quot; &amp;  &quot; [[b]&quot; &amp; [Numbers.C560] &amp; &quot;[/b]: [sup]&quot; &amp; [Numbers.F56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&quot;[b]&quot; &amp; [Numbers.B561] &amp; &quot;. &quot; &amp; &quot;[url=&quot; &amp; [Numbers.E561] &amp; &quot;]&quot; &amp; [Numbers.D561] &amp; &quot;[/url][/b]&quot; &amp;  &quot; [[b]&quot; &amp; [Numbers.C561] &amp; &quot;[/b]: [sup]&quot; &amp; [Numbers.F56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&quot;[b]&quot; &amp; [Numbers.B562] &amp; &quot;. &quot; &amp; &quot;[url=&quot; &amp; [Numbers.E562] &amp; &quot;]&quot; &amp; [Numbers.D562] &amp; &quot;[/url][/b]&quot; &amp;  &quot; [[b]&quot; &amp; [Numbers.C562] &amp; &quot;[/b]: [sup]&quot; &amp; [Numbers.F56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&quot;[b]&quot; &amp; [Numbers.B563] &amp; &quot;. &quot; &amp; &quot;[url=&quot; &amp; [Numbers.E563] &amp; &quot;]&quot; &amp; [Numbers.D563] &amp; &quot;[/url][/b]&quot; &amp;  &quot; [[b]&quot; &amp; [Numbers.C563] &amp; &quot;[/b]: [sup]&quot; &amp; [Numbers.F56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&quot;[b]&quot; &amp; [Numbers.B564] &amp; &quot;. &quot; &amp; &quot;[url=&quot; &amp; [Numbers.E564] &amp; &quot;]&quot; &amp; [Numbers.D564] &amp; &quot;[/url][/b]&quot; &amp;  &quot; [[b]&quot; &amp; [Numbers.C564] &amp; &quot;[/b]: [sup]&quot; &amp; [Numbers.F56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&quot;[b]&quot; &amp; [Numbers.B565] &amp; &quot;. &quot; &amp; &quot;[url=&quot; &amp; [Numbers.E565] &amp; &quot;]&quot; &amp; [Numbers.D565] &amp; &quot;[/url][/b]&quot; &amp;  &quot; [[b]&quot; &amp; [Numbers.C565] &amp; &quot;[/b]: [sup]&quot; &amp; [Numbers.F56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&quot;[b]&quot; &amp; [Numbers.B566] &amp; &quot;. &quot; &amp; &quot;[url=&quot; &amp; [Numbers.E566] &amp; &quot;]&quot; &amp; [Numbers.D566] &amp; &quot;[/url][/b]&quot; &amp;  &quot; [[b]&quot; &amp; [Numbers.C566] &amp; &quot;[/b]: [sup]&quot; &amp; [Numbers.F56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&quot;[b]&quot; &amp; [Numbers.B567] &amp; &quot;. &quot; &amp; &quot;[url=&quot; &amp; [Numbers.E567] &amp; &quot;]&quot; &amp; [Numbers.D567] &amp; &quot;[/url][/b]&quot; &amp;  &quot; [[b]&quot; &amp; [Numbers.C567] &amp; &quot;[/b]: [sup]&quot; &amp; [Numbers.F56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&quot;[b]&quot; &amp; [Numbers.B568] &amp; &quot;. &quot; &amp; &quot;[url=&quot; &amp; [Numbers.E568] &amp; &quot;]&quot; &amp; [Numbers.D568] &amp; &quot;[/url][/b]&quot; &amp;  &quot; [[b]&quot; &amp; [Numbers.C568] &amp; &quot;[/b]: [sup]&quot; &amp; [Numbers.F5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&quot;[b]&quot; &amp; [Numbers.B569] &amp; &quot;. &quot; &amp; &quot;[url=&quot; &amp; [Numbers.E569] &amp; &quot;]&quot; &amp; [Numbers.D569] &amp; &quot;[/url][/b]&quot; &amp;  &quot; [[b]&quot; &amp; [Numbers.C569] &amp; &quot;[/b]: [sup]&quot; &amp; [Numbers.F5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&quot;[b]&quot; &amp; [Numbers.B570] &amp; &quot;. &quot; &amp; &quot;[url=&quot; &amp; [Numbers.E570] &amp; &quot;]&quot; &amp; [Numbers.D570] &amp; &quot;[/url][/b]&quot; &amp;  &quot; [[b]&quot; &amp; [Numbers.C570] &amp; &quot;[/b]: [sup]&quot; &amp; [Numbers.F5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&quot;[b]&quot; &amp; [Numbers.B571] &amp; &quot;. &quot; &amp; &quot;[url=&quot; &amp; [Numbers.E571] &amp; &quot;]&quot; &amp; [Numbers.D571] &amp; &quot;[/url][/b]&quot; &amp;  &quot; [[b]&quot; &amp; [Numbers.C571] &amp; &quot;[/b]: [sup]&quot; &amp; [Numbers.F5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&quot;[b]&quot; &amp; [Numbers.B572] &amp; &quot;. &quot; &amp; &quot;[url=&quot; &amp; [Numbers.E572] &amp; &quot;]&quot; &amp; [Numbers.D572] &amp; &quot;[/url][/b]&quot; &amp;  &quot; [[b]&quot; &amp; [Numbers.C572] &amp; &quot;[/b]: [sup]&quot; &amp; [Numbers.F5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&quot;[b]&quot; &amp; [Numbers.B573] &amp; &quot;. &quot; &amp; &quot;[url=&quot; &amp; [Numbers.E573] &amp; &quot;]&quot; &amp; [Numbers.D573] &amp; &quot;[/url][/b]&quot; &amp;  &quot; [[b]&quot; &amp; [Numbers.C573] &amp; &quot;[/b]: [sup]&quot; &amp; [Numbers.F5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&quot;[b]&quot; &amp; [Numbers.B574] &amp; &quot;. &quot; &amp; &quot;[url=&quot; &amp; [Numbers.E574] &amp; &quot;]&quot; &amp; [Numbers.D574] &amp; &quot;[/url][/b]&quot; &amp;  &quot; [[b]&quot; &amp; [Numbers.C574] &amp; &quot;[/b]: [sup]&quot; &amp; [Numbers.F5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&quot;[b]&quot; &amp; [Numbers.B575] &amp; &quot;. &quot; &amp; &quot;[url=&quot; &amp; [Numbers.E575] &amp; &quot;]&quot; &amp; [Numbers.D575] &amp; &quot;[/url][/b]&quot; &amp;  &quot; [[b]&quot; &amp; [Numbers.C575] &amp; &quot;[/b]: [sup]&quot; &amp; [Numbers.F5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&quot;[b]&quot; &amp; [Numbers.B576] &amp; &quot;. &quot; &amp; &quot;[url=&quot; &amp; [Numbers.E576] &amp; &quot;]&quot; &amp; [Numbers.D576] &amp; &quot;[/url][/b]&quot; &amp;  &quot; [[b]&quot; &amp; [Numbers.C576] &amp; &quot;[/b]: [sup]&quot; &amp; [Numbers.F5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&quot;[b]&quot; &amp; [Numbers.B577] &amp; &quot;. &quot; &amp; &quot;[url=&quot; &amp; [Numbers.E577] &amp; &quot;]&quot; &amp; [Numbers.D577] &amp; &quot;[/url][/b]&quot; &amp;  &quot; [[b]&quot; &amp; [Numbers.C577] &amp; &quot;[/b]: [sup]&quot; &amp; [Numbers.F5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&quot;[b]&quot; &amp; [Numbers.B578] &amp; &quot;. &quot; &amp; &quot;[url=&quot; &amp; [Numbers.E578] &amp; &quot;]&quot; &amp; [Numbers.D578] &amp; &quot;[/url][/b]&quot; &amp;  &quot; [[b]&quot; &amp; [Numbers.C578] &amp; &quot;[/b]: [sup]&quot; &amp; [Numbers.F5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&quot;[b]&quot; &amp; [Numbers.B579] &amp; &quot;. &quot; &amp; &quot;[url=&quot; &amp; [Numbers.E579] &amp; &quot;]&quot; &amp; [Numbers.D579] &amp; &quot;[/url][/b]&quot; &amp;  &quot; [[b]&quot; &amp; [Numbers.C579] &amp; &quot;[/b]: [sup]&quot; &amp; [Numbers.F5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&quot;[b]&quot; &amp; [Numbers.B580] &amp; &quot;. &quot; &amp; &quot;[url=&quot; &amp; [Numbers.E580] &amp; &quot;]&quot; &amp; [Numbers.D580] &amp; &quot;[/url][/b]&quot; &amp;  &quot; [[b]&quot; &amp; [Numbers.C580] &amp; &quot;[/b]: [sup]&quot; &amp; [Numbers.F5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&quot;[b]&quot; &amp; [Numbers.B581] &amp; &quot;. &quot; &amp; &quot;[url=&quot; &amp; [Numbers.E581] &amp; &quot;]&quot; &amp; [Numbers.D581] &amp; &quot;[/url][/b]&quot; &amp;  &quot; [[b]&quot; &amp; [Numbers.C581] &amp; &quot;[/b]: [sup]&quot; &amp; [Numbers.F5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&quot;[b]&quot; &amp; [Numbers.B582] &amp; &quot;. &quot; &amp; &quot;[url=&quot; &amp; [Numbers.E582] &amp; &quot;]&quot; &amp; [Numbers.D582] &amp; &quot;[/url][/b]&quot; &amp;  &quot; [[b]&quot; &amp; [Numbers.C582] &amp; &quot;[/b]: [sup]&quot; &amp; [Numbers.F5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&quot;[b]&quot; &amp; [Numbers.B583] &amp; &quot;. &quot; &amp; &quot;[url=&quot; &amp; [Numbers.E583] &amp; &quot;]&quot; &amp; [Numbers.D583] &amp; &quot;[/url][/b]&quot; &amp;  &quot; [[b]&quot; &amp; [Numbers.C583] &amp; &quot;[/b]: [sup]&quot; &amp; [Numbers.F5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&quot;[b]&quot; &amp; [Numbers.B584] &amp; &quot;. &quot; &amp; &quot;[url=&quot; &amp; [Numbers.E584] &amp; &quot;]&quot; &amp; [Numbers.D584] &amp; &quot;[/url][/b]&quot; &amp;  &quot; [[b]&quot; &amp; [Numbers.C584] &amp; &quot;[/b]: [sup]&quot; &amp; [Numbers.F5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&quot;[b]&quot; &amp; [Numbers.B585] &amp; &quot;. &quot; &amp; &quot;[url=&quot; &amp; [Numbers.E585] &amp; &quot;]&quot; &amp; [Numbers.D585] &amp; &quot;[/url][/b]&quot; &amp;  &quot; [[b]&quot; &amp; [Numbers.C585] &amp; &quot;[/b]: [sup]&quot; &amp; [Numbers.F5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&quot;[b]&quot; &amp; [Numbers.B586] &amp; &quot;. &quot; &amp; &quot;[url=&quot; &amp; [Numbers.E586] &amp; &quot;]&quot; &amp; [Numbers.D586] &amp; &quot;[/url][/b]&quot; &amp;  &quot; [[b]&quot; &amp; [Numbers.C586] &amp; &quot;[/b]: [sup]&quot; &amp; [Numbers.F5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&quot;[b]&quot; &amp; [Numbers.B587] &amp; &quot;. &quot; &amp; &quot;[url=&quot; &amp; [Numbers.E587] &amp; &quot;]&quot; &amp; [Numbers.D587] &amp; &quot;[/url][/b]&quot; &amp;  &quot; [[b]&quot; &amp; [Numbers.C587] &amp; &quot;[/b]: [sup]&quot; &amp; [Numbers.F5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&quot;[b]&quot; &amp; [Numbers.B588] &amp; &quot;. &quot; &amp; &quot;[url=&quot; &amp; [Numbers.E588] &amp; &quot;]&quot; &amp; [Numbers.D588] &amp; &quot;[/url][/b]&quot; &amp;  &quot; [[b]&quot; &amp; [Numbers.C588] &amp; &quot;[/b]: [sup]&quot; &amp; [Numbers.F5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&quot;[b]&quot; &amp; [Numbers.B589] &amp; &quot;. &quot; &amp; &quot;[url=&quot; &amp; [Numbers.E589] &amp; &quot;]&quot; &amp; [Numbers.D589] &amp; &quot;[/url][/b]&quot; &amp;  &quot; [[b]&quot; &amp; [Numbers.C589] &amp; &quot;[/b]: [sup]&quot; &amp; [Numbers.F5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&quot;[b]&quot; &amp; [Numbers.B590] &amp; &quot;. &quot; &amp; &quot;[url=&quot; &amp; [Numbers.E590] &amp; &quot;]&quot; &amp; [Numbers.D590] &amp; &quot;[/url][/b]&quot; &amp;  &quot; [[b]&quot; &amp; [Numbers.C590] &amp; &quot;[/b]: [sup]&quot; &amp; [Numbers.F5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&quot;[b]&quot; &amp; [Numbers.B591] &amp; &quot;. &quot; &amp; &quot;[url=&quot; &amp; [Numbers.E591] &amp; &quot;]&quot; &amp; [Numbers.D591] &amp; &quot;[/url][/b]&quot; &amp;  &quot; [[b]&quot; &amp; [Numbers.C591] &amp; &quot;[/b]: [sup]&quot; &amp; [Numbers.F5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&quot;[b]&quot; &amp; [Numbers.B592] &amp; &quot;. &quot; &amp; &quot;[url=&quot; &amp; [Numbers.E592] &amp; &quot;]&quot; &amp; [Numbers.D592] &amp; &quot;[/url][/b]&quot; &amp;  &quot; [[b]&quot; &amp; [Numbers.C592] &amp; &quot;[/b]: [sup]&quot; &amp; [Numbers.F5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&quot;[b]&quot; &amp; [Numbers.B593] &amp; &quot;. &quot; &amp; &quot;[url=&quot; &amp; [Numbers.E593] &amp; &quot;]&quot; &amp; [Numbers.D593] &amp; &quot;[/url][/b]&quot; &amp;  &quot; [[b]&quot; &amp; [Numbers.C593] &amp; &quot;[/b]: [sup]&quot; &amp; [Numbers.F5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&quot;[b]&quot; &amp; [Numbers.B594] &amp; &quot;. &quot; &amp; &quot;[url=&quot; &amp; [Numbers.E594] &amp; &quot;]&quot; &amp; [Numbers.D594] &amp; &quot;[/url][/b]&quot; &amp;  &quot; [[b]&quot; &amp; [Numbers.C594] &amp; &quot;[/b]: [sup]&quot; &amp; [Numbers.F5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&quot;[b]&quot; &amp; [Numbers.B595] &amp; &quot;. &quot; &amp; &quot;[url=&quot; &amp; [Numbers.E595] &amp; &quot;]&quot; &amp; [Numbers.D595] &amp; &quot;[/url][/b]&quot; &amp;  &quot; [[b]&quot; &amp; [Numbers.C595] &amp; &quot;[/b]: [sup]&quot; &amp; [Numbers.F5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&quot;[b]&quot; &amp; [Numbers.B596] &amp; &quot;. &quot; &amp; &quot;[url=&quot; &amp; [Numbers.E596] &amp; &quot;]&quot; &amp; [Numbers.D596] &amp; &quot;[/url][/b]&quot; &amp;  &quot; [[b]&quot; &amp; [Numbers.C596] &amp; &quot;[/b]: [sup]&quot; &amp; [Numbers.F5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&quot;[b]&quot; &amp; [Numbers.B597] &amp; &quot;. &quot; &amp; &quot;[url=&quot; &amp; [Numbers.E597] &amp; &quot;]&quot; &amp; [Numbers.D597] &amp; &quot;[/url][/b]&quot; &amp;  &quot; [[b]&quot; &amp; [Numbers.C597] &amp; &quot;[/b]: [sup]&quot; &amp; [Numbers.F5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&quot;[b]&quot; &amp; [Numbers.B598] &amp; &quot;. &quot; &amp; &quot;[url=&quot; &amp; [Numbers.E598] &amp; &quot;]&quot; &amp; [Numbers.D598] &amp; &quot;[/url][/b]&quot; &amp;  &quot; [[b]&quot; &amp; [Numbers.C598] &amp; &quot;[/b]: [sup]&quot; &amp; [Numbers.F5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&quot;[b]&quot; &amp; [Numbers.B599] &amp; &quot;. &quot; &amp; &quot;[url=&quot; &amp; [Numbers.E599] &amp; &quot;]&quot; &amp; [Numbers.D599] &amp; &quot;[/url][/b]&quot; &amp;  &quot; [[b]&quot; &amp; [Numbers.C599] &amp; &quot;[/b]: [sup]&quot; &amp; [Numbers.F5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&quot;[b]&quot; &amp; [Numbers.B600] &amp; &quot;. &quot; &amp; &quot;[url=&quot; &amp; [Numbers.E600] &amp; &quot;]&quot; &amp; [Numbers.D600] &amp; &quot;[/url][/b]&quot; &amp;  &quot; [[b]&quot; &amp; [Numbers.C600] &amp; &quot;[/b]: [sup]&quot; &amp; [Numbers.F6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&quot;[b]&quot; &amp; [Numbers.B601] &amp; &quot;. &quot; &amp; &quot;[url=&quot; &amp; [Numbers.E601] &amp; &quot;]&quot; &amp; [Numbers.D601] &amp; &quot;[/url][/b]&quot; &amp;  &quot; [[b]&quot; &amp; [Numbers.C601] &amp; &quot;[/b]: [sup]&quot; &amp; [Numbers.F6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&quot;[b]&quot; &amp; [Numbers.B602] &amp; &quot;. &quot; &amp; &quot;[url=&quot; &amp; [Numbers.E602] &amp; &quot;]&quot; &amp; [Numbers.D602] &amp; &quot;[/url][/b]&quot; &amp;  &quot; [[b]&quot; &amp; [Numbers.C602] &amp; &quot;[/b]: [sup]&quot; &amp; [Numbers.F6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&quot;[b]&quot; &amp; [Numbers.B603] &amp; &quot;. &quot; &amp; &quot;[url=&quot; &amp; [Numbers.E603] &amp; &quot;]&quot; &amp; [Numbers.D603] &amp; &quot;[/url][/b]&quot; &amp;  &quot; [[b]&quot; &amp; [Numbers.C603] &amp; &quot;[/b]: [sup]&quot; &amp; [Numbers.F60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&quot;[b]&quot; &amp; [Numbers.B604] &amp; &quot;. &quot; &amp; &quot;[url=&quot; &amp; [Numbers.E604] &amp; &quot;]&quot; &amp; [Numbers.D604] &amp; &quot;[/url][/b]&quot; &amp;  &quot; [[b]&quot; &amp; [Numbers.C604] &amp; &quot;[/b]: [sup]&quot; &amp; [Numbers.F60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&quot;[b]&quot; &amp; [Numbers.B605] &amp; &quot;. &quot; &amp; &quot;[url=&quot; &amp; [Numbers.E605] &amp; &quot;]&quot; &amp; [Numbers.D605] &amp; &quot;[/url][/b]&quot; &amp;  &quot; [[b]&quot; &amp; [Numbers.C605] &amp; &quot;[/b]: [sup]&quot; &amp; [Numbers.F60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&quot;[b]&quot; &amp; [Numbers.B606] &amp; &quot;. &quot; &amp; &quot;[url=&quot; &amp; [Numbers.E606] &amp; &quot;]&quot; &amp; [Numbers.D606] &amp; &quot;[/url][/b]&quot; &amp;  &quot; [[b]&quot; &amp; [Numbers.C606] &amp; &quot;[/b]: [sup]&quot; &amp; [Numbers.F60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&quot;[b]&quot; &amp; [Numbers.B607] &amp; &quot;. &quot; &amp; &quot;[url=&quot; &amp; [Numbers.E607] &amp; &quot;]&quot; &amp; [Numbers.D607] &amp; &quot;[/url][/b]&quot; &amp;  &quot; [[b]&quot; &amp; [Numbers.C607] &amp; &quot;[/b]: [sup]&quot; &amp; [Numbers.F60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&quot;[b]&quot; &amp; [Numbers.B608] &amp; &quot;. &quot; &amp; &quot;[url=&quot; &amp; [Numbers.E608] &amp; &quot;]&quot; &amp; [Numbers.D608] &amp; &quot;[/url][/b]&quot; &amp;  &quot; [[b]&quot; &amp; [Numbers.C608] &amp; &quot;[/b]: [sup]&quot; &amp; [Numbers.F60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&quot;[b]&quot; &amp; [Numbers.B609] &amp; &quot;. &quot; &amp; &quot;[url=&quot; &amp; [Numbers.E609] &amp; &quot;]&quot; &amp; [Numbers.D609] &amp; &quot;[/url][/b]&quot; &amp;  &quot; [[b]&quot; &amp; [Numbers.C609] &amp; &quot;[/b]: [sup]&quot; &amp; [Numbers.F60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&quot;[b]&quot; &amp; [Numbers.B610] &amp; &quot;. &quot; &amp; &quot;[url=&quot; &amp; [Numbers.E610] &amp; &quot;]&quot; &amp; [Numbers.D610] &amp; &quot;[/url][/b]&quot; &amp;  &quot; [[b]&quot; &amp; [Numbers.C610] &amp; &quot;[/b]: [sup]&quot; &amp; [Numbers.F61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&quot;[b]&quot; &amp; [Numbers.B611] &amp; &quot;. &quot; &amp; &quot;[url=&quot; &amp; [Numbers.E611] &amp; &quot;]&quot; &amp; [Numbers.D611] &amp; &quot;[/url][/b]&quot; &amp;  &quot; [[b]&quot; &amp; [Numbers.C611] &amp; &quot;[/b]: [sup]&quot; &amp; [Numbers.F61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&quot;[b]&quot; &amp; [Numbers.B612] &amp; &quot;. &quot; &amp; &quot;[url=&quot; &amp; [Numbers.E612] &amp; &quot;]&quot; &amp; [Numbers.D612] &amp; &quot;[/url][/b]&quot; &amp;  &quot; [[b]&quot; &amp; [Numbers.C612] &amp; &quot;[/b]: [sup]&quot; &amp; [Numbers.F61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&quot;[b]&quot; &amp; [Numbers.B613] &amp; &quot;. &quot; &amp; &quot;[url=&quot; &amp; [Numbers.E613] &amp; &quot;]&quot; &amp; [Numbers.D613] &amp; &quot;[/url][/b]&quot; &amp;  &quot; [[b]&quot; &amp; [Numbers.C613] &amp; &quot;[/b]: [sup]&quot; &amp; [Numbers.F61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&quot;[b]&quot; &amp; [Numbers.B614] &amp; &quot;. &quot; &amp; &quot;[url=&quot; &amp; [Numbers.E614] &amp; &quot;]&quot; &amp; [Numbers.D614] &amp; &quot;[/url][/b]&quot; &amp;  &quot; [[b]&quot; &amp; [Numbers.C614] &amp; &quot;[/b]: [sup]&quot; &amp; [Numbers.F61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&quot;[b]&quot; &amp; [Numbers.B615] &amp; &quot;. &quot; &amp; &quot;[url=&quot; &amp; [Numbers.E615] &amp; &quot;]&quot; &amp; [Numbers.D615] &amp; &quot;[/url][/b]&quot; &amp;  &quot; [[b]&quot; &amp; [Numbers.C615] &amp; &quot;[/b]: [sup]&quot; &amp; [Numbers.F61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&quot;[b]&quot; &amp; [Numbers.B616] &amp; &quot;. &quot; &amp; &quot;[url=&quot; &amp; [Numbers.E616] &amp; &quot;]&quot; &amp; [Numbers.D616] &amp; &quot;[/url][/b]&quot; &amp;  &quot; [[b]&quot; &amp; [Numbers.C616] &amp; &quot;[/b]: [sup]&quot; &amp; [Numbers.F61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&quot;[b]&quot; &amp; [Numbers.B617] &amp; &quot;. &quot; &amp; &quot;[url=&quot; &amp; [Numbers.E617] &amp; &quot;]&quot; &amp; [Numbers.D617] &amp; &quot;[/url][/b]&quot; &amp;  &quot; [[b]&quot; &amp; [Numbers.C617] &amp; &quot;[/b]: [sup]&quot; &amp; [Numbers.F61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&quot;[b]&quot; &amp; [Numbers.B618] &amp; &quot;. &quot; &amp; &quot;[url=&quot; &amp; [Numbers.E618] &amp; &quot;]&quot; &amp; [Numbers.D618] &amp; &quot;[/url][/b]&quot; &amp;  &quot; [[b]&quot; &amp; [Numbers.C618] &amp; &quot;[/b]: [sup]&quot; &amp; [Numbers.F61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&quot;[b]&quot; &amp; [Numbers.B619] &amp; &quot;. &quot; &amp; &quot;[url=&quot; &amp; [Numbers.E619] &amp; &quot;]&quot; &amp; [Numbers.D619] &amp; &quot;[/url][/b]&quot; &amp;  &quot; [[b]&quot; &amp; [Numbers.C619] &amp; &quot;[/b]: [sup]&quot; &amp; [Numbers.F61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&quot;[b]&quot; &amp; [Numbers.B620] &amp; &quot;. &quot; &amp; &quot;[url=&quot; &amp; [Numbers.E620] &amp; &quot;]&quot; &amp; [Numbers.D620] &amp; &quot;[/url][/b]&quot; &amp;  &quot; [[b]&quot; &amp; [Numbers.C620] &amp; &quot;[/b]: [sup]&quot; &amp; [Numbers.F62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&quot;[b]&quot; &amp; [Numbers.B621] &amp; &quot;. &quot; &amp; &quot;[url=&quot; &amp; [Numbers.E621] &amp; &quot;]&quot; &amp; [Numbers.D621] &amp; &quot;[/url][/b]&quot; &amp;  &quot; [[b]&quot; &amp; [Numbers.C621] &amp; &quot;[/b]: [sup]&quot; &amp; [Numbers.F62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&quot;[b]&quot; &amp; [Numbers.B622] &amp; &quot;. &quot; &amp; &quot;[url=&quot; &amp; [Numbers.E622] &amp; &quot;]&quot; &amp; [Numbers.D622] &amp; &quot;[/url][/b]&quot; &amp;  &quot; [[b]&quot; &amp; [Numbers.C622] &amp; &quot;[/b]: [sup]&quot; &amp; [Numbers.F62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&quot;[b]&quot; &amp; [Numbers.B623] &amp; &quot;. &quot; &amp; &quot;[url=&quot; &amp; [Numbers.E623] &amp; &quot;]&quot; &amp; [Numbers.D623] &amp; &quot;[/url][/b]&quot; &amp;  &quot; [[b]&quot; &amp; [Numbers.C623] &amp; &quot;[/b]: [sup]&quot; &amp; [Numbers.F62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&quot;[b]&quot; &amp; [Numbers.B624] &amp; &quot;. &quot; &amp; &quot;[url=&quot; &amp; [Numbers.E624] &amp; &quot;]&quot; &amp; [Numbers.D624] &amp; &quot;[/url][/b]&quot; &amp;  &quot; [[b]&quot; &amp; [Numbers.C624] &amp; &quot;[/b]: [sup]&quot; &amp; [Numbers.F62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&quot;[b]&quot; &amp; [Numbers.B625] &amp; &quot;. &quot; &amp; &quot;[url=&quot; &amp; [Numbers.E625] &amp; &quot;]&quot; &amp; [Numbers.D625] &amp; &quot;[/url][/b]&quot; &amp;  &quot; [[b]&quot; &amp; [Numbers.C625] &amp; &quot;[/b]: [sup]&quot; &amp; [Numbers.F62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&quot;[b]&quot; &amp; [Numbers.B626] &amp; &quot;. &quot; &amp; &quot;[url=&quot; &amp; [Numbers.E626] &amp; &quot;]&quot; &amp; [Numbers.D626] &amp; &quot;[/url][/b]&quot; &amp;  &quot; [[b]&quot; &amp; [Numbers.C626] &amp; &quot;[/b]: [sup]&quot; &amp; [Numbers.F62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&quot;[b]&quot; &amp; [Numbers.B627] &amp; &quot;. &quot; &amp; &quot;[url=&quot; &amp; [Numbers.E627] &amp; &quot;]&quot; &amp; [Numbers.D627] &amp; &quot;[/url][/b]&quot; &amp;  &quot; [[b]&quot; &amp; [Numbers.C627] &amp; &quot;[/b]: [sup]&quot; &amp; [Numbers.F62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&quot;[b]&quot; &amp; [Numbers.B628] &amp; &quot;. &quot; &amp; &quot;[url=&quot; &amp; [Numbers.E628] &amp; &quot;]&quot; &amp; [Numbers.D628] &amp; &quot;[/url][/b]&quot; &amp;  &quot; [[b]&quot; &amp; [Numbers.C628] &amp; &quot;[/b]: [sup]&quot; &amp; [Numbers.F62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&quot;[b]&quot; &amp; [Numbers.B629] &amp; &quot;. &quot; &amp; &quot;[url=&quot; &amp; [Numbers.E629] &amp; &quot;]&quot; &amp; [Numbers.D629] &amp; &quot;[/url][/b]&quot; &amp;  &quot; [[b]&quot; &amp; [Numbers.C629] &amp; &quot;[/b]: [sup]&quot; &amp; [Numbers.F62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&quot;[b]&quot; &amp; [Numbers.B630] &amp; &quot;. &quot; &amp; &quot;[url=&quot; &amp; [Numbers.E630] &amp; &quot;]&quot; &amp; [Numbers.D630] &amp; &quot;[/url][/b]&quot; &amp;  &quot; [[b]&quot; &amp; [Numbers.C630] &amp; &quot;[/b]: [sup]&quot; &amp; [Numbers.F63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&quot;[b]&quot; &amp; [Numbers.B631] &amp; &quot;. &quot; &amp; &quot;[url=&quot; &amp; [Numbers.E631] &amp; &quot;]&quot; &amp; [Numbers.D631] &amp; &quot;[/url][/b]&quot; &amp;  &quot; [[b]&quot; &amp; [Numbers.C631] &amp; &quot;[/b]: [sup]&quot; &amp; [Numbers.F63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&quot;[b]&quot; &amp; [Numbers.B632] &amp; &quot;. &quot; &amp; &quot;[url=&quot; &amp; [Numbers.E632] &amp; &quot;]&quot; &amp; [Numbers.D632] &amp; &quot;[/url][/b]&quot; &amp;  &quot; [[b]&quot; &amp; [Numbers.C632] &amp; &quot;[/b]: [sup]&quot; &amp; [Numbers.F63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&quot;[b]&quot; &amp; [Numbers.B633] &amp; &quot;. &quot; &amp; &quot;[url=&quot; &amp; [Numbers.E633] &amp; &quot;]&quot; &amp; [Numbers.D633] &amp; &quot;[/url][/b]&quot; &amp;  &quot; [[b]&quot; &amp; [Numbers.C633] &amp; &quot;[/b]: [sup]&quot; &amp; [Numbers.F63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&quot;[b]&quot; &amp; [Numbers.B634] &amp; &quot;. &quot; &amp; &quot;[url=&quot; &amp; [Numbers.E634] &amp; &quot;]&quot; &amp; [Numbers.D634] &amp; &quot;[/url][/b]&quot; &amp;  &quot; [[b]&quot; &amp; [Numbers.C634] &amp; &quot;[/b]: [sup]&quot; &amp; [Numbers.F63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&quot;[b]&quot; &amp; [Numbers.B635] &amp; &quot;. &quot; &amp; &quot;[url=&quot; &amp; [Numbers.E635] &amp; &quot;]&quot; &amp; [Numbers.D635] &amp; &quot;[/url][/b]&quot; &amp;  &quot; [[b]&quot; &amp; [Numbers.C635] &amp; &quot;[/b]: [sup]&quot; &amp; [Numbers.F63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&quot;[b]&quot; &amp; [Numbers.B636] &amp; &quot;. &quot; &amp; &quot;[url=&quot; &amp; [Numbers.E636] &amp; &quot;]&quot; &amp; [Numbers.D636] &amp; &quot;[/url][/b]&quot; &amp;  &quot; [[b]&quot; &amp; [Numbers.C636] &amp; &quot;[/b]: [sup]&quot; &amp; [Numbers.F63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&quot;[b]&quot; &amp; [Numbers.B637] &amp; &quot;. &quot; &amp; &quot;[url=&quot; &amp; [Numbers.E637] &amp; &quot;]&quot; &amp; [Numbers.D637] &amp; &quot;[/url][/b]&quot; &amp;  &quot; [[b]&quot; &amp; [Numbers.C637] &amp; &quot;[/b]: [sup]&quot; &amp; [Numbers.F63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&quot;[b]&quot; &amp; [Numbers.B638] &amp; &quot;. &quot; &amp; &quot;[url=&quot; &amp; [Numbers.E638] &amp; &quot;]&quot; &amp; [Numbers.D638] &amp; &quot;[/url][/b]&quot; &amp;  &quot; [[b]&quot; &amp; [Numbers.C638] &amp; &quot;[/b]: [sup]&quot; &amp; [Numbers.F63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&quot;[b]&quot; &amp; [Numbers.B639] &amp; &quot;. &quot; &amp; &quot;[url=&quot; &amp; [Numbers.E639] &amp; &quot;]&quot; &amp; [Numbers.D639] &amp; &quot;[/url][/b]&quot; &amp;  &quot; [[b]&quot; &amp; [Numbers.C639] &amp; &quot;[/b]: [sup]&quot; &amp; [Numbers.F63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&quot;[b]&quot; &amp; [Numbers.B640] &amp; &quot;. &quot; &amp; &quot;[url=&quot; &amp; [Numbers.E640] &amp; &quot;]&quot; &amp; [Numbers.D640] &amp; &quot;[/url][/b]&quot; &amp;  &quot; [[b]&quot; &amp; [Numbers.C640] &amp; &quot;[/b]: [sup]&quot; &amp; [Numbers.F64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&quot;[b]&quot; &amp; [Numbers.B641] &amp; &quot;. &quot; &amp; &quot;[url=&quot; &amp; [Numbers.E641] &amp; &quot;]&quot; &amp; [Numbers.D641] &amp; &quot;[/url][/b]&quot; &amp;  &quot; [[b]&quot; &amp; [Numbers.C641] &amp; &quot;[/b]: [sup]&quot; &amp; [Numbers.F64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&quot;[b]&quot; &amp; [Numbers.B642] &amp; &quot;. &quot; &amp; &quot;[url=&quot; &amp; [Numbers.E642] &amp; &quot;]&quot; &amp; [Numbers.D642] &amp; &quot;[/url][/b]&quot; &amp;  &quot; [[b]&quot; &amp; [Numbers.C642] &amp; &quot;[/b]: [sup]&quot; &amp; [Numbers.F64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&quot;[b]&quot; &amp; [Numbers.B643] &amp; &quot;. &quot; &amp; &quot;[url=&quot; &amp; [Numbers.E643] &amp; &quot;]&quot; &amp; [Numbers.D643] &amp; &quot;[/url][/b]&quot; &amp;  &quot; [[b]&quot; &amp; [Numbers.C643] &amp; &quot;[/b]: [sup]&quot; &amp; [Numbers.F64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&quot;[b]&quot; &amp; [Numbers.B644] &amp; &quot;. &quot; &amp; &quot;[url=&quot; &amp; [Numbers.E644] &amp; &quot;]&quot; &amp; [Numbers.D644] &amp; &quot;[/url][/b]&quot; &amp;  &quot; [[b]&quot; &amp; [Numbers.C644] &amp; &quot;[/b]: [sup]&quot; &amp; [Numbers.F64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&quot;[b]&quot; &amp; [Numbers.B645] &amp; &quot;. &quot; &amp; &quot;[url=&quot; &amp; [Numbers.E645] &amp; &quot;]&quot; &amp; [Numbers.D645] &amp; &quot;[/url][/b]&quot; &amp;  &quot; [[b]&quot; &amp; [Numbers.C645] &amp; &quot;[/b]: [sup]&quot; &amp; [Numbers.F64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&quot;[b]&quot; &amp; [Numbers.B646] &amp; &quot;. &quot; &amp; &quot;[url=&quot; &amp; [Numbers.E646] &amp; &quot;]&quot; &amp; [Numbers.D646] &amp; &quot;[/url][/b]&quot; &amp;  &quot; [[b]&quot; &amp; [Numbers.C646] &amp; &quot;[/b]: [sup]&quot; &amp; [Numbers.F64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&quot;[b]&quot; &amp; [Numbers.B647] &amp; &quot;. &quot; &amp; &quot;[url=&quot; &amp; [Numbers.E647] &amp; &quot;]&quot; &amp; [Numbers.D647] &amp; &quot;[/url][/b]&quot; &amp;  &quot; [[b]&quot; &amp; [Numbers.C647] &amp; &quot;[/b]: [sup]&quot; &amp; [Numbers.F64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&quot;[b]&quot; &amp; [Numbers.B648] &amp; &quot;. &quot; &amp; &quot;[url=&quot; &amp; [Numbers.E648] &amp; &quot;]&quot; &amp; [Numbers.D648] &amp; &quot;[/url][/b]&quot; &amp;  &quot; [[b]&quot; &amp; [Numbers.C648] &amp; &quot;[/b]: [sup]&quot; &amp; [Numbers.F64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&quot;[b]&quot; &amp; [Numbers.B649] &amp; &quot;. &quot; &amp; &quot;[url=&quot; &amp; [Numbers.E649] &amp; &quot;]&quot; &amp; [Numbers.D649] &amp; &quot;[/url][/b]&quot; &amp;  &quot; [[b]&quot; &amp; [Numbers.C649] &amp; &quot;[/b]: [sup]&quot; &amp; [Numbers.F64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&quot;[b]&quot; &amp; [Numbers.B650] &amp; &quot;. &quot; &amp; &quot;[url=&quot; &amp; [Numbers.E650] &amp; &quot;]&quot; &amp; [Numbers.D650] &amp; &quot;[/url][/b]&quot; &amp;  &quot; [[b]&quot; &amp; [Numbers.C650] &amp; &quot;[/b]: [sup]&quot; &amp; [Numbers.F65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&quot;[b]&quot; &amp; [Numbers.B651] &amp; &quot;. &quot; &amp; &quot;[url=&quot; &amp; [Numbers.E651] &amp; &quot;]&quot; &amp; [Numbers.D651] &amp; &quot;[/url][/b]&quot; &amp;  &quot; [[b]&quot; &amp; [Numbers.C651] &amp; &quot;[/b]: [sup]&quot; &amp; [Numbers.F65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&quot;[b]&quot; &amp; [Numbers.B652] &amp; &quot;. &quot; &amp; &quot;[url=&quot; &amp; [Numbers.E652] &amp; &quot;]&quot; &amp; [Numbers.D652] &amp; &quot;[/url][/b]&quot; &amp;  &quot; [[b]&quot; &amp; [Numbers.C652] &amp; &quot;[/b]: [sup]&quot; &amp; [Numbers.F65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&quot;[b]&quot; &amp; [Numbers.B653] &amp; &quot;. &quot; &amp; &quot;[url=&quot; &amp; [Numbers.E653] &amp; &quot;]&quot; &amp; [Numbers.D653] &amp; &quot;[/url][/b]&quot; &amp;  &quot; [[b]&quot; &amp; [Numbers.C653] &amp; &quot;[/b]: [sup]&quot; &amp; [Numbers.F65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&quot;[b]&quot; &amp; [Numbers.B654] &amp; &quot;. &quot; &amp; &quot;[url=&quot; &amp; [Numbers.E654] &amp; &quot;]&quot; &amp; [Numbers.D654] &amp; &quot;[/url][/b]&quot; &amp;  &quot; [[b]&quot; &amp; [Numbers.C654] &amp; &quot;[/b]: [sup]&quot; &amp; [Numbers.F65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&quot;[b]&quot; &amp; [Numbers.B655] &amp; &quot;. &quot; &amp; &quot;[url=&quot; &amp; [Numbers.E655] &amp; &quot;]&quot; &amp; [Numbers.D655] &amp; &quot;[/url][/b]&quot; &amp;  &quot; [[b]&quot; &amp; [Numbers.C655] &amp; &quot;[/b]: [sup]&quot; &amp; [Numbers.F65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&quot;[b]&quot; &amp; [Numbers.B656] &amp; &quot;. &quot; &amp; &quot;[url=&quot; &amp; [Numbers.E656] &amp; &quot;]&quot; &amp; [Numbers.D656] &amp; &quot;[/url][/b]&quot; &amp;  &quot; [[b]&quot; &amp; [Numbers.C656] &amp; &quot;[/b]: [sup]&quot; &amp; [Numbers.F65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&quot;[b]&quot; &amp; [Numbers.B657] &amp; &quot;. &quot; &amp; &quot;[url=&quot; &amp; [Numbers.E657] &amp; &quot;]&quot; &amp; [Numbers.D657] &amp; &quot;[/url][/b]&quot; &amp;  &quot; [[b]&quot; &amp; [Numbers.C657] &amp; &quot;[/b]: [sup]&quot; &amp; [Numbers.F65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&quot;[b]&quot; &amp; [Numbers.B658] &amp; &quot;. &quot; &amp; &quot;[url=&quot; &amp; [Numbers.E658] &amp; &quot;]&quot; &amp; [Numbers.D658] &amp; &quot;[/url][/b]&quot; &amp;  &quot; [[b]&quot; &amp; [Numbers.C658] &amp; &quot;[/b]: [sup]&quot; &amp; [Numbers.F65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&quot;[b]&quot; &amp; [Numbers.B659] &amp; &quot;. &quot; &amp; &quot;[url=&quot; &amp; [Numbers.E659] &amp; &quot;]&quot; &amp; [Numbers.D659] &amp; &quot;[/url][/b]&quot; &amp;  &quot; [[b]&quot; &amp; [Numbers.C659] &amp; &quot;[/b]: [sup]&quot; &amp; [Numbers.F65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&quot;[b]&quot; &amp; [Numbers.B660] &amp; &quot;. &quot; &amp; &quot;[url=&quot; &amp; [Numbers.E660] &amp; &quot;]&quot; &amp; [Numbers.D660] &amp; &quot;[/url][/b]&quot; &amp;  &quot; [[b]&quot; &amp; [Numbers.C660] &amp; &quot;[/b]: [sup]&quot; &amp; [Numbers.F66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&quot;[b]&quot; &amp; [Numbers.B661] &amp; &quot;. &quot; &amp; &quot;[url=&quot; &amp; [Numbers.E661] &amp; &quot;]&quot; &amp; [Numbers.D661] &amp; &quot;[/url][/b]&quot; &amp;  &quot; [[b]&quot; &amp; [Numbers.C661] &amp; &quot;[/b]: [sup]&quot; &amp; [Numbers.F66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&quot;[b]&quot; &amp; [Numbers.B662] &amp; &quot;. &quot; &amp; &quot;[url=&quot; &amp; [Numbers.E662] &amp; &quot;]&quot; &amp; [Numbers.D662] &amp; &quot;[/url][/b]&quot; &amp;  &quot; [[b]&quot; &amp; [Numbers.C662] &amp; &quot;[/b]: [sup]&quot; &amp; [Numbers.F66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&quot;[b]&quot; &amp; [Numbers.B663] &amp; &quot;. &quot; &amp; &quot;[url=&quot; &amp; [Numbers.E663] &amp; &quot;]&quot; &amp; [Numbers.D663] &amp; &quot;[/url][/b]&quot; &amp;  &quot; [[b]&quot; &amp; [Numbers.C663] &amp; &quot;[/b]: [sup]&quot; &amp; [Numbers.F66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&quot;[b]&quot; &amp; [Numbers.B664] &amp; &quot;. &quot; &amp; &quot;[url=&quot; &amp; [Numbers.E664] &amp; &quot;]&quot; &amp; [Numbers.D664] &amp; &quot;[/url][/b]&quot; &amp;  &quot; [[b]&quot; &amp; [Numbers.C664] &amp; &quot;[/b]: [sup]&quot; &amp; [Numbers.F66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&quot;[b]&quot; &amp; [Numbers.B665] &amp; &quot;. &quot; &amp; &quot;[url=&quot; &amp; [Numbers.E665] &amp; &quot;]&quot; &amp; [Numbers.D665] &amp; &quot;[/url][/b]&quot; &amp;  &quot; [[b]&quot; &amp; [Numbers.C665] &amp; &quot;[/b]: [sup]&quot; &amp; [Numbers.F66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&quot;[b]&quot; &amp; [Numbers.B666] &amp; &quot;. &quot; &amp; &quot;[url=&quot; &amp; [Numbers.E666] &amp; &quot;]&quot; &amp; [Numbers.D666] &amp; &quot;[/url][/b]&quot; &amp;  &quot; [[b]&quot; &amp; [Numbers.C666] &amp; &quot;[/b]: [sup]&quot; &amp; [Numbers.F66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&quot;[b]&quot; &amp; [Numbers.B667] &amp; &quot;. &quot; &amp; &quot;[url=&quot; &amp; [Numbers.E667] &amp; &quot;]&quot; &amp; [Numbers.D667] &amp; &quot;[/url][/b]&quot; &amp;  &quot; [[b]&quot; &amp; [Numbers.C667] &amp; &quot;[/b]: [sup]&quot; &amp; [Numbers.F66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&quot;[b]&quot; &amp; [Numbers.B668] &amp; &quot;. &quot; &amp; &quot;[url=&quot; &amp; [Numbers.E668] &amp; &quot;]&quot; &amp; [Numbers.D668] &amp; &quot;[/url][/b]&quot; &amp;  &quot; [[b]&quot; &amp; [Numbers.C668] &amp; &quot;[/b]: [sup]&quot; &amp; [Numbers.F6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&quot;[b]&quot; &amp; [Numbers.B669] &amp; &quot;. &quot; &amp; &quot;[url=&quot; &amp; [Numbers.E669] &amp; &quot;]&quot; &amp; [Numbers.D669] &amp; &quot;[/url][/b]&quot; &amp;  &quot; [[b]&quot; &amp; [Numbers.C669] &amp; &quot;[/b]: [sup]&quot; &amp; [Numbers.F6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&quot;[b]&quot; &amp; [Numbers.B670] &amp; &quot;. &quot; &amp; &quot;[url=&quot; &amp; [Numbers.E670] &amp; &quot;]&quot; &amp; [Numbers.D670] &amp; &quot;[/url][/b]&quot; &amp;  &quot; [[b]&quot; &amp; [Numbers.C670] &amp; &quot;[/b]: [sup]&quot; &amp; [Numbers.F6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&quot;[b]&quot; &amp; [Numbers.B671] &amp; &quot;. &quot; &amp; &quot;[url=&quot; &amp; [Numbers.E671] &amp; &quot;]&quot; &amp; [Numbers.D671] &amp; &quot;[/url][/b]&quot; &amp;  &quot; [[b]&quot; &amp; [Numbers.C671] &amp; &quot;[/b]: [sup]&quot; &amp; [Numbers.F6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&quot;[b]&quot; &amp; [Numbers.B672] &amp; &quot;. &quot; &amp; &quot;[url=&quot; &amp; [Numbers.E672] &amp; &quot;]&quot; &amp; [Numbers.D672] &amp; &quot;[/url][/b]&quot; &amp;  &quot; [[b]&quot; &amp; [Numbers.C672] &amp; &quot;[/b]: [sup]&quot; &amp; [Numbers.F6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&quot;[b]&quot; &amp; [Numbers.B673] &amp; &quot;. &quot; &amp; &quot;[url=&quot; &amp; [Numbers.E673] &amp; &quot;]&quot; &amp; [Numbers.D673] &amp; &quot;[/url][/b]&quot; &amp;  &quot; [[b]&quot; &amp; [Numbers.C673] &amp; &quot;[/b]: [sup]&quot; &amp; [Numbers.F6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&quot;[b]&quot; &amp; [Numbers.B674] &amp; &quot;. &quot; &amp; &quot;[url=&quot; &amp; [Numbers.E674] &amp; &quot;]&quot; &amp; [Numbers.D674] &amp; &quot;[/url][/b]&quot; &amp;  &quot; [[b]&quot; &amp; [Numbers.C674] &amp; &quot;[/b]: [sup]&quot; &amp; [Numbers.F6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&quot;[b]&quot; &amp; [Numbers.B675] &amp; &quot;. &quot; &amp; &quot;[url=&quot; &amp; [Numbers.E675] &amp; &quot;]&quot; &amp; [Numbers.D675] &amp; &quot;[/url][/b]&quot; &amp;  &quot; [[b]&quot; &amp; [Numbers.C675] &amp; &quot;[/b]: [sup]&quot; &amp; [Numbers.F6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&quot;[b]&quot; &amp; [Numbers.B676] &amp; &quot;. &quot; &amp; &quot;[url=&quot; &amp; [Numbers.E676] &amp; &quot;]&quot; &amp; [Numbers.D676] &amp; &quot;[/url][/b]&quot; &amp;  &quot; [[b]&quot; &amp; [Numbers.C676] &amp; &quot;[/b]: [sup]&quot; &amp; [Numbers.F6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&quot;[b]&quot; &amp; [Numbers.B677] &amp; &quot;. &quot; &amp; &quot;[url=&quot; &amp; [Numbers.E677] &amp; &quot;]&quot; &amp; [Numbers.D677] &amp; &quot;[/url][/b]&quot; &amp;  &quot; [[b]&quot; &amp; [Numbers.C677] &amp; &quot;[/b]: [sup]&quot; &amp; [Numbers.F6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&quot;[b]&quot; &amp; [Numbers.B678] &amp; &quot;. &quot; &amp; &quot;[url=&quot; &amp; [Numbers.E678] &amp; &quot;]&quot; &amp; [Numbers.D678] &amp; &quot;[/url][/b]&quot; &amp;  &quot; [[b]&quot; &amp; [Numbers.C678] &amp; &quot;[/b]: [sup]&quot; &amp; [Numbers.F6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&quot;[b]&quot; &amp; [Numbers.B679] &amp; &quot;. &quot; &amp; &quot;[url=&quot; &amp; [Numbers.E679] &amp; &quot;]&quot; &amp; [Numbers.D679] &amp; &quot;[/url][/b]&quot; &amp;  &quot; [[b]&quot; &amp; [Numbers.C679] &amp; &quot;[/b]: [sup]&quot; &amp; [Numbers.F6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&quot;[b]&quot; &amp; [Numbers.B680] &amp; &quot;. &quot; &amp; &quot;[url=&quot; &amp; [Numbers.E680] &amp; &quot;]&quot; &amp; [Numbers.D680] &amp; &quot;[/url][/b]&quot; &amp;  &quot; [[b]&quot; &amp; [Numbers.C680] &amp; &quot;[/b]: [sup]&quot; &amp; [Numbers.F6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&quot;[b]&quot; &amp; [Numbers.B681] &amp; &quot;. &quot; &amp; &quot;[url=&quot; &amp; [Numbers.E681] &amp; &quot;]&quot; &amp; [Numbers.D681] &amp; &quot;[/url][/b]&quot; &amp;  &quot; [[b]&quot; &amp; [Numbers.C681] &amp; &quot;[/b]: [sup]&quot; &amp; [Numbers.F6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&quot;[b]&quot; &amp; [Numbers.B682] &amp; &quot;. &quot; &amp; &quot;[url=&quot; &amp; [Numbers.E682] &amp; &quot;]&quot; &amp; [Numbers.D682] &amp; &quot;[/url][/b]&quot; &amp;  &quot; [[b]&quot; &amp; [Numbers.C682] &amp; &quot;[/b]: [sup]&quot; &amp; [Numbers.F6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&quot;[b]&quot; &amp; [Numbers.B683] &amp; &quot;. &quot; &amp; &quot;[url=&quot; &amp; [Numbers.E683] &amp; &quot;]&quot; &amp; [Numbers.D683] &amp; &quot;[/url][/b]&quot; &amp;  &quot; [[b]&quot; &amp; [Numbers.C683] &amp; &quot;[/b]: [sup]&quot; &amp; [Numbers.F6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&quot;[b]&quot; &amp; [Numbers.B684] &amp; &quot;. &quot; &amp; &quot;[url=&quot; &amp; [Numbers.E684] &amp; &quot;]&quot; &amp; [Numbers.D684] &amp; &quot;[/url][/b]&quot; &amp;  &quot; [[b]&quot; &amp; [Numbers.C684] &amp; &quot;[/b]: [sup]&quot; &amp; [Numbers.F6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&quot;[b]&quot; &amp; [Numbers.B685] &amp; &quot;. &quot; &amp; &quot;[url=&quot; &amp; [Numbers.E685] &amp; &quot;]&quot; &amp; [Numbers.D685] &amp; &quot;[/url][/b]&quot; &amp;  &quot; [[b]&quot; &amp; [Numbers.C685] &amp; &quot;[/b]: [sup]&quot; &amp; [Numbers.F6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&quot;[b]&quot; &amp; [Numbers.B686] &amp; &quot;. &quot; &amp; &quot;[url=&quot; &amp; [Numbers.E686] &amp; &quot;]&quot; &amp; [Numbers.D686] &amp; &quot;[/url][/b]&quot; &amp;  &quot; [[b]&quot; &amp; [Numbers.C686] &amp; &quot;[/b]: [sup]&quot; &amp; [Numbers.F6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&quot;[b]&quot; &amp; [Numbers.B687] &amp; &quot;. &quot; &amp; &quot;[url=&quot; &amp; [Numbers.E687] &amp; &quot;]&quot; &amp; [Numbers.D687] &amp; &quot;[/url][/b]&quot; &amp;  &quot; [[b]&quot; &amp; [Numbers.C687] &amp; &quot;[/b]: [sup]&quot; &amp; [Numbers.F6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&quot;[b]&quot; &amp; [Numbers.B688] &amp; &quot;. &quot; &amp; &quot;[url=&quot; &amp; [Numbers.E688] &amp; &quot;]&quot; &amp; [Numbers.D688] &amp; &quot;[/url][/b]&quot; &amp;  &quot; [[b]&quot; &amp; [Numbers.C688] &amp; &quot;[/b]: [sup]&quot; &amp; [Numbers.F6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&quot;[b]&quot; &amp; [Numbers.B689] &amp; &quot;. &quot; &amp; &quot;[url=&quot; &amp; [Numbers.E689] &amp; &quot;]&quot; &amp; [Numbers.D689] &amp; &quot;[/url][/b]&quot; &amp;  &quot; [[b]&quot; &amp; [Numbers.C689] &amp; &quot;[/b]: [sup]&quot; &amp; [Numbers.F6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&quot;[b]&quot; &amp; [Numbers.B690] &amp; &quot;. &quot; &amp; &quot;[url=&quot; &amp; [Numbers.E690] &amp; &quot;]&quot; &amp; [Numbers.D690] &amp; &quot;[/url][/b]&quot; &amp;  &quot; [[b]&quot; &amp; [Numbers.C690] &amp; &quot;[/b]: [sup]&quot; &amp; [Numbers.F6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&quot;[b]&quot; &amp; [Numbers.B691] &amp; &quot;. &quot; &amp; &quot;[url=&quot; &amp; [Numbers.E691] &amp; &quot;]&quot; &amp; [Numbers.D691] &amp; &quot;[/url][/b]&quot; &amp;  &quot; [[b]&quot; &amp; [Numbers.C691] &amp; &quot;[/b]: [sup]&quot; &amp; [Numbers.F6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&quot;[b]&quot; &amp; [Numbers.B692] &amp; &quot;. &quot; &amp; &quot;[url=&quot; &amp; [Numbers.E692] &amp; &quot;]&quot; &amp; [Numbers.D692] &amp; &quot;[/url][/b]&quot; &amp;  &quot; [[b]&quot; &amp; [Numbers.C692] &amp; &quot;[/b]: [sup]&quot; &amp; [Numbers.F6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&quot;[b]&quot; &amp; [Numbers.B693] &amp; &quot;. &quot; &amp; &quot;[url=&quot; &amp; [Numbers.E693] &amp; &quot;]&quot; &amp; [Numbers.D693] &amp; &quot;[/url][/b]&quot; &amp;  &quot; [[b]&quot; &amp; [Numbers.C693] &amp; &quot;[/b]: [sup]&quot; &amp; [Numbers.F6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&quot;[b]&quot; &amp; [Numbers.B694] &amp; &quot;. &quot; &amp; &quot;[url=&quot; &amp; [Numbers.E694] &amp; &quot;]&quot; &amp; [Numbers.D694] &amp; &quot;[/url][/b]&quot; &amp;  &quot; [[b]&quot; &amp; [Numbers.C694] &amp; &quot;[/b]: [sup]&quot; &amp; [Numbers.F6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&quot;[b]&quot; &amp; [Numbers.B695] &amp; &quot;. &quot; &amp; &quot;[url=&quot; &amp; [Numbers.E695] &amp; &quot;]&quot; &amp; [Numbers.D695] &amp; &quot;[/url][/b]&quot; &amp;  &quot; [[b]&quot; &amp; [Numbers.C695] &amp; &quot;[/b]: [sup]&quot; &amp; [Numbers.F6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&quot;[b]&quot; &amp; [Numbers.B696] &amp; &quot;. &quot; &amp; &quot;[url=&quot; &amp; [Numbers.E696] &amp; &quot;]&quot; &amp; [Numbers.D696] &amp; &quot;[/url][/b]&quot; &amp;  &quot; [[b]&quot; &amp; [Numbers.C696] &amp; &quot;[/b]: [sup]&quot; &amp; [Numbers.F6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&quot;[b]&quot; &amp; [Numbers.B697] &amp; &quot;. &quot; &amp; &quot;[url=&quot; &amp; [Numbers.E697] &amp; &quot;]&quot; &amp; [Numbers.D697] &amp; &quot;[/url][/b]&quot; &amp;  &quot; [[b]&quot; &amp; [Numbers.C697] &amp; &quot;[/b]: [sup]&quot; &amp; [Numbers.F6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&quot;[b]&quot; &amp; [Numbers.B698] &amp; &quot;. &quot; &amp; &quot;[url=&quot; &amp; [Numbers.E698] &amp; &quot;]&quot; &amp; [Numbers.D698] &amp; &quot;[/url][/b]&quot; &amp;  &quot; [[b]&quot; &amp; [Numbers.C698] &amp; &quot;[/b]: [sup]&quot; &amp; [Numbers.F6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&quot;[b]&quot; &amp; [Numbers.B699] &amp; &quot;. &quot; &amp; &quot;[url=&quot; &amp; [Numbers.E699] &amp; &quot;]&quot; &amp; [Numbers.D699] &amp; &quot;[/url][/b]&quot; &amp;  &quot; [[b]&quot; &amp; [Numbers.C699] &amp; &quot;[/b]: [sup]&quot; &amp; [Numbers.F6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&quot;[b]&quot; &amp; [Numbers.B700] &amp; &quot;. &quot; &amp; &quot;[url=&quot; &amp; [Numbers.E700] &amp; &quot;]&quot; &amp; [Numbers.D700] &amp; &quot;[/url][/b]&quot; &amp;  &quot; [[b]&quot; &amp; [Numbers.C700] &amp; &quot;[/b]: [sup]&quot; &amp; [Numbers.F7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&quot;[b]&quot; &amp; [Numbers.B701] &amp; &quot;. &quot; &amp; &quot;[url=&quot; &amp; [Numbers.E701] &amp; &quot;]&quot; &amp; [Numbers.D701] &amp; &quot;[/url][/b]&quot; &amp;  &quot; [[b]&quot; &amp; [Numbers.C701] &amp; &quot;[/b]: [sup]&quot; &amp; [Numbers.F7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&quot;[b]&quot; &amp; [Numbers.B702] &amp; &quot;. &quot; &amp; &quot;[url=&quot; &amp; [Numbers.E702] &amp; &quot;]&quot; &amp; [Numbers.D702] &amp; &quot;[/url][/b]&quot; &amp;  &quot; [[b]&quot; &amp; [Numbers.C702] &amp; &quot;[/b]: [sup]&quot; &amp; [Numbers.F7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3] &gt; 0; &quot;[b]&quot; &amp; [Numbers.B703] &amp; &quot;. &quot; &amp; &quot;[url=&quot; &amp; [Numbers.E703] &amp; &quot;]&quot; &amp; [Numbers.D703] &amp; &quot;[/url][/b]&quot; &amp;  &quot; [[b]&quot; &amp; [Numbers.C703] &amp; &quot;[/b]: [sup]&quot; &amp; [Numbers.F70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4] &gt; 0; &quot;[b]&quot; &amp; [Numbers.B704] &amp; &quot;. &quot; &amp; &quot;[url=&quot; &amp; [Numbers.E704] &amp; &quot;]&quot; &amp; [Numbers.D704] &amp; &quot;[/url][/b]&quot; &amp;  &quot; [[b]&quot; &amp; [Numbers.C704] &amp; &quot;[/b]: [sup]&quot; &amp; [Numbers.F70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5] &gt; 0; &quot;[b]&quot; &amp; [Numbers.B705] &amp; &quot;. &quot; &amp; &quot;[url=&quot; &amp; [Numbers.E705] &amp; &quot;]&quot; &amp; [Numbers.D705] &amp; &quot;[/url][/b]&quot; &amp;  &quot; [[b]&quot; &amp; [Numbers.C705] &amp; &quot;[/b]: [sup]&quot; &amp; [Numbers.F70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6] &gt; 0; &quot;[b]&quot; &amp; [Numbers.B706] &amp; &quot;. &quot; &amp; &quot;[url=&quot; &amp; [Numbers.E706] &amp; &quot;]&quot; &amp; [Numbers.D706] &amp; &quot;[/url][/b]&quot; &amp;  &quot; [[b]&quot; &amp; [Numbers.C706] &amp; &quot;[/b]: [sup]&quot; &amp; [Numbers.F70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7] &gt; 0; &quot;[b]&quot; &amp; [Numbers.B707] &amp; &quot;. &quot; &amp; &quot;[url=&quot; &amp; [Numbers.E707] &amp; &quot;]&quot; &amp; [Numbers.D707] &amp; &quot;[/url][/b]&quot; &amp;  &quot; [[b]&quot; &amp; [Numbers.C707] &amp; &quot;[/b]: [sup]&quot; &amp; [Numbers.F70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8] &gt; 0; &quot;[b]&quot; &amp; [Numbers.B708] &amp; &quot;. &quot; &amp; &quot;[url=&quot; &amp; [Numbers.E708] &amp; &quot;]&quot; &amp; [Numbers.D708] &amp; &quot;[/url][/b]&quot; &amp;  &quot; [[b]&quot; &amp; [Numbers.C708] &amp; &quot;[/b]: [sup]&quot; &amp; [Numbers.F70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9] &gt; 0; &quot;[b]&quot; &amp; [Numbers.B709] &amp; &quot;. &quot; &amp; &quot;[url=&quot; &amp; [Numbers.E709] &amp; &quot;]&quot; &amp; [Numbers.D709] &amp; &quot;[/url][/b]&quot; &amp;  &quot; [[b]&quot; &amp; [Numbers.C709] &amp; &quot;[/b]: [sup]&quot; &amp; [Numbers.F70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0] &gt; 0; &quot;[b]&quot; &amp; [Numbers.B710] &amp; &quot;. &quot; &amp; &quot;[url=&quot; &amp; [Numbers.E710] &amp; &quot;]&quot; &amp; [Numbers.D710] &amp; &quot;[/url][/b]&quot; &amp;  &quot; [[b]&quot; &amp; [Numbers.C710] &amp; &quot;[/b]: [sup]&quot; &amp; [Numbers.F71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1] &gt; 0; &quot;[b]&quot; &amp; [Numbers.B711] &amp; &quot;. &quot; &amp; &quot;[url=&quot; &amp; [Numbers.E711] &amp; &quot;]&quot; &amp; [Numbers.D711] &amp; &quot;[/url][/b]&quot; &amp;  &quot; [[b]&quot; &amp; [Numbers.C711] &amp; &quot;[/b]: [sup]&quot; &amp; [Numbers.F71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2] &gt; 0; &quot;[b]&quot; &amp; [Numbers.B712] &amp; &quot;. &quot; &amp; &quot;[url=&quot; &amp; [Numbers.E712] &amp; &quot;]&quot; &amp; [Numbers.D712] &amp; &quot;[/url][/b]&quot; &amp;  &quot; [[b]&quot; &amp; [Numbers.C712] &amp; &quot;[/b]: [sup]&quot; &amp; [Numbers.F71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3] &gt; 0; &quot;[b]&quot; &amp; [Numbers.B713] &amp; &quot;. &quot; &amp; &quot;[url=&quot; &amp; [Numbers.E713] &amp; &quot;]&quot; &amp; [Numbers.D713] &amp; &quot;[/url][/b]&quot; &amp;  &quot; [[b]&quot; &amp; [Numbers.C713] &amp; &quot;[/b]: [sup]&quot; &amp; [Numbers.F71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4] &gt; 0; &quot;[b]&quot; &amp; [Numbers.B714] &amp; &quot;. &quot; &amp; &quot;[url=&quot; &amp; [Numbers.E714] &amp; &quot;]&quot; &amp; [Numbers.D714] &amp; &quot;[/url][/b]&quot; &amp;  &quot; [[b]&quot; &amp; [Numbers.C714] &amp; &quot;[/b]: [sup]&quot; &amp; [Numbers.F71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5] &gt; 0; &quot;[b]&quot; &amp; [Numbers.B715] &amp; &quot;. &quot; &amp; &quot;[url=&quot; &amp; [Numbers.E715] &amp; &quot;]&quot; &amp; [Numbers.D715] &amp; &quot;[/url][/b]&quot; &amp;  &quot; [[b]&quot; &amp; [Numbers.C715] &amp; &quot;[/b]: [sup]&quot; &amp; [Numbers.F71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6] &gt; 0; &quot;[b]&quot; &amp; [Numbers.B716] &amp; &quot;. &quot; &amp; &quot;[url=&quot; &amp; [Numbers.E716] &amp; &quot;]&quot; &amp; [Numbers.D716] &amp; &quot;[/url][/b]&quot; &amp;  &quot; [[b]&quot; &amp; [Numbers.C716] &amp; &quot;[/b]: [sup]&quot; &amp; [Numbers.F71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7] &gt; 0; &quot;[b]&quot; &amp; [Numbers.B717] &amp; &quot;. &quot; &amp; &quot;[url=&quot; &amp; [Numbers.E717] &amp; &quot;]&quot; &amp; [Numbers.D717] &amp; &quot;[/url][/b]&quot; &amp;  &quot; [[b]&quot; &amp; [Numbers.C717] &amp; &quot;[/b]: [sup]&quot; &amp; [Numbers.F71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8] &gt; 0; &quot;[b]&quot; &amp; [Numbers.B718] &amp; &quot;. &quot; &amp; &quot;[url=&quot; &amp; [Numbers.E718] &amp; &quot;]&quot; &amp; [Numbers.D718] &amp; &quot;[/url][/b]&quot; &amp;  &quot; [[b]&quot; &amp; [Numbers.C718] &amp; &quot;[/b]: [sup]&quot; &amp; [Numbers.F71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9] &gt; 0; &quot;[b]&quot; &amp; [Numbers.B719] &amp; &quot;. &quot; &amp; &quot;[url=&quot; &amp; [Numbers.E719] &amp; &quot;]&quot; &amp; [Numbers.D719] &amp; &quot;[/url][/b]&quot; &amp;  &quot; [[b]&quot; &amp; [Numbers.C719] &amp; &quot;[/b]: [sup]&quot; &amp; [Numbers.F71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0] &gt; 0; &quot;[b]&quot; &amp; [Numbers.B720] &amp; &quot;. &quot; &amp; &quot;[url=&quot; &amp; [Numbers.E720] &amp; &quot;]&quot; &amp; [Numbers.D720] &amp; &quot;[/url][/b]&quot; &amp;  &quot; [[b]&quot; &amp; [Numbers.C720] &amp; &quot;[/b]: [sup]&quot; &amp; [Numbers.F72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1] &gt; 0; &quot;[b]&quot; &amp; [Numbers.B721] &amp; &quot;. &quot; &amp; &quot;[url=&quot; &amp; [Numbers.E721] &amp; &quot;]&quot; &amp; [Numbers.D721] &amp; &quot;[/url][/b]&quot; &amp;  &quot; [[b]&quot; &amp; [Numbers.C721] &amp; &quot;[/b]: [sup]&quot; &amp; [Numbers.F72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2] &gt; 0; &quot;[b]&quot; &amp; [Numbers.B722] &amp; &quot;. &quot; &amp; &quot;[url=&quot; &amp; [Numbers.E722] &amp; &quot;]&quot; &amp; [Numbers.D722] &amp; &quot;[/url][/b]&quot; &amp;  &quot; [[b]&quot; &amp; [Numbers.C722] &amp; &quot;[/b]: [sup]&quot; &amp; [Numbers.F72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3] &gt; 0; &quot;[b]&quot; &amp; [Numbers.B723] &amp; &quot;. &quot; &amp; &quot;[url=&quot; &amp; [Numbers.E723] &amp; &quot;]&quot; &amp; [Numbers.D723] &amp; &quot;[/url][/b]&quot; &amp;  &quot; [[b]&quot; &amp; [Numbers.C723] &amp; &quot;[/b]: [sup]&quot; &amp; [Numbers.F72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4] &gt; 0; &quot;[b]&quot; &amp; [Numbers.B724] &amp; &quot;. &quot; &amp; &quot;[url=&quot; &amp; [Numbers.E724] &amp; &quot;]&quot; &amp; [Numbers.D724] &amp; &quot;[/url][/b]&quot; &amp;  &quot; [[b]&quot; &amp; [Numbers.C724] &amp; &quot;[/b]: [sup]&quot; &amp; [Numbers.F72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5] &gt; 0; &quot;[b]&quot; &amp; [Numbers.B725] &amp; &quot;. &quot; &amp; &quot;[url=&quot; &amp; [Numbers.E725] &amp; &quot;]&quot; &amp; [Numbers.D725] &amp; &quot;[/url][/b]&quot; &amp;  &quot; [[b]&quot; &amp; [Numbers.C725] &amp; &quot;[/b]: [sup]&quot; &amp; [Numbers.F72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6] &gt; 0; &quot;[b]&quot; &amp; [Numbers.B726] &amp; &quot;. &quot; &amp; &quot;[url=&quot; &amp; [Numbers.E726] &amp; &quot;]&quot; &amp; [Numbers.D726] &amp; &quot;[/url][/b]&quot; &amp;  &quot; [[b]&quot; &amp; [Numbers.C726] &amp; &quot;[/b]: [sup]&quot; &amp; [Numbers.F72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7] &gt; 0; &quot;[b]&quot; &amp; [Numbers.B727] &amp; &quot;. &quot; &amp; &quot;[url=&quot; &amp; [Numbers.E727] &amp; &quot;]&quot; &amp; [Numbers.D727] &amp; &quot;[/url][/b]&quot; &amp;  &quot; [[b]&quot; &amp; [Numbers.C727] &amp; &quot;[/b]: [sup]&quot; &amp; [Numbers.F72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8] &gt; 0; &quot;[b]&quot; &amp; [Numbers.B728] &amp; &quot;. &quot; &amp; &quot;[url=&quot; &amp; [Numbers.E728] &amp; &quot;]&quot; &amp; [Numbers.D728] &amp; &quot;[/url][/b]&quot; &amp;  &quot; [[b]&quot; &amp; [Numbers.C728] &amp; &quot;[/b]: [sup]&quot; &amp; [Numbers.F72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9] &gt; 0; &quot;[b]&quot; &amp; [Numbers.B729] &amp; &quot;. &quot; &amp; &quot;[url=&quot; &amp; [Numbers.E729] &amp; &quot;]&quot; &amp; [Numbers.D729] &amp; &quot;[/url][/b]&quot; &amp;  &quot; [[b]&quot; &amp; [Numbers.C729] &amp; &quot;[/b]: [sup]&quot; &amp; [Numbers.F72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0] &gt; 0; &quot;[b]&quot; &amp; [Numbers.B730] &amp; &quot;. &quot; &amp; &quot;[url=&quot; &amp; [Numbers.E730] &amp; &quot;]&quot; &amp; [Numbers.D730] &amp; &quot;[/url][/b]&quot; &amp;  &quot; [[b]&quot; &amp; [Numbers.C730] &amp; &quot;[/b]: [sup]&quot; &amp; [Numbers.F73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1] &gt; 0; &quot;[b]&quot; &amp; [Numbers.B731] &amp; &quot;. &quot; &amp; &quot;[url=&quot; &amp; [Numbers.E731] &amp; &quot;]&quot; &amp; [Numbers.D731] &amp; &quot;[/url][/b]&quot; &amp;  &quot; [[b]&quot; &amp; [Numbers.C731] &amp; &quot;[/b]: [sup]&quot; &amp; [Numbers.F73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2] &gt; 0; &quot;[b]&quot; &amp; [Numbers.B732] &amp; &quot;. &quot; &amp; &quot;[url=&quot; &amp; [Numbers.E732] &amp; &quot;]&quot; &amp; [Numbers.D732] &amp; &quot;[/url][/b]&quot; &amp;  &quot; [[b]&quot; &amp; [Numbers.C732] &amp; &quot;[/b]: [sup]&quot; &amp; [Numbers.F73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3] &gt; 0; &quot;[b]&quot; &amp; [Numbers.B733] &amp; &quot;. &quot; &amp; &quot;[url=&quot; &amp; [Numbers.E733] &amp; &quot;]&quot; &amp; [Numbers.D733] &amp; &quot;[/url][/b]&quot; &amp;  &quot; [[b]&quot; &amp; [Numbers.C733] &amp; &quot;[/b]: [sup]&quot; &amp; [Numbers.F73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4] &gt; 0; &quot;[b]&quot; &amp; [Numbers.B734] &amp; &quot;. &quot; &amp; &quot;[url=&quot; &amp; [Numbers.E734] &amp; &quot;]&quot; &amp; [Numbers.D734] &amp; &quot;[/url][/b]&quot; &amp;  &quot; [[b]&quot; &amp; [Numbers.C734] &amp; &quot;[/b]: [sup]&quot; &amp; [Numbers.F73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5] &gt; 0; &quot;[b]&quot; &amp; [Numbers.B735] &amp; &quot;. &quot; &amp; &quot;[url=&quot; &amp; [Numbers.E735] &amp; &quot;]&quot; &amp; [Numbers.D735] &amp; &quot;[/url][/b]&quot; &amp;  &quot; [[b]&quot; &amp; [Numbers.C735] &amp; &quot;[/b]: [sup]&quot; &amp; [Numbers.F73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6] &gt; 0; &quot;[b]&quot; &amp; [Numbers.B736] &amp; &quot;. &quot; &amp; &quot;[url=&quot; &amp; [Numbers.E736] &amp; &quot;]&quot; &amp; [Numbers.D736] &amp; &quot;[/url][/b]&quot; &amp;  &quot; [[b]&quot; &amp; [Numbers.C736] &amp; &quot;[/b]: [sup]&quot; &amp; [Numbers.F73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7] &gt; 0; &quot;[b]&quot; &amp; [Numbers.B737] &amp; &quot;. &quot; &amp; &quot;[url=&quot; &amp; [Numbers.E737] &amp; &quot;]&quot; &amp; [Numbers.D737] &amp; &quot;[/url][/b]&quot; &amp;  &quot; [[b]&quot; &amp; [Numbers.C737] &amp; &quot;[/b]: [sup]&quot; &amp; [Numbers.F73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8] &gt; 0; &quot;[b]&quot; &amp; [Numbers.B738] &amp; &quot;. &quot; &amp; &quot;[url=&quot; &amp; [Numbers.E738] &amp; &quot;]&quot; &amp; [Numbers.D738] &amp; &quot;[/url][/b]&quot; &amp;  &quot; [[b]&quot; &amp; [Numbers.C738] &amp; &quot;[/b]: [sup]&quot; &amp; [Numbers.F73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9] &gt; 0; &quot;[b]&quot; &amp; [Numbers.B739] &amp; &quot;. &quot; &amp; &quot;[url=&quot; &amp; [Numbers.E739] &amp; &quot;]&quot; &amp; [Numbers.D739] &amp; &quot;[/url][/b]&quot; &amp;  &quot; [[b]&quot; &amp; [Numbers.C739] &amp; &quot;[/b]: [sup]&quot; &amp; [Numbers.F73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0] &gt; 0; &quot;[b]&quot; &amp; [Numbers.B740] &amp; &quot;. &quot; &amp; &quot;[url=&quot; &amp; [Numbers.E740] &amp; &quot;]&quot; &amp; [Numbers.D740] &amp; &quot;[/url][/b]&quot; &amp;  &quot; [[b]&quot; &amp; [Numbers.C740] &amp; &quot;[/b]: [sup]&quot; &amp; [Numbers.F74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1] &gt; 0; &quot;[b]&quot; &amp; [Numbers.B741] &amp; &quot;. &quot; &amp; &quot;[url=&quot; &amp; [Numbers.E741] &amp; &quot;]&quot; &amp; [Numbers.D741] &amp; &quot;[/url][/b]&quot; &amp;  &quot; [[b]&quot; &amp; [Numbers.C741] &amp; &quot;[/b]: [sup]&quot; &amp; [Numbers.F74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2] &gt; 0; &quot;[b]&quot; &amp; [Numbers.B742] &amp; &quot;. &quot; &amp; &quot;[url=&quot; &amp; [Numbers.E742] &amp; &quot;]&quot; &amp; [Numbers.D742] &amp; &quot;[/url][/b]&quot; &amp;  &quot; [[b]&quot; &amp; [Numbers.C742] &amp; &quot;[/b]: [sup]&quot; &amp; [Numbers.F74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3] &gt; 0; &quot;[b]&quot; &amp; [Numbers.B743] &amp; &quot;. &quot; &amp; &quot;[url=&quot; &amp; [Numbers.E743] &amp; &quot;]&quot; &amp; [Numbers.D743] &amp; &quot;[/url][/b]&quot; &amp;  &quot; [[b]&quot; &amp; [Numbers.C743] &amp; &quot;[/b]: [sup]&quot; &amp; [Numbers.F74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4] &gt; 0; &quot;[b]&quot; &amp; [Numbers.B744] &amp; &quot;. &quot; &amp; &quot;[url=&quot; &amp; [Numbers.E744] &amp; &quot;]&quot; &amp; [Numbers.D744] &amp; &quot;[/url][/b]&quot; &amp;  &quot; [[b]&quot; &amp; [Numbers.C744] &amp; &quot;[/b]: [sup]&quot; &amp; [Numbers.F74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5] &gt; 0; &quot;[b]&quot; &amp; [Numbers.B745] &amp; &quot;. &quot; &amp; &quot;[url=&quot; &amp; [Numbers.E745] &amp; &quot;]&quot; &amp; [Numbers.D745] &amp; &quot;[/url][/b]&quot; &amp;  &quot; [[b]&quot; &amp; [Numbers.C745] &amp; &quot;[/b]: [sup]&quot; &amp; [Numbers.F74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6] &gt; 0; &quot;[b]&quot; &amp; [Numbers.B746] &amp; &quot;. &quot; &amp; &quot;[url=&quot; &amp; [Numbers.E746] &amp; &quot;]&quot; &amp; [Numbers.D746] &amp; &quot;[/url][/b]&quot; &amp;  &quot; [[b]&quot; &amp; [Numbers.C746] &amp; &quot;[/b]: [sup]&quot; &amp; [Numbers.F74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7] &gt; 0; &quot;[b]&quot; &amp; [Numbers.B747] &amp; &quot;. &quot; &amp; &quot;[url=&quot; &amp; [Numbers.E747] &amp; &quot;]&quot; &amp; [Numbers.D747] &amp; &quot;[/url][/b]&quot; &amp;  &quot; [[b]&quot; &amp; [Numbers.C747] &amp; &quot;[/b]: [sup]&quot; &amp; [Numbers.F74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8] &gt; 0; &quot;[b]&quot; &amp; [Numbers.B748] &amp; &quot;. &quot; &amp; &quot;[url=&quot; &amp; [Numbers.E748] &amp; &quot;]&quot; &amp; [Numbers.D748] &amp; &quot;[/url][/b]&quot; &amp;  &quot; [[b]&quot; &amp; [Numbers.C748] &amp; &quot;[/b]: [sup]&quot; &amp; [Numbers.F74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9] &gt; 0; &quot;[b]&quot; &amp; [Numbers.B749] &amp; &quot;. &quot; &amp; &quot;[url=&quot; &amp; [Numbers.E749] &amp; &quot;]&quot; &amp; [Numbers.D749] &amp; &quot;[/url][/b]&quot; &amp;  &quot; [[b]&quot; &amp; [Numbers.C749] &amp; &quot;[/b]: [sup]&quot; &amp; [Numbers.F74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0] &gt; 0; &quot;[b]&quot; &amp; [Numbers.B750] &amp; &quot;. &quot; &amp; &quot;[url=&quot; &amp; [Numbers.E750] &amp; &quot;]&quot; &amp; [Numbers.D750] &amp; &quot;[/url][/b]&quot; &amp;  &quot; [[b]&quot; &amp; [Numbers.C750] &amp; &quot;[/b]: [sup]&quot; &amp; [Numbers.F75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1] &gt; 0; &quot;[b]&quot; &amp; [Numbers.B751] &amp; &quot;. &quot; &amp; &quot;[url=&quot; &amp; [Numbers.E751] &amp; &quot;]&quot; &amp; [Numbers.D751] &amp; &quot;[/url][/b]&quot; &amp;  &quot; [[b]&quot; &amp; [Numbers.C751] &amp; &quot;[/b]: [sup]&quot; &amp; [Numbers.F75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2] &gt; 0; &quot;[b]&quot; &amp; [Numbers.B752] &amp; &quot;. &quot; &amp; &quot;[url=&quot; &amp; [Numbers.E752] &amp; &quot;]&quot; &amp; [Numbers.D752] &amp; &quot;[/url][/b]&quot; &amp;  &quot; [[b]&quot; &amp; [Numbers.C752] &amp; &quot;[/b]: [sup]&quot; &amp; [Numbers.F75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3] &gt; 0; &quot;[b]&quot; &amp; [Numbers.B753] &amp; &quot;. &quot; &amp; &quot;[url=&quot; &amp; [Numbers.E753] &amp; &quot;]&quot; &amp; [Numbers.D753] &amp; &quot;[/url][/b]&quot; &amp;  &quot; [[b]&quot; &amp; [Numbers.C753] &amp; &quot;[/b]: [sup]&quot; &amp; [Numbers.F75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4] &gt; 0; &quot;[b]&quot; &amp; [Numbers.B754] &amp; &quot;. &quot; &amp; &quot;[url=&quot; &amp; [Numbers.E754] &amp; &quot;]&quot; &amp; [Numbers.D754] &amp; &quot;[/url][/b]&quot; &amp;  &quot; [[b]&quot; &amp; [Numbers.C754] &amp; &quot;[/b]: [sup]&quot; &amp; [Numbers.F75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5] &gt; 0; &quot;[b]&quot; &amp; [Numbers.B755] &amp; &quot;. &quot; &amp; &quot;[url=&quot; &amp; [Numbers.E755] &amp; &quot;]&quot; &amp; [Numbers.D755] &amp; &quot;[/url][/b]&quot; &amp;  &quot; [[b]&quot; &amp; [Numbers.C755] &amp; &quot;[/b]: [sup]&quot; &amp; [Numbers.F75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6] &gt; 0; &quot;[b]&quot; &amp; [Numbers.B756] &amp; &quot;. &quot; &amp; &quot;[url=&quot; &amp; [Numbers.E756] &amp; &quot;]&quot; &amp; [Numbers.D756] &amp; &quot;[/url][/b]&quot; &amp;  &quot; [[b]&quot; &amp; [Numbers.C756] &amp; &quot;[/b]: [sup]&quot; &amp; [Numbers.F75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7] &gt; 0; &quot;[b]&quot; &amp; [Numbers.B757] &amp; &quot;. &quot; &amp; &quot;[url=&quot; &amp; [Numbers.E757] &amp; &quot;]&quot; &amp; [Numbers.D757] &amp; &quot;[/url][/b]&quot; &amp;  &quot; [[b]&quot; &amp; [Numbers.C757] &amp; &quot;[/b]: [sup]&quot; &amp; [Numbers.F75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8] &gt; 0; &quot;[b]&quot; &amp; [Numbers.B758] &amp; &quot;. &quot; &amp; &quot;[url=&quot; &amp; [Numbers.E758] &amp; &quot;]&quot; &amp; [Numbers.D758] &amp; &quot;[/url][/b]&quot; &amp;  &quot; [[b]&quot; &amp; [Numbers.C758] &amp; &quot;[/b]: [sup]&quot; &amp; [Numbers.F75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9] &gt; 0; &quot;[b]&quot; &amp; [Numbers.B759] &amp; &quot;. &quot; &amp; &quot;[url=&quot; &amp; [Numbers.E759] &amp; &quot;]&quot; &amp; [Numbers.D759] &amp; &quot;[/url][/b]&quot; &amp;  &quot; [[b]&quot; &amp; [Numbers.C759] &amp; &quot;[/b]: [sup]&quot; &amp; [Numbers.F75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0] &gt; 0; &quot;[b]&quot; &amp; [Numbers.B760] &amp; &quot;. &quot; &amp; &quot;[url=&quot; &amp; [Numbers.E760] &amp; &quot;]&quot; &amp; [Numbers.D760] &amp; &quot;[/url][/b]&quot; &amp;  &quot; [[b]&quot; &amp; [Numbers.C760] &amp; &quot;[/b]: [sup]&quot; &amp; [Numbers.F76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1] &gt; 0; &quot;[b]&quot; &amp; [Numbers.B761] &amp; &quot;. &quot; &amp; &quot;[url=&quot; &amp; [Numbers.E761] &amp; &quot;]&quot; &amp; [Numbers.D761] &amp; &quot;[/url][/b]&quot; &amp;  &quot; [[b]&quot; &amp; [Numbers.C761] &amp; &quot;[/b]: [sup]&quot; &amp; [Numbers.F76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2] &gt; 0; &quot;[b]&quot; &amp; [Numbers.B762] &amp; &quot;. &quot; &amp; &quot;[url=&quot; &amp; [Numbers.E762] &amp; &quot;]&quot; &amp; [Numbers.D762] &amp; &quot;[/url][/b]&quot; &amp;  &quot; [[b]&quot; &amp; [Numbers.C762] &amp; &quot;[/b]: [sup]&quot; &amp; [Numbers.F76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3] &gt; 0; &quot;[b]&quot; &amp; [Numbers.B763] &amp; &quot;. &quot; &amp; &quot;[url=&quot; &amp; [Numbers.E763] &amp; &quot;]&quot; &amp; [Numbers.D763] &amp; &quot;[/url][/b]&quot; &amp;  &quot; [[b]&quot; &amp; [Numbers.C763] &amp; &quot;[/b]: [sup]&quot; &amp; [Numbers.F76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4] &gt; 0; &quot;[b]&quot; &amp; [Numbers.B764] &amp; &quot;. &quot; &amp; &quot;[url=&quot; &amp; [Numbers.E764] &amp; &quot;]&quot; &amp; [Numbers.D764] &amp; &quot;[/url][/b]&quot; &amp;  &quot; [[b]&quot; &amp; [Numbers.C764] &amp; &quot;[/b]: [sup]&quot; &amp; [Numbers.F76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5] &gt; 0; &quot;[b]&quot; &amp; [Numbers.B765] &amp; &quot;. &quot; &amp; &quot;[url=&quot; &amp; [Numbers.E765] &amp; &quot;]&quot; &amp; [Numbers.D765] &amp; &quot;[/url][/b]&quot; &amp;  &quot; [[b]&quot; &amp; [Numbers.C765] &amp; &quot;[/b]: [sup]&quot; &amp; [Numbers.F76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6] &gt; 0; &quot;[b]&quot; &amp; [Numbers.B766] &amp; &quot;. &quot; &amp; &quot;[url=&quot; &amp; [Numbers.E766] &amp; &quot;]&quot; &amp; [Numbers.D766] &amp; &quot;[/url][/b]&quot; &amp;  &quot; [[b]&quot; &amp; [Numbers.C766] &amp; &quot;[/b]: [sup]&quot; &amp; [Numbers.F76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7] &gt; 0; &quot;[b]&quot; &amp; [Numbers.B767] &amp; &quot;. &quot; &amp; &quot;[url=&quot; &amp; [Numbers.E767] &amp; &quot;]&quot; &amp; [Numbers.D767] &amp; &quot;[/url][/b]&quot; &amp;  &quot; [[b]&quot; &amp; [Numbers.C767] &amp; &quot;[/b]: [sup]&quot; &amp; [Numbers.F76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8] &gt; 0; &quot;[b]&quot; &amp; [Numbers.B768] &amp; &quot;. &quot; &amp; &quot;[url=&quot; &amp; [Numbers.E768] &amp; &quot;]&quot; &amp; [Numbers.D768] &amp; &quot;[/url][/b]&quot; &amp;  &quot; [[b]&quot; &amp; [Numbers.C768] &amp; &quot;[/b]: [sup]&quot; &amp; [Numbers.F7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9] &gt; 0; &quot;[b]&quot; &amp; [Numbers.B769] &amp; &quot;. &quot; &amp; &quot;[url=&quot; &amp; [Numbers.E769] &amp; &quot;]&quot; &amp; [Numbers.D769] &amp; &quot;[/url][/b]&quot; &amp;  &quot; [[b]&quot; &amp; [Numbers.C769] &amp; &quot;[/b]: [sup]&quot; &amp; [Numbers.F7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0] &gt; 0; &quot;[b]&quot; &amp; [Numbers.B770] &amp; &quot;. &quot; &amp; &quot;[url=&quot; &amp; [Numbers.E770] &amp; &quot;]&quot; &amp; [Numbers.D770] &amp; &quot;[/url][/b]&quot; &amp;  &quot; [[b]&quot; &amp; [Numbers.C770] &amp; &quot;[/b]: [sup]&quot; &amp; [Numbers.F7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1] &gt; 0; &quot;[b]&quot; &amp; [Numbers.B771] &amp; &quot;. &quot; &amp; &quot;[url=&quot; &amp; [Numbers.E771] &amp; &quot;]&quot; &amp; [Numbers.D771] &amp; &quot;[/url][/b]&quot; &amp;  &quot; [[b]&quot; &amp; [Numbers.C771] &amp; &quot;[/b]: [sup]&quot; &amp; [Numbers.F7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2] &gt; 0; &quot;[b]&quot; &amp; [Numbers.B772] &amp; &quot;. &quot; &amp; &quot;[url=&quot; &amp; [Numbers.E772] &amp; &quot;]&quot; &amp; [Numbers.D772] &amp; &quot;[/url][/b]&quot; &amp;  &quot; [[b]&quot; &amp; [Numbers.C772] &amp; &quot;[/b]: [sup]&quot; &amp; [Numbers.F7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3] &gt; 0; &quot;[b]&quot; &amp; [Numbers.B773] &amp; &quot;. &quot; &amp; &quot;[url=&quot; &amp; [Numbers.E773] &amp; &quot;]&quot; &amp; [Numbers.D773] &amp; &quot;[/url][/b]&quot; &amp;  &quot; [[b]&quot; &amp; [Numbers.C773] &amp; &quot;[/b]: [sup]&quot; &amp; [Numbers.F7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4] &gt; 0; &quot;[b]&quot; &amp; [Numbers.B774] &amp; &quot;. &quot; &amp; &quot;[url=&quot; &amp; [Numbers.E774] &amp; &quot;]&quot; &amp; [Numbers.D774] &amp; &quot;[/url][/b]&quot; &amp;  &quot; [[b]&quot; &amp; [Numbers.C774] &amp; &quot;[/b]: [sup]&quot; &amp; [Numbers.F7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5] &gt; 0; &quot;[b]&quot; &amp; [Numbers.B775] &amp; &quot;. &quot; &amp; &quot;[url=&quot; &amp; [Numbers.E775] &amp; &quot;]&quot; &amp; [Numbers.D775] &amp; &quot;[/url][/b]&quot; &amp;  &quot; [[b]&quot; &amp; [Numbers.C775] &amp; &quot;[/b]: [sup]&quot; &amp; [Numbers.F7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6] &gt; 0; &quot;[b]&quot; &amp; [Numbers.B776] &amp; &quot;. &quot; &amp; &quot;[url=&quot; &amp; [Numbers.E776] &amp; &quot;]&quot; &amp; [Numbers.D776] &amp; &quot;[/url][/b]&quot; &amp;  &quot; [[b]&quot; &amp; [Numbers.C776] &amp; &quot;[/b]: [sup]&quot; &amp; [Numbers.F7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7] &gt; 0; &quot;[b]&quot; &amp; [Numbers.B777] &amp; &quot;. &quot; &amp; &quot;[url=&quot; &amp; [Numbers.E777] &amp; &quot;]&quot; &amp; [Numbers.D777] &amp; &quot;[/url][/b]&quot; &amp;  &quot; [[b]&quot; &amp; [Numbers.C777] &amp; &quot;[/b]: [sup]&quot; &amp; [Numbers.F7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8] &gt; 0; &quot;[b]&quot; &amp; [Numbers.B778] &amp; &quot;. &quot; &amp; &quot;[url=&quot; &amp; [Numbers.E778] &amp; &quot;]&quot; &amp; [Numbers.D778] &amp; &quot;[/url][/b]&quot; &amp;  &quot; [[b]&quot; &amp; [Numbers.C778] &amp; &quot;[/b]: [sup]&quot; &amp; [Numbers.F7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9] &gt; 0; &quot;[b]&quot; &amp; [Numbers.B779] &amp; &quot;. &quot; &amp; &quot;[url=&quot; &amp; [Numbers.E779] &amp; &quot;]&quot; &amp; [Numbers.D779] &amp; &quot;[/url][/b]&quot; &amp;  &quot; [[b]&quot; &amp; [Numbers.C779] &amp; &quot;[/b]: [sup]&quot; &amp; [Numbers.F7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0] &gt; 0; &quot;[b]&quot; &amp; [Numbers.B780] &amp; &quot;. &quot; &amp; &quot;[url=&quot; &amp; [Numbers.E780] &amp; &quot;]&quot; &amp; [Numbers.D780] &amp; &quot;[/url][/b]&quot; &amp;  &quot; [[b]&quot; &amp; [Numbers.C780] &amp; &quot;[/b]: [sup]&quot; &amp; [Numbers.F7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1] &gt; 0; &quot;[b]&quot; &amp; [Numbers.B781] &amp; &quot;. &quot; &amp; &quot;[url=&quot; &amp; [Numbers.E781] &amp; &quot;]&quot; &amp; [Numbers.D781] &amp; &quot;[/url][/b]&quot; &amp;  &quot; [[b]&quot; &amp; [Numbers.C781] &amp; &quot;[/b]: [sup]&quot; &amp; [Numbers.F7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2] &gt; 0; &quot;[b]&quot; &amp; [Numbers.B782] &amp; &quot;. &quot; &amp; &quot;[url=&quot; &amp; [Numbers.E782] &amp; &quot;]&quot; &amp; [Numbers.D782] &amp; &quot;[/url][/b]&quot; &amp;  &quot; [[b]&quot; &amp; [Numbers.C782] &amp; &quot;[/b]: [sup]&quot; &amp; [Numbers.F7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3] &gt; 0; &quot;[b]&quot; &amp; [Numbers.B783] &amp; &quot;. &quot; &amp; &quot;[url=&quot; &amp; [Numbers.E783] &amp; &quot;]&quot; &amp; [Numbers.D783] &amp; &quot;[/url][/b]&quot; &amp;  &quot; [[b]&quot; &amp; [Numbers.C783] &amp; &quot;[/b]: [sup]&quot; &amp; [Numbers.F7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4] &gt; 0; &quot;[b]&quot; &amp; [Numbers.B784] &amp; &quot;. &quot; &amp; &quot;[url=&quot; &amp; [Numbers.E784] &amp; &quot;]&quot; &amp; [Numbers.D784] &amp; &quot;[/url][/b]&quot; &amp;  &quot; [[b]&quot; &amp; [Numbers.C784] &amp; &quot;[/b]: [sup]&quot; &amp; [Numbers.F7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5] &gt; 0; &quot;[b]&quot; &amp; [Numbers.B785] &amp; &quot;. &quot; &amp; &quot;[url=&quot; &amp; [Numbers.E785] &amp; &quot;]&quot; &amp; [Numbers.D785] &amp; &quot;[/url][/b]&quot; &amp;  &quot; [[b]&quot; &amp; [Numbers.C785] &amp; &quot;[/b]: [sup]&quot; &amp; [Numbers.F7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6] &gt; 0; &quot;[b]&quot; &amp; [Numbers.B786] &amp; &quot;. &quot; &amp; &quot;[url=&quot; &amp; [Numbers.E786] &amp; &quot;]&quot; &amp; [Numbers.D786] &amp; &quot;[/url][/b]&quot; &amp;  &quot; [[b]&quot; &amp; [Numbers.C786] &amp; &quot;[/b]: [sup]&quot; &amp; [Numbers.F7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7] &gt; 0; &quot;[b]&quot; &amp; [Numbers.B787] &amp; &quot;. &quot; &amp; &quot;[url=&quot; &amp; [Numbers.E787] &amp; &quot;]&quot; &amp; [Numbers.D787] &amp; &quot;[/url][/b]&quot; &amp;  &quot; [[b]&quot; &amp; [Numbers.C787] &amp; &quot;[/b]: [sup]&quot; &amp; [Numbers.F7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8] &gt; 0; &quot;[b]&quot; &amp; [Numbers.B788] &amp; &quot;. &quot; &amp; &quot;[url=&quot; &amp; [Numbers.E788] &amp; &quot;]&quot; &amp; [Numbers.D788] &amp; &quot;[/url][/b]&quot; &amp;  &quot; [[b]&quot; &amp; [Numbers.C788] &amp; &quot;[/b]: [sup]&quot; &amp; [Numbers.F7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9] &gt; 0; &quot;[b]&quot; &amp; [Numbers.B789] &amp; &quot;. &quot; &amp; &quot;[url=&quot; &amp; [Numbers.E789] &amp; &quot;]&quot; &amp; [Numbers.D789] &amp; &quot;[/url][/b]&quot; &amp;  &quot; [[b]&quot; &amp; [Numbers.C789] &amp; &quot;[/b]: [sup]&quot; &amp; [Numbers.F7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0] &gt; 0; &quot;[b]&quot; &amp; [Numbers.B790] &amp; &quot;. &quot; &amp; &quot;[url=&quot; &amp; [Numbers.E790] &amp; &quot;]&quot; &amp; [Numbers.D790] &amp; &quot;[/url][/b]&quot; &amp;  &quot; [[b]&quot; &amp; [Numbers.C790] &amp; &quot;[/b]: [sup]&quot; &amp; [Numbers.F7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1] &gt; 0; &quot;[b]&quot; &amp; [Numbers.B791] &amp; &quot;. &quot; &amp; &quot;[url=&quot; &amp; [Numbers.E791] &amp; &quot;]&quot; &amp; [Numbers.D791] &amp; &quot;[/url][/b]&quot; &amp;  &quot; [[b]&quot; &amp; [Numbers.C791] &amp; &quot;[/b]: [sup]&quot; &amp; [Numbers.F7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2] &gt; 0; &quot;[b]&quot; &amp; [Numbers.B792] &amp; &quot;. &quot; &amp; &quot;[url=&quot; &amp; [Numbers.E792] &amp; &quot;]&quot; &amp; [Numbers.D792] &amp; &quot;[/url][/b]&quot; &amp;  &quot; [[b]&quot; &amp; [Numbers.C792] &amp; &quot;[/b]: [sup]&quot; &amp; [Numbers.F7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3] &gt; 0; &quot;[b]&quot; &amp; [Numbers.B793] &amp; &quot;. &quot; &amp; &quot;[url=&quot; &amp; [Numbers.E793] &amp; &quot;]&quot; &amp; [Numbers.D793] &amp; &quot;[/url][/b]&quot; &amp;  &quot; [[b]&quot; &amp; [Numbers.C793] &amp; &quot;[/b]: [sup]&quot; &amp; [Numbers.F7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4] &gt; 0; &quot;[b]&quot; &amp; [Numbers.B794] &amp; &quot;. &quot; &amp; &quot;[url=&quot; &amp; [Numbers.E794] &amp; &quot;]&quot; &amp; [Numbers.D794] &amp; &quot;[/url][/b]&quot; &amp;  &quot; [[b]&quot; &amp; [Numbers.C794] &amp; &quot;[/b]: [sup]&quot; &amp; [Numbers.F7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5] &gt; 0; &quot;[b]&quot; &amp; [Numbers.B795] &amp; &quot;. &quot; &amp; &quot;[url=&quot; &amp; [Numbers.E795] &amp; &quot;]&quot; &amp; [Numbers.D795] &amp; &quot;[/url][/b]&quot; &amp;  &quot; [[b]&quot; &amp; [Numbers.C795] &amp; &quot;[/b]: [sup]&quot; &amp; [Numbers.F7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6] &gt; 0; &quot;[b]&quot; &amp; [Numbers.B796] &amp; &quot;. &quot; &amp; &quot;[url=&quot; &amp; [Numbers.E796] &amp; &quot;]&quot; &amp; [Numbers.D796] &amp; &quot;[/url][/b]&quot; &amp;  &quot; [[b]&quot; &amp; [Numbers.C796] &amp; &quot;[/b]: [sup]&quot; &amp; [Numbers.F7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7] &gt; 0; &quot;[b]&quot; &amp; [Numbers.B797] &amp; &quot;. &quot; &amp; &quot;[url=&quot; &amp; [Numbers.E797] &amp; &quot;]&quot; &amp; [Numbers.D797] &amp; &quot;[/url][/b]&quot; &amp;  &quot; [[b]&quot; &amp; [Numbers.C797] &amp; &quot;[/b]: [sup]&quot; &amp; [Numbers.F7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8] &gt; 0; &quot;[b]&quot; &amp; [Numbers.B798] &amp; &quot;. &quot; &amp; &quot;[url=&quot; &amp; [Numbers.E798] &amp; &quot;]&quot; &amp; [Numbers.D798] &amp; &quot;[/url][/b]&quot; &amp;  &quot; [[b]&quot; &amp; [Numbers.C798] &amp; &quot;[/b]: [sup]&quot; &amp; [Numbers.F7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9] &gt; 0; &quot;[b]&quot; &amp; [Numbers.B799] &amp; &quot;. &quot; &amp; &quot;[url=&quot; &amp; [Numbers.E799] &amp; &quot;]&quot; &amp; [Numbers.D799] &amp; &quot;[/url][/b]&quot; &amp;  &quot; [[b]&quot; &amp; [Numbers.C799] &amp; &quot;[/b]: [sup]&quot; &amp; [Numbers.F7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0] &gt; 0; &quot;[b]&quot; &amp; [Numbers.B800] &amp; &quot;. &quot; &amp; &quot;[url=&quot; &amp; [Numbers.E800] &amp; &quot;]&quot; &amp; [Numbers.D800] &amp; &quot;[/url][/b]&quot; &amp;  &quot; [[b]&quot; &amp; [Numbers.C800] &amp; &quot;[/b]: [sup]&quot; &amp; [Numbers.F8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1] &gt; 0; &quot;[b]&quot; &amp; [Numbers.B801] &amp; &quot;. &quot; &amp; &quot;[url=&quot; &amp; [Numbers.E801] &amp; &quot;]&quot; &amp; [Numbers.D801] &amp; &quot;[/url][/b]&quot; &amp;  &quot; [[b]&quot; &amp; [Numbers.C801] &amp; &quot;[/b]: [sup]&quot; &amp; [Numbers.F8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2] &gt; 0; &quot;[b]&quot; &amp; [Numbers.B802] &amp; &quot;. &quot; &amp; &quot;[url=&quot; &amp; [Numbers.E802] &amp; &quot;]&quot; &amp; [Numbers.D802] &amp; &quot;[/url][/b]&quot; &amp;  &quot; [[b]&quot; &amp; [Numbers.C802] &amp; &quot;[/b]: [sup]&quot; &amp; [Numbers.F8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3] &gt; 0; &quot;[b]&quot; &amp; [Numbers.B803] &amp; &quot;. &quot; &amp; &quot;[url=&quot; &amp; [Numbers.E803] &amp; &quot;]&quot; &amp; [Numbers.D803] &amp; &quot;[/url][/b]&quot; &amp;  &quot; [[b]&quot; &amp; [Numbers.C803] &amp; &quot;[/b]: [sup]&quot; &amp; [Numbers.F80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4] &gt; 0; &quot;[b]&quot; &amp; [Numbers.B804] &amp; &quot;. &quot; &amp; &quot;[url=&quot; &amp; [Numbers.E804] &amp; &quot;]&quot; &amp; [Numbers.D804] &amp; &quot;[/url][/b]&quot; &amp;  &quot; [[b]&quot; &amp; [Numbers.C804] &amp; &quot;[/b]: [sup]&quot; &amp; [Numbers.F80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5] &gt; 0; &quot;[b]&quot; &amp; [Numbers.B805] &amp; &quot;. &quot; &amp; &quot;[url=&quot; &amp; [Numbers.E805] &amp; &quot;]&quot; &amp; [Numbers.D805] &amp; &quot;[/url][/b]&quot; &amp;  &quot; [[b]&quot; &amp; [Numbers.C805] &amp; &quot;[/b]: [sup]&quot; &amp; [Numbers.F80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6] &gt; 0; &quot;[b]&quot; &amp; [Numbers.B806] &amp; &quot;. &quot; &amp; &quot;[url=&quot; &amp; [Numbers.E806] &amp; &quot;]&quot; &amp; [Numbers.D806] &amp; &quot;[/url][/b]&quot; &amp;  &quot; [[b]&quot; &amp; [Numbers.C806] &amp; &quot;[/b]: [sup]&quot; &amp; [Numbers.F80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7] &gt; 0; &quot;[b]&quot; &amp; [Numbers.B807] &amp; &quot;. &quot; &amp; &quot;[url=&quot; &amp; [Numbers.E807] &amp; &quot;]&quot; &amp; [Numbers.D807] &amp; &quot;[/url][/b]&quot; &amp;  &quot; [[b]&quot; &amp; [Numbers.C807] &amp; &quot;[/b]: [sup]&quot; &amp; [Numbers.F80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8] &gt; 0; &quot;[b]&quot; &amp; [Numbers.B808] &amp; &quot;. &quot; &amp; &quot;[url=&quot; &amp; [Numbers.E808] &amp; &quot;]&quot; &amp; [Numbers.D808] &amp; &quot;[/url][/b]&quot; &amp;  &quot; [[b]&quot; &amp; [Numbers.C808] &amp; &quot;[/b]: [sup]&quot; &amp; [Numbers.F80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9] &gt; 0; &quot;[b]&quot; &amp; [Numbers.B809] &amp; &quot;. &quot; &amp; &quot;[url=&quot; &amp; [Numbers.E809] &amp; &quot;]&quot; &amp; [Numbers.D809] &amp; &quot;[/url][/b]&quot; &amp;  &quot; [[b]&quot; &amp; [Numbers.C809] &amp; &quot;[/b]: [sup]&quot; &amp; [Numbers.F80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0] &gt; 0; &quot;[b]&quot; &amp; [Numbers.B810] &amp; &quot;. &quot; &amp; &quot;[url=&quot; &amp; [Numbers.E810] &amp; &quot;]&quot; &amp; [Numbers.D810] &amp; &quot;[/url][/b]&quot; &amp;  &quot; [[b]&quot; &amp; [Numbers.C810] &amp; &quot;[/b]: [sup]&quot; &amp; [Numbers.F81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1] &gt; 0; &quot;[b]&quot; &amp; [Numbers.B811] &amp; &quot;. &quot; &amp; &quot;[url=&quot; &amp; [Numbers.E811] &amp; &quot;]&quot; &amp; [Numbers.D811] &amp; &quot;[/url][/b]&quot; &amp;  &quot; [[b]&quot; &amp; [Numbers.C811] &amp; &quot;[/b]: [sup]&quot; &amp; [Numbers.F81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2] &gt; 0; &quot;[b]&quot; &amp; [Numbers.B812] &amp; &quot;. &quot; &amp; &quot;[url=&quot; &amp; [Numbers.E812] &amp; &quot;]&quot; &amp; [Numbers.D812] &amp; &quot;[/url][/b]&quot; &amp;  &quot; [[b]&quot; &amp; [Numbers.C812] &amp; &quot;[/b]: [sup]&quot; &amp; [Numbers.F81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3] &gt; 0; &quot;[b]&quot; &amp; [Numbers.B813] &amp; &quot;. &quot; &amp; &quot;[url=&quot; &amp; [Numbers.E813] &amp; &quot;]&quot; &amp; [Numbers.D813] &amp; &quot;[/url][/b]&quot; &amp;  &quot; [[b]&quot; &amp; [Numbers.C813] &amp; &quot;[/b]: [sup]&quot; &amp; [Numbers.F81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4] &gt; 0; &quot;[b]&quot; &amp; [Numbers.B814] &amp; &quot;. &quot; &amp; &quot;[url=&quot; &amp; [Numbers.E814] &amp; &quot;]&quot; &amp; [Numbers.D814] &amp; &quot;[/url][/b]&quot; &amp;  &quot; [[b]&quot; &amp; [Numbers.C814] &amp; &quot;[/b]: [sup]&quot; &amp; [Numbers.F81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5] &gt; 0; &quot;[b]&quot; &amp; [Numbers.B815] &amp; &quot;. &quot; &amp; &quot;[url=&quot; &amp; [Numbers.E815] &amp; &quot;]&quot; &amp; [Numbers.D815] &amp; &quot;[/url][/b]&quot; &amp;  &quot; [[b]&quot; &amp; [Numbers.C815] &amp; &quot;[/b]: [sup]&quot; &amp; [Numbers.F81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6] &gt; 0; &quot;[b]&quot; &amp; [Numbers.B816] &amp; &quot;. &quot; &amp; &quot;[url=&quot; &amp; [Numbers.E816] &amp; &quot;]&quot; &amp; [Numbers.D816] &amp; &quot;[/url][/b]&quot; &amp;  &quot; [[b]&quot; &amp; [Numbers.C816] &amp; &quot;[/b]: [sup]&quot; &amp; [Numbers.F81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7] &gt; 0; &quot;[b]&quot; &amp; [Numbers.B817] &amp; &quot;. &quot; &amp; &quot;[url=&quot; &amp; [Numbers.E817] &amp; &quot;]&quot; &amp; [Numbers.D817] &amp; &quot;[/url][/b]&quot; &amp;  &quot; [[b]&quot; &amp; [Numbers.C817] &amp; &quot;[/b]: [sup]&quot; &amp; [Numbers.F81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8] &gt; 0; &quot;[b]&quot; &amp; [Numbers.B818] &amp; &quot;. &quot; &amp; &quot;[url=&quot; &amp; [Numbers.E818] &amp; &quot;]&quot; &amp; [Numbers.D818] &amp; &quot;[/url][/b]&quot; &amp;  &quot; [[b]&quot; &amp; [Numbers.C818] &amp; &quot;[/b]: [sup]&quot; &amp; [Numbers.F81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9] &gt; 0; &quot;[b]&quot; &amp; [Numbers.B819] &amp; &quot;. &quot; &amp; &quot;[url=&quot; &amp; [Numbers.E819] &amp; &quot;]&quot; &amp; [Numbers.D819] &amp; &quot;[/url][/b]&quot; &amp;  &quot; [[b]&quot; &amp; [Numbers.C819] &amp; &quot;[/b]: [sup]&quot; &amp; [Numbers.F81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0] &gt; 0; &quot;[b]&quot; &amp; [Numbers.B820] &amp; &quot;. &quot; &amp; &quot;[url=&quot; &amp; [Numbers.E820] &amp; &quot;]&quot; &amp; [Numbers.D820] &amp; &quot;[/url][/b]&quot; &amp;  &quot; [[b]&quot; &amp; [Numbers.C820] &amp; &quot;[/b]: [sup]&quot; &amp; [Numbers.F82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1] &gt; 0; &quot;[b]&quot; &amp; [Numbers.B821] &amp; &quot;. &quot; &amp; &quot;[url=&quot; &amp; [Numbers.E821] &amp; &quot;]&quot; &amp; [Numbers.D821] &amp; &quot;[/url][/b]&quot; &amp;  &quot; [[b]&quot; &amp; [Numbers.C821] &amp; &quot;[/b]: [sup]&quot; &amp; [Numbers.F82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2] &gt; 0; &quot;[b]&quot; &amp; [Numbers.B822] &amp; &quot;. &quot; &amp; &quot;[url=&quot; &amp; [Numbers.E822] &amp; &quot;]&quot; &amp; [Numbers.D822] &amp; &quot;[/url][/b]&quot; &amp;  &quot; [[b]&quot; &amp; [Numbers.C822] &amp; &quot;[/b]: [sup]&quot; &amp; [Numbers.F82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3] &gt; 0; &quot;[b]&quot; &amp; [Numbers.B823] &amp; &quot;. &quot; &amp; &quot;[url=&quot; &amp; [Numbers.E823] &amp; &quot;]&quot; &amp; [Numbers.D823] &amp; &quot;[/url][/b]&quot; &amp;  &quot; [[b]&quot; &amp; [Numbers.C823] &amp; &quot;[/b]: [sup]&quot; &amp; [Numbers.F82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4] &gt; 0; &quot;[b]&quot; &amp; [Numbers.B824] &amp; &quot;. &quot; &amp; &quot;[url=&quot; &amp; [Numbers.E824] &amp; &quot;]&quot; &amp; [Numbers.D824] &amp; &quot;[/url][/b]&quot; &amp;  &quot; [[b]&quot; &amp; [Numbers.C824] &amp; &quot;[/b]: [sup]&quot; &amp; [Numbers.F82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5] &gt; 0; &quot;[b]&quot; &amp; [Numbers.B825] &amp; &quot;. &quot; &amp; &quot;[url=&quot; &amp; [Numbers.E825] &amp; &quot;]&quot; &amp; [Numbers.D825] &amp; &quot;[/url][/b]&quot; &amp;  &quot; [[b]&quot; &amp; [Numbers.C825] &amp; &quot;[/b]: [sup]&quot; &amp; [Numbers.F82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6] &gt; 0; &quot;[b]&quot; &amp; [Numbers.B826] &amp; &quot;. &quot; &amp; &quot;[url=&quot; &amp; [Numbers.E826] &amp; &quot;]&quot; &amp; [Numbers.D826] &amp; &quot;[/url][/b]&quot; &amp;  &quot; [[b]&quot; &amp; [Numbers.C826] &amp; &quot;[/b]: [sup]&quot; &amp; [Numbers.F82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7] &gt; 0; &quot;[b]&quot; &amp; [Numbers.B827] &amp; &quot;. &quot; &amp; &quot;[url=&quot; &amp; [Numbers.E827] &amp; &quot;]&quot; &amp; [Numbers.D827] &amp; &quot;[/url][/b]&quot; &amp;  &quot; [[b]&quot; &amp; [Numbers.C827] &amp; &quot;[/b]: [sup]&quot; &amp; [Numbers.F82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8] &gt; 0; &quot;[b]&quot; &amp; [Numbers.B828] &amp; &quot;. &quot; &amp; &quot;[url=&quot; &amp; [Numbers.E828] &amp; &quot;]&quot; &amp; [Numbers.D828] &amp; &quot;[/url][/b]&quot; &amp;  &quot; [[b]&quot; &amp; [Numbers.C828] &amp; &quot;[/b]: [sup]&quot; &amp; [Numbers.F82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9] &gt; 0; &quot;[b]&quot; &amp; [Numbers.B829] &amp; &quot;. &quot; &amp; &quot;[url=&quot; &amp; [Numbers.E829] &amp; &quot;]&quot; &amp; [Numbers.D829] &amp; &quot;[/url][/b]&quot; &amp;  &quot; [[b]&quot; &amp; [Numbers.C829] &amp; &quot;[/b]: [sup]&quot; &amp; [Numbers.F82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0] &gt; 0; &quot;[b]&quot; &amp; [Numbers.B830] &amp; &quot;. &quot; &amp; &quot;[url=&quot; &amp; [Numbers.E830] &amp; &quot;]&quot; &amp; [Numbers.D830] &amp; &quot;[/url][/b]&quot; &amp;  &quot; [[b]&quot; &amp; [Numbers.C830] &amp; &quot;[/b]: [sup]&quot; &amp; [Numbers.F83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1] &gt; 0; &quot;[b]&quot; &amp; [Numbers.B831] &amp; &quot;. &quot; &amp; &quot;[url=&quot; &amp; [Numbers.E831] &amp; &quot;]&quot; &amp; [Numbers.D831] &amp; &quot;[/url][/b]&quot; &amp;  &quot; [[b]&quot; &amp; [Numbers.C831] &amp; &quot;[/b]: [sup]&quot; &amp; [Numbers.F83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2] &gt; 0; &quot;[b]&quot; &amp; [Numbers.B832] &amp; &quot;. &quot; &amp; &quot;[url=&quot; &amp; [Numbers.E832] &amp; &quot;]&quot; &amp; [Numbers.D832] &amp; &quot;[/url][/b]&quot; &amp;  &quot; [[b]&quot; &amp; [Numbers.C832] &amp; &quot;[/b]: [sup]&quot; &amp; [Numbers.F83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3] &gt; 0; &quot;[b]&quot; &amp; [Numbers.B833] &amp; &quot;. &quot; &amp; &quot;[url=&quot; &amp; [Numbers.E833] &amp; &quot;]&quot; &amp; [Numbers.D833] &amp; &quot;[/url][/b]&quot; &amp;  &quot; [[b]&quot; &amp; [Numbers.C833] &amp; &quot;[/b]: [sup]&quot; &amp; [Numbers.F83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4] &gt; 0; &quot;[b]&quot; &amp; [Numbers.B834] &amp; &quot;. &quot; &amp; &quot;[url=&quot; &amp; [Numbers.E834] &amp; &quot;]&quot; &amp; [Numbers.D834] &amp; &quot;[/url][/b]&quot; &amp;  &quot; [[b]&quot; &amp; [Numbers.C834] &amp; &quot;[/b]: [sup]&quot; &amp; [Numbers.F83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5] &gt; 0; &quot;[b]&quot; &amp; [Numbers.B835] &amp; &quot;. &quot; &amp; &quot;[url=&quot; &amp; [Numbers.E835] &amp; &quot;]&quot; &amp; [Numbers.D835] &amp; &quot;[/url][/b]&quot; &amp;  &quot; [[b]&quot; &amp; [Numbers.C835] &amp; &quot;[/b]: [sup]&quot; &amp; [Numbers.F83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6] &gt; 0; &quot;[b]&quot; &amp; [Numbers.B836] &amp; &quot;. &quot; &amp; &quot;[url=&quot; &amp; [Numbers.E836] &amp; &quot;]&quot; &amp; [Numbers.D836] &amp; &quot;[/url][/b]&quot; &amp;  &quot; [[b]&quot; &amp; [Numbers.C836] &amp; &quot;[/b]: [sup]&quot; &amp; [Numbers.F83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7] &gt; 0; &quot;[b]&quot; &amp; [Numbers.B837] &amp; &quot;. &quot; &amp; &quot;[url=&quot; &amp; [Numbers.E837] &amp; &quot;]&quot; &amp; [Numbers.D837] &amp; &quot;[/url][/b]&quot; &amp;  &quot; [[b]&quot; &amp; [Numbers.C837] &amp; &quot;[/b]: [sup]&quot; &amp; [Numbers.F83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8] &gt; 0; &quot;[b]&quot; &amp; [Numbers.B838] &amp; &quot;. &quot; &amp; &quot;[url=&quot; &amp; [Numbers.E838] &amp; &quot;]&quot; &amp; [Numbers.D838] &amp; &quot;[/url][/b]&quot; &amp;  &quot; [[b]&quot; &amp; [Numbers.C838] &amp; &quot;[/b]: [sup]&quot; &amp; [Numbers.F83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9] &gt; 0; &quot;[b]&quot; &amp; [Numbers.B839] &amp; &quot;. &quot; &amp; &quot;[url=&quot; &amp; [Numbers.E839] &amp; &quot;]&quot; &amp; [Numbers.D839] &amp; &quot;[/url][/b]&quot; &amp;  &quot; [[b]&quot; &amp; [Numbers.C839] &amp; &quot;[/b]: [sup]&quot; &amp; [Numbers.F83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0] &gt; 0; &quot;[b]&quot; &amp; [Numbers.B840] &amp; &quot;. &quot; &amp; &quot;[url=&quot; &amp; [Numbers.E840] &amp; &quot;]&quot; &amp; [Numbers.D840] &amp; &quot;[/url][/b]&quot; &amp;  &quot; [[b]&quot; &amp; [Numbers.C840] &amp; &quot;[/b]: [sup]&quot; &amp; [Numbers.F84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1] &gt; 0; &quot;[b]&quot; &amp; [Numbers.B841] &amp; &quot;. &quot; &amp; &quot;[url=&quot; &amp; [Numbers.E841] &amp; &quot;]&quot; &amp; [Numbers.D841] &amp; &quot;[/url][/b]&quot; &amp;  &quot; [[b]&quot; &amp; [Numbers.C841] &amp; &quot;[/b]: [sup]&quot; &amp; [Numbers.F84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2] &gt; 0; &quot;[b]&quot; &amp; [Numbers.B842] &amp; &quot;. &quot; &amp; &quot;[url=&quot; &amp; [Numbers.E842] &amp; &quot;]&quot; &amp; [Numbers.D842] &amp; &quot;[/url][/b]&quot; &amp;  &quot; [[b]&quot; &amp; [Numbers.C842] &amp; &quot;[/b]: [sup]&quot; &amp; [Numbers.F84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3] &gt; 0; &quot;[b]&quot; &amp; [Numbers.B843] &amp; &quot;. &quot; &amp; &quot;[url=&quot; &amp; [Numbers.E843] &amp; &quot;]&quot; &amp; [Numbers.D843] &amp; &quot;[/url][/b]&quot; &amp;  &quot; [[b]&quot; &amp; [Numbers.C843] &amp; &quot;[/b]: [sup]&quot; &amp; [Numbers.F84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4] &gt; 0; &quot;[b]&quot; &amp; [Numbers.B844] &amp; &quot;. &quot; &amp; &quot;[url=&quot; &amp; [Numbers.E844] &amp; &quot;]&quot; &amp; [Numbers.D844] &amp; &quot;[/url][/b]&quot; &amp;  &quot; [[b]&quot; &amp; [Numbers.C844] &amp; &quot;[/b]: [sup]&quot; &amp; [Numbers.F84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5] &gt; 0; &quot;[b]&quot; &amp; [Numbers.B845] &amp; &quot;. &quot; &amp; &quot;[url=&quot; &amp; [Numbers.E845] &amp; &quot;]&quot; &amp; [Numbers.D845] &amp; &quot;[/url][/b]&quot; &amp;  &quot; [[b]&quot; &amp; [Numbers.C845] &amp; &quot;[/b]: [sup]&quot; &amp; [Numbers.F84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6] &gt; 0; &quot;[b]&quot; &amp; [Numbers.B846] &amp; &quot;. &quot; &amp; &quot;[url=&quot; &amp; [Numbers.E846] &amp; &quot;]&quot; &amp; [Numbers.D846] &amp; &quot;[/url][/b]&quot; &amp;  &quot; [[b]&quot; &amp; [Numbers.C846] &amp; &quot;[/b]: [sup]&quot; &amp; [Numbers.F84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7] &gt; 0; &quot;[b]&quot; &amp; [Numbers.B847] &amp; &quot;. &quot; &amp; &quot;[url=&quot; &amp; [Numbers.E847] &amp; &quot;]&quot; &amp; [Numbers.D847] &amp; &quot;[/url][/b]&quot; &amp;  &quot; [[b]&quot; &amp; [Numbers.C847] &amp; &quot;[/b]: [sup]&quot; &amp; [Numbers.F84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8] &gt; 0; &quot;[b]&quot; &amp; [Numbers.B848] &amp; &quot;. &quot; &amp; &quot;[url=&quot; &amp; [Numbers.E848] &amp; &quot;]&quot; &amp; [Numbers.D848] &amp; &quot;[/url][/b]&quot; &amp;  &quot; [[b]&quot; &amp; [Numbers.C848] &amp; &quot;[/b]: [sup]&quot; &amp; [Numbers.F84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9] &gt; 0; &quot;[b]&quot; &amp; [Numbers.B849] &amp; &quot;. &quot; &amp; &quot;[url=&quot; &amp; [Numbers.E849] &amp; &quot;]&quot; &amp; [Numbers.D849] &amp; &quot;[/url][/b]&quot; &amp;  &quot; [[b]&quot; &amp; [Numbers.C849] &amp; &quot;[/b]: [sup]&quot; &amp; [Numbers.F84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0] &gt; 0; &quot;[b]&quot; &amp; [Numbers.B850] &amp; &quot;. &quot; &amp; &quot;[url=&quot; &amp; [Numbers.E850] &amp; &quot;]&quot; &amp; [Numbers.D850] &amp; &quot;[/url][/b]&quot; &amp;  &quot; [[b]&quot; &amp; [Numbers.C850] &amp; &quot;[/b]: [sup]&quot; &amp; [Numbers.F85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1] &gt; 0; &quot;[b]&quot; &amp; [Numbers.B851] &amp; &quot;. &quot; &amp; &quot;[url=&quot; &amp; [Numbers.E851] &amp; &quot;]&quot; &amp; [Numbers.D851] &amp; &quot;[/url][/b]&quot; &amp;  &quot; [[b]&quot; &amp; [Numbers.C851] &amp; &quot;[/b]: [sup]&quot; &amp; [Numbers.F85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2] &gt; 0; &quot;[b]&quot; &amp; [Numbers.B852] &amp; &quot;. &quot; &amp; &quot;[url=&quot; &amp; [Numbers.E852] &amp; &quot;]&quot; &amp; [Numbers.D852] &amp; &quot;[/url][/b]&quot; &amp;  &quot; [[b]&quot; &amp; [Numbers.C852] &amp; &quot;[/b]: [sup]&quot; &amp; [Numbers.F85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3] &gt; 0; &quot;[b]&quot; &amp; [Numbers.B853] &amp; &quot;. &quot; &amp; &quot;[url=&quot; &amp; [Numbers.E853] &amp; &quot;]&quot; &amp; [Numbers.D853] &amp; &quot;[/url][/b]&quot; &amp;  &quot; [[b]&quot; &amp; [Numbers.C853] &amp; &quot;[/b]: [sup]&quot; &amp; [Numbers.F85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4] &gt; 0; &quot;[b]&quot; &amp; [Numbers.B854] &amp; &quot;. &quot; &amp; &quot;[url=&quot; &amp; [Numbers.E854] &amp; &quot;]&quot; &amp; [Numbers.D854] &amp; &quot;[/url][/b]&quot; &amp;  &quot; [[b]&quot; &amp; [Numbers.C854] &amp; &quot;[/b]: [sup]&quot; &amp; [Numbers.F85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5] &gt; 0; &quot;[b]&quot; &amp; [Numbers.B855] &amp; &quot;. &quot; &amp; &quot;[url=&quot; &amp; [Numbers.E855] &amp; &quot;]&quot; &amp; [Numbers.D855] &amp; &quot;[/url][/b]&quot; &amp;  &quot; [[b]&quot; &amp; [Numbers.C855] &amp; &quot;[/b]: [sup]&quot; &amp; [Numbers.F85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6] &gt; 0; &quot;[b]&quot; &amp; [Numbers.B856] &amp; &quot;. &quot; &amp; &quot;[url=&quot; &amp; [Numbers.E856] &amp; &quot;]&quot; &amp; [Numbers.D856] &amp; &quot;[/url][/b]&quot; &amp;  &quot; [[b]&quot; &amp; [Numbers.C856] &amp; &quot;[/b]: [sup]&quot; &amp; [Numbers.F85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7] &gt; 0; &quot;[b]&quot; &amp; [Numbers.B857] &amp; &quot;. &quot; &amp; &quot;[url=&quot; &amp; [Numbers.E857] &amp; &quot;]&quot; &amp; [Numbers.D857] &amp; &quot;[/url][/b]&quot; &amp;  &quot; [[b]&quot; &amp; [Numbers.C857] &amp; &quot;[/b]: [sup]&quot; &amp; [Numbers.F85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8] &gt; 0; &quot;[b]&quot; &amp; [Numbers.B858] &amp; &quot;. &quot; &amp; &quot;[url=&quot; &amp; [Numbers.E858] &amp; &quot;]&quot; &amp; [Numbers.D858] &amp; &quot;[/url][/b]&quot; &amp;  &quot; [[b]&quot; &amp; [Numbers.C858] &amp; &quot;[/b]: [sup]&quot; &amp; [Numbers.F85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9] &gt; 0; &quot;[b]&quot; &amp; [Numbers.B859] &amp; &quot;. &quot; &amp; &quot;[url=&quot; &amp; [Numbers.E859] &amp; &quot;]&quot; &amp; [Numbers.D859] &amp; &quot;[/url][/b]&quot; &amp;  &quot; [[b]&quot; &amp; [Numbers.C859] &amp; &quot;[/b]: [sup]&quot; &amp; [Numbers.F85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0] &gt; 0; &quot;[b]&quot; &amp; [Numbers.B860] &amp; &quot;. &quot; &amp; &quot;[url=&quot; &amp; [Numbers.E860] &amp; &quot;]&quot; &amp; [Numbers.D860] &amp; &quot;[/url][/b]&quot; &amp;  &quot; [[b]&quot; &amp; [Numbers.C860] &amp; &quot;[/b]: [sup]&quot; &amp; [Numbers.F86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1] &gt; 0; &quot;[b]&quot; &amp; [Numbers.B861] &amp; &quot;. &quot; &amp; &quot;[url=&quot; &amp; [Numbers.E861] &amp; &quot;]&quot; &amp; [Numbers.D861] &amp; &quot;[/url][/b]&quot; &amp;  &quot; [[b]&quot; &amp; [Numbers.C861] &amp; &quot;[/b]: [sup]&quot; &amp; [Numbers.F86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2] &gt; 0; &quot;[b]&quot; &amp; [Numbers.B862] &amp; &quot;. &quot; &amp; &quot;[url=&quot; &amp; [Numbers.E862] &amp; &quot;]&quot; &amp; [Numbers.D862] &amp; &quot;[/url][/b]&quot; &amp;  &quot; [[b]&quot; &amp; [Numbers.C862] &amp; &quot;[/b]: [sup]&quot; &amp; [Numbers.F86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3] &gt; 0; &quot;[b]&quot; &amp; [Numbers.B863] &amp; &quot;. &quot; &amp; &quot;[url=&quot; &amp; [Numbers.E863] &amp; &quot;]&quot; &amp; [Numbers.D863] &amp; &quot;[/url][/b]&quot; &amp;  &quot; [[b]&quot; &amp; [Numbers.C863] &amp; &quot;[/b]: [sup]&quot; &amp; [Numbers.F86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4] &gt; 0; &quot;[b]&quot; &amp; [Numbers.B864] &amp; &quot;. &quot; &amp; &quot;[url=&quot; &amp; [Numbers.E864] &amp; &quot;]&quot; &amp; [Numbers.D864] &amp; &quot;[/url][/b]&quot; &amp;  &quot; [[b]&quot; &amp; [Numbers.C864] &amp; &quot;[/b]: [sup]&quot; &amp; [Numbers.F86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5] &gt; 0; &quot;[b]&quot; &amp; [Numbers.B865] &amp; &quot;. &quot; &amp; &quot;[url=&quot; &amp; [Numbers.E865] &amp; &quot;]&quot; &amp; [Numbers.D865] &amp; &quot;[/url][/b]&quot; &amp;  &quot; [[b]&quot; &amp; [Numbers.C865] &amp; &quot;[/b]: [sup]&quot; &amp; [Numbers.F86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6] &gt; 0; &quot;[b]&quot; &amp; [Numbers.B866] &amp; &quot;. &quot; &amp; &quot;[url=&quot; &amp; [Numbers.E866] &amp; &quot;]&quot; &amp; [Numbers.D866] &amp; &quot;[/url][/b]&quot; &amp;  &quot; [[b]&quot; &amp; [Numbers.C866] &amp; &quot;[/b]: [sup]&quot; &amp; [Numbers.F86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7] &gt; 0; &quot;[b]&quot; &amp; [Numbers.B867] &amp; &quot;. &quot; &amp; &quot;[url=&quot; &amp; [Numbers.E867] &amp; &quot;]&quot; &amp; [Numbers.D867] &amp; &quot;[/url][/b]&quot; &amp;  &quot; [[b]&quot; &amp; [Numbers.C867] &amp; &quot;[/b]: [sup]&quot; &amp; [Numbers.F86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8] &gt; 0; &quot;[b]&quot; &amp; [Numbers.B868] &amp; &quot;. &quot; &amp; &quot;[url=&quot; &amp; [Numbers.E868] &amp; &quot;]&quot; &amp; [Numbers.D868] &amp; &quot;[/url][/b]&quot; &amp;  &quot; [[b]&quot; &amp; [Numbers.C868] &amp; &quot;[/b]: [sup]&quot; &amp; [Numbers.F8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9] &gt; 0; &quot;[b]&quot; &amp; [Numbers.B869] &amp; &quot;. &quot; &amp; &quot;[url=&quot; &amp; [Numbers.E869] &amp; &quot;]&quot; &amp; [Numbers.D869] &amp; &quot;[/url][/b]&quot; &amp;  &quot; [[b]&quot; &amp; [Numbers.C869] &amp; &quot;[/b]: [sup]&quot; &amp; [Numbers.F8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0] &gt; 0; &quot;[b]&quot; &amp; [Numbers.B870] &amp; &quot;. &quot; &amp; &quot;[url=&quot; &amp; [Numbers.E870] &amp; &quot;]&quot; &amp; [Numbers.D870] &amp; &quot;[/url][/b]&quot; &amp;  &quot; [[b]&quot; &amp; [Numbers.C870] &amp; &quot;[/b]: [sup]&quot; &amp; [Numbers.F8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1] &gt; 0; &quot;[b]&quot; &amp; [Numbers.B871] &amp; &quot;. &quot; &amp; &quot;[url=&quot; &amp; [Numbers.E871] &amp; &quot;]&quot; &amp; [Numbers.D871] &amp; &quot;[/url][/b]&quot; &amp;  &quot; [[b]&quot; &amp; [Numbers.C871] &amp; &quot;[/b]: [sup]&quot; &amp; [Numbers.F8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2] &gt; 0; &quot;[b]&quot; &amp; [Numbers.B872] &amp; &quot;. &quot; &amp; &quot;[url=&quot; &amp; [Numbers.E872] &amp; &quot;]&quot; &amp; [Numbers.D872] &amp; &quot;[/url][/b]&quot; &amp;  &quot; [[b]&quot; &amp; [Numbers.C872] &amp; &quot;[/b]: [sup]&quot; &amp; [Numbers.F8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3] &gt; 0; &quot;[b]&quot; &amp; [Numbers.B873] &amp; &quot;. &quot; &amp; &quot;[url=&quot; &amp; [Numbers.E873] &amp; &quot;]&quot; &amp; [Numbers.D873] &amp; &quot;[/url][/b]&quot; &amp;  &quot; [[b]&quot; &amp; [Numbers.C873] &amp; &quot;[/b]: [sup]&quot; &amp; [Numbers.F8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4] &gt; 0; &quot;[b]&quot; &amp; [Numbers.B874] &amp; &quot;. &quot; &amp; &quot;[url=&quot; &amp; [Numbers.E874] &amp; &quot;]&quot; &amp; [Numbers.D874] &amp; &quot;[/url][/b]&quot; &amp;  &quot; [[b]&quot; &amp; [Numbers.C874] &amp; &quot;[/b]: [sup]&quot; &amp; [Numbers.F8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5] &gt; 0; &quot;[b]&quot; &amp; [Numbers.B875] &amp; &quot;. &quot; &amp; &quot;[url=&quot; &amp; [Numbers.E875] &amp; &quot;]&quot; &amp; [Numbers.D875] &amp; &quot;[/url][/b]&quot; &amp;  &quot; [[b]&quot; &amp; [Numbers.C875] &amp; &quot;[/b]: [sup]&quot; &amp; [Numbers.F8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6] &gt; 0; &quot;[b]&quot; &amp; [Numbers.B876] &amp; &quot;. &quot; &amp; &quot;[url=&quot; &amp; [Numbers.E876] &amp; &quot;]&quot; &amp; [Numbers.D876] &amp; &quot;[/url][/b]&quot; &amp;  &quot; [[b]&quot; &amp; [Numbers.C876] &amp; &quot;[/b]: [sup]&quot; &amp; [Numbers.F8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7] &gt; 0; &quot;[b]&quot; &amp; [Numbers.B877] &amp; &quot;. &quot; &amp; &quot;[url=&quot; &amp; [Numbers.E877] &amp; &quot;]&quot; &amp; [Numbers.D877] &amp; &quot;[/url][/b]&quot; &amp;  &quot; [[b]&quot; &amp; [Numbers.C877] &amp; &quot;[/b]: [sup]&quot; &amp; [Numbers.F8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8] &gt; 0; &quot;[b]&quot; &amp; [Numbers.B878] &amp; &quot;. &quot; &amp; &quot;[url=&quot; &amp; [Numbers.E878] &amp; &quot;]&quot; &amp; [Numbers.D878] &amp; &quot;[/url][/b]&quot; &amp;  &quot; [[b]&quot; &amp; [Numbers.C878] &amp; &quot;[/b]: [sup]&quot; &amp; [Numbers.F8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9] &gt; 0; &quot;[b]&quot; &amp; [Numbers.B879] &amp; &quot;. &quot; &amp; &quot;[url=&quot; &amp; [Numbers.E879] &amp; &quot;]&quot; &amp; [Numbers.D879] &amp; &quot;[/url][/b]&quot; &amp;  &quot; [[b]&quot; &amp; [Numbers.C879] &amp; &quot;[/b]: [sup]&quot; &amp; [Numbers.F8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0] &gt; 0; &quot;[b]&quot; &amp; [Numbers.B880] &amp; &quot;. &quot; &amp; &quot;[url=&quot; &amp; [Numbers.E880] &amp; &quot;]&quot; &amp; [Numbers.D880] &amp; &quot;[/url][/b]&quot; &amp;  &quot; [[b]&quot; &amp; [Numbers.C880] &amp; &quot;[/b]: [sup]&quot; &amp; [Numbers.F8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1] &gt; 0; &quot;[b]&quot; &amp; [Numbers.B881] &amp; &quot;. &quot; &amp; &quot;[url=&quot; &amp; [Numbers.E881] &amp; &quot;]&quot; &amp; [Numbers.D881] &amp; &quot;[/url][/b]&quot; &amp;  &quot; [[b]&quot; &amp; [Numbers.C881] &amp; &quot;[/b]: [sup]&quot; &amp; [Numbers.F8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2] &gt; 0; &quot;[b]&quot; &amp; [Numbers.B882] &amp; &quot;. &quot; &amp; &quot;[url=&quot; &amp; [Numbers.E882] &amp; &quot;]&quot; &amp; [Numbers.D882] &amp; &quot;[/url][/b]&quot; &amp;  &quot; [[b]&quot; &amp; [Numbers.C882] &amp; &quot;[/b]: [sup]&quot; &amp; [Numbers.F8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3] &gt; 0; &quot;[b]&quot; &amp; [Numbers.B883] &amp; &quot;. &quot; &amp; &quot;[url=&quot; &amp; [Numbers.E883] &amp; &quot;]&quot; &amp; [Numbers.D883] &amp; &quot;[/url][/b]&quot; &amp;  &quot; [[b]&quot; &amp; [Numbers.C883] &amp; &quot;[/b]: [sup]&quot; &amp; [Numbers.F8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4] &gt; 0; &quot;[b]&quot; &amp; [Numbers.B884] &amp; &quot;. &quot; &amp; &quot;[url=&quot; &amp; [Numbers.E884] &amp; &quot;]&quot; &amp; [Numbers.D884] &amp; &quot;[/url][/b]&quot; &amp;  &quot; [[b]&quot; &amp; [Numbers.C884] &amp; &quot;[/b]: [sup]&quot; &amp; [Numbers.F8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5] &gt; 0; &quot;[b]&quot; &amp; [Numbers.B885] &amp; &quot;. &quot; &amp; &quot;[url=&quot; &amp; [Numbers.E885] &amp; &quot;]&quot; &amp; [Numbers.D885] &amp; &quot;[/url][/b]&quot; &amp;  &quot; [[b]&quot; &amp; [Numbers.C885] &amp; &quot;[/b]: [sup]&quot; &amp; [Numbers.F8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6] &gt; 0; &quot;[b]&quot; &amp; [Numbers.B886] &amp; &quot;. &quot; &amp; &quot;[url=&quot; &amp; [Numbers.E886] &amp; &quot;]&quot; &amp; [Numbers.D886] &amp; &quot;[/url][/b]&quot; &amp;  &quot; [[b]&quot; &amp; [Numbers.C886] &amp; &quot;[/b]: [sup]&quot; &amp; [Numbers.F8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7] &gt; 0; &quot;[b]&quot; &amp; [Numbers.B887] &amp; &quot;. &quot; &amp; &quot;[url=&quot; &amp; [Numbers.E887] &amp; &quot;]&quot; &amp; [Numbers.D887] &amp; &quot;[/url][/b]&quot; &amp;  &quot; [[b]&quot; &amp; [Numbers.C887] &amp; &quot;[/b]: [sup]&quot; &amp; [Numbers.F8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8] &gt; 0; &quot;[b]&quot; &amp; [Numbers.B888] &amp; &quot;. &quot; &amp; &quot;[url=&quot; &amp; [Numbers.E888] &amp; &quot;]&quot; &amp; [Numbers.D888] &amp; &quot;[/url][/b]&quot; &amp;  &quot; [[b]&quot; &amp; [Numbers.C888] &amp; &quot;[/b]: [sup]&quot; &amp; [Numbers.F8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9] &gt; 0; &quot;[b]&quot; &amp; [Numbers.B889] &amp; &quot;. &quot; &amp; &quot;[url=&quot; &amp; [Numbers.E889] &amp; &quot;]&quot; &amp; [Numbers.D889] &amp; &quot;[/url][/b]&quot; &amp;  &quot; [[b]&quot; &amp; [Numbers.C889] &amp; &quot;[/b]: [sup]&quot; &amp; [Numbers.F8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0] &gt; 0; &quot;[b]&quot; &amp; [Numbers.B890] &amp; &quot;. &quot; &amp; &quot;[url=&quot; &amp; [Numbers.E890] &amp; &quot;]&quot; &amp; [Numbers.D890] &amp; &quot;[/url][/b]&quot; &amp;  &quot; [[b]&quot; &amp; [Numbers.C890] &amp; &quot;[/b]: [sup]&quot; &amp; [Numbers.F8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1] &gt; 0; &quot;[b]&quot; &amp; [Numbers.B891] &amp; &quot;. &quot; &amp; &quot;[url=&quot; &amp; [Numbers.E891] &amp; &quot;]&quot; &amp; [Numbers.D891] &amp; &quot;[/url][/b]&quot; &amp;  &quot; [[b]&quot; &amp; [Numbers.C891] &amp; &quot;[/b]: [sup]&quot; &amp; [Numbers.F8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2] &gt; 0; &quot;[b]&quot; &amp; [Numbers.B892] &amp; &quot;. &quot; &amp; &quot;[url=&quot; &amp; [Numbers.E892] &amp; &quot;]&quot; &amp; [Numbers.D892] &amp; &quot;[/url][/b]&quot; &amp;  &quot; [[b]&quot; &amp; [Numbers.C892] &amp; &quot;[/b]: [sup]&quot; &amp; [Numbers.F8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3] &gt; 0; &quot;[b]&quot; &amp; [Numbers.B893] &amp; &quot;. &quot; &amp; &quot;[url=&quot; &amp; [Numbers.E893] &amp; &quot;]&quot; &amp; [Numbers.D893] &amp; &quot;[/url][/b]&quot; &amp;  &quot; [[b]&quot; &amp; [Numbers.C893] &amp; &quot;[/b]: [sup]&quot; &amp; [Numbers.F8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4] &gt; 0; &quot;[b]&quot; &amp; [Numbers.B894] &amp; &quot;. &quot; &amp; &quot;[url=&quot; &amp; [Numbers.E894] &amp; &quot;]&quot; &amp; [Numbers.D894] &amp; &quot;[/url][/b]&quot; &amp;  &quot; [[b]&quot; &amp; [Numbers.C894] &amp; &quot;[/b]: [sup]&quot; &amp; [Numbers.F8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5] &gt; 0; &quot;[b]&quot; &amp; [Numbers.B895] &amp; &quot;. &quot; &amp; &quot;[url=&quot; &amp; [Numbers.E895] &amp; &quot;]&quot; &amp; [Numbers.D895] &amp; &quot;[/url][/b]&quot; &amp;  &quot; [[b]&quot; &amp; [Numbers.C895] &amp; &quot;[/b]: [sup]&quot; &amp; [Numbers.F8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6] &gt; 0; &quot;[b]&quot; &amp; [Numbers.B896] &amp; &quot;. &quot; &amp; &quot;[url=&quot; &amp; [Numbers.E896] &amp; &quot;]&quot; &amp; [Numbers.D896] &amp; &quot;[/url][/b]&quot; &amp;  &quot; [[b]&quot; &amp; [Numbers.C896] &amp; &quot;[/b]: [sup]&quot; &amp; [Numbers.F8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7] &gt; 0; &quot;[b]&quot; &amp; [Numbers.B897] &amp; &quot;. &quot; &amp; &quot;[url=&quot; &amp; [Numbers.E897] &amp; &quot;]&quot; &amp; [Numbers.D897] &amp; &quot;[/url][/b]&quot; &amp;  &quot; [[b]&quot; &amp; [Numbers.C897] &amp; &quot;[/b]: [sup]&quot; &amp; [Numbers.F8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8] &gt; 0; &quot;[b]&quot; &amp; [Numbers.B898] &amp; &quot;. &quot; &amp; &quot;[url=&quot; &amp; [Numbers.E898] &amp; &quot;]&quot; &amp; [Numbers.D898] &amp; &quot;[/url][/b]&quot; &amp;  &quot; [[b]&quot; &amp; [Numbers.C898] &amp; &quot;[/b]: [sup]&quot; &amp; [Numbers.F8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9] &gt; 0; &quot;[b]&quot; &amp; [Numbers.B899] &amp; &quot;. &quot; &amp; &quot;[url=&quot; &amp; [Numbers.E899] &amp; &quot;]&quot; &amp; [Numbers.D899] &amp; &quot;[/url][/b]&quot; &amp;  &quot; [[b]&quot; &amp; [Numbers.C899] &amp; &quot;[/b]: [sup]&quot; &amp; [Numbers.F8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0] &gt; 0; &quot;[b]&quot; &amp; [Numbers.B900] &amp; &quot;. &quot; &amp; &quot;[url=&quot; &amp; [Numbers.E900] &amp; &quot;]&quot; &amp; [Numbers.D900] &amp; &quot;[/url][/b]&quot; &amp;  &quot; [[b]&quot; &amp; [Numbers.C900] &amp; &quot;[/b]: [sup]&quot; &amp; [Numbers.F9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1] &gt; 0; &quot;[b]&quot; &amp; [Numbers.B901] &amp; &quot;. &quot; &amp; &quot;[url=&quot; &amp; [Numbers.E901] &amp; &quot;]&quot; &amp; [Numbers.D901] &amp; &quot;[/url][/b]&quot; &amp;  &quot; [[b]&quot; &amp; [Numbers.C901] &amp; &quot;[/b]: [sup]&quot; &amp; [Numbers.F9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2] &gt; 0; &quot;[b]&quot; &amp; [Numbers.B902] &amp; &quot;. &quot; &amp; &quot;[url=&quot; &amp; [Numbers.E902] &amp; &quot;]&quot; &amp; [Numbers.D902] &amp; &quot;[/url][/b]&quot; &amp;  &quot; [[b]&quot; &amp; [Numbers.C902] &amp; &quot;[/b]: [sup]&quot; &amp; [Numbers.F9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3] &gt; 0; &quot;[b]&quot; &amp; [Numbers.B903] &amp; &quot;. &quot; &amp; &quot;[url=&quot; &amp; [Numbers.E903] &amp; &quot;]&quot; &amp; [Numbers.D903] &amp; &quot;[/url][/b]&quot; &amp;  &quot; [[b]&quot; &amp; [Numbers.C903] &amp; &quot;[/b]: [sup]&quot; &amp; [Numbers.F90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4] &gt; 0; &quot;[b]&quot; &amp; [Numbers.B904] &amp; &quot;. &quot; &amp; &quot;[url=&quot; &amp; [Numbers.E904] &amp; &quot;]&quot; &amp; [Numbers.D904] &amp; &quot;[/url][/b]&quot; &amp;  &quot; [[b]&quot; &amp; [Numbers.C904] &amp; &quot;[/b]: [sup]&quot; &amp; [Numbers.F90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5] &gt; 0; &quot;[b]&quot; &amp; [Numbers.B905] &amp; &quot;. &quot; &amp; &quot;[url=&quot; &amp; [Numbers.E905] &amp; &quot;]&quot; &amp; [Numbers.D905] &amp; &quot;[/url][/b]&quot; &amp;  &quot; [[b]&quot; &amp; [Numbers.C905] &amp; &quot;[/b]: [sup]&quot; &amp; [Numbers.F90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6] &gt; 0; &quot;[b]&quot; &amp; [Numbers.B906] &amp; &quot;. &quot; &amp; &quot;[url=&quot; &amp; [Numbers.E906] &amp; &quot;]&quot; &amp; [Numbers.D906] &amp; &quot;[/url][/b]&quot; &amp;  &quot; [[b]&quot; &amp; [Numbers.C906] &amp; &quot;[/b]: [sup]&quot; &amp; [Numbers.F90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7] &gt; 0; &quot;[b]&quot; &amp; [Numbers.B907] &amp; &quot;. &quot; &amp; &quot;[url=&quot; &amp; [Numbers.E907] &amp; &quot;]&quot; &amp; [Numbers.D907] &amp; &quot;[/url][/b]&quot; &amp;  &quot; [[b]&quot; &amp; [Numbers.C907] &amp; &quot;[/b]: [sup]&quot; &amp; [Numbers.F90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8] &gt; 0; &quot;[b]&quot; &amp; [Numbers.B908] &amp; &quot;. &quot; &amp; &quot;[url=&quot; &amp; [Numbers.E908] &amp; &quot;]&quot; &amp; [Numbers.D908] &amp; &quot;[/url][/b]&quot; &amp;  &quot; [[b]&quot; &amp; [Numbers.C908] &amp; &quot;[/b]: [sup]&quot; &amp; [Numbers.F90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9] &gt; 0; &quot;[b]&quot; &amp; [Numbers.B909] &amp; &quot;. &quot; &amp; &quot;[url=&quot; &amp; [Numbers.E909] &amp; &quot;]&quot; &amp; [Numbers.D909] &amp; &quot;[/url][/b]&quot; &amp;  &quot; [[b]&quot; &amp; [Numbers.C909] &amp; &quot;[/b]: [sup]&quot; &amp; [Numbers.F90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0] &gt; 0; &quot;[b]&quot; &amp; [Numbers.B910] &amp; &quot;. &quot; &amp; &quot;[url=&quot; &amp; [Numbers.E910] &amp; &quot;]&quot; &amp; [Numbers.D910] &amp; &quot;[/url][/b]&quot; &amp;  &quot; [[b]&quot; &amp; [Numbers.C910] &amp; &quot;[/b]: [sup]&quot; &amp; [Numbers.F91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1] &gt; 0; &quot;[b]&quot; &amp; [Numbers.B911] &amp; &quot;. &quot; &amp; &quot;[url=&quot; &amp; [Numbers.E911] &amp; &quot;]&quot; &amp; [Numbers.D911] &amp; &quot;[/url][/b]&quot; &amp;  &quot; [[b]&quot; &amp; [Numbers.C911] &amp; &quot;[/b]: [sup]&quot; &amp; [Numbers.F91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2] &gt; 0; &quot;[b]&quot; &amp; [Numbers.B912] &amp; &quot;. &quot; &amp; &quot;[url=&quot; &amp; [Numbers.E912] &amp; &quot;]&quot; &amp; [Numbers.D912] &amp; &quot;[/url][/b]&quot; &amp;  &quot; [[b]&quot; &amp; [Numbers.C912] &amp; &quot;[/b]: [sup]&quot; &amp; [Numbers.F91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3] &gt; 0; &quot;[b]&quot; &amp; [Numbers.B913] &amp; &quot;. &quot; &amp; &quot;[url=&quot; &amp; [Numbers.E913] &amp; &quot;]&quot; &amp; [Numbers.D913] &amp; &quot;[/url][/b]&quot; &amp;  &quot; [[b]&quot; &amp; [Numbers.C913] &amp; &quot;[/b]: [sup]&quot; &amp; [Numbers.F91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4] &gt; 0; &quot;[b]&quot; &amp; [Numbers.B914] &amp; &quot;. &quot; &amp; &quot;[url=&quot; &amp; [Numbers.E914] &amp; &quot;]&quot; &amp; [Numbers.D914] &amp; &quot;[/url][/b]&quot; &amp;  &quot; [[b]&quot; &amp; [Numbers.C914] &amp; &quot;[/b]: [sup]&quot; &amp; [Numbers.F91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5] &gt; 0; &quot;[b]&quot; &amp; [Numbers.B915] &amp; &quot;. &quot; &amp; &quot;[url=&quot; &amp; [Numbers.E915] &amp; &quot;]&quot; &amp; [Numbers.D915] &amp; &quot;[/url][/b]&quot; &amp;  &quot; [[b]&quot; &amp; [Numbers.C915] &amp; &quot;[/b]: [sup]&quot; &amp; [Numbers.F91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6] &gt; 0; &quot;[b]&quot; &amp; [Numbers.B916] &amp; &quot;. &quot; &amp; &quot;[url=&quot; &amp; [Numbers.E916] &amp; &quot;]&quot; &amp; [Numbers.D916] &amp; &quot;[/url][/b]&quot; &amp;  &quot; [[b]&quot; &amp; [Numbers.C916] &amp; &quot;[/b]: [sup]&quot; &amp; [Numbers.F91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7] &gt; 0; &quot;[b]&quot; &amp; [Numbers.B917] &amp; &quot;. &quot; &amp; &quot;[url=&quot; &amp; [Numbers.E917] &amp; &quot;]&quot; &amp; [Numbers.D917] &amp; &quot;[/url][/b]&quot; &amp;  &quot; [[b]&quot; &amp; [Numbers.C917] &amp; &quot;[/b]: [sup]&quot; &amp; [Numbers.F91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8] &gt; 0; &quot;[b]&quot; &amp; [Numbers.B918] &amp; &quot;. &quot; &amp; &quot;[url=&quot; &amp; [Numbers.E918] &amp; &quot;]&quot; &amp; [Numbers.D918] &amp; &quot;[/url][/b]&quot; &amp;  &quot; [[b]&quot; &amp; [Numbers.C918] &amp; &quot;[/b]: [sup]&quot; &amp; [Numbers.F91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9] &gt; 0; &quot;[b]&quot; &amp; [Numbers.B919] &amp; &quot;. &quot; &amp; &quot;[url=&quot; &amp; [Numbers.E919] &amp; &quot;]&quot; &amp; [Numbers.D919] &amp; &quot;[/url][/b]&quot; &amp;  &quot; [[b]&quot; &amp; [Numbers.C919] &amp; &quot;[/b]: [sup]&quot; &amp; [Numbers.F91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0] &gt; 0; &quot;[b]&quot; &amp; [Numbers.B920] &amp; &quot;. &quot; &amp; &quot;[url=&quot; &amp; [Numbers.E920] &amp; &quot;]&quot; &amp; [Numbers.D920] &amp; &quot;[/url][/b]&quot; &amp;  &quot; [[b]&quot; &amp; [Numbers.C920] &amp; &quot;[/b]: [sup]&quot; &amp; [Numbers.F92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1] &gt; 0; &quot;[b]&quot; &amp; [Numbers.B921] &amp; &quot;. &quot; &amp; &quot;[url=&quot; &amp; [Numbers.E921] &amp; &quot;]&quot; &amp; [Numbers.D921] &amp; &quot;[/url][/b]&quot; &amp;  &quot; [[b]&quot; &amp; [Numbers.C921] &amp; &quot;[/b]: [sup]&quot; &amp; [Numbers.F92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2] &gt; 0; &quot;[b]&quot; &amp; [Numbers.B922] &amp; &quot;. &quot; &amp; &quot;[url=&quot; &amp; [Numbers.E922] &amp; &quot;]&quot; &amp; [Numbers.D922] &amp; &quot;[/url][/b]&quot; &amp;  &quot; [[b]&quot; &amp; [Numbers.C922] &amp; &quot;[/b]: [sup]&quot; &amp; [Numbers.F92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3] &gt; 0; &quot;[b]&quot; &amp; [Numbers.B923] &amp; &quot;. &quot; &amp; &quot;[url=&quot; &amp; [Numbers.E923] &amp; &quot;]&quot; &amp; [Numbers.D923] &amp; &quot;[/url][/b]&quot; &amp;  &quot; [[b]&quot; &amp; [Numbers.C923] &amp; &quot;[/b]: [sup]&quot; &amp; [Numbers.F92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4] &gt; 0; &quot;[b]&quot; &amp; [Numbers.B924] &amp; &quot;. &quot; &amp; &quot;[url=&quot; &amp; [Numbers.E924] &amp; &quot;]&quot; &amp; [Numbers.D924] &amp; &quot;[/url][/b]&quot; &amp;  &quot; [[b]&quot; &amp; [Numbers.C924] &amp; &quot;[/b]: [sup]&quot; &amp; [Numbers.F92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5] &gt; 0; &quot;[b]&quot; &amp; [Numbers.B925] &amp; &quot;. &quot; &amp; &quot;[url=&quot; &amp; [Numbers.E925] &amp; &quot;]&quot; &amp; [Numbers.D925] &amp; &quot;[/url][/b]&quot; &amp;  &quot; [[b]&quot; &amp; [Numbers.C925] &amp; &quot;[/b]: [sup]&quot; &amp; [Numbers.F92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6] &gt; 0; &quot;[b]&quot; &amp; [Numbers.B926] &amp; &quot;. &quot; &amp; &quot;[url=&quot; &amp; [Numbers.E926] &amp; &quot;]&quot; &amp; [Numbers.D926] &amp; &quot;[/url][/b]&quot; &amp;  &quot; [[b]&quot; &amp; [Numbers.C926] &amp; &quot;[/b]: [sup]&quot; &amp; [Numbers.F92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7] &gt; 0; &quot;[b]&quot; &amp; [Numbers.B927] &amp; &quot;. &quot; &amp; &quot;[url=&quot; &amp; [Numbers.E927] &amp; &quot;]&quot; &amp; [Numbers.D927] &amp; &quot;[/url][/b]&quot; &amp;  &quot; [[b]&quot; &amp; [Numbers.C927] &amp; &quot;[/b]: [sup]&quot; &amp; [Numbers.F92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8] &gt; 0; &quot;[b]&quot; &amp; [Numbers.B928] &amp; &quot;. &quot; &amp; &quot;[url=&quot; &amp; [Numbers.E928] &amp; &quot;]&quot; &amp; [Numbers.D928] &amp; &quot;[/url][/b]&quot; &amp;  &quot; [[b]&quot; &amp; [Numbers.C928] &amp; &quot;[/b]: [sup]&quot; &amp; [Numbers.F92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9] &gt; 0; &quot;[b]&quot; &amp; [Numbers.B929] &amp; &quot;. &quot; &amp; &quot;[url=&quot; &amp; [Numbers.E929] &amp; &quot;]&quot; &amp; [Numbers.D929] &amp; &quot;[/url][/b]&quot; &amp;  &quot; [[b]&quot; &amp; [Numbers.C929] &amp; &quot;[/b]: [sup]&quot; &amp; [Numbers.F92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0] &gt; 0; &quot;[b]&quot; &amp; [Numbers.B930] &amp; &quot;. &quot; &amp; &quot;[url=&quot; &amp; [Numbers.E930] &amp; &quot;]&quot; &amp; [Numbers.D930] &amp; &quot;[/url][/b]&quot; &amp;  &quot; [[b]&quot; &amp; [Numbers.C930] &amp; &quot;[/b]: [sup]&quot; &amp; [Numbers.F93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1] &gt; 0; &quot;[b]&quot; &amp; [Numbers.B931] &amp; &quot;. &quot; &amp; &quot;[url=&quot; &amp; [Numbers.E931] &amp; &quot;]&quot; &amp; [Numbers.D931] &amp; &quot;[/url][/b]&quot; &amp;  &quot; [[b]&quot; &amp; [Numbers.C931] &amp; &quot;[/b]: [sup]&quot; &amp; [Numbers.F93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2] &gt; 0; &quot;[b]&quot; &amp; [Numbers.B932] &amp; &quot;. &quot; &amp; &quot;[url=&quot; &amp; [Numbers.E932] &amp; &quot;]&quot; &amp; [Numbers.D932] &amp; &quot;[/url][/b]&quot; &amp;  &quot; [[b]&quot; &amp; [Numbers.C932] &amp; &quot;[/b]: [sup]&quot; &amp; [Numbers.F93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3] &gt; 0; &quot;[b]&quot; &amp; [Numbers.B933] &amp; &quot;. &quot; &amp; &quot;[url=&quot; &amp; [Numbers.E933] &amp; &quot;]&quot; &amp; [Numbers.D933] &amp; &quot;[/url][/b]&quot; &amp;  &quot; [[b]&quot; &amp; [Numbers.C933] &amp; &quot;[/b]: [sup]&quot; &amp; [Numbers.F93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4] &gt; 0; &quot;[b]&quot; &amp; [Numbers.B934] &amp; &quot;. &quot; &amp; &quot;[url=&quot; &amp; [Numbers.E934] &amp; &quot;]&quot; &amp; [Numbers.D934] &amp; &quot;[/url][/b]&quot; &amp;  &quot; [[b]&quot; &amp; [Numbers.C934] &amp; &quot;[/b]: [sup]&quot; &amp; [Numbers.F93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5] &gt; 0; &quot;[b]&quot; &amp; [Numbers.B935] &amp; &quot;. &quot; &amp; &quot;[url=&quot; &amp; [Numbers.E935] &amp; &quot;]&quot; &amp; [Numbers.D935] &amp; &quot;[/url][/b]&quot; &amp;  &quot; [[b]&quot; &amp; [Numbers.C935] &amp; &quot;[/b]: [sup]&quot; &amp; [Numbers.F93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6] &gt; 0; &quot;[b]&quot; &amp; [Numbers.B936] &amp; &quot;. &quot; &amp; &quot;[url=&quot; &amp; [Numbers.E936] &amp; &quot;]&quot; &amp; [Numbers.D936] &amp; &quot;[/url][/b]&quot; &amp;  &quot; [[b]&quot; &amp; [Numbers.C936] &amp; &quot;[/b]: [sup]&quot; &amp; [Numbers.F93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7] &gt; 0; &quot;[b]&quot; &amp; [Numbers.B937] &amp; &quot;. &quot; &amp; &quot;[url=&quot; &amp; [Numbers.E937] &amp; &quot;]&quot; &amp; [Numbers.D937] &amp; &quot;[/url][/b]&quot; &amp;  &quot; [[b]&quot; &amp; [Numbers.C937] &amp; &quot;[/b]: [sup]&quot; &amp; [Numbers.F93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8] &gt; 0; &quot;[b]&quot; &amp; [Numbers.B938] &amp; &quot;. &quot; &amp; &quot;[url=&quot; &amp; [Numbers.E938] &amp; &quot;]&quot; &amp; [Numbers.D938] &amp; &quot;[/url][/b]&quot; &amp;  &quot; [[b]&quot; &amp; [Numbers.C938] &amp; &quot;[/b]: [sup]&quot; &amp; [Numbers.F93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9] &gt; 0; &quot;[b]&quot; &amp; [Numbers.B939] &amp; &quot;. &quot; &amp; &quot;[url=&quot; &amp; [Numbers.E939] &amp; &quot;]&quot; &amp; [Numbers.D939] &amp; &quot;[/url][/b]&quot; &amp;  &quot; [[b]&quot; &amp; [Numbers.C939] &amp; &quot;[/b]: [sup]&quot; &amp; [Numbers.F93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0] &gt; 0; &quot;[b]&quot; &amp; [Numbers.B940] &amp; &quot;. &quot; &amp; &quot;[url=&quot; &amp; [Numbers.E940] &amp; &quot;]&quot; &amp; [Numbers.D940] &amp; &quot;[/url][/b]&quot; &amp;  &quot; [[b]&quot; &amp; [Numbers.C940] &amp; &quot;[/b]: [sup]&quot; &amp; [Numbers.F94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1] &gt; 0; &quot;[b]&quot; &amp; [Numbers.B941] &amp; &quot;. &quot; &amp; &quot;[url=&quot; &amp; [Numbers.E941] &amp; &quot;]&quot; &amp; [Numbers.D941] &amp; &quot;[/url][/b]&quot; &amp;  &quot; [[b]&quot; &amp; [Numbers.C941] &amp; &quot;[/b]: [sup]&quot; &amp; [Numbers.F94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2] &gt; 0; &quot;[b]&quot; &amp; [Numbers.B942] &amp; &quot;. &quot; &amp; &quot;[url=&quot; &amp; [Numbers.E942] &amp; &quot;]&quot; &amp; [Numbers.D942] &amp; &quot;[/url][/b]&quot; &amp;  &quot; [[b]&quot; &amp; [Numbers.C942] &amp; &quot;[/b]: [sup]&quot; &amp; [Numbers.F94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3] &gt; 0; &quot;[b]&quot; &amp; [Numbers.B943] &amp; &quot;. &quot; &amp; &quot;[url=&quot; &amp; [Numbers.E943] &amp; &quot;]&quot; &amp; [Numbers.D943] &amp; &quot;[/url][/b]&quot; &amp;  &quot; [[b]&quot; &amp; [Numbers.C943] &amp; &quot;[/b]: [sup]&quot; &amp; [Numbers.F94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4] &gt; 0; &quot;[b]&quot; &amp; [Numbers.B944] &amp; &quot;. &quot; &amp; &quot;[url=&quot; &amp; [Numbers.E944] &amp; &quot;]&quot; &amp; [Numbers.D944] &amp; &quot;[/url][/b]&quot; &amp;  &quot; [[b]&quot; &amp; [Numbers.C944] &amp; &quot;[/b]: [sup]&quot; &amp; [Numbers.F94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5] &gt; 0; &quot;[b]&quot; &amp; [Numbers.B945] &amp; &quot;. &quot; &amp; &quot;[url=&quot; &amp; [Numbers.E945] &amp; &quot;]&quot; &amp; [Numbers.D945] &amp; &quot;[/url][/b]&quot; &amp;  &quot; [[b]&quot; &amp; [Numbers.C945] &amp; &quot;[/b]: [sup]&quot; &amp; [Numbers.F94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6] &gt; 0; &quot;[b]&quot; &amp; [Numbers.B946] &amp; &quot;. &quot; &amp; &quot;[url=&quot; &amp; [Numbers.E946] &amp; &quot;]&quot; &amp; [Numbers.D946] &amp; &quot;[/url][/b]&quot; &amp;  &quot; [[b]&quot; &amp; [Numbers.C946] &amp; &quot;[/b]: [sup]&quot; &amp; [Numbers.F94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7] &gt; 0; &quot;[b]&quot; &amp; [Numbers.B947] &amp; &quot;. &quot; &amp; &quot;[url=&quot; &amp; [Numbers.E947] &amp; &quot;]&quot; &amp; [Numbers.D947] &amp; &quot;[/url][/b]&quot; &amp;  &quot; [[b]&quot; &amp; [Numbers.C947] &amp; &quot;[/b]: [sup]&quot; &amp; [Numbers.F94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8] &gt; 0; &quot;[b]&quot; &amp; [Numbers.B948] &amp; &quot;. &quot; &amp; &quot;[url=&quot; &amp; [Numbers.E948] &amp; &quot;]&quot; &amp; [Numbers.D948] &amp; &quot;[/url][/b]&quot; &amp;  &quot; [[b]&quot; &amp; [Numbers.C948] &amp; &quot;[/b]: [sup]&quot; &amp; [Numbers.F94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9] &gt; 0; &quot;[b]&quot; &amp; [Numbers.B949] &amp; &quot;. &quot; &amp; &quot;[url=&quot; &amp; [Numbers.E949] &amp; &quot;]&quot; &amp; [Numbers.D949] &amp; &quot;[/url][/b]&quot; &amp;  &quot; [[b]&quot; &amp; [Numbers.C949] &amp; &quot;[/b]: [sup]&quot; &amp; [Numbers.F94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0] &gt; 0; &quot;[b]&quot; &amp; [Numbers.B950] &amp; &quot;. &quot; &amp; &quot;[url=&quot; &amp; [Numbers.E950] &amp; &quot;]&quot; &amp; [Numbers.D950] &amp; &quot;[/url][/b]&quot; &amp;  &quot; [[b]&quot; &amp; [Numbers.C950] &amp; &quot;[/b]: [sup]&quot; &amp; [Numbers.F95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1] &gt; 0; &quot;[b]&quot; &amp; [Numbers.B951] &amp; &quot;. &quot; &amp; &quot;[url=&quot; &amp; [Numbers.E951] &amp; &quot;]&quot; &amp; [Numbers.D951] &amp; &quot;[/url][/b]&quot; &amp;  &quot; [[b]&quot; &amp; [Numbers.C951] &amp; &quot;[/b]: [sup]&quot; &amp; [Numbers.F95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2] &gt; 0; &quot;[b]&quot; &amp; [Numbers.B952] &amp; &quot;. &quot; &amp; &quot;[url=&quot; &amp; [Numbers.E952] &amp; &quot;]&quot; &amp; [Numbers.D952] &amp; &quot;[/url][/b]&quot; &amp;  &quot; [[b]&quot; &amp; [Numbers.C952] &amp; &quot;[/b]: [sup]&quot; &amp; [Numbers.F95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3] &gt; 0; &quot;[b]&quot; &amp; [Numbers.B953] &amp; &quot;. &quot; &amp; &quot;[url=&quot; &amp; [Numbers.E953] &amp; &quot;]&quot; &amp; [Numbers.D953] &amp; &quot;[/url][/b]&quot; &amp;  &quot; [[b]&quot; &amp; [Numbers.C953] &amp; &quot;[/b]: [sup]&quot; &amp; [Numbers.F95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4] &gt; 0; &quot;[b]&quot; &amp; [Numbers.B954] &amp; &quot;. &quot; &amp; &quot;[url=&quot; &amp; [Numbers.E954] &amp; &quot;]&quot; &amp; [Numbers.D954] &amp; &quot;[/url][/b]&quot; &amp;  &quot; [[b]&quot; &amp; [Numbers.C954] &amp; &quot;[/b]: [sup]&quot; &amp; [Numbers.F95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5] &gt; 0; &quot;[b]&quot; &amp; [Numbers.B955] &amp; &quot;. &quot; &amp; &quot;[url=&quot; &amp; [Numbers.E955] &amp; &quot;]&quot; &amp; [Numbers.D955] &amp; &quot;[/url][/b]&quot; &amp;  &quot; [[b]&quot; &amp; [Numbers.C955] &amp; &quot;[/b]: [sup]&quot; &amp; [Numbers.F95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6] &gt; 0; &quot;[b]&quot; &amp; [Numbers.B956] &amp; &quot;. &quot; &amp; &quot;[url=&quot; &amp; [Numbers.E956] &amp; &quot;]&quot; &amp; [Numbers.D956] &amp; &quot;[/url][/b]&quot; &amp;  &quot; [[b]&quot; &amp; [Numbers.C956] &amp; &quot;[/b]: [sup]&quot; &amp; [Numbers.F95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7] &gt; 0; &quot;[b]&quot; &amp; [Numbers.B957] &amp; &quot;. &quot; &amp; &quot;[url=&quot; &amp; [Numbers.E957] &amp; &quot;]&quot; &amp; [Numbers.D957] &amp; &quot;[/url][/b]&quot; &amp;  &quot; [[b]&quot; &amp; [Numbers.C957] &amp; &quot;[/b]: [sup]&quot; &amp; [Numbers.F95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8] &gt; 0; &quot;[b]&quot; &amp; [Numbers.B958] &amp; &quot;. &quot; &amp; &quot;[url=&quot; &amp; [Numbers.E958] &amp; &quot;]&quot; &amp; [Numbers.D958] &amp; &quot;[/url][/b]&quot; &amp;  &quot; [[b]&quot; &amp; [Numbers.C958] &amp; &quot;[/b]: [sup]&quot; &amp; [Numbers.F95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9] &gt; 0; &quot;[b]&quot; &amp; [Numbers.B959] &amp; &quot;. &quot; &amp; &quot;[url=&quot; &amp; [Numbers.E959] &amp; &quot;]&quot; &amp; [Numbers.D959] &amp; &quot;[/url][/b]&quot; &amp;  &quot; [[b]&quot; &amp; [Numbers.C959] &amp; &quot;[/b]: [sup]&quot; &amp; [Numbers.F95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0] &gt; 0; &quot;[b]&quot; &amp; [Numbers.B960] &amp; &quot;. &quot; &amp; &quot;[url=&quot; &amp; [Numbers.E960] &amp; &quot;]&quot; &amp; [Numbers.D960] &amp; &quot;[/url][/b]&quot; &amp;  &quot; [[b]&quot; &amp; [Numbers.C960] &amp; &quot;[/b]: [sup]&quot; &amp; [Numbers.F96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1] &gt; 0; &quot;[b]&quot; &amp; [Numbers.B961] &amp; &quot;. &quot; &amp; &quot;[url=&quot; &amp; [Numbers.E961] &amp; &quot;]&quot; &amp; [Numbers.D961] &amp; &quot;[/url][/b]&quot; &amp;  &quot; [[b]&quot; &amp; [Numbers.C961] &amp; &quot;[/b]: [sup]&quot; &amp; [Numbers.F96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2] &gt; 0; &quot;[b]&quot; &amp; [Numbers.B962] &amp; &quot;. &quot; &amp; &quot;[url=&quot; &amp; [Numbers.E962] &amp; &quot;]&quot; &amp; [Numbers.D962] &amp; &quot;[/url][/b]&quot; &amp;  &quot; [[b]&quot; &amp; [Numbers.C962] &amp; &quot;[/b]: [sup]&quot; &amp; [Numbers.F96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3] &gt; 0; &quot;[b]&quot; &amp; [Numbers.B963] &amp; &quot;. &quot; &amp; &quot;[url=&quot; &amp; [Numbers.E963] &amp; &quot;]&quot; &amp; [Numbers.D963] &amp; &quot;[/url][/b]&quot; &amp;  &quot; [[b]&quot; &amp; [Numbers.C963] &amp; &quot;[/b]: [sup]&quot; &amp; [Numbers.F96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4] &gt; 0; &quot;[b]&quot; &amp; [Numbers.B964] &amp; &quot;. &quot; &amp; &quot;[url=&quot; &amp; [Numbers.E964] &amp; &quot;]&quot; &amp; [Numbers.D964] &amp; &quot;[/url][/b]&quot; &amp;  &quot; [[b]&quot; &amp; [Numbers.C964] &amp; &quot;[/b]: [sup]&quot; &amp; [Numbers.F96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5] &gt; 0; &quot;[b]&quot; &amp; [Numbers.B965] &amp; &quot;. &quot; &amp; &quot;[url=&quot; &amp; [Numbers.E965] &amp; &quot;]&quot; &amp; [Numbers.D965] &amp; &quot;[/url][/b]&quot; &amp;  &quot; [[b]&quot; &amp; [Numbers.C965] &amp; &quot;[/b]: [sup]&quot; &amp; [Numbers.F96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6] &gt; 0; &quot;[b]&quot; &amp; [Numbers.B966] &amp; &quot;. &quot; &amp; &quot;[url=&quot; &amp; [Numbers.E966] &amp; &quot;]&quot; &amp; [Numbers.D966] &amp; &quot;[/url][/b]&quot; &amp;  &quot; [[b]&quot; &amp; [Numbers.C966] &amp; &quot;[/b]: [sup]&quot; &amp; [Numbers.F96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7] &gt; 0; &quot;[b]&quot; &amp; [Numbers.B967] &amp; &quot;. &quot; &amp; &quot;[url=&quot; &amp; [Numbers.E967] &amp; &quot;]&quot; &amp; [Numbers.D967] &amp; &quot;[/url][/b]&quot; &amp;  &quot; [[b]&quot; &amp; [Numbers.C967] &amp; &quot;[/b]: [sup]&quot; &amp; [Numbers.F96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8] &gt; 0; &quot;[b]&quot; &amp; [Numbers.B968] &amp; &quot;. &quot; &amp; &quot;[url=&quot; &amp; [Numbers.E968] &amp; &quot;]&quot; &amp; [Numbers.D968] &amp; &quot;[/url][/b]&quot; &amp;  &quot; [[b]&quot; &amp; [Numbers.C968] &amp; &quot;[/b]: [sup]&quot; &amp; [Numbers.F9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9] &gt; 0; &quot;[b]&quot; &amp; [Numbers.B969] &amp; &quot;. &quot; &amp; &quot;[url=&quot; &amp; [Numbers.E969] &amp; &quot;]&quot; &amp; [Numbers.D969] &amp; &quot;[/url][/b]&quot; &amp;  &quot; [[b]&quot; &amp; [Numbers.C969] &amp; &quot;[/b]: [sup]&quot; &amp; [Numbers.F9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0] &gt; 0; &quot;[b]&quot; &amp; [Numbers.B970] &amp; &quot;. &quot; &amp; &quot;[url=&quot; &amp; [Numbers.E970] &amp; &quot;]&quot; &amp; [Numbers.D970] &amp; &quot;[/url][/b]&quot; &amp;  &quot; [[b]&quot; &amp; [Numbers.C970] &amp; &quot;[/b]: [sup]&quot; &amp; [Numbers.F9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1] &gt; 0; &quot;[b]&quot; &amp; [Numbers.B971] &amp; &quot;. &quot; &amp; &quot;[url=&quot; &amp; [Numbers.E971] &amp; &quot;]&quot; &amp; [Numbers.D971] &amp; &quot;[/url][/b]&quot; &amp;  &quot; [[b]&quot; &amp; [Numbers.C971] &amp; &quot;[/b]: [sup]&quot; &amp; [Numbers.F9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2] &gt; 0; &quot;[b]&quot; &amp; [Numbers.B972] &amp; &quot;. &quot; &amp; &quot;[url=&quot; &amp; [Numbers.E972] &amp; &quot;]&quot; &amp; [Numbers.D972] &amp; &quot;[/url][/b]&quot; &amp;  &quot; [[b]&quot; &amp; [Numbers.C972] &amp; &quot;[/b]: [sup]&quot; &amp; [Numbers.F9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3] &gt; 0; &quot;[b]&quot; &amp; [Numbers.B973] &amp; &quot;. &quot; &amp; &quot;[url=&quot; &amp; [Numbers.E973] &amp; &quot;]&quot; &amp; [Numbers.D973] &amp; &quot;[/url][/b]&quot; &amp;  &quot; [[b]&quot; &amp; [Numbers.C973] &amp; &quot;[/b]: [sup]&quot; &amp; [Numbers.F9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4] &gt; 0; &quot;[b]&quot; &amp; [Numbers.B974] &amp; &quot;. &quot; &amp; &quot;[url=&quot; &amp; [Numbers.E974] &amp; &quot;]&quot; &amp; [Numbers.D974] &amp; &quot;[/url][/b]&quot; &amp;  &quot; [[b]&quot; &amp; [Numbers.C974] &amp; &quot;[/b]: [sup]&quot; &amp; [Numbers.F9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5] &gt; 0; &quot;[b]&quot; &amp; [Numbers.B975] &amp; &quot;. &quot; &amp; &quot;[url=&quot; &amp; [Numbers.E975] &amp; &quot;]&quot; &amp; [Numbers.D975] &amp; &quot;[/url][/b]&quot; &amp;  &quot; [[b]&quot; &amp; [Numbers.C975] &amp; &quot;[/b]: [sup]&quot; &amp; [Numbers.F9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6] &gt; 0; &quot;[b]&quot; &amp; [Numbers.B976] &amp; &quot;. &quot; &amp; &quot;[url=&quot; &amp; [Numbers.E976] &amp; &quot;]&quot; &amp; [Numbers.D976] &amp; &quot;[/url][/b]&quot; &amp;  &quot; [[b]&quot; &amp; [Numbers.C976] &amp; &quot;[/b]: [sup]&quot; &amp; [Numbers.F9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7] &gt; 0; &quot;[b]&quot; &amp; [Numbers.B977] &amp; &quot;. &quot; &amp; &quot;[url=&quot; &amp; [Numbers.E977] &amp; &quot;]&quot; &amp; [Numbers.D977] &amp; &quot;[/url][/b]&quot; &amp;  &quot; [[b]&quot; &amp; [Numbers.C977] &amp; &quot;[/b]: [sup]&quot; &amp; [Numbers.F9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8] &gt; 0; &quot;[b]&quot; &amp; [Numbers.B978] &amp; &quot;. &quot; &amp; &quot;[url=&quot; &amp; [Numbers.E978] &amp; &quot;]&quot; &amp; [Numbers.D978] &amp; &quot;[/url][/b]&quot; &amp;  &quot; [[b]&quot; &amp; [Numbers.C978] &amp; &quot;[/b]: [sup]&quot; &amp; [Numbers.F9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9] &gt; 0; &quot;[b]&quot; &amp; [Numbers.B979] &amp; &quot;. &quot; &amp; &quot;[url=&quot; &amp; [Numbers.E979] &amp; &quot;]&quot; &amp; [Numbers.D979] &amp; &quot;[/url][/b]&quot; &amp;  &quot; [[b]&quot; &amp; [Numbers.C979] &amp; &quot;[/b]: [sup]&quot; &amp; [Numbers.F9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0] &gt; 0; &quot;[b]&quot; &amp; [Numbers.B980] &amp; &quot;. &quot; &amp; &quot;[url=&quot; &amp; [Numbers.E980] &amp; &quot;]&quot; &amp; [Numbers.D980] &amp; &quot;[/url][/b]&quot; &amp;  &quot; [[b]&quot; &amp; [Numbers.C980] &amp; &quot;[/b]: [sup]&quot; &amp; [Numbers.F9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1] &gt; 0; &quot;[b]&quot; &amp; [Numbers.B981] &amp; &quot;. &quot; &amp; &quot;[url=&quot; &amp; [Numbers.E981] &amp; &quot;]&quot; &amp; [Numbers.D981] &amp; &quot;[/url][/b]&quot; &amp;  &quot; [[b]&quot; &amp; [Numbers.C981] &amp; &quot;[/b]: [sup]&quot; &amp; [Numbers.F9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2] &gt; 0; &quot;[b]&quot; &amp; [Numbers.B982] &amp; &quot;. &quot; &amp; &quot;[url=&quot; &amp; [Numbers.E982] &amp; &quot;]&quot; &amp; [Numbers.D982] &amp; &quot;[/url][/b]&quot; &amp;  &quot; [[b]&quot; &amp; [Numbers.C982] &amp; &quot;[/b]: [sup]&quot; &amp; [Numbers.F9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3] &gt; 0; &quot;[b]&quot; &amp; [Numbers.B983] &amp; &quot;. &quot; &amp; &quot;[url=&quot; &amp; [Numbers.E983] &amp; &quot;]&quot; &amp; [Numbers.D983] &amp; &quot;[/url][/b]&quot; &amp;  &quot; [[b]&quot; &amp; [Numbers.C983] &amp; &quot;[/b]: [sup]&quot; &amp; [Numbers.F9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4] &gt; 0; &quot;[b]&quot; &amp; [Numbers.B984] &amp; &quot;. &quot; &amp; &quot;[url=&quot; &amp; [Numbers.E984] &amp; &quot;]&quot; &amp; [Numbers.D984] &amp; &quot;[/url][/b]&quot; &amp;  &quot; [[b]&quot; &amp; [Numbers.C984] &amp; &quot;[/b]: [sup]&quot; &amp; [Numbers.F9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5] &gt; 0; &quot;[b]&quot; &amp; [Numbers.B985] &amp; &quot;. &quot; &amp; &quot;[url=&quot; &amp; [Numbers.E985] &amp; &quot;]&quot; &amp; [Numbers.D985] &amp; &quot;[/url][/b]&quot; &amp;  &quot; [[b]&quot; &amp; [Numbers.C985] &amp; &quot;[/b]: [sup]&quot; &amp; [Numbers.F9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6] &gt; 0; &quot;[b]&quot; &amp; [Numbers.B986] &amp; &quot;. &quot; &amp; &quot;[url=&quot; &amp; [Numbers.E986] &amp; &quot;]&quot; &amp; [Numbers.D986] &amp; &quot;[/url][/b]&quot; &amp;  &quot; [[b]&quot; &amp; [Numbers.C986] &amp; &quot;[/b]: [sup]&quot; &amp; [Numbers.F9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7] &gt; 0; &quot;[b]&quot; &amp; [Numbers.B987] &amp; &quot;. &quot; &amp; &quot;[url=&quot; &amp; [Numbers.E987] &amp; &quot;]&quot; &amp; [Numbers.D987] &amp; &quot;[/url][/b]&quot; &amp;  &quot; [[b]&quot; &amp; [Numbers.C987] &amp; &quot;[/b]: [sup]&quot; &amp; [Numbers.F9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8] &gt; 0; &quot;[b]&quot; &amp; [Numbers.B988] &amp; &quot;. &quot; &amp; &quot;[url=&quot; &amp; [Numbers.E988] &amp; &quot;]&quot; &amp; [Numbers.D988] &amp; &quot;[/url][/b]&quot; &amp;  &quot; [[b]&quot; &amp; [Numbers.C988] &amp; &quot;[/b]: [sup]&quot; &amp; [Numbers.F9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9] &gt; 0; &quot;[b]&quot; &amp; [Numbers.B989] &amp; &quot;. &quot; &amp; &quot;[url=&quot; &amp; [Numbers.E989] &amp; &quot;]&quot; &amp; [Numbers.D989] &amp; &quot;[/url][/b]&quot; &amp;  &quot; [[b]&quot; &amp; [Numbers.C989] &amp; &quot;[/b]: [sup]&quot; &amp; [Numbers.F9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0] &gt; 0; &quot;[b]&quot; &amp; [Numbers.B990] &amp; &quot;. &quot; &amp; &quot;[url=&quot; &amp; [Numbers.E990] &amp; &quot;]&quot; &amp; [Numbers.D990] &amp; &quot;[/url][/b]&quot; &amp;  &quot; [[b]&quot; &amp; [Numbers.C990] &amp; &quot;[/b]: [sup]&quot; &amp; [Numbers.F9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1] &gt; 0; &quot;[b]&quot; &amp; [Numbers.B991] &amp; &quot;. &quot; &amp; &quot;[url=&quot; &amp; [Numbers.E991] &amp; &quot;]&quot; &amp; [Numbers.D991] &amp; &quot;[/url][/b]&quot; &amp;  &quot; [[b]&quot; &amp; [Numbers.C991] &amp; &quot;[/b]: [sup]&quot; &amp; [Numbers.F9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2] &gt; 0; &quot;[b]&quot; &amp; [Numbers.B992] &amp; &quot;. &quot; &amp; &quot;[url=&quot; &amp; [Numbers.E992] &amp; &quot;]&quot; &amp; [Numbers.D992] &amp; &quot;[/url][/b]&quot; &amp;  &quot; [[b]&quot; &amp; [Numbers.C992] &amp; &quot;[/b]: [sup]&quot; &amp; [Numbers.F9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3] &gt; 0; &quot;[b]&quot; &amp; [Numbers.B993] &amp; &quot;. &quot; &amp; &quot;[url=&quot; &amp; [Numbers.E993] &amp; &quot;]&quot; &amp; [Numbers.D993] &amp; &quot;[/url][/b]&quot; &amp;  &quot; [[b]&quot; &amp; [Numbers.C993] &amp; &quot;[/b]: [sup]&quot; &amp; [Numbers.F9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4] &gt; 0; &quot;[b]&quot; &amp; [Numbers.B994] &amp; &quot;. &quot; &amp; &quot;[url=&quot; &amp; [Numbers.E994] &amp; &quot;]&quot; &amp; [Numbers.D994] &amp; &quot;[/url][/b]&quot; &amp;  &quot; [[b]&quot; &amp; [Numbers.C994] &amp; &quot;[/b]: [sup]&quot; &amp; [Numbers.F9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5] &gt; 0; &quot;[b]&quot; &amp; [Numbers.B995] &amp; &quot;. &quot; &amp; &quot;[url=&quot; &amp; [Numbers.E995] &amp; &quot;]&quot; &amp; [Numbers.D995] &amp; &quot;[/url][/b]&quot; &amp;  &quot; [[b]&quot; &amp; [Numbers.C995] &amp; &quot;[/b]: [sup]&quot; &amp; [Numbers.F9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6] &gt; 0; &quot;[b]&quot; &amp; [Numbers.B996] &amp; &quot;. &quot; &amp; &quot;[url=&quot; &amp; [Numbers.E996] &amp; &quot;]&quot; &amp; [Numbers.D996] &amp; &quot;[/url][/b]&quot; &amp;  &quot; [[b]&quot; &amp; [Numbers.C996] &amp; &quot;[/b]: [sup]&quot; &amp; [Numbers.F9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7] &gt; 0; &quot;[b]&quot; &amp; [Numbers.B997] &amp; &quot;. &quot; &amp; &quot;[url=&quot; &amp; [Numbers.E997] &amp; &quot;]&quot; &amp; [Numbers.D997] &amp; &quot;[/url][/b]&quot; &amp;  &quot; [[b]&quot; &amp; [Numbers.C997] &amp; &quot;[/b]: [sup]&quot; &amp; [Numbers.F9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8] &gt; 0; &quot;[b]&quot; &amp; [Numbers.B998] &amp; &quot;. &quot; &amp; &quot;[url=&quot; &amp; [Numbers.E998] &amp; &quot;]&quot; &amp; [Numbers.D998] &amp; &quot;[/url][/b]&quot; &amp;  &quot; [[b]&quot; &amp; [Numbers.C998] &amp; &quot;[/b]: [sup]&quot; &amp; [Numbers.F9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9] &gt; 0; &quot;[b]&quot; &amp; [Numbers.B999] &amp; &quot;. &quot; &amp; &quot;[url=&quot; &amp; [Numbers.E999] &amp; &quot;]&quot; &amp; [Numbers.D999] &amp; &quot;[/url][/b]&quot; &amp;  &quot; [[b]&quot; &amp; [Numbers.C999] &amp; &quot;[/b]: [sup]&quot; &amp; [Numbers.F9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1000] &gt; 0; &quot;[b]&quot; &amp; [Numbers.B1000] &amp; &quot;. &quot; &amp; &quot;[url=&quot; &amp; [Numbers.E1000] &amp; &quot;]&quot; &amp; [Numbers.D1000] &amp; &quot;[/url][/b]&quot; &amp;  &quot; [[b]&quot; &amp; [Numbers.C1000] &amp; &quot;[/b]: [sup]&quot; &amp; [Numbers.F10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1001] &gt; 0; &quot;[b]&quot; &amp; [Numbers.B1001] &amp; &quot;. &quot; &amp; &quot;[url=&quot; &amp; [Numbers.E1001] &amp; &quot;]&quot; &amp; [Numbers.D1001] &amp; &quot;[/url][/b]&quot; &amp;  &quot; [[b]&quot; &amp; [Numbers.C1001] &amp; &quot;[/b]: [sup]&quot; &amp; [Numbers.F10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1002] &gt; 0; &quot;[b]&quot; &amp; [Numbers.B1002] &amp; &quot;. &quot; &amp; &quot;[url=&quot; &amp; [Numbers.E1002] &amp; &quot;]&quot; &amp; [Numbers.D1002] &amp; &quot;[/url][/b]&quot; &amp;  &quot; [[b]&quot; &amp; [Numbers.C1002] &amp; &quot;[/b]: [sup]&quot; &amp; [Numbers.F10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1003] &gt; 0; &quot;[b]&quot; &amp; [Numbers.B1003] &amp; &quot;. &quot; &amp; &quot;[url=&quot; &amp; [Numbers.E1003] &amp; &quot;]&quot; &amp; [Numbers.D1003] &amp; &quot;[/url][/b]&quot; &amp;  &quot; [[b]&quot; &amp; [Numbers.C1003] &amp; &quot;[/b]: [sup]&quot; &amp; [Numbers.F1003] &amp; &quot;[/sup]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.00.0000</text:date>, <text:time style:data-style-name="N2" text:time-value="22:19:13.0952547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0-09-17T22:22:19.264142365</dc:date>
    <meta:editing-duration>P4DT12H11M1S</meta:editing-duration>
    <meta:editing-cycles>307</meta:editing-cycles>
    <meta:generator>LibreOffice/6.1.5.2$Linux_X86_64 LibreOffice_project/10$Build-2</meta:generator>
    <meta:document-statistic meta:table-count="2" meta:cell-count="5455" meta:object-count="0"/>
  </office:meta>
</office:document-meta>
</file>